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95mm"/>
    </style:style>
    <style:style style:name="co2" style:family="table-column">
      <style:table-column-properties fo:break-before="auto" style:column-width="26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Formulierreacties_20_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1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Formulierreacties 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1"/>
        <table:table-column table:style-name="co2" table:number-columns-repeated="253" table:default-cell-style-name="Default"/>
        <table:table-row table:style-name="ro1">
          <table:table-cell table:style-name="ce1" office:value-type="string" calcext:value-type="string">
            <text:p>Tijdstemp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awData</text:p>
          </table:table-cell>
          <table:table-cell table:number-columns-repeated="253"/>
        </table:table-row>
        <table:table-row table:style-name="ro1">
          <table:table-cell office:value-type="date" office:date-value="2016-01-23T12:55:26" calcext:value-type="date">
            <text:p>1/23/2016 12:55:2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"102",0,0,"pre","http://www.sandervandecruys.be/onlineExp/mooneyTD/img/tt/148tt.jpg","hond",5391]["102",1,0,"pre","http://www.sandervandecruys.be/onlineExp/mooneyTD/img/tt/045tt.jpg","man",7805]["102",2,0,"pre","http://www.sandervandecruys.be/onlineExp/mooneyTD/img/tt/728tt.jpg","vrouw",7894]["102",3,0,"pre","http://www.sandervandecruys.be/onlineExp/mooneyTD/img/tt/609tt.jpg","hond",7165]["102",4,0,"pre","http://www.sandervandecruys.be/onlineExp/mooneyTD/img/tt/859tt.jpg","strand",5215]["102",5,0,"pre","http://www.sandervandecruys.be/onlineExp/mooneyTD/img/tt/864tt.jpg","meeuw",5526]["102",6,0,"pre","http://www.sandervandecruys.be/onlineExp/mooneyTD/img/tt/871tt.jpg","hond",13763]["102",7,0,"pre","http://www.sandervandecruys.be/onlineExp/mooneyTD/img/tt/676tt.jpg","trein",3202]["102",8,0,"pre","http://www.sandervandecruys.be/onlineExp/mooneyTD/img/tt/127tt.jpg","huisje",3581]["102",9,0,"pre","http://www.sandervandecruys.be/onlineExp/mooneyTD/img/tt/404tt.jpg","wesp",5292]["102",0,0,"post","http://www.sandervandecruys.be/onlineExp/mooneyTD/img/tt/148tt.jpg","hond",2860]["102",1,0,"post","http://www.sandervandecruys.be/onlineExp/mooneyTD/img/tt/859tt.jpg","kangoerooe",3087]["102",2,0,"post","http://www.sandervandecruys.be/onlineExp/mooneyTD/img/tt/127tt.jpg","huisje",2573]["102",3,0,"post","http://www.sandervandecruys.be/onlineExp/mooneyTD/img/tt/728tt.jpg","uil",4430]["102",4,0,"post","http://www.sandervandecruys.be/onlineExp/mooneyTD/img/tt/871tt.jpg","kameleon",9403]["102",5,0,"post","http://www.sandervandecruys.be/onlineExp/mooneyTD/img/tt/864tt.jpg","parasol",4410]["102",6,0,"post","http://www.sandervandecruys.be/onlineExp/mooneyTD/img/tt/045tt.jpg","kameleon",4328]["102",7,0,"post","http://www.sandervandecruys.be/onlineExp/mooneyTD/img/tt/676tt.jpg","kikker",12646]["102",8,0,"post","http://www.sandervandecruys.be/onlineExp/mooneyTD/img/tt/404tt.jpg","kikker",8202]["102",9,0,"post","http://www.sandervandecruys.be/onlineExp/mooneyTD/img/tt/609tt.jpg","tijger",4446]["102",0,1,"pre","http://www.sandervandecruys.be/onlineExp/mooneyTD/img/tt/006tt.jpg","spinnenweb",16569]["102",1,1,"pre","http://www.sandervandecruys.be/onlineExp/mooneyTD/img/tt/745tt.jpg","zaag",4781]["102",2,1,"pre","http://www.sandervandecruys.be/onlineExp/mooneyTD/img/tt/691tt.jpg","tijgertje",7336]["102",3,1,"pre","http://www.sandervandecruys.be/onlineExp/mooneyTD/img/tt/872tt.jpg","vlinder",7388]["102",4,1,"pre","http://www.sandervandecruys.be/onlineExp/mooneyTD/img/tt/013tt.jpg","tijger",3109]["102",5,1,"pre","http://www.sandervandecruys.be/onlineExp/mooneyTD/img/tt/015tt.jpg","gorilla",2686]["102",6,1,"pre","http://www.sandervandecruys.be/onlineExp/mooneyTD/img/tt/559tt.jpg","poes",5232]["102",7,1,"pre","http://www.sandervandecruys.be/onlineExp/mooneyTD/img/tt/017tt.jpg","vlinder",4880]["102",8,1,"pre","http://www.sandervandecruys.be/onlineExp/mooneyTD/img/tt/533tt.jpg","beer",6798]["102",9,1,"pre","http://www.sandervandecruys.be/onlineExp/mooneyTD/img/tt/655tt.jpg","stier",7651]["102",0,1,"post","http://www.sandervandecruys.be/onlineExp/mooneyTD/img/tt/691tt.jpg","tijger",5422]["102",1,1,"post","http://www.sandervandecruys.be/onlineExp/mooneyTD/img/tt/015tt.jpg","leeuw",2511]["102",2,1,"post","http://www.sandervandecruys.be/onlineExp/mooneyTD/img/tt/559tt.jpg","tijger",2172]["102",3,1,"post","http://www.sandervandecruys.be/onlineExp/mooneyTD/img/tt/745tt.jpg","piano",2770]["102",4,1,"post","http://www.sandervandecruys.be/onlineExp/mooneyTD/img/tt/013tt.jpg","tijger",2650]["102",5,1,"post","http://www.sandervandecruys.be/onlineExp/mooneyTD/img/tt/017tt.jpg","ananas",3268]["102",6,1,"post","http://www.sandervandecruys.be/onlineExp/mooneyTD/img/tt/006tt.jpg","kwal",2438]["102",7,1,"post","http://www.sandervandecruys.be/onlineExp/mooneyTD/img/tt/533tt.jpg","vlinder",7193]["102",8,1,"post","http://www.sandervandecruys.be/onlineExp/mooneyTD/img/tt/655tt.jpg","ezels",2402]["102",9,1,"post","http://www.sandervandecruys.be/onlineExp/mooneyTD/img/tt/872tt.jpg","vlinder",2406]["102",0,2,"pre","http://www.sandervandecruys.be/onlineExp/mooneyTD/img/tt/873tt.jpg","olifant",3117]["102",1,2,"pre","http://www.sandervandecruys.be/onlineExp/mooneyTD/img/tt/738tt.jpg","vlinder",5342]["102",2,2,"pre","http://www.sandervandecruys.be/onlineExp/mooneyTD/img/tt/792tt.jpg","ananas",2346]["102",3,2,"pre","http://www.sandervandecruys.be/onlineExp/mooneyTD/img/tt/593tt.jpg","tijger",8155]["102",4,2,"pre","http://www.sandervandecruys.be/onlineExp/mooneyTD/img/tt/608tt.jpg","aap",2106]["102",5,2,"pre","http://www.sandervandecruys.be/onlineExp/mooneyTD/img/tt/853tt.jpg","pinguin",7973]["102",6,2,"pre","http://www.sandervandecruys.be/onlineExp/mooneyTD/img/tt/863tt.jpg","leeuw",10122]["102",7,2,"pre","http://www.sandervandecruys.be/onlineExp/mooneyTD/img/tt/184tt.jpg","vogel",6643]["102",8,2,"pre","http://www.sandervandecruys.be/onlineExp/mooneyTD/img/tt/874tt.jpg","molen",12303]["102",9,2,"pre","http://www.sandervandecruys.be/onlineExp/mooneyTD/img/tt/595tt.jpg","vlinder",14278]["102",0,2,"post","http://www.sandervandecruys.be/onlineExp/mooneyTD/img/tt/874tt.jpg","man",7586]["102",1,2,"post","http://www.sandervandecruys.be/onlineExp/mooneyTD/img/tt/738tt.jpg","paprika",2928]["102",2,2,"post","http://www.sandervandecruys.be/onlineExp/mooneyTD/img/tt/792tt.jpg","ananas",2484]["102",3,2,"post","http://www.sandervandecruys.be/onlineExp/mooneyTD/img/tt/853tt.jpg","orka",2674]["102",4,2,"post","http://www.sandervandecruys.be/onlineExp/mooneyTD/img/tt/608tt.jpg","vrouw",4599]["102",5,2,"post","http://www.sandervandecruys.be/onlineExp/mooneyTD/img/tt/873tt.jpg","olifant",3214]["102",6,2,"post","http://www.sandervandecruys.be/onlineExp/mooneyTD/img/tt/595tt.jpg","orka",1914]["102",7,2,"post","http://www.sandervandecruys.be/onlineExp/mooneyTD/img/tt/184tt.jpg","vork",2236]["102",8,2,"post","http://www.sandervandecruys.be/onlineExp/mooneyTD/img/tt/593tt.jpg","vrouw",3699]["102",9,2,"post","http://www.sandervandecruys.be/onlineExp/mooneyTD/img/tt/863tt.jpg","fluitje",10404]["102",0,3,"pre","http://www.sandervandecruys.be/onlineExp/mooneyTD/img/tt/062tt.jpg","tijger",3277]["102",1,3,"pre","http://www.sandervandecruys.be/onlineExp/mooneyTD/img/tt/623tt.jpg","man",2691]["102",2,3,"pre","http://www.sandervandecruys.be/onlineExp/mooneyTD/img/tt/560tt.jpg","ei",4332]["102",3,3,"pre","http://www.sandervandecruys.be/onlineExp/mooneyTD/img/tt/001tt.jpg","stad",3551]["102",4,3,"pre","http://www.sandervandecruys.be/onlineExp/mooneyTD/img/tt/273tt.jpg","poes",13596]["102",5,3,"pre","http://www.sandervandecruys.be/onlineExp/mooneyTD/img/tt/558tt.jpg","slang",2830]["102",6,3,"pre","http://www.sandervandecruys.be/onlineExp/mooneyTD/img/tt/729tt.jpg","uil",1783]["102",7,3,"pre","http://www.sandervandecruys.be/onlineExp/mooneyTD/img/tt/683tt.jpg","aap",2121]["102",8,3,"pre","http://www.sandervandecruys.be/onlineExp/mooneyTD/img/tt/858tt.jpg","skater",2747]["102",9,3,"pre","http://www.sandervandecruys.be/onlineExp/mooneyTD/img/tt/643tt.jpg","skateboard",6899]["102",0,3,"post","http://www.sandervandecruys.be/onlineExp/mooneyTD/img/tt/643tt.jpg","akketas",3949]["102",1,3,"post","http://www.sandervandecruys.be/onlineExp/mooneyTD/img/tt/001tt.jpg","brommer",3148]["102",2,3,"post","http://www.sandervandecruys.be/onlineExp/mooneyTD/img/tt/683tt.jpg","koala",2031]["102",3,3,"post","http://www.sandervandecruys.be/onlineExp/mooneyTD/img/tt/273tt.jpg","kameleon",3069]["102",4,3,"post","http://www.sandervandecruys.be/onlineExp/mooneyTD/img/tt/858tt.jpg","ski-springer",12313]["102",5,3,"post","http://www.sandervandecruys.be/onlineExp/mooneyTD/img/tt/623tt.jpg","kameleon",12873]["102",6,3,"post","http://www.sandervandecruys.be/onlineExp/mooneyTD/img/tt/560tt.jpg","kameleon",2638]["102",7,3,"post","http://www.sandervandecruys.be/onlineExp/mooneyTD/img/tt/558tt.jpg","slang",3907]["102",8,3,"post","http://www.sandervandecruys.be/onlineExp/mooneyTD/img/tt/729tt.jpg","uil",1650]["102",9,3,"post","http://www.sandervandecruys.be/onlineExp/mooneyTD/img/tt/062tt.jpg","hond",1809]["102",0,4,"pre","http://www.sandervandecruys.be/onlineExp/mooneyTD/img/tt/573tt.jpg","trein",2685]["102",1,4,"pre","http://www.sandervandecruys.be/onlineExp/mooneyTD/img/tt/292tt.jpg","uil",2195]["102",2,4,"pre","http://www.sandervandecruys.be/onlineExp/mooneyTD/img/tt/021tt.jpg","uil",2033]["102",3,4,"pre","http://www.sandervandecruys.be/onlineExp/mooneyTD/img/tt/025tt.jpg","konijn",2237]["102",4,4,"pre","http://www.sandervandecruys.be/onlineExp/mooneyTD/img/tt/039tt.jpg","vlinder",3904]["102",5,4,"pre","http://www.sandervandecruys.be/onlineExp/mooneyTD/img/tt/721tt.jpg","koe",4222]["102",6,4,"pre","http://www.sandervandecruys.be/onlineExp/mooneyTD/img/tt/823tt.jpg","koala",1950]["102",7,4,"pre","http://www.sandervandecruys.be/onlineExp/mooneyTD/img/tt/003tt.jpg","slang",2117]["102",8,4,"pre","http://www.sandervandecruys.be/onlineExp/mooneyTD/img/tt/576tt.jpg","platenspeler",7126]["102",9,4,"pre","http://www.sandervandecruys.be/onlineExp/mooneyTD/img/tt/812tt.jpg","egel",7919]["102",0,4,"post","http://www.sandervandecruys.be/onlineExp/mooneyTD/img/tt/573tt.jpg","trein",2443]["102",1,4,"post","http://www.sandervandecruys.be/onlineExp/mooneyTD/img/tt/039tt.jpg","vlinder",2821]["102",2,4,"post","http://www.sandervandecruys.be/onlineExp/mooneyTD/img/tt/292tt.jpg","vleermuis",6067]["102",3,4,"post","http://www.sandervandecruys.be/onlineExp/mooneyTD/img/tt/823tt.jpg","koala",1977]["102",4,4,"post","http://www.sandervandecruys.be/onlineExp/mooneyTD/img/tt/721tt.jpg","citroen",3023]["102",5,4,"post","http://www.sandervandecruys.be/onlineExp/mooneyTD/img/tt/812tt.jpg","spin",2602]["102",6,4,"post","http://www.sandervandecruys.be/onlineExp/mooneyTD/img/tt/576tt.jpg","trompet",3132]["102",7,4,"post","http://www.sandervandecruys.be/onlineExp/mooneyTD/img/tt/025tt.jpg","konijn",2282]["102",8,4,"post","http://www.sandervandecruys.be/onlineExp/mooneyTD/img/tt/021tt.jpg","poes",1532]["102",9,4,"post","http://www.sandervandecruys.be/onlineExp/mooneyTD/img/tt/003tt.jpg","slang",1948]["102",0,5,"pre","http://www.sandervandecruys.be/onlineExp/mooneyTD/img/tt/005tt.jpg","toilet",3013]["102",1,5,"pre","http://www.sandervandecruys.be/onlineExp/mooneyTD/img/tt/192tt.jpg","arend",2964]["102",2,5,"pre","http://www.sandervandecruys.be/onlineExp/mooneyTD/img/tt/429tt.jpg","sprinkhaan",6263]["102",3,5,"pre","http://www.sandervandecruys.be/onlineExp/mooneyTD/img/tt/661tt.jpg","slang",8762]["102",4,5,"pre","http://www.sandervandecruys.be/onlineExp/mooneyTD/img/tt/556tt.jpg","parking",6158]["102",5,5,"pre","http://www.sandervandecruys.be/onlineExp/mooneyTD/img/tt/018tt.jpg","roos",2582]["102",6,5,"pre","http://www.sandervandecruys.be/onlineExp/mooneyTD/img/tt/030tt.jpg","appelsien",2874]["102",7,5,"pre","http://www.sandervandecruys.be/onlineExp/mooneyTD/img/tt/562tt.jpg","zaag",1928]["102",8,5,"pre","http://www.sandervandecruys.be/onlineExp/mooneyTD/img/tt/400tt.jpg","tang",3797]["102",9,5,"pre","http://www.sandervandecruys.be/onlineExp/mooneyTD/img/tt/007tt.jpg","piano",2083]["102",0,5,"post","http://www.sandervandecruys.be/onlineExp/mooneyTD/img/tt/192tt.jpg","poes",1861]["102",1,5,"post","http://www.sandervandecruys.be/onlineExp/mooneyTD/img/tt/018tt.jpg","roos",1493]["102",2,5,"post","http://www.sandervandecruys.be/onlineExp/mooneyTD/img/tt/661tt.jpg","eend",3957]["102",3,5,"post","http://www.sandervandecruys.be/onlineExp/mooneyTD/img/tt/562tt.jpg","zaag",6979]["102",4,5,"post","http://www.sandervandecruys.be/onlineExp/mooneyTD/img/tt/007tt.jpg","piano",1642]["102",5,5,"post","http://www.sandervandecruys.be/onlineExp/mooneyTD/img/tt/030tt.jpg","appelsien",2111]["102",6,5,"post","http://www.sandervandecruys.be/onlineExp/mooneyTD/img/tt/556tt.jpg","horloge",3107]["102",7,5,"post","http://www.sandervandecruys.be/onlineExp/mooneyTD/img/tt/429tt.jpg","slang",15184]["102",8,5,"post","http://www.sandervandecruys.be/onlineExp/mooneyTD/img/tt/400tt.jpg","tang",1541]["102",9,5,"post","http://www.sandervandecruys.be/onlineExp/mooneyTD/img/tt/005tt.jpg","toilet",2311]</text:p>
          </table:table-cell>
          <table:table-cell table:number-columns-repeated="253"/>
        </table:table-row>
        <table:table-row table:style-name="ro1">
          <table:table-cell office:value-type="date" office:date-value="2016-01-23T16:24:58" calcext:value-type="date">
            <text:p>1/23/2016 16:24:5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["103",0,0,"pre","http://www.sandervandecruys.be/onlineExp/mooneyTD/img/tt/400tt.jpg","kniptang",2753]["103",1,0,"pre","http://www.sandervandecruys.be/onlineExp/mooneyTD/img/tt/721tt.jpg","dier",2212]["103",2,0,"pre","http://www.sandervandecruys.be/onlineExp/mooneyTD/img/tt/691tt.jpg","bos",863]["103",3,0,"pre","http://www.sandervandecruys.be/onlineExp/mooneyTD/img/tt/533tt.jpg","boom",2984]["103",4,0,"pre","http://www.sandervandecruys.be/onlineExp/mooneyTD/img/tt/738tt.jpg","appel",3060]["103",5,0,"pre","http://www.sandervandecruys.be/onlineExp/mooneyTD/img/tt/429tt.jpg","vogel",2220]["103",6,0,"pre","http://www.sandervandecruys.be/onlineExp/mooneyTD/img/tt/001tt.jpg","motor",3764]["103",7,0,"pre","http://www.sandervandecruys.be/onlineExp/mooneyTD/img/tt/148tt.jpg","persoon",5099]["103",8,0,"pre","http://www.sandervandecruys.be/onlineExp/mooneyTD/img/tt/872tt.jpg","gras",2362]["103",9,0,"pre","http://www.sandervandecruys.be/onlineExp/mooneyTD/img/tt/559tt.jpg","motor",1252]["103",0,0,"post","http://www.sandervandecruys.be/onlineExp/mooneyTD/img/tt/872tt.jpg","vlinder",1338]["103",1,0,"post","http://www.sandervandecruys.be/onlineExp/mooneyTD/img/tt/691tt.jpg","insect",3680]["103",2,0,"post","http://www.sandervandecruys.be/onlineExp/mooneyTD/img/tt/559tt.jpg","motor",1390]["103",3,0,"post","http://www.sandervandecruys.be/onlineExp/mooneyTD/img/tt/721tt.jpg","dier",2517]["103",4,0,"post","http://www.sandervandecruys.be/onlineExp/mooneyTD/img/tt/400tt.jpg","kniptang",2081]["103",5,0,"post","http://www.sandervandecruys.be/onlineExp/mooneyTD/img/tt/738tt.jpg","appel",1135]["103",6,0,"post","http://www.sandervandecruys.be/onlineExp/mooneyTD/img/tt/001tt.jpg","stad",2551]["103",7,0,"post","http://www.sandervandecruys.be/onlineExp/mooneyTD/img/tt/429tt.jpg","slang",1366]["103",8,0,"post","http://www.sandervandecruys.be/onlineExp/mooneyTD/img/tt/148tt.jpg","vlieg",1795]["103",9,0,"post","http://www.sandervandecruys.be/onlineExp/mooneyTD/img/tt/533tt.jpg","vlinder",2018]["103",0,1,"pre","http://www.sandervandecruys.be/onlineExp/mooneyTD/img/tt/018tt.jpg","appel",3030]["103",1,1,"pre","http://www.sandervandecruys.be/onlineExp/mooneyTD/img/tt/062tt.jpg","hond",2082]["103",2,1,"pre","http://www.sandervandecruys.be/onlineExp/mooneyTD/img/tt/643tt.jpg","boekentas",1956]["103",3,1,"pre","http://www.sandervandecruys.be/onlineExp/mooneyTD/img/tt/006tt.jpg","spin",3048]["103",4,1,"pre","http://www.sandervandecruys.be/onlineExp/mooneyTD/img/tt/623tt.jpg","weg",1289]["103",5,1,"pre","http://www.sandervandecruys.be/onlineExp/mooneyTD/img/tt/021tt.jpg","man",1846]["103",6,1,"pre","http://www.sandervandecruys.be/onlineExp/mooneyTD/img/tt/013tt.jpg","bos",2785]["103",7,1,"pre","http://www.sandervandecruys.be/onlineExp/mooneyTD/img/tt/560tt.jpg","bloemm",2164]["103",8,1,"pre","http://www.sandervandecruys.be/onlineExp/mooneyTD/img/tt/655tt.jpg","ezel",2167]["103",9,1,"pre","http://www.sandervandecruys.be/onlineExp/mooneyTD/img/tt/562tt.jpg","schoorsteen",7670]["103",0,1,"post","http://www.sandervandecruys.be/onlineExp/mooneyTD/img/tt/021tt.jpg","kikkers",5189]["103",1,1,"post","http://www.sandervandecruys.be/onlineExp/mooneyTD/img/tt/623tt.jpg","olifant",2188]["103",2,1,"post","http://www.sandervandecruys.be/onlineExp/mooneyTD/img/tt/018tt.jpg","appel",2053]["103",3,1,"post","http://www.sandervandecruys.be/onlineExp/mooneyTD/img/tt/006tt.jpg","kwal",1104]["103",4,1,"post","http://www.sandervandecruys.be/onlineExp/mooneyTD/img/tt/013tt.jpg","hond",4400]["103",5,1,"post","http://www.sandervandecruys.be/onlineExp/mooneyTD/img/tt/655tt.jpg","ezels",1404]["103",6,1,"post","http://www.sandervandecruys.be/onlineExp/mooneyTD/img/tt/562tt.jpg","bos",4518]["103",7,1,"post","http://www.sandervandecruys.be/onlineExp/mooneyTD/img/tt/643tt.jpg","aktetas",1745]["103",8,1,"post","http://www.sandervandecruys.be/onlineExp/mooneyTD/img/tt/062tt.jpg","beest",2004]["103",9,1,"post","http://www.sandervandecruys.be/onlineExp/mooneyTD/img/tt/560tt.jpg","paddestoel",2814]["103",0,2,"pre","http://www.sandervandecruys.be/onlineExp/mooneyTD/img/tt/573tt.jpg","bos",2395]["103",1,2,"pre","http://www.sandervandecruys.be/onlineExp/mooneyTD/img/tt/595tt.jpg","dier",1957]["103",2,2,"pre","http://www.sandervandecruys.be/onlineExp/mooneyTD/img/tt/874tt.jpg","weg",3305]["103",3,2,"pre","http://www.sandervandecruys.be/onlineExp/mooneyTD/img/tt/728tt.jpg","uil",1226]["103",4,2,"pre","http://www.sandervandecruys.be/onlineExp/mooneyTD/img/tt/184tt.jpg","vorken",1333]["103",5,2,"pre","http://www.sandervandecruys.be/onlineExp/mooneyTD/img/tt/676tt.jpg","huisje",2967]["103",6,2,"pre","http://www.sandervandecruys.be/onlineExp/mooneyTD/img/tt/661tt.jpg","pauw",1229]["103",7,2,"pre","http://www.sandervandecruys.be/onlineExp/mooneyTD/img/tt/558tt.jpg","zwaan",1892]["103",8,2,"pre","http://www.sandervandecruys.be/onlineExp/mooneyTD/img/tt/127tt.jpg","tractor",2137]["103",9,2,"pre","http://www.sandervandecruys.be/onlineExp/mooneyTD/img/tt/576tt.jpg","fiets",1534]["103",0,2,"post","http://www.sandervandecruys.be/onlineExp/mooneyTD/img/tt/127tt.jpg","tractor",1770]["103",1,2,"post","http://www.sandervandecruys.be/onlineExp/mooneyTD/img/tt/573tt.jpg","vorken",2237]["103",2,2,"post","http://www.sandervandecruys.be/onlineExp/mooneyTD/img/tt/874tt.jpg","walvis",2892]["103",3,2,"post","http://www.sandervandecruys.be/onlineExp/mooneyTD/img/tt/676tt.jpg","huisje",1463]["103",4,2,"post","http://www.sandervandecruys.be/onlineExp/mooneyTD/img/tt/661tt.jpg","eenden",1810]["103",5,2,"post","http://www.sandervandecruys.be/onlineExp/mooneyTD/img/tt/558tt.jpg","kikker",1648]["103",6,2,"post","http://www.sandervandecruys.be/onlineExp/mooneyTD/img/tt/595tt.jpg","walvis",1691]["103",7,2,"post","http://www.sandervandecruys.be/onlineExp/mooneyTD/img/tt/184tt.jpg","vorken",1021]["103",8,2,"post","http://www.sandervandecruys.be/onlineExp/mooneyTD/img/tt/576tt.jpg","?",2107]["103",9,2,"post","http://www.sandervandecruys.be/onlineExp/mooneyTD/img/tt/728tt.jpg","uil",1018]["103",0,3,"pre","http://www.sandervandecruys.be/onlineExp/mooneyTD/img/tt/859tt.jpg","veld",2791]["103",1,3,"pre","http://www.sandervandecruys.be/onlineExp/mooneyTD/img/tt/015tt.jpg","dier",1521]["103",2,3,"pre","http://www.sandervandecruys.be/onlineExp/mooneyTD/img/tt/192tt.jpg","pauw",1428]["103",3,3,"pre","http://www.sandervandecruys.be/onlineExp/mooneyTD/img/tt/593tt.jpg","huis",1929]["103",4,3,"pre","http://www.sandervandecruys.be/onlineExp/mooneyTD/img/tt/683tt.jpg","dier",1335]["103",5,3,"pre","http://www.sandervandecruys.be/onlineExp/mooneyTD/img/tt/609tt.jpg","uil",2481]["103",6,3,"pre","http://www.sandervandecruys.be/onlineExp/mooneyTD/img/tt/007tt.jpg","piano",1264]["103",7,3,"pre","http://www.sandervandecruys.be/onlineExp/mooneyTD/img/tt/025tt.jpg","dier",1403]["103",8,3,"pre","http://www.sandervandecruys.be/onlineExp/mooneyTD/img/tt/292tt.jpg","dier",2621]["103",9,3,"pre","http://www.sandervandecruys.be/onlineExp/mooneyTD/img/tt/823tt.jpg","bos",2040]["103",0,3,"post","http://www.sandervandecruys.be/onlineExp/mooneyTD/img/tt/823tt.jpg","koala",1633]["103",1,3,"post","http://www.sandervandecruys.be/onlineExp/mooneyTD/img/tt/015tt.jpg","leeuw",1074]["103",2,3,"post","http://www.sandervandecruys.be/onlineExp/mooneyTD/img/tt/007tt.jpg","piano",1595]["103",3,3,"post","http://www.sandervandecruys.be/onlineExp/mooneyTD/img/tt/859tt.jpg","gras",3059]["103",4,3,"post","http://www.sandervandecruys.be/onlineExp/mooneyTD/img/tt/292tt.jpg","dier",1473]["103",5,3,"post","http://www.sandervandecruys.be/onlineExp/mooneyTD/img/tt/025tt.jpg","dier",1160]["103",6,3,"post","http://www.sandervandecruys.be/onlineExp/mooneyTD/img/tt/683tt.jpg","koala",1562]["103",7,3,"post","http://www.sandervandecruys.be/onlineExp/mooneyTD/img/tt/192tt.jpg","pauw",3025]["103",8,3,"post","http://www.sandervandecruys.be/onlineExp/mooneyTD/img/tt/609tt.jpg","uil",1243]["103",9,3,"post","http://www.sandervandecruys.be/onlineExp/mooneyTD/img/tt/593tt.jpg","man",1767]["103",0,4,"pre","http://www.sandervandecruys.be/onlineExp/mooneyTD/img/tt/030tt.jpg","fototoestel",2832]["103",1,4,"pre","http://www.sandervandecruys.be/onlineExp/mooneyTD/img/tt/792tt.jpg","gras",1304]["103",2,4,"pre","http://www.sandervandecruys.be/onlineExp/mooneyTD/img/tt/608tt.jpg","man",774]["103",3,4,"pre","http://www.sandervandecruys.be/onlineExp/mooneyTD/img/tt/404tt.jpg","zak",1485]["103",4,4,"pre","http://www.sandervandecruys.be/onlineExp/mooneyTD/img/tt/556tt.jpg","parking",3599]["103",5,4,"pre","http://www.sandervandecruys.be/onlineExp/mooneyTD/img/tt/812tt.jpg","hoed",2774]["103",6,4,"pre","http://www.sandervandecruys.be/onlineExp/mooneyTD/img/tt/005tt.jpg","?",1533]["103",7,4,"pre","http://www.sandervandecruys.be/onlineExp/mooneyTD/img/tt/871tt.jpg","veld",1595]["103",8,4,"pre","http://www.sandervandecruys.be/onlineExp/mooneyTD/img/tt/273tt.jpg","man",1806]["103",9,4,"pre","http://www.sandervandecruys.be/onlineExp/mooneyTD/img/tt/003tt.jpg","krokodil",4617]["103",0,4,"post","http://www.sandervandecruys.be/onlineExp/mooneyTD/img/tt/608tt.jpg","veld",3287]["103",1,4,"post","http://www.sandervandecruys.be/onlineExp/mooneyTD/img/tt/556tt.jpg","horloge",4411]["103",2,4,"post","http://www.sandervandecruys.be/onlineExp/mooneyTD/img/tt/030tt.jpg","fototoestel",3649]["103",3,4,"post","http://www.sandervandecruys.be/onlineExp/mooneyTD/img/tt/812tt.jpg","man",1206]["103",4,4,"post","http://www.sandervandecruys.be/onlineExp/mooneyTD/img/tt/003tt.jpg","slang",1222]["103",5,4,"post","http://www.sandervandecruys.be/onlineExp/mooneyTD/img/tt/273tt.jpg","leguaan",2886]["103",6,4,"post","http://www.sandervandecruys.be/onlineExp/mooneyTD/img/tt/792tt.jpg","graan",3377]["103",7,4,"post","http://www.sandervandecruys.be/onlineExp/mooneyTD/img/tt/005tt.jpg","toilet",3126]["103",8,4,"post","http://www.sandervandecruys.be/onlineExp/mooneyTD/img/tt/404tt.jpg","persoon",1877]["103",9,4,"post","http://www.sandervandecruys.be/onlineExp/mooneyTD/img/tt/871tt.jpg","veld",1492]["103",0,5,"pre","http://www.sandervandecruys.be/onlineExp/mooneyTD/img/tt/745tt.jpg","nietjesmachien",4470]["103",1,5,"pre","http://www.sandervandecruys.be/onlineExp/mooneyTD/img/tt/873tt.jpg","mug",1806]["103",2,5,"pre","http://www.sandervandecruys.be/onlineExp/mooneyTD/img/tt/864tt.jpg","parasol",1962]["103",3,5,"pre","http://www.sandervandecruys.be/onlineExp/mooneyTD/img/tt/863tt.jpg","?",2319]["103",4,5,"pre","http://www.sandervandecruys.be/onlineExp/mooneyTD/img/tt/858tt.jpg","man",2512]["103",5,5,"pre","http://www.sandervandecruys.be/onlineExp/mooneyTD/img/tt/039tt.jpg","veld",1762]["103",6,5,"pre","http://www.sandervandecruys.be/onlineExp/mooneyTD/img/tt/729tt.jpg","uil",1112]["103",7,5,"pre","http://www.sandervandecruys.be/onlineExp/mooneyTD/img/tt/853tt.jpg","instrument",2071]["103",8,5,"pre","http://www.sandervandecruys.be/onlineExp/mooneyTD/img/tt/017tt.jpg","dier",1416]["103",9,5,"pre","http://www.sandervandecruys.be/onlineExp/mooneyTD/img/tt/045tt.jpg","man",3568]["103",0,5,"post","http://www.sandervandecruys.be/onlineExp/mooneyTD/img/tt/729tt.jpg","uilen",1799]["103",1,5,"post","http://www.sandervandecruys.be/onlineExp/mooneyTD/img/tt/039tt.jpg","dier",1341]["103",2,5,"post","http://www.sandervandecruys.be/onlineExp/mooneyTD/img/tt/017tt.jpg","dier",1150]["103",3,5,"post","http://www.sandervandecruys.be/onlineExp/mooneyTD/img/tt/045tt.jpg","leguaan",2057]["103",4,5,"post","http://www.sandervandecruys.be/onlineExp/mooneyTD/img/tt/863tt.jpg","piano",1362]["103",5,5,"post","http://www.sandervandecruys.be/onlineExp/mooneyTD/img/tt/745tt.jpg","piano",2360]["103",6,5,"post","http://www.sandervandecruys.be/onlineExp/mooneyTD/img/tt/858tt.jpg","man",1959]["103",7,5,"post","http://www.sandervandecruys.be/onlineExp/mooneyTD/img/tt/853tt.jpg","instrument",6652]["103",8,5,"post","http://www.sandervandecruys.be/onlineExp/mooneyTD/img/tt/873tt.jpg","dier",2254]["103",9,5,"post","http://www.sandervandecruys.be/onlineExp/mooneyTD/img/tt/864tt.jpg","parasol",1454]</text:p>
          </table:table-cell>
          <table:table-cell table:number-columns-repeated="253"/>
        </table:table-row>
        <table:table-row table:style-name="ro1">
          <table:table-cell office:value-type="date" office:date-value="2016-01-28T11:47:43" calcext:value-type="date">
            <text:p>1/28/2016 11:47: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"3",0,0,"pre","http://www.sandervandecruys.be/onlineExp/mooneyTD/img/tt/823tt.jpg","auto",18547]["3",1,0,"pre","http://www.sandervandecruys.be/onlineExp/mooneyTD/img/tt/729tt.jpg","banaan",8376]["3",2,0,"pre","http://www.sandervandecruys.be/onlineExp/mooneyTD/img/tt/006tt.jpg","vangnet",9515]["3",3,0,"pre","http://www.sandervandecruys.be/onlineExp/mooneyTD/img/tt/192tt.jpg","lucht",7291]["3",4,0,"pre","http://www.sandervandecruys.be/onlineExp/mooneyTD/img/tt/608tt.jpg","vrouwenlichaam",6012]["3",5,0,"pre","http://www.sandervandecruys.be/onlineExp/mooneyTD/img/tt/001tt.jpg","trein",2666]["3",6,0,"pre","http://www.sandervandecruys.be/onlineExp/mooneyTD/img/tt/560tt.jpg","lamp",2892]["3",7,0,"pre","http://www.sandervandecruys.be/onlineExp/mooneyTD/img/tt/683tt.jpg","basebalspeler",5676]["3",8,0,"pre","http://www.sandervandecruys.be/onlineExp/mooneyTD/img/tt/045tt.jpg","denker",5546]["3",9,0,"pre","http://www.sandervandecruys.be/onlineExp/mooneyTD/img/tt/691tt.jpg","drinker",2583]["3",0,0,"post","http://www.sandervandecruys.be/onlineExp/mooneyTD/img/tt/006tt.jpg","kwal",4298]["3",1,0,"post","http://www.sandervandecruys.be/onlineExp/mooneyTD/img/tt/683tt.jpg","koala",1819]["3",2,0,"post","http://www.sandervandecruys.be/onlineExp/mooneyTD/img/tt/823tt.jpg","koala",2956]["3",3,0,"post","http://www.sandervandecruys.be/onlineExp/mooneyTD/img/tt/608tt.jpg","indiër",9052]["3",4,0,"post","http://www.sandervandecruys.be/onlineExp/mooneyTD/img/tt/192tt.jpg","kattenhoofd",9884]["3",5,0,"post","http://www.sandervandecruys.be/onlineExp/mooneyTD/img/tt/560tt.jpg","paddestoel",5166]["3",6,0,"post","http://www.sandervandecruys.be/onlineExp/mooneyTD/img/tt/045tt.jpg","kwal",8731]["3",7,0,"post","http://www.sandervandecruys.be/onlineExp/mooneyTD/img/tt/729tt.jpg","motor",5292]["3",8,0,"post","http://www.sandervandecruys.be/onlineExp/mooneyTD/img/tt/691tt.jpg","koala",8988]["3",9,0,"post","http://www.sandervandecruys.be/onlineExp/mooneyTD/img/tt/001tt.jpg","motor",5836]["3",0,1,"pre","http://www.sandervandecruys.be/onlineExp/mooneyTD/img/tt/292tt.jpg","koala",3035]["3",1,1,"pre","http://www.sandervandecruys.be/onlineExp/mooneyTD/img/tt/039tt.jpg","lucht",6070]["3",2,1,"pre","http://www.sandervandecruys.be/onlineExp/mooneyTD/img/tt/021tt.jpg","zeewater",5969]["3",3,1,"pre","http://www.sandervandecruys.be/onlineExp/mooneyTD/img/tt/025tt.jpg","tijger",1852]["3",4,1,"pre","http://www.sandervandecruys.be/onlineExp/mooneyTD/img/tt/812tt.jpg","koala",5180]["3",5,1,"pre","http://www.sandervandecruys.be/onlineExp/mooneyTD/img/tt/745tt.jpg","zonnebank",6748]["3",6,1,"pre","http://www.sandervandecruys.be/onlineExp/mooneyTD/img/tt/655tt.jpg","paarden",2571]["3",7,1,"pre","http://www.sandervandecruys.be/onlineExp/mooneyTD/img/tt/533tt.jpg","kettingzaag",9291]["3",8,1,"pre","http://www.sandervandecruys.be/onlineExp/mooneyTD/img/tt/184tt.jpg","vorken",2419]["3",9,1,"pre","http://www.sandervandecruys.be/onlineExp/mooneyTD/img/tt/400tt.jpg","notenkraker",4016]["3",0,1,"post","http://www.sandervandecruys.be/onlineExp/mooneyTD/img/tt/655tt.jpg","ezels",2214]["3",1,1,"post","http://www.sandervandecruys.be/onlineExp/mooneyTD/img/tt/745tt.jpg","piano",2587]["3",2,1,"post","http://www.sandervandecruys.be/onlineExp/mooneyTD/img/tt/021tt.jpg","bloem",3147]["3",3,1,"post","http://www.sandervandecruys.be/onlineExp/mooneyTD/img/tt/039tt.jpg","bloem",2299]["3",4,1,"post","http://www.sandervandecruys.be/onlineExp/mooneyTD/img/tt/025tt.jpg","konijn",3660]["3",5,1,"post","http://www.sandervandecruys.be/onlineExp/mooneyTD/img/tt/812tt.jpg","kever",1484]["3",6,1,"post","http://www.sandervandecruys.be/onlineExp/mooneyTD/img/tt/292tt.jpg","bloem",1643]["3",7,1,"post","http://www.sandervandecruys.be/onlineExp/mooneyTD/img/tt/400tt.jpg","notenkraker",1917]["3",8,1,"post","http://www.sandervandecruys.be/onlineExp/mooneyTD/img/tt/184tt.jpg","vorken",1371]["3",9,1,"post","http://www.sandervandecruys.be/onlineExp/mooneyTD/img/tt/533tt.jpg","vlinder ",2380]["3",0,2,"pre","http://www.sandervandecruys.be/onlineExp/mooneyTD/img/tt/609tt.jpg","bloem",4426]["3",1,2,"pre","http://www.sandervandecruys.be/onlineExp/mooneyTD/img/tt/864tt.jpg","spaghetti",6301]["3",2,2,"pre","http://www.sandervandecruys.be/onlineExp/mooneyTD/img/tt/859tt.jpg","zee",1897]["3",3,2,"pre","http://www.sandervandecruys.be/onlineExp/mooneyTD/img/tt/853tt.jpg","niks",2602]["3",4,2,"pre","http://www.sandervandecruys.be/onlineExp/mooneyTD/img/tt/017tt.jpg","bloem",1148]["3",5,2,"pre","http://www.sandervandecruys.be/onlineExp/mooneyTD/img/tt/559tt.jpg","automotor",4876]["3",6,2,"pre","http://www.sandervandecruys.be/onlineExp/mooneyTD/img/tt/148tt.jpg","apen",6012]["3",7,2,"pre","http://www.sandervandecruys.be/onlineExp/mooneyTD/img/tt/573tt.jpg","gebouw",3788]["3",8,2,"pre","http://www.sandervandecruys.be/onlineExp/mooneyTD/img/tt/003tt.jpg","sla",3214]["3",9,2,"pre","http://www.sandervandecruys.be/onlineExp/mooneyTD/img/tt/871tt.jpg","duinen",2105]["3",0,2,"post","http://www.sandervandecruys.be/onlineExp/mooneyTD/img/tt/003tt.jpg","kikker",2890]["3",1,2,"post","http://www.sandervandecruys.be/onlineExp/mooneyTD/img/tt/148tt.jpg","kikker",2794]["3",2,2,"post","http://www.sandervandecruys.be/onlineExp/mooneyTD/img/tt/859tt.jpg","kangaroe",3033]["3",3,2,"post","http://www.sandervandecruys.be/onlineExp/mooneyTD/img/tt/573tt.jpg","trein",1741]["3",4,2,"post","http://www.sandervandecruys.be/onlineExp/mooneyTD/img/tt/853tt.jpg","fluitje",3241]["3",5,2,"post","http://www.sandervandecruys.be/onlineExp/mooneyTD/img/tt/864tt.jpg","parasol",1772]["3",6,2,"post","http://www.sandervandecruys.be/onlineExp/mooneyTD/img/tt/559tt.jpg","kikker",2412]["3",7,2,"post","http://www.sandervandecruys.be/onlineExp/mooneyTD/img/tt/609tt.jpg","duinen",4058]["3",8,2,"post","http://www.sandervandecruys.be/onlineExp/mooneyTD/img/tt/017tt.jpg","ananassen",4444]["3",9,2,"post","http://www.sandervandecruys.be/onlineExp/mooneyTD/img/tt/871tt.jpg","boer",2328]["3",0,3,"pre","http://www.sandervandecruys.be/onlineExp/mooneyTD/img/tt/863tt.jpg","blad",4843]["3",1,3,"pre","http://www.sandervandecruys.be/onlineExp/mooneyTD/img/tt/874tt.jpg","molen",5145]["3",2,3,"pre","http://www.sandervandecruys.be/onlineExp/mooneyTD/img/tt/858tt.jpg","strijder",5418]["3",3,3,"pre","http://www.sandervandecruys.be/onlineExp/mooneyTD/img/tt/873tt.jpg","olifant",1709]["3",4,3,"pre","http://www.sandervandecruys.be/onlineExp/mooneyTD/img/tt/429tt.jpg","",2956]["3",5,3,"pre","http://www.sandervandecruys.be/onlineExp/mooneyTD/img/tt/728tt.jpg","vrouw",2317]["3",6,3,"pre","http://www.sandervandecruys.be/onlineExp/mooneyTD/img/tt/404tt.jpg","bloem",1485]["3",7,3,"pre","http://www.sandervandecruys.be/onlineExp/mooneyTD/img/tt/062tt.jpg","wereldbol",1837]["3",8,3,"pre","http://www.sandervandecruys.be/onlineExp/mooneyTD/img/tt/558tt.jpg","cactusblad",3163]["3",9,3,"pre","http://www.sandervandecruys.be/onlineExp/mooneyTD/img/tt/593tt.jpg","oerwoud",1628]["3",0,3,"post","http://www.sandervandecruys.be/onlineExp/mooneyTD/img/tt/863tt.jpg","blad",2651]["3",1,3,"post","http://www.sandervandecruys.be/onlineExp/mooneyTD/img/tt/858tt.jpg","skiër",4714]["3",2,3,"post","http://www.sandervandecruys.be/onlineExp/mooneyTD/img/tt/429tt.jpg","niks",3420]["3",3,3,"post","http://www.sandervandecruys.be/onlineExp/mooneyTD/img/tt/593tt.jpg","persoon",2780]["3",4,3,"post","http://www.sandervandecruys.be/onlineExp/mooneyTD/img/tt/874tt.jpg","gasvuur",1545]["3",5,3,"post","http://www.sandervandecruys.be/onlineExp/mooneyTD/img/tt/558tt.jpg","kikker",1500]["3",6,3,"post","http://www.sandervandecruys.be/onlineExp/mooneyTD/img/tt/062tt.jpg","niks",2798]["3",7,3,"post","http://www.sandervandecruys.be/onlineExp/mooneyTD/img/tt/728tt.jpg","vrouw",2927]["3",8,3,"post","http://www.sandervandecruys.be/onlineExp/mooneyTD/img/tt/404tt.jpg","bloem",1294]["3",9,3,"post","http://www.sandervandecruys.be/onlineExp/mooneyTD/img/tt/873tt.jpg","olifant",1837]["3",0,4,"pre","http://www.sandervandecruys.be/onlineExp/mooneyTD/img/tt/676tt.jpg","dansavond",2491]["3",1,4,"pre","http://www.sandervandecruys.be/onlineExp/mooneyTD/img/tt/595tt.jpg","dolfijn",3327]["3",2,4,"pre","http://www.sandervandecruys.be/onlineExp/mooneyTD/img/tt/005tt.jpg","wc-bril",3083]["3",3,4,"pre","http://www.sandervandecruys.be/onlineExp/mooneyTD/img/tt/562tt.jpg","surfplank",8510]["3",4,4,"pre","http://www.sandervandecruys.be/onlineExp/mooneyTD/img/tt/007tt.jpg","piano",3901]["3",5,4,"pre","http://www.sandervandecruys.be/onlineExp/mooneyTD/img/tt/661tt.jpg","duif",3965]["3",6,4,"pre","http://www.sandervandecruys.be/onlineExp/mooneyTD/img/tt/273tt.jpg","kikker",1454]["3",7,4,"pre","http://www.sandervandecruys.be/onlineExp/mooneyTD/img/tt/738tt.jpg","hart",3262]["3",8,4,"pre","http://www.sandervandecruys.be/onlineExp/mooneyTD/img/tt/576tt.jpg","niks",2013]["3",9,4,"pre","http://www.sandervandecruys.be/onlineExp/mooneyTD/img/tt/015tt.jpg","bloem",1486]["3",0,4,"post","http://www.sandervandecruys.be/onlineExp/mooneyTD/img/tt/661tt.jpg","eend",1884]["3",1,4,"post","http://www.sandervandecruys.be/onlineExp/mooneyTD/img/tt/595tt.jpg","dolfijn",1853]["3",2,4,"post","http://www.sandervandecruys.be/onlineExp/mooneyTD/img/tt/738tt.jpg","paprika",2526]["3",3,4,"post","http://www.sandervandecruys.be/onlineExp/mooneyTD/img/tt/005tt.jpg","wc-bril",2490]["3",4,4,"post","http://www.sandervandecruys.be/onlineExp/mooneyTD/img/tt/015tt.jpg","niks",1933]["3",5,4,"post","http://www.sandervandecruys.be/onlineExp/mooneyTD/img/tt/676tt.jpg","trompet",4589]["3",6,4,"post","http://www.sandervandecruys.be/onlineExp/mooneyTD/img/tt/007tt.jpg","piano",3709]["3",7,4,"post","http://www.sandervandecruys.be/onlineExp/mooneyTD/img/tt/273tt.jpg","kikker",1373]["3",8,4,"post","http://www.sandervandecruys.be/onlineExp/mooneyTD/img/tt/576tt.jpg","trompet",2376]["3",9,4,"post","http://www.sandervandecruys.be/onlineExp/mooneyTD/img/tt/562tt.jpg","broodrooster",2493]["3",0,5,"pre","http://www.sandervandecruys.be/onlineExp/mooneyTD/img/tt/643tt.jpg","auto",3789]["3",1,5,"pre","http://www.sandervandecruys.be/onlineExp/mooneyTD/img/tt/721tt.jpg","broek",2446]["3",2,5,"pre","http://www.sandervandecruys.be/onlineExp/mooneyTD/img/tt/792tt.jpg","cactus",1662]["3",3,5,"pre","http://www.sandervandecruys.be/onlineExp/mooneyTD/img/tt/623tt.jpg","olifant",3373]["3",4,5,"pre","http://www.sandervandecruys.be/onlineExp/mooneyTD/img/tt/556tt.jpg","niks",2686]["3",5,5,"pre","http://www.sandervandecruys.be/onlineExp/mooneyTD/img/tt/872tt.jpg","kikker",1437]["3",6,5,"pre","http://www.sandervandecruys.be/onlineExp/mooneyTD/img/tt/127tt.jpg","auto",1102]["3",7,5,"pre","http://www.sandervandecruys.be/onlineExp/mooneyTD/img/tt/018tt.jpg","roos",942]["3",8,5,"pre","http://www.sandervandecruys.be/onlineExp/mooneyTD/img/tt/013tt.jpg","tijger",1149]["3",9,5,"pre","http://www.sandervandecruys.be/onlineExp/mooneyTD/img/tt/030tt.jpg","kookpotten",4048]["3",0,5,"post","http://www.sandervandecruys.be/onlineExp/mooneyTD/img/tt/623tt.jpg","olifant",1595]["3",1,5,"post","http://www.sandervandecruys.be/onlineExp/mooneyTD/img/tt/013tt.jpg","jaguar",2268]["3",2,5,"post","http://www.sandervandecruys.be/onlineExp/mooneyTD/img/tt/721tt.jpg","appelsien",2892]["3",3,5,"post","http://www.sandervandecruys.be/onlineExp/mooneyTD/img/tt/872tt.jpg","vlinder",1660]["3",4,5,"post","http://www.sandervandecruys.be/onlineExp/mooneyTD/img/tt/643tt.jpg","boekentas",1901]["3",5,5,"post","http://www.sandervandecruys.be/onlineExp/mooneyTD/img/tt/556tt.jpg","",2796]["3",6,5,"post","http://www.sandervandecruys.be/onlineExp/mooneyTD/img/tt/127tt.jpg","huis",1964]["3",7,5,"post","http://www.sandervandecruys.be/onlineExp/mooneyTD/img/tt/018tt.jpg","roos",1436]["3",8,5,"post","http://www.sandervandecruys.be/onlineExp/mooneyTD/img/tt/030tt.jpg","appelsienen",4300]["3",9,5,"post","http://www.sandervandecruys.be/onlineExp/mooneyTD/img/tt/792tt.jpg","ananasplant",3276]</text:p>
          </table:table-cell>
          <table:table-cell table:number-columns-repeated="253"/>
        </table:table-row>
        <table:table-row table:style-name="ro1">
          <table:table-cell office:value-type="date" office:date-value="2016-01-30T12:00:18" calcext:value-type="date">
            <text:p>1/30/2016 12:00: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["104",0,0,"pre","http://www.sandervandecruys.be/onlineExp/mooneyTD/img/tt/871tt.jpg","",6049]["104",1,0,"pre","http://www.sandervandecruys.be/onlineExp/mooneyTD/img/tt/273tt.jpg","kikker",7097]["104",2,0,"pre","http://www.sandervandecruys.be/onlineExp/mooneyTD/img/tt/661tt.jpg","duif",1968]["104",3,0,"pre","http://www.sandervandecruys.be/onlineExp/mooneyTD/img/tt/609tt.jpg","",1922]["104",4,0,"pre","http://www.sandervandecruys.be/onlineExp/mooneyTD/img/tt/127tt.jpg","auto",2716]["104",5,0,"pre","http://www.sandervandecruys.be/onlineExp/mooneyTD/img/tt/655tt.jpg","",6301]["104",6,0,"pre","http://www.sandervandecruys.be/onlineExp/mooneyTD/img/tt/676tt.jpg","huis",2020]["104",7,0,"pre","http://www.sandervandecruys.be/onlineExp/mooneyTD/img/tt/007tt.jpg","piano",1636]["104",8,0,"pre","http://www.sandervandecruys.be/onlineExp/mooneyTD/img/tt/429tt.jpg","vogel",2843]["104",9,0,"pre","http://www.sandervandecruys.be/onlineExp/mooneyTD/img/tt/556tt.jpg","",3105]["104",0,0,"post","http://www.sandervandecruys.be/onlineExp/mooneyTD/img/tt/429tt.jpg","slang",1158]["104",1,0,"post","http://www.sandervandecruys.be/onlineExp/mooneyTD/img/tt/273tt.jpg","leguaan",1798]["104",2,0,"post","http://www.sandervandecruys.be/onlineExp/mooneyTD/img/tt/556tt.jpg","horloge",1342]["104",3,0,"post","http://www.sandervandecruys.be/onlineExp/mooneyTD/img/tt/676tt.jpg","huis",676]["104",4,0,"post","http://www.sandervandecruys.be/onlineExp/mooneyTD/img/tt/609tt.jpg","jaguar",2519]["104",5,0,"post","http://www.sandervandecruys.be/onlineExp/mooneyTD/img/tt/655tt.jpg","ezels",1846]["104",6,0,"post","http://www.sandervandecruys.be/onlineExp/mooneyTD/img/tt/871tt.jpg","boer",1008]["104",7,0,"post","http://www.sandervandecruys.be/onlineExp/mooneyTD/img/tt/127tt.jpg","huis",1602]["104",8,0,"post","http://www.sandervandecruys.be/onlineExp/mooneyTD/img/tt/007tt.jpg","vleugelpiano",3061]["104",9,0,"post","http://www.sandervandecruys.be/onlineExp/mooneyTD/img/tt/661tt.jpg","duif",1061]["104",0,1,"pre","http://www.sandervandecruys.be/onlineExp/mooneyTD/img/tt/017tt.jpg","",6286]["104",1,1,"pre","http://www.sandervandecruys.be/onlineExp/mooneyTD/img/tt/595tt.jpg","",963]["104",2,1,"pre","http://www.sandervandecruys.be/onlineExp/mooneyTD/img/tt/006tt.jpg","verf",1745]["104",3,1,"pre","http://www.sandervandecruys.be/onlineExp/mooneyTD/img/tt/148tt.jpg","hond",1448]["104",4,1,"pre","http://www.sandervandecruys.be/onlineExp/mooneyTD/img/tt/025tt.jpg","konijn",1637]["104",5,1,"pre","http://www.sandervandecruys.be/onlineExp/mooneyTD/img/tt/030tt.jpg","ballen",4323]["104",6,1,"pre","http://www.sandervandecruys.be/onlineExp/mooneyTD/img/tt/292tt.jpg","dier",5126]["104",7,1,"pre","http://www.sandervandecruys.be/onlineExp/mooneyTD/img/tt/021tt.jpg","kat",2521]["104",8,1,"pre","http://www.sandervandecruys.be/onlineExp/mooneyTD/img/tt/863tt.jpg","trap",2011]["104",9,1,"pre","http://www.sandervandecruys.be/onlineExp/mooneyTD/img/tt/576tt.jpg","trompet",2792]["104",0,1,"post","http://www.sandervandecruys.be/onlineExp/mooneyTD/img/tt/576tt.jpg","schuiftrompet",5329]["104",1,1,"post","http://www.sandervandecruys.be/onlineExp/mooneyTD/img/tt/292tt.jpg","eekhoorn",2699]["104",2,1,"post","http://www.sandervandecruys.be/onlineExp/mooneyTD/img/tt/595tt.jpg","walvis",1486]["104",3,1,"post","http://www.sandervandecruys.be/onlineExp/mooneyTD/img/tt/148tt.jpg","kikker",3302]["104",4,1,"post","http://www.sandervandecruys.be/onlineExp/mooneyTD/img/tt/017tt.jpg","ananas",3665]["104",5,1,"post","http://www.sandervandecruys.be/onlineExp/mooneyTD/img/tt/006tt.jpg","kwal",1185]["104",6,1,"post","http://www.sandervandecruys.be/onlineExp/mooneyTD/img/tt/025tt.jpg","konijn",2302]["104",7,1,"post","http://www.sandervandecruys.be/onlineExp/mooneyTD/img/tt/021tt.jpg","kat",690]["104",8,1,"post","http://www.sandervandecruys.be/onlineExp/mooneyTD/img/tt/030tt.jpg","appelsienen",2360]["104",9,1,"post","http://www.sandervandecruys.be/onlineExp/mooneyTD/img/tt/863tt.jpg","stoel",3459]["104",0,2,"pre","http://www.sandervandecruys.be/onlineExp/mooneyTD/img/tt/874tt.jpg","wiel",1559]["104",1,2,"pre","http://www.sandervandecruys.be/onlineExp/mooneyTD/img/tt/045tt.jpg","mens",3044]["104",2,2,"pre","http://www.sandervandecruys.be/onlineExp/mooneyTD/img/tt/721tt.jpg","appelsien",2760]["104",3,2,"pre","http://www.sandervandecruys.be/onlineExp/mooneyTD/img/tt/683tt.jpg","",2098]["104",4,2,"pre","http://www.sandervandecruys.be/onlineExp/mooneyTD/img/tt/562tt.jpg","",1052]["104",5,2,"pre","http://www.sandervandecruys.be/onlineExp/mooneyTD/img/tt/573tt.jpg","trein",1241]["104",6,2,"pre","http://www.sandervandecruys.be/onlineExp/mooneyTD/img/tt/858tt.jpg","jager",1494]["104",7,2,"pre","http://www.sandervandecruys.be/onlineExp/mooneyTD/img/tt/533tt.jpg","",2762]["104",8,2,"pre","http://www.sandervandecruys.be/onlineExp/mooneyTD/img/tt/823tt.jpg","koala",1675]["104",9,2,"pre","http://www.sandervandecruys.be/onlineExp/mooneyTD/img/tt/728tt.jpg","baard",1498]["104",0,2,"post","http://www.sandervandecruys.be/onlineExp/mooneyTD/img/tt/562tt.jpg","broodrooster",4399]["104",1,2,"post","http://www.sandervandecruys.be/onlineExp/mooneyTD/img/tt/728tt.jpg","",1912]["104",2,2,"post","http://www.sandervandecruys.be/onlineExp/mooneyTD/img/tt/874tt.jpg","gasfornuis",2734]["104",3,2,"post","http://www.sandervandecruys.be/onlineExp/mooneyTD/img/tt/573tt.jpg","trein",1324]["104",4,2,"post","http://www.sandervandecruys.be/onlineExp/mooneyTD/img/tt/721tt.jpg","sinaasappel",2798]["104",5,2,"post","http://www.sandervandecruys.be/onlineExp/mooneyTD/img/tt/533tt.jpg","vlinder",1311]["104",6,2,"post","http://www.sandervandecruys.be/onlineExp/mooneyTD/img/tt/823tt.jpg","koala",1154]["104",7,2,"post","http://www.sandervandecruys.be/onlineExp/mooneyTD/img/tt/683tt.jpg","koala",1013]["104",8,2,"post","http://www.sandervandecruys.be/onlineExp/mooneyTD/img/tt/045tt.jpg","leguaan",2158]["104",9,2,"post","http://www.sandervandecruys.be/onlineExp/mooneyTD/img/tt/858tt.jpg","skiër",5583]["104",0,3,"pre","http://www.sandervandecruys.be/onlineExp/mooneyTD/img/tt/404tt.jpg","",4511]["104",1,3,"pre","http://www.sandervandecruys.be/onlineExp/mooneyTD/img/tt/853tt.jpg","motor",4741]["104",2,3,"pre","http://www.sandervandecruys.be/onlineExp/mooneyTD/img/tt/005tt.jpg","tractor",6366]["104",3,3,"pre","http://www.sandervandecruys.be/onlineExp/mooneyTD/img/tt/062tt.jpg","hond",1367]["104",4,3,"pre","http://www.sandervandecruys.be/onlineExp/mooneyTD/img/tt/738tt.jpg","paprika",2167]["104",5,3,"pre","http://www.sandervandecruys.be/onlineExp/mooneyTD/img/tt/873tt.jpg","olifant",1815]["104",6,3,"pre","http://www.sandervandecruys.be/onlineExp/mooneyTD/img/tt/559tt.jpg","kikker",2819]["104",7,3,"pre","http://www.sandervandecruys.be/onlineExp/mooneyTD/img/tt/864tt.jpg","antenne",3985]["104",8,3,"pre","http://www.sandervandecruys.be/onlineExp/mooneyTD/img/tt/013tt.jpg","jachtluipaard",5575]["104",9,3,"pre","http://www.sandervandecruys.be/onlineExp/mooneyTD/img/tt/560tt.jpg","helm",3905]["104",0,3,"post","http://www.sandervandecruys.be/onlineExp/mooneyTD/img/tt/853tt.jpg","fluitje",2596]["104",1,3,"post","http://www.sandervandecruys.be/onlineExp/mooneyTD/img/tt/559tt.jpg","kikker",1075]["104",2,3,"post","http://www.sandervandecruys.be/onlineExp/mooneyTD/img/tt/560tt.jpg","paddestoel",3330]["104",3,3,"post","http://www.sandervandecruys.be/onlineExp/mooneyTD/img/tt/062tt.jpg","hond",861]["104",4,3,"post","http://www.sandervandecruys.be/onlineExp/mooneyTD/img/tt/404tt.jpg","",1584]["104",5,3,"post","http://www.sandervandecruys.be/onlineExp/mooneyTD/img/tt/738tt.jpg","paprika",3745]["104",6,3,"post","http://www.sandervandecruys.be/onlineExp/mooneyTD/img/tt/005tt.jpg","wc",1261]["104",7,3,"post","http://www.sandervandecruys.be/onlineExp/mooneyTD/img/tt/013tt.jpg","jachtluipaard",4638]["104",8,3,"post","http://www.sandervandecruys.be/onlineExp/mooneyTD/img/tt/864tt.jpg","parasol",1878]["104",9,3,"post","http://www.sandervandecruys.be/onlineExp/mooneyTD/img/tt/873tt.jpg","olifant",1435]["104",0,4,"pre","http://www.sandervandecruys.be/onlineExp/mooneyTD/img/tt/729tt.jpg","jachtluipaard",8144]["104",1,4,"pre","http://www.sandervandecruys.be/onlineExp/mooneyTD/img/tt/015tt.jpg","leeuw",1869]["104",2,4,"pre","http://www.sandervandecruys.be/onlineExp/mooneyTD/img/tt/859tt.jpg","kangourou",3419]["104",3,4,"pre","http://www.sandervandecruys.be/onlineExp/mooneyTD/img/tt/001tt.jpg","fiets",2092]["104",4,4,"pre","http://www.sandervandecruys.be/onlineExp/mooneyTD/img/tt/872tt.jpg","vlinder",1576]["104",5,4,"pre","http://www.sandervandecruys.be/onlineExp/mooneyTD/img/tt/745tt.jpg","mes",4080]["104",6,4,"pre","http://www.sandervandecruys.be/onlineExp/mooneyTD/img/tt/812tt.jpg","kever",1107]["104",7,4,"pre","http://www.sandervandecruys.be/onlineExp/mooneyTD/img/tt/792tt.jpg","ananas",3125]["104",8,4,"pre","http://www.sandervandecruys.be/onlineExp/mooneyTD/img/tt/400tt.jpg","kniptang",2652]["104",9,4,"pre","http://www.sandervandecruys.be/onlineExp/mooneyTD/img/tt/192tt.jpg","uil",1597]["104",0,4,"post","http://www.sandervandecruys.be/onlineExp/mooneyTD/img/tt/001tt.jpg","motorfiets",3162]["104",1,4,"post","http://www.sandervandecruys.be/onlineExp/mooneyTD/img/tt/872tt.jpg","vlinder",1254]["104",2,4,"post","http://www.sandervandecruys.be/onlineExp/mooneyTD/img/tt/745tt.jpg","piano",1581]["104",3,4,"post","http://www.sandervandecruys.be/onlineExp/mooneyTD/img/tt/729tt.jpg","uilen",1409]["104",4,4,"post","http://www.sandervandecruys.be/onlineExp/mooneyTD/img/tt/859tt.jpg","kangourou",1839]["104",5,4,"post","http://www.sandervandecruys.be/onlineExp/mooneyTD/img/tt/792tt.jpg","ananas",1737]["104",6,4,"post","http://www.sandervandecruys.be/onlineExp/mooneyTD/img/tt/192tt.jpg","kat",643]["104",7,4,"post","http://www.sandervandecruys.be/onlineExp/mooneyTD/img/tt/015tt.jpg","leeuw",1390]["104",8,4,"post","http://www.sandervandecruys.be/onlineExp/mooneyTD/img/tt/400tt.jpg","tang",1138]["104",9,4,"post","http://www.sandervandecruys.be/onlineExp/mooneyTD/img/tt/812tt.jpg","kever",972]["104",0,5,"pre","http://www.sandervandecruys.be/onlineExp/mooneyTD/img/tt/643tt.jpg","aktetas",1994]["104",1,5,"pre","http://www.sandervandecruys.be/onlineExp/mooneyTD/img/tt/623tt.jpg","mens",6885]["104",2,5,"pre","http://www.sandervandecruys.be/onlineExp/mooneyTD/img/tt/018tt.jpg","roos",1410]["104",3,5,"pre","http://www.sandervandecruys.be/onlineExp/mooneyTD/img/tt/558tt.jpg","leguaan",1966]["104",4,5,"pre","http://www.sandervandecruys.be/onlineExp/mooneyTD/img/tt/003tt.jpg","kikker",1637]["104",5,5,"pre","http://www.sandervandecruys.be/onlineExp/mooneyTD/img/tt/593tt.jpg","",8353]["104",6,5,"pre","http://www.sandervandecruys.be/onlineExp/mooneyTD/img/tt/039tt.jpg","vlinder",1073]["104",7,5,"pre","http://www.sandervandecruys.be/onlineExp/mooneyTD/img/tt/608tt.jpg","moeder",3355]["104",8,5,"pre","http://www.sandervandecruys.be/onlineExp/mooneyTD/img/tt/691tt.jpg","tijger",4471]["104",9,5,"pre","http://www.sandervandecruys.be/onlineExp/mooneyTD/img/tt/184tt.jpg","vork",2637]["104",0,5,"post","http://www.sandervandecruys.be/onlineExp/mooneyTD/img/tt/018tt.jpg","roos",1006]["104",1,5,"post","http://www.sandervandecruys.be/onlineExp/mooneyTD/img/tt/608tt.jpg","moeder",1480]["104",2,5,"post","http://www.sandervandecruys.be/onlineExp/mooneyTD/img/tt/593tt.jpg","man",801]["104",3,5,"post","http://www.sandervandecruys.be/onlineExp/mooneyTD/img/tt/184tt.jpg","vorken",1263]["104",4,5,"post","http://www.sandervandecruys.be/onlineExp/mooneyTD/img/tt/643tt.jpg","aktetas",1758]["104",5,5,"post","http://www.sandervandecruys.be/onlineExp/mooneyTD/img/tt/003tt.jpg","kikker",1573]["104",6,5,"post","http://www.sandervandecruys.be/onlineExp/mooneyTD/img/tt/039tt.jpg","bloem",3826]["104",7,5,"post","http://www.sandervandecruys.be/onlineExp/mooneyTD/img/tt/691tt.jpg","jachtluipaard",4528]["104",8,5,"post","http://www.sandervandecruys.be/onlineExp/mooneyTD/img/tt/623tt.jpg","olifant",1542]["104",9,5,"post","http://www.sandervandecruys.be/onlineExp/mooneyTD/img/tt/558tt.jpg","kikker",1178]</text:p>
          </table:table-cell>
          <table:table-cell table:number-columns-repeated="253"/>
        </table:table-row>
        <table:table-row table:style-name="ro1">
          <table:table-cell office:value-type="date" office:date-value="2016-01-30T15:44:56" calcext:value-type="date">
            <text:p>1/30/2016 15:44:5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["201",0,0,"pre","http://www.sandervandecruys.be/onlineExp/mooneyTD/img/tt/013tt.jpg","water",6041]["201",1,0,"pre","http://www.sandervandecruys.be/onlineExp/mooneyTD/img/tt/021tt.jpg","oger",3493]["201",2,0,"pre","http://www.sandervandecruys.be/onlineExp/mooneyTD/img/tt/729tt.jpg","lolgezicht",10638]["201",3,0,"pre","http://www.sandervandecruys.be/onlineExp/mooneyTD/img/tt/018tt.jpg","?",3573]["201",4,0,"pre","http://www.sandervandecruys.be/onlineExp/mooneyTD/img/tt/859tt.jpg","strand",3402]["201",5,0,"pre","http://www.sandervandecruys.be/onlineExp/mooneyTD/img/tt/558tt.jpg","bloem",3186]["201",6,0,"pre","http://www.sandervandecruys.be/onlineExp/mooneyTD/img/tt/400tt.jpg","",4576]["201",7,0,"pre","http://www.sandervandecruys.be/onlineExp/mooneyTD/img/tt/593tt.jpg","mens",4570]["201",8,0,"pre","http://www.sandervandecruys.be/onlineExp/mooneyTD/img/tt/661tt.jpg","",5233]["201",9,0,"pre","http://www.sandervandecruys.be/onlineExp/mooneyTD/img/tt/853tt.jpg","granaat",4408]["201",0,0,"post","http://www.sandervandecruys.be/onlineExp/mooneyTD/img/tt/729tt.jpg","",10483]["201",1,0,"post","http://www.sandervandecruys.be/onlineExp/mooneyTD/img/tt/558tt.jpg","palmboom",4670]["201",2,0,"post","http://www.sandervandecruys.be/onlineExp/mooneyTD/img/tt/400tt.jpg","knijptang",9836]["201",3,0,"post","http://www.sandervandecruys.be/onlineExp/mooneyTD/img/tt/593tt.jpg","zittend mens",5114]["201",4,0,"post","http://www.sandervandecruys.be/onlineExp/mooneyTD/img/tt/859tt.jpg","vogel",4371]["201",5,0,"post","http://www.sandervandecruys.be/onlineExp/mooneyTD/img/tt/021tt.jpg","kat",2093]["201",6,0,"post","http://www.sandervandecruys.be/onlineExp/mooneyTD/img/tt/018tt.jpg","roos",2089]["201",7,0,"post","http://www.sandervandecruys.be/onlineExp/mooneyTD/img/tt/013tt.jpg","berg",2812]["201",8,0,"post","http://www.sandervandecruys.be/onlineExp/mooneyTD/img/tt/853tt.jpg","fluit",6619]["201",9,0,"post","http://www.sandervandecruys.be/onlineExp/mooneyTD/img/tt/661tt.jpg","",2325]["201",0,1,"pre","http://www.sandervandecruys.be/onlineExp/mooneyTD/img/tt/683tt.jpg","",2133]["201",1,1,"pre","http://www.sandervandecruys.be/onlineExp/mooneyTD/img/tt/864tt.jpg","stoel",3607]["201",2,1,"pre","http://www.sandervandecruys.be/onlineExp/mooneyTD/img/tt/429tt.jpg","slang",2335]["201",3,1,"pre","http://www.sandervandecruys.be/onlineExp/mooneyTD/img/tt/148tt.jpg","kikker",4145]["201",4,1,"pre","http://www.sandervandecruys.be/onlineExp/mooneyTD/img/tt/595tt.jpg","worm",3929]["201",5,1,"pre","http://www.sandervandecruys.be/onlineExp/mooneyTD/img/tt/792tt.jpg","ananas",4465]["201",6,1,"pre","http://www.sandervandecruys.be/onlineExp/mooneyTD/img/tt/006tt.jpg","kokon",3098]["201",7,1,"pre","http://www.sandervandecruys.be/onlineExp/mooneyTD/img/tt/192tt.jpg","adelaar",3895]["201",8,1,"pre","http://www.sandervandecruys.be/onlineExp/mooneyTD/img/tt/017tt.jpg","ananasen",4409]["201",9,1,"pre","http://www.sandervandecruys.be/onlineExp/mooneyTD/img/tt/623tt.jpg","beer",2998]["201",0,1,"post","http://www.sandervandecruys.be/onlineExp/mooneyTD/img/tt/623tt.jpg","links",5113]["201",1,1,"post","http://www.sandervandecruys.be/onlineExp/mooneyTD/img/tt/595tt.jpg","parasol",4962]["201",2,1,"post","http://www.sandervandecruys.be/onlineExp/mooneyTD/img/tt/148tt.jpg","kikker",1721]["201",3,1,"post","http://www.sandervandecruys.be/onlineExp/mooneyTD/img/tt/864tt.jpg","parasol",3705]["201",4,1,"post","http://www.sandervandecruys.be/onlineExp/mooneyTD/img/tt/792tt.jpg","ananas",2541]["201",5,1,"post","http://www.sandervandecruys.be/onlineExp/mooneyTD/img/tt/192tt.jpg","linx",2649]["201",6,1,"post","http://www.sandervandecruys.be/onlineExp/mooneyTD/img/tt/006tt.jpg","kwal",1808]["201",7,1,"post","http://www.sandervandecruys.be/onlineExp/mooneyTD/img/tt/017tt.jpg","ananasen",3570]["201",8,1,"post","http://www.sandervandecruys.be/onlineExp/mooneyTD/img/tt/683tt.jpg","koala",3702]["201",9,1,"post","http://www.sandervandecruys.be/onlineExp/mooneyTD/img/tt/429tt.jpg","slang",2008]["201",0,2,"pre","http://www.sandervandecruys.be/onlineExp/mooneyTD/img/tt/292tt.jpg","eekhoorn",5206]["201",1,2,"pre","http://www.sandervandecruys.be/onlineExp/mooneyTD/img/tt/005tt.jpg","dc",3447]["201",2,2,"pre","http://www.sandervandecruys.be/onlineExp/mooneyTD/img/tt/858tt.jpg","sluimmanetje",18010]["201",3,2,"pre","http://www.sandervandecruys.be/onlineExp/mooneyTD/img/tt/738tt.jpg","pincet",3764]["201",4,2,"pre","http://www.sandervandecruys.be/onlineExp/mooneyTD/img/tt/127tt.jpg","huis",1931]["201",5,2,"pre","http://www.sandervandecruys.be/onlineExp/mooneyTD/img/tt/003tt.jpg","zawrte vlek",6488]["201",6,2,"pre","http://www.sandervandecruys.be/onlineExp/mooneyTD/img/tt/728tt.jpg","uil",2306]["201",7,2,"pre","http://www.sandervandecruys.be/onlineExp/mooneyTD/img/tt/025tt.jpg","tuiger",3431]["201",8,2,"pre","http://www.sandervandecruys.be/onlineExp/mooneyTD/img/tt/872tt.jpg","uitbandsporen",10703]["201",9,2,"pre","http://www.sandervandecruys.be/onlineExp/mooneyTD/img/tt/556tt.jpg","horloge",3038]["201",0,2,"post","http://www.sandervandecruys.be/onlineExp/mooneyTD/img/tt/858tt.jpg","skier",4702]["201",1,2,"post","http://www.sandervandecruys.be/onlineExp/mooneyTD/img/tt/872tt.jpg","vlinder",3058]["201",2,2,"post","http://www.sandervandecruys.be/onlineExp/mooneyTD/img/tt/005tt.jpg","dc",3701]["201",3,2,"post","http://www.sandervandecruys.be/onlineExp/mooneyTD/img/tt/127tt.jpg","leemhutje",4021]["201",4,2,"post","http://www.sandervandecruys.be/onlineExp/mooneyTD/img/tt/025tt.jpg","haas",2192]["201",5,2,"post","http://www.sandervandecruys.be/onlineExp/mooneyTD/img/tt/003tt.jpg","slang",2804]["201",6,2,"post","http://www.sandervandecruys.be/onlineExp/mooneyTD/img/tt/292tt.jpg","eekhoorn",2973]["201",7,2,"post","http://www.sandervandecruys.be/onlineExp/mooneyTD/img/tt/728tt.jpg","uil",3240]["201",8,2,"post","http://www.sandervandecruys.be/onlineExp/mooneyTD/img/tt/738tt.jpg","paprika",3855]["201",9,2,"post","http://www.sandervandecruys.be/onlineExp/mooneyTD/img/tt/556tt.jpg","horloge",2205]["201",0,3,"pre","http://www.sandervandecruys.be/onlineExp/mooneyTD/img/tt/184tt.jpg","struisvogelkop",8750]["201",1,3,"pre","http://www.sandervandecruys.be/onlineExp/mooneyTD/img/tt/643tt.jpg","tas",2368]["201",2,3,"pre","http://www.sandervandecruys.be/onlineExp/mooneyTD/img/tt/007tt.jpg","mes",2329]["201",3,3,"pre","http://www.sandervandecruys.be/onlineExp/mooneyTD/img/tt/533tt.jpg","zekr geen idee",9924]["201",4,3,"pre","http://www.sandervandecruys.be/onlineExp/mooneyTD/img/tt/559tt.jpg","kikker",2240]["201",5,3,"pre","http://www.sandervandecruys.be/onlineExp/mooneyTD/img/tt/576tt.jpg","??????!?",10398]["201",6,3,"pre","http://www.sandervandecruys.be/onlineExp/mooneyTD/img/tt/273tt.jpg","",3552]["201",7,3,"pre","http://www.sandervandecruys.be/onlineExp/mooneyTD/img/tt/873tt.jpg","olifant",2775]["201",8,3,"pre","http://www.sandervandecruys.be/onlineExp/mooneyTD/img/tt/745tt.jpg","zaag",2940]["201",9,3,"pre","http://www.sandervandecruys.be/onlineExp/mooneyTD/img/tt/608tt.jpg","zittende hond",5518]["201",0,3,"post","http://www.sandervandecruys.be/onlineExp/mooneyTD/img/tt/533tt.jpg","vlinder",2782]["201",1,3,"post","http://www.sandervandecruys.be/onlineExp/mooneyTD/img/tt/184tt.jpg","vorken",3108]["201",2,3,"post","http://www.sandervandecruys.be/onlineExp/mooneyTD/img/tt/745tt.jpg","piano",3031]["201",3,3,"post","http://www.sandervandecruys.be/onlineExp/mooneyTD/img/tt/007tt.jpg","piano",3171]["201",4,3,"post","http://www.sandervandecruys.be/onlineExp/mooneyTD/img/tt/608tt.jpg","boerkadame",5338]["201",5,3,"post","http://www.sandervandecruys.be/onlineExp/mooneyTD/img/tt/273tt.jpg","leguaan",5085]["201",6,3,"post","http://www.sandervandecruys.be/onlineExp/mooneyTD/img/tt/873tt.jpg","olifant",3942]["201",7,3,"post","http://www.sandervandecruys.be/onlineExp/mooneyTD/img/tt/559tt.jpg","kikker",2920]["201",8,3,"post","http://www.sandervandecruys.be/onlineExp/mooneyTD/img/tt/576tt.jpg","?",10792]["201",9,3,"post","http://www.sandervandecruys.be/onlineExp/mooneyTD/img/tt/643tt.jpg","tas",1602]["201",0,4,"pre","http://www.sandervandecruys.be/onlineExp/mooneyTD/img/tt/609tt.jpg","manta",3784]["201",1,4,"pre","http://www.sandervandecruys.be/onlineExp/mooneyTD/img/tt/015tt.jpg","beer",2381]["201",2,4,"pre","http://www.sandervandecruys.be/onlineExp/mooneyTD/img/tt/691tt.jpg","?",3413]["201",3,4,"pre","http://www.sandervandecruys.be/onlineExp/mooneyTD/img/tt/863tt.jpg","dna stalen",6815]["201",4,4,"pre","http://www.sandervandecruys.be/onlineExp/mooneyTD/img/tt/045tt.jpg","kikker",3287]["201",5,4,"pre","http://www.sandervandecruys.be/onlineExp/mooneyTD/img/tt/039tt.jpg","vlinder",2830]["201",6,4,"pre","http://www.sandervandecruys.be/onlineExp/mooneyTD/img/tt/573tt.jpg","hutje",3516]["201",7,4,"pre","http://www.sandervandecruys.be/onlineExp/mooneyTD/img/tt/404tt.jpg","flower",4451]["201",8,4,"pre","http://www.sandervandecruys.be/onlineExp/mooneyTD/img/tt/721tt.jpg","stopwitch",6794]["201",9,4,"pre","http://www.sandervandecruys.be/onlineExp/mooneyTD/img/tt/062tt.jpg","oog",1891]["201",0,4,"post","http://www.sandervandecruys.be/onlineExp/mooneyTD/img/tt/045tt.jpg","leguaan",6237]["201",1,4,"post","http://www.sandervandecruys.be/onlineExp/mooneyTD/img/tt/062tt.jpg","flower",3488]["201",2,4,"post","http://www.sandervandecruys.be/onlineExp/mooneyTD/img/tt/039tt.jpg","bloemetje",3342]["201",3,4,"post","http://www.sandervandecruys.be/onlineExp/mooneyTD/img/tt/609tt.jpg","leeuw ",6638]["201",4,4,"post","http://www.sandervandecruys.be/onlineExp/mooneyTD/img/tt/721tt.jpg","sinaasappel",6081]["201",5,4,"post","http://www.sandervandecruys.be/onlineExp/mooneyTD/img/tt/691tt.jpg","luipaard",7491]["201",6,4,"post","http://www.sandervandecruys.be/onlineExp/mooneyTD/img/tt/863tt.jpg","dna",4458]["201",7,4,"post","http://www.sandervandecruys.be/onlineExp/mooneyTD/img/tt/015tt.jpg","leeuw",3398]["201",8,4,"post","http://www.sandervandecruys.be/onlineExp/mooneyTD/img/tt/404tt.jpg","bloem",6423]["201",9,4,"post","http://www.sandervandecruys.be/onlineExp/mooneyTD/img/tt/573tt.jpg","trein",5920]["201",0,5,"pre","http://www.sandervandecruys.be/onlineExp/mooneyTD/img/tt/030tt.jpg","sinaasappel",3975]["201",1,5,"pre","http://www.sandervandecruys.be/onlineExp/mooneyTD/img/tt/560tt.jpg","hutje",3514]["201",2,5,"pre","http://www.sandervandecruys.be/onlineExp/mooneyTD/img/tt/812tt.jpg","idk",8494]["201",3,5,"pre","http://www.sandervandecruys.be/onlineExp/mooneyTD/img/tt/001tt.jpg","fiets",4430]["201",4,5,"pre","http://www.sandervandecruys.be/onlineExp/mooneyTD/img/tt/823tt.jpg","kikker",2134]["201",5,5,"pre","http://www.sandervandecruys.be/onlineExp/mooneyTD/img/tt/871tt.jpg","palmblad",5096]["201",6,5,"pre","http://www.sandervandecruys.be/onlineExp/mooneyTD/img/tt/562tt.jpg","idk",2804]["201",7,5,"pre","http://www.sandervandecruys.be/onlineExp/mooneyTD/img/tt/874tt.jpg","zonnwijzer",5036]["201",8,5,"pre","http://www.sandervandecruys.be/onlineExp/mooneyTD/img/tt/676tt.jpg","hekje",6145]["201",9,5,"pre","http://www.sandervandecruys.be/onlineExp/mooneyTD/img/tt/655tt.jpg","paard",3577]["201",0,5,"post","http://www.sandervandecruys.be/onlineExp/mooneyTD/img/tt/560tt.jpg","hutje",2642]["201",1,5,"post","http://www.sandervandecruys.be/onlineExp/mooneyTD/img/tt/823tt.jpg","kikker",1848]["201",2,5,"post","http://www.sandervandecruys.be/onlineExp/mooneyTD/img/tt/655tt.jpg","ezel",3403]["201",3,5,"post","http://www.sandervandecruys.be/onlineExp/mooneyTD/img/tt/001tt.jpg","motor",2799]["201",4,5,"post","http://www.sandervandecruys.be/onlineExp/mooneyTD/img/tt/676tt.jpg","huisje",2474]["201",5,5,"post","http://www.sandervandecruys.be/onlineExp/mooneyTD/img/tt/871tt.jpg","palmdinges",5638]["201",6,5,"post","http://www.sandervandecruys.be/onlineExp/mooneyTD/img/tt/562tt.jpg","broodroosteraar",6297]["201",7,5,"post","http://www.sandervandecruys.be/onlineExp/mooneyTD/img/tt/030tt.jpg","sinaasappels",4080]["201",8,5,"post","http://www.sandervandecruys.be/onlineExp/mooneyTD/img/tt/874tt.jpg","gasvuur",4843]["201",9,5,"post","http://www.sandervandecruys.be/onlineExp/mooneyTD/img/tt/812tt.jpg","idk",2241]</text:p>
          </table:table-cell>
          <table:table-cell table:number-columns-repeated="253"/>
        </table:table-row>
        <table:table-row table:style-name="ro1">
          <table:table-cell office:value-type="date" office:date-value="2016-02-07T12:41:25" calcext:value-type="date">
            <text:p>2/7/2016 12:41: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["105",0,0,"pre","http://www.sandervandecruys.be/onlineExp/mooneyTD/img/tt/292tt.jpg","",7713]["105",1,0,"pre","http://www.sandervandecruys.be/onlineExp/mooneyTD/img/tt/556tt.jpg","",3858]["105",2,0,"pre","http://www.sandervandecruys.be/onlineExp/mooneyTD/img/tt/007tt.jpg","tekening",8702]["105",3,0,"pre","http://www.sandervandecruys.be/onlineExp/mooneyTD/img/tt/013tt.jpg","monster",3728]["105",4,0,"pre","http://www.sandervandecruys.be/onlineExp/mooneyTD/img/tt/001tt.jpg","tram",3301]["105",5,0,"pre","http://www.sandervandecruys.be/onlineExp/mooneyTD/img/tt/873tt.jpg","gezicht",5069]["105",6,0,"pre","http://www.sandervandecruys.be/onlineExp/mooneyTD/img/tt/005tt.jpg","zwart-witfoto",15602]["105",7,0,"pre","http://www.sandervandecruys.be/onlineExp/mooneyTD/img/tt/184tt.jpg","een mens",7233]["105",8,0,"pre","http://www.sandervandecruys.be/onlineExp/mooneyTD/img/tt/721tt.jpg","een paard",5281]["105",9,0,"pre","http://www.sandervandecruys.be/onlineExp/mooneyTD/img/tt/738tt.jpg","een gans",5293]["105",0,0,"post","http://www.sandervandecruys.be/onlineExp/mooneyTD/img/tt/007tt.jpg","paprika",10779]["105",1,0,"post","http://www.sandervandecruys.be/onlineExp/mooneyTD/img/tt/873tt.jpg","olifant",3608]["105",2,0,"post","http://www.sandervandecruys.be/onlineExp/mooneyTD/img/tt/005tt.jpg","vliegtuig",5840]["105",3,0,"post","http://www.sandervandecruys.be/onlineExp/mooneyTD/img/tt/292tt.jpg","vork",5169]["105",4,0,"post","http://www.sandervandecruys.be/onlineExp/mooneyTD/img/tt/738tt.jpg","paprika",4026]["105",5,0,"post","http://www.sandervandecruys.be/onlineExp/mooneyTD/img/tt/013tt.jpg","jaguar",5239]["105",6,0,"post","http://www.sandervandecruys.be/onlineExp/mooneyTD/img/tt/721tt.jpg","paard",2733]["105",7,0,"post","http://www.sandervandecruys.be/onlineExp/mooneyTD/img/tt/556tt.jpg","horloge",4688]["105",8,0,"post","http://www.sandervandecruys.be/onlineExp/mooneyTD/img/tt/184tt.jpg","vork",3464]["105",9,0,"post","http://www.sandervandecruys.be/onlineExp/mooneyTD/img/tt/001tt.jpg","motor",4107]["105",0,1,"pre","http://www.sandervandecruys.be/onlineExp/mooneyTD/img/tt/273tt.jpg","tekening",4305]["105",1,1,"pre","http://www.sandervandecruys.be/onlineExp/mooneyTD/img/tt/872tt.jpg","schildpad",10276]["105",2,1,"pre","http://www.sandervandecruys.be/onlineExp/mooneyTD/img/tt/576tt.jpg","anker",3638]["105",3,1,"pre","http://www.sandervandecruys.be/onlineExp/mooneyTD/img/tt/661tt.jpg","eend",4290]["105",4,1,"pre","http://www.sandervandecruys.be/onlineExp/mooneyTD/img/tt/127tt.jpg","leeuw",2543]["105",5,1,"pre","http://www.sandervandecruys.be/onlineExp/mooneyTD/img/tt/006tt.jpg","",3295]["105",6,1,"pre","http://www.sandervandecruys.be/onlineExp/mooneyTD/img/tt/691tt.jpg","etende mens",6069]["105",7,1,"pre","http://www.sandervandecruys.be/onlineExp/mooneyTD/img/tt/871tt.jpg","",3764]["105",8,1,"pre","http://www.sandervandecruys.be/onlineExp/mooneyTD/img/tt/623tt.jpg","zwart-wittekening",14590]["105",9,1,"pre","http://www.sandervandecruys.be/onlineExp/mooneyTD/img/tt/864tt.jpg","laken",3022]["105",0,1,"post","http://www.sandervandecruys.be/onlineExp/mooneyTD/img/tt/872tt.jpg","olifant",6435]["105",1,1,"post","http://www.sandervandecruys.be/onlineExp/mooneyTD/img/tt/661tt.jpg","eend",2002]["105",2,1,"post","http://www.sandervandecruys.be/onlineExp/mooneyTD/img/tt/273tt.jpg","reptiel",4454]["105",3,1,"post","http://www.sandervandecruys.be/onlineExp/mooneyTD/img/tt/127tt.jpg","leeuw",2166]["105",4,1,"post","http://www.sandervandecruys.be/onlineExp/mooneyTD/img/tt/691tt.jpg","man",6627]["105",5,1,"post","http://www.sandervandecruys.be/onlineExp/mooneyTD/img/tt/576tt.jpg","paraplu",4364]["105",6,1,"post","http://www.sandervandecruys.be/onlineExp/mooneyTD/img/tt/623tt.jpg","",5792]["105",7,1,"post","http://www.sandervandecruys.be/onlineExp/mooneyTD/img/tt/871tt.jpg","man",2204]["105",8,1,"post","http://www.sandervandecruys.be/onlineExp/mooneyTD/img/tt/006tt.jpg","kwal",3258]["105",9,1,"post","http://www.sandervandecruys.be/onlineExp/mooneyTD/img/tt/864tt.jpg","paraplu",2933]["105",0,2,"pre","http://www.sandervandecruys.be/onlineExp/mooneyTD/img/tt/595tt.jpg","tekening",7150]["105",1,2,"pre","http://www.sandervandecruys.be/onlineExp/mooneyTD/img/tt/643tt.jpg","rugzak",2612]["105",2,2,"pre","http://www.sandervandecruys.be/onlineExp/mooneyTD/img/tt/404tt.jpg","dier",2941]["105",3,2,"pre","http://www.sandervandecruys.be/onlineExp/mooneyTD/img/tt/045tt.jpg","",1579]["105",4,2,"pre","http://www.sandervandecruys.be/onlineExp/mooneyTD/img/tt/858tt.jpg","indiaan",3831]["105",5,2,"pre","http://www.sandervandecruys.be/onlineExp/mooneyTD/img/tt/192tt.jpg","arend",2468]["105",6,2,"pre","http://www.sandervandecruys.be/onlineExp/mooneyTD/img/tt/039tt.jpg","veren",6479]["105",7,2,"pre","http://www.sandervandecruys.be/onlineExp/mooneyTD/img/tt/792tt.jpg","wapens",6815]["105",8,2,"pre","http://www.sandervandecruys.be/onlineExp/mooneyTD/img/tt/533tt.jpg","panda",3174]["105",9,2,"pre","http://www.sandervandecruys.be/onlineExp/mooneyTD/img/tt/573tt.jpg","trein",2196]["105",0,2,"post","http://www.sandervandecruys.be/onlineExp/mooneyTD/img/tt/643tt.jpg","rugzak",2984]["105",1,2,"post","http://www.sandervandecruys.be/onlineExp/mooneyTD/img/tt/404tt.jpg","bloem",3142]["105",2,2,"post","http://www.sandervandecruys.be/onlineExp/mooneyTD/img/tt/039tt.jpg","bloem",4553]["105",3,2,"post","http://www.sandervandecruys.be/onlineExp/mooneyTD/img/tt/045tt.jpg","reptiel",3978]["105",4,2,"post","http://www.sandervandecruys.be/onlineExp/mooneyTD/img/tt/533tt.jpg","vlinder",3765]["105",5,2,"post","http://www.sandervandecruys.be/onlineExp/mooneyTD/img/tt/595tt.jpg","walrus",5227]["105",6,2,"post","http://www.sandervandecruys.be/onlineExp/mooneyTD/img/tt/192tt.jpg","jaguar",7363]["105",7,2,"post","http://www.sandervandecruys.be/onlineExp/mooneyTD/img/tt/858tt.jpg","skiër",20509]["105",8,2,"post","http://www.sandervandecruys.be/onlineExp/mooneyTD/img/tt/792tt.jpg","ananas",3159]["105",9,2,"post","http://www.sandervandecruys.be/onlineExp/mooneyTD/img/tt/573tt.jpg","locomotief",4761]["105",0,3,"pre","http://www.sandervandecruys.be/onlineExp/mooneyTD/img/tt/017tt.jpg","fruit",4844]["105",1,3,"pre","http://www.sandervandecruys.be/onlineExp/mooneyTD/img/tt/812tt.jpg","",4502]["105",2,3,"pre","http://www.sandervandecruys.be/onlineExp/mooneyTD/img/tt/560tt.jpg","natuur",3138]["105",3,3,"pre","http://www.sandervandecruys.be/onlineExp/mooneyTD/img/tt/015tt.jpg","dieren",4444]["105",4,3,"pre","http://www.sandervandecruys.be/onlineExp/mooneyTD/img/tt/400tt.jpg","vliegtuig",3939]["105",5,3,"pre","http://www.sandervandecruys.be/onlineExp/mooneyTD/img/tt/745tt.jpg","trein",3149]["105",6,3,"pre","http://www.sandervandecruys.be/onlineExp/mooneyTD/img/tt/859tt.jpg","rivier",3372]["105",7,3,"pre","http://www.sandervandecruys.be/onlineExp/mooneyTD/img/tt/003tt.jpg","insect",3804]["105",8,3,"pre","http://www.sandervandecruys.be/onlineExp/mooneyTD/img/tt/683tt.jpg","boom",2818]["105",9,3,"pre","http://www.sandervandecruys.be/onlineExp/mooneyTD/img/tt/655tt.jpg","maskers",3293]["105",0,3,"post","http://www.sandervandecruys.be/onlineExp/mooneyTD/img/tt/859tt.jpg","slang",4097]["105",1,3,"post","http://www.sandervandecruys.be/onlineExp/mooneyTD/img/tt/015tt.jpg","leeuw",2345]["105",2,3,"post","http://www.sandervandecruys.be/onlineExp/mooneyTD/img/tt/812tt.jpg","koala",5682]["105",3,3,"post","http://www.sandervandecruys.be/onlineExp/mooneyTD/img/tt/003tt.jpg","insect",6612]["105",4,3,"post","http://www.sandervandecruys.be/onlineExp/mooneyTD/img/tt/683tt.jpg","koala",3277]["105",5,3,"post","http://www.sandervandecruys.be/onlineExp/mooneyTD/img/tt/560tt.jpg","paddestoel",4687]["105",6,3,"post","http://www.sandervandecruys.be/onlineExp/mooneyTD/img/tt/655tt.jpg","ezels",2409]["105",7,3,"post","http://www.sandervandecruys.be/onlineExp/mooneyTD/img/tt/017tt.jpg","ananasen",3817]["105",8,3,"post","http://www.sandervandecruys.be/onlineExp/mooneyTD/img/tt/400tt.jpg","tang",2475]["105",9,3,"post","http://www.sandervandecruys.be/onlineExp/mooneyTD/img/tt/745tt.jpg","piano",1610]["105",0,4,"pre","http://www.sandervandecruys.be/onlineExp/mooneyTD/img/tt/593tt.jpg","mens",2806]["105",1,4,"pre","http://www.sandervandecruys.be/onlineExp/mooneyTD/img/tt/853tt.jpg","plakband",5572]["105",2,4,"pre","http://www.sandervandecruys.be/onlineExp/mooneyTD/img/tt/874tt.jpg","wiel",2835]["105",3,4,"pre","http://www.sandervandecruys.be/onlineExp/mooneyTD/img/tt/863tt.jpg","boot",2132]["105",4,4,"pre","http://www.sandervandecruys.be/onlineExp/mooneyTD/img/tt/021tt.jpg","",14707]["105",5,4,"pre","http://www.sandervandecruys.be/onlineExp/mooneyTD/img/tt/823tt.jpg","dier",3814]["105",6,4,"pre","http://www.sandervandecruys.be/onlineExp/mooneyTD/img/tt/729tt.jpg","slang",2351]["105",7,4,"pre","http://www.sandervandecruys.be/onlineExp/mooneyTD/img/tt/608tt.jpg","aap",2350]["105",8,4,"pre","http://www.sandervandecruys.be/onlineExp/mooneyTD/img/tt/676tt.jpg","machine",4434]["105",9,4,"pre","http://www.sandervandecruys.be/onlineExp/mooneyTD/img/tt/562tt.jpg","",4491]["105",0,4,"post","http://www.sandervandecruys.be/onlineExp/mooneyTD/img/tt/729tt.jpg","kat",8007]["105",1,4,"post","http://www.sandervandecruys.be/onlineExp/mooneyTD/img/tt/021tt.jpg","kat",1640]["105",2,4,"post","http://www.sandervandecruys.be/onlineExp/mooneyTD/img/tt/562tt.jpg","broodrooster",4346]["105",3,4,"post","http://www.sandervandecruys.be/onlineExp/mooneyTD/img/tt/676tt.jpg","huis",2212]["105",4,4,"post","http://www.sandervandecruys.be/onlineExp/mooneyTD/img/tt/874tt.jpg","gasvuur",5229]["105",5,4,"post","http://www.sandervandecruys.be/onlineExp/mooneyTD/img/tt/608tt.jpg","vluchtelingen",9848]["105",6,4,"post","http://www.sandervandecruys.be/onlineExp/mooneyTD/img/tt/853tt.jpg","fluit",2294]["105",7,4,"post","http://www.sandervandecruys.be/onlineExp/mooneyTD/img/tt/593tt.jpg","twee mensen",7030]["105",8,4,"post","http://www.sandervandecruys.be/onlineExp/mooneyTD/img/tt/863tt.jpg","stoel",2274]["105",9,4,"post","http://www.sandervandecruys.be/onlineExp/mooneyTD/img/tt/823tt.jpg","koala",3979]["105",0,5,"pre","http://www.sandervandecruys.be/onlineExp/mooneyTD/img/tt/018tt.jpg","bannaan",3139]["105",1,5,"pre","http://www.sandervandecruys.be/onlineExp/mooneyTD/img/tt/062tt.jpg","varken",3274]["105",2,5,"pre","http://www.sandervandecruys.be/onlineExp/mooneyTD/img/tt/025tt.jpg","schoen",2816]["105",3,5,"pre","http://www.sandervandecruys.be/onlineExp/mooneyTD/img/tt/559tt.jpg","kikker",2013]["105",4,5,"pre","http://www.sandervandecruys.be/onlineExp/mooneyTD/img/tt/030tt.jpg","roos",3894]["105",5,5,"pre","http://www.sandervandecruys.be/onlineExp/mooneyTD/img/tt/148tt.jpg","kikker",3073]["105",6,5,"pre","http://www.sandervandecruys.be/onlineExp/mooneyTD/img/tt/609tt.jpg","chieta",9716]["105",7,5,"pre","http://www.sandervandecruys.be/onlineExp/mooneyTD/img/tt/429tt.jpg","slang",2947]["105",8,5,"pre","http://www.sandervandecruys.be/onlineExp/mooneyTD/img/tt/558tt.jpg","slang",2446]["105",9,5,"pre","http://www.sandervandecruys.be/onlineExp/mooneyTD/img/tt/728tt.jpg","leeuw",3136]["105",0,5,"post","http://www.sandervandecruys.be/onlineExp/mooneyTD/img/tt/429tt.jpg","slang",1795]["105",1,5,"post","http://www.sandervandecruys.be/onlineExp/mooneyTD/img/tt/030tt.jpg","sinaasappel",5481]["105",2,5,"post","http://www.sandervandecruys.be/onlineExp/mooneyTD/img/tt/025tt.jpg","konijn",2865]["105",3,5,"post","http://www.sandervandecruys.be/onlineExp/mooneyTD/img/tt/728tt.jpg","kikker",3354]["105",4,5,"post","http://www.sandervandecruys.be/onlineExp/mooneyTD/img/tt/062tt.jpg","hond",2692]["105",5,5,"post","http://www.sandervandecruys.be/onlineExp/mooneyTD/img/tt/609tt.jpg","jaguar",12574]["105",6,5,"post","http://www.sandervandecruys.be/onlineExp/mooneyTD/img/tt/559tt.jpg","reptiel",3466]["105",7,5,"post","http://www.sandervandecruys.be/onlineExp/mooneyTD/img/tt/558tt.jpg","slang",2055]["105",8,5,"post","http://www.sandervandecruys.be/onlineExp/mooneyTD/img/tt/018tt.jpg","roos",1802]["105",9,5,"post","http://www.sandervandecruys.be/onlineExp/mooneyTD/img/tt/148tt.jpg","kikker",2083]</text:p>
          </table:table-cell>
          <table:table-cell table:number-columns-repeated="253"/>
        </table:table-row>
        <table:table-row table:style-name="ro1">
          <table:table-cell office:value-type="date" office:date-value="2016-02-08T12:16:29" calcext:value-type="date">
            <text:p>2/8/2016 12:16:2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["106",0,0,"pre","http://www.sandervandecruys.be/onlineExp/mooneyTD/img/tt/017tt.jpg","spinnen",12870]["106",1,0,"pre","http://www.sandervandecruys.be/onlineExp/mooneyTD/img/tt/728tt.jpg","man ",10711]["106",2,0,"pre","http://www.sandervandecruys.be/onlineExp/mooneyTD/img/tt/609tt.jpg","bergen",2361]["106",3,0,"pre","http://www.sandervandecruys.be/onlineExp/mooneyTD/img/tt/871tt.jpg","akkerveld",6619]["106",4,0,"pre","http://www.sandervandecruys.be/onlineExp/mooneyTD/img/tt/573tt.jpg","geraamtes",12224]["106",5,0,"pre","http://www.sandervandecruys.be/onlineExp/mooneyTD/img/tt/792tt.jpg","maïs",9318]["106",6,0,"pre","http://www.sandervandecruys.be/onlineExp/mooneyTD/img/tt/018tt.jpg","tornado",16102]["106",7,0,"pre","http://www.sandervandecruys.be/onlineExp/mooneyTD/img/tt/184tt.jpg","vogel",2673]["106",8,0,"pre","http://www.sandervandecruys.be/onlineExp/mooneyTD/img/tt/853tt.jpg","viool",4929]["106",9,0,"pre","http://www.sandervandecruys.be/onlineExp/mooneyTD/img/tt/003tt.jpg","kreeft",2451]["106",0,0,"post","http://www.sandervandecruys.be/onlineExp/mooneyTD/img/tt/018tt.jpg","ananas",32776]["106",1,0,"post","http://www.sandervandecruys.be/onlineExp/mooneyTD/img/tt/609tt.jpg","luipaard",11907]["106",2,0,"post","http://www.sandervandecruys.be/onlineExp/mooneyTD/img/tt/017tt.jpg","ananassen",2821]["106",3,0,"post","http://www.sandervandecruys.be/onlineExp/mooneyTD/img/tt/728tt.jpg","uil",1267]["106",4,0,"post","http://www.sandervandecruys.be/onlineExp/mooneyTD/img/tt/792tt.jpg","ananas",2754]["106",5,0,"post","http://www.sandervandecruys.be/onlineExp/mooneyTD/img/tt/871tt.jpg","man op veld",5741]["106",6,0,"post","http://www.sandervandecruys.be/onlineExp/mooneyTD/img/tt/003tt.jpg","arend",38782]["106",7,0,"post","http://www.sandervandecruys.be/onlineExp/mooneyTD/img/tt/573tt.jpg","trein",2858]["106",8,0,"post","http://www.sandervandecruys.be/onlineExp/mooneyTD/img/tt/853tt.jpg","fluitje",1819]["106",9,0,"post","http://www.sandervandecruys.be/onlineExp/mooneyTD/img/tt/184tt.jpg","vorken",2262]["106",0,1,"pre","http://www.sandervandecruys.be/onlineExp/mooneyTD/img/tt/533tt.jpg","masker",2751]["106",1,1,"pre","http://www.sandervandecruys.be/onlineExp/mooneyTD/img/tt/593tt.jpg","bloem",9212]["106",2,1,"pre","http://www.sandervandecruys.be/onlineExp/mooneyTD/img/tt/721tt.jpg","broek",2067]["106",3,1,"pre","http://www.sandervandecruys.be/onlineExp/mooneyTD/img/tt/273tt.jpg","schimmel",5434]["106",4,1,"pre","http://www.sandervandecruys.be/onlineExp/mooneyTD/img/tt/691tt.jpg","vlinder",13884]["106",5,1,"pre","http://www.sandervandecruys.be/onlineExp/mooneyTD/img/tt/192tt.jpg","rups",1582]["106",6,1,"pre","http://www.sandervandecruys.be/onlineExp/mooneyTD/img/tt/400tt.jpg","schaar",2504]["106",7,1,"pre","http://www.sandervandecruys.be/onlineExp/mooneyTD/img/tt/745tt.jpg","piano",2847]["106",8,1,"pre","http://www.sandervandecruys.be/onlineExp/mooneyTD/img/tt/576tt.jpg","man",1854]["106",9,1,"pre","http://www.sandervandecruys.be/onlineExp/mooneyTD/img/tt/001tt.jpg","brommer",1789]["106",0,1,"post","http://www.sandervandecruys.be/onlineExp/mooneyTD/img/tt/001tt.jpg","brommer",1619]["106",1,1,"post","http://www.sandervandecruys.be/onlineExp/mooneyTD/img/tt/400tt.jpg","tang",1331]["106",2,1,"post","http://www.sandervandecruys.be/onlineExp/mooneyTD/img/tt/721tt.jpg","pompelmoes",4570]["106",3,1,"post","http://www.sandervandecruys.be/onlineExp/mooneyTD/img/tt/593tt.jpg","man",1809]["106",4,1,"post","http://www.sandervandecruys.be/onlineExp/mooneyTD/img/tt/745tt.jpg","piano",1132]["106",5,1,"post","http://www.sandervandecruys.be/onlineExp/mooneyTD/img/tt/273tt.jpg","salamander",2534]["106",6,1,"post","http://www.sandervandecruys.be/onlineExp/mooneyTD/img/tt/691tt.jpg","tijger",2414]["106",7,1,"post","http://www.sandervandecruys.be/onlineExp/mooneyTD/img/tt/576tt.jpg","vlinder",5558]["106",8,1,"post","http://www.sandervandecruys.be/onlineExp/mooneyTD/img/tt/533tt.jpg","vlinder",1774]["106",9,1,"post","http://www.sandervandecruys.be/onlineExp/mooneyTD/img/tt/192tt.jpg","kattensnuit",2412]["106",0,2,"pre","http://www.sandervandecruys.be/onlineExp/mooneyTD/img/tt/858tt.jpg","skateboard",3124]["106",1,2,"pre","http://www.sandervandecruys.be/onlineExp/mooneyTD/img/tt/021tt.jpg","kat",2074]["106",2,2,"pre","http://www.sandervandecruys.be/onlineExp/mooneyTD/img/tt/015tt.jpg","leeuxw",2139]["106",3,2,"pre","http://www.sandervandecruys.be/onlineExp/mooneyTD/img/tt/595tt.jpg","nagel",2076]["106",4,2,"pre","http://www.sandervandecruys.be/onlineExp/mooneyTD/img/tt/559tt.jpg","vis",1469]["106",5,2,"pre","http://www.sandervandecruys.be/onlineExp/mooneyTD/img/tt/039tt.jpg","vlinder",2830]["106",6,2,"pre","http://www.sandervandecruys.be/onlineExp/mooneyTD/img/tt/738tt.jpg","appel",1196]["106",7,2,"pre","http://www.sandervandecruys.be/onlineExp/mooneyTD/img/tt/006tt.jpg","speeksel",1863]["106",8,2,"pre","http://www.sandervandecruys.be/onlineExp/mooneyTD/img/tt/292tt.jpg","vleermuis",2622]["106",9,2,"pre","http://www.sandervandecruys.be/onlineExp/mooneyTD/img/tt/863tt.jpg","harmonica",11937]["106",0,2,"post","http://www.sandervandecruys.be/onlineExp/mooneyTD/img/tt/039tt.jpg","paprika",9836]["106",1,2,"post","http://www.sandervandecruys.be/onlineExp/mooneyTD/img/tt/559tt.jpg","kikker",1297]["106",2,2,"post","http://www.sandervandecruys.be/onlineExp/mooneyTD/img/tt/015tt.jpg","leeuw",990]["106",3,2,"post","http://www.sandervandecruys.be/onlineExp/mooneyTD/img/tt/006tt.jpg","kwal",1162]["106",4,2,"post","http://www.sandervandecruys.be/onlineExp/mooneyTD/img/tt/595tt.jpg","walrus",1341]["106",5,2,"post","http://www.sandervandecruys.be/onlineExp/mooneyTD/img/tt/863tt.jpg","stoel",1232]["106",6,2,"post","http://www.sandervandecruys.be/onlineExp/mooneyTD/img/tt/858tt.jpg","skiër",8654]["106",7,2,"post","http://www.sandervandecruys.be/onlineExp/mooneyTD/img/tt/738tt.jpg","paprika",1407]["106",8,2,"post","http://www.sandervandecruys.be/onlineExp/mooneyTD/img/tt/021tt.jpg","kat",1698]["106",9,2,"post","http://www.sandervandecruys.be/onlineExp/mooneyTD/img/tt/292tt.jpg","eekhoorn",3658]["106",0,3,"pre","http://www.sandervandecruys.be/onlineExp/mooneyTD/img/tt/562tt.jpg","brood",2646]["106",1,3,"pre","http://www.sandervandecruys.be/onlineExp/mooneyTD/img/tt/045tt.jpg","hond",3505]["106",2,3,"pre","http://www.sandervandecruys.be/onlineExp/mooneyTD/img/tt/025tt.jpg","konijn",1204]["106",3,3,"pre","http://www.sandervandecruys.be/onlineExp/mooneyTD/img/tt/643tt.jpg","piano",1991]["106",4,3,"pre","http://www.sandervandecruys.be/onlineExp/mooneyTD/img/tt/013tt.jpg","leguaan",3337]["106",5,3,"pre","http://www.sandervandecruys.be/onlineExp/mooneyTD/img/tt/030tt.jpg","sinaasappel",2569]["106",6,3,"pre","http://www.sandervandecruys.be/onlineExp/mooneyTD/img/tt/872tt.jpg","rups",1542]["106",7,3,"pre","http://www.sandervandecruys.be/onlineExp/mooneyTD/img/tt/005tt.jpg","wc",1067]["106",8,3,"pre","http://www.sandervandecruys.be/onlineExp/mooneyTD/img/tt/558tt.jpg","kikker",1900]["106",9,3,"pre","http://www.sandervandecruys.be/onlineExp/mooneyTD/img/tt/676tt.jpg","park",2938]["106",0,3,"post","http://www.sandervandecruys.be/onlineExp/mooneyTD/img/tt/558tt.jpg","kikker",1112]["106",1,3,"post","http://www.sandervandecruys.be/onlineExp/mooneyTD/img/tt/872tt.jpg","vlinder",3458]["106",2,3,"post","http://www.sandervandecruys.be/onlineExp/mooneyTD/img/tt/676tt.jpg","huis",2291]["106",3,3,"post","http://www.sandervandecruys.be/onlineExp/mooneyTD/img/tt/013tt.jpg","leguaan",2029]["106",4,3,"post","http://www.sandervandecruys.be/onlineExp/mooneyTD/img/tt/643tt.jpg","boekentas",3553]["106",5,3,"post","http://www.sandervandecruys.be/onlineExp/mooneyTD/img/tt/005tt.jpg","wc",1392]["106",6,3,"post","http://www.sandervandecruys.be/onlineExp/mooneyTD/img/tt/025tt.jpg","konijn",1589]["106",7,3,"post","http://www.sandervandecruys.be/onlineExp/mooneyTD/img/tt/045tt.jpg","kameleon",6319]["106",8,3,"post","http://www.sandervandecruys.be/onlineExp/mooneyTD/img/tt/030tt.jpg","sinaasappel",2750]["106",9,3,"post","http://www.sandervandecruys.be/onlineExp/mooneyTD/img/tt/562tt.jpg","broodrooster",2328]["106",0,4,"pre","http://www.sandervandecruys.be/onlineExp/mooneyTD/img/tt/859tt.jpg","schildpad",2983]["106",1,4,"pre","http://www.sandervandecruys.be/onlineExp/mooneyTD/img/tt/655tt.jpg","koe",1712]["106",2,4,"pre","http://www.sandervandecruys.be/onlineExp/mooneyTD/img/tt/148tt.jpg","konijn",3534]["106",3,4,"pre","http://www.sandervandecruys.be/onlineExp/mooneyTD/img/tt/062tt.jpg","bal",2155]["106",4,4,"pre","http://www.sandervandecruys.be/onlineExp/mooneyTD/img/tt/823tt.jpg","kikker",1667]["106",5,4,"pre","http://www.sandervandecruys.be/onlineExp/mooneyTD/img/tt/007tt.jpg","piano",2202]["106",6,4,"pre","http://www.sandervandecruys.be/onlineExp/mooneyTD/img/tt/661tt.jpg","eend",744]["106",7,4,"pre","http://www.sandervandecruys.be/onlineExp/mooneyTD/img/tt/404tt.jpg","rups",3400]["106",8,4,"pre","http://www.sandervandecruys.be/onlineExp/mooneyTD/img/tt/864tt.jpg","bloem",1829]["106",9,4,"pre","http://www.sandervandecruys.be/onlineExp/mooneyTD/img/tt/874tt.jpg","spinnewiel",3313]["106",0,4,"post","http://www.sandervandecruys.be/onlineExp/mooneyTD/img/tt/404tt.jpg","bloem",1510]["106",1,4,"post","http://www.sandervandecruys.be/onlineExp/mooneyTD/img/tt/655tt.jpg","ezels",1206]["106",2,4,"post","http://www.sandervandecruys.be/onlineExp/mooneyTD/img/tt/859tt.jpg","kangoerou",1956]["106",3,4,"post","http://www.sandervandecruys.be/onlineExp/mooneyTD/img/tt/864tt.jpg","parasol",2185]["106",4,4,"post","http://www.sandervandecruys.be/onlineExp/mooneyTD/img/tt/062tt.jpg","hond",798]["106",5,4,"post","http://www.sandervandecruys.be/onlineExp/mooneyTD/img/tt/148tt.jpg","kikker",1629]["106",6,4,"post","http://www.sandervandecruys.be/onlineExp/mooneyTD/img/tt/007tt.jpg","piano",1231]["106",7,4,"post","http://www.sandervandecruys.be/onlineExp/mooneyTD/img/tt/661tt.jpg","eend",938]["106",8,4,"post","http://www.sandervandecruys.be/onlineExp/mooneyTD/img/tt/874tt.jpg","aardgas(vuur)",5459]["106",9,4,"post","http://www.sandervandecruys.be/onlineExp/mooneyTD/img/tt/823tt.jpg","koala",12052]["106",0,5,"pre","http://www.sandervandecruys.be/onlineExp/mooneyTD/img/tt/873tt.jpg","olifant",2346]["106",1,5,"pre","http://www.sandervandecruys.be/onlineExp/mooneyTD/img/tt/608tt.jpg","",1610]["106",2,5,"pre","http://www.sandervandecruys.be/onlineExp/mooneyTD/img/tt/812tt.jpg","kever",2751]["106",3,5,"pre","http://www.sandervandecruys.be/onlineExp/mooneyTD/img/tt/127tt.jpg","auto",1112]["106",4,5,"pre","http://www.sandervandecruys.be/onlineExp/mooneyTD/img/tt/560tt.jpg","",708]["106",5,5,"pre","http://www.sandervandecruys.be/onlineExp/mooneyTD/img/tt/623tt.jpg","kikker",2590]["106",6,5,"pre","http://www.sandervandecruys.be/onlineExp/mooneyTD/img/tt/683tt.jpg","kikker",1880]["106",7,5,"pre","http://www.sandervandecruys.be/onlineExp/mooneyTD/img/tt/429tt.jpg","rups",1733]["106",8,5,"pre","http://www.sandervandecruys.be/onlineExp/mooneyTD/img/tt/729tt.jpg","eend",778]["106",9,5,"pre","http://www.sandervandecruys.be/onlineExp/mooneyTD/img/tt/556tt.jpg","wcpapiuer",5173]["106",0,5,"post","http://www.sandervandecruys.be/onlineExp/mooneyTD/img/tt/729tt.jpg","eenden",3202]["106",1,5,"post","http://www.sandervandecruys.be/onlineExp/mooneyTD/img/tt/623tt.jpg","olifant",1804]["106",2,5,"post","http://www.sandervandecruys.be/onlineExp/mooneyTD/img/tt/429tt.jpg","vrouw",5311]["106",3,5,"post","http://www.sandervandecruys.be/onlineExp/mooneyTD/img/tt/560tt.jpg","kikker",1426]["106",4,5,"post","http://www.sandervandecruys.be/onlineExp/mooneyTD/img/tt/873tt.jpg","olifant",1978]["106",5,5,"post","http://www.sandervandecruys.be/onlineExp/mooneyTD/img/tt/127tt.jpg","hut",2257]["106",6,5,"post","http://www.sandervandecruys.be/onlineExp/mooneyTD/img/tt/812tt.jpg","meikever",2007]["106",7,5,"post","http://www.sandervandecruys.be/onlineExp/mooneyTD/img/tt/556tt.jpg","horloge",3151]["106",8,5,"post","http://www.sandervandecruys.be/onlineExp/mooneyTD/img/tt/683tt.jpg","koala",1687]["106",9,5,"post","http://www.sandervandecruys.be/onlineExp/mooneyTD/img/tt/608tt.jpg","vrouw",1587]</text:p>
          </table:table-cell>
          <table:table-cell table:number-columns-repeated="253"/>
        </table:table-row>
        <table:table-row table:style-name="ro1">
          <table:table-cell office:value-type="date" office:date-value="2016-02-08T15:48:35" calcext:value-type="date">
            <text:p>2/8/2016 15:48:3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"107",0,0,"pre","http://www.sandervandecruys.be/onlineExp/mooneyTD/img/tt/062tt.jpg","aarde",12489]["107",1,0,"pre","http://www.sandervandecruys.be/onlineExp/mooneyTD/img/tt/623tt.jpg","olifant",5235]["107",2,0,"pre","http://www.sandervandecruys.be/onlineExp/mooneyTD/img/tt/864tt.jpg","flamingo",8722]["107",3,0,"pre","http://www.sandervandecruys.be/onlineExp/mooneyTD/img/tt/661tt.jpg","bos",6877]["107",4,0,"pre","http://www.sandervandecruys.be/onlineExp/mooneyTD/img/tt/728tt.jpg","gorilla",4922]["107",5,0,"pre","http://www.sandervandecruys.be/onlineExp/mooneyTD/img/tt/573tt.jpg","bus",4215]["107",6,0,"pre","http://www.sandervandecruys.be/onlineExp/mooneyTD/img/tt/683tt.jpg","",7582]["107",7,0,"pre","http://www.sandervandecruys.be/onlineExp/mooneyTD/img/tt/609tt.jpg","wolf",8724]["107",8,0,"pre","http://www.sandervandecruys.be/onlineExp/mooneyTD/img/tt/871tt.jpg","man",5166]["107",9,0,"pre","http://www.sandervandecruys.be/onlineExp/mooneyTD/img/tt/556tt.jpg","horloge",6312]["107",0,0,"post","http://www.sandervandecruys.be/onlineExp/mooneyTD/img/tt/609tt.jpg","jaguar",5690]["107",1,0,"post","http://www.sandervandecruys.be/onlineExp/mooneyTD/img/tt/623tt.jpg","olifant",3238]["107",2,0,"post","http://www.sandervandecruys.be/onlineExp/mooneyTD/img/tt/556tt.jpg","horloge",3930]["107",3,0,"post","http://www.sandervandecruys.be/onlineExp/mooneyTD/img/tt/864tt.jpg","parasol",4587]["107",4,0,"post","http://www.sandervandecruys.be/onlineExp/mooneyTD/img/tt/728tt.jpg","eend",6613]["107",5,0,"post","http://www.sandervandecruys.be/onlineExp/mooneyTD/img/tt/871tt.jpg","man",3317]["107",6,0,"post","http://www.sandervandecruys.be/onlineExp/mooneyTD/img/tt/683tt.jpg","koala",3312]["107",7,0,"post","http://www.sandervandecruys.be/onlineExp/mooneyTD/img/tt/661tt.jpg","eend",2902]["107",8,0,"post","http://www.sandervandecruys.be/onlineExp/mooneyTD/img/tt/062tt.jpg","hond",4042]["107",9,0,"post","http://www.sandervandecruys.be/onlineExp/mooneyTD/img/tt/573tt.jpg","trein",3323]["107",0,1,"pre","http://www.sandervandecruys.be/onlineExp/mooneyTD/img/tt/558tt.jpg","kalkoen",4009]["107",1,1,"pre","http://www.sandervandecruys.be/onlineExp/mooneyTD/img/tt/400tt.jpg","vliegtuig",5264]["107",2,1,"pre","http://www.sandervandecruys.be/onlineExp/mooneyTD/img/tt/148tt.jpg","man",9512]["107",3,1,"pre","http://www.sandervandecruys.be/onlineExp/mooneyTD/img/tt/045tt.jpg","pauw",5288]["107",4,1,"pre","http://www.sandervandecruys.be/onlineExp/mooneyTD/img/tt/001tt.jpg","wagen",5374]["107",5,1,"pre","http://www.sandervandecruys.be/onlineExp/mooneyTD/img/tt/005tt.jpg","wiel",6906]["107",6,1,"pre","http://www.sandervandecruys.be/onlineExp/mooneyTD/img/tt/533tt.jpg","panda",3506]["107",7,1,"pre","http://www.sandervandecruys.be/onlineExp/mooneyTD/img/tt/738tt.jpg","motor",3361]["107",8,1,"pre","http://www.sandervandecruys.be/onlineExp/mooneyTD/img/tt/655tt.jpg","",2851]["107",9,1,"pre","http://www.sandervandecruys.be/onlineExp/mooneyTD/img/tt/006tt.jpg","spin",5837]["107",0,1,"post","http://www.sandervandecruys.be/onlineExp/mooneyTD/img/tt/006tt.jpg","kwal",6007]["107",1,1,"post","http://www.sandervandecruys.be/onlineExp/mooneyTD/img/tt/400tt.jpg","tang",2176]["107",2,1,"post","http://www.sandervandecruys.be/onlineExp/mooneyTD/img/tt/045tt.jpg","kikker",7949]["107",3,1,"post","http://www.sandervandecruys.be/onlineExp/mooneyTD/img/tt/655tt.jpg","ezels",5568]["107",4,1,"post","http://www.sandervandecruys.be/onlineExp/mooneyTD/img/tt/001tt.jpg","motor",4363]["107",5,1,"post","http://www.sandervandecruys.be/onlineExp/mooneyTD/img/tt/148tt.jpg","kikker",5810]["107",6,1,"post","http://www.sandervandecruys.be/onlineExp/mooneyTD/img/tt/005tt.jpg","toilet",8416]["107",7,1,"post","http://www.sandervandecruys.be/onlineExp/mooneyTD/img/tt/558tt.jpg","pad",3657]["107",8,1,"post","http://www.sandervandecruys.be/onlineExp/mooneyTD/img/tt/533tt.jpg","vlinder",3157]["107",9,1,"post","http://www.sandervandecruys.be/onlineExp/mooneyTD/img/tt/738tt.jpg","paprika",3842]["107",0,2,"pre","http://www.sandervandecruys.be/onlineExp/mooneyTD/img/tt/874tt.jpg","lamp",3558]["107",1,2,"pre","http://www.sandervandecruys.be/onlineExp/mooneyTD/img/tt/292tt.jpg","krokodil",5737]["107",2,2,"pre","http://www.sandervandecruys.be/onlineExp/mooneyTD/img/tt/127tt.jpg","caravan",19454]["107",3,2,"pre","http://www.sandervandecruys.be/onlineExp/mooneyTD/img/tt/721tt.jpg","sinaasappel",10093]["107",4,2,"pre","http://www.sandervandecruys.be/onlineExp/mooneyTD/img/tt/007tt.jpg","piano",4293]["107",5,2,"pre","http://www.sandervandecruys.be/onlineExp/mooneyTD/img/tt/576tt.jpg","",2237]["107",6,2,"pre","http://www.sandervandecruys.be/onlineExp/mooneyTD/img/tt/859tt.jpg","roofvogel",4634]["107",7,2,"pre","http://www.sandervandecruys.be/onlineExp/mooneyTD/img/tt/039tt.jpg","hoofd",5791]["107",8,2,"pre","http://www.sandervandecruys.be/onlineExp/mooneyTD/img/tt/873tt.jpg","olifant",3382]["107",9,2,"pre","http://www.sandervandecruys.be/onlineExp/mooneyTD/img/tt/853tt.jpg","fluitje",4410]["107",0,2,"post","http://www.sandervandecruys.be/onlineExp/mooneyTD/img/tt/873tt.jpg","olifant",2670]["107",1,2,"post","http://www.sandervandecruys.be/onlineExp/mooneyTD/img/tt/007tt.jpg","piano",3173]["107",2,2,"post","http://www.sandervandecruys.be/onlineExp/mooneyTD/img/tt/576tt.jpg","trompet",4939]["107",3,2,"post","http://www.sandervandecruys.be/onlineExp/mooneyTD/img/tt/853tt.jpg","fluitje",3752]["107",4,2,"post","http://www.sandervandecruys.be/onlineExp/mooneyTD/img/tt/859tt.jpg","kangeroe",5291]["107",5,2,"post","http://www.sandervandecruys.be/onlineExp/mooneyTD/img/tt/721tt.jpg","sinaasappel",4758]["107",6,2,"post","http://www.sandervandecruys.be/onlineExp/mooneyTD/img/tt/127tt.jpg","huisje",4482]["107",7,2,"post","http://www.sandervandecruys.be/onlineExp/mooneyTD/img/tt/039tt.jpg","bloem",2607]["107",8,2,"post","http://www.sandervandecruys.be/onlineExp/mooneyTD/img/tt/874tt.jpg","vuur",5719]["107",9,2,"post","http://www.sandervandecruys.be/onlineExp/mooneyTD/img/tt/292tt.jpg","eekhoorn",3909]["107",0,3,"pre","http://www.sandervandecruys.be/onlineExp/mooneyTD/img/tt/858tt.jpg","jager",3232]["107",1,3,"pre","http://www.sandervandecruys.be/onlineExp/mooneyTD/img/tt/562tt.jpg","scheermes",10503]["107",2,3,"pre","http://www.sandervandecruys.be/onlineExp/mooneyTD/img/tt/595tt.jpg","",2959]["107",3,3,"pre","http://www.sandervandecruys.be/onlineExp/mooneyTD/img/tt/013tt.jpg","jaguar",4818]["107",4,3,"pre","http://www.sandervandecruys.be/onlineExp/mooneyTD/img/tt/729tt.jpg","vlinder",3131]["107",5,3,"pre","http://www.sandervandecruys.be/onlineExp/mooneyTD/img/tt/429tt.jpg","kikker",3212]["107",6,3,"pre","http://www.sandervandecruys.be/onlineExp/mooneyTD/img/tt/608tt.jpg","man",2445]["107",7,3,"pre","http://www.sandervandecruys.be/onlineExp/mooneyTD/img/tt/823tt.jpg","panda",2843]["107",8,3,"pre","http://www.sandervandecruys.be/onlineExp/mooneyTD/img/tt/863tt.jpg","skelet",3457]["107",9,3,"pre","http://www.sandervandecruys.be/onlineExp/mooneyTD/img/tt/273tt.jpg","kameleon",7617]["107",0,3,"post","http://www.sandervandecruys.be/onlineExp/mooneyTD/img/tt/013tt.jpg","jaguar",4108]["107",1,3,"post","http://www.sandervandecruys.be/onlineExp/mooneyTD/img/tt/562tt.jpg","",9525]["107",2,3,"post","http://www.sandervandecruys.be/onlineExp/mooneyTD/img/tt/608tt.jpg","vrouw",4671]["107",3,3,"post","http://www.sandervandecruys.be/onlineExp/mooneyTD/img/tt/273tt.jpg","hagedis",3697]["107",4,3,"post","http://www.sandervandecruys.be/onlineExp/mooneyTD/img/tt/863tt.jpg","stoel",2938]["107",5,3,"post","http://www.sandervandecruys.be/onlineExp/mooneyTD/img/tt/429tt.jpg","koala",7172]["107",6,3,"post","http://www.sandervandecruys.be/onlineExp/mooneyTD/img/tt/858tt.jpg","skier",3211]["107",7,3,"post","http://www.sandervandecruys.be/onlineExp/mooneyTD/img/tt/595tt.jpg","walvis",4484]["107",8,3,"post","http://www.sandervandecruys.be/onlineExp/mooneyTD/img/tt/823tt.jpg","koala",6973]["107",9,3,"post","http://www.sandervandecruys.be/onlineExp/mooneyTD/img/tt/729tt.jpg","vlinder",6414]["107",0,4,"pre","http://www.sandervandecruys.be/onlineExp/mooneyTD/img/tt/593tt.jpg","beren",4896]["107",1,4,"pre","http://www.sandervandecruys.be/onlineExp/mooneyTD/img/tt/404tt.jpg","bloem",2659]["107",2,4,"pre","http://www.sandervandecruys.be/onlineExp/mooneyTD/img/tt/560tt.jpg","ei",2262]["107",3,4,"pre","http://www.sandervandecruys.be/onlineExp/mooneyTD/img/tt/018tt.jpg","roos",2366]["107",4,4,"pre","http://www.sandervandecruys.be/onlineExp/mooneyTD/img/tt/812tt.jpg","kever",3228]["107",5,4,"pre","http://www.sandervandecruys.be/onlineExp/mooneyTD/img/tt/643tt.jpg","snowboard",6716]["107",6,4,"pre","http://www.sandervandecruys.be/onlineExp/mooneyTD/img/tt/792tt.jpg","mais",2700]["107",7,4,"pre","http://www.sandervandecruys.be/onlineExp/mooneyTD/img/tt/691tt.jpg","",1206]["107",8,4,"pre","http://www.sandervandecruys.be/onlineExp/mooneyTD/img/tt/745tt.jpg","piano",5044]["107",9,4,"pre","http://www.sandervandecruys.be/onlineExp/mooneyTD/img/tt/003tt.jpg","bloem",5744]["107",0,4,"post","http://www.sandervandecruys.be/onlineExp/mooneyTD/img/tt/003tt.jpg","slang",3518]["107",1,4,"post","http://www.sandervandecruys.be/onlineExp/mooneyTD/img/tt/593tt.jpg","man",9169]["107",2,4,"post","http://www.sandervandecruys.be/onlineExp/mooneyTD/img/tt/643tt.jpg","tas",2685]["107",3,4,"post","http://www.sandervandecruys.be/onlineExp/mooneyTD/img/tt/018tt.jpg","roos",1671]["107",4,4,"post","http://www.sandervandecruys.be/onlineExp/mooneyTD/img/tt/745tt.jpg","piano",2134]["107",5,4,"post","http://www.sandervandecruys.be/onlineExp/mooneyTD/img/tt/792tt.jpg","ananas",4055]["107",6,4,"post","http://www.sandervandecruys.be/onlineExp/mooneyTD/img/tt/404tt.jpg","bloem",1942]["107",7,4,"post","http://www.sandervandecruys.be/onlineExp/mooneyTD/img/tt/812tt.jpg","kever",1991]["107",8,4,"post","http://www.sandervandecruys.be/onlineExp/mooneyTD/img/tt/691tt.jpg","tijger",13363]["107",9,4,"post","http://www.sandervandecruys.be/onlineExp/mooneyTD/img/tt/560tt.jpg","",2519]["107",0,5,"pre","http://www.sandervandecruys.be/onlineExp/mooneyTD/img/tt/676tt.jpg","tuin",3264]["107",1,5,"pre","http://www.sandervandecruys.be/onlineExp/mooneyTD/img/tt/030tt.jpg","kiwi",4964]["107",2,5,"pre","http://www.sandervandecruys.be/onlineExp/mooneyTD/img/tt/559tt.jpg","pad",3382]["107",3,5,"pre","http://www.sandervandecruys.be/onlineExp/mooneyTD/img/tt/872tt.jpg","vlinder",3589]["107",4,5,"pre","http://www.sandervandecruys.be/onlineExp/mooneyTD/img/tt/184tt.jpg","vork",3670]["107",5,5,"pre","http://www.sandervandecruys.be/onlineExp/mooneyTD/img/tt/015tt.jpg","leeuw",2440]["107",6,5,"pre","http://www.sandervandecruys.be/onlineExp/mooneyTD/img/tt/025tt.jpg","leeuwin",7572]["107",7,5,"pre","http://www.sandervandecruys.be/onlineExp/mooneyTD/img/tt/021tt.jpg","panter",3808]["107",8,5,"pre","http://www.sandervandecruys.be/onlineExp/mooneyTD/img/tt/192tt.jpg","vlinder",4216]["107",9,5,"pre","http://www.sandervandecruys.be/onlineExp/mooneyTD/img/tt/017tt.jpg","bloem",2696]["107",0,5,"post","http://www.sandervandecruys.be/onlineExp/mooneyTD/img/tt/559tt.jpg","kikker",5464]["107",1,5,"post","http://www.sandervandecruys.be/onlineExp/mooneyTD/img/tt/017tt.jpg","ananassen",5361]["107",2,5,"post","http://www.sandervandecruys.be/onlineExp/mooneyTD/img/tt/872tt.jpg","vlinder",4069]["107",3,5,"post","http://www.sandervandecruys.be/onlineExp/mooneyTD/img/tt/015tt.jpg","leeuw",2231]["107",4,5,"post","http://www.sandervandecruys.be/onlineExp/mooneyTD/img/tt/025tt.jpg","kat",4774]["107",5,5,"post","http://www.sandervandecruys.be/onlineExp/mooneyTD/img/tt/021tt.jpg","kat",1643]["107",6,5,"post","http://www.sandervandecruys.be/onlineExp/mooneyTD/img/tt/192tt.jpg","kat",1631]["107",7,5,"post","http://www.sandervandecruys.be/onlineExp/mooneyTD/img/tt/030tt.jpg","appelsien",3437]["107",8,5,"post","http://www.sandervandecruys.be/onlineExp/mooneyTD/img/tt/676tt.jpg","huis",2254]["107",9,5,"post","http://www.sandervandecruys.be/onlineExp/mooneyTD/img/tt/184tt.jpg","vorken",2727]</text:p>
          </table:table-cell>
          <table:table-cell table:number-columns-repeated="253"/>
        </table:table-row>
        <table:table-row table:style-name="ro1">
          <table:table-cell office:value-type="date" office:date-value="2016-02-09T12:06:04" calcext:value-type="date">
            <text:p>2/9/2016 12:06: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["108",0,0,"pre","http://www.sandervandecruys.be/onlineExp/mooneyTD/img/tt/013tt.jpg","vlek",7720]["108",1,0,"pre","http://www.sandervandecruys.be/onlineExp/mooneyTD/img/tt/025tt.jpg","australië",5917]["108",2,0,"pre","http://www.sandervandecruys.be/onlineExp/mooneyTD/img/tt/661tt.jpg","vlek",5503]["108",3,0,"pre","http://www.sandervandecruys.be/onlineExp/mooneyTD/img/tt/595tt.jpg","streep",7505]["108",4,0,"pre","http://www.sandervandecruys.be/onlineExp/mooneyTD/img/tt/728tt.jpg","azië",3153]["108",5,0,"pre","http://www.sandervandecruys.be/onlineExp/mooneyTD/img/tt/559tt.jpg","Middelandse-Zee",15319]["108",6,0,"pre","http://www.sandervandecruys.be/onlineExp/mooneyTD/img/tt/729tt.jpg","groenland",7085]["108",7,0,"pre","http://www.sandervandecruys.be/onlineExp/mooneyTD/img/tt/738tt.jpg","hand",3065]["108",8,0,"pre","http://www.sandervandecruys.be/onlineExp/mooneyTD/img/tt/576tt.jpg","vlekk",2564]["108",9,0,"pre","http://www.sandervandecruys.be/onlineExp/mooneyTD/img/tt/556tt.jpg","/",6585]["108",0,0,"post","http://www.sandervandecruys.be/onlineExp/mooneyTD/img/tt/738tt.jpg","eend",5787]["108",1,0,"post","http://www.sandervandecruys.be/onlineExp/mooneyTD/img/tt/661tt.jpg","vlek",4294]["108",2,0,"post","http://www.sandervandecruys.be/onlineExp/mooneyTD/img/tt/729tt.jpg","groenland",3514]["108",3,0,"post","http://www.sandervandecruys.be/onlineExp/mooneyTD/img/tt/013tt.jpg","Middellandse-Zee",9798]["108",4,0,"post","http://www.sandervandecruys.be/onlineExp/mooneyTD/img/tt/728tt.jpg","Azië",10575]["108",5,0,"post","http://www.sandervandecruys.be/onlineExp/mooneyTD/img/tt/576tt.jpg","trompet",4188]["108",6,0,"post","http://www.sandervandecruys.be/onlineExp/mooneyTD/img/tt/559tt.jpg","vlekken",8005]["108",7,0,"post","http://www.sandervandecruys.be/onlineExp/mooneyTD/img/tt/556tt.jpg","camera",5717]["108",8,0,"post","http://www.sandervandecruys.be/onlineExp/mooneyTD/img/tt/595tt.jpg","/",9184]["108",9,0,"post","http://www.sandervandecruys.be/onlineExp/mooneyTD/img/tt/025tt.jpg","konijn",3029]["108",0,1,"pre","http://www.sandervandecruys.be/onlineExp/mooneyTD/img/tt/148tt.jpg","/",5681]["108",1,1,"pre","http://www.sandervandecruys.be/onlineExp/mooneyTD/img/tt/021tt.jpg","/",2916]["108",2,1,"pre","http://www.sandervandecruys.be/onlineExp/mooneyTD/img/tt/812tt.jpg","/",1544]["108",3,1,"pre","http://www.sandervandecruys.be/onlineExp/mooneyTD/img/tt/871tt.jpg","/",1655]["108",4,1,"pre","http://www.sandervandecruys.be/onlineExp/mooneyTD/img/tt/192tt.jpg","/",1330]["108",5,1,"pre","http://www.sandervandecruys.be/onlineExp/mooneyTD/img/tt/609tt.jpg","/",2020]["108",6,1,"pre","http://www.sandervandecruys.be/onlineExp/mooneyTD/img/tt/872tt.jpg","/",2277]["108",7,1,"pre","http://www.sandervandecruys.be/onlineExp/mooneyTD/img/tt/003tt.jpg","draak",4764]["108",8,1,"pre","http://www.sandervandecruys.be/onlineExp/mooneyTD/img/tt/560tt.jpg","ei",5495]["108",9,1,"pre","http://www.sandervandecruys.be/onlineExp/mooneyTD/img/tt/643tt.jpg","boekentas",2184]["108",0,1,"post","http://www.sandervandecruys.be/onlineExp/mooneyTD/img/tt/609tt.jpg","/",2654]["108",1,1,"post","http://www.sandervandecruys.be/onlineExp/mooneyTD/img/tt/812tt.jpg","mens",1737]["108",2,1,"post","http://www.sandervandecruys.be/onlineExp/mooneyTD/img/tt/643tt.jpg","boekentas",1994]["108",3,1,"post","http://www.sandervandecruys.be/onlineExp/mooneyTD/img/tt/003tt.jpg","slan",6916]["108",4,1,"post","http://www.sandervandecruys.be/onlineExp/mooneyTD/img/tt/148tt.jpg","kikker",1666]["108",5,1,"post","http://www.sandervandecruys.be/onlineExp/mooneyTD/img/tt/192tt.jpg","kat",2072]["108",6,1,"post","http://www.sandervandecruys.be/onlineExp/mooneyTD/img/tt/560tt.jpg","ei",1625]["108",7,1,"post","http://www.sandervandecruys.be/onlineExp/mooneyTD/img/tt/021tt.jpg","kat",1635]["108",8,1,"post","http://www.sandervandecruys.be/onlineExp/mooneyTD/img/tt/871tt.jpg","mens",1745]["108",9,1,"post","http://www.sandervandecruys.be/onlineExp/mooneyTD/img/tt/872tt.jpg","/",3067]["108",0,2,"pre","http://www.sandervandecruys.be/onlineExp/mooneyTD/img/tt/683tt.jpg","",7258]["108",1,2,"pre","http://www.sandervandecruys.be/onlineExp/mooneyTD/img/tt/039tt.jpg","",1098]["108",2,2,"pre","http://www.sandervandecruys.be/onlineExp/mooneyTD/img/tt/792tt.jpg","planten",1420]["108",3,2,"pre","http://www.sandervandecruys.be/onlineExp/mooneyTD/img/tt/593tt.jpg","",646]["108",4,2,"pre","http://www.sandervandecruys.be/onlineExp/mooneyTD/img/tt/558tt.jpg","slang",1004]["108",5,2,"pre","http://www.sandervandecruys.be/onlineExp/mooneyTD/img/tt/001tt.jpg","brommer",1988]["108",6,2,"pre","http://www.sandervandecruys.be/onlineExp/mooneyTD/img/tt/007tt.jpg","piano (bovenaanzicht)",10050]["108",7,2,"pre","http://www.sandervandecruys.be/onlineExp/mooneyTD/img/tt/292tt.jpg","hert",1799]["108",8,2,"pre","http://www.sandervandecruys.be/onlineExp/mooneyTD/img/tt/184tt.jpg","vogel",1363]["108",9,2,"pre","http://www.sandervandecruys.be/onlineExp/mooneyTD/img/tt/533tt.jpg","vogel",2344]["108",0,2,"post","http://www.sandervandecruys.be/onlineExp/mooneyTD/img/tt/292tt.jpg","eekhoorn",2739]["108",1,2,"post","http://www.sandervandecruys.be/onlineExp/mooneyTD/img/tt/533tt.jpg","",2630]["108",2,2,"post","http://www.sandervandecruys.be/onlineExp/mooneyTD/img/tt/007tt.jpg","piano",1982]["108",3,2,"post","http://www.sandervandecruys.be/onlineExp/mooneyTD/img/tt/039tt.jpg","bloem",1865]["108",4,2,"post","http://www.sandervandecruys.be/onlineExp/mooneyTD/img/tt/593tt.jpg","mens",1467]["108",5,2,"post","http://www.sandervandecruys.be/onlineExp/mooneyTD/img/tt/683tt.jpg","",1090]["108",6,2,"post","http://www.sandervandecruys.be/onlineExp/mooneyTD/img/tt/184tt.jpg","vork",1655]["108",7,2,"post","http://www.sandervandecruys.be/onlineExp/mooneyTD/img/tt/001tt.jpg","brommer",3593]["108",8,2,"post","http://www.sandervandecruys.be/onlineExp/mooneyTD/img/tt/792tt.jpg","ananas",4144]["108",9,2,"post","http://www.sandervandecruys.be/onlineExp/mooneyTD/img/tt/558tt.jpg","slang",3321]["108",0,3,"pre","http://www.sandervandecruys.be/onlineExp/mooneyTD/img/tt/873tt.jpg","olifant",4052]["108",1,3,"pre","http://www.sandervandecruys.be/onlineExp/mooneyTD/img/tt/562tt.jpg","tas",2857]["108",2,3,"pre","http://www.sandervandecruys.be/onlineExp/mooneyTD/img/tt/691tt.jpg","dinosaurus",5502]["108",3,3,"pre","http://www.sandervandecruys.be/onlineExp/mooneyTD/img/tt/853tt.jpg","",2293]["108",4,3,"pre","http://www.sandervandecruys.be/onlineExp/mooneyTD/img/tt/721tt.jpg","",952]["108",5,3,"pre","http://www.sandervandecruys.be/onlineExp/mooneyTD/img/tt/745tt.jpg","piano",1707]["108",6,3,"pre","http://www.sandervandecruys.be/onlineExp/mooneyTD/img/tt/045tt.jpg","mens",815]["108",7,3,"pre","http://www.sandervandecruys.be/onlineExp/mooneyTD/img/tt/429tt.jpg","",856]["108",8,3,"pre","http://www.sandervandecruys.be/onlineExp/mooneyTD/img/tt/127tt.jpg","tractor",3343]["108",9,3,"pre","http://www.sandervandecruys.be/onlineExp/mooneyTD/img/tt/573tt.jpg","trein",2209]["108",0,3,"post","http://www.sandervandecruys.be/onlineExp/mooneyTD/img/tt/691tt.jpg","",889]["108",1,3,"post","http://www.sandervandecruys.be/onlineExp/mooneyTD/img/tt/853tt.jpg","",1202]["108",2,3,"post","http://www.sandervandecruys.be/onlineExp/mooneyTD/img/tt/573tt.jpg","trein",3825]["108",3,3,"post","http://www.sandervandecruys.be/onlineExp/mooneyTD/img/tt/562tt.jpg","",1506]["108",4,3,"post","http://www.sandervandecruys.be/onlineExp/mooneyTD/img/tt/745tt.jpg","piano",1582]["108",5,3,"post","http://www.sandervandecruys.be/onlineExp/mooneyTD/img/tt/045tt.jpg","mens",1619]["108",6,3,"post","http://www.sandervandecruys.be/onlineExp/mooneyTD/img/tt/429tt.jpg","slang",2113]["108",7,3,"post","http://www.sandervandecruys.be/onlineExp/mooneyTD/img/tt/721tt.jpg","sinaasappel",3625]["108",8,3,"post","http://www.sandervandecruys.be/onlineExp/mooneyTD/img/tt/873tt.jpg","olifant",2467]["108",9,3,"post","http://www.sandervandecruys.be/onlineExp/mooneyTD/img/tt/127tt.jpg","",1782]["108",0,4,"pre","http://www.sandervandecruys.be/onlineExp/mooneyTD/img/tt/858tt.jpg","jager",2233]["108",1,4,"pre","http://www.sandervandecruys.be/onlineExp/mooneyTD/img/tt/864tt.jpg","paraplu",2823]["108",2,4,"pre","http://www.sandervandecruys.be/onlineExp/mooneyTD/img/tt/006tt.jpg","spinnenweb",3854]["108",3,4,"pre","http://www.sandervandecruys.be/onlineExp/mooneyTD/img/tt/018tt.jpg","bloem",1628]["108",4,4,"pre","http://www.sandervandecruys.be/onlineExp/mooneyTD/img/tt/608tt.jpg","mens",971]["108",5,4,"pre","http://www.sandervandecruys.be/onlineExp/mooneyTD/img/tt/823tt.jpg","plant",2085]["108",6,4,"pre","http://www.sandervandecruys.be/onlineExp/mooneyTD/img/tt/404tt.jpg","bloem",1155]["108",7,4,"pre","http://www.sandervandecruys.be/onlineExp/mooneyTD/img/tt/676tt.jpg","tuin",1485]["108",8,4,"pre","http://www.sandervandecruys.be/onlineExp/mooneyTD/img/tt/655tt.jpg","dier",1480]["108",9,4,"pre","http://www.sandervandecruys.be/onlineExp/mooneyTD/img/tt/400tt.jpg","",5518]["108",0,4,"post","http://www.sandervandecruys.be/onlineExp/mooneyTD/img/tt/400tt.jpg","",1507]["108",1,4,"post","http://www.sandervandecruys.be/onlineExp/mooneyTD/img/tt/864tt.jpg","parasol",2059]["108",2,4,"post","http://www.sandervandecruys.be/onlineExp/mooneyTD/img/tt/404tt.jpg","bloem",1474]["108",3,4,"post","http://www.sandervandecruys.be/onlineExp/mooneyTD/img/tt/823tt.jpg","",750]["108",4,4,"post","http://www.sandervandecruys.be/onlineExp/mooneyTD/img/tt/006tt.jpg","kwal?",1723]["108",5,4,"post","http://www.sandervandecruys.be/onlineExp/mooneyTD/img/tt/608tt.jpg","mens",848]["108",6,4,"post","http://www.sandervandecruys.be/onlineExp/mooneyTD/img/tt/676tt.jpg","huisje",2815]["108",7,4,"post","http://www.sandervandecruys.be/onlineExp/mooneyTD/img/tt/655tt.jpg","ezels (2)",8446]["108",8,4,"post","http://www.sandervandecruys.be/onlineExp/mooneyTD/img/tt/858tt.jpg","mens",2365]["108",9,4,"post","http://www.sandervandecruys.be/onlineExp/mooneyTD/img/tt/018tt.jpg","bloem",1235]["108",0,5,"pre","http://www.sandervandecruys.be/onlineExp/mooneyTD/img/tt/863tt.jpg","",850]["108",1,5,"pre","http://www.sandervandecruys.be/onlineExp/mooneyTD/img/tt/273tt.jpg","",253]["108",2,5,"pre","http://www.sandervandecruys.be/onlineExp/mooneyTD/img/tt/859tt.jpg","",204]["108",3,5,"pre","http://www.sandervandecruys.be/onlineExp/mooneyTD/img/tt/015tt.jpg","",206]["108",4,5,"pre","http://www.sandervandecruys.be/onlineExp/mooneyTD/img/tt/623tt.jpg","olifant",1885]["108",5,5,"pre","http://www.sandervandecruys.be/onlineExp/mooneyTD/img/tt/005tt.jpg","horloge",2352]["108",6,5,"pre","http://www.sandervandecruys.be/onlineExp/mooneyTD/img/tt/017tt.jpg","bloem",1101]["108",7,5,"pre","http://www.sandervandecruys.be/onlineExp/mooneyTD/img/tt/874tt.jpg","wiel",1604]["108",8,5,"pre","http://www.sandervandecruys.be/onlineExp/mooneyTD/img/tt/062tt.jpg","wereld",1663]["108",9,5,"pre","http://www.sandervandecruys.be/onlineExp/mooneyTD/img/tt/030tt.jpg","potten",1830]["108",0,5,"post","http://www.sandervandecruys.be/onlineExp/mooneyTD/img/tt/015tt.jpg","leeuw",1551]["108",1,5,"post","http://www.sandervandecruys.be/onlineExp/mooneyTD/img/tt/030tt.jpg","sinaasappel",2780]["108",2,5,"post","http://www.sandervandecruys.be/onlineExp/mooneyTD/img/tt/017tt.jpg","ananas",4564]["108",3,5,"post","http://www.sandervandecruys.be/onlineExp/mooneyTD/img/tt/874tt.jpg","wiel",1666]["108",4,5,"post","http://www.sandervandecruys.be/onlineExp/mooneyTD/img/tt/005tt.jpg","toilet",1323]["108",5,5,"post","http://www.sandervandecruys.be/onlineExp/mooneyTD/img/tt/859tt.jpg","",1185]["108",6,5,"post","http://www.sandervandecruys.be/onlineExp/mooneyTD/img/tt/863tt.jpg","stoel",1412]["108",7,5,"post","http://www.sandervandecruys.be/onlineExp/mooneyTD/img/tt/273tt.jpg","hagedis",1580]["108",8,5,"post","http://www.sandervandecruys.be/onlineExp/mooneyTD/img/tt/062tt.jpg","",879]["108",9,5,"post","http://www.sandervandecruys.be/onlineExp/mooneyTD/img/tt/623tt.jpg","olifant",1472]</text:p>
          </table:table-cell>
          <table:table-cell table:number-columns-repeated="253"/>
        </table:table-row>
        <table:table-row table:style-name="ro1">
          <table:table-cell office:value-type="date" office:date-value="2016-02-09T15:56:12.000002" calcext:value-type="date">
            <text:p>2/9/2016 15:56:1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"109",0,0,"pre","http://www.sandervandecruys.be/onlineExp/mooneyTD/img/tt/593tt.jpg","boom",4955]["109",1,0,"pre","http://www.sandervandecruys.be/onlineExp/mooneyTD/img/tt/573tt.jpg","huis",4332]["109",2,0,"pre","http://www.sandervandecruys.be/onlineExp/mooneyTD/img/tt/045tt.jpg","bloem",4517]["109",3,0,"pre","http://www.sandervandecruys.be/onlineExp/mooneyTD/img/tt/030tt.jpg","klavertje vier",19996]["109",4,0,"pre","http://www.sandervandecruys.be/onlineExp/mooneyTD/img/tt/729tt.jpg","appel",5450]["109",5,0,"pre","http://www.sandervandecruys.be/onlineExp/mooneyTD/img/tt/853tt.jpg","mes",5918]["109",6,0,"pre","http://www.sandervandecruys.be/onlineExp/mooneyTD/img/tt/676tt.jpg","huis",5550]["109",7,0,"pre","http://www.sandervandecruys.be/onlineExp/mooneyTD/img/tt/013tt.jpg","mens",7459]["109",8,0,"pre","http://www.sandervandecruys.be/onlineExp/mooneyTD/img/tt/556tt.jpg","fototoestel",13022]["109",9,0,"pre","http://www.sandervandecruys.be/onlineExp/mooneyTD/img/tt/595tt.jpg","mens",5899]["109",0,0,"post","http://www.sandervandecruys.be/onlineExp/mooneyTD/img/tt/593tt.jpg","mens",5832]["109",1,0,"post","http://www.sandervandecruys.be/onlineExp/mooneyTD/img/tt/853tt.jpg","jaguar",15993]["109",2,0,"post","http://www.sandervandecruys.be/onlineExp/mooneyTD/img/tt/676tt.jpg","huis",3120]["109",3,0,"post","http://www.sandervandecruys.be/onlineExp/mooneyTD/img/tt/556tt.jpg","fluitje",6229]["109",4,0,"post","http://www.sandervandecruys.be/onlineExp/mooneyTD/img/tt/729tt.jpg","uilen",3554]["109",5,0,"post","http://www.sandervandecruys.be/onlineExp/mooneyTD/img/tt/573tt.jpg","trein",4186]["109",6,0,"post","http://www.sandervandecruys.be/onlineExp/mooneyTD/img/tt/013tt.jpg","jaguar",4792]["109",7,0,"post","http://www.sandervandecruys.be/onlineExp/mooneyTD/img/tt/045tt.jpg","huis",15212]["109",8,0,"post","http://www.sandervandecruys.be/onlineExp/mooneyTD/img/tt/030tt.jpg","appelsienen",5730]["109",9,0,"post","http://www.sandervandecruys.be/onlineExp/mooneyTD/img/tt/595tt.jpg","horloge",12066]["109",0,1,"pre","http://www.sandervandecruys.be/onlineExp/mooneyTD/img/tt/533tt.jpg","neushoorn",7290]["109",1,1,"pre","http://www.sandervandecruys.be/onlineExp/mooneyTD/img/tt/864tt.jpg","bloem",5103]["109",2,1,"pre","http://www.sandervandecruys.be/onlineExp/mooneyTD/img/tt/728tt.jpg","mens",4384]["109",3,1,"pre","http://www.sandervandecruys.be/onlineExp/mooneyTD/img/tt/691tt.jpg","boom",5760]["109",4,1,"pre","http://www.sandervandecruys.be/onlineExp/mooneyTD/img/tt/745tt.jpg","zaag",5835]["109",5,1,"pre","http://www.sandervandecruys.be/onlineExp/mooneyTD/img/tt/559tt.jpg","kikker",2937]["109",6,1,"pre","http://www.sandervandecruys.be/onlineExp/mooneyTD/img/tt/871tt.jpg","leeuw",14964]["109",7,1,"pre","http://www.sandervandecruys.be/onlineExp/mooneyTD/img/tt/015tt.jpg","aap",2781]["109",8,1,"pre","http://www.sandervandecruys.be/onlineExp/mooneyTD/img/tt/558tt.jpg","vis",2593]["109",9,1,"pre","http://www.sandervandecruys.be/onlineExp/mooneyTD/img/tt/738tt.jpg","appel",3658]["109",0,1,"post","http://www.sandervandecruys.be/onlineExp/mooneyTD/img/tt/745tt.jpg","tijger",6069]["109",1,1,"post","http://www.sandervandecruys.be/onlineExp/mooneyTD/img/tt/728tt.jpg","leeuw",9256]["109",2,1,"post","http://www.sandervandecruys.be/onlineExp/mooneyTD/img/tt/558tt.jpg","kikker",2948]["109",3,1,"post","http://www.sandervandecruys.be/onlineExp/mooneyTD/img/tt/533tt.jpg","uil",3355]["109",4,1,"post","http://www.sandervandecruys.be/onlineExp/mooneyTD/img/tt/015tt.jpg","leeuw",3470]["109",5,1,"post","http://www.sandervandecruys.be/onlineExp/mooneyTD/img/tt/691tt.jpg","tijger",7326]["109",6,1,"post","http://www.sandervandecruys.be/onlineExp/mooneyTD/img/tt/864tt.jpg","parasol",5374]["109",7,1,"post","http://www.sandervandecruys.be/onlineExp/mooneyTD/img/tt/871tt.jpg","mens",3767]["109",8,1,"post","http://www.sandervandecruys.be/onlineExp/mooneyTD/img/tt/738tt.jpg","paprika",4298]["109",9,1,"post","http://www.sandervandecruys.be/onlineExp/mooneyTD/img/tt/559tt.jpg","kikker",3481]["109",0,2,"pre","http://www.sandervandecruys.be/onlineExp/mooneyTD/img/tt/062tt.jpg","appel",3408]["109",1,2,"pre","http://www.sandervandecruys.be/onlineExp/mooneyTD/img/tt/018tt.jpg","bloem",4381]["109",2,2,"pre","http://www.sandervandecruys.be/onlineExp/mooneyTD/img/tt/127tt.jpg","",7997]["109",3,2,"pre","http://www.sandervandecruys.be/onlineExp/mooneyTD/img/tt/005tt.jpg","champignon",9398]["109",4,2,"pre","http://www.sandervandecruys.be/onlineExp/mooneyTD/img/tt/292tt.jpg","leeuw",3701]["109",5,2,"pre","http://www.sandervandecruys.be/onlineExp/mooneyTD/img/tt/823tt.jpg","panda",15977]["109",6,2,"pre","http://www.sandervandecruys.be/onlineExp/mooneyTD/img/tt/007tt.jpg","piano",3622]["109",7,2,"pre","http://www.sandervandecruys.be/onlineExp/mooneyTD/img/tt/872tt.jpg","uil",4530]["109",8,2,"pre","http://www.sandervandecruys.be/onlineExp/mooneyTD/img/tt/001tt.jpg","brommer",4412]["109",9,2,"pre","http://www.sandervandecruys.be/onlineExp/mooneyTD/img/tt/025tt.jpg","leeuw",2942]["109",0,2,"post","http://www.sandervandecruys.be/onlineExp/mooneyTD/img/tt/823tt.jpg","koala",4871]["109",1,2,"post","http://www.sandervandecruys.be/onlineExp/mooneyTD/img/tt/025tt.jpg","konijn",3483]["109",2,2,"post","http://www.sandervandecruys.be/onlineExp/mooneyTD/img/tt/062tt.jpg","hond",3031]["109",3,2,"post","http://www.sandervandecruys.be/onlineExp/mooneyTD/img/tt/018tt.jpg","bloem",2440]["109",4,2,"post","http://www.sandervandecruys.be/onlineExp/mooneyTD/img/tt/292tt.jpg","vlinder",3771]["109",5,2,"post","http://www.sandervandecruys.be/onlineExp/mooneyTD/img/tt/001tt.jpg","brommer",5141]["109",6,2,"post","http://www.sandervandecruys.be/onlineExp/mooneyTD/img/tt/127tt.jpg","",8510]["109",7,2,"post","http://www.sandervandecruys.be/onlineExp/mooneyTD/img/tt/005tt.jpg","hond",4300]["109",8,2,"post","http://www.sandervandecruys.be/onlineExp/mooneyTD/img/tt/007tt.jpg","piano",2679]["109",9,2,"post","http://www.sandervandecruys.be/onlineExp/mooneyTD/img/tt/872tt.jpg","vlinder",4369]["109",0,3,"pre","http://www.sandervandecruys.be/onlineExp/mooneyTD/img/tt/608tt.jpg","mens",2854]["109",1,3,"pre","http://www.sandervandecruys.be/onlineExp/mooneyTD/img/tt/021tt.jpg","kat",3505]["109",2,3,"pre","http://www.sandervandecruys.be/onlineExp/mooneyTD/img/tt/003tt.jpg","slang",3343]["109",3,3,"pre","http://www.sandervandecruys.be/onlineExp/mooneyTD/img/tt/404tt.jpg","vlinder",3696]["109",4,3,"pre","http://www.sandervandecruys.be/onlineExp/mooneyTD/img/tt/812tt.jpg","bij",2360]["109",5,3,"pre","http://www.sandervandecruys.be/onlineExp/mooneyTD/img/tt/858tt.jpg","mens",2403]["109",6,3,"pre","http://www.sandervandecruys.be/onlineExp/mooneyTD/img/tt/017tt.jpg","bloem",3034]["109",7,3,"pre","http://www.sandervandecruys.be/onlineExp/mooneyTD/img/tt/562tt.jpg","mes",2887]["109",8,3,"pre","http://www.sandervandecruys.be/onlineExp/mooneyTD/img/tt/792tt.jpg","mais",4946]["109",9,3,"pre","http://www.sandervandecruys.be/onlineExp/mooneyTD/img/tt/623tt.jpg","mens",2726]["109",0,3,"post","http://www.sandervandecruys.be/onlineExp/mooneyTD/img/tt/623tt.jpg","olifant",5513]["109",1,3,"post","http://www.sandervandecruys.be/onlineExp/mooneyTD/img/tt/608tt.jpg","mens",2127]["109",2,3,"post","http://www.sandervandecruys.be/onlineExp/mooneyTD/img/tt/812tt.jpg","tor",2266]["109",3,3,"post","http://www.sandervandecruys.be/onlineExp/mooneyTD/img/tt/792tt.jpg","ananas",2750]["109",4,3,"post","http://www.sandervandecruys.be/onlineExp/mooneyTD/img/tt/017tt.jpg","ananassen",5622]["109",5,3,"post","http://www.sandervandecruys.be/onlineExp/mooneyTD/img/tt/562tt.jpg","broodrooster",6144]["109",6,3,"post","http://www.sandervandecruys.be/onlineExp/mooneyTD/img/tt/021tt.jpg","kat",2406]["109",7,3,"post","http://www.sandervandecruys.be/onlineExp/mooneyTD/img/tt/404tt.jpg","slang",3535]["109",8,3,"post","http://www.sandervandecruys.be/onlineExp/mooneyTD/img/tt/003tt.jpg","slang",2709]["109",9,3,"post","http://www.sandervandecruys.be/onlineExp/mooneyTD/img/tt/858tt.jpg","skiër",26233]["109",0,4,"pre","http://www.sandervandecruys.be/onlineExp/mooneyTD/img/tt/006tt.jpg","appel",3520]["109",1,4,"pre","http://www.sandervandecruys.be/onlineExp/mooneyTD/img/tt/661tt.jpg","gans",4812]["109",2,4,"pre","http://www.sandervandecruys.be/onlineExp/mooneyTD/img/tt/859tt.jpg","mens",3146]["109",3,4,"pre","http://www.sandervandecruys.be/onlineExp/mooneyTD/img/tt/874tt.jpg","vuurtje",15090]["109",4,4,"pre","http://www.sandervandecruys.be/onlineExp/mooneyTD/img/tt/863tt.jpg","mes",3771]["109",5,4,"pre","http://www.sandervandecruys.be/onlineExp/mooneyTD/img/tt/560tt.jpg","aardbei",5117]["109",6,4,"pre","http://www.sandervandecruys.be/onlineExp/mooneyTD/img/tt/683tt.jpg","kat",3009]["109",7,4,"pre","http://www.sandervandecruys.be/onlineExp/mooneyTD/img/tt/273tt.jpg","kikker",2347]["109",8,4,"pre","http://www.sandervandecruys.be/onlineExp/mooneyTD/img/tt/148tt.jpg","kikker",3641]["109",9,4,"pre","http://www.sandervandecruys.be/onlineExp/mooneyTD/img/tt/192tt.jpg","vlinder",3759]["109",0,4,"post","http://www.sandervandecruys.be/onlineExp/mooneyTD/img/tt/273tt.jpg","kikker",2648]["109",1,4,"post","http://www.sandervandecruys.be/onlineExp/mooneyTD/img/tt/560tt.jpg","paddenstoel en kikker",10912]["109",2,4,"post","http://www.sandervandecruys.be/onlineExp/mooneyTD/img/tt/006tt.jpg","kwal",2537]["109",3,4,"post","http://www.sandervandecruys.be/onlineExp/mooneyTD/img/tt/148tt.jpg","kikker",5386]["109",4,4,"post","http://www.sandervandecruys.be/onlineExp/mooneyTD/img/tt/863tt.jpg","stoel",2790]["109",5,4,"post","http://www.sandervandecruys.be/onlineExp/mooneyTD/img/tt/192tt.jpg","kat",2042]["109",6,4,"post","http://www.sandervandecruys.be/onlineExp/mooneyTD/img/tt/874tt.jpg","fornuisje",4998]["109",7,4,"post","http://www.sandervandecruys.be/onlineExp/mooneyTD/img/tt/683tt.jpg","koala",3430]["109",8,4,"post","http://www.sandervandecruys.be/onlineExp/mooneyTD/img/tt/859tt.jpg","kangoeroe",5488]["109",9,4,"post","http://www.sandervandecruys.be/onlineExp/mooneyTD/img/tt/661tt.jpg","eend",2518]["109",0,5,"pre","http://www.sandervandecruys.be/onlineExp/mooneyTD/img/tt/609tt.jpg","jaguar",3731]["109",1,5,"pre","http://www.sandervandecruys.be/onlineExp/mooneyTD/img/tt/429tt.jpg","slang",3188]["109",2,5,"pre","http://www.sandervandecruys.be/onlineExp/mooneyTD/img/tt/721tt.jpg","uil",2439]["109",3,5,"pre","http://www.sandervandecruys.be/onlineExp/mooneyTD/img/tt/873tt.jpg","olifant",4175]["109",4,5,"pre","http://www.sandervandecruys.be/onlineExp/mooneyTD/img/tt/400tt.jpg","mes",3552]["109",5,5,"pre","http://www.sandervandecruys.be/onlineExp/mooneyTD/img/tt/039tt.jpg","bloem",3105]["109",6,5,"pre","http://www.sandervandecruys.be/onlineExp/mooneyTD/img/tt/576tt.jpg","trompet",4054]["109",7,5,"pre","http://www.sandervandecruys.be/onlineExp/mooneyTD/img/tt/643tt.jpg","tas",6001]["109",8,5,"pre","http://www.sandervandecruys.be/onlineExp/mooneyTD/img/tt/655tt.jpg","herten",6999]["109",9,5,"pre","http://www.sandervandecruys.be/onlineExp/mooneyTD/img/tt/184tt.jpg","vorken",4646]["109",0,5,"post","http://www.sandervandecruys.be/onlineExp/mooneyTD/img/tt/400tt.jpg","striptang",7504]["109",1,5,"post","http://www.sandervandecruys.be/onlineExp/mooneyTD/img/tt/039tt.jpg","bloem",2965]["109",2,5,"post","http://www.sandervandecruys.be/onlineExp/mooneyTD/img/tt/721tt.jpg","slang",4689]["109",3,5,"post","http://www.sandervandecruys.be/onlineExp/mooneyTD/img/tt/655tt.jpg","ezels",9214]["109",4,5,"post","http://www.sandervandecruys.be/onlineExp/mooneyTD/img/tt/429tt.jpg","slang",4199]["109",5,5,"post","http://www.sandervandecruys.be/onlineExp/mooneyTD/img/tt/873tt.jpg","olifant",3104]["109",6,5,"post","http://www.sandervandecruys.be/onlineExp/mooneyTD/img/tt/643tt.jpg","tas",1679]["109",7,5,"post","http://www.sandervandecruys.be/onlineExp/mooneyTD/img/tt/576tt.jpg","trompet",3014]["109",8,5,"post","http://www.sandervandecruys.be/onlineExp/mooneyTD/img/tt/609tt.jpg","jaguar",3412]["109",9,5,"post","http://www.sandervandecruys.be/onlineExp/mooneyTD/img/tt/184tt.jpg","vorken",2730]</text:p>
          </table:table-cell>
          <table:table-cell table:number-columns-repeated="253"/>
        </table:table-row>
        <table:table-row table:style-name="ro1">
          <table:table-cell office:value-type="date" office:date-value="2016-02-10T12:15:45" calcext:value-type="date">
            <text:p>2/10/2016 12:15:4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["110",0,0,"pre","http://www.sandervandecruys.be/onlineExp/mooneyTD/img/tt/872tt.jpg","vos",3953]["110",1,0,"pre","http://www.sandervandecruys.be/onlineExp/mooneyTD/img/tt/192tt.jpg","vogel",6544]["110",2,0,"pre","http://www.sandervandecruys.be/onlineExp/mooneyTD/img/tt/021tt.jpg","struiken",9606]["110",3,0,"pre","http://www.sandervandecruys.be/onlineExp/mooneyTD/img/tt/864tt.jpg","parasol",2862]["110",4,0,"pre","http://www.sandervandecruys.be/onlineExp/mooneyTD/img/tt/859tt.jpg","veld",7993]["110",5,0,"pre","http://www.sandervandecruys.be/onlineExp/mooneyTD/img/tt/738tt.jpg","appel",1579]["110",6,0,"pre","http://www.sandervandecruys.be/onlineExp/mooneyTD/img/tt/643tt.jpg","boekentas",3647]["110",7,0,"pre","http://www.sandervandecruys.be/onlineExp/mooneyTD/img/tt/429tt.jpg","tak?",14115]["110",8,0,"pre","http://www.sandervandecruys.be/onlineExp/mooneyTD/img/tt/006tt.jpg","hangmat",29468]["110",9,0,"pre","http://www.sandervandecruys.be/onlineExp/mooneyTD/img/tt/062tt.jpg","hond?",4230]["110",0,0,"post","http://www.sandervandecruys.be/onlineExp/mooneyTD/img/tt/021tt.jpg","bos",3846]["110",1,0,"post","http://www.sandervandecruys.be/onlineExp/mooneyTD/img/tt/062tt.jpg","hond",2516]["110",2,0,"post","http://www.sandervandecruys.be/onlineExp/mooneyTD/img/tt/006tt.jpg","kwal",1192]["110",3,0,"post","http://www.sandervandecruys.be/onlineExp/mooneyTD/img/tt/429tt.jpg","slang",1165]["110",4,0,"post","http://www.sandervandecruys.be/onlineExp/mooneyTD/img/tt/643tt.jpg","boekentas",1670]["110",5,0,"post","http://www.sandervandecruys.be/onlineExp/mooneyTD/img/tt/864tt.jpg","parasol",1875]["110",6,0,"post","http://www.sandervandecruys.be/onlineExp/mooneyTD/img/tt/192tt.jpg","kangoeroe",4433]["110",7,0,"post","http://www.sandervandecruys.be/onlineExp/mooneyTD/img/tt/859tt.jpg","?",4907]["110",8,0,"post","http://www.sandervandecruys.be/onlineExp/mooneyTD/img/tt/872tt.jpg","vlinder",1217]["110",9,0,"post","http://www.sandervandecruys.be/onlineExp/mooneyTD/img/tt/738tt.jpg","paprika",1610]["110",0,1,"pre","http://www.sandervandecruys.be/onlineExp/mooneyTD/img/tt/556tt.jpg","kat",2508]["110",1,1,"pre","http://www.sandervandecruys.be/onlineExp/mooneyTD/img/tt/728tt.jpg","uil",829]["110",2,1,"pre","http://www.sandervandecruys.be/onlineExp/mooneyTD/img/tt/691tt.jpg","slang",1716]["110",3,1,"pre","http://www.sandervandecruys.be/onlineExp/mooneyTD/img/tt/853tt.jpg","viool",2638]["110",4,1,"pre","http://www.sandervandecruys.be/onlineExp/mooneyTD/img/tt/559tt.jpg","motor",1891]["110",5,1,"pre","http://www.sandervandecruys.be/onlineExp/mooneyTD/img/tt/560tt.jpg","paddestoel",3223]["110",6,1,"pre","http://www.sandervandecruys.be/onlineExp/mooneyTD/img/tt/858tt.jpg","boswachter",7773]["110",7,1,"pre","http://www.sandervandecruys.be/onlineExp/mooneyTD/img/tt/683tt.jpg","insect?",2724]["110",8,1,"pre","http://www.sandervandecruys.be/onlineExp/mooneyTD/img/tt/873tt.jpg","bij",2273]["110",9,1,"pre","http://www.sandervandecruys.be/onlineExp/mooneyTD/img/tt/127tt.jpg","tractor",1543]["110",0,1,"post","http://www.sandervandecruys.be/onlineExp/mooneyTD/img/tt/873tt.jpg","vlinder?",4313]["110",1,1,"post","http://www.sandervandecruys.be/onlineExp/mooneyTD/img/tt/560tt.jpg","kikker/paddestoel",3222]["110",2,1,"post","http://www.sandervandecruys.be/onlineExp/mooneyTD/img/tt/127tt.jpg","koala?",3987]["110",3,1,"post","http://www.sandervandecruys.be/onlineExp/mooneyTD/img/tt/556tt.jpg","fototoestel",4145]["110",4,1,"post","http://www.sandervandecruys.be/onlineExp/mooneyTD/img/tt/683tt.jpg","koala",1183]["110",5,1,"post","http://www.sandervandecruys.be/onlineExp/mooneyTD/img/tt/858tt.jpg","skier",2522]["110",6,1,"post","http://www.sandervandecruys.be/onlineExp/mooneyTD/img/tt/559tt.jpg","motor",1392]["110",7,1,"post","http://www.sandervandecruys.be/onlineExp/mooneyTD/img/tt/728tt.jpg","uil",893]["110",8,1,"post","http://www.sandervandecruys.be/onlineExp/mooneyTD/img/tt/853tt.jpg","instrument?",9096]["110",9,1,"post","http://www.sandervandecruys.be/onlineExp/mooneyTD/img/tt/691tt.jpg","slang",1081]["110",0,2,"pre","http://www.sandervandecruys.be/onlineExp/mooneyTD/img/tt/729tt.jpg","uil",1819]["110",1,2,"pre","http://www.sandervandecruys.be/onlineExp/mooneyTD/img/tt/148tt.jpg","dier?",1904]["110",2,2,"pre","http://www.sandervandecruys.be/onlineExp/mooneyTD/img/tt/823tt.jpg","koala",1076]["110",3,2,"pre","http://www.sandervandecruys.be/onlineExp/mooneyTD/img/tt/661tt.jpg","pauw",1446]["110",4,2,"pre","http://www.sandervandecruys.be/onlineExp/mooneyTD/img/tt/595tt.jpg","motor",1298]["110",5,2,"pre","http://www.sandervandecruys.be/onlineExp/mooneyTD/img/tt/573tt.jpg","voertuig?",3257]["110",6,2,"pre","http://www.sandervandecruys.be/onlineExp/mooneyTD/img/tt/013tt.jpg","slang",2196]["110",7,2,"pre","http://www.sandervandecruys.be/onlineExp/mooneyTD/img/tt/721tt.jpg","kiwi?",3253]["110",8,2,"pre","http://www.sandervandecruys.be/onlineExp/mooneyTD/img/tt/015tt.jpg","uil",2214]["110",9,2,"pre","http://www.sandervandecruys.be/onlineExp/mooneyTD/img/tt/745tt.jpg","piano",1699]["110",0,2,"post","http://www.sandervandecruys.be/onlineExp/mooneyTD/img/tt/015tt.jpg","kikker",2649]["110",1,2,"post","http://www.sandervandecruys.be/onlineExp/mooneyTD/img/tt/823tt.jpg","koala",1602]["110",2,2,"post","http://www.sandervandecruys.be/onlineExp/mooneyTD/img/tt/721tt.jpg","citroen",3353]["110",3,2,"post","http://www.sandervandecruys.be/onlineExp/mooneyTD/img/tt/148tt.jpg","kikker",1296]["110",4,2,"post","http://www.sandervandecruys.be/onlineExp/mooneyTD/img/tt/661tt.jpg","eend (familie)",6208]["110",5,2,"post","http://www.sandervandecruys.be/onlineExp/mooneyTD/img/tt/729tt.jpg","twee uilen",5471]["110",6,2,"post","http://www.sandervandecruys.be/onlineExp/mooneyTD/img/tt/013tt.jpg","orka?",7561]["110",7,2,"post","http://www.sandervandecruys.be/onlineExp/mooneyTD/img/tt/573tt.jpg","trein",1070]["110",8,2,"post","http://www.sandervandecruys.be/onlineExp/mooneyTD/img/tt/745tt.jpg","piano",1385]["110",9,2,"post","http://www.sandervandecruys.be/onlineExp/mooneyTD/img/tt/595tt.jpg","moto",2152]["110",0,3,"pre","http://www.sandervandecruys.be/onlineExp/mooneyTD/img/tt/007tt.jpg","piano",1548]["110",1,3,"pre","http://www.sandervandecruys.be/onlineExp/mooneyTD/img/tt/812tt.jpg","?",1471]["110",2,3,"pre","http://www.sandervandecruys.be/onlineExp/mooneyTD/img/tt/017tt.jpg","uil",1165]["110",3,3,"pre","http://www.sandervandecruys.be/onlineExp/mooneyTD/img/tt/874tt.jpg","instrument?",4612]["110",4,3,"pre","http://www.sandervandecruys.be/onlineExp/mooneyTD/img/tt/001tt.jpg","motor, gebouwen",6480]["110",5,3,"pre","http://www.sandervandecruys.be/onlineExp/mooneyTD/img/tt/003tt.jpg","slang",1511]["110",6,3,"pre","http://www.sandervandecruys.be/onlineExp/mooneyTD/img/tt/184tt.jpg","vorken",1122]["110",7,3,"pre","http://www.sandervandecruys.be/onlineExp/mooneyTD/img/tt/273tt.jpg","kikker",1091]["110",8,3,"pre","http://www.sandervandecruys.be/onlineExp/mooneyTD/img/tt/676tt.jpg","orkest?",7043]["110",9,3,"pre","http://www.sandervandecruys.be/onlineExp/mooneyTD/img/tt/533tt.jpg","insect",1806]["110",0,3,"post","http://www.sandervandecruys.be/onlineExp/mooneyTD/img/tt/007tt.jpg","piano",1341]["110",1,3,"post","http://www.sandervandecruys.be/onlineExp/mooneyTD/img/tt/676tt.jpg","huis?",2699]["110",2,3,"post","http://www.sandervandecruys.be/onlineExp/mooneyTD/img/tt/184tt.jpg","vorken",1275]["110",3,3,"post","http://www.sandervandecruys.be/onlineExp/mooneyTD/img/tt/812tt.jpg","insect",3130]["110",4,3,"post","http://www.sandervandecruys.be/onlineExp/mooneyTD/img/tt/003tt.jpg","slang",919]["110",5,3,"post","http://www.sandervandecruys.be/onlineExp/mooneyTD/img/tt/874tt.jpg","huis?",4442]["110",6,3,"post","http://www.sandervandecruys.be/onlineExp/mooneyTD/img/tt/533tt.jpg","insect",2189]["110",7,3,"post","http://www.sandervandecruys.be/onlineExp/mooneyTD/img/tt/273tt.jpg","hagedis",1841]["110",8,3,"post","http://www.sandervandecruys.be/onlineExp/mooneyTD/img/tt/001tt.jpg","motor/stad",3228]["110",9,3,"post","http://www.sandervandecruys.be/onlineExp/mooneyTD/img/tt/017tt.jpg","dier",3326]["110",0,4,"pre","http://www.sandervandecruys.be/onlineExp/mooneyTD/img/tt/400tt.jpg","pen?",2032]["110",1,4,"pre","http://www.sandervandecruys.be/onlineExp/mooneyTD/img/tt/039tt.jpg","uil",782]["110",2,4,"pre","http://www.sandervandecruys.be/onlineExp/mooneyTD/img/tt/609tt.jpg","?",1495]["110",3,4,"pre","http://www.sandervandecruys.be/onlineExp/mooneyTD/img/tt/863tt.jpg","piano?",4281]["110",4,4,"pre","http://www.sandervandecruys.be/onlineExp/mooneyTD/img/tt/005tt.jpg","toiletbril ofzo",6553]["110",5,4,"pre","http://www.sandervandecruys.be/onlineExp/mooneyTD/img/tt/292tt.jpg","vogel?",3141]["110",6,4,"pre","http://www.sandervandecruys.be/onlineExp/mooneyTD/img/tt/792tt.jpg","ananas",1704]["110",7,4,"pre","http://www.sandervandecruys.be/onlineExp/mooneyTD/img/tt/025tt.jpg","vogel",2070]["110",8,4,"pre","http://www.sandervandecruys.be/onlineExp/mooneyTD/img/tt/608tt.jpg","stad?",2039]["110",9,4,"pre","http://www.sandervandecruys.be/onlineExp/mooneyTD/img/tt/576tt.jpg","?",2679]["110",0,4,"post","http://www.sandervandecruys.be/onlineExp/mooneyTD/img/tt/005tt.jpg","toilet",1912]["110",1,4,"post","http://www.sandervandecruys.be/onlineExp/mooneyTD/img/tt/576tt.jpg","stoel",2104]["110",2,4,"post","http://www.sandervandecruys.be/onlineExp/mooneyTD/img/tt/608tt.jpg","vrouw?",2255]["110",3,4,"post","http://www.sandervandecruys.be/onlineExp/mooneyTD/img/tt/863tt.jpg","stoel",1195]["110",4,4,"post","http://www.sandervandecruys.be/onlineExp/mooneyTD/img/tt/039tt.jpg","vogel",2164]["110",5,4,"post","http://www.sandervandecruys.be/onlineExp/mooneyTD/img/tt/609tt.jpg","?",5598]["110",6,4,"post","http://www.sandervandecruys.be/onlineExp/mooneyTD/img/tt/292tt.jpg","weet ik nie meer",7932]["110",7,4,"post","http://www.sandervandecruys.be/onlineExp/mooneyTD/img/tt/792tt.jpg","ananas",4629]["110",8,4,"post","http://www.sandervandecruys.be/onlineExp/mooneyTD/img/tt/400tt.jpg","kniptang",2080]["110",9,4,"post","http://www.sandervandecruys.be/onlineExp/mooneyTD/img/tt/025tt.jpg","vogel",3207]["110",0,5,"pre","http://www.sandervandecruys.be/onlineExp/mooneyTD/img/tt/655tt.jpg","koe?",1791]["110",1,5,"pre","http://www.sandervandecruys.be/onlineExp/mooneyTD/img/tt/593tt.jpg","?",2836]["110",2,5,"pre","http://www.sandervandecruys.be/onlineExp/mooneyTD/img/tt/871tt.jpg","veld",1355]["110",3,5,"pre","http://www.sandervandecruys.be/onlineExp/mooneyTD/img/tt/558tt.jpg","kikker",1481]["110",4,5,"pre","http://www.sandervandecruys.be/onlineExp/mooneyTD/img/tt/562tt.jpg","snijmesje?",13597]["110",5,5,"pre","http://www.sandervandecruys.be/onlineExp/mooneyTD/img/tt/404tt.jpg","mens?",4337]["110",6,5,"pre","http://www.sandervandecruys.be/onlineExp/mooneyTD/img/tt/018tt.jpg","dier",1003]["110",7,5,"pre","http://www.sandervandecruys.be/onlineExp/mooneyTD/img/tt/623tt.jpg","olifant",1411]["110",8,5,"pre","http://www.sandervandecruys.be/onlineExp/mooneyTD/img/tt/045tt.jpg","?",1974]["110",9,5,"pre","http://www.sandervandecruys.be/onlineExp/mooneyTD/img/tt/030tt.jpg","camera",2136]["110",0,5,"post","http://www.sandervandecruys.be/onlineExp/mooneyTD/img/tt/623tt.jpg","olifant",1318]["110",1,5,"post","http://www.sandervandecruys.be/onlineExp/mooneyTD/img/tt/593tt.jpg","man",1576]["110",2,5,"post","http://www.sandervandecruys.be/onlineExp/mooneyTD/img/tt/018tt.jpg","bloem",1570]["110",3,5,"post","http://www.sandervandecruys.be/onlineExp/mooneyTD/img/tt/558tt.jpg","kikker",1200]["110",4,5,"post","http://www.sandervandecruys.be/onlineExp/mooneyTD/img/tt/404tt.jpg","?",4235]["110",5,5,"post","http://www.sandervandecruys.be/onlineExp/mooneyTD/img/tt/655tt.jpg","ezels",2028]["110",6,5,"post","http://www.sandervandecruys.be/onlineExp/mooneyTD/img/tt/871tt.jpg","man op een veld",5743]["110",7,5,"post","http://www.sandervandecruys.be/onlineExp/mooneyTD/img/tt/562tt.jpg","",3753]["110",8,5,"post","http://www.sandervandecruys.be/onlineExp/mooneyTD/img/tt/045tt.jpg","hagedis",2629]["110",9,5,"post","http://www.sandervandecruys.be/onlineExp/mooneyTD/img/tt/030tt.jpg","camera",1422]</text:p>
          </table:table-cell>
          <table:table-cell table:number-columns-repeated="253"/>
        </table:table-row>
        <table:table-row table:style-name="ro1">
          <table:table-cell office:value-type="date" office:date-value="2016-02-10T15:43:19" calcext:value-type="date">
            <text:p>2/10/2016 15:43:1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["111",0,0,"pre","http://www.sandervandecruys.be/onlineExp/mooneyTD/img/tt/273tt.jpg","vrouw",5452]["111",1,0,"pre","http://www.sandervandecruys.be/onlineExp/mooneyTD/img/tt/562tt.jpg","kast",5816]["111",2,0,"pre","http://www.sandervandecruys.be/onlineExp/mooneyTD/img/tt/643tt.jpg","boekentas$",5057]["111",3,0,"pre","http://www.sandervandecruys.be/onlineExp/mooneyTD/img/tt/792tt.jpg","bloemen",5427]["111",4,0,"pre","http://www.sandervandecruys.be/onlineExp/mooneyTD/img/tt/400tt.jpg","balletschoenen",7278]["111",5,0,"pre","http://www.sandervandecruys.be/onlineExp/mooneyTD/img/tt/292tt.jpg","muis",2938]["111",6,0,"pre","http://www.sandervandecruys.be/onlineExp/mooneyTD/img/tt/001tt.jpg","trein",2694]["111",7,0,"pre","http://www.sandervandecruys.be/onlineExp/mooneyTD/img/tt/623tt.jpg","olifant",2544]["111",8,0,"pre","http://www.sandervandecruys.be/onlineExp/mooneyTD/img/tt/573tt.jpg","trein",2420]["111",9,0,"pre","http://www.sandervandecruys.be/onlineExp/mooneyTD/img/tt/127tt.jpg","tractor",3321]["111",0,0,"post","http://www.sandervandecruys.be/onlineExp/mooneyTD/img/tt/562tt.jpg","fototoestel",9379]["111",1,0,"post","http://www.sandervandecruys.be/onlineExp/mooneyTD/img/tt/400tt.jpg","gereedschap",6647]["111",2,0,"post","http://www.sandervandecruys.be/onlineExp/mooneyTD/img/tt/292tt.jpg","muis",1846]["111",3,0,"post","http://www.sandervandecruys.be/onlineExp/mooneyTD/img/tt/573tt.jpg","trein",2020]["111",4,0,"post","http://www.sandervandecruys.be/onlineExp/mooneyTD/img/tt/273tt.jpg","salamander",3563]["111",5,0,"post","http://www.sandervandecruys.be/onlineExp/mooneyTD/img/tt/623tt.jpg","olifant",1721]["111",6,0,"post","http://www.sandervandecruys.be/onlineExp/mooneyTD/img/tt/792tt.jpg","ananas",3296]["111",7,0,"post","http://www.sandervandecruys.be/onlineExp/mooneyTD/img/tt/643tt.jpg","boekentas",4548]["111",8,0,"post","http://www.sandervandecruys.be/onlineExp/mooneyTD/img/tt/001tt.jpg","brommer",2045]["111",9,0,"post","http://www.sandervandecruys.be/onlineExp/mooneyTD/img/tt/127tt.jpg","tractor",2831]["111",0,1,"pre","http://www.sandervandecruys.be/onlineExp/mooneyTD/img/tt/823tt.jpg","muis",4775]["111",1,1,"pre","http://www.sandervandecruys.be/onlineExp/mooneyTD/img/tt/661tt.jpg","eend",2020]["111",2,1,"pre","http://www.sandervandecruys.be/onlineExp/mooneyTD/img/tt/858tt.jpg","mol",1957]["111",3,1,"pre","http://www.sandervandecruys.be/onlineExp/mooneyTD/img/tt/576tt.jpg","helm",3115]["111",4,1,"pre","http://www.sandervandecruys.be/onlineExp/mooneyTD/img/tt/192tt.jpg","vogel",1455]["111",5,1,"pre","http://www.sandervandecruys.be/onlineExp/mooneyTD/img/tt/874tt.jpg","schip",4385]["111",6,1,"pre","http://www.sandervandecruys.be/onlineExp/mooneyTD/img/tt/429tt.jpg","vogel",6248]["111",7,1,"pre","http://www.sandervandecruys.be/onlineExp/mooneyTD/img/tt/729tt.jpg","hond",3321]["111",8,1,"pre","http://www.sandervandecruys.be/onlineExp/mooneyTD/img/tt/859tt.jpg","konijn",5097]["111",9,1,"pre","http://www.sandervandecruys.be/onlineExp/mooneyTD/img/tt/558tt.jpg","pauw",2197]["111",0,1,"post","http://www.sandervandecruys.be/onlineExp/mooneyTD/img/tt/192tt.jpg","kangeroe",4881]["111",1,1,"post","http://www.sandervandecruys.be/onlineExp/mooneyTD/img/tt/823tt.jpg","kangeroe",2232]["111",2,1,"post","http://www.sandervandecruys.be/onlineExp/mooneyTD/img/tt/729tt.jpg","koala",3936]["111",3,1,"post","http://www.sandervandecruys.be/onlineExp/mooneyTD/img/tt/429tt.jpg","krokodil",12027]["111",4,1,"post","http://www.sandervandecruys.be/onlineExp/mooneyTD/img/tt/858tt.jpg","skiër",4291]["111",5,1,"post","http://www.sandervandecruys.be/onlineExp/mooneyTD/img/tt/558tt.jpg","hagedis",4272]["111",6,1,"post","http://www.sandervandecruys.be/onlineExp/mooneyTD/img/tt/874tt.jpg","fornuis",1669]["111",7,1,"post","http://www.sandervandecruys.be/onlineExp/mooneyTD/img/tt/661tt.jpg","eens",1369]["111",8,1,"post","http://www.sandervandecruys.be/onlineExp/mooneyTD/img/tt/859tt.jpg","vogel",7613]["111",9,1,"post","http://www.sandervandecruys.be/onlineExp/mooneyTD/img/tt/576tt.jpg","trompet",2056]["111",0,2,"pre","http://www.sandervandecruys.be/onlineExp/mooneyTD/img/tt/871tt.jpg","boer",4992]["111",1,2,"pre","http://www.sandervandecruys.be/onlineExp/mooneyTD/img/tt/045tt.jpg","kat",5571]["111",2,2,"pre","http://www.sandervandecruys.be/onlineExp/mooneyTD/img/tt/559tt.jpg","hond",1940]["111",3,2,"pre","http://www.sandervandecruys.be/onlineExp/mooneyTD/img/tt/593tt.jpg","vrouw",4275]["111",4,2,"pre","http://www.sandervandecruys.be/onlineExp/mooneyTD/img/tt/184tt.jpg","vork",5338]["111",5,2,"pre","http://www.sandervandecruys.be/onlineExp/mooneyTD/img/tt/006tt.jpg","vuur",2739]["111",6,2,"pre","http://www.sandervandecruys.be/onlineExp/mooneyTD/img/tt/007tt.jpg","piano",2369]["111",7,2,"pre","http://www.sandervandecruys.be/onlineExp/mooneyTD/img/tt/812tt.jpg","drum",2091]["111",8,2,"pre","http://www.sandervandecruys.be/onlineExp/mooneyTD/img/tt/676tt.jpg","hek",3252]["111",9,2,"pre","http://www.sandervandecruys.be/onlineExp/mooneyTD/img/tt/017tt.jpg","aardbei",3274]["111",0,2,"post","http://www.sandervandecruys.be/onlineExp/mooneyTD/img/tt/559tt.jpg","kikker",2095]["111",1,2,"post","http://www.sandervandecruys.be/onlineExp/mooneyTD/img/tt/007tt.jpg","piano",2737]["111",2,2,"post","http://www.sandervandecruys.be/onlineExp/mooneyTD/img/tt/676tt.jpg","huis",1425]["111",3,2,"post","http://www.sandervandecruys.be/onlineExp/mooneyTD/img/tt/812tt.jpg","man",5515]["111",4,2,"post","http://www.sandervandecruys.be/onlineExp/mooneyTD/img/tt/593tt.jpg","man",890]["111",5,2,"post","http://www.sandervandecruys.be/onlineExp/mooneyTD/img/tt/006tt.jpg","kwal",2898]["111",6,2,"post","http://www.sandervandecruys.be/onlineExp/mooneyTD/img/tt/871tt.jpg","landbouwer",7250]["111",7,2,"post","http://www.sandervandecruys.be/onlineExp/mooneyTD/img/tt/045tt.jpg","salamander",6441]["111",8,2,"post","http://www.sandervandecruys.be/onlineExp/mooneyTD/img/tt/017tt.jpg","ananas",2022]["111",9,2,"post","http://www.sandervandecruys.be/onlineExp/mooneyTD/img/tt/184tt.jpg","vork",1008]["111",0,3,"pre","http://www.sandervandecruys.be/onlineExp/mooneyTD/img/tt/003tt.jpg","slang",2659]["111",1,3,"pre","http://www.sandervandecruys.be/onlineExp/mooneyTD/img/tt/148tt.jpg","mol",2914]["111",2,3,"pre","http://www.sandervandecruys.be/onlineExp/mooneyTD/img/tt/560tt.jpg","kuiken",4913]["111",3,3,"pre","http://www.sandervandecruys.be/onlineExp/mooneyTD/img/tt/608tt.jpg","vrouw",2294]["111",4,3,"pre","http://www.sandervandecruys.be/onlineExp/mooneyTD/img/tt/853tt.jpg","fles",4858]["111",5,3,"pre","http://www.sandervandecruys.be/onlineExp/mooneyTD/img/tt/030tt.jpg","vijgen",5766]["111",6,3,"pre","http://www.sandervandecruys.be/onlineExp/mooneyTD/img/tt/873tt.jpg","olifant",1919]["111",7,3,"pre","http://www.sandervandecruys.be/onlineExp/mooneyTD/img/tt/018tt.jpg","roos",961]["111",8,3,"pre","http://www.sandervandecruys.be/onlineExp/mooneyTD/img/tt/691tt.jpg","bloem",4328]["111",9,3,"pre","http://www.sandervandecruys.be/onlineExp/mooneyTD/img/tt/655tt.jpg","hek",4502]["111",0,3,"post","http://www.sandervandecruys.be/onlineExp/mooneyTD/img/tt/691tt.jpg","bedelaars",4631]["111",1,3,"post","http://www.sandervandecruys.be/onlineExp/mooneyTD/img/tt/148tt.jpg","kikker",1439]["111",2,3,"post","http://www.sandervandecruys.be/onlineExp/mooneyTD/img/tt/003tt.jpg","slang",1438]["111",3,3,"post","http://www.sandervandecruys.be/onlineExp/mooneyTD/img/tt/560tt.jpg","sinaasappel",3944]["111",4,3,"post","http://www.sandervandecruys.be/onlineExp/mooneyTD/img/tt/608tt.jpg","bedelaars",3140]["111",5,3,"post","http://www.sandervandecruys.be/onlineExp/mooneyTD/img/tt/018tt.jpg","roos",1085]["111",6,3,"post","http://www.sandervandecruys.be/onlineExp/mooneyTD/img/tt/873tt.jpg","olifant",1983]["111",7,3,"post","http://www.sandervandecruys.be/onlineExp/mooneyTD/img/tt/655tt.jpg","ezels",2078]["111",8,3,"post","http://www.sandervandecruys.be/onlineExp/mooneyTD/img/tt/030tt.jpg","sinaasappel",4753]["111",9,3,"post","http://www.sandervandecruys.be/onlineExp/mooneyTD/img/tt/853tt.jpg","fluitje",5849]["111",0,4,"pre","http://www.sandervandecruys.be/onlineExp/mooneyTD/img/tt/021tt.jpg","vlinder",2319]["111",1,4,"pre","http://www.sandervandecruys.be/onlineExp/mooneyTD/img/tt/728tt.jpg","vogel",2476]["111",2,4,"pre","http://www.sandervandecruys.be/onlineExp/mooneyTD/img/tt/872tt.jpg","kever",3374]["111",3,4,"pre","http://www.sandervandecruys.be/onlineExp/mooneyTD/img/tt/721tt.jpg","kiwi",2883]["111",4,4,"pre","http://www.sandervandecruys.be/onlineExp/mooneyTD/img/tt/864tt.jpg","parasol",5692]["111",5,4,"pre","http://www.sandervandecruys.be/onlineExp/mooneyTD/img/tt/013tt.jpg","glas",4438]["111",6,4,"pre","http://www.sandervandecruys.be/onlineExp/mooneyTD/img/tt/533tt.jpg","vlinder",3692]["111",7,4,"pre","http://www.sandervandecruys.be/onlineExp/mooneyTD/img/tt/595tt.jpg","vijver",10538]["111",8,4,"pre","http://www.sandervandecruys.be/onlineExp/mooneyTD/img/tt/404tt.jpg","bloem",3455]["111",9,4,"pre","http://www.sandervandecruys.be/onlineExp/mooneyTD/img/tt/609tt.jpg","tijger",1970]["111",0,4,"post","http://www.sandervandecruys.be/onlineExp/mooneyTD/img/tt/404tt.jpg","bloem",1685]["111",1,4,"post","http://www.sandervandecruys.be/onlineExp/mooneyTD/img/tt/872tt.jpg","vlinder",1342]["111",2,4,"post","http://www.sandervandecruys.be/onlineExp/mooneyTD/img/tt/013tt.jpg","tijger",2276]["111",3,4,"post","http://www.sandervandecruys.be/onlineExp/mooneyTD/img/tt/721tt.jpg","sinaasappel",1979]["111",4,4,"post","http://www.sandervandecruys.be/onlineExp/mooneyTD/img/tt/728tt.jpg","tijger",2031]["111",5,4,"post","http://www.sandervandecruys.be/onlineExp/mooneyTD/img/tt/021tt.jpg","kat",1965]["111",6,4,"post","http://www.sandervandecruys.be/onlineExp/mooneyTD/img/tt/533tt.jpg","vlinder",1285]["111",7,4,"post","http://www.sandervandecruys.be/onlineExp/mooneyTD/img/tt/609tt.jpg","vinder",6020]["111",8,4,"post","http://www.sandervandecruys.be/onlineExp/mooneyTD/img/tt/864tt.jpg","parasol",2854]["111",9,4,"post","http://www.sandervandecruys.be/onlineExp/mooneyTD/img/tt/595tt.jpg","zeehond",6065]["111",0,5,"pre","http://www.sandervandecruys.be/onlineExp/mooneyTD/img/tt/745tt.jpg","piano",1620]["111",1,5,"pre","http://www.sandervandecruys.be/onlineExp/mooneyTD/img/tt/025tt.jpg","kat",2783]["111",2,5,"pre","http://www.sandervandecruys.be/onlineExp/mooneyTD/img/tt/683tt.jpg","koala",2482]["111",3,5,"pre","http://www.sandervandecruys.be/onlineExp/mooneyTD/img/tt/738tt.jpg","appel",1810]["111",4,5,"pre","http://www.sandervandecruys.be/onlineExp/mooneyTD/img/tt/863tt.jpg","trompet",2592]["111",5,5,"pre","http://www.sandervandecruys.be/onlineExp/mooneyTD/img/tt/039tt.jpg","bloem",4313]["111",6,5,"pre","http://www.sandervandecruys.be/onlineExp/mooneyTD/img/tt/015tt.jpg","leeuw",2052]["111",7,5,"pre","http://www.sandervandecruys.be/onlineExp/mooneyTD/img/tt/005tt.jpg","toilet",5496]["111",8,5,"pre","http://www.sandervandecruys.be/onlineExp/mooneyTD/img/tt/556tt.jpg","broodrooster",4913]["111",9,5,"pre","http://www.sandervandecruys.be/onlineExp/mooneyTD/img/tt/062tt.jpg","tuba",2911]["111",0,5,"post","http://www.sandervandecruys.be/onlineExp/mooneyTD/img/tt/025tt.jpg","konijn",1496]["111",1,5,"post","http://www.sandervandecruys.be/onlineExp/mooneyTD/img/tt/556tt.jpg","",2754]["111",2,5,"post","http://www.sandervandecruys.be/onlineExp/mooneyTD/img/tt/039tt.jpg","bloem",1946]["111",3,5,"post","http://www.sandervandecruys.be/onlineExp/mooneyTD/img/tt/738tt.jpg","paprika",5412]["111",4,5,"post","http://www.sandervandecruys.be/onlineExp/mooneyTD/img/tt/745tt.jpg","piano",5992]["111",5,5,"post","http://www.sandervandecruys.be/onlineExp/mooneyTD/img/tt/683tt.jpg","koala",2452]["111",6,5,"post","http://www.sandervandecruys.be/onlineExp/mooneyTD/img/tt/863tt.jpg","stoel",2222]["111",7,5,"post","http://www.sandervandecruys.be/onlineExp/mooneyTD/img/tt/015tt.jpg","leeuw",1186]["111",8,5,"post","http://www.sandervandecruys.be/onlineExp/mooneyTD/img/tt/062tt.jpg","hagedis",3536]["111",9,5,"post","http://www.sandervandecruys.be/onlineExp/mooneyTD/img/tt/005tt.jpg","toilet",1689]</text:p>
          </table:table-cell>
          <table:table-cell table:number-columns-repeated="253"/>
        </table:table-row>
        <table:table-row table:style-name="ro1">
          <table:table-cell office:value-type="date" office:date-value="2016-02-11T16:13:16" calcext:value-type="date">
            <text:p>2/11/2016 16:13:1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"112",0,0,"pre","http://www.sandervandecruys.be/onlineExp/mooneyTD/img/tt/560tt.jpg","berg",6148]["112",1,0,"pre","http://www.sandervandecruys.be/onlineExp/mooneyTD/img/tt/148tt.jpg","hond",5309]["112",2,0,"pre","http://www.sandervandecruys.be/onlineExp/mooneyTD/img/tt/859tt.jpg","",6830]["112",3,0,"pre","http://www.sandervandecruys.be/onlineExp/mooneyTD/img/tt/001tt.jpg","rijhuizen",4678]["112",4,0,"pre","http://www.sandervandecruys.be/onlineExp/mooneyTD/img/tt/039tt.jpg","luipaard",7558]["112",5,0,"pre","http://www.sandervandecruys.be/onlineExp/mooneyTD/img/tt/858tt.jpg","jagers",2914]["112",6,0,"pre","http://www.sandervandecruys.be/onlineExp/mooneyTD/img/tt/003tt.jpg","zee",2326]["112",7,0,"pre","http://www.sandervandecruys.be/onlineExp/mooneyTD/img/tt/005tt.jpg","vis",5821]["112",8,0,"pre","http://www.sandervandecruys.be/onlineExp/mooneyTD/img/tt/558tt.jpg","",2754]["112",9,0,"pre","http://www.sandervandecruys.be/onlineExp/mooneyTD/img/tt/429tt.jpg","",2824]["112",0,0,"post","http://www.sandervandecruys.be/onlineExp/mooneyTD/img/tt/859tt.jpg","kikker",1885]["112",1,0,"post","http://www.sandervandecruys.be/onlineExp/mooneyTD/img/tt/005tt.jpg","pad",2032]["112",2,0,"post","http://www.sandervandecruys.be/onlineExp/mooneyTD/img/tt/003tt.jpg","slang",2589]["112",3,0,"post","http://www.sandervandecruys.be/onlineExp/mooneyTD/img/tt/001tt.jpg","brommer",1770]["112",4,0,"post","http://www.sandervandecruys.be/onlineExp/mooneyTD/img/tt/560tt.jpg","kikker",3008]["112",5,0,"post","http://www.sandervandecruys.be/onlineExp/mooneyTD/img/tt/558tt.jpg","skiër",5496]["112",6,0,"post","http://www.sandervandecruys.be/onlineExp/mooneyTD/img/tt/858tt.jpg","skiër",9554]["112",7,0,"post","http://www.sandervandecruys.be/onlineExp/mooneyTD/img/tt/148tt.jpg","pad",2609]["112",8,0,"post","http://www.sandervandecruys.be/onlineExp/mooneyTD/img/tt/429tt.jpg","slang",2290]["112",9,0,"post","http://www.sandervandecruys.be/onlineExp/mooneyTD/img/tt/039tt.jpg","",1553]["112",0,1,"pre","http://www.sandervandecruys.be/onlineExp/mooneyTD/img/tt/643tt.jpg","boekentas",3643]["112",1,1,"pre","http://www.sandervandecruys.be/onlineExp/mooneyTD/img/tt/873tt.jpg","koe",1076]["112",2,1,"pre","http://www.sandervandecruys.be/onlineExp/mooneyTD/img/tt/400tt.jpg","tang",3218]["112",3,1,"pre","http://www.sandervandecruys.be/onlineExp/mooneyTD/img/tt/872tt.jpg","vlinder",1895]["112",4,1,"pre","http://www.sandervandecruys.be/onlineExp/mooneyTD/img/tt/661tt.jpg","eend",1774]["112",5,1,"pre","http://www.sandervandecruys.be/onlineExp/mooneyTD/img/tt/013tt.jpg","skelet",2895]["112",6,1,"pre","http://www.sandervandecruys.be/onlineExp/mooneyTD/img/tt/871tt.jpg","kip",7608]["112",7,1,"pre","http://www.sandervandecruys.be/onlineExp/mooneyTD/img/tt/676tt.jpg","trein",1663]["112",8,1,"pre","http://www.sandervandecruys.be/onlineExp/mooneyTD/img/tt/045tt.jpg","kalkoen",3194]["112",9,1,"pre","http://www.sandervandecruys.be/onlineExp/mooneyTD/img/tt/728tt.jpg","",1315]["112",0,1,"post","http://www.sandervandecruys.be/onlineExp/mooneyTD/img/tt/728tt.jpg","olifant",6834]["112",1,1,"post","http://www.sandervandecruys.be/onlineExp/mooneyTD/img/tt/872tt.jpg","vlinder",1880]["112",2,1,"post","http://www.sandervandecruys.be/onlineExp/mooneyTD/img/tt/013tt.jpg","leeuw",2785]["112",3,1,"post","http://www.sandervandecruys.be/onlineExp/mooneyTD/img/tt/676tt.jpg","huis",1959]["112",4,1,"post","http://www.sandervandecruys.be/onlineExp/mooneyTD/img/tt/045tt.jpg","kameleon",14477]["112",5,1,"post","http://www.sandervandecruys.be/onlineExp/mooneyTD/img/tt/643tt.jpg","boekentas",1625]["112",6,1,"post","http://www.sandervandecruys.be/onlineExp/mooneyTD/img/tt/661tt.jpg","eend",1785]["112",7,1,"post","http://www.sandervandecruys.be/onlineExp/mooneyTD/img/tt/873tt.jpg","olifant",2760]["112",8,1,"post","http://www.sandervandecruys.be/onlineExp/mooneyTD/img/tt/871tt.jpg","boer",4556]["112",9,1,"post","http://www.sandervandecruys.be/onlineExp/mooneyTD/img/tt/400tt.jpg","tang",1151]["112",0,2,"pre","http://www.sandervandecruys.be/onlineExp/mooneyTD/img/tt/184tt.jpg","duif",3104]["112",1,2,"pre","http://www.sandervandecruys.be/onlineExp/mooneyTD/img/tt/533tt.jpg","vlinder",1638]["112",2,2,"pre","http://www.sandervandecruys.be/onlineExp/mooneyTD/img/tt/745tt.jpg","piano",4867]["112",3,2,"pre","http://www.sandervandecruys.be/onlineExp/mooneyTD/img/tt/192tt.jpg","bijl",16116]["112",4,2,"pre","http://www.sandervandecruys.be/onlineExp/mooneyTD/img/tt/655tt.jpg","koeien",2754]["112",5,2,"pre","http://www.sandervandecruys.be/onlineExp/mooneyTD/img/tt/018tt.jpg","panda",1218]["112",6,2,"pre","http://www.sandervandecruys.be/onlineExp/mooneyTD/img/tt/292tt.jpg","",2894]["112",7,2,"pre","http://www.sandervandecruys.be/onlineExp/mooneyTD/img/tt/623tt.jpg","olifant",2074]["112",8,2,"pre","http://www.sandervandecruys.be/onlineExp/mooneyTD/img/tt/556tt.jpg","portefeuille ",7169]["112",9,2,"pre","http://www.sandervandecruys.be/onlineExp/mooneyTD/img/tt/573tt.jpg","trein",2114]["112",0,2,"post","http://www.sandervandecruys.be/onlineExp/mooneyTD/img/tt/533tt.jpg","vlinder",1781]["112",1,2,"post","http://www.sandervandecruys.be/onlineExp/mooneyTD/img/tt/292tt.jpg","eekhoorn",1926]["112",2,2,"post","http://www.sandervandecruys.be/onlineExp/mooneyTD/img/tt/623tt.jpg","olifant",2594]["112",3,2,"post","http://www.sandervandecruys.be/onlineExp/mooneyTD/img/tt/556tt.jpg","horloge",2608]["112",4,2,"post","http://www.sandervandecruys.be/onlineExp/mooneyTD/img/tt/018tt.jpg","roos",1314]["112",5,2,"post","http://www.sandervandecruys.be/onlineExp/mooneyTD/img/tt/192tt.jpg","kat",1163]["112",6,2,"post","http://www.sandervandecruys.be/onlineExp/mooneyTD/img/tt/655tt.jpg","ezels",1779]["112",7,2,"post","http://www.sandervandecruys.be/onlineExp/mooneyTD/img/tt/745tt.jpg","piano",2143]["112",8,2,"post","http://www.sandervandecruys.be/onlineExp/mooneyTD/img/tt/573tt.jpg","trein",1675]["112",9,2,"post","http://www.sandervandecruys.be/onlineExp/mooneyTD/img/tt/184tt.jpg","vorken",2089]["112",0,3,"pre","http://www.sandervandecruys.be/onlineExp/mooneyTD/img/tt/021tt.jpg","",3029]["112",1,3,"pre","http://www.sandervandecruys.be/onlineExp/mooneyTD/img/tt/576tt.jpg","trombone",4430]["112",2,3,"pre","http://www.sandervandecruys.be/onlineExp/mooneyTD/img/tt/863tt.jpg","riool",7031]["112",3,3,"pre","http://www.sandervandecruys.be/onlineExp/mooneyTD/img/tt/062tt.jpg","tulp",8785]["112",4,3,"pre","http://www.sandervandecruys.be/onlineExp/mooneyTD/img/tt/273tt.jpg","kikker",2994]["112",5,3,"pre","http://www.sandervandecruys.be/onlineExp/mooneyTD/img/tt/864tt.jpg","flamingo",4797]["112",6,3,"pre","http://www.sandervandecruys.be/onlineExp/mooneyTD/img/tt/683tt.jpg","poezen",9694]["112",7,3,"pre","http://www.sandervandecruys.be/onlineExp/mooneyTD/img/tt/823tt.jpg","kraai",2483]["112",8,3,"pre","http://www.sandervandecruys.be/onlineExp/mooneyTD/img/tt/562tt.jpg","kaasrasp",4217]["112",9,3,"pre","http://www.sandervandecruys.be/onlineExp/mooneyTD/img/tt/007tt.jpg","vleugel",4516]["112",0,3,"post","http://www.sandervandecruys.be/onlineExp/mooneyTD/img/tt/007tt.jpg","vleugel",2033]["112",1,3,"post","http://www.sandervandecruys.be/onlineExp/mooneyTD/img/tt/062tt.jpg","coala",3923]["112",2,3,"post","http://www.sandervandecruys.be/onlineExp/mooneyTD/img/tt/683tt.jpg","coala",1243]["112",3,3,"post","http://www.sandervandecruys.be/onlineExp/mooneyTD/img/tt/562tt.jpg","broodrooster",4262]["112",4,3,"post","http://www.sandervandecruys.be/onlineExp/mooneyTD/img/tt/273tt.jpg","kameleon",4041]["112",5,3,"post","http://www.sandervandecruys.be/onlineExp/mooneyTD/img/tt/576tt.jpg","trombone",1643]["112",6,3,"post","http://www.sandervandecruys.be/onlineExp/mooneyTD/img/tt/864tt.jpg","",10745]["112",7,3,"post","http://www.sandervandecruys.be/onlineExp/mooneyTD/img/tt/021tt.jpg","kat",1547]["112",8,3,"post","http://www.sandervandecruys.be/onlineExp/mooneyTD/img/tt/863tt.jpg","stoel",9371]["112",9,3,"post","http://www.sandervandecruys.be/onlineExp/mooneyTD/img/tt/823tt.jpg","coala",1736]["112",0,4,"pre","http://www.sandervandecruys.be/onlineExp/mooneyTD/img/tt/006tt.jpg","waterdruppel",9547]["112",1,4,"pre","http://www.sandervandecruys.be/onlineExp/mooneyTD/img/tt/792tt.jpg","riet",1370]["112",2,4,"pre","http://www.sandervandecruys.be/onlineExp/mooneyTD/img/tt/691tt.jpg","leeuw",4643]["112",3,4,"pre","http://www.sandervandecruys.be/onlineExp/mooneyTD/img/tt/030tt.jpg","donuts",2142]["112",4,4,"pre","http://www.sandervandecruys.be/onlineExp/mooneyTD/img/tt/874tt.jpg","passer",2593]["112",5,4,"pre","http://www.sandervandecruys.be/onlineExp/mooneyTD/img/tt/127tt.jpg","waterval",4749]["112",6,4,"pre","http://www.sandervandecruys.be/onlineExp/mooneyTD/img/tt/015tt.jpg","leeuw",1598]["112",7,4,"pre","http://www.sandervandecruys.be/onlineExp/mooneyTD/img/tt/729tt.jpg","",1901]["112",8,4,"pre","http://www.sandervandecruys.be/onlineExp/mooneyTD/img/tt/812tt.jpg","krekel",2337]["112",9,4,"pre","http://www.sandervandecruys.be/onlineExp/mooneyTD/img/tt/853tt.jpg","geweer",3400]["112",0,4,"post","http://www.sandervandecruys.be/onlineExp/mooneyTD/img/tt/030tt.jpg","gasvuur",17451]["112",1,4,"post","http://www.sandervandecruys.be/onlineExp/mooneyTD/img/tt/874tt.jpg","gasvuur",1783]["112",2,4,"post","http://www.sandervandecruys.be/onlineExp/mooneyTD/img/tt/812tt.jpg","kever",10153]["112",3,4,"post","http://www.sandervandecruys.be/onlineExp/mooneyTD/img/tt/792tt.jpg","ananasplant",7861]["112",4,4,"post","http://www.sandervandecruys.be/onlineExp/mooneyTD/img/tt/015tt.jpg","leeuw",1281]["112",5,4,"post","http://www.sandervandecruys.be/onlineExp/mooneyTD/img/tt/729tt.jpg","uilen",3450]["112",6,4,"post","http://www.sandervandecruys.be/onlineExp/mooneyTD/img/tt/006tt.jpg","kwal",1272]["112",7,4,"post","http://www.sandervandecruys.be/onlineExp/mooneyTD/img/tt/127tt.jpg","hutje",1978]["112",8,4,"post","http://www.sandervandecruys.be/onlineExp/mooneyTD/img/tt/853tt.jpg","fluitje",2108]["112",9,4,"post","http://www.sandervandecruys.be/onlineExp/mooneyTD/img/tt/691tt.jpg","tijger",1682]["112",0,5,"pre","http://www.sandervandecruys.be/onlineExp/mooneyTD/img/tt/017tt.jpg","vlinder",3426]["112",1,5,"pre","http://www.sandervandecruys.be/onlineExp/mooneyTD/img/tt/608tt.jpg","koe",2455]["112",2,5,"pre","http://www.sandervandecruys.be/onlineExp/mooneyTD/img/tt/559tt.jpg","",2485]["112",3,5,"pre","http://www.sandervandecruys.be/onlineExp/mooneyTD/img/tt/593tt.jpg","oerwoud",3553]["112",4,5,"pre","http://www.sandervandecruys.be/onlineExp/mooneyTD/img/tt/025tt.jpg","tijger",2800]["112",5,5,"pre","http://www.sandervandecruys.be/onlineExp/mooneyTD/img/tt/738tt.jpg","paprika",2286]["112",6,5,"pre","http://www.sandervandecruys.be/onlineExp/mooneyTD/img/tt/404tt.jpg","vlinder",3026]["112",7,5,"pre","http://www.sandervandecruys.be/onlineExp/mooneyTD/img/tt/609tt.jpg","",3565]["112",8,5,"pre","http://www.sandervandecruys.be/onlineExp/mooneyTD/img/tt/721tt.jpg","appelsien",6034]["112",9,5,"pre","http://www.sandervandecruys.be/onlineExp/mooneyTD/img/tt/595tt.jpg","mes",2914]["112",0,5,"post","http://www.sandervandecruys.be/onlineExp/mooneyTD/img/tt/721tt.jpg","appelsienen",3033]["112",1,5,"post","http://www.sandervandecruys.be/onlineExp/mooneyTD/img/tt/017tt.jpg","ananassen ",5000]["112",2,5,"post","http://www.sandervandecruys.be/onlineExp/mooneyTD/img/tt/404tt.jpg","bloem",2357]["112",3,5,"post","http://www.sandervandecruys.be/onlineExp/mooneyTD/img/tt/609tt.jpg","panter",2107]["112",4,5,"post","http://www.sandervandecruys.be/onlineExp/mooneyTD/img/tt/593tt.jpg","man",1130]["112",5,5,"post","http://www.sandervandecruys.be/onlineExp/mooneyTD/img/tt/738tt.jpg","paprika's",9987]["112",6,5,"post","http://www.sandervandecruys.be/onlineExp/mooneyTD/img/tt/559tt.jpg","vrouwen",4668]["112",7,5,"post","http://www.sandervandecruys.be/onlineExp/mooneyTD/img/tt/595tt.jpg","walvis",3327]["112",8,5,"post","http://www.sandervandecruys.be/onlineExp/mooneyTD/img/tt/608tt.jpg","vrouwen",1993]["112",9,5,"post","http://www.sandervandecruys.be/onlineExp/mooneyTD/img/tt/025tt.jpg","konijn",1913]</text:p>
          </table:table-cell>
          <table:table-cell table:number-columns-repeated="253"/>
        </table:table-row>
        <table:table-row table:style-name="ro1">
          <table:table-cell office:value-type="date" office:date-value="2016-02-12T12:25:26" calcext:value-type="date">
            <text:p>2/12/2016 12:25:2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["113",0,0,"pre","http://www.sandervandecruys.be/onlineExp/mooneyTD/img/tt/127tt.jpg","vrachtwagen",4239]["113",1,0,"pre","http://www.sandervandecruys.be/onlineExp/mooneyTD/img/tt/148tt.jpg","kikker",2064]["113",2,0,"pre","http://www.sandervandecruys.be/onlineExp/mooneyTD/img/tt/863tt.jpg","stoel",1162]["113",3,0,"pre","http://www.sandervandecruys.be/onlineExp/mooneyTD/img/tt/045tt.jpg","",1617]["113",4,0,"pre","http://www.sandervandecruys.be/onlineExp/mooneyTD/img/tt/003tt.jpg","dier",3009]["113",5,0,"pre","http://www.sandervandecruys.be/onlineExp/mooneyTD/img/tt/745tt.jpg","piano",1414]["113",6,0,"pre","http://www.sandervandecruys.be/onlineExp/mooneyTD/img/tt/560tt.jpg","padestoel",8614]["113",7,0,"pre","http://www.sandervandecruys.be/onlineExp/mooneyTD/img/tt/812tt.jpg","lieveheersbeestje",4959]["113",8,0,"pre","http://www.sandervandecruys.be/onlineExp/mooneyTD/img/tt/609tt.jpg","",1400]["113",9,0,"pre","http://www.sandervandecruys.be/onlineExp/mooneyTD/img/tt/005tt.jpg","bril van wc",9586]["113",0,0,"post","http://www.sandervandecruys.be/onlineExp/mooneyTD/img/tt/148tt.jpg","kikker",1592]["113",1,0,"post","http://www.sandervandecruys.be/onlineExp/mooneyTD/img/tt/560tt.jpg","kikker en padestoel",7472]["113",2,0,"post","http://www.sandervandecruys.be/onlineExp/mooneyTD/img/tt/005tt.jpg","wc",5650]["113",3,0,"post","http://www.sandervandecruys.be/onlineExp/mooneyTD/img/tt/045tt.jpg","dier",6045]["113",4,0,"post","http://www.sandervandecruys.be/onlineExp/mooneyTD/img/tt/127tt.jpg","huisje",3973]["113",5,0,"post","http://www.sandervandecruys.be/onlineExp/mooneyTD/img/tt/745tt.jpg","piano",2520]["113",6,0,"post","http://www.sandervandecruys.be/onlineExp/mooneyTD/img/tt/812tt.jpg","insect ofzo",4810]["113",7,0,"post","http://www.sandervandecruys.be/onlineExp/mooneyTD/img/tt/609tt.jpg","huisje",3515]["113",8,0,"post","http://www.sandervandecruys.be/onlineExp/mooneyTD/img/tt/003tt.jpg","slang",2087]["113",9,0,"post","http://www.sandervandecruys.be/onlineExp/mooneyTD/img/tt/863tt.jpg","stoel",935]["113",0,1,"pre","http://www.sandervandecruys.be/onlineExp/mooneyTD/img/tt/823tt.jpg","",1112]["113",1,1,"pre","http://www.sandervandecruys.be/onlineExp/mooneyTD/img/tt/576tt.jpg","",1603]["113",2,1,"pre","http://www.sandervandecruys.be/onlineExp/mooneyTD/img/tt/184tt.jpg","twee vorken",4642]["113",3,1,"pre","http://www.sandervandecruys.be/onlineExp/mooneyTD/img/tt/873tt.jpg","groot insect",5898]["113",4,1,"pre","http://www.sandervandecruys.be/onlineExp/mooneyTD/img/tt/558tt.jpg","kikker",3769]["113",5,1,"pre","http://www.sandervandecruys.be/onlineExp/mooneyTD/img/tt/001tt.jpg","stad met motor",6126]["113",6,1,"pre","http://www.sandervandecruys.be/onlineExp/mooneyTD/img/tt/853tt.jpg","",11856]["113",7,1,"pre","http://www.sandervandecruys.be/onlineExp/mooneyTD/img/tt/874tt.jpg","kruisboog",4240]["113",8,1,"pre","http://www.sandervandecruys.be/onlineExp/mooneyTD/img/tt/030tt.jpg","hoed",2001]["113",9,1,"pre","http://www.sandervandecruys.be/onlineExp/mooneyTD/img/tt/608tt.jpg","vreemde man",7521]["113",0,1,"post","http://www.sandervandecruys.be/onlineExp/mooneyTD/img/tt/853tt.jpg","fluitje",5019]["113",1,1,"post","http://www.sandervandecruys.be/onlineExp/mooneyTD/img/tt/823tt.jpg","beer",6392]["113",2,1,"post","http://www.sandervandecruys.be/onlineExp/mooneyTD/img/tt/001tt.jpg","stad en motor",3745]["113",3,1,"post","http://www.sandervandecruys.be/onlineExp/mooneyTD/img/tt/184tt.jpg","twee vorken",2155]["113",4,1,"post","http://www.sandervandecruys.be/onlineExp/mooneyTD/img/tt/874tt.jpg","trompet",4339]["113",5,1,"post","http://www.sandervandecruys.be/onlineExp/mooneyTD/img/tt/030tt.jpg","trompet",7906]["113",6,1,"post","http://www.sandervandecruys.be/onlineExp/mooneyTD/img/tt/576tt.jpg","trompet",2011]["113",7,1,"post","http://www.sandervandecruys.be/onlineExp/mooneyTD/img/tt/558tt.jpg","kikker",2401]["113",8,1,"post","http://www.sandervandecruys.be/onlineExp/mooneyTD/img/tt/873tt.jpg","beestje",10947]["113",9,1,"post","http://www.sandervandecruys.be/onlineExp/mooneyTD/img/tt/608tt.jpg","vreemde vrouw",13084]["113",0,2,"pre","http://www.sandervandecruys.be/onlineExp/mooneyTD/img/tt/729tt.jpg","vogel",15577]["113",1,2,"pre","http://www.sandervandecruys.be/onlineExp/mooneyTD/img/tt/864tt.jpg","paraplu misschien",9237]["113",2,2,"pre","http://www.sandervandecruys.be/onlineExp/mooneyTD/img/tt/655tt.jpg","paarden",2992]["113",3,2,"pre","http://www.sandervandecruys.be/onlineExp/mooneyTD/img/tt/792tt.jpg","riet op een veld",7517]["113",4,2,"pre","http://www.sandervandecruys.be/onlineExp/mooneyTD/img/tt/006tt.jpg","slijm",8465]["113",5,2,"pre","http://www.sandervandecruys.be/onlineExp/mooneyTD/img/tt/676tt.jpg","",2825]["113",6,2,"pre","http://www.sandervandecruys.be/onlineExp/mooneyTD/img/tt/039tt.jpg","dier",1180]["113",7,2,"pre","http://www.sandervandecruys.be/onlineExp/mooneyTD/img/tt/859tt.jpg","veld",3002]["113",8,2,"pre","http://www.sandervandecruys.be/onlineExp/mooneyTD/img/tt/007tt.jpg","piano op een podium",4388]["113",9,2,"pre","http://www.sandervandecruys.be/onlineExp/mooneyTD/img/tt/623tt.jpg","olifant",1617]["113",0,2,"post","http://www.sandervandecruys.be/onlineExp/mooneyTD/img/tt/623tt.jpg","olifant in de dierentuin",4712]["113",1,2,"post","http://www.sandervandecruys.be/onlineExp/mooneyTD/img/tt/006tt.jpg","slijmerige vis doorzichtig",12998]["113",2,2,"post","http://www.sandervandecruys.be/onlineExp/mooneyTD/img/tt/676tt.jpg","huisje",2298]["113",3,2,"post","http://www.sandervandecruys.be/onlineExp/mooneyTD/img/tt/864tt.jpg","parasol aan zee",3984]["113",4,2,"post","http://www.sandervandecruys.be/onlineExp/mooneyTD/img/tt/729tt.jpg","twee uilen",3486]["113",5,2,"post","http://www.sandervandecruys.be/onlineExp/mooneyTD/img/tt/655tt.jpg","ezels",2947]["113",6,2,"post","http://www.sandervandecruys.be/onlineExp/mooneyTD/img/tt/039tt.jpg","dier",5972]["113",7,2,"post","http://www.sandervandecruys.be/onlineExp/mooneyTD/img/tt/859tt.jpg","geen idee",5823]["113",8,2,"post","http://www.sandervandecruys.be/onlineExp/mooneyTD/img/tt/792tt.jpg","ananas op een veld",9310]["113",9,2,"post","http://www.sandervandecruys.be/onlineExp/mooneyTD/img/tt/007tt.jpg","piano",1396]["113",0,3,"pre","http://www.sandervandecruys.be/onlineExp/mooneyTD/img/tt/400tt.jpg","soort tang",3434]["113",1,3,"pre","http://www.sandervandecruys.be/onlineExp/mooneyTD/img/tt/691tt.jpg","dier",2132]["113",2,3,"pre","http://www.sandervandecruys.be/onlineExp/mooneyTD/img/tt/556tt.jpg","Parking",9387]["113",3,3,"pre","http://www.sandervandecruys.be/onlineExp/mooneyTD/img/tt/595tt.jpg","",2573]["113",4,3,"pre","http://www.sandervandecruys.be/onlineExp/mooneyTD/img/tt/292tt.jpg","vogel",4817]["113",5,3,"pre","http://www.sandervandecruys.be/onlineExp/mooneyTD/img/tt/429tt.jpg","slang",1281]["113",6,3,"pre","http://www.sandervandecruys.be/onlineExp/mooneyTD/img/tt/661tt.jpg","gans denk ik",7379]["113",7,3,"pre","http://www.sandervandecruys.be/onlineExp/mooneyTD/img/tt/573tt.jpg","vrachtwagen of trein",15895]["113",8,3,"pre","http://www.sandervandecruys.be/onlineExp/mooneyTD/img/tt/872tt.jpg","vlinder",2976]["113",9,3,"pre","http://www.sandervandecruys.be/onlineExp/mooneyTD/img/tt/192tt.jpg","vogel",9822]["113",0,3,"post","http://www.sandervandecruys.be/onlineExp/mooneyTD/img/tt/595tt.jpg","",4831]["113",1,3,"post","http://www.sandervandecruys.be/onlineExp/mooneyTD/img/tt/691tt.jpg","slang",2136]["113",2,3,"post","http://www.sandervandecruys.be/onlineExp/mooneyTD/img/tt/872tt.jpg","vlinder",1154]["113",3,3,"post","http://www.sandervandecruys.be/onlineExp/mooneyTD/img/tt/556tt.jpg","horloge",3750]["113",4,3,"post","http://www.sandervandecruys.be/onlineExp/mooneyTD/img/tt/661tt.jpg","een eend en jongen",9859]["113",5,3,"post","http://www.sandervandecruys.be/onlineExp/mooneyTD/img/tt/292tt.jpg","eekhorn",6604]["113",6,3,"post","http://www.sandervandecruys.be/onlineExp/mooneyTD/img/tt/573tt.jpg","trein",1696]["113",7,3,"post","http://www.sandervandecruys.be/onlineExp/mooneyTD/img/tt/192tt.jpg","dier",5302]["113",8,3,"post","http://www.sandervandecruys.be/onlineExp/mooneyTD/img/tt/429tt.jpg","",3020]["113",9,3,"post","http://www.sandervandecruys.be/onlineExp/mooneyTD/img/tt/400tt.jpg","tang",1411]["113",0,4,"pre","http://www.sandervandecruys.be/onlineExp/mooneyTD/img/tt/021tt.jpg","vogel",2663]["113",1,4,"pre","http://www.sandervandecruys.be/onlineExp/mooneyTD/img/tt/643tt.jpg","werktas",6724]["113",2,4,"pre","http://www.sandervandecruys.be/onlineExp/mooneyTD/img/tt/871tt.jpg","een boer op een veld",6744]["113",3,4,"pre","http://www.sandervandecruys.be/onlineExp/mooneyTD/img/tt/404tt.jpg","geldzak",4313]["113",4,4,"pre","http://www.sandervandecruys.be/onlineExp/mooneyTD/img/tt/273tt.jpg","",3279]["113",5,4,"pre","http://www.sandervandecruys.be/onlineExp/mooneyTD/img/tt/683tt.jpg","beer(tje)",6185]["113",6,4,"pre","http://www.sandervandecruys.be/onlineExp/mooneyTD/img/tt/018tt.jpg","",3042]["113",7,4,"pre","http://www.sandervandecruys.be/onlineExp/mooneyTD/img/tt/013tt.jpg","vogel",3504]["113",8,4,"pre","http://www.sandervandecruys.be/onlineExp/mooneyTD/img/tt/728tt.jpg","uil",1071]["113",9,4,"pre","http://www.sandervandecruys.be/onlineExp/mooneyTD/img/tt/593tt.jpg","huis",3866]["113",0,4,"post","http://www.sandervandecruys.be/onlineExp/mooneyTD/img/tt/018tt.jpg","een bloem",4138]["113",1,4,"post","http://www.sandervandecruys.be/onlineExp/mooneyTD/img/tt/643tt.jpg","werktas",1577]["113",2,4,"post","http://www.sandervandecruys.be/onlineExp/mooneyTD/img/tt/871tt.jpg","een boer op een veld",3411]["113",3,4,"post","http://www.sandervandecruys.be/onlineExp/mooneyTD/img/tt/273tt.jpg","beest",6931]["113",4,4,"post","http://www.sandervandecruys.be/onlineExp/mooneyTD/img/tt/013tt.jpg","",12560]["113",5,4,"post","http://www.sandervandecruys.be/onlineExp/mooneyTD/img/tt/021tt.jpg","dier",5181]["113",6,4,"post","http://www.sandervandecruys.be/onlineExp/mooneyTD/img/tt/683tt.jpg","beertje",1855]["113",7,4,"post","http://www.sandervandecruys.be/onlineExp/mooneyTD/img/tt/404tt.jpg","een man",5610]["113",8,4,"post","http://www.sandervandecruys.be/onlineExp/mooneyTD/img/tt/728tt.jpg","uil",760]["113",9,4,"post","http://www.sandervandecruys.be/onlineExp/mooneyTD/img/tt/593tt.jpg","dit is de man",7681]["113",0,5,"pre","http://www.sandervandecruys.be/onlineExp/mooneyTD/img/tt/858tt.jpg","iemand op skilatten",11153]["113",1,5,"pre","http://www.sandervandecruys.be/onlineExp/mooneyTD/img/tt/017tt.jpg","dier",2698]["113",2,5,"pre","http://www.sandervandecruys.be/onlineExp/mooneyTD/img/tt/015tt.jpg","vogel",2811]["113",3,5,"pre","http://www.sandervandecruys.be/onlineExp/mooneyTD/img/tt/533tt.jpg","",1337]["113",4,5,"pre","http://www.sandervandecruys.be/onlineExp/mooneyTD/img/tt/721tt.jpg","sinaasappel",3970]["113",5,5,"pre","http://www.sandervandecruys.be/onlineExp/mooneyTD/img/tt/559tt.jpg","motor",2216]["113",6,5,"pre","http://www.sandervandecruys.be/onlineExp/mooneyTD/img/tt/738tt.jpg","appel",2699]["113",7,5,"pre","http://www.sandervandecruys.be/onlineExp/mooneyTD/img/tt/062tt.jpg","geit",2642]["113",8,5,"pre","http://www.sandervandecruys.be/onlineExp/mooneyTD/img/tt/025tt.jpg","",4045]["113",9,5,"pre","http://www.sandervandecruys.be/onlineExp/mooneyTD/img/tt/562tt.jpg","een lqmp misschien",15683]["113",0,5,"post","http://www.sandervandecruys.be/onlineExp/mooneyTD/img/tt/562tt.jpg","broodrooster",2788]["113",1,5,"post","http://www.sandervandecruys.be/onlineExp/mooneyTD/img/tt/015tt.jpg","leeuw",1246]["113",2,5,"post","http://www.sandervandecruys.be/onlineExp/mooneyTD/img/tt/533tt.jpg","vlinder in natuur",10041]["113",3,5,"post","http://www.sandervandecruys.be/onlineExp/mooneyTD/img/tt/858tt.jpg","iemand op skilatten",3695]["113",4,5,"post","http://www.sandervandecruys.be/onlineExp/mooneyTD/img/tt/559tt.jpg","motor",2320]["113",5,5,"post","http://www.sandervandecruys.be/onlineExp/mooneyTD/img/tt/025tt.jpg","konijn",4334]["113",6,5,"post","http://www.sandervandecruys.be/onlineExp/mooneyTD/img/tt/721tt.jpg","sinaasappel",2688]["113",7,5,"post","http://www.sandervandecruys.be/onlineExp/mooneyTD/img/tt/738tt.jpg","een paprika",8688]["113",8,5,"post","http://www.sandervandecruys.be/onlineExp/mooneyTD/img/tt/062tt.jpg","geen idee",5396]["113",9,5,"post","http://www.sandervandecruys.be/onlineExp/mooneyTD/img/tt/017tt.jpg","bos vlinder",8485]</text:p>
          </table:table-cell>
          <table:table-cell table:number-columns-repeated="253"/>
        </table:table-row>
        <table:table-row table:style-name="ro1">
          <table:table-cell office:value-type="date" office:date-value="2016-02-12T15:58:10" calcext:value-type="date">
            <text:p>2/12/2016 15:58: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["114",0,0,"pre","http://www.sandervandecruys.be/onlineExp/mooneyTD/img/tt/576tt.jpg","koe",5401]["114",1,0,"pre","http://www.sandervandecruys.be/onlineExp/mooneyTD/img/tt/623tt.jpg","vrouw",3345]["114",2,0,"pre","http://www.sandervandecruys.be/onlineExp/mooneyTD/img/tt/018tt.jpg","maan",3305]["114",3,0,"pre","http://www.sandervandecruys.be/onlineExp/mooneyTD/img/tt/864tt.jpg","haan",2551]["114",4,0,"pre","http://www.sandervandecruys.be/onlineExp/mooneyTD/img/tt/745tt.jpg","zaag",2447]["114",5,0,"pre","http://www.sandervandecruys.be/onlineExp/mooneyTD/img/tt/127tt.jpg","leeuw",2683]["114",6,0,"pre","http://www.sandervandecruys.be/onlineExp/mooneyTD/img/tt/558tt.jpg","vis",2380]["114",7,0,"pre","http://www.sandervandecruys.be/onlineExp/mooneyTD/img/tt/683tt.jpg","kabouter",4857]["114",8,0,"pre","http://www.sandervandecruys.be/onlineExp/mooneyTD/img/tt/533tt.jpg","draak",9779]["114",9,0,"pre","http://www.sandervandecruys.be/onlineExp/mooneyTD/img/tt/872tt.jpg","ei",1577]["114",0,0,"post","http://www.sandervandecruys.be/onlineExp/mooneyTD/img/tt/127tt.jpg","leeuw",2950]["114",1,0,"post","http://www.sandervandecruys.be/onlineExp/mooneyTD/img/tt/745tt.jpg","huis",2919]["114",2,0,"post","http://www.sandervandecruys.be/onlineExp/mooneyTD/img/tt/872tt.jpg","vlinder",1830]["114",3,0,"post","http://www.sandervandecruys.be/onlineExp/mooneyTD/img/tt/558tt.jpg","olifant",2789]["114",4,0,"post","http://www.sandervandecruys.be/onlineExp/mooneyTD/img/tt/018tt.jpg","bloem",4739]["114",5,0,"post","http://www.sandervandecruys.be/onlineExp/mooneyTD/img/tt/683tt.jpg","kikker",1793]["114",6,0,"post","http://www.sandervandecruys.be/onlineExp/mooneyTD/img/tt/864tt.jpg","haan",5225]["114",7,0,"post","http://www.sandervandecruys.be/onlineExp/mooneyTD/img/tt/623tt.jpg","vlinder",2465]["114",8,0,"post","http://www.sandervandecruys.be/onlineExp/mooneyTD/img/tt/576tt.jpg","olifant",5239]["114",9,0,"post","http://www.sandervandecruys.be/onlineExp/mooneyTD/img/tt/533tt.jpg","vrouw",5448]["114",0,1,"pre","http://www.sandervandecruys.be/onlineExp/mooneyTD/img/tt/192tt.jpg","kip",5798]["114",1,1,"pre","http://www.sandervandecruys.be/onlineExp/mooneyTD/img/tt/030tt.jpg","appelsien",6532]["114",2,1,"pre","http://www.sandervandecruys.be/onlineExp/mooneyTD/img/tt/643tt.jpg","koffer",2021]["114",3,1,"pre","http://www.sandervandecruys.be/onlineExp/mooneyTD/img/tt/655tt.jpg","spiegel",4370]["114",4,1,"pre","http://www.sandervandecruys.be/onlineExp/mooneyTD/img/tt/007tt.jpg","cirkel",3712]["114",5,1,"pre","http://www.sandervandecruys.be/onlineExp/mooneyTD/img/tt/738tt.jpg","fietspomp",6393]["114",6,1,"pre","http://www.sandervandecruys.be/onlineExp/mooneyTD/img/tt/429tt.jpg","fluit",3547]["114",7,1,"pre","http://www.sandervandecruys.be/onlineExp/mooneyTD/img/tt/562tt.jpg","fluit",3022]["114",8,1,"pre","http://www.sandervandecruys.be/onlineExp/mooneyTD/img/tt/148tt.jpg","kikker",1219]["114",9,1,"pre","http://www.sandervandecruys.be/onlineExp/mooneyTD/img/tt/608tt.jpg","hond",2464]["114",0,1,"post","http://www.sandervandecruys.be/onlineExp/mooneyTD/img/tt/192tt.jpg","kat",2375]["114",1,1,"post","http://www.sandervandecruys.be/onlineExp/mooneyTD/img/tt/030tt.jpg","appelsienen",3751]["114",2,1,"post","http://www.sandervandecruys.be/onlineExp/mooneyTD/img/tt/655tt.jpg","ezel",1693]["114",3,1,"post","http://www.sandervandecruys.be/onlineExp/mooneyTD/img/tt/738tt.jpg","paprika",1725]["114",4,1,"post","http://www.sandervandecruys.be/onlineExp/mooneyTD/img/tt/643tt.jpg","tas",1599]["114",5,1,"post","http://www.sandervandecruys.be/onlineExp/mooneyTD/img/tt/429tt.jpg","slang",1409]["114",6,1,"post","http://www.sandervandecruys.be/onlineExp/mooneyTD/img/tt/007tt.jpg","piano",2576]["114",7,1,"post","http://www.sandervandecruys.be/onlineExp/mooneyTD/img/tt/562tt.jpg","broodrooster",7916]["114",8,1,"post","http://www.sandervandecruys.be/onlineExp/mooneyTD/img/tt/148tt.jpg","kikker",3156]["114",9,1,"post","http://www.sandervandecruys.be/onlineExp/mooneyTD/img/tt/608tt.jpg","leeuw",4846]["114",0,2,"pre","http://www.sandervandecruys.be/onlineExp/mooneyTD/img/tt/184tt.jpg","vogel",2371]["114",1,2,"pre","http://www.sandervandecruys.be/onlineExp/mooneyTD/img/tt/792tt.jpg","vogel",2166]["114",2,2,"pre","http://www.sandervandecruys.be/onlineExp/mooneyTD/img/tt/560tt.jpg","ei",1028]["114",3,2,"pre","http://www.sandervandecruys.be/onlineExp/mooneyTD/img/tt/001tt.jpg","huis",1114]["114",4,2,"pre","http://www.sandervandecruys.be/onlineExp/mooneyTD/img/tt/853tt.jpg","vogel",2504]["114",5,2,"pre","http://www.sandervandecruys.be/onlineExp/mooneyTD/img/tt/556tt.jpg","horloge",3334]["114",6,2,"pre","http://www.sandervandecruys.be/onlineExp/mooneyTD/img/tt/812tt.jpg","kever",1150]["114",7,2,"pre","http://www.sandervandecruys.be/onlineExp/mooneyTD/img/tt/400tt.jpg","snoeischaar",3707]["114",8,2,"pre","http://www.sandervandecruys.be/onlineExp/mooneyTD/img/tt/013tt.jpg","jaguar",2437]["114",9,2,"pre","http://www.sandervandecruys.be/onlineExp/mooneyTD/img/tt/863tt.jpg","fietspomp",6935]["114",0,2,"post","http://www.sandervandecruys.be/onlineExp/mooneyTD/img/tt/001tt.jpg","brommer",6670]["114",1,2,"post","http://www.sandervandecruys.be/onlineExp/mooneyTD/img/tt/013tt.jpg","jaguar",1587]["114",2,2,"post","http://www.sandervandecruys.be/onlineExp/mooneyTD/img/tt/863tt.jpg","tang",3388]["114",3,2,"post","http://www.sandervandecruys.be/onlineExp/mooneyTD/img/tt/853tt.jpg","tang",1258]["114",4,2,"post","http://www.sandervandecruys.be/onlineExp/mooneyTD/img/tt/560tt.jpg","kikker",2378]["114",5,2,"post","http://www.sandervandecruys.be/onlineExp/mooneyTD/img/tt/556tt.jpg","horloge",2994]["114",6,2,"post","http://www.sandervandecruys.be/onlineExp/mooneyTD/img/tt/792tt.jpg","kikker",2381]["114",7,2,"post","http://www.sandervandecruys.be/onlineExp/mooneyTD/img/tt/400tt.jpg","tang",1169]["114",8,2,"post","http://www.sandervandecruys.be/onlineExp/mooneyTD/img/tt/812tt.jpg","kever",1800]["114",9,2,"post","http://www.sandervandecruys.be/onlineExp/mooneyTD/img/tt/184tt.jpg","vork",2105]["114",0,3,"pre","http://www.sandervandecruys.be/onlineExp/mooneyTD/img/tt/595tt.jpg","slang",2158]["114",1,3,"pre","http://www.sandervandecruys.be/onlineExp/mooneyTD/img/tt/871tt.jpg","kever",4229]["114",2,3,"pre","http://www.sandervandecruys.be/onlineExp/mooneyTD/img/tt/873tt.jpg","olifant",2113]["114",3,3,"pre","http://www.sandervandecruys.be/onlineExp/mooneyTD/img/tt/045tt.jpg","hagedis",3748]["114",4,3,"pre","http://www.sandervandecruys.be/onlineExp/mooneyTD/img/tt/661tt.jpg","vis",1968]["114",5,3,"pre","http://www.sandervandecruys.be/onlineExp/mooneyTD/img/tt/609tt.jpg","jaguar",1867]["114",6,3,"pre","http://www.sandervandecruys.be/onlineExp/mooneyTD/img/tt/015tt.jpg","leeuw",1181]["114",7,3,"pre","http://www.sandervandecruys.be/onlineExp/mooneyTD/img/tt/728tt.jpg","olifant",2241]["114",8,3,"pre","http://www.sandervandecruys.be/onlineExp/mooneyTD/img/tt/017tt.jpg","kreeft",10093]["114",9,3,"pre","http://www.sandervandecruys.be/onlineExp/mooneyTD/img/tt/691tt.jpg","zetel",6389]["114",0,3,"post","http://www.sandervandecruys.be/onlineExp/mooneyTD/img/tt/728tt.jpg","uil",3520]["114",1,3,"post","http://www.sandervandecruys.be/onlineExp/mooneyTD/img/tt/017tt.jpg","ananas",4650]["114",2,3,"post","http://www.sandervandecruys.be/onlineExp/mooneyTD/img/tt/873tt.jpg","olifant",1589]["114",3,3,"post","http://www.sandervandecruys.be/onlineExp/mooneyTD/img/tt/045tt.jpg","hagedis",1852]["114",4,3,"post","http://www.sandervandecruys.be/onlineExp/mooneyTD/img/tt/595tt.jpg","walvis",2522]["114",5,3,"post","http://www.sandervandecruys.be/onlineExp/mooneyTD/img/tt/609tt.jpg","jaguar",2431]["114",6,3,"post","http://www.sandervandecruys.be/onlineExp/mooneyTD/img/tt/661tt.jpg","man",4388]["114",7,3,"post","http://www.sandervandecruys.be/onlineExp/mooneyTD/img/tt/871tt.jpg","man",2031]["114",8,3,"post","http://www.sandervandecruys.be/onlineExp/mooneyTD/img/tt/015tt.jpg","leeuw",2459]["114",9,3,"post","http://www.sandervandecruys.be/onlineExp/mooneyTD/img/tt/691tt.jpg","hagedis",5366]["114",0,4,"pre","http://www.sandervandecruys.be/onlineExp/mooneyTD/img/tt/062tt.jpg","kikker",3418]["114",1,4,"pre","http://www.sandervandecruys.be/onlineExp/mooneyTD/img/tt/559tt.jpg","kikker",2741]["114",2,4,"pre","http://www.sandervandecruys.be/onlineExp/mooneyTD/img/tt/292tt.jpg","kever",2762]["114",3,4,"pre","http://www.sandervandecruys.be/onlineExp/mooneyTD/img/tt/858tt.jpg","man",1070]["114",4,4,"pre","http://www.sandervandecruys.be/onlineExp/mooneyTD/img/tt/874tt.jpg","horloge",3355]["114",5,4,"pre","http://www.sandervandecruys.be/onlineExp/mooneyTD/img/tt/859tt.jpg","dier",2272]["114",6,4,"pre","http://www.sandervandecruys.be/onlineExp/mooneyTD/img/tt/025tt.jpg","konijn",2767]["114",7,4,"pre","http://www.sandervandecruys.be/onlineExp/mooneyTD/img/tt/676tt.jpg","huis",1307]["114",8,4,"pre","http://www.sandervandecruys.be/onlineExp/mooneyTD/img/tt/003tt.jpg","slang",1794]["114",9,4,"pre","http://www.sandervandecruys.be/onlineExp/mooneyTD/img/tt/273tt.jpg","kikker",988]["114",0,4,"post","http://www.sandervandecruys.be/onlineExp/mooneyTD/img/tt/003tt.jpg","slang",2480]["114",1,4,"post","http://www.sandervandecruys.be/onlineExp/mooneyTD/img/tt/559tt.jpg","kikker",1388]["114",2,4,"post","http://www.sandervandecruys.be/onlineExp/mooneyTD/img/tt/292tt.jpg","eekhoorn",1885]["114",3,4,"post","http://www.sandervandecruys.be/onlineExp/mooneyTD/img/tt/859tt.jpg","kangeroe",2325]["114",4,4,"post","http://www.sandervandecruys.be/onlineExp/mooneyTD/img/tt/858tt.jpg","skier",9921]["114",5,4,"post","http://www.sandervandecruys.be/onlineExp/mooneyTD/img/tt/676tt.jpg","huis",1416]["114",6,4,"post","http://www.sandervandecruys.be/onlineExp/mooneyTD/img/tt/273tt.jpg","kikke",1893]["114",7,4,"post","http://www.sandervandecruys.be/onlineExp/mooneyTD/img/tt/874tt.jpg","gasvuur",1543]["114",8,4,"post","http://www.sandervandecruys.be/onlineExp/mooneyTD/img/tt/025tt.jpg","konijn",2321]["114",9,4,"post","http://www.sandervandecruys.be/onlineExp/mooneyTD/img/tt/062tt.jpg","hond",964]["114",0,5,"pre","http://www.sandervandecruys.be/onlineExp/mooneyTD/img/tt/006tt.jpg","kwal",3116]["114",1,5,"pre","http://www.sandervandecruys.be/onlineExp/mooneyTD/img/tt/404tt.jpg","bloem",2471]["114",2,5,"pre","http://www.sandervandecruys.be/onlineExp/mooneyTD/img/tt/729tt.jpg","uil",1818]["114",3,5,"pre","http://www.sandervandecruys.be/onlineExp/mooneyTD/img/tt/573tt.jpg","trein",2181]["114",4,5,"pre","http://www.sandervandecruys.be/onlineExp/mooneyTD/img/tt/593tt.jpg","vrouw",1401]["114",5,5,"pre","http://www.sandervandecruys.be/onlineExp/mooneyTD/img/tt/823tt.jpg","dier",1873]["114",6,5,"pre","http://www.sandervandecruys.be/onlineExp/mooneyTD/img/tt/039tt.jpg","bloem",2464]["114",7,5,"pre","http://www.sandervandecruys.be/onlineExp/mooneyTD/img/tt/021tt.jpg","man",1143]["114",8,5,"pre","http://www.sandervandecruys.be/onlineExp/mooneyTD/img/tt/005tt.jpg","hoed",1807]["114",9,5,"pre","http://www.sandervandecruys.be/onlineExp/mooneyTD/img/tt/721tt.jpg","appelsien",3081]["114",0,5,"post","http://www.sandervandecruys.be/onlineExp/mooneyTD/img/tt/021tt.jpg","man",1643]["114",1,5,"post","http://www.sandervandecruys.be/onlineExp/mooneyTD/img/tt/573tt.jpg","trein",1966]["114",2,5,"post","http://www.sandervandecruys.be/onlineExp/mooneyTD/img/tt/404tt.jpg","bloem",1521]["114",3,5,"post","http://www.sandervandecruys.be/onlineExp/mooneyTD/img/tt/039tt.jpg","bloem",2148]["114",4,5,"post","http://www.sandervandecruys.be/onlineExp/mooneyTD/img/tt/006tt.jpg","kwal",1755]["114",5,5,"post","http://www.sandervandecruys.be/onlineExp/mooneyTD/img/tt/823tt.jpg","koala",3892]["114",6,5,"post","http://www.sandervandecruys.be/onlineExp/mooneyTD/img/tt/721tt.jpg","appelsien",3243]["114",7,5,"post","http://www.sandervandecruys.be/onlineExp/mooneyTD/img/tt/729tt.jpg","uil",2115]["114",8,5,"post","http://www.sandervandecruys.be/onlineExp/mooneyTD/img/tt/005tt.jpg","wc bril",4185]["114",9,5,"post","http://www.sandervandecruys.be/onlineExp/mooneyTD/img/tt/593tt.jpg","man",1638]</text:p>
          </table:table-cell>
          <table:table-cell table:number-columns-repeated="253"/>
        </table:table-row>
        <table:table-row table:style-name="ro1">
          <table:table-cell office:value-type="date" office:date-value="2016-02-13T12:03:10" calcext:value-type="date">
            <text:p>2/13/2016 12:03: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["115",0,0,"pre","http://www.sandervandecruys.be/onlineExp/mooneyTD/img/tt/013tt.jpg","hond",5132]["115",1,0,"pre","http://www.sandervandecruys.be/onlineExp/mooneyTD/img/tt/273tt.jpg","hond",4372]["115",2,0,"pre","http://www.sandervandecruys.be/onlineExp/mooneyTD/img/tt/559tt.jpg","hond",3154]["115",3,0,"pre","http://www.sandervandecruys.be/onlineExp/mooneyTD/img/tt/400tt.jpg","vliegtuig",3418]["115",4,0,"pre","http://www.sandervandecruys.be/onlineExp/mooneyTD/img/tt/021tt.jpg","kat",2527]["115",5,0,"pre","http://www.sandervandecruys.be/onlineExp/mooneyTD/img/tt/729tt.jpg","uil",2092]["115",6,0,"pre","http://www.sandervandecruys.be/onlineExp/mooneyTD/img/tt/558tt.jpg","slang",2787]["115",7,0,"pre","http://www.sandervandecruys.be/onlineExp/mooneyTD/img/tt/005tt.jpg","toilet",2702]["115",8,0,"pre","http://www.sandervandecruys.be/onlineExp/mooneyTD/img/tt/871tt.jpg","boer",2247]["115",9,0,"pre","http://www.sandervandecruys.be/onlineExp/mooneyTD/img/tt/595tt.jpg","walvis",3104]["115",0,0,"post","http://www.sandervandecruys.be/onlineExp/mooneyTD/img/tt/273tt.jpg","kikker",4452]["115",1,0,"post","http://www.sandervandecruys.be/onlineExp/mooneyTD/img/tt/559tt.jpg","luipaard",3931]["115",2,0,"post","http://www.sandervandecruys.be/onlineExp/mooneyTD/img/tt/400tt.jpg","knijptang",6405]["115",3,0,"post","http://www.sandervandecruys.be/onlineExp/mooneyTD/img/tt/558tt.jpg","kikker",2610]["115",4,0,"post","http://www.sandervandecruys.be/onlineExp/mooneyTD/img/tt/005tt.jpg","toilet",2577]["115",5,0,"post","http://www.sandervandecruys.be/onlineExp/mooneyTD/img/tt/871tt.jpg","boer",2510]["115",6,0,"post","http://www.sandervandecruys.be/onlineExp/mooneyTD/img/tt/729tt.jpg","uil",1365]["115",7,0,"post","http://www.sandervandecruys.be/onlineExp/mooneyTD/img/tt/013tt.jpg","luipaard",3467]["115",8,0,"post","http://www.sandervandecruys.be/onlineExp/mooneyTD/img/tt/595tt.jpg","walvis",3400]["115",9,0,"post","http://www.sandervandecruys.be/onlineExp/mooneyTD/img/tt/021tt.jpg","kat",1879]["115",0,1,"pre","http://www.sandervandecruys.be/onlineExp/mooneyTD/img/tt/738tt.jpg","paprika",3689]["115",1,1,"pre","http://www.sandervandecruys.be/onlineExp/mooneyTD/img/tt/863tt.jpg","noot",2744]["115",2,1,"pre","http://www.sandervandecruys.be/onlineExp/mooneyTD/img/tt/872tt.jpg","vis",2044]["115",3,1,"pre","http://www.sandervandecruys.be/onlineExp/mooneyTD/img/tt/873tt.jpg","olifant",2570]["115",4,1,"pre","http://www.sandervandecruys.be/onlineExp/mooneyTD/img/tt/533tt.jpg","bij",2371]["115",5,1,"pre","http://www.sandervandecruys.be/onlineExp/mooneyTD/img/tt/823tt.jpg","kikker",2956]["115",6,1,"pre","http://www.sandervandecruys.be/onlineExp/mooneyTD/img/tt/683tt.jpg","koala",3872]["115",7,1,"pre","http://www.sandervandecruys.be/onlineExp/mooneyTD/img/tt/556tt.jpg","muizenval",3619]["115",8,1,"pre","http://www.sandervandecruys.be/onlineExp/mooneyTD/img/tt/859tt.jpg","eend",3417]["115",9,1,"pre","http://www.sandervandecruys.be/onlineExp/mooneyTD/img/tt/812tt.jpg","spin",2505]["115",0,1,"post","http://www.sandervandecruys.be/onlineExp/mooneyTD/img/tt/738tt.jpg","paprika",3754]["115",1,1,"post","http://www.sandervandecruys.be/onlineExp/mooneyTD/img/tt/556tt.jpg","horloge",4440]["115",2,1,"post","http://www.sandervandecruys.be/onlineExp/mooneyTD/img/tt/683tt.jpg","koala",1993]["115",3,1,"post","http://www.sandervandecruys.be/onlineExp/mooneyTD/img/tt/533tt.jpg","vlinder",3652]["115",4,1,"post","http://www.sandervandecruys.be/onlineExp/mooneyTD/img/tt/872tt.jpg","vlinder",3463]["115",5,1,"post","http://www.sandervandecruys.be/onlineExp/mooneyTD/img/tt/863tt.jpg","stoel",2161]["115",6,1,"post","http://www.sandervandecruys.be/onlineExp/mooneyTD/img/tt/873tt.jpg","olifant",1929]["115",7,1,"post","http://www.sandervandecruys.be/onlineExp/mooneyTD/img/tt/823tt.jpg","koala",1428]["115",8,1,"post","http://www.sandervandecruys.be/onlineExp/mooneyTD/img/tt/812tt.jpg","insect",3000]["115",9,1,"post","http://www.sandervandecruys.be/onlineExp/mooneyTD/img/tt/859tt.jpg","kangoeroe",7724]["115",0,2,"pre","http://www.sandervandecruys.be/onlineExp/mooneyTD/img/tt/018tt.jpg","cirkel",5664]["115",1,2,"pre","http://www.sandervandecruys.be/onlineExp/mooneyTD/img/tt/007tt.jpg","zaag",1983]["115",2,2,"pre","http://www.sandervandecruys.be/onlineExp/mooneyTD/img/tt/661tt.jpg","duif",1766]["115",3,2,"pre","http://www.sandervandecruys.be/onlineExp/mooneyTD/img/tt/292tt.jpg","muis",4522]["115",4,2,"pre","http://www.sandervandecruys.be/onlineExp/mooneyTD/img/tt/030tt.jpg","appelsien",3375]["115",5,2,"pre","http://www.sandervandecruys.be/onlineExp/mooneyTD/img/tt/608tt.jpg","aap",1873]["115",6,2,"pre","http://www.sandervandecruys.be/onlineExp/mooneyTD/img/tt/874tt.jpg","wiel",2141]["115",7,2,"pre","http://www.sandervandecruys.be/onlineExp/mooneyTD/img/tt/721tt.jpg","appelsien",5013]["115",8,2,"pre","http://www.sandervandecruys.be/onlineExp/mooneyTD/img/tt/623tt.jpg","mens",2344]["115",9,2,"pre","http://www.sandervandecruys.be/onlineExp/mooneyTD/img/tt/864tt.jpg","hoed",2567]["115",0,2,"post","http://www.sandervandecruys.be/onlineExp/mooneyTD/img/tt/721tt.jpg","appelsien",4220]["115",1,2,"post","http://www.sandervandecruys.be/onlineExp/mooneyTD/img/tt/874tt.jpg","vuur",2390]["115",2,2,"post","http://www.sandervandecruys.be/onlineExp/mooneyTD/img/tt/661tt.jpg","eend",1256]["115",3,2,"post","http://www.sandervandecruys.be/onlineExp/mooneyTD/img/tt/007tt.jpg","piano",2142]["115",4,2,"post","http://www.sandervandecruys.be/onlineExp/mooneyTD/img/tt/623tt.jpg","olifant",2903]["115",5,2,"post","http://www.sandervandecruys.be/onlineExp/mooneyTD/img/tt/018tt.jpg","roos",1712]["115",6,2,"post","http://www.sandervandecruys.be/onlineExp/mooneyTD/img/tt/292tt.jpg","eekhoorn",3866]["115",7,2,"post","http://www.sandervandecruys.be/onlineExp/mooneyTD/img/tt/864tt.jpg","parasol",2084]["115",8,2,"post","http://www.sandervandecruys.be/onlineExp/mooneyTD/img/tt/030tt.jpg","appelsien",2810]["115",9,2,"post","http://www.sandervandecruys.be/onlineExp/mooneyTD/img/tt/608tt.jpg","vrouw",3043]["115",0,3,"pre","http://www.sandervandecruys.be/onlineExp/mooneyTD/img/tt/192tt.jpg","vogel",4585]["115",1,3,"pre","http://www.sandervandecruys.be/onlineExp/mooneyTD/img/tt/853tt.jpg","rasp",2363]["115",2,3,"pre","http://www.sandervandecruys.be/onlineExp/mooneyTD/img/tt/562tt.jpg","broodrooster",3712]["115",3,3,"pre","http://www.sandervandecruys.be/onlineExp/mooneyTD/img/tt/001tt.jpg","fiets",2267]["115",4,3,"pre","http://www.sandervandecruys.be/onlineExp/mooneyTD/img/tt/676tt.jpg","tuin",3368]["115",5,3,"pre","http://www.sandervandecruys.be/onlineExp/mooneyTD/img/tt/576tt.jpg","arm",2148]["115",6,3,"pre","http://www.sandervandecruys.be/onlineExp/mooneyTD/img/tt/039tt.jpg","bloem",2229]["115",7,3,"pre","http://www.sandervandecruys.be/onlineExp/mooneyTD/img/tt/184tt.jpg","vork",2873]["115",8,3,"pre","http://www.sandervandecruys.be/onlineExp/mooneyTD/img/tt/728tt.jpg","vogel",3336]["115",9,3,"pre","http://www.sandervandecruys.be/onlineExp/mooneyTD/img/tt/003tt.jpg","kikker",1874]["115",0,3,"post","http://www.sandervandecruys.be/onlineExp/mooneyTD/img/tt/853tt.jpg","fluitje",3610]["115",1,3,"post","http://www.sandervandecruys.be/onlineExp/mooneyTD/img/tt/003tt.jpg","slang",1771]["115",2,3,"post","http://www.sandervandecruys.be/onlineExp/mooneyTD/img/tt/184tt.jpg","vork",1279]["115",3,3,"post","http://www.sandervandecruys.be/onlineExp/mooneyTD/img/tt/676tt.jpg","huis",2414]["115",4,3,"post","http://www.sandervandecruys.be/onlineExp/mooneyTD/img/tt/192tt.jpg","kat",1368]["115",5,3,"post","http://www.sandervandecruys.be/onlineExp/mooneyTD/img/tt/039tt.jpg","bloem",1228]["115",6,3,"post","http://www.sandervandecruys.be/onlineExp/mooneyTD/img/tt/001tt.jpg","bromfiets",2963]["115",7,3,"post","http://www.sandervandecruys.be/onlineExp/mooneyTD/img/tt/728tt.jpg","uil",1383]["115",8,3,"post","http://www.sandervandecruys.be/onlineExp/mooneyTD/img/tt/576tt.jpg","trompet",3156]["115",9,3,"post","http://www.sandervandecruys.be/onlineExp/mooneyTD/img/tt/562tt.jpg","broodrooster",3144]["115",0,4,"pre","http://www.sandervandecruys.be/onlineExp/mooneyTD/img/tt/429tt.jpg","slang",3919]["115",1,4,"pre","http://www.sandervandecruys.be/onlineExp/mooneyTD/img/tt/792tt.jpg","bloem",2127]["115",2,4,"pre","http://www.sandervandecruys.be/onlineExp/mooneyTD/img/tt/655tt.jpg","hoofd",2845]["115",3,4,"pre","http://www.sandervandecruys.be/onlineExp/mooneyTD/img/tt/006tt.jpg","kaas",1893]["115",4,4,"pre","http://www.sandervandecruys.be/onlineExp/mooneyTD/img/tt/609tt.jpg","luipaard",2730]["115",5,4,"pre","http://www.sandervandecruys.be/onlineExp/mooneyTD/img/tt/025tt.jpg","konijn",1904]["115",6,4,"pre","http://www.sandervandecruys.be/onlineExp/mooneyTD/img/tt/404tt.jpg","bloem",1908]["115",7,4,"pre","http://www.sandervandecruys.be/onlineExp/mooneyTD/img/tt/148tt.jpg","gifkikker",4770]["115",8,4,"pre","http://www.sandervandecruys.be/onlineExp/mooneyTD/img/tt/062tt.jpg","hond",3330]["115",9,4,"pre","http://www.sandervandecruys.be/onlineExp/mooneyTD/img/tt/127tt.jpg","bus",2373]["115",0,4,"post","http://www.sandervandecruys.be/onlineExp/mooneyTD/img/tt/127tt.jpg","huis",4235]["115",1,4,"post","http://www.sandervandecruys.be/onlineExp/mooneyTD/img/tt/062tt.jpg","hond",1659]["115",2,4,"post","http://www.sandervandecruys.be/onlineExp/mooneyTD/img/tt/025tt.jpg","konijn",4224]["115",3,4,"post","http://www.sandervandecruys.be/onlineExp/mooneyTD/img/tt/404tt.jpg","bloem",1561]["115",4,4,"post","http://www.sandervandecruys.be/onlineExp/mooneyTD/img/tt/609tt.jpg","luipaard",2799]["115",5,4,"post","http://www.sandervandecruys.be/onlineExp/mooneyTD/img/tt/006tt.jpg","kwal",3081]["115",6,4,"post","http://www.sandervandecruys.be/onlineExp/mooneyTD/img/tt/148tt.jpg","gifkikker",3075]["115",7,4,"post","http://www.sandervandecruys.be/onlineExp/mooneyTD/img/tt/655tt.jpg","ezelhoofden",4796]["115",8,4,"post","http://www.sandervandecruys.be/onlineExp/mooneyTD/img/tt/429tt.jpg","hond",3443]["115",9,4,"post","http://www.sandervandecruys.be/onlineExp/mooneyTD/img/tt/792tt.jpg","ananas",2140]["115",0,5,"pre","http://www.sandervandecruys.be/onlineExp/mooneyTD/img/tt/573tt.jpg","trein",2255]["115",1,5,"pre","http://www.sandervandecruys.be/onlineExp/mooneyTD/img/tt/745tt.jpg","zaag",3225]["115",2,5,"pre","http://www.sandervandecruys.be/onlineExp/mooneyTD/img/tt/643tt.jpg","boekentas",2991]["115",3,5,"pre","http://www.sandervandecruys.be/onlineExp/mooneyTD/img/tt/560tt.jpg","paddenstoel",3176]["115",4,5,"pre","http://www.sandervandecruys.be/onlineExp/mooneyTD/img/tt/593tt.jpg","mens",2457]["115",5,5,"pre","http://www.sandervandecruys.be/onlineExp/mooneyTD/img/tt/858tt.jpg","tijger",8156]["115",6,5,"pre","http://www.sandervandecruys.be/onlineExp/mooneyTD/img/tt/015tt.jpg","ogen",2751]["115",7,5,"pre","http://www.sandervandecruys.be/onlineExp/mooneyTD/img/tt/017tt.jpg","bloem",3865]["115",8,5,"pre","http://www.sandervandecruys.be/onlineExp/mooneyTD/img/tt/045tt.jpg","slang",2796]["115",9,5,"pre","http://www.sandervandecruys.be/onlineExp/mooneyTD/img/tt/691tt.jpg","luipaard",2982]["115",0,5,"post","http://www.sandervandecruys.be/onlineExp/mooneyTD/img/tt/745tt.jpg","salamander",8599]["115",1,5,"post","http://www.sandervandecruys.be/onlineExp/mooneyTD/img/tt/017tt.jpg","ananassen",3435]["115",2,5,"post","http://www.sandervandecruys.be/onlineExp/mooneyTD/img/tt/045tt.jpg","salamander",4268]["115",3,5,"post","http://www.sandervandecruys.be/onlineExp/mooneyTD/img/tt/858tt.jpg","leeuw",5518]["115",4,5,"post","http://www.sandervandecruys.be/onlineExp/mooneyTD/img/tt/691tt.jpg","luipaard",2307]["115",5,5,"post","http://www.sandervandecruys.be/onlineExp/mooneyTD/img/tt/015tt.jpg","leeuw",1150]["115",6,5,"post","http://www.sandervandecruys.be/onlineExp/mooneyTD/img/tt/643tt.jpg","boekentas",2489]["115",7,5,"post","http://www.sandervandecruys.be/onlineExp/mooneyTD/img/tt/573tt.jpg","trein",1862]["115",8,5,"post","http://www.sandervandecruys.be/onlineExp/mooneyTD/img/tt/593tt.jpg","mens",1342]["115",9,5,"post","http://www.sandervandecruys.be/onlineExp/mooneyTD/img/tt/560tt.jpg","paddenstoel",4842]</text:p>
          </table:table-cell>
          <table:table-cell table:number-columns-repeated="253"/>
        </table:table-row>
        <table:table-row table:style-name="ro1">
          <table:table-cell office:value-type="date" office:date-value="2016-02-13T15:52:39" calcext:value-type="date">
            <text:p>2/13/2016 15:52:3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["116",0,0,"pre","http://www.sandervandecruys.be/onlineExp/mooneyTD/img/tt/623tt.jpg","europa",7200]["116",1,0,"pre","http://www.sandervandecruys.be/onlineExp/mooneyTD/img/tt/030tt.jpg","sinaasappelen",12049]["116",2,0,"pre","http://www.sandervandecruys.be/onlineExp/mooneyTD/img/tt/039tt.jpg","kip",8855]["116",3,0,"pre","http://www.sandervandecruys.be/onlineExp/mooneyTD/img/tt/273tt.jpg","jaguar",5843]["116",4,0,"pre","http://www.sandervandecruys.be/onlineExp/mooneyTD/img/tt/015tt.jpg","gezicht",4965]["116",5,0,"pre","http://www.sandervandecruys.be/onlineExp/mooneyTD/img/tt/429tt.jpg","voeten",4710]["116",6,0,"pre","http://www.sandervandecruys.be/onlineExp/mooneyTD/img/tt/721tt.jpg","fruit",8240]["116",7,0,"pre","http://www.sandervandecruys.be/onlineExp/mooneyTD/img/tt/643tt.jpg","slee",5470]["116",8,0,"pre","http://www.sandervandecruys.be/onlineExp/mooneyTD/img/tt/745tt.jpg","kettingzaag",5607]["116",9,0,"pre","http://www.sandervandecruys.be/onlineExp/mooneyTD/img/tt/872tt.jpg","",1572]["116",0,0,"post","http://www.sandervandecruys.be/onlineExp/mooneyTD/img/tt/721tt.jpg","sinaasappel",8289]["116",1,0,"post","http://www.sandervandecruys.be/onlineExp/mooneyTD/img/tt/872tt.jpg","leeuw",8494]["116",2,0,"post","http://www.sandervandecruys.be/onlineExp/mooneyTD/img/tt/643tt.jpg","tas",2742]["116",3,0,"post","http://www.sandervandecruys.be/onlineExp/mooneyTD/img/tt/030tt.jpg","sinaasappelen",7412]["116",4,0,"post","http://www.sandervandecruys.be/onlineExp/mooneyTD/img/tt/039tt.jpg","piano",8455]["116",5,0,"post","http://www.sandervandecruys.be/onlineExp/mooneyTD/img/tt/429tt.jpg","gekko",10714]["116",6,0,"post","http://www.sandervandecruys.be/onlineExp/mooneyTD/img/tt/623tt.jpg","",1862]["116",7,0,"post","http://www.sandervandecruys.be/onlineExp/mooneyTD/img/tt/273tt.jpg","leeuw",2062]["116",8,0,"post","http://www.sandervandecruys.be/onlineExp/mooneyTD/img/tt/015tt.jpg","leeuw",2365]["116",9,0,"post","http://www.sandervandecruys.be/onlineExp/mooneyTD/img/tt/745tt.jpg","piano",3324]["116",0,1,"pre","http://www.sandervandecruys.be/onlineExp/mooneyTD/img/tt/729tt.jpg","",2162]["116",1,1,"pre","http://www.sandervandecruys.be/onlineExp/mooneyTD/img/tt/863tt.jpg","stoel",2153]["116",2,1,"pre","http://www.sandervandecruys.be/onlineExp/mooneyTD/img/tt/560tt.jpg","hoed",5315]["116",3,1,"pre","http://www.sandervandecruys.be/onlineExp/mooneyTD/img/tt/864tt.jpg","paraplu",3939]["116",4,1,"pre","http://www.sandervandecruys.be/onlineExp/mooneyTD/img/tt/013tt.jpg","vlinder",3048]["116",5,1,"pre","http://www.sandervandecruys.be/onlineExp/mooneyTD/img/tt/608tt.jpg","zetel",3117]["116",6,1,"pre","http://www.sandervandecruys.be/onlineExp/mooneyTD/img/tt/873tt.jpg","olifant",2207]["116",7,1,"pre","http://www.sandervandecruys.be/onlineExp/mooneyTD/img/tt/021tt.jpg","bloem",3270]["116",8,1,"pre","http://www.sandervandecruys.be/onlineExp/mooneyTD/img/tt/404tt.jpg","bloem",2211]["116",9,1,"pre","http://www.sandervandecruys.be/onlineExp/mooneyTD/img/tt/556tt.jpg","horloge",3848]["116",0,1,"post","http://www.sandervandecruys.be/onlineExp/mooneyTD/img/tt/013tt.jpg","kat",3456]["116",1,1,"post","http://www.sandervandecruys.be/onlineExp/mooneyTD/img/tt/021tt.jpg","mevrouw",5696]["116",2,1,"post","http://www.sandervandecruys.be/onlineExp/mooneyTD/img/tt/873tt.jpg","olifant",1910]["116",3,1,"post","http://www.sandervandecruys.be/onlineExp/mooneyTD/img/tt/864tt.jpg","parasol",5437]["116",4,1,"post","http://www.sandervandecruys.be/onlineExp/mooneyTD/img/tt/608tt.jpg","oude dame",4680]["116",5,1,"post","http://www.sandervandecruys.be/onlineExp/mooneyTD/img/tt/556tt.jpg","horloge",2199]["116",6,1,"post","http://www.sandervandecruys.be/onlineExp/mooneyTD/img/tt/863tt.jpg","stoel",3014]["116",7,1,"post","http://www.sandervandecruys.be/onlineExp/mooneyTD/img/tt/729tt.jpg","uil",6293]["116",8,1,"post","http://www.sandervandecruys.be/onlineExp/mooneyTD/img/tt/404tt.jpg","bloem",1547]["116",9,1,"post","http://www.sandervandecruys.be/onlineExp/mooneyTD/img/tt/560tt.jpg","kikker",6678]["116",0,2,"pre","http://www.sandervandecruys.be/onlineExp/mooneyTD/img/tt/792tt.jpg","graan",2839]["116",1,2,"pre","http://www.sandervandecruys.be/onlineExp/mooneyTD/img/tt/859tt.jpg","kangoeroe",5018]["116",2,2,"pre","http://www.sandervandecruys.be/onlineExp/mooneyTD/img/tt/017tt.jpg","plant",5197]["116",3,2,"pre","http://www.sandervandecruys.be/onlineExp/mooneyTD/img/tt/001tt.jpg","motorfiets",6805]["116",4,2,"pre","http://www.sandervandecruys.be/onlineExp/mooneyTD/img/tt/655tt.jpg","ligzetel",7914]["116",5,2,"pre","http://www.sandervandecruys.be/onlineExp/mooneyTD/img/tt/573tt.jpg","trein",2095]["116",6,2,"pre","http://www.sandervandecruys.be/onlineExp/mooneyTD/img/tt/691tt.jpg","bloem",4315]["116",7,2,"pre","http://www.sandervandecruys.be/onlineExp/mooneyTD/img/tt/003tt.jpg","ring",1849]["116",8,2,"pre","http://www.sandervandecruys.be/onlineExp/mooneyTD/img/tt/062tt.jpg","hond",3680]["116",9,2,"pre","http://www.sandervandecruys.be/onlineExp/mooneyTD/img/tt/676tt.jpg","tuin",2602]["116",0,2,"post","http://www.sandervandecruys.be/onlineExp/mooneyTD/img/tt/062tt.jpg","hond",1535]["116",1,2,"post","http://www.sandervandecruys.be/onlineExp/mooneyTD/img/tt/655tt.jpg","ezels",2425]["116",2,2,"post","http://www.sandervandecruys.be/onlineExp/mooneyTD/img/tt/001tt.jpg","moterfiets",3903]["116",3,2,"post","http://www.sandervandecruys.be/onlineExp/mooneyTD/img/tt/017tt.jpg","ananassen",3272]["116",4,2,"post","http://www.sandervandecruys.be/onlineExp/mooneyTD/img/tt/676tt.jpg","tuin",3019]["116",5,2,"post","http://www.sandervandecruys.be/onlineExp/mooneyTD/img/tt/691tt.jpg","ananasplant",5579]["116",6,2,"post","http://www.sandervandecruys.be/onlineExp/mooneyTD/img/tt/859tt.jpg","kangoeroe",3395]["116",7,2,"post","http://www.sandervandecruys.be/onlineExp/mooneyTD/img/tt/003tt.jpg","slang",4012]["116",8,2,"post","http://www.sandervandecruys.be/onlineExp/mooneyTD/img/tt/573tt.jpg","trein",1724]["116",9,2,"post","http://www.sandervandecruys.be/onlineExp/mooneyTD/img/tt/792tt.jpg","anananplant",3955]["116",0,3,"pre","http://www.sandervandecruys.be/onlineExp/mooneyTD/img/tt/192tt.jpg","plant",5346]["116",1,3,"pre","http://www.sandervandecruys.be/onlineExp/mooneyTD/img/tt/595tt.jpg","vogel",4097]["116",2,3,"pre","http://www.sandervandecruys.be/onlineExp/mooneyTD/img/tt/871tt.jpg","jongen",5903]["116",3,3,"pre","http://www.sandervandecruys.be/onlineExp/mooneyTD/img/tt/559tt.jpg"," tijger",4286]["116",4,3,"pre","http://www.sandervandecruys.be/onlineExp/mooneyTD/img/tt/576tt.jpg","hoed",5439]["116",5,3,"pre","http://www.sandervandecruys.be/onlineExp/mooneyTD/img/tt/400tt.jpg","pen",5693]["116",6,3,"pre","http://www.sandervandecruys.be/onlineExp/mooneyTD/img/tt/858tt.jpg","visser",4632]["116",7,3,"pre","http://www.sandervandecruys.be/onlineExp/mooneyTD/img/tt/045tt.jpg","salamander",4986]["116",8,3,"pre","http://www.sandervandecruys.be/onlineExp/mooneyTD/img/tt/823tt.jpg","koala",3324]["116",9,3,"pre","http://www.sandervandecruys.be/onlineExp/mooneyTD/img/tt/127tt.jpg","hond",2281]["116",0,3,"post","http://www.sandervandecruys.be/onlineExp/mooneyTD/img/tt/823tt.jpg","koala",2209]["116",1,3,"post","http://www.sandervandecruys.be/onlineExp/mooneyTD/img/tt/127tt.jpg","huisje",2895]["116",2,3,"post","http://www.sandervandecruys.be/onlineExp/mooneyTD/img/tt/192tt.jpg","kat",921]["116",3,3,"post","http://www.sandervandecruys.be/onlineExp/mooneyTD/img/tt/858tt.jpg","man",2025]["116",4,3,"post","http://www.sandervandecruys.be/onlineExp/mooneyTD/img/tt/576tt.jpg","koperblazer",9597]["116",5,3,"post","http://www.sandervandecruys.be/onlineExp/mooneyTD/img/tt/871tt.jpg","boer",5458]["116",6,3,"post","http://www.sandervandecruys.be/onlineExp/mooneyTD/img/tt/559tt.jpg","kikker",2458]["116",7,3,"post","http://www.sandervandecruys.be/onlineExp/mooneyTD/img/tt/045tt.jpg","hagedis",4742]["116",8,3,"post","http://www.sandervandecruys.be/onlineExp/mooneyTD/img/tt/400tt.jpg","tang",2289]["116",9,3,"post","http://www.sandervandecruys.be/onlineExp/mooneyTD/img/tt/595tt.jpg","walvis",3571]["116",0,4,"pre","http://www.sandervandecruys.be/onlineExp/mooneyTD/img/tt/533tt.jpg","schildpad",5281]["116",1,4,"pre","http://www.sandervandecruys.be/onlineExp/mooneyTD/img/tt/018tt.jpg","bloem",2364]["116",2,4,"pre","http://www.sandervandecruys.be/onlineExp/mooneyTD/img/tt/661tt.jpg","gans",2128]["116",3,4,"pre","http://www.sandervandecruys.be/onlineExp/mooneyTD/img/tt/874tt.jpg","roulette",3527]["116",4,4,"pre","http://www.sandervandecruys.be/onlineExp/mooneyTD/img/tt/812tt.jpg","ring",1914]["116",5,4,"pre","http://www.sandervandecruys.be/onlineExp/mooneyTD/img/tt/738tt.jpg","hand",1654]["116",6,4,"pre","http://www.sandervandecruys.be/onlineExp/mooneyTD/img/tt/562tt.jpg","peulvrucht",7147]["116",7,4,"pre","http://www.sandervandecruys.be/onlineExp/mooneyTD/img/tt/558tt.jpg","insect",3386]["116",8,4,"pre","http://www.sandervandecruys.be/onlineExp/mooneyTD/img/tt/609tt.jpg","",2045]["116",9,4,"pre","http://www.sandervandecruys.be/onlineExp/mooneyTD/img/tt/728tt.jpg","uil",1748]["116",0,4,"post","http://www.sandervandecruys.be/onlineExp/mooneyTD/img/tt/738tt.jpg","paprika",2842]["116",1,4,"post","http://www.sandervandecruys.be/onlineExp/mooneyTD/img/tt/609tt.jpg","tijger",4314]["116",2,4,"post","http://www.sandervandecruys.be/onlineExp/mooneyTD/img/tt/562tt.jpg","broodrooster",3895]["116",3,4,"post","http://www.sandervandecruys.be/onlineExp/mooneyTD/img/tt/533tt.jpg","vlinder",2176]["116",4,4,"post","http://www.sandervandecruys.be/onlineExp/mooneyTD/img/tt/018tt.jpg","roos",1353]["116",5,4,"post","http://www.sandervandecruys.be/onlineExp/mooneyTD/img/tt/558tt.jpg","kikker",1536]["116",6,4,"post","http://www.sandervandecruys.be/onlineExp/mooneyTD/img/tt/874tt.jpg","gasvuur",2912]["116",7,4,"post","http://www.sandervandecruys.be/onlineExp/mooneyTD/img/tt/661tt.jpg","eend",1736]["116",8,4,"post","http://www.sandervandecruys.be/onlineExp/mooneyTD/img/tt/728tt.jpg","uil",2744]["116",9,4,"post","http://www.sandervandecruys.be/onlineExp/mooneyTD/img/tt/812tt.jpg","kever",2071]["116",0,5,"pre","http://www.sandervandecruys.be/onlineExp/mooneyTD/img/tt/025tt.jpg","tijger",2422]["116",1,5,"pre","http://www.sandervandecruys.be/onlineExp/mooneyTD/img/tt/148tt.jpg","kikker",1731]["116",2,5,"pre","http://www.sandervandecruys.be/onlineExp/mooneyTD/img/tt/007tt.jpg","vleugelpiano",8207]["116",3,5,"pre","http://www.sandervandecruys.be/onlineExp/mooneyTD/img/tt/853tt.jpg","viool",5506]["116",4,5,"pre","http://www.sandervandecruys.be/onlineExp/mooneyTD/img/tt/006tt.jpg","klokhuis",5082]["116",5,5,"pre","http://www.sandervandecruys.be/onlineExp/mooneyTD/img/tt/005tt.jpg","zakhorloge",7462]["116",6,5,"pre","http://www.sandervandecruys.be/onlineExp/mooneyTD/img/tt/683tt.jpg","kikker",4076]["116",7,5,"pre","http://www.sandervandecruys.be/onlineExp/mooneyTD/img/tt/593tt.jpg","",1152]["116",8,5,"pre","http://www.sandervandecruys.be/onlineExp/mooneyTD/img/tt/292tt.jpg","muis",1574]["116",9,5,"pre","http://www.sandervandecruys.be/onlineExp/mooneyTD/img/tt/184tt.jpg","klem",5278]["116",0,5,"post","http://www.sandervandecruys.be/onlineExp/mooneyTD/img/tt/025tt.jpg","konijn",1701]["116",1,5,"post","http://www.sandervandecruys.be/onlineExp/mooneyTD/img/tt/683tt.jpg","koala",2738]["116",2,5,"post","http://www.sandervandecruys.be/onlineExp/mooneyTD/img/tt/006tt.jpg","kwal",2097]["116",3,5,"post","http://www.sandervandecruys.be/onlineExp/mooneyTD/img/tt/007tt.jpg","vleugelpiano",6509]["116",4,5,"post","http://www.sandervandecruys.be/onlineExp/mooneyTD/img/tt/005tt.jpg","pad",6847]["116",5,5,"post","http://www.sandervandecruys.be/onlineExp/mooneyTD/img/tt/148tt.jpg","kikker",2117]["116",6,5,"post","http://www.sandervandecruys.be/onlineExp/mooneyTD/img/tt/853tt.jpg","fluitje",4968]["116",7,5,"post","http://www.sandervandecruys.be/onlineExp/mooneyTD/img/tt/593tt.jpg","man",5006]["116",8,5,"post","http://www.sandervandecruys.be/onlineExp/mooneyTD/img/tt/184tt.jpg","vorken ",3116]["116",9,5,"post","http://www.sandervandecruys.be/onlineExp/mooneyTD/img/tt/292tt.jpg","eekhoorn",2565]</text:p>
          </table:table-cell>
          <table:table-cell table:number-columns-repeated="253"/>
        </table:table-row>
        <table:table-row table:style-name="ro1">
          <table:table-cell office:value-type="date" office:date-value="2016-02-16T16:25:03" calcext:value-type="date">
            <text:p>2/16/2016 16:25: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",0,0,"pre","http://www.sandervandecruys.be/onlineExp/mooneyTD/img/tt/872tt.jpg","",10010]["5",1,0,"pre","http://www.sandervandecruys.be/onlineExp/mooneyTD/img/tt/127tt.jpg","huis",4300]["5",2,0,"pre","http://www.sandervandecruys.be/onlineExp/mooneyTD/img/tt/001tt.jpg","stad",3972]["5",3,0,"pre","http://www.sandervandecruys.be/onlineExp/mooneyTD/img/tt/873tt.jpg","koker",13646]["5",4,0,"pre","http://www.sandervandecruys.be/onlineExp/mooneyTD/img/tt/593tt.jpg","man",4923]["5",5,0,"pre","http://www.sandervandecruys.be/onlineExp/mooneyTD/img/tt/400tt.jpg","dak",5073]["5",6,0,"pre","http://www.sandervandecruys.be/onlineExp/mooneyTD/img/tt/148tt.jpg","",2669]["5",7,0,"pre","http://www.sandervandecruys.be/onlineExp/mooneyTD/img/tt/745tt.jpg","station",4226]["5",8,0,"pre","http://www.sandervandecruys.be/onlineExp/mooneyTD/img/tt/005tt.jpg","raam",10610]["5",9,0,"pre","http://www.sandervandecruys.be/onlineExp/mooneyTD/img/tt/006tt.jpg","weefsel",9600]["5",0,0,"post","http://www.sandervandecruys.be/onlineExp/mooneyTD/img/tt/873tt.jpg","olifant",4166]["5",1,0,"post","http://www.sandervandecruys.be/onlineExp/mooneyTD/img/tt/001tt.jpg","brommer",3527]["5",2,0,"post","http://www.sandervandecruys.be/onlineExp/mooneyTD/img/tt/400tt.jpg","knijptang",5354]["5",3,0,"post","http://www.sandervandecruys.be/onlineExp/mooneyTD/img/tt/593tt.jpg","roker",12196]["5",4,0,"post","http://www.sandervandecruys.be/onlineExp/mooneyTD/img/tt/745tt.jpg","piano",3552]["5",5,0,"post","http://www.sandervandecruys.be/onlineExp/mooneyTD/img/tt/872tt.jpg","vlinder",2940]["5",6,0,"post","http://www.sandervandecruys.be/onlineExp/mooneyTD/img/tt/006tt.jpg","kwal",14033]["5",7,0,"post","http://www.sandervandecruys.be/onlineExp/mooneyTD/img/tt/127tt.jpg","huis",2294]["5",8,0,"post","http://www.sandervandecruys.be/onlineExp/mooneyTD/img/tt/148tt.jpg","gifkikker",4362]["5",9,0,"post","http://www.sandervandecruys.be/onlineExp/mooneyTD/img/tt/005tt.jpg","wc-bril",5183]["5",0,1,"pre","http://www.sandervandecruys.be/onlineExp/mooneyTD/img/tt/429tt.jpg","tas",8608]["5",1,1,"pre","http://www.sandervandecruys.be/onlineExp/mooneyTD/img/tt/017tt.jpg","spin",3240]["5",2,1,"pre","http://www.sandervandecruys.be/onlineExp/mooneyTD/img/tt/864tt.jpg","ligstoel",5274]["5",3,1,"pre","http://www.sandervandecruys.be/onlineExp/mooneyTD/img/tt/025tt.jpg","konijn",3662]["5",4,1,"pre","http://www.sandervandecruys.be/onlineExp/mooneyTD/img/tt/858tt.jpg","gids",13895]["5",5,1,"pre","http://www.sandervandecruys.be/onlineExp/mooneyTD/img/tt/007tt.jpg","piano",5007]["5",6,1,"pre","http://www.sandervandecruys.be/onlineExp/mooneyTD/img/tt/045tt.jpg","persoon",5064]["5",7,1,"pre","http://www.sandervandecruys.be/onlineExp/mooneyTD/img/tt/738tt.jpg","",2473]["5",8,1,"pre","http://www.sandervandecruys.be/onlineExp/mooneyTD/img/tt/562tt.jpg","toaster",10182]["5",9,1,"pre","http://www.sandervandecruys.be/onlineExp/mooneyTD/img/tt/812tt.jpg","kikker",4267]["5",0,1,"post","http://www.sandervandecruys.be/onlineExp/mooneyTD/img/tt/812tt.jpg","kikker",13617]["5",1,1,"post","http://www.sandervandecruys.be/onlineExp/mooneyTD/img/tt/864tt.jpg","parasol",3257]["5",2,1,"post","http://www.sandervandecruys.be/onlineExp/mooneyTD/img/tt/858tt.jpg","skier",2220]["5",3,1,"post","http://www.sandervandecruys.be/onlineExp/mooneyTD/img/tt/017tt.jpg","ananas",3220]["5",4,1,"post","http://www.sandervandecruys.be/onlineExp/mooneyTD/img/tt/007tt.jpg","piano",2315]["5",5,1,"post","http://www.sandervandecruys.be/onlineExp/mooneyTD/img/tt/025tt.jpg","konijn",2902]["5",6,1,"post","http://www.sandervandecruys.be/onlineExp/mooneyTD/img/tt/045tt.jpg","hagedis",3315]["5",7,1,"post","http://www.sandervandecruys.be/onlineExp/mooneyTD/img/tt/738tt.jpg","paprika",4297]["5",8,1,"post","http://www.sandervandecruys.be/onlineExp/mooneyTD/img/tt/429tt.jpg","slang",3127]["5",9,1,"post","http://www.sandervandecruys.be/onlineExp/mooneyTD/img/tt/562tt.jpg","toaster",3237]["5",0,2,"pre","http://www.sandervandecruys.be/onlineExp/mooneyTD/img/tt/404tt.jpg","bloem",3961]["5",1,2,"pre","http://www.sandervandecruys.be/onlineExp/mooneyTD/img/tt/608tt.jpg","persoon",4358]["5",2,2,"pre","http://www.sandervandecruys.be/onlineExp/mooneyTD/img/tt/683tt.jpg","gerecht",3514]["5",3,2,"pre","http://www.sandervandecruys.be/onlineExp/mooneyTD/img/tt/609tt.jpg","woud",6251]["5",4,2,"pre","http://www.sandervandecruys.be/onlineExp/mooneyTD/img/tt/853tt.jpg","zakmes",3922]["5",5,2,"pre","http://www.sandervandecruys.be/onlineExp/mooneyTD/img/tt/643tt.jpg","ligstoel",3829]["5",6,2,"pre","http://www.sandervandecruys.be/onlineExp/mooneyTD/img/tt/039tt.jpg","bloem",3110]["5",7,2,"pre","http://www.sandervandecruys.be/onlineExp/mooneyTD/img/tt/273tt.jpg","zeebodem",7267]["5",8,2,"pre","http://www.sandervandecruys.be/onlineExp/mooneyTD/img/tt/558tt.jpg","bloem",2828]["5",9,2,"pre","http://www.sandervandecruys.be/onlineExp/mooneyTD/img/tt/691tt.jpg","rots",5139]["5",0,2,"post","http://www.sandervandecruys.be/onlineExp/mooneyTD/img/tt/404tt.jpg","bloem",2707]["5",1,2,"post","http://www.sandervandecruys.be/onlineExp/mooneyTD/img/tt/853tt.jpg","fluit",2698]["5",2,2,"post","http://www.sandervandecruys.be/onlineExp/mooneyTD/img/tt/691tt.jpg","jaguar",6734]["5",3,2,"post","http://www.sandervandecruys.be/onlineExp/mooneyTD/img/tt/039tt.jpg","koala?",8762]["5",4,2,"post","http://www.sandervandecruys.be/onlineExp/mooneyTD/img/tt/683tt.jpg","koala!",4023]["5",5,2,"post","http://www.sandervandecruys.be/onlineExp/mooneyTD/img/tt/273tt.jpg","schildpad",5309]["5",6,2,"post","http://www.sandervandecruys.be/onlineExp/mooneyTD/img/tt/643tt.jpg","boekentas",5523]["5",7,2,"post","http://www.sandervandecruys.be/onlineExp/mooneyTD/img/tt/608tt.jpg","vrouw",3648]["5",8,2,"post","http://www.sandervandecruys.be/onlineExp/mooneyTD/img/tt/558tt.jpg","hagedis",6667]["5",9,2,"post","http://www.sandervandecruys.be/onlineExp/mooneyTD/img/tt/609tt.jpg","jaguar",7717]["5",0,3,"pre","http://www.sandervandecruys.be/onlineExp/mooneyTD/img/tt/015tt.jpg","leeuw",2631]["5",1,3,"pre","http://www.sandervandecruys.be/onlineExp/mooneyTD/img/tt/623tt.jpg","persoon",3096]["5",2,3,"pre","http://www.sandervandecruys.be/onlineExp/mooneyTD/img/tt/874tt.jpg","plaat",5637]["5",3,3,"pre","http://www.sandervandecruys.be/onlineExp/mooneyTD/img/tt/192tt.jpg","bloem",4499]["5",4,3,"pre","http://www.sandervandecruys.be/onlineExp/mooneyTD/img/tt/655tt.jpg","dier",2822]["5",5,3,"pre","http://www.sandervandecruys.be/onlineExp/mooneyTD/img/tt/013tt.jpg","katachtige",5864]["5",6,3,"pre","http://www.sandervandecruys.be/onlineExp/mooneyTD/img/tt/728tt.jpg","dier",8512]["5",7,3,"pre","http://www.sandervandecruys.be/onlineExp/mooneyTD/img/tt/792tt.jpg","ananas",4727]["5",8,3,"pre","http://www.sandervandecruys.be/onlineExp/mooneyTD/img/tt/062tt.jpg","hond",3710]["5",9,3,"pre","http://www.sandervandecruys.be/onlineExp/mooneyTD/img/tt/595tt.jpg","walvis",3258]["5",0,3,"post","http://www.sandervandecruys.be/onlineExp/mooneyTD/img/tt/062tt.jpg","hond",2395]["5",1,3,"post","http://www.sandervandecruys.be/onlineExp/mooneyTD/img/tt/792tt.jpg","ananas",3399]["5",2,3,"post","http://www.sandervandecruys.be/onlineExp/mooneyTD/img/tt/595tt.jpg","walvis",2523]["5",3,3,"post","http://www.sandervandecruys.be/onlineExp/mooneyTD/img/tt/013tt.jpg","luipaard",3593]["5",4,3,"post","http://www.sandervandecruys.be/onlineExp/mooneyTD/img/tt/655tt.jpg","ezels",2404]["5",5,3,"post","http://www.sandervandecruys.be/onlineExp/mooneyTD/img/tt/623tt.jpg","olifant",2959]["5",6,3,"post","http://www.sandervandecruys.be/onlineExp/mooneyTD/img/tt/728tt.jpg","vogel",10025]["5",7,3,"post","http://www.sandervandecruys.be/onlineExp/mooneyTD/img/tt/192tt.jpg","kat",2151]["5",8,3,"post","http://www.sandervandecruys.be/onlineExp/mooneyTD/img/tt/015tt.jpg","leeuw",2636]["5",9,3,"post","http://www.sandervandecruys.be/onlineExp/mooneyTD/img/tt/874tt.jpg","gasplaat",4094]["5",0,4,"pre","http://www.sandervandecruys.be/onlineExp/mooneyTD/img/tt/871tt.jpg","veld",2518]["5",1,4,"pre","http://www.sandervandecruys.be/onlineExp/mooneyTD/img/tt/030tt.jpg","tomaat",3299]["5",2,4,"pre","http://www.sandervandecruys.be/onlineExp/mooneyTD/img/tt/676tt.jpg","huisgevel",4343]["5",3,4,"pre","http://www.sandervandecruys.be/onlineExp/mooneyTD/img/tt/018tt.jpg","roos",1989]["5",4,4,"pre","http://www.sandervandecruys.be/onlineExp/mooneyTD/img/tt/576tt.jpg","instrument",7477]["5",5,4,"pre","http://www.sandervandecruys.be/onlineExp/mooneyTD/img/tt/729tt.jpg","aardbei",3939]["5",6,4,"pre","http://www.sandervandecruys.be/onlineExp/mooneyTD/img/tt/823tt.jpg","dier",2662]["5",7,4,"pre","http://www.sandervandecruys.be/onlineExp/mooneyTD/img/tt/292tt.jpg","viervoeter",4792]["5",8,4,"pre","http://www.sandervandecruys.be/onlineExp/mooneyTD/img/tt/573tt.jpg","tram",3280]["5",9,4,"pre","http://www.sandervandecruys.be/onlineExp/mooneyTD/img/tt/003tt.jpg","slang",2913]["5",0,4,"post","http://www.sandervandecruys.be/onlineExp/mooneyTD/img/tt/030tt.jpg","sinaasappel",9366]["5",1,4,"post","http://www.sandervandecruys.be/onlineExp/mooneyTD/img/tt/573tt.jpg","trein",2613]["5",2,4,"post","http://www.sandervandecruys.be/onlineExp/mooneyTD/img/tt/292tt.jpg","eekhoorn",4885]["5",3,4,"post","http://www.sandervandecruys.be/onlineExp/mooneyTD/img/tt/576tt.jpg","trompet",2624]["5",4,4,"post","http://www.sandervandecruys.be/onlineExp/mooneyTD/img/tt/823tt.jpg","koala",2432]["5",5,4,"post","http://www.sandervandecruys.be/onlineExp/mooneyTD/img/tt/003tt.jpg","slang",2076]["5",6,4,"post","http://www.sandervandecruys.be/onlineExp/mooneyTD/img/tt/676tt.jpg","huis",4704]["5",7,4,"post","http://www.sandervandecruys.be/onlineExp/mooneyTD/img/tt/871tt.jpg","landbouwer",12661]["5",8,4,"post","http://www.sandervandecruys.be/onlineExp/mooneyTD/img/tt/729tt.jpg","uilen",3416]["5",9,4,"post","http://www.sandervandecruys.be/onlineExp/mooneyTD/img/tt/018tt.jpg","roos",2270]["5",0,5,"pre","http://www.sandervandecruys.be/onlineExp/mooneyTD/img/tt/859tt.jpg","woestijn",7853]["5",1,5,"pre","http://www.sandervandecruys.be/onlineExp/mooneyTD/img/tt/533tt.jpg","plant",3249]["5",2,5,"pre","http://www.sandervandecruys.be/onlineExp/mooneyTD/img/tt/021tt.jpg","katachtige",4196]["5",3,5,"pre","http://www.sandervandecruys.be/onlineExp/mooneyTD/img/tt/556tt.jpg","televisie",5356]["5",4,5,"pre","http://www.sandervandecruys.be/onlineExp/mooneyTD/img/tt/559tt.jpg","dier",2740]["5",5,5,"pre","http://www.sandervandecruys.be/onlineExp/mooneyTD/img/tt/560tt.jpg","bloem",3960]["5",6,5,"pre","http://www.sandervandecruys.be/onlineExp/mooneyTD/img/tt/661tt.jpg","vogel",2781]["5",7,5,"pre","http://www.sandervandecruys.be/onlineExp/mooneyTD/img/tt/721tt.jpg","perzik",3326]["5",8,5,"pre","http://www.sandervandecruys.be/onlineExp/mooneyTD/img/tt/184tt.jpg","instrument",4418]["5",9,5,"pre","http://www.sandervandecruys.be/onlineExp/mooneyTD/img/tt/863tt.jpg","stoel",4753]["5",0,5,"post","http://www.sandervandecruys.be/onlineExp/mooneyTD/img/tt/661tt.jpg","eend",3107]["5",1,5,"post","http://www.sandervandecruys.be/onlineExp/mooneyTD/img/tt/559tt.jpg","pad",2370]["5",2,5,"post","http://www.sandervandecruys.be/onlineExp/mooneyTD/img/tt/184tt.jpg","vorken",2268]["5",3,5,"post","http://www.sandervandecruys.be/onlineExp/mooneyTD/img/tt/721tt.jpg","sinaasappel",3700]["5",4,5,"post","http://www.sandervandecruys.be/onlineExp/mooneyTD/img/tt/560tt.jpg","pad",2638]["5",5,5,"post","http://www.sandervandecruys.be/onlineExp/mooneyTD/img/tt/859tt.jpg","kangoeroe",5377]["5",6,5,"post","http://www.sandervandecruys.be/onlineExp/mooneyTD/img/tt/863tt.jpg","stoel",2394]["5",7,5,"post","http://www.sandervandecruys.be/onlineExp/mooneyTD/img/tt/556tt.jpg","uurwerk",3476]["5",8,5,"post","http://www.sandervandecruys.be/onlineExp/mooneyTD/img/tt/021tt.jpg","kat",2139]["5",9,5,"post","http://www.sandervandecruys.be/onlineExp/mooneyTD/img/tt/533tt.jpg","dier",6992]</text:p>
          </table:table-cell>
          <table:table-cell table:number-columns-repeated="253"/>
        </table:table-row>
        <table:table-row table:style-name="ro1">
          <table:table-cell office:value-type="date" office:date-value="2016-02-17T16:00:41" calcext:value-type="date">
            <text:p>2/17/2016 16:00:4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["117",0,0,"pre","http://www.sandervandecruys.be/onlineExp/mooneyTD/img/tt/062tt.jpg","wereld",4609]["117",1,0,"pre","http://www.sandervandecruys.be/onlineExp/mooneyTD/img/tt/184tt.jpg","oog",1871]["117",2,0,"pre","http://www.sandervandecruys.be/onlineExp/mooneyTD/img/tt/013tt.jpg","leeuw",3617]["117",3,0,"pre","http://www.sandervandecruys.be/onlineExp/mooneyTD/img/tt/292tt.jpg","kikker",2001]["117",4,0,"pre","http://www.sandervandecruys.be/onlineExp/mooneyTD/img/tt/691tt.jpg","",1690]["117",5,0,"pre","http://www.sandervandecruys.be/onlineExp/mooneyTD/img/tt/623tt.jpg","olifant",1813]["117",6,0,"pre","http://www.sandervandecruys.be/onlineExp/mooneyTD/img/tt/039tt.jpg","",3180]["117",7,0,"pre","http://www.sandervandecruys.be/onlineExp/mooneyTD/img/tt/609tt.jpg","",1112]["117",8,0,"pre","http://www.sandervandecruys.be/onlineExp/mooneyTD/img/tt/400tt.jpg","wasknijper",5360]["117",9,0,"pre","http://www.sandervandecruys.be/onlineExp/mooneyTD/img/tt/573tt.jpg","trein",2104]["117",0,0,"post","http://www.sandervandecruys.be/onlineExp/mooneyTD/img/tt/691tt.jpg","",1621]["117",1,0,"post","http://www.sandervandecruys.be/onlineExp/mooneyTD/img/tt/623tt.jpg","olifant",2098]["117",2,0,"post","http://www.sandervandecruys.be/onlineExp/mooneyTD/img/tt/039tt.jpg","bloem",3929]["117",3,0,"post","http://www.sandervandecruys.be/onlineExp/mooneyTD/img/tt/013tt.jpg","luipaard",3020]["117",4,0,"post","http://www.sandervandecruys.be/onlineExp/mooneyTD/img/tt/292tt.jpg","eekhoorn",4369]["117",5,0,"post","http://www.sandervandecruys.be/onlineExp/mooneyTD/img/tt/400tt.jpg","wasknijper",2339]["117",6,0,"post","http://www.sandervandecruys.be/onlineExp/mooneyTD/img/tt/609tt.jpg","jaguar",2369]["117",7,0,"post","http://www.sandervandecruys.be/onlineExp/mooneyTD/img/tt/062tt.jpg","hond",2066]["117",8,0,"post","http://www.sandervandecruys.be/onlineExp/mooneyTD/img/tt/184tt.jpg","vork",798]["117",9,0,"post","http://www.sandervandecruys.be/onlineExp/mooneyTD/img/tt/573tt.jpg","trein",3106]["117",0,1,"pre","http://www.sandervandecruys.be/onlineExp/mooneyTD/img/tt/873tt.jpg","olifant",2088]["117",1,1,"pre","http://www.sandervandecruys.be/onlineExp/mooneyTD/img/tt/127tt.jpg","tractor",2984]["117",2,1,"pre","http://www.sandervandecruys.be/onlineExp/mooneyTD/img/tt/404tt.jpg","",1090]["117",3,1,"pre","http://www.sandervandecruys.be/onlineExp/mooneyTD/img/tt/429tt.jpg","",329]["117",4,1,"pre","http://www.sandervandecruys.be/onlineExp/mooneyTD/img/tt/871tt.jpg","",876]["117",5,1,"pre","http://www.sandervandecruys.be/onlineExp/mooneyTD/img/tt/608tt.jpg","",606]["117",6,1,"pre","http://www.sandervandecruys.be/onlineExp/mooneyTD/img/tt/556tt.jpg","horloge",2806]["117",7,1,"pre","http://www.sandervandecruys.be/onlineExp/mooneyTD/img/tt/006tt.jpg","zak",1496]["117",8,1,"pre","http://www.sandervandecruys.be/onlineExp/mooneyTD/img/tt/148tt.jpg","hond",1973]["117",9,1,"pre","http://www.sandervandecruys.be/onlineExp/mooneyTD/img/tt/858tt.jpg","",1163]["117",0,1,"post","http://www.sandervandecruys.be/onlineExp/mooneyTD/img/tt/006tt.jpg","kwal",1791]["117",1,1,"post","http://www.sandervandecruys.be/onlineExp/mooneyTD/img/tt/404tt.jpg","bloem",1505]["117",2,1,"post","http://www.sandervandecruys.be/onlineExp/mooneyTD/img/tt/858tt.jpg","slang",4520]["117",3,1,"post","http://www.sandervandecruys.be/onlineExp/mooneyTD/img/tt/873tt.jpg","olifant",2554]["117",4,1,"post","http://www.sandervandecruys.be/onlineExp/mooneyTD/img/tt/608tt.jpg","vrouw",2621]["117",5,1,"post","http://www.sandervandecruys.be/onlineExp/mooneyTD/img/tt/429tt.jpg","slang",1088]["117",6,1,"post","http://www.sandervandecruys.be/onlineExp/mooneyTD/img/tt/127tt.jpg","",956]["117",7,1,"post","http://www.sandervandecruys.be/onlineExp/mooneyTD/img/tt/871tt.jpg","boer",3667]["117",8,1,"post","http://www.sandervandecruys.be/onlineExp/mooneyTD/img/tt/148tt.jpg","kikker",3997]["117",9,1,"post","http://www.sandervandecruys.be/onlineExp/mooneyTD/img/tt/556tt.jpg","horloge",3480]["117",0,2,"pre","http://www.sandervandecruys.be/onlineExp/mooneyTD/img/tt/872tt.jpg","chinees",2620]["117",1,2,"pre","http://www.sandervandecruys.be/onlineExp/mooneyTD/img/tt/558tt.jpg","bloem",1903]["117",2,2,"pre","http://www.sandervandecruys.be/onlineExp/mooneyTD/img/tt/874tt.jpg","kompas",1742]["117",3,2,"pre","http://www.sandervandecruys.be/onlineExp/mooneyTD/img/tt/721tt.jpg","horloge",2935]["117",4,2,"pre","http://www.sandervandecruys.be/onlineExp/mooneyTD/img/tt/864tt.jpg","bloem",1564]["117",5,2,"pre","http://www.sandervandecruys.be/onlineExp/mooneyTD/img/tt/560tt.jpg","",485]["117",6,2,"pre","http://www.sandervandecruys.be/onlineExp/mooneyTD/img/tt/738tt.jpg","",530]["117",7,2,"pre","http://www.sandervandecruys.be/onlineExp/mooneyTD/img/tt/729tt.jpg","slang",1253]["117",8,2,"pre","http://www.sandervandecruys.be/onlineExp/mooneyTD/img/tt/562tt.jpg","",2115]["117",9,2,"pre","http://www.sandervandecruys.be/onlineExp/mooneyTD/img/tt/792tt.jpg","graan",1782]["117",0,2,"post","http://www.sandervandecruys.be/onlineExp/mooneyTD/img/tt/729tt.jpg","kikker",6084]["117",1,2,"post","http://www.sandervandecruys.be/onlineExp/mooneyTD/img/tt/864tt.jpg","parasol",2233]["117",2,2,"post","http://www.sandervandecruys.be/onlineExp/mooneyTD/img/tt/560tt.jpg","kikker in bloem",4875]["117",3,2,"post","http://www.sandervandecruys.be/onlineExp/mooneyTD/img/tt/562tt.jpg","broodrooster",2326]["117",4,2,"post","http://www.sandervandecruys.be/onlineExp/mooneyTD/img/tt/874tt.jpg","gasvuur",1778]["117",5,2,"post","http://www.sandervandecruys.be/onlineExp/mooneyTD/img/tt/872tt.jpg","vlinder",1019]["117",6,2,"post","http://www.sandervandecruys.be/onlineExp/mooneyTD/img/tt/738tt.jpg","paprika",1652]["117",7,2,"post","http://www.sandervandecruys.be/onlineExp/mooneyTD/img/tt/792tt.jpg","lavendel",6644]["117",8,2,"post","http://www.sandervandecruys.be/onlineExp/mooneyTD/img/tt/558tt.jpg","kikker",1824]["117",9,2,"post","http://www.sandervandecruys.be/onlineExp/mooneyTD/img/tt/721tt.jpg","appelsien",8536]["117",0,3,"pre","http://www.sandervandecruys.be/onlineExp/mooneyTD/img/tt/003tt.jpg","",385]["117",1,3,"pre","http://www.sandervandecruys.be/onlineExp/mooneyTD/img/tt/001tt.jpg","moto",4376]["117",2,3,"pre","http://www.sandervandecruys.be/onlineExp/mooneyTD/img/tt/021tt.jpg","",235]["117",3,3,"pre","http://www.sandervandecruys.be/onlineExp/mooneyTD/img/tt/025tt.jpg","konijn",5155]["117",4,3,"pre","http://www.sandervandecruys.be/onlineExp/mooneyTD/img/tt/655tt.jpg","panda",3114]["117",5,3,"pre","http://www.sandervandecruys.be/onlineExp/mooneyTD/img/tt/007tt.jpg","piano",3254]["117",6,3,"pre","http://www.sandervandecruys.be/onlineExp/mooneyTD/img/tt/745tt.jpg","piano",1799]["117",7,3,"pre","http://www.sandervandecruys.be/onlineExp/mooneyTD/img/tt/853tt.jpg","schoenen",4328]["117",8,3,"pre","http://www.sandervandecruys.be/onlineExp/mooneyTD/img/tt/015tt.jpg","leeuw",974]["117",9,3,"pre","http://www.sandervandecruys.be/onlineExp/mooneyTD/img/tt/863tt.jpg","",769]["117",0,3,"post","http://www.sandervandecruys.be/onlineExp/mooneyTD/img/tt/655tt.jpg","ezels",3498]["117",1,3,"post","http://www.sandervandecruys.be/onlineExp/mooneyTD/img/tt/025tt.jpg","haas",2080]["117",2,3,"post","http://www.sandervandecruys.be/onlineExp/mooneyTD/img/tt/745tt.jpg","piano",5697]["117",3,3,"post","http://www.sandervandecruys.be/onlineExp/mooneyTD/img/tt/003tt.jpg","slang",1091]["117",4,3,"post","http://www.sandervandecruys.be/onlineExp/mooneyTD/img/tt/021tt.jpg","kat",1051]["117",5,3,"post","http://www.sandervandecruys.be/onlineExp/mooneyTD/img/tt/015tt.jpg","leeuw",2353]["117",6,3,"post","http://www.sandervandecruys.be/onlineExp/mooneyTD/img/tt/001tt.jpg","moto",2500]["117",7,3,"post","http://www.sandervandecruys.be/onlineExp/mooneyTD/img/tt/863tt.jpg","stoel",1265]["117",8,3,"post","http://www.sandervandecruys.be/onlineExp/mooneyTD/img/tt/853tt.jpg","fluitje",2137]["117",9,3,"post","http://www.sandervandecruys.be/onlineExp/mooneyTD/img/tt/007tt.jpg","piano",2738]["117",0,4,"pre","http://www.sandervandecruys.be/onlineExp/mooneyTD/img/tt/823tt.jpg","panda",1885]["117",1,4,"pre","http://www.sandervandecruys.be/onlineExp/mooneyTD/img/tt/643tt.jpg","zetel",1707]["117",2,4,"pre","http://www.sandervandecruys.be/onlineExp/mooneyTD/img/tt/593tt.jpg","",771]["117",3,4,"pre","http://www.sandervandecruys.be/onlineExp/mooneyTD/img/tt/045tt.jpg","kikker",1234]["117",4,4,"pre","http://www.sandervandecruys.be/onlineExp/mooneyTD/img/tt/533tt.jpg","",775]["117",5,4,"pre","http://www.sandervandecruys.be/onlineExp/mooneyTD/img/tt/676tt.jpg","meneer",3363]["117",6,4,"pre","http://www.sandervandecruys.be/onlineExp/mooneyTD/img/tt/595tt.jpg","haai",2406]["117",7,4,"pre","http://www.sandervandecruys.be/onlineExp/mooneyTD/img/tt/576tt.jpg","",1044]["117",8,4,"pre","http://www.sandervandecruys.be/onlineExp/mooneyTD/img/tt/559tt.jpg","kikker",1859]["117",9,4,"pre","http://www.sandervandecruys.be/onlineExp/mooneyTD/img/tt/273tt.jpg","krokodil",3116]["117",0,4,"post","http://www.sandervandecruys.be/onlineExp/mooneyTD/img/tt/676tt.jpg","huis",5889]["117",1,4,"post","http://www.sandervandecruys.be/onlineExp/mooneyTD/img/tt/533tt.jpg","vlinder",1605]["117",2,4,"post","http://www.sandervandecruys.be/onlineExp/mooneyTD/img/tt/559tt.jpg","kikker",876]["117",3,4,"post","http://www.sandervandecruys.be/onlineExp/mooneyTD/img/tt/823tt.jpg","koala",1931]["117",4,4,"post","http://www.sandervandecruys.be/onlineExp/mooneyTD/img/tt/643tt.jpg","koffertje",1825]["117",5,4,"post","http://www.sandervandecruys.be/onlineExp/mooneyTD/img/tt/045tt.jpg","hagedis",2524]["117",6,4,"post","http://www.sandervandecruys.be/onlineExp/mooneyTD/img/tt/576tt.jpg","trombone",10483]["117",7,4,"post","http://www.sandervandecruys.be/onlineExp/mooneyTD/img/tt/273tt.jpg","salamander",1843]["117",8,4,"post","http://www.sandervandecruys.be/onlineExp/mooneyTD/img/tt/593tt.jpg","meneer",2837]["117",9,4,"post","http://www.sandervandecruys.be/onlineExp/mooneyTD/img/tt/595tt.jpg","walvis",2139]["117",0,5,"pre","http://www.sandervandecruys.be/onlineExp/mooneyTD/img/tt/859tt.jpg","",679]["117",1,5,"pre","http://www.sandervandecruys.be/onlineExp/mooneyTD/img/tt/683tt.jpg","koala",1127]["117",2,5,"pre","http://www.sandervandecruys.be/onlineExp/mooneyTD/img/tt/728tt.jpg","havik",1461]["117",3,5,"pre","http://www.sandervandecruys.be/onlineExp/mooneyTD/img/tt/812tt.jpg","kikker",1280]["117",4,5,"pre","http://www.sandervandecruys.be/onlineExp/mooneyTD/img/tt/018tt.jpg","roos",1086]["117",5,5,"pre","http://www.sandervandecruys.be/onlineExp/mooneyTD/img/tt/005tt.jpg","wc",2830]["117",6,5,"pre","http://www.sandervandecruys.be/onlineExp/mooneyTD/img/tt/017tt.jpg","",735]["117",7,5,"pre","http://www.sandervandecruys.be/onlineExp/mooneyTD/img/tt/192tt.jpg","",1132]["117",8,5,"pre","http://www.sandervandecruys.be/onlineExp/mooneyTD/img/tt/030tt.jpg","appelsien",4131]["117",9,5,"pre","http://www.sandervandecruys.be/onlineExp/mooneyTD/img/tt/661tt.jpg","kip",1876]["117",0,5,"post","http://www.sandervandecruys.be/onlineExp/mooneyTD/img/tt/728tt.jpg","uil",1482]["117",1,5,"post","http://www.sandervandecruys.be/onlineExp/mooneyTD/img/tt/661tt.jpg","eend",1245]["117",2,5,"post","http://www.sandervandecruys.be/onlineExp/mooneyTD/img/tt/030tt.jpg","appelsien",3375]["117",3,5,"post","http://www.sandervandecruys.be/onlineExp/mooneyTD/img/tt/812tt.jpg","insect",7192]["117",4,5,"post","http://www.sandervandecruys.be/onlineExp/mooneyTD/img/tt/683tt.jpg","koala",2620]["117",5,5,"post","http://www.sandervandecruys.be/onlineExp/mooneyTD/img/tt/859tt.jpg","kangoeroe",2989]["117",6,5,"post","http://www.sandervandecruys.be/onlineExp/mooneyTD/img/tt/017tt.jpg","ananas",1726]["117",7,5,"post","http://www.sandervandecruys.be/onlineExp/mooneyTD/img/tt/005tt.jpg","wc",625]["117",8,5,"post","http://www.sandervandecruys.be/onlineExp/mooneyTD/img/tt/192tt.jpg","kat",1405]["117",9,5,"post","http://www.sandervandecruys.be/onlineExp/mooneyTD/img/tt/018tt.jpg","roos",1727]</text:p>
          </table:table-cell>
          <table:table-cell table:number-columns-repeated="253"/>
        </table:table-row>
        <table:table-row table:style-name="ro1">
          <table:table-cell office:value-type="date" office:date-value="2016-02-20T12:08:31" calcext:value-type="date">
            <text:p>2/20/2016 12:08:3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["118",0,0,"pre","http://www.sandervandecruys.be/onlineExp/mooneyTD/img/tt/017tt.jpg","wit",9576]["118",1,0,"pre","http://www.sandervandecruys.be/onlineExp/mooneyTD/img/tt/558tt.jpg","dier",5068]["118",2,0,"pre","http://www.sandervandecruys.be/onlineExp/mooneyTD/img/tt/595tt.jpg","bos",3175]["118",3,0,"pre","http://www.sandervandecruys.be/onlineExp/mooneyTD/img/tt/030tt.jpg","4 bollen",9596]["118",4,0,"pre","http://www.sandervandecruys.be/onlineExp/mooneyTD/img/tt/643tt.jpg","rugzak",5208]["118",5,0,"pre","http://www.sandervandecruys.be/onlineExp/mooneyTD/img/tt/576tt.jpg","gezicht",5026]["118",6,0,"pre","http://www.sandervandecruys.be/onlineExp/mooneyTD/img/tt/593tt.jpg","",1736]["118",7,0,"pre","http://www.sandervandecruys.be/onlineExp/mooneyTD/img/tt/573tt.jpg","trein",4464]["118",8,0,"pre","http://www.sandervandecruys.be/onlineExp/mooneyTD/img/tt/858tt.jpg","paard",4544]["118",9,0,"pre","http://www.sandervandecruys.be/onlineExp/mooneyTD/img/tt/853tt.jpg","pikhouweel",7993]["118",0,0,"post","http://www.sandervandecruys.be/onlineExp/mooneyTD/img/tt/593tt.jpg","",5143]["118",1,0,"post","http://www.sandervandecruys.be/onlineExp/mooneyTD/img/tt/853tt.jpg","pikhouweel",7971]["118",2,0,"post","http://www.sandervandecruys.be/onlineExp/mooneyTD/img/tt/030tt.jpg","citroenen",8021]["118",3,0,"post","http://www.sandervandecruys.be/onlineExp/mooneyTD/img/tt/573tt.jpg","trein",2616]["118",4,0,"post","http://www.sandervandecruys.be/onlineExp/mooneyTD/img/tt/576tt.jpg","fluitje",7147]["118",5,0,"post","http://www.sandervandecruys.be/onlineExp/mooneyTD/img/tt/558tt.jpg","kikker",3957]["118",6,0,"post","http://www.sandervandecruys.be/onlineExp/mooneyTD/img/tt/643tt.jpg","skier",4219]["118",7,0,"post","http://www.sandervandecruys.be/onlineExp/mooneyTD/img/tt/017tt.jpg","ananas",4272]["118",8,0,"post","http://www.sandervandecruys.be/onlineExp/mooneyTD/img/tt/595tt.jpg","orka-walvis",8992]["118",9,0,"post","http://www.sandervandecruys.be/onlineExp/mooneyTD/img/tt/858tt.jpg","skier",2155]["118",0,1,"pre","http://www.sandervandecruys.be/onlineExp/mooneyTD/img/tt/559tt.jpg","verrekijker",9146]["118",1,1,"pre","http://www.sandervandecruys.be/onlineExp/mooneyTD/img/tt/728tt.jpg","uil",2133]["118",2,1,"pre","http://www.sandervandecruys.be/onlineExp/mooneyTD/img/tt/872tt.jpg","banaan",5972]["118",3,1,"pre","http://www.sandervandecruys.be/onlineExp/mooneyTD/img/tt/015tt.jpg","beer",2879]["118",4,1,"pre","http://www.sandervandecruys.be/onlineExp/mooneyTD/img/tt/691tt.jpg","",1164]["118",5,1,"pre","http://www.sandervandecruys.be/onlineExp/mooneyTD/img/tt/792tt.jpg","zwaarden",8485]["118",6,1,"pre","http://www.sandervandecruys.be/onlineExp/mooneyTD/img/tt/018tt.jpg","roos",2205]["118",7,1,"pre","http://www.sandervandecruys.be/onlineExp/mooneyTD/img/tt/404tt.jpg","bloem",5066]["118",8,1,"pre","http://www.sandervandecruys.be/onlineExp/mooneyTD/img/tt/025tt.jpg","hand die schrijft",9266]["118",9,1,"pre","http://www.sandervandecruys.be/onlineExp/mooneyTD/img/tt/676tt.jpg","mensen",3189]["118",0,1,"post","http://www.sandervandecruys.be/onlineExp/mooneyTD/img/tt/872tt.jpg","kikker",4305]["118",1,1,"post","http://www.sandervandecruys.be/onlineExp/mooneyTD/img/tt/728tt.jpg","uil",2067]["118",2,1,"post","http://www.sandervandecruys.be/onlineExp/mooneyTD/img/tt/018tt.jpg","roos",2619]["118",3,1,"post","http://www.sandervandecruys.be/onlineExp/mooneyTD/img/tt/691tt.jpg","jaguar-luipaard",14081]["118",4,1,"post","http://www.sandervandecruys.be/onlineExp/mooneyTD/img/tt/559tt.jpg","kikker",2753]["118",5,1,"post","http://www.sandervandecruys.be/onlineExp/mooneyTD/img/tt/676tt.jpg","huis",4722]["118",6,1,"post","http://www.sandervandecruys.be/onlineExp/mooneyTD/img/tt/792tt.jpg","ananas",3642]["118",7,1,"post","http://www.sandervandecruys.be/onlineExp/mooneyTD/img/tt/404tt.jpg","bloem-hiasint",10031]["118",8,1,"post","http://www.sandervandecruys.be/onlineExp/mooneyTD/img/tt/015tt.jpg","leeuw",2557]["118",9,1,"post","http://www.sandervandecruys.be/onlineExp/mooneyTD/img/tt/025tt.jpg","konijn",3011]["118",0,2,"pre","http://www.sandervandecruys.be/onlineExp/mooneyTD/img/tt/823tt.jpg","kikker",2840]["118",1,2,"pre","http://www.sandervandecruys.be/onlineExp/mooneyTD/img/tt/013tt.jpg","vlinder",5369]["118",2,2,"pre","http://www.sandervandecruys.be/onlineExp/mooneyTD/img/tt/005tt.jpg","ring",3304]["118",3,2,"pre","http://www.sandervandecruys.be/onlineExp/mooneyTD/img/tt/127tt.jpg","traktor",6163]["118",4,2,"pre","http://www.sandervandecruys.be/onlineExp/mooneyTD/img/tt/556tt.jpg","foto",3352]["118",5,2,"pre","http://www.sandervandecruys.be/onlineExp/mooneyTD/img/tt/562tt.jpg","trompet",2910]["118",6,2,"pre","http://www.sandervandecruys.be/onlineExp/mooneyTD/img/tt/859tt.jpg","kangoerou",5280]["118",7,2,"pre","http://www.sandervandecruys.be/onlineExp/mooneyTD/img/tt/560tt.jpg","ei",1714]["118",8,2,"pre","http://www.sandervandecruys.be/onlineExp/mooneyTD/img/tt/738tt.jpg","paprika",4854]["118",9,2,"pre","http://www.sandervandecruys.be/onlineExp/mooneyTD/img/tt/273tt.jpg","konijn",5609]["118",0,2,"post","http://www.sandervandecruys.be/onlineExp/mooneyTD/img/tt/127tt.jpg","huis",4559]["118",1,2,"post","http://www.sandervandecruys.be/onlineExp/mooneyTD/img/tt/005tt.jpg","wc",3461]["118",2,2,"post","http://www.sandervandecruys.be/onlineExp/mooneyTD/img/tt/738tt.jpg","paprika",5079]["118",3,2,"post","http://www.sandervandecruys.be/onlineExp/mooneyTD/img/tt/556tt.jpg","horloge",2512]["118",4,2,"post","http://www.sandervandecruys.be/onlineExp/mooneyTD/img/tt/562tt.jpg","broodrooster",7304]["118",5,2,"post","http://www.sandervandecruys.be/onlineExp/mooneyTD/img/tt/273tt.jpg","kameleon",4430]["118",6,2,"post","http://www.sandervandecruys.be/onlineExp/mooneyTD/img/tt/560tt.jpg","kikker naast paddenstoen",10119]["118",7,2,"post","http://www.sandervandecruys.be/onlineExp/mooneyTD/img/tt/859tt.jpg","kangeorou",5644]["118",8,2,"post","http://www.sandervandecruys.be/onlineExp/mooneyTD/img/tt/013tt.jpg","luipaard",5275]["118",9,2,"post","http://www.sandervandecruys.be/onlineExp/mooneyTD/img/tt/823tt.jpg","konijn",9638]["118",0,3,"pre","http://www.sandervandecruys.be/onlineExp/mooneyTD/img/tt/608tt.jpg","jas",2136]["118",1,3,"pre","http://www.sandervandecruys.be/onlineExp/mooneyTD/img/tt/006tt.jpg","zakje",3053]["118",2,3,"pre","http://www.sandervandecruys.be/onlineExp/mooneyTD/img/tt/045tt.jpg","kameleon",5697]["118",3,3,"pre","http://www.sandervandecruys.be/onlineExp/mooneyTD/img/tt/001tt.jpg","motor",3744]["118",4,3,"pre","http://www.sandervandecruys.be/onlineExp/mooneyTD/img/tt/400tt.jpg","pen",3319]["118",5,3,"pre","http://www.sandervandecruys.be/onlineExp/mooneyTD/img/tt/874tt.jpg","draaiding",6845]["118",6,3,"pre","http://www.sandervandecruys.be/onlineExp/mooneyTD/img/tt/661tt.jpg","vogel",3919]["118",7,3,"pre","http://www.sandervandecruys.be/onlineExp/mooneyTD/img/tt/863tt.jpg","hark",5839]["118",8,3,"pre","http://www.sandervandecruys.be/onlineExp/mooneyTD/img/tt/609tt.jpg","kikker",2513]["118",9,3,"pre","http://www.sandervandecruys.be/onlineExp/mooneyTD/img/tt/184tt.jpg","duif",2430]["118",0,3,"post","http://www.sandervandecruys.be/onlineExp/mooneyTD/img/tt/863tt.jpg","2 vorken",8888]["118",1,3,"post","http://www.sandervandecruys.be/onlineExp/mooneyTD/img/tt/001tt.jpg","motor",2310]["118",2,3,"post","http://www.sandervandecruys.be/onlineExp/mooneyTD/img/tt/874tt.jpg","gasvuur",2835]["118",3,3,"post","http://www.sandervandecruys.be/onlineExp/mooneyTD/img/tt/609tt.jpg","jaguar-luipaard",5609]["118",4,3,"post","http://www.sandervandecruys.be/onlineExp/mooneyTD/img/tt/608tt.jpg","mevrouw",7168]["118",5,3,"post","http://www.sandervandecruys.be/onlineExp/mooneyTD/img/tt/006tt.jpg","kwal",3245]["118",6,3,"post","http://www.sandervandecruys.be/onlineExp/mooneyTD/img/tt/661tt.jpg","eend",1830]["118",7,3,"post","http://www.sandervandecruys.be/onlineExp/mooneyTD/img/tt/045tt.jpg","kameleon",4051]["118",8,3,"post","http://www.sandervandecruys.be/onlineExp/mooneyTD/img/tt/400tt.jpg","tang",2202]["118",9,3,"post","http://www.sandervandecruys.be/onlineExp/mooneyTD/img/tt/184tt.jpg","2 vorken in elkaar",8324]["118",0,4,"pre","http://www.sandervandecruys.be/onlineExp/mooneyTD/img/tt/148tt.jpg","kikker",5757]["118",1,4,"pre","http://www.sandervandecruys.be/onlineExp/mooneyTD/img/tt/745tt.jpg","stoel",3622]["118",2,4,"pre","http://www.sandervandecruys.be/onlineExp/mooneyTD/img/tt/683tt.jpg","prop paier",5526]["118",3,4,"pre","http://www.sandervandecruys.be/onlineExp/mooneyTD/img/tt/007tt.jpg","piano",5189]["118",4,4,"pre","http://www.sandervandecruys.be/onlineExp/mooneyTD/img/tt/062tt.jpg","vlek",4271]["118",5,4,"pre","http://www.sandervandecruys.be/onlineExp/mooneyTD/img/tt/623tt.jpg","dier",2686]["118",6,4,"pre","http://www.sandervandecruys.be/onlineExp/mooneyTD/img/tt/292tt.jpg","muis",2272]["118",7,4,"pre","http://www.sandervandecruys.be/onlineExp/mooneyTD/img/tt/721tt.jpg","tomaat",3896]["118",8,4,"pre","http://www.sandervandecruys.be/onlineExp/mooneyTD/img/tt/873tt.jpg","olifant",6239]["118",9,4,"pre","http://www.sandervandecruys.be/onlineExp/mooneyTD/img/tt/533tt.jpg","bij",2387]["118",0,4,"post","http://www.sandervandecruys.be/onlineExp/mooneyTD/img/tt/721tt.jpg","appelsien",3508]["118",1,4,"post","http://www.sandervandecruys.be/onlineExp/mooneyTD/img/tt/873tt.jpg","olifant",3139]["118",2,4,"post","http://www.sandervandecruys.be/onlineExp/mooneyTD/img/tt/062tt.jpg","hond met koekje op zijn neus",10005]["118",3,4,"post","http://www.sandervandecruys.be/onlineExp/mooneyTD/img/tt/148tt.jpg","kikker",1914]["118",4,4,"post","http://www.sandervandecruys.be/onlineExp/mooneyTD/img/tt/623tt.jpg","olifant die eten krijgt",8317]["118",5,4,"post","http://www.sandervandecruys.be/onlineExp/mooneyTD/img/tt/007tt.jpg","piano",2454]["118",6,4,"post","http://www.sandervandecruys.be/onlineExp/mooneyTD/img/tt/683tt.jpg","koala",2830]["118",7,4,"post","http://www.sandervandecruys.be/onlineExp/mooneyTD/img/tt/533tt.jpg","vlinder",3539]["118",8,4,"post","http://www.sandervandecruys.be/onlineExp/mooneyTD/img/tt/292tt.jpg","eekhoorn",5399]["118",9,4,"post","http://www.sandervandecruys.be/onlineExp/mooneyTD/img/tt/745tt.jpg","toetsenbord van een piano",15100]["118",0,5,"pre","http://www.sandervandecruys.be/onlineExp/mooneyTD/img/tt/192tt.jpg","vlinder",5225]["118",1,5,"pre","http://www.sandervandecruys.be/onlineExp/mooneyTD/img/tt/039tt.jpg","bloem",3432]["118",2,5,"pre","http://www.sandervandecruys.be/onlineExp/mooneyTD/img/tt/429tt.jpg","vogel",4004]["118",3,5,"pre","http://www.sandervandecruys.be/onlineExp/mooneyTD/img/tt/003tt.jpg","nectar",5544]["118",4,5,"pre","http://www.sandervandecruys.be/onlineExp/mooneyTD/img/tt/871tt.jpg","mens",3532]["118",5,5,"pre","http://www.sandervandecruys.be/onlineExp/mooneyTD/img/tt/812tt.jpg","vlinder",2933]["118",6,5,"pre","http://www.sandervandecruys.be/onlineExp/mooneyTD/img/tt/021tt.jpg","jaguar",7025]["118",7,5,"pre","http://www.sandervandecruys.be/onlineExp/mooneyTD/img/tt/864tt.jpg","boek dat open licht",7729]["118",8,5,"pre","http://www.sandervandecruys.be/onlineExp/mooneyTD/img/tt/729tt.jpg","vogel",7548]["118",9,5,"pre","http://www.sandervandecruys.be/onlineExp/mooneyTD/img/tt/655tt.jpg","neushoorn",4166]["118",0,5,"post","http://www.sandervandecruys.be/onlineExp/mooneyTD/img/tt/871tt.jpg","man in moestuin",6963]["118",1,5,"post","http://www.sandervandecruys.be/onlineExp/mooneyTD/img/tt/021tt.jpg","kat",1563]["118",2,5,"post","http://www.sandervandecruys.be/onlineExp/mooneyTD/img/tt/864tt.jpg","parasol",4062]["118",3,5,"post","http://www.sandervandecruys.be/onlineExp/mooneyTD/img/tt/039tt.jpg","bloem",2365]["118",4,5,"post","http://www.sandervandecruys.be/onlineExp/mooneyTD/img/tt/729tt.jpg","uil",2521]["118",5,5,"post","http://www.sandervandecruys.be/onlineExp/mooneyTD/img/tt/192tt.jpg","kat",1729]["118",6,5,"post","http://www.sandervandecruys.be/onlineExp/mooneyTD/img/tt/655tt.jpg","2 ezels",5055]["118",7,5,"post","http://www.sandervandecruys.be/onlineExp/mooneyTD/img/tt/812tt.jpg","huistofmeid",8016]["118",8,5,"post","http://www.sandervandecruys.be/onlineExp/mooneyTD/img/tt/003tt.jpg","slang",1637]["118",9,5,"post","http://www.sandervandecruys.be/onlineExp/mooneyTD/img/tt/429tt.jpg","slang",1946]</text:p>
          </table:table-cell>
          <table:table-cell table:number-columns-repeated="253"/>
        </table:table-row>
        <table:table-row table:style-name="ro1">
          <table:table-cell office:value-type="date" office:date-value="2016-02-20T16:07:02" calcext:value-type="date">
            <text:p>2/20/2016 16:07: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"119",0,0,"pre","http://www.sandervandecruys.be/onlineExp/mooneyTD/img/tt/683tt.jpg","wereldbol",11033]["119",1,0,"pre","http://www.sandervandecruys.be/onlineExp/mooneyTD/img/tt/562tt.jpg","bril",7671]["119",2,0,"pre","http://www.sandervandecruys.be/onlineExp/mooneyTD/img/tt/738tt.jpg","vuist",7065]["119",3,0,"pre","http://www.sandervandecruys.be/onlineExp/mooneyTD/img/tt/045tt.jpg","",15836]["119",4,0,"pre","http://www.sandervandecruys.be/onlineExp/mooneyTD/img/tt/429tt.jpg","vlinder",4917]["119",5,0,"pre","http://www.sandervandecruys.be/onlineExp/mooneyTD/img/tt/400tt.jpg","vogelbek",12933]["119",6,0,"pre","http://www.sandervandecruys.be/onlineExp/mooneyTD/img/tt/292tt.jpg","",11750]["119",7,0,"pre","http://www.sandervandecruys.be/onlineExp/mooneyTD/img/tt/729tt.jpg","ontploffikg",15643]["119",8,0,"pre","http://www.sandervandecruys.be/onlineExp/mooneyTD/img/tt/005tt.jpg","",5332]["119",9,0,"pre","http://www.sandervandecruys.be/onlineExp/mooneyTD/img/tt/864tt.jpg","olie",10478]["119",0,0,"post","http://www.sandervandecruys.be/onlineExp/mooneyTD/img/tt/005tt.jpg","toilet",10070]["119",1,0,"post","http://www.sandervandecruys.be/onlineExp/mooneyTD/img/tt/292tt.jpg","eekhoorn",7317]["119",2,0,"post","http://www.sandervandecruys.be/onlineExp/mooneyTD/img/tt/683tt.jpg","koala",3739]["119",3,0,"post","http://www.sandervandecruys.be/onlineExp/mooneyTD/img/tt/429tt.jpg","",12325]["119",4,0,"post","http://www.sandervandecruys.be/onlineExp/mooneyTD/img/tt/562tt.jpg","",3522]["119",5,0,"post","http://www.sandervandecruys.be/onlineExp/mooneyTD/img/tt/045tt.jpg","",1741]["119",6,0,"post","http://www.sandervandecruys.be/onlineExp/mooneyTD/img/tt/729tt.jpg","slang",3807]["119",7,0,"post","http://www.sandervandecruys.be/onlineExp/mooneyTD/img/tt/400tt.jpg","tang",4424]["119",8,0,"post","http://www.sandervandecruys.be/onlineExp/mooneyTD/img/tt/738tt.jpg","paprika",4488]["119",9,0,"post","http://www.sandervandecruys.be/onlineExp/mooneyTD/img/tt/864tt.jpg","schoen",6670]["119",0,1,"pre","http://www.sandervandecruys.be/onlineExp/mooneyTD/img/tt/853tt.jpg","vogel",10134]["119",1,1,"pre","http://www.sandervandecruys.be/onlineExp/mooneyTD/img/tt/404tt.jpg","",7550]["119",2,1,"pre","http://www.sandervandecruys.be/onlineExp/mooneyTD/img/tt/643tt.jpg","boekentas",6793]["119",3,1,"pre","http://www.sandervandecruys.be/onlineExp/mooneyTD/img/tt/030tt.jpg","komkommer",6412]["119",4,1,"pre","http://www.sandervandecruys.be/onlineExp/mooneyTD/img/tt/062tt.jpg","hond",3099]["119",5,1,"pre","http://www.sandervandecruys.be/onlineExp/mooneyTD/img/tt/608tt.jpg","",3105]["119",6,1,"pre","http://www.sandervandecruys.be/onlineExp/mooneyTD/img/tt/792tt.jpg","ananas",5778]["119",7,1,"pre","http://www.sandervandecruys.be/onlineExp/mooneyTD/img/tt/127tt.jpg","auto",3804]["119",8,1,"pre","http://www.sandervandecruys.be/onlineExp/mooneyTD/img/tt/691tt.jpg","",1004]["119",9,1,"pre","http://www.sandervandecruys.be/onlineExp/mooneyTD/img/tt/003tt.jpg","",1331]["119",0,1,"post","http://www.sandervandecruys.be/onlineExp/mooneyTD/img/tt/127tt.jpg","huisje",4737]["119",1,1,"post","http://www.sandervandecruys.be/onlineExp/mooneyTD/img/tt/853tt.jpg","fluit",3723]["119",2,1,"post","http://www.sandervandecruys.be/onlineExp/mooneyTD/img/tt/608tt.jpg","vrouw",4132]["119",3,1,"post","http://www.sandervandecruys.be/onlineExp/mooneyTD/img/tt/643tt.jpg","aktetas",8288]["119",4,1,"post","http://www.sandervandecruys.be/onlineExp/mooneyTD/img/tt/030tt.jpg","sinasappels",5776]["119",5,1,"post","http://www.sandervandecruys.be/onlineExp/mooneyTD/img/tt/003tt.jpg","slang",2568]["119",6,1,"post","http://www.sandervandecruys.be/onlineExp/mooneyTD/img/tt/062tt.jpg","hondenkop",5891]["119",7,1,"post","http://www.sandervandecruys.be/onlineExp/mooneyTD/img/tt/792tt.jpg","ananasboom",7957]["119",8,1,"post","http://www.sandervandecruys.be/onlineExp/mooneyTD/img/tt/404tt.jpg","bloem",4627]["119",9,1,"post","http://www.sandervandecruys.be/onlineExp/mooneyTD/img/tt/691tt.jpg","puma",4588]["119",0,2,"pre","http://www.sandervandecruys.be/onlineExp/mooneyTD/img/tt/728tt.jpg","uil",3065]["119",1,2,"pre","http://www.sandervandecruys.be/onlineExp/mooneyTD/img/tt/595tt.jpg","potlood",5993]["119",2,2,"pre","http://www.sandervandecruys.be/onlineExp/mooneyTD/img/tt/655tt.jpg","koe",2874]["119",3,2,"pre","http://www.sandervandecruys.be/onlineExp/mooneyTD/img/tt/863tt.jpg","",2127]["119",4,2,"pre","http://www.sandervandecruys.be/onlineExp/mooneyTD/img/tt/001tt.jpg","bushokje",6047]["119",5,2,"pre","http://www.sandervandecruys.be/onlineExp/mooneyTD/img/tt/874tt.jpg","gasvuur",7102]["119",6,2,"pre","http://www.sandervandecruys.be/onlineExp/mooneyTD/img/tt/558tt.jpg","slang",4500]["119",7,2,"pre","http://www.sandervandecruys.be/onlineExp/mooneyTD/img/tt/560tt.jpg","",848]["119",8,2,"pre","http://www.sandervandecruys.be/onlineExp/mooneyTD/img/tt/745tt.jpg","zaag",4242]["119",9,2,"pre","http://www.sandervandecruys.be/onlineExp/mooneyTD/img/tt/872tt.jpg","",2784]["119",0,2,"post","http://www.sandervandecruys.be/onlineExp/mooneyTD/img/tt/558tt.jpg","kikker",3842]["119",1,2,"post","http://www.sandervandecruys.be/onlineExp/mooneyTD/img/tt/872tt.jpg","vlinder",3201]["119",2,2,"post","http://www.sandervandecruys.be/onlineExp/mooneyTD/img/tt/595tt.jpg","orka",4326]["119",3,2,"post","http://www.sandervandecruys.be/onlineExp/mooneyTD/img/tt/001tt.jpg","motor",3766]["119",4,2,"post","http://www.sandervandecruys.be/onlineExp/mooneyTD/img/tt/655tt.jpg","ezels",3973]["119",5,2,"post","http://www.sandervandecruys.be/onlineExp/mooneyTD/img/tt/745tt.jpg","piano",6905]["119",6,2,"post","http://www.sandervandecruys.be/onlineExp/mooneyTD/img/tt/560tt.jpg","paddenstoel",7593]["119",7,2,"post","http://www.sandervandecruys.be/onlineExp/mooneyTD/img/tt/728tt.jpg","uil",2900]["119",8,2,"post","http://www.sandervandecruys.be/onlineExp/mooneyTD/img/tt/874tt.jpg","gesfornuis",6070]["119",9,2,"post","http://www.sandervandecruys.be/onlineExp/mooneyTD/img/tt/863tt.jpg","",1858]["119",0,3,"pre","http://www.sandervandecruys.be/onlineExp/mooneyTD/img/tt/859tt.jpg","",1055]["119",1,3,"pre","http://www.sandervandecruys.be/onlineExp/mooneyTD/img/tt/556tt.jpg","ketting",6034]["119",2,3,"pre","http://www.sandervandecruys.be/onlineExp/mooneyTD/img/tt/721tt.jpg","mandarijn",10539]["119",3,3,"pre","http://www.sandervandecruys.be/onlineExp/mooneyTD/img/tt/184tt.jpg","vorken",6525]["119",4,3,"pre","http://www.sandervandecruys.be/onlineExp/mooneyTD/img/tt/273tt.jpg","kikker",4309]["119",5,3,"pre","http://www.sandervandecruys.be/onlineExp/mooneyTD/img/tt/007tt.jpg","vleugelpiano",10534]["119",6,3,"pre","http://www.sandervandecruys.be/onlineExp/mooneyTD/img/tt/018tt.jpg","kom",3246]["119",7,3,"pre","http://www.sandervandecruys.be/onlineExp/mooneyTD/img/tt/013tt.jpg","vlinder",10623]["119",8,3,"pre","http://www.sandervandecruys.be/onlineExp/mooneyTD/img/tt/148tt.jpg","schildpad",6510]["119",9,3,"pre","http://www.sandervandecruys.be/onlineExp/mooneyTD/img/tt/676tt.jpg","muur",3822]["119",0,3,"post","http://www.sandervandecruys.be/onlineExp/mooneyTD/img/tt/859tt.jpg","kangoeroe",4562]["119",1,3,"post","http://www.sandervandecruys.be/onlineExp/mooneyTD/img/tt/184tt.jpg","vorken",4148]["119",2,3,"post","http://www.sandervandecruys.be/onlineExp/mooneyTD/img/tt/721tt.jpg","sinaasappel",8942]["119",3,3,"post","http://www.sandervandecruys.be/onlineExp/mooneyTD/img/tt/273tt.jpg","kikker",5441]["119",4,3,"post","http://www.sandervandecruys.be/onlineExp/mooneyTD/img/tt/676tt.jpg","villa",2818]["119",5,3,"post","http://www.sandervandecruys.be/onlineExp/mooneyTD/img/tt/018tt.jpg","roos",2721]["119",6,3,"post","http://www.sandervandecruys.be/onlineExp/mooneyTD/img/tt/148tt.jpg","kikker",4106]["119",7,3,"post","http://www.sandervandecruys.be/onlineExp/mooneyTD/img/tt/556tt.jpg","horloge",7795]["119",8,3,"post","http://www.sandervandecruys.be/onlineExp/mooneyTD/img/tt/007tt.jpg","vleugelpiano",7683]["119",9,3,"post","http://www.sandervandecruys.be/onlineExp/mooneyTD/img/tt/013tt.jpg","jaguar",6199]["119",0,4,"pre","http://www.sandervandecruys.be/onlineExp/mooneyTD/img/tt/192tt.jpg","kat",3640]["119",1,4,"pre","http://www.sandervandecruys.be/onlineExp/mooneyTD/img/tt/533tt.jpg","panda",3787]["119",2,4,"pre","http://www.sandervandecruys.be/onlineExp/mooneyTD/img/tt/623tt.jpg","trein",4721]["119",3,4,"pre","http://www.sandervandecruys.be/onlineExp/mooneyTD/img/tt/015tt.jpg","leeuwenkop",6049]["119",4,4,"pre","http://www.sandervandecruys.be/onlineExp/mooneyTD/img/tt/025tt.jpg","konijn",4518]["119",5,4,"pre","http://www.sandervandecruys.be/onlineExp/mooneyTD/img/tt/017tt.jpg","braambessen",5231]["119",6,4,"pre","http://www.sandervandecruys.be/onlineExp/mooneyTD/img/tt/576tt.jpg","",3412]["119",7,4,"pre","http://www.sandervandecruys.be/onlineExp/mooneyTD/img/tt/573tt.jpg","microfoons",7390]["119",8,4,"pre","http://www.sandervandecruys.be/onlineExp/mooneyTD/img/tt/873tt.jpg","",1405]["119",9,4,"pre","http://www.sandervandecruys.be/onlineExp/mooneyTD/img/tt/006tt.jpg","bloem",4182]["119",0,4,"post","http://www.sandervandecruys.be/onlineExp/mooneyTD/img/tt/025tt.jpg","konijn",3409]["119",1,4,"post","http://www.sandervandecruys.be/onlineExp/mooneyTD/img/tt/576tt.jpg","trompe",4753]["119",2,4,"post","http://www.sandervandecruys.be/onlineExp/mooneyTD/img/tt/015tt.jpg","leeuw",2733]["119",3,4,"post","http://www.sandervandecruys.be/onlineExp/mooneyTD/img/tt/623tt.jpg","olifant",3288]["119",4,4,"post","http://www.sandervandecruys.be/onlineExp/mooneyTD/img/tt/533tt.jpg","olifant",6931]["119",5,4,"post","http://www.sandervandecruys.be/onlineExp/mooneyTD/img/tt/873tt.jpg","olifant",4422]["119",6,4,"post","http://www.sandervandecruys.be/onlineExp/mooneyTD/img/tt/017tt.jpg","ananassen",4114]["119",7,4,"post","http://www.sandervandecruys.be/onlineExp/mooneyTD/img/tt/573tt.jpg","trein",6685]["119",8,4,"post","http://www.sandervandecruys.be/onlineExp/mooneyTD/img/tt/006tt.jpg","kwal",4030]["119",9,4,"post","http://www.sandervandecruys.be/onlineExp/mooneyTD/img/tt/192tt.jpg","kat",2879]["119",0,5,"pre","http://www.sandervandecruys.be/onlineExp/mooneyTD/img/tt/823tt.jpg","koala",3600]["119",1,5,"pre","http://www.sandervandecruys.be/onlineExp/mooneyTD/img/tt/593tt.jpg","indiaan",5998]["119",2,5,"pre","http://www.sandervandecruys.be/onlineExp/mooneyTD/img/tt/021tt.jpg","kat",2489]["119",3,5,"pre","http://www.sandervandecruys.be/onlineExp/mooneyTD/img/tt/661tt.jpg","dino",5055]["119",4,5,"pre","http://www.sandervandecruys.be/onlineExp/mooneyTD/img/tt/812tt.jpg","",1988]["119",5,5,"pre","http://www.sandervandecruys.be/onlineExp/mooneyTD/img/tt/858tt.jpg","man",3775]["119",6,5,"pre","http://www.sandervandecruys.be/onlineExp/mooneyTD/img/tt/871tt.jpg","man",4377]["119",7,5,"pre","http://www.sandervandecruys.be/onlineExp/mooneyTD/img/tt/039tt.jpg","vlinder",5413]["119",8,5,"pre","http://www.sandervandecruys.be/onlineExp/mooneyTD/img/tt/559tt.jpg","kikkerkop",5206]["119",9,5,"pre","http://www.sandervandecruys.be/onlineExp/mooneyTD/img/tt/609tt.jpg","jaguar",7491]["119",0,5,"post","http://www.sandervandecruys.be/onlineExp/mooneyTD/img/tt/871tt.jpg","insect",6195]["119",1,5,"post","http://www.sandervandecruys.be/onlineExp/mooneyTD/img/tt/021tt.jpg","kat",1906]["119",2,5,"post","http://www.sandervandecruys.be/onlineExp/mooneyTD/img/tt/812tt.jpg","eend",4450]["119",3,5,"post","http://www.sandervandecruys.be/onlineExp/mooneyTD/img/tt/559tt.jpg","kikker",3000]["119",4,5,"post","http://www.sandervandecruys.be/onlineExp/mooneyTD/img/tt/858tt.jpg","skier",7780]["119",5,5,"post","http://www.sandervandecruys.be/onlineExp/mooneyTD/img/tt/039tt.jpg","bloem",7652]["119",6,5,"post","http://www.sandervandecruys.be/onlineExp/mooneyTD/img/tt/823tt.jpg","koala",5755]["119",7,5,"post","http://www.sandervandecruys.be/onlineExp/mooneyTD/img/tt/609tt.jpg","jaguar",4591]["119",8,5,"post","http://www.sandervandecruys.be/onlineExp/mooneyTD/img/tt/661tt.jpg","eenden",4794]["119",9,5,"post","http://www.sandervandecruys.be/onlineExp/mooneyTD/img/tt/593tt.jpg","man",3018]</text:p>
          </table:table-cell>
          <table:table-cell table:number-columns-repeated="253"/>
        </table:table-row>
        <table:table-row table:style-name="ro1">
          <table:table-cell office:value-type="date" office:date-value="2016-02-23T14:27:27" calcext:value-type="date">
            <text:p>2/23/2016 14:27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"4",0,0,"pre","http://www.sandervandecruys.be/onlineExp/mooneyTD/img/tt/745tt.jpg","dinosaurus",8573]["4",1,0,"pre","http://www.sandervandecruys.be/onlineExp/mooneyTD/img/tt/676tt.jpg","soldaat",4183]["4",2,0,"pre","http://www.sandervandecruys.be/onlineExp/mooneyTD/img/tt/013tt.jpg","vogel",12805]["4",3,0,"pre","http://www.sandervandecruys.be/onlineExp/mooneyTD/img/tt/738tt.jpg","havik",25478]["4",4,0,"pre","http://www.sandervandecruys.be/onlineExp/mooneyTD/img/tt/558tt.jpg","",11624]["4",5,0,"pre","http://www.sandervandecruys.be/onlineExp/mooneyTD/img/tt/859tt.jpg","noordpool",7711]["4",6,0,"pre","http://www.sandervandecruys.be/onlineExp/mooneyTD/img/tt/003tt.jpg","",13155]["4",7,0,"pre","http://www.sandervandecruys.be/onlineExp/mooneyTD/img/tt/021tt.jpg","",11250]["4",8,0,"pre","http://www.sandervandecruys.be/onlineExp/mooneyTD/img/tt/573tt.jpg","bus",4160]["4",9,0,"pre","http://www.sandervandecruys.be/onlineExp/mooneyTD/img/tt/292tt.jpg","rat",2665]["4",0,0,"post","http://www.sandervandecruys.be/onlineExp/mooneyTD/img/tt/745tt.jpg","tijger",28111]["4",1,0,"post","http://www.sandervandecruys.be/onlineExp/mooneyTD/img/tt/738tt.jpg","paprika",2573]["4",2,0,"post","http://www.sandervandecruys.be/onlineExp/mooneyTD/img/tt/558tt.jpg","poes",6237]["4",3,0,"post","http://www.sandervandecruys.be/onlineExp/mooneyTD/img/tt/013tt.jpg","kangoeroe",11499]["4",4,0,"post","http://www.sandervandecruys.be/onlineExp/mooneyTD/img/tt/003tt.jpg","",23679]["4",5,0,"post","http://www.sandervandecruys.be/onlineExp/mooneyTD/img/tt/676tt.jpg","villa",3915]["4",6,0,"post","http://www.sandervandecruys.be/onlineExp/mooneyTD/img/tt/859tt.jpg","kangoeroe",6574]["4",7,0,"post","http://www.sandervandecruys.be/onlineExp/mooneyTD/img/tt/021tt.jpg","",5796]["4",8,0,"post","http://www.sandervandecruys.be/onlineExp/mooneyTD/img/tt/573tt.jpg","trein",1768]["4",9,0,"post","http://www.sandervandecruys.be/onlineExp/mooneyTD/img/tt/292tt.jpg","eekhoorn",2115]["4",0,1,"pre","http://www.sandervandecruys.be/onlineExp/mooneyTD/img/tt/812tt.jpg","insect",7240]["4",1,1,"pre","http://www.sandervandecruys.be/onlineExp/mooneyTD/img/tt/007tt.jpg","vleugelpiano",8991]["4",2,1,"pre","http://www.sandervandecruys.be/onlineExp/mooneyTD/img/tt/062tt.jpg","egel",3255]["4",3,1,"pre","http://www.sandervandecruys.be/onlineExp/mooneyTD/img/tt/729tt.jpg","struisvogel",7030]["4",4,1,"pre","http://www.sandervandecruys.be/onlineExp/mooneyTD/img/tt/643tt.jpg","slee",2800]["4",5,1,"pre","http://www.sandervandecruys.be/onlineExp/mooneyTD/img/tt/576tt.jpg","",1613]["4",6,1,"pre","http://www.sandervandecruys.be/onlineExp/mooneyTD/img/tt/655tt.jpg","paarden",3797]["4",7,1,"pre","http://www.sandervandecruys.be/onlineExp/mooneyTD/img/tt/560tt.jpg","natuur",4788]["4",8,1,"pre","http://www.sandervandecruys.be/onlineExp/mooneyTD/img/tt/127tt.jpg","rivier",6236]["4",9,1,"pre","http://www.sandervandecruys.be/onlineExp/mooneyTD/img/tt/609tt.jpg","moeras",10027]["4",0,1,"post","http://www.sandervandecruys.be/onlineExp/mooneyTD/img/tt/576tt.jpg","blaasinstrument",8407]["4",1,1,"post","http://www.sandervandecruys.be/onlineExp/mooneyTD/img/tt/609tt.jpg","uilen",3004]["4",2,1,"post","http://www.sandervandecruys.be/onlineExp/mooneyTD/img/tt/729tt.jpg","uilen",1588]["4",3,1,"post","http://www.sandervandecruys.be/onlineExp/mooneyTD/img/tt/655tt.jpg","ezels",1981]["4",4,1,"post","http://www.sandervandecruys.be/onlineExp/mooneyTD/img/tt/127tt.jpg","hond",2573]["4",5,1,"post","http://www.sandervandecruys.be/onlineExp/mooneyTD/img/tt/812tt.jpg","insect",1917]["4",6,1,"post","http://www.sandervandecruys.be/onlineExp/mooneyTD/img/tt/560tt.jpg","luipaard",3916]["4",7,1,"post","http://www.sandervandecruys.be/onlineExp/mooneyTD/img/tt/007tt.jpg","vleugelpiano",2671]["4",8,1,"post","http://www.sandervandecruys.be/onlineExp/mooneyTD/img/tt/062tt.jpg","hond",1585]["4",9,1,"post","http://www.sandervandecruys.be/onlineExp/mooneyTD/img/tt/643tt.jpg","boekentas",5400]["4",0,2,"pre","http://www.sandervandecruys.be/onlineExp/mooneyTD/img/tt/273tt.jpg","",24585]["4",1,2,"pre","http://www.sandervandecruys.be/onlineExp/mooneyTD/img/tt/873tt.jpg","olifant",4697]["4",2,2,"pre","http://www.sandervandecruys.be/onlineExp/mooneyTD/img/tt/823tt.jpg","panda",4258]["4",3,2,"pre","http://www.sandervandecruys.be/onlineExp/mooneyTD/img/tt/400tt.jpg","straaljager",4845]["4",4,2,"pre","http://www.sandervandecruys.be/onlineExp/mooneyTD/img/tt/595tt.jpg","waterval",4455]["4",5,2,"pre","http://www.sandervandecruys.be/onlineExp/mooneyTD/img/tt/025tt.jpg","rat",3927]["4",6,2,"pre","http://www.sandervandecruys.be/onlineExp/mooneyTD/img/tt/404tt.jpg","bloem",4553]["4",7,2,"pre","http://www.sandervandecruys.be/onlineExp/mooneyTD/img/tt/871tt.jpg","insect",2849]["4",8,2,"pre","http://www.sandervandecruys.be/onlineExp/mooneyTD/img/tt/853tt.jpg","zaag",2499]["4",9,2,"pre","http://www.sandervandecruys.be/onlineExp/mooneyTD/img/tt/005tt.jpg","hoed",4545]["4",0,2,"post","http://www.sandervandecruys.be/onlineExp/mooneyTD/img/tt/871tt.jpg","boer",2086]["4",1,2,"post","http://www.sandervandecruys.be/onlineExp/mooneyTD/img/tt/823tt.jpg","koala",11977]["4",2,2,"post","http://www.sandervandecruys.be/onlineExp/mooneyTD/img/tt/853tt.jpg","fluitje",3290]["4",3,2,"post","http://www.sandervandecruys.be/onlineExp/mooneyTD/img/tt/400tt.jpg","gereedschap",5292]["4",4,2,"post","http://www.sandervandecruys.be/onlineExp/mooneyTD/img/tt/005tt.jpg","",16976]["4",5,2,"post","http://www.sandervandecruys.be/onlineExp/mooneyTD/img/tt/595tt.jpg","walvis",3073]["4",6,2,"post","http://www.sandervandecruys.be/onlineExp/mooneyTD/img/tt/273tt.jpg","",23741]["4",7,2,"post","http://www.sandervandecruys.be/onlineExp/mooneyTD/img/tt/873tt.jpg","olifant",2139]["4",8,2,"post","http://www.sandervandecruys.be/onlineExp/mooneyTD/img/tt/404tt.jpg","bloem",1776]["4",9,2,"post","http://www.sandervandecruys.be/onlineExp/mooneyTD/img/tt/025tt.jpg","konijn",5627]["4",0,3,"pre","http://www.sandervandecruys.be/onlineExp/mooneyTD/img/tt/030tt.jpg","bloem",2879]["4",1,3,"pre","http://www.sandervandecruys.be/onlineExp/mooneyTD/img/tt/608tt.jpg","gorilla",3131]["4",2,3,"pre","http://www.sandervandecruys.be/onlineExp/mooneyTD/img/tt/683tt.jpg","bijen",16450]["4",3,3,"pre","http://www.sandervandecruys.be/onlineExp/mooneyTD/img/tt/017tt.jpg","lelie",4772]["4",4,3,"pre","http://www.sandervandecruys.be/onlineExp/mooneyTD/img/tt/872tt.jpg","vlinder",4561]["4",5,3,"pre","http://www.sandervandecruys.be/onlineExp/mooneyTD/img/tt/045tt.jpg","miereneter",26990]["4",6,3,"pre","http://www.sandervandecruys.be/onlineExp/mooneyTD/img/tt/863tt.jpg","harp",2944]["4",7,3,"pre","http://www.sandervandecruys.be/onlineExp/mooneyTD/img/tt/593tt.jpg","bos",7884]["4",8,3,"pre","http://www.sandervandecruys.be/onlineExp/mooneyTD/img/tt/039tt.jpg","blaasinstrument",6993]["4",9,3,"pre","http://www.sandervandecruys.be/onlineExp/mooneyTD/img/tt/721tt.jpg","bloem",19858]["4",0,3,"post","http://www.sandervandecruys.be/onlineExp/mooneyTD/img/tt/608tt.jpg","daklozen",8809]["4",1,3,"post","http://www.sandervandecruys.be/onlineExp/mooneyTD/img/tt/872tt.jpg","vlinder",1764]["4",2,3,"post","http://www.sandervandecruys.be/onlineExp/mooneyTD/img/tt/030tt.jpg","appelsienen",1988]["4",3,3,"post","http://www.sandervandecruys.be/onlineExp/mooneyTD/img/tt/863tt.jpg","",10607]["4",4,3,"post","http://www.sandervandecruys.be/onlineExp/mooneyTD/img/tt/039tt.jpg","bloem",1725]["4",5,3,"post","http://www.sandervandecruys.be/onlineExp/mooneyTD/img/tt/017tt.jpg","ananas",1426]["4",6,3,"post","http://www.sandervandecruys.be/onlineExp/mooneyTD/img/tt/683tt.jpg","koala",1304]["4",7,3,"post","http://www.sandervandecruys.be/onlineExp/mooneyTD/img/tt/593tt.jpg","man",14233]["4",8,3,"post","http://www.sandervandecruys.be/onlineExp/mooneyTD/img/tt/045tt.jpg","beest",4276]["4",9,3,"post","http://www.sandervandecruys.be/onlineExp/mooneyTD/img/tt/721tt.jpg","appelsien",9167]["4",0,4,"pre","http://www.sandervandecruys.be/onlineExp/mooneyTD/img/tt/559tt.jpg","insect",2292]["4",1,4,"pre","http://www.sandervandecruys.be/onlineExp/mooneyTD/img/tt/148tt.jpg","waterval",4567]["4",2,4,"pre","http://www.sandervandecruys.be/onlineExp/mooneyTD/img/tt/001tt.jpg","stad",4409]["4",3,4,"pre","http://www.sandervandecruys.be/onlineExp/mooneyTD/img/tt/562tt.jpg","helm",9179]["4",4,4,"pre","http://www.sandervandecruys.be/onlineExp/mooneyTD/img/tt/623tt.jpg","flamingo",3298]["4",5,4,"pre","http://www.sandervandecruys.be/onlineExp/mooneyTD/img/tt/006tt.jpg","spinnenweb",4068]["4",6,4,"pre","http://www.sandervandecruys.be/onlineExp/mooneyTD/img/tt/018tt.jpg","bloem",1907]["4",7,4,"pre","http://www.sandervandecruys.be/onlineExp/mooneyTD/img/tt/864tt.jpg","vogel",9129]["4",8,4,"pre","http://www.sandervandecruys.be/onlineExp/mooneyTD/img/tt/015tt.jpg","tijger",3792]["4",9,4,"pre","http://www.sandervandecruys.be/onlineExp/mooneyTD/img/tt/874tt.jpg","vijver",7886]["4",0,4,"post","http://www.sandervandecruys.be/onlineExp/mooneyTD/img/tt/015tt.jpg","olifant",3767]["4",1,4,"post","http://www.sandervandecruys.be/onlineExp/mooneyTD/img/tt/148tt.jpg","pad",2482]["4",2,4,"post","http://www.sandervandecruys.be/onlineExp/mooneyTD/img/tt/623tt.jpg","olifant",1839]["4",3,4,"post","http://www.sandervandecruys.be/onlineExp/mooneyTD/img/tt/864tt.jpg","parasol",2043]["4",4,4,"post","http://www.sandervandecruys.be/onlineExp/mooneyTD/img/tt/559tt.jpg","leeuw",6139]["4",5,4,"post","http://www.sandervandecruys.be/onlineExp/mooneyTD/img/tt/018tt.jpg","tulp",1798]["4",6,4,"post","http://www.sandervandecruys.be/onlineExp/mooneyTD/img/tt/006tt.jpg","kwal",1108]["4",7,4,"post","http://www.sandervandecruys.be/onlineExp/mooneyTD/img/tt/001tt.jpg","brommer",1582]["4",8,4,"post","http://www.sandervandecruys.be/onlineExp/mooneyTD/img/tt/562tt.jpg","toaster",1764]["4",9,4,"post","http://www.sandervandecruys.be/onlineExp/mooneyTD/img/tt/874tt.jpg","kookvuur",2479]["4",0,5,"pre","http://www.sandervandecruys.be/onlineExp/mooneyTD/img/tt/661tt.jpg","ooievaar",4314]["4",1,5,"pre","http://www.sandervandecruys.be/onlineExp/mooneyTD/img/tt/792tt.jpg","ananas",1972]["4",2,5,"pre","http://www.sandervandecruys.be/onlineExp/mooneyTD/img/tt/728tt.jpg","olifant",7588]["4",3,5,"pre","http://www.sandervandecruys.be/onlineExp/mooneyTD/img/tt/858tt.jpg","jager",2437]["4",4,5,"pre","http://www.sandervandecruys.be/onlineExp/mooneyTD/img/tt/691tt.jpg","",2353]["4",5,5,"pre","http://www.sandervandecruys.be/onlineExp/mooneyTD/img/tt/429tt.jpg","specht",2969]["4",6,5,"pre","http://www.sandervandecruys.be/onlineExp/mooneyTD/img/tt/184tt.jpg","kikker",2360]["4",7,5,"pre","http://www.sandervandecruys.be/onlineExp/mooneyTD/img/tt/192tt.jpg","vogel",3919]["4",8,5,"pre","http://www.sandervandecruys.be/onlineExp/mooneyTD/img/tt/533tt.jpg","vlinder",5839]["4",9,5,"pre","http://www.sandervandecruys.be/onlineExp/mooneyTD/img/tt/556tt.jpg","keukengerei",13365]["4",0,5,"post","http://www.sandervandecruys.be/onlineExp/mooneyTD/img/tt/192tt.jpg","poes",1359]["4",1,5,"post","http://www.sandervandecruys.be/onlineExp/mooneyTD/img/tt/556tt.jpg","horloge",1887]["4",2,5,"post","http://www.sandervandecruys.be/onlineExp/mooneyTD/img/tt/184tt.jpg","vorken",1582]["4",3,5,"post","http://www.sandervandecruys.be/onlineExp/mooneyTD/img/tt/691tt.jpg","luipaard",2996]["4",4,5,"post","http://www.sandervandecruys.be/onlineExp/mooneyTD/img/tt/792tt.jpg","ananas",990]["4",5,5,"post","http://www.sandervandecruys.be/onlineExp/mooneyTD/img/tt/858tt.jpg","skier",1798]["4",6,5,"post","http://www.sandervandecruys.be/onlineExp/mooneyTD/img/tt/728tt.jpg","uil",1649]["4",7,5,"post","http://www.sandervandecruys.be/onlineExp/mooneyTD/img/tt/533tt.jpg","vlinder",1465]["4",8,5,"post","http://www.sandervandecruys.be/onlineExp/mooneyTD/img/tt/661tt.jpg","eenden",2236]["4",9,5,"post","http://www.sandervandecruys.be/onlineExp/mooneyTD/img/tt/429tt.jpg","slang",1198]</text:p>
          </table:table-cell>
          <table:table-cell table:number-columns-repeated="253"/>
        </table:table-row>
        <table:table-row table:style-name="ro1">
          <table:table-cell office:value-type="date" office:date-value="2016-02-23T17:21:27" calcext:value-type="date">
            <text:p>2/23/2016 17:21: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"8",0,0,"pre","http://www.sandervandecruys.be/onlineExp/mooneyTD/img/tt/655tt.jpg","",21212]["8",1,0,"pre","http://www.sandervandecruys.be/onlineExp/mooneyTD/img/tt/873tt.jpg","olifant",8190]["8",2,0,"pre","http://www.sandervandecruys.be/onlineExp/mooneyTD/img/tt/683tt.jpg","gezicht",7434]["8",3,0,"pre","http://www.sandervandecruys.be/onlineExp/mooneyTD/img/tt/015tt.jpg","leeuw",3511]["8",4,0,"pre","http://www.sandervandecruys.be/onlineExp/mooneyTD/img/tt/643tt.jpg","boekentas",8337]["8",5,0,"pre","http://www.sandervandecruys.be/onlineExp/mooneyTD/img/tt/039tt.jpg","dier",5284]["8",6,0,"pre","http://www.sandervandecruys.be/onlineExp/mooneyTD/img/tt/192tt.jpg","bergkam",5577]["8",7,0,"pre","http://www.sandervandecruys.be/onlineExp/mooneyTD/img/tt/030tt.jpg","",29207]["8",8,0,"pre","http://www.sandervandecruys.be/onlineExp/mooneyTD/img/tt/576tt.jpg","bandenkap",24398]["8",9,0,"pre","http://www.sandervandecruys.be/onlineExp/mooneyTD/img/tt/691tt.jpg","",2636]["8",0,0,"post","http://www.sandervandecruys.be/onlineExp/mooneyTD/img/tt/691tt.jpg","",4633]["8",1,0,"post","http://www.sandervandecruys.be/onlineExp/mooneyTD/img/tt/643tt.jpg","boekentas",4462]["8",2,0,"post","http://www.sandervandecruys.be/onlineExp/mooneyTD/img/tt/015tt.jpg","leeuw",2590]["8",3,0,"post","http://www.sandervandecruys.be/onlineExp/mooneyTD/img/tt/192tt.jpg","kattenkop",10558]["8",4,0,"post","http://www.sandervandecruys.be/onlineExp/mooneyTD/img/tt/030tt.jpg","sinaasappelen",10344]["8",5,0,"post","http://www.sandervandecruys.be/onlineExp/mooneyTD/img/tt/039tt.jpg","",7103]["8",6,0,"post","http://www.sandervandecruys.be/onlineExp/mooneyTD/img/tt/576tt.jpg","",3155]["8",7,0,"post","http://www.sandervandecruys.be/onlineExp/mooneyTD/img/tt/683tt.jpg","koala",3665]["8",8,0,"post","http://www.sandervandecruys.be/onlineExp/mooneyTD/img/tt/655tt.jpg","ezels",3727]["8",9,0,"post","http://www.sandervandecruys.be/onlineExp/mooneyTD/img/tt/873tt.jpg","olifantenkop",6092]["8",0,1,"pre","http://www.sandervandecruys.be/onlineExp/mooneyTD/img/tt/559tt.jpg","olifant",12242]["8",1,1,"pre","http://www.sandervandecruys.be/onlineExp/mooneyTD/img/tt/593tt.jpg","dier",4227]["8",2,1,"pre","http://www.sandervandecruys.be/onlineExp/mooneyTD/img/tt/558tt.jpg","kraaghagedis",16994]["8",3,1,"pre","http://www.sandervandecruys.be/onlineExp/mooneyTD/img/tt/728tt.jpg","",1779]["8",4,1,"pre","http://www.sandervandecruys.be/onlineExp/mooneyTD/img/tt/859tt.jpg","",2972]["8",5,1,"pre","http://www.sandervandecruys.be/onlineExp/mooneyTD/img/tt/738tt.jpg","paprika's",7386]["8",6,1,"pre","http://www.sandervandecruys.be/onlineExp/mooneyTD/img/tt/127tt.jpg","tractor",4130]["8",7,1,"pre","http://www.sandervandecruys.be/onlineExp/mooneyTD/img/tt/729tt.jpg","snoek",6747]["8",8,1,"pre","http://www.sandervandecruys.be/onlineExp/mooneyTD/img/tt/292tt.jpg","",1621]["8",9,1,"pre","http://www.sandervandecruys.be/onlineExp/mooneyTD/img/tt/007tt.jpg","piano",3196]["8",0,1,"post","http://www.sandervandecruys.be/onlineExp/mooneyTD/img/tt/593tt.jpg","",1664]["8",1,1,"post","http://www.sandervandecruys.be/onlineExp/mooneyTD/img/tt/859tt.jpg","",3705]["8",2,1,"post","http://www.sandervandecruys.be/onlineExp/mooneyTD/img/tt/007tt.jpg","piano",2550]["8",3,1,"post","http://www.sandervandecruys.be/onlineExp/mooneyTD/img/tt/559tt.jpg","pad",2835]["8",4,1,"post","http://www.sandervandecruys.be/onlineExp/mooneyTD/img/tt/127tt.jpg","huis",14763]["8",5,1,"post","http://www.sandervandecruys.be/onlineExp/mooneyTD/img/tt/729tt.jpg","uil",4720]["8",6,1,"post","http://www.sandervandecruys.be/onlineExp/mooneyTD/img/tt/738tt.jpg","paprika's",5653]["8",7,1,"post","http://www.sandervandecruys.be/onlineExp/mooneyTD/img/tt/292tt.jpg","uil",17989]["8",8,1,"post","http://www.sandervandecruys.be/onlineExp/mooneyTD/img/tt/558tt.jpg","vis",6848]["8",9,1,"post","http://www.sandervandecruys.be/onlineExp/mooneyTD/img/tt/728tt.jpg","vogel",7901]["8",0,2,"pre","http://www.sandervandecruys.be/onlineExp/mooneyTD/img/tt/853tt.jpg","toestel",5781]["8",1,2,"pre","http://www.sandervandecruys.be/onlineExp/mooneyTD/img/tt/676tt.jpg","huis",3256]["8",2,2,"pre","http://www.sandervandecruys.be/onlineExp/mooneyTD/img/tt/005tt.jpg","WC-bril",12185]["8",3,2,"pre","http://www.sandervandecruys.be/onlineExp/mooneyTD/img/tt/858tt.jpg","skiër",9518]["8",4,2,"pre","http://www.sandervandecruys.be/onlineExp/mooneyTD/img/tt/184tt.jpg","scheerapparaat",9633]["8",5,2,"pre","http://www.sandervandecruys.be/onlineExp/mooneyTD/img/tt/556tt.jpg","",3670]["8",6,2,"pre","http://www.sandervandecruys.be/onlineExp/mooneyTD/img/tt/874tt.jpg","gasfornuispit",22208]["8",7,2,"pre","http://www.sandervandecruys.be/onlineExp/mooneyTD/img/tt/045tt.jpg","hagedis",4423]["8",8,2,"pre","http://www.sandervandecruys.be/onlineExp/mooneyTD/img/tt/018tt.jpg","bloem",2854]["8",9,2,"pre","http://www.sandervandecruys.be/onlineExp/mooneyTD/img/tt/400tt.jpg","nijptang",5885]["8",0,2,"post","http://www.sandervandecruys.be/onlineExp/mooneyTD/img/tt/676tt.jpg","huis",2505]["8",1,2,"post","http://www.sandervandecruys.be/onlineExp/mooneyTD/img/tt/184tt.jpg","vorken",2761]["8",2,2,"post","http://www.sandervandecruys.be/onlineExp/mooneyTD/img/tt/045tt.jpg","hagedis",3581]["8",3,2,"post","http://www.sandervandecruys.be/onlineExp/mooneyTD/img/tt/005tt.jpg","WC-bril",4613]["8",4,2,"post","http://www.sandervandecruys.be/onlineExp/mooneyTD/img/tt/858tt.jpg","skiër",4089]["8",5,2,"post","http://www.sandervandecruys.be/onlineExp/mooneyTD/img/tt/400tt.jpg","grijptang",11231]["8",6,2,"post","http://www.sandervandecruys.be/onlineExp/mooneyTD/img/tt/853tt.jpg","fluitje",21151]["8",7,2,"post","http://www.sandervandecruys.be/onlineExp/mooneyTD/img/tt/556tt.jpg","polshorloges",12505]["8",8,2,"post","http://www.sandervandecruys.be/onlineExp/mooneyTD/img/tt/018tt.jpg","roos",1960]["8",9,2,"post","http://www.sandervandecruys.be/onlineExp/mooneyTD/img/tt/874tt.jpg","gasfornuispit",7736]["8",0,3,"pre","http://www.sandervandecruys.be/onlineExp/mooneyTD/img/tt/148tt.jpg","kikker",4488]["8",1,3,"pre","http://www.sandervandecruys.be/onlineExp/mooneyTD/img/tt/609tt.jpg","koraalvis",10793]["8",2,3,"pre","http://www.sandervandecruys.be/onlineExp/mooneyTD/img/tt/792tt.jpg","ananasplant",12463]["8",3,3,"pre","http://www.sandervandecruys.be/onlineExp/mooneyTD/img/tt/872tt.jpg","vlinder",4357]["8",4,3,"pre","http://www.sandervandecruys.be/onlineExp/mooneyTD/img/tt/025tt.jpg","konijn",8884]["8",5,3,"pre","http://www.sandervandecruys.be/onlineExp/mooneyTD/img/tt/871tt.jpg","",993]["8",6,3,"pre","http://www.sandervandecruys.be/onlineExp/mooneyTD/img/tt/562tt.jpg","toestel",5676]["8",7,3,"pre","http://www.sandervandecruys.be/onlineExp/mooneyTD/img/tt/560tt.jpg","berg",5068]["8",8,3,"pre","http://www.sandervandecruys.be/onlineExp/mooneyTD/img/tt/573tt.jpg","auto",3644]["8",9,3,"pre","http://www.sandervandecruys.be/onlineExp/mooneyTD/img/tt/661tt.jpg","",1015]["8",0,3,"post","http://www.sandervandecruys.be/onlineExp/mooneyTD/img/tt/562tt.jpg","",11695]["8",1,3,"post","http://www.sandervandecruys.be/onlineExp/mooneyTD/img/tt/148tt.jpg","boomkikker",5225]["8",2,3,"post","http://www.sandervandecruys.be/onlineExp/mooneyTD/img/tt/661tt.jpg","eenden",4311]["8",3,3,"post","http://www.sandervandecruys.be/onlineExp/mooneyTD/img/tt/609tt.jpg","boer",5736]["8",4,3,"post","http://www.sandervandecruys.be/onlineExp/mooneyTD/img/tt/025tt.jpg","konijnekop",10185]["8",5,3,"post","http://www.sandervandecruys.be/onlineExp/mooneyTD/img/tt/560tt.jpg","paddenstoel en pad",30331]["8",6,3,"post","http://www.sandervandecruys.be/onlineExp/mooneyTD/img/tt/792tt.jpg","ananasplant",4610]["8",7,3,"post","http://www.sandervandecruys.be/onlineExp/mooneyTD/img/tt/871tt.jpg","boer",2886]["8",8,3,"post","http://www.sandervandecruys.be/onlineExp/mooneyTD/img/tt/872tt.jpg","vlinder",3182]["8",9,3,"post","http://www.sandervandecruys.be/onlineExp/mooneyTD/img/tt/573tt.jpg","trein",4189]["8",0,4,"pre","http://www.sandervandecruys.be/onlineExp/mooneyTD/img/tt/017tt.jpg","plant",8931]["8",1,4,"pre","http://www.sandervandecruys.be/onlineExp/mooneyTD/img/tt/608tt.jpg","mens",5126]["8",2,4,"pre","http://www.sandervandecruys.be/onlineExp/mooneyTD/img/tt/062tt.jpg","hond",4615]["8",3,4,"pre","http://www.sandervandecruys.be/onlineExp/mooneyTD/img/tt/533tt.jpg","",1372]["8",4,4,"pre","http://www.sandervandecruys.be/onlineExp/mooneyTD/img/tt/595tt.jpg","vliegtuig",5340]["8",5,4,"pre","http://www.sandervandecruys.be/onlineExp/mooneyTD/img/tt/013tt.jpg","luipaard",10067]["8",6,4,"pre","http://www.sandervandecruys.be/onlineExp/mooneyTD/img/tt/823tt.jpg","dier",4227]["8",7,4,"pre","http://www.sandervandecruys.be/onlineExp/mooneyTD/img/tt/623tt.jpg","",861]["8",8,4,"pre","http://www.sandervandecruys.be/onlineExp/mooneyTD/img/tt/429tt.jpg","vogel",3905]["8",9,4,"pre","http://www.sandervandecruys.be/onlineExp/mooneyTD/img/tt/863tt.jpg","ribben",6720]["8",0,4,"post","http://www.sandervandecruys.be/onlineExp/mooneyTD/img/tt/017tt.jpg","plant",6678]["8",1,4,"post","http://www.sandervandecruys.be/onlineExp/mooneyTD/img/tt/623tt.jpg","olifant",5247]["8",2,4,"post","http://www.sandervandecruys.be/onlineExp/mooneyTD/img/tt/062tt.jpg","sint-bernardshond",13426]["8",3,4,"post","http://www.sandervandecruys.be/onlineExp/mooneyTD/img/tt/595tt.jpg","walvis",3096]["8",4,4,"post","http://www.sandervandecruys.be/onlineExp/mooneyTD/img/tt/533tt.jpg","vlinder",5398]["8",5,4,"post","http://www.sandervandecruys.be/onlineExp/mooneyTD/img/tt/429tt.jpg","slangenkop",15149]["8",6,4,"post","http://www.sandervandecruys.be/onlineExp/mooneyTD/img/tt/863tt.jpg","",5136]["8",7,4,"post","http://www.sandervandecruys.be/onlineExp/mooneyTD/img/tt/608tt.jpg","vrouwen",5136]["8",8,4,"post","http://www.sandervandecruys.be/onlineExp/mooneyTD/img/tt/823tt.jpg","koala",4162]["8",9,4,"post","http://www.sandervandecruys.be/onlineExp/mooneyTD/img/tt/013tt.jpg","luipaard",3657]["8",0,5,"pre","http://www.sandervandecruys.be/onlineExp/mooneyTD/img/tt/021tt.jpg","katachtige",10360]["8",1,5,"pre","http://www.sandervandecruys.be/onlineExp/mooneyTD/img/tt/745tt.jpg","toestel",4318]["8",2,5,"pre","http://www.sandervandecruys.be/onlineExp/mooneyTD/img/tt/001tt.jpg","trein",3417]["8",3,5,"pre","http://www.sandervandecruys.be/onlineExp/mooneyTD/img/tt/003tt.jpg","slangenkop",5088]["8",4,5,"pre","http://www.sandervandecruys.be/onlineExp/mooneyTD/img/tt/812tt.jpg","hagedis",4416]["8",5,5,"pre","http://www.sandervandecruys.be/onlineExp/mooneyTD/img/tt/721tt.jpg","helm",3375]["8",6,5,"pre","http://www.sandervandecruys.be/onlineExp/mooneyTD/img/tt/404tt.jpg","bloem",3812]["8",7,5,"pre","http://www.sandervandecruys.be/onlineExp/mooneyTD/img/tt/006tt.jpg","kwal",3410]["8",8,5,"pre","http://www.sandervandecruys.be/onlineExp/mooneyTD/img/tt/864tt.jpg","stoel",8138]["8",9,5,"pre","http://www.sandervandecruys.be/onlineExp/mooneyTD/img/tt/273tt.jpg","hagedis",3973]["8",0,5,"post","http://www.sandervandecruys.be/onlineExp/mooneyTD/img/tt/021tt.jpg","kat",6526]["8",1,5,"post","http://www.sandervandecruys.be/onlineExp/mooneyTD/img/tt/864tt.jpg","",4038]["8",2,5,"post","http://www.sandervandecruys.be/onlineExp/mooneyTD/img/tt/001tt.jpg","motorfiets",4940]["8",3,5,"post","http://www.sandervandecruys.be/onlineExp/mooneyTD/img/tt/273tt.jpg","hagedis",6953]["8",4,5,"post","http://www.sandervandecruys.be/onlineExp/mooneyTD/img/tt/812tt.jpg","vlinder",4103]["8",5,5,"post","http://www.sandervandecruys.be/onlineExp/mooneyTD/img/tt/745tt.jpg","piano",7006]["8",6,5,"post","http://www.sandervandecruys.be/onlineExp/mooneyTD/img/tt/003tt.jpg","slangenkop",4160]["8",7,5,"post","http://www.sandervandecruys.be/onlineExp/mooneyTD/img/tt/721tt.jpg","sinaasappels",10056]["8",8,5,"post","http://www.sandervandecruys.be/onlineExp/mooneyTD/img/tt/404tt.jpg","bloem",2472]["8",9,5,"post","http://www.sandervandecruys.be/onlineExp/mooneyTD/img/tt/006tt.jpg","kwal",2100]</text:p>
          </table:table-cell>
          <table:table-cell table:number-columns-repeated="253"/>
        </table:table-row>
        <table:table-row table:style-name="ro1">
          <table:table-cell office:value-type="date" office:date-value="2016-02-24T15:45:18" calcext:value-type="date">
            <text:p>2/24/2016 15:45: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"120",0,0,"pre","http://www.sandervandecruys.be/onlineExp/mooneyTD/img/tt/030tt.jpg","",17598]["120",1,0,"pre","http://www.sandervandecruys.be/onlineExp/mooneyTD/img/tt/745tt.jpg","harmonica",14429]["120",2,0,"pre","http://www.sandervandecruys.be/onlineExp/mooneyTD/img/tt/853tt.jpg","",23477]["120",3,0,"pre","http://www.sandervandecruys.be/onlineExp/mooneyTD/img/tt/573tt.jpg","trein",3046]["120",4,0,"pre","http://www.sandervandecruys.be/onlineExp/mooneyTD/img/tt/018tt.jpg","roos",6034]["120",5,0,"pre","http://www.sandervandecruys.be/onlineExp/mooneyTD/img/tt/400tt.jpg","landschap",6831]["120",6,0,"pre","http://www.sandervandecruys.be/onlineExp/mooneyTD/img/tt/007tt.jpg","klok",8456]["120",7,0,"pre","http://www.sandervandecruys.be/onlineExp/mooneyTD/img/tt/292tt.jpg","",3173]["120",8,0,"pre","http://www.sandervandecruys.be/onlineExp/mooneyTD/img/tt/643tt.jpg","schooltas",6345]["120",9,0,"pre","http://www.sandervandecruys.be/onlineExp/mooneyTD/img/tt/025tt.jpg","konijn",3477]["120",0,0,"post","http://www.sandervandecruys.be/onlineExp/mooneyTD/img/tt/400tt.jpg","fluitje",8060]["120",1,0,"post","http://www.sandervandecruys.be/onlineExp/mooneyTD/img/tt/292tt.jpg","eekhoorn",5994]["120",2,0,"post","http://www.sandervandecruys.be/onlineExp/mooneyTD/img/tt/745tt.jpg","piano",3374]["120",3,0,"post","http://www.sandervandecruys.be/onlineExp/mooneyTD/img/tt/025tt.jpg","konijn",4436]["120",4,0,"post","http://www.sandervandecruys.be/onlineExp/mooneyTD/img/tt/643tt.jpg","schooltas",3307]["120",5,0,"post","http://www.sandervandecruys.be/onlineExp/mooneyTD/img/tt/018tt.jpg","roos",2329]["120",6,0,"post","http://www.sandervandecruys.be/onlineExp/mooneyTD/img/tt/853tt.jpg","fluitje",4331]["120",7,0,"post","http://www.sandervandecruys.be/onlineExp/mooneyTD/img/tt/030tt.jpg","citroenen",4579]["120",8,0,"post","http://www.sandervandecruys.be/onlineExp/mooneyTD/img/tt/007tt.jpg","piano",3244]["120",9,0,"post","http://www.sandervandecruys.be/onlineExp/mooneyTD/img/tt/573tt.jpg","trein",2072]["120",0,1,"pre","http://www.sandervandecruys.be/onlineExp/mooneyTD/img/tt/738tt.jpg","bromer",4206]["120",1,1,"pre","http://www.sandervandecruys.be/onlineExp/mooneyTD/img/tt/823tt.jpg","",4068]["120",2,1,"pre","http://www.sandervandecruys.be/onlineExp/mooneyTD/img/tt/874tt.jpg","zonnewijzer",6681]["120",3,1,"pre","http://www.sandervandecruys.be/onlineExp/mooneyTD/img/tt/015tt.jpg","leeuw",3059]["120",4,1,"pre","http://www.sandervandecruys.be/onlineExp/mooneyTD/img/tt/273tt.jpg","",1708]["120",5,1,"pre","http://www.sandervandecruys.be/onlineExp/mooneyTD/img/tt/562tt.jpg","",4080]["120",6,1,"pre","http://www.sandervandecruys.be/onlineExp/mooneyTD/img/tt/661tt.jpg","fazant",4983]["120",7,1,"pre","http://www.sandervandecruys.be/onlineExp/mooneyTD/img/tt/404tt.jpg","bloem",4294]["120",8,1,"pre","http://www.sandervandecruys.be/onlineExp/mooneyTD/img/tt/623tt.jpg","",2901]["120",9,1,"pre","http://www.sandervandecruys.be/onlineExp/mooneyTD/img/tt/858tt.jpg","mensen",3091]["120",0,1,"post","http://www.sandervandecruys.be/onlineExp/mooneyTD/img/tt/738tt.jpg","paprika",2883]["120",1,1,"post","http://www.sandervandecruys.be/onlineExp/mooneyTD/img/tt/858tt.jpg","schansspringer",8392]["120",2,1,"post","http://www.sandervandecruys.be/onlineExp/mooneyTD/img/tt/015tt.jpg","leeuw",3486]["120",3,1,"post","http://www.sandervandecruys.be/onlineExp/mooneyTD/img/tt/404tt.jpg","bloem",2211]["120",4,1,"post","http://www.sandervandecruys.be/onlineExp/mooneyTD/img/tt/273tt.jpg","hagedis",13927]["120",5,1,"post","http://www.sandervandecruys.be/onlineExp/mooneyTD/img/tt/623tt.jpg","olifant",3486]["120",6,1,"post","http://www.sandervandecruys.be/onlineExp/mooneyTD/img/tt/661tt.jpg","eend",1846]["120",7,1,"post","http://www.sandervandecruys.be/onlineExp/mooneyTD/img/tt/823tt.jpg","koala",3047]["120",8,1,"post","http://www.sandervandecruys.be/onlineExp/mooneyTD/img/tt/562tt.jpg","broodrooster",7112]["120",9,1,"post","http://www.sandervandecruys.be/onlineExp/mooneyTD/img/tt/874tt.jpg","gasvuur",3512]["120",0,2,"pre","http://www.sandervandecruys.be/onlineExp/mooneyTD/img/tt/533tt.jpg","strik",4429]["120",1,2,"pre","http://www.sandervandecruys.be/onlineExp/mooneyTD/img/tt/691tt.jpg","jaguar",4061]["120",2,2,"pre","http://www.sandervandecruys.be/onlineExp/mooneyTD/img/tt/859tt.jpg","vis",3278]["120",3,2,"pre","http://www.sandervandecruys.be/onlineExp/mooneyTD/img/tt/005tt.jpg","",2892]["120",4,2,"pre","http://www.sandervandecruys.be/onlineExp/mooneyTD/img/tt/039tt.jpg","grammofoon",7411]["120",5,2,"pre","http://www.sandervandecruys.be/onlineExp/mooneyTD/img/tt/792tt.jpg","riet",1923]["120",6,2,"pre","http://www.sandervandecruys.be/onlineExp/mooneyTD/img/tt/045tt.jpg","",1531]["120",7,2,"pre","http://www.sandervandecruys.be/onlineExp/mooneyTD/img/tt/812tt.jpg","",1266]["120",8,2,"pre","http://www.sandervandecruys.be/onlineExp/mooneyTD/img/tt/655tt.jpg","koe",2185]["120",9,2,"pre","http://www.sandervandecruys.be/onlineExp/mooneyTD/img/tt/021tt.jpg","kat",2029]["120",0,2,"post","http://www.sandervandecruys.be/onlineExp/mooneyTD/img/tt/005tt.jpg","wc",11642]["120",1,2,"post","http://www.sandervandecruys.be/onlineExp/mooneyTD/img/tt/021tt.jpg","kat",1814]["120",2,2,"post","http://www.sandervandecruys.be/onlineExp/mooneyTD/img/tt/045tt.jpg","hagedis",3427]["120",3,2,"post","http://www.sandervandecruys.be/onlineExp/mooneyTD/img/tt/533tt.jpg","vlinder",2428]["120",4,2,"post","http://www.sandervandecruys.be/onlineExp/mooneyTD/img/tt/812tt.jpg","insect",5105]["120",5,2,"post","http://www.sandervandecruys.be/onlineExp/mooneyTD/img/tt/859tt.jpg","kangoeroe",3875]["120",6,2,"post","http://www.sandervandecruys.be/onlineExp/mooneyTD/img/tt/691tt.jpg","jaguar",5550]["120",7,2,"post","http://www.sandervandecruys.be/onlineExp/mooneyTD/img/tt/792tt.jpg","ezels",8242]["120",8,2,"post","http://www.sandervandecruys.be/onlineExp/mooneyTD/img/tt/039tt.jpg","bloem",3425]["120",9,2,"post","http://www.sandervandecruys.be/onlineExp/mooneyTD/img/tt/655tt.jpg","ezels",2188]["120",0,3,"pre","http://www.sandervandecruys.be/onlineExp/mooneyTD/img/tt/127tt.jpg","tractor",3490]["120",1,3,"pre","http://www.sandervandecruys.be/onlineExp/mooneyTD/img/tt/560tt.jpg","bloem",3299]["120",2,3,"pre","http://www.sandervandecruys.be/onlineExp/mooneyTD/img/tt/556tt.jpg","",1852]["120",3,3,"pre","http://www.sandervandecruys.be/onlineExp/mooneyTD/img/tt/683tt.jpg","koala",2682]["120",4,3,"pre","http://www.sandervandecruys.be/onlineExp/mooneyTD/img/tt/608tt.jpg","mens",2185]["120",5,3,"pre","http://www.sandervandecruys.be/onlineExp/mooneyTD/img/tt/729tt.jpg","mens",2712]["120",6,3,"pre","http://www.sandervandecruys.be/onlineExp/mooneyTD/img/tt/013tt.jpg","",1200]["120",7,3,"pre","http://www.sandervandecruys.be/onlineExp/mooneyTD/img/tt/676tt.jpg","huis",2707]["120",8,3,"pre","http://www.sandervandecruys.be/onlineExp/mooneyTD/img/tt/003tt.jpg","",557]["120",9,3,"pre","http://www.sandervandecruys.be/onlineExp/mooneyTD/img/tt/559tt.jpg","",535]["120",0,3,"post","http://www.sandervandecruys.be/onlineExp/mooneyTD/img/tt/013tt.jpg","jaguar",4109]["120",1,3,"post","http://www.sandervandecruys.be/onlineExp/mooneyTD/img/tt/559tt.jpg","kikker",2369]["120",2,3,"post","http://www.sandervandecruys.be/onlineExp/mooneyTD/img/tt/608tt.jpg","vrouwen",7518]["120",3,3,"post","http://www.sandervandecruys.be/onlineExp/mooneyTD/img/tt/003tt.jpg","slang",4803]["120",4,3,"post","http://www.sandervandecruys.be/onlineExp/mooneyTD/img/tt/729tt.jpg","uilen",2387]["120",5,3,"post","http://www.sandervandecruys.be/onlineExp/mooneyTD/img/tt/556tt.jpg","horloge",3685]["120",6,3,"post","http://www.sandervandecruys.be/onlineExp/mooneyTD/img/tt/683tt.jpg","koala",4921]["120",7,3,"post","http://www.sandervandecruys.be/onlineExp/mooneyTD/img/tt/127tt.jpg","",4600]["120",8,3,"post","http://www.sandervandecruys.be/onlineExp/mooneyTD/img/tt/676tt.jpg","huis",2341]["120",9,3,"post","http://www.sandervandecruys.be/onlineExp/mooneyTD/img/tt/560tt.jpg","paddestoel",4119]["120",0,4,"pre","http://www.sandervandecruys.be/onlineExp/mooneyTD/img/tt/873tt.jpg","olifant",4412]["120",1,4,"pre","http://www.sandervandecruys.be/onlineExp/mooneyTD/img/tt/429tt.jpg","slang",3392]["120",2,4,"pre","http://www.sandervandecruys.be/onlineExp/mooneyTD/img/tt/017tt.jpg","bloem",3486]["120",3,4,"pre","http://www.sandervandecruys.be/onlineExp/mooneyTD/img/tt/595tt.jpg","duiker",4556]["120",4,4,"pre","http://www.sandervandecruys.be/onlineExp/mooneyTD/img/tt/576tt.jpg","megafoon",6410]["120",5,4,"pre","http://www.sandervandecruys.be/onlineExp/mooneyTD/img/tt/062tt.jpg","hond",2408]["120",6,4,"pre","http://www.sandervandecruys.be/onlineExp/mooneyTD/img/tt/192tt.jpg","",2418]["120",7,4,"pre","http://www.sandervandecruys.be/onlineExp/mooneyTD/img/tt/728tt.jpg","neus",4371]["120",8,4,"pre","http://www.sandervandecruys.be/onlineExp/mooneyTD/img/tt/184tt.jpg","vork",3500]["120",9,4,"pre","http://www.sandervandecruys.be/onlineExp/mooneyTD/img/tt/609tt.jpg","vlekken",4074]["120",0,4,"post","http://www.sandervandecruys.be/onlineExp/mooneyTD/img/tt/728tt.jpg","vogel",4312]["120",1,4,"post","http://www.sandervandecruys.be/onlineExp/mooneyTD/img/tt/429tt.jpg","slang",3212]["120",2,4,"post","http://www.sandervandecruys.be/onlineExp/mooneyTD/img/tt/062tt.jpg","hond",2235]["120",3,4,"post","http://www.sandervandecruys.be/onlineExp/mooneyTD/img/tt/595tt.jpg","walrus",6077]["120",4,4,"post","http://www.sandervandecruys.be/onlineExp/mooneyTD/img/tt/192tt.jpg","kat",1369]["120",5,4,"post","http://www.sandervandecruys.be/onlineExp/mooneyTD/img/tt/017tt.jpg","",4514]["120",6,4,"post","http://www.sandervandecruys.be/onlineExp/mooneyTD/img/tt/576tt.jpg","trombone",3843]["120",7,4,"post","http://www.sandervandecruys.be/onlineExp/mooneyTD/img/tt/184tt.jpg","vorken",5337]["120",8,4,"post","http://www.sandervandecruys.be/onlineExp/mooneyTD/img/tt/609tt.jpg","panter",9279]["120",9,4,"post","http://www.sandervandecruys.be/onlineExp/mooneyTD/img/tt/873tt.jpg","olifant",3088]["120",0,5,"pre","http://www.sandervandecruys.be/onlineExp/mooneyTD/img/tt/006tt.jpg","spinnenweb",5837]["120",1,5,"pre","http://www.sandervandecruys.be/onlineExp/mooneyTD/img/tt/721tt.jpg","appel",4936]["120",2,5,"pre","http://www.sandervandecruys.be/onlineExp/mooneyTD/img/tt/593tt.jpg","",1207]["120",3,5,"pre","http://www.sandervandecruys.be/onlineExp/mooneyTD/img/tt/863tt.jpg","ladder",4254]["120",4,5,"pre","http://www.sandervandecruys.be/onlineExp/mooneyTD/img/tt/872tt.jpg","",2123]["120",5,5,"pre","http://www.sandervandecruys.be/onlineExp/mooneyTD/img/tt/148tt.jpg","",4093]["120",6,5,"pre","http://www.sandervandecruys.be/onlineExp/mooneyTD/img/tt/871tt.jpg","bloem",4415]["120",7,5,"pre","http://www.sandervandecruys.be/onlineExp/mooneyTD/img/tt/558tt.jpg","slang",2760]["120",8,5,"pre","http://www.sandervandecruys.be/onlineExp/mooneyTD/img/tt/864tt.jpg","cadeau",4161]["120",9,5,"pre","http://www.sandervandecruys.be/onlineExp/mooneyTD/img/tt/001tt.jpg","fiets",3665]["120",0,5,"post","http://www.sandervandecruys.be/onlineExp/mooneyTD/img/tt/558tt.jpg","kikker",2296]["120",1,5,"post","http://www.sandervandecruys.be/onlineExp/mooneyTD/img/tt/721tt.jpg","citroen",3593]["120",2,5,"post","http://www.sandervandecruys.be/onlineExp/mooneyTD/img/tt/863tt.jpg","stoel",1794]["120",3,5,"post","http://www.sandervandecruys.be/onlineExp/mooneyTD/img/tt/148tt.jpg","kikker",2225]["120",4,5,"post","http://www.sandervandecruys.be/onlineExp/mooneyTD/img/tt/864tt.jpg","lint",7751]["120",5,5,"post","http://www.sandervandecruys.be/onlineExp/mooneyTD/img/tt/001tt.jpg","brommer",2311]["120",6,5,"post","http://www.sandervandecruys.be/onlineExp/mooneyTD/img/tt/006tt.jpg","kwal",2592]["120",7,5,"post","http://www.sandervandecruys.be/onlineExp/mooneyTD/img/tt/593tt.jpg","man",2541]["120",8,5,"post","http://www.sandervandecruys.be/onlineExp/mooneyTD/img/tt/871tt.jpg","boer",2874]["120",9,5,"post","http://www.sandervandecruys.be/onlineExp/mooneyTD/img/tt/872tt.jpg","",3269]</text:p>
          </table:table-cell>
          <table:table-cell table:number-columns-repeated="253"/>
        </table:table-row>
        <table:table-row table:style-name="ro1">
          <table:table-cell office:value-type="date" office:date-value="2016-02-29T14:25:20" calcext:value-type="date">
            <text:p>2/29/2016 14:25: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"10",0,0,"pre","http://www.sandervandecruys.be/onlineExp/mooneyTD/img/tt/661tt.jpg","arm",17864]["10",1,0,"pre","http://www.sandervandecruys.be/onlineExp/mooneyTD/img/tt/729tt.jpg","geit",7194]["10",2,0,"pre","http://www.sandervandecruys.be/onlineExp/mooneyTD/img/tt/859tt.jpg","strand",3228]["10",3,0,"pre","http://www.sandervandecruys.be/onlineExp/mooneyTD/img/tt/573tt.jpg","gebouw",3834]["10",4,0,"pre","http://www.sandervandecruys.be/onlineExp/mooneyTD/img/tt/045tt.jpg","mug",9439]["10",5,0,"pre","http://www.sandervandecruys.be/onlineExp/mooneyTD/img/tt/655tt.jpg","stier",4027]["10",6,0,"pre","http://www.sandervandecruys.be/onlineExp/mooneyTD/img/tt/858tt.jpg","samurai",15881]["10",7,0,"pre","http://www.sandervandecruys.be/onlineExp/mooneyTD/img/tt/874tt.jpg","beker",5813]["10",8,0,"pre","http://www.sandervandecruys.be/onlineExp/mooneyTD/img/tt/404tt.jpg","kat",10377]["10",9,0,"pre","http://www.sandervandecruys.be/onlineExp/mooneyTD/img/tt/018tt.jpg","roos",3524]["10",0,0,"post","http://www.sandervandecruys.be/onlineExp/mooneyTD/img/tt/045tt.jpg","ezel",8771]["10",1,0,"post","http://www.sandervandecruys.be/onlineExp/mooneyTD/img/tt/661tt.jpg","gewei",8868]["10",2,0,"post","http://www.sandervandecruys.be/onlineExp/mooneyTD/img/tt/729tt.jpg","vogel",5121]["10",3,0,"post","http://www.sandervandecruys.be/onlineExp/mooneyTD/img/tt/404tt.jpg","kat",10332]["10",4,0,"post","http://www.sandervandecruys.be/onlineExp/mooneyTD/img/tt/018tt.jpg","roos",3094]["10",5,0,"post","http://www.sandervandecruys.be/onlineExp/mooneyTD/img/tt/573tt.jpg","gebouw",2848]["10",6,0,"post","http://www.sandervandecruys.be/onlineExp/mooneyTD/img/tt/858tt.jpg","samurai",7757]["10",7,0,"post","http://www.sandervandecruys.be/onlineExp/mooneyTD/img/tt/859tt.jpg","strand",2747]["10",8,0,"post","http://www.sandervandecruys.be/onlineExp/mooneyTD/img/tt/655tt.jpg","ezels",6550]["10",9,0,"post","http://www.sandervandecruys.be/onlineExp/mooneyTD/img/tt/874tt.jpg","fornuis",4683]["10",0,1,"pre","http://www.sandervandecruys.be/onlineExp/mooneyTD/img/tt/127tt.jpg","huis",3657]["10",1,1,"pre","http://www.sandervandecruys.be/onlineExp/mooneyTD/img/tt/558tt.jpg","vogel",5397]["10",2,1,"pre","http://www.sandervandecruys.be/onlineExp/mooneyTD/img/tt/623tt.jpg","varken",3018]["10",3,1,"pre","http://www.sandervandecruys.be/onlineExp/mooneyTD/img/tt/025tt.jpg","bever",2161]["10",4,1,"pre","http://www.sandervandecruys.be/onlineExp/mooneyTD/img/tt/593tt.jpg","klimop",5465]["10",5,1,"pre","http://www.sandervandecruys.be/onlineExp/mooneyTD/img/tt/007tt.jpg","piano",5038]["10",6,1,"pre","http://www.sandervandecruys.be/onlineExp/mooneyTD/img/tt/273tt.jpg","gecko",2746]["10",7,1,"pre","http://www.sandervandecruys.be/onlineExp/mooneyTD/img/tt/609tt.jpg","uil",3806]["10",8,1,"pre","http://www.sandervandecruys.be/onlineExp/mooneyTD/img/tt/792tt.jpg","paard",8400]["10",9,1,"pre","http://www.sandervandecruys.be/onlineExp/mooneyTD/img/tt/017tt.jpg","bloem",2329]["10",0,1,"post","http://www.sandervandecruys.be/onlineExp/mooneyTD/img/tt/792tt.jpg","ananas",3661]["10",1,1,"post","http://www.sandervandecruys.be/onlineExp/mooneyTD/img/tt/127tt.jpg","huisje",5384]["10",2,1,"post","http://www.sandervandecruys.be/onlineExp/mooneyTD/img/tt/593tt.jpg","kralen",8797]["10",3,1,"post","http://www.sandervandecruys.be/onlineExp/mooneyTD/img/tt/007tt.jpg","piano",2967]["10",4,1,"post","http://www.sandervandecruys.be/onlineExp/mooneyTD/img/tt/623tt.jpg","olifant",3056]["10",5,1,"post","http://www.sandervandecruys.be/onlineExp/mooneyTD/img/tt/558tt.jpg","gecko",2411]["10",6,1,"post","http://www.sandervandecruys.be/onlineExp/mooneyTD/img/tt/609tt.jpg","jaguar",3445]["10",7,1,"post","http://www.sandervandecruys.be/onlineExp/mooneyTD/img/tt/017tt.jpg","bloem",3577]["10",8,1,"post","http://www.sandervandecruys.be/onlineExp/mooneyTD/img/tt/273tt.jpg","gecko",2322]["10",9,1,"post","http://www.sandervandecruys.be/onlineExp/mooneyTD/img/tt/025tt.jpg","konijn",2764]["10",0,2,"pre","http://www.sandervandecruys.be/onlineExp/mooneyTD/img/tt/192tt.jpg","volgel",4716]["10",1,2,"pre","http://www.sandervandecruys.be/onlineExp/mooneyTD/img/tt/005tt.jpg","toilet",3953]["10",2,2,"pre","http://www.sandervandecruys.be/onlineExp/mooneyTD/img/tt/576tt.jpg","maan",10021]["10",3,2,"pre","http://www.sandervandecruys.be/onlineExp/mooneyTD/img/tt/823tt.jpg","koe",8114]["10",4,2,"pre","http://www.sandervandecruys.be/onlineExp/mooneyTD/img/tt/853tt.jpg","anker",1864]["10",5,2,"pre","http://www.sandervandecruys.be/onlineExp/mooneyTD/img/tt/863tt.jpg","fietswiel",3015]["10",6,2,"pre","http://www.sandervandecruys.be/onlineExp/mooneyTD/img/tt/873tt.jpg","bij",2769]["10",7,2,"pre","http://www.sandervandecruys.be/onlineExp/mooneyTD/img/tt/738tt.jpg","aansteker",3764]["10",8,2,"pre","http://www.sandervandecruys.be/onlineExp/mooneyTD/img/tt/559tt.jpg","soldaat",4258]["10",9,2,"pre","http://www.sandervandecruys.be/onlineExp/mooneyTD/img/tt/728tt.jpg","man",11278]["10",0,2,"post","http://www.sandervandecruys.be/onlineExp/mooneyTD/img/tt/823tt.jpg","koala",3122]["10",1,2,"post","http://www.sandervandecruys.be/onlineExp/mooneyTD/img/tt/738tt.jpg","aansteker",5198]["10",2,2,"post","http://www.sandervandecruys.be/onlineExp/mooneyTD/img/tt/559tt.jpg","soldaat",3697]["10",3,2,"post","http://www.sandervandecruys.be/onlineExp/mooneyTD/img/tt/728tt.jpg","uil",2250]["10",4,2,"post","http://www.sandervandecruys.be/onlineExp/mooneyTD/img/tt/873tt.jpg","olifant",4594]["10",5,2,"post","http://www.sandervandecruys.be/onlineExp/mooneyTD/img/tt/005tt.jpg","toilet",3972]["10",6,2,"post","http://www.sandervandecruys.be/onlineExp/mooneyTD/img/tt/192tt.jpg","kat",1957]["10",7,2,"post","http://www.sandervandecruys.be/onlineExp/mooneyTD/img/tt/853tt.jpg","anker",1988]["10",8,2,"post","http://www.sandervandecruys.be/onlineExp/mooneyTD/img/tt/863tt.jpg","stoel",2709]["10",9,2,"post","http://www.sandervandecruys.be/onlineExp/mooneyTD/img/tt/576tt.jpg","trompet",3158]["10",0,3,"pre","http://www.sandervandecruys.be/onlineExp/mooneyTD/img/tt/148tt.jpg","kikker",2854]["10",1,3,"pre","http://www.sandervandecruys.be/onlineExp/mooneyTD/img/tt/039tt.jpg","bloem",3995]["10",2,3,"pre","http://www.sandervandecruys.be/onlineExp/mooneyTD/img/tt/608tt.jpg","schelp3",3791]["10",3,3,"pre","http://www.sandervandecruys.be/onlineExp/mooneyTD/img/tt/001tt.jpg","bank",4220]["10",4,3,"pre","http://www.sandervandecruys.be/onlineExp/mooneyTD/img/tt/562tt.jpg","kelk",13895]["10",5,3,"pre","http://www.sandervandecruys.be/onlineExp/mooneyTD/img/tt/721tt.jpg","aardbei",2818]["10",6,3,"pre","http://www.sandervandecruys.be/onlineExp/mooneyTD/img/tt/595tt.jpg","saté",4346]["10",7,3,"pre","http://www.sandervandecruys.be/onlineExp/mooneyTD/img/tt/013tt.jpg","luipaard",5766]["10",8,3,"pre","http://www.sandervandecruys.be/onlineExp/mooneyTD/img/tt/533tt.jpg","vlinder",2533]["10",9,3,"pre","http://www.sandervandecruys.be/onlineExp/mooneyTD/img/tt/021tt.jpg","panter",5586]["10",0,3,"post","http://www.sandervandecruys.be/onlineExp/mooneyTD/img/tt/608tt.jpg","vrouw",3276]["10",1,3,"post","http://www.sandervandecruys.be/onlineExp/mooneyTD/img/tt/533tt.jpg","vlinder",2596]["10",2,3,"post","http://www.sandervandecruys.be/onlineExp/mooneyTD/img/tt/013tt.jpg","luipaard",4610]["10",3,3,"post","http://www.sandervandecruys.be/onlineExp/mooneyTD/img/tt/721tt.jpg","aardbei",2502]["10",4,3,"post","http://www.sandervandecruys.be/onlineExp/mooneyTD/img/tt/021tt.jpg","kat",2415]["10",5,3,"post","http://www.sandervandecruys.be/onlineExp/mooneyTD/img/tt/039tt.jpg","bloem",2011]["10",6,3,"post","http://www.sandervandecruys.be/onlineExp/mooneyTD/img/tt/001tt.jpg","motorfiets",3595]["10",7,3,"post","http://www.sandervandecruys.be/onlineExp/mooneyTD/img/tt/595tt.jpg","walvis",5332]["10",8,3,"post","http://www.sandervandecruys.be/onlineExp/mooneyTD/img/tt/562tt.jpg","autodeur",8697]["10",9,3,"post","http://www.sandervandecruys.be/onlineExp/mooneyTD/img/tt/148tt.jpg","kikker",2213]["10",0,4,"pre","http://www.sandervandecruys.be/onlineExp/mooneyTD/img/tt/864tt.jpg","parasol",3333]["10",1,4,"pre","http://www.sandervandecruys.be/onlineExp/mooneyTD/img/tt/062tt.jpg","helikopter",3752]["10",2,4,"pre","http://www.sandervandecruys.be/onlineExp/mooneyTD/img/tt/003tt.jpg","kikker",2456]["10",3,4,"pre","http://www.sandervandecruys.be/onlineExp/mooneyTD/img/tt/643tt.jpg","boekentas",4195]["10",4,4,"pre","http://www.sandervandecruys.be/onlineExp/mooneyTD/img/tt/006tt.jpg","kaas",6335]["10",5,4,"pre","http://www.sandervandecruys.be/onlineExp/mooneyTD/img/tt/745tt.jpg","zaag",2392]["10",6,4,"pre","http://www.sandervandecruys.be/onlineExp/mooneyTD/img/tt/400tt.jpg","oven",9541]["10",7,4,"pre","http://www.sandervandecruys.be/onlineExp/mooneyTD/img/tt/812tt.jpg","aardbei",4405]["10",8,4,"pre","http://www.sandervandecruys.be/onlineExp/mooneyTD/img/tt/872tt.jpg","blad",5284]["10",9,4,"pre","http://www.sandervandecruys.be/onlineExp/mooneyTD/img/tt/683tt.jpg","bloem",14153]["10",0,4,"post","http://www.sandervandecruys.be/onlineExp/mooneyTD/img/tt/643tt.jpg","boekentas",3953]["10",1,4,"post","http://www.sandervandecruys.be/onlineExp/mooneyTD/img/tt/400tt.jpg","knijptang",6482]["10",2,4,"post","http://www.sandervandecruys.be/onlineExp/mooneyTD/img/tt/006tt.jpg","kwal",2150]["10",3,4,"post","http://www.sandervandecruys.be/onlineExp/mooneyTD/img/tt/872tt.jpg","vlinder",2057]["10",4,4,"post","http://www.sandervandecruys.be/onlineExp/mooneyTD/img/tt/062tt.jpg","helikopter",4012]["10",5,4,"post","http://www.sandervandecruys.be/onlineExp/mooneyTD/img/tt/864tt.jpg","parasol",2736]["10",6,4,"post","http://www.sandervandecruys.be/onlineExp/mooneyTD/img/tt/003tt.jpg","slang",2788]["10",7,4,"post","http://www.sandervandecruys.be/onlineExp/mooneyTD/img/tt/812tt.jpg","vlinder",2617]["10",8,4,"post","http://www.sandervandecruys.be/onlineExp/mooneyTD/img/tt/745tt.jpg","piano",2281]["10",9,4,"post","http://www.sandervandecruys.be/onlineExp/mooneyTD/img/tt/683tt.jpg","koala",1842]["10",0,5,"pre","http://www.sandervandecruys.be/onlineExp/mooneyTD/img/tt/015tt.jpg","plant",5067]["10",1,5,"pre","http://www.sandervandecruys.be/onlineExp/mooneyTD/img/tt/292tt.jpg","eekhoorn",4651]["10",2,5,"pre","http://www.sandervandecruys.be/onlineExp/mooneyTD/img/tt/691tt.jpg","koala",2318]["10",3,5,"pre","http://www.sandervandecruys.be/onlineExp/mooneyTD/img/tt/871tt.jpg","koala",1575]["10",4,5,"pre","http://www.sandervandecruys.be/onlineExp/mooneyTD/img/tt/676tt.jpg","kiosk",3101]["10",5,5,"pre","http://www.sandervandecruys.be/onlineExp/mooneyTD/img/tt/184tt.jpg","haarspeld",3289]["10",6,5,"pre","http://www.sandervandecruys.be/onlineExp/mooneyTD/img/tt/030tt.jpg","lelies",2716]["10",7,5,"pre","http://www.sandervandecruys.be/onlineExp/mooneyTD/img/tt/556tt.jpg","sleutelhanger",5520]["10",8,5,"pre","http://www.sandervandecruys.be/onlineExp/mooneyTD/img/tt/429tt.jpg","rits",2457]["10",9,5,"pre","http://www.sandervandecruys.be/onlineExp/mooneyTD/img/tt/560tt.jpg","kwal",2469]["10",0,5,"post","http://www.sandervandecruys.be/onlineExp/mooneyTD/img/tt/292tt.jpg","eekhoorn",5053]["10",1,5,"post","http://www.sandervandecruys.be/onlineExp/mooneyTD/img/tt/871tt.jpg","koala",1804]["10",2,5,"post","http://www.sandervandecruys.be/onlineExp/mooneyTD/img/tt/556tt.jpg","horloge",3415]["10",3,5,"post","http://www.sandervandecruys.be/onlineExp/mooneyTD/img/tt/676tt.jpg","huis",1884]["10",4,5,"post","http://www.sandervandecruys.be/onlineExp/mooneyTD/img/tt/429tt.jpg","rits",1933]["10",5,5,"post","http://www.sandervandecruys.be/onlineExp/mooneyTD/img/tt/184tt.jpg","vorken",2969]["10",6,5,"post","http://www.sandervandecruys.be/onlineExp/mooneyTD/img/tt/030tt.jpg","sinaasappels",3921]["10",7,5,"post","http://www.sandervandecruys.be/onlineExp/mooneyTD/img/tt/691tt.jpg","koala",2276]["10",8,5,"post","http://www.sandervandecruys.be/onlineExp/mooneyTD/img/tt/560tt.jpg","paddestoel",9292]["10",9,5,"post","http://www.sandervandecruys.be/onlineExp/mooneyTD/img/tt/015tt.jpg","leeuw",2055]</text:p>
          </table:table-cell>
          <table:table-cell table:number-columns-repeated="253"/>
        </table:table-row>
        <table:table-row table:style-name="ro1">
          <table:table-cell office:value-type="date" office:date-value="2016-02-29T16:53:06" calcext:value-type="date">
            <text:p>2/29/2016 16:53: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"11",0,0,"pre","http://www.sandervandecruys.be/onlineExp/mooneyTD/img/tt/006tt.jpg","baby",4191]["11",1,0,"pre","http://www.sandervandecruys.be/onlineExp/mooneyTD/img/tt/400tt.jpg","tang",1674]["11",2,0,"pre","http://www.sandervandecruys.be/onlineExp/mooneyTD/img/tt/623tt.jpg","koffie",4196]["11",3,0,"pre","http://www.sandervandecruys.be/onlineExp/mooneyTD/img/tt/018tt.jpg","tornado",3628]["11",4,0,"pre","http://www.sandervandecruys.be/onlineExp/mooneyTD/img/tt/871tt.jpg","man",1976]["11",5,0,"pre","http://www.sandervandecruys.be/onlineExp/mooneyTD/img/tt/192tt.jpg","konijn",8232]["11",6,0,"pre","http://www.sandervandecruys.be/onlineExp/mooneyTD/img/tt/148tt.jpg","spook",3530]["11",7,0,"pre","http://www.sandervandecruys.be/onlineExp/mooneyTD/img/tt/021tt.jpg","schreeuwende vrouw",7202]["11",8,0,"pre","http://www.sandervandecruys.be/onlineExp/mooneyTD/img/tt/859tt.jpg","slagveld",2391]["11",9,0,"pre","http://www.sandervandecruys.be/onlineExp/mooneyTD/img/tt/812tt.jpg","skelet",1953]["11",0,0,"post","http://www.sandervandecruys.be/onlineExp/mooneyTD/img/tt/812tt.jpg","kikker",2829]["11",1,0,"post","http://www.sandervandecruys.be/onlineExp/mooneyTD/img/tt/859tt.jpg","kangeroe",2283]["11",2,0,"post","http://www.sandervandecruys.be/onlineExp/mooneyTD/img/tt/018tt.jpg","roos",1499]["11",3,0,"post","http://www.sandervandecruys.be/onlineExp/mooneyTD/img/tt/021tt.jpg","kat",2576]["11",4,0,"post","http://www.sandervandecruys.be/onlineExp/mooneyTD/img/tt/400tt.jpg","knijptang",2671]["11",5,0,"post","http://www.sandervandecruys.be/onlineExp/mooneyTD/img/tt/192tt.jpg","kat",1314]["11",6,0,"post","http://www.sandervandecruys.be/onlineExp/mooneyTD/img/tt/006tt.jpg","kwal",1664]["11",7,0,"post","http://www.sandervandecruys.be/onlineExp/mooneyTD/img/tt/871tt.jpg","man op veld",4823]["11",8,0,"post","http://www.sandervandecruys.be/onlineExp/mooneyTD/img/tt/148tt.jpg","kikker",1079]["11",9,0,"post","http://www.sandervandecruys.be/onlineExp/mooneyTD/img/tt/623tt.jpg","olifant",1403]["11",0,1,"pre","http://www.sandervandecruys.be/onlineExp/mooneyTD/img/tt/608tt.jpg","man met kind",6132]["11",1,1,"pre","http://www.sandervandecruys.be/onlineExp/mooneyTD/img/tt/872tt.jpg","",1679]["11",2,1,"pre","http://www.sandervandecruys.be/onlineExp/mooneyTD/img/tt/863tt.jpg","harp",2952]["11",3,1,"pre","http://www.sandervandecruys.be/onlineExp/mooneyTD/img/tt/184tt.jpg","skelet",3633]["11",4,1,"pre","http://www.sandervandecruys.be/onlineExp/mooneyTD/img/tt/593tt.jpg","man kust vrouw",4188]["11",5,1,"pre","http://www.sandervandecruys.be/onlineExp/mooneyTD/img/tt/273tt.jpg","boksen",11461]["11",6,1,"pre","http://www.sandervandecruys.be/onlineExp/mooneyTD/img/tt/853tt.jpg","pet",1496]["11",7,1,"pre","http://www.sandervandecruys.be/onlineExp/mooneyTD/img/tt/595tt.jpg","zaag",1979]["11",8,1,"pre","http://www.sandervandecruys.be/onlineExp/mooneyTD/img/tt/025tt.jpg","tijger",3084]["11",9,1,"pre","http://www.sandervandecruys.be/onlineExp/mooneyTD/img/tt/738tt.jpg","zwaan",1640]["11",0,1,"post","http://www.sandervandecruys.be/onlineExp/mooneyTD/img/tt/863tt.jpg","stoel",2271]["11",1,1,"post","http://www.sandervandecruys.be/onlineExp/mooneyTD/img/tt/872tt.jpg","vlinder",2839]["11",2,1,"post","http://www.sandervandecruys.be/onlineExp/mooneyTD/img/tt/025tt.jpg","konijn",5790]["11",3,1,"post","http://www.sandervandecruys.be/onlineExp/mooneyTD/img/tt/273tt.jpg","leguaan",3039]["11",4,1,"post","http://www.sandervandecruys.be/onlineExp/mooneyTD/img/tt/184tt.jpg","vorken",3468]["11",5,1,"post","http://www.sandervandecruys.be/onlineExp/mooneyTD/img/tt/593tt.jpg","man staart",2735]["11",6,1,"post","http://www.sandervandecruys.be/onlineExp/mooneyTD/img/tt/595tt.jpg","walvis",1460]["11",7,1,"post","http://www.sandervandecruys.be/onlineExp/mooneyTD/img/tt/738tt.jpg","papirka",1528]["11",8,1,"post","http://www.sandervandecruys.be/onlineExp/mooneyTD/img/tt/853tt.jpg","fluitje",2859]["11",9,1,"post","http://www.sandervandecruys.be/onlineExp/mooneyTD/img/tt/608tt.jpg","vrouw",1364]["11",0,2,"pre","http://www.sandervandecruys.be/onlineExp/mooneyTD/img/tt/039tt.jpg","kat",1616]["11",1,2,"pre","http://www.sandervandecruys.be/onlineExp/mooneyTD/img/tt/560tt.jpg","lepel",2903]["11",2,2,"pre","http://www.sandervandecruys.be/onlineExp/mooneyTD/img/tt/045tt.jpg","insect",4032]["11",3,2,"pre","http://www.sandervandecruys.be/onlineExp/mooneyTD/img/tt/559tt.jpg","vis",1126]["11",4,2,"pre","http://www.sandervandecruys.be/onlineExp/mooneyTD/img/tt/745tt.jpg","nietjesmachine",6865]["11",5,2,"pre","http://www.sandervandecruys.be/onlineExp/mooneyTD/img/tt/729tt.jpg","uil",2062]["11",6,2,"pre","http://www.sandervandecruys.be/onlineExp/mooneyTD/img/tt/573tt.jpg","trein",2785]["11",7,2,"pre","http://www.sandervandecruys.be/onlineExp/mooneyTD/img/tt/030tt.jpg","tomaat",2645]["11",8,2,"pre","http://www.sandervandecruys.be/onlineExp/mooneyTD/img/tt/873tt.jpg","olifant",4025]["11",9,2,"pre","http://www.sandervandecruys.be/onlineExp/mooneyTD/img/tt/864tt.jpg","bloem",3948]["11",0,2,"post","http://www.sandervandecruys.be/onlineExp/mooneyTD/img/tt/873tt.jpg","olifant",3049]["11",1,2,"post","http://www.sandervandecruys.be/onlineExp/mooneyTD/img/tt/030tt.jpg","appelsien",1973]["11",2,2,"post","http://www.sandervandecruys.be/onlineExp/mooneyTD/img/tt/039tt.jpg","uil",2790]["11",3,2,"post","http://www.sandervandecruys.be/onlineExp/mooneyTD/img/tt/559tt.jpg","leguaan",2760]["11",4,2,"post","http://www.sandervandecruys.be/onlineExp/mooneyTD/img/tt/560tt.jpg","leguaan en bloem",4894]["11",5,2,"post","http://www.sandervandecruys.be/onlineExp/mooneyTD/img/tt/864tt.jpg","parasol",1800]["11",6,2,"post","http://www.sandervandecruys.be/onlineExp/mooneyTD/img/tt/573tt.jpg","trein",1332]["11",7,2,"post","http://www.sandervandecruys.be/onlineExp/mooneyTD/img/tt/045tt.jpg","leguaan",3445]["11",8,2,"post","http://www.sandervandecruys.be/onlineExp/mooneyTD/img/tt/745tt.jpg","piano",2779]["11",9,2,"post","http://www.sandervandecruys.be/onlineExp/mooneyTD/img/tt/729tt.jpg","uil",1872]["11",0,3,"pre","http://www.sandervandecruys.be/onlineExp/mooneyTD/img/tt/429tt.jpg","uil",3078]["11",1,3,"pre","http://www.sandervandecruys.be/onlineExp/mooneyTD/img/tt/858tt.jpg","man op skateboard",3731]["11",2,3,"pre","http://www.sandervandecruys.be/onlineExp/mooneyTD/img/tt/823tt.jpg","",1616]["11",3,3,"pre","http://www.sandervandecruys.be/onlineExp/mooneyTD/img/tt/556tt.jpg","machinegeweer",3957]["11",4,3,"pre","http://www.sandervandecruys.be/onlineExp/mooneyTD/img/tt/001tt.jpg","bromfiets",2313]["11",5,3,"pre","http://www.sandervandecruys.be/onlineExp/mooneyTD/img/tt/015tt.jpg","kat",3393]["11",6,3,"pre","http://www.sandervandecruys.be/onlineExp/mooneyTD/img/tt/013tt.jpg","man in cape",9623]["11",7,3,"pre","http://www.sandervandecruys.be/onlineExp/mooneyTD/img/tt/127tt.jpg","huisje",2459]["11",8,3,"pre","http://www.sandervandecruys.be/onlineExp/mooneyTD/img/tt/062tt.jpg","wereldbol",2505]["11",9,3,"pre","http://www.sandervandecruys.be/onlineExp/mooneyTD/img/tt/558tt.jpg","kikker",5845]["11",0,3,"post","http://www.sandervandecruys.be/onlineExp/mooneyTD/img/tt/556tt.jpg","leeuw",4166]["11",1,3,"post","http://www.sandervandecruys.be/onlineExp/mooneyTD/img/tt/015tt.jpg","leeuw",1278]["11",2,3,"post","http://www.sandervandecruys.be/onlineExp/mooneyTD/img/tt/127tt.jpg","huisje",1933]["11",3,3,"post","http://www.sandervandecruys.be/onlineExp/mooneyTD/img/tt/013tt.jpg","jaguar",1532]["11",4,3,"post","http://www.sandervandecruys.be/onlineExp/mooneyTD/img/tt/062tt.jpg","hond",1473]["11",5,3,"post","http://www.sandervandecruys.be/onlineExp/mooneyTD/img/tt/001tt.jpg","bromfiets",1861]["11",6,3,"post","http://www.sandervandecruys.be/onlineExp/mooneyTD/img/tt/823tt.jpg","koala",1106]["11",7,3,"post","http://www.sandervandecruys.be/onlineExp/mooneyTD/img/tt/558tt.jpg","salamander",7468]["11",8,3,"post","http://www.sandervandecruys.be/onlineExp/mooneyTD/img/tt/858tt.jpg","skier",1161]["11",9,3,"post","http://www.sandervandecruys.be/onlineExp/mooneyTD/img/tt/429tt.jpg","slang",979]["11",0,4,"pre","http://www.sandervandecruys.be/onlineExp/mooneyTD/img/tt/609tt.jpg","tijger",3169]["11",1,4,"pre","http://www.sandervandecruys.be/onlineExp/mooneyTD/img/tt/007tt.jpg","piano",2770]["11",2,4,"pre","http://www.sandervandecruys.be/onlineExp/mooneyTD/img/tt/005tt.jpg","wc ",3413]["11",3,4,"pre","http://www.sandervandecruys.be/onlineExp/mooneyTD/img/tt/792tt.jpg","ananas",2298]["11",4,4,"pre","http://www.sandervandecruys.be/onlineExp/mooneyTD/img/tt/728tt.jpg","slang",1651]["11",5,4,"pre","http://www.sandervandecruys.be/onlineExp/mooneyTD/img/tt/691tt.jpg","tijger",1210]["11",6,4,"pre","http://www.sandervandecruys.be/onlineExp/mooneyTD/img/tt/292tt.jpg","kat",2759]["11",7,4,"pre","http://www.sandervandecruys.be/onlineExp/mooneyTD/img/tt/562tt.jpg","zaag",2332]["11",8,4,"pre","http://www.sandervandecruys.be/onlineExp/mooneyTD/img/tt/533tt.jpg","bloemen",1909]["11",9,4,"pre","http://www.sandervandecruys.be/onlineExp/mooneyTD/img/tt/721tt.jpg","oog",1301]["11",0,4,"post","http://www.sandervandecruys.be/onlineExp/mooneyTD/img/tt/721tt.jpg","appelsien",3886]["11",1,4,"post","http://www.sandervandecruys.be/onlineExp/mooneyTD/img/tt/562tt.jpg","vlinder",2765]["11",2,4,"post","http://www.sandervandecruys.be/onlineExp/mooneyTD/img/tt/533tt.jpg","vlinder",1217]["11",3,4,"post","http://www.sandervandecruys.be/onlineExp/mooneyTD/img/tt/292tt.jpg","eekhoorn",2078]["11",4,4,"post","http://www.sandervandecruys.be/onlineExp/mooneyTD/img/tt/792tt.jpg","ananas",1360]["11",5,4,"post","http://www.sandervandecruys.be/onlineExp/mooneyTD/img/tt/728tt.jpg","uil",913]["11",6,4,"post","http://www.sandervandecruys.be/onlineExp/mooneyTD/img/tt/007tt.jpg","piano",2729]["11",7,4,"post","http://www.sandervandecruys.be/onlineExp/mooneyTD/img/tt/691tt.jpg","tijger",907]["11",8,4,"post","http://www.sandervandecruys.be/onlineExp/mooneyTD/img/tt/609tt.jpg","kat",1489]["11",9,4,"post","http://www.sandervandecruys.be/onlineExp/mooneyTD/img/tt/005tt.jpg","wc",772]["11",0,5,"pre","http://www.sandervandecruys.be/onlineExp/mooneyTD/img/tt/017tt.jpg","palmboom",5085]["11",1,5,"pre","http://www.sandervandecruys.be/onlineExp/mooneyTD/img/tt/874tt.jpg","fietswiel",1901]["11",2,5,"pre","http://www.sandervandecruys.be/onlineExp/mooneyTD/img/tt/003tt.jpg","slang",860]["11",3,5,"pre","http://www.sandervandecruys.be/onlineExp/mooneyTD/img/tt/676tt.jpg","man op bank",2127]["11",4,5,"pre","http://www.sandervandecruys.be/onlineExp/mooneyTD/img/tt/576tt.jpg","viool",1380]["11",5,5,"pre","http://www.sandervandecruys.be/onlineExp/mooneyTD/img/tt/643tt.jpg","bobslee",3237]["11",6,5,"pre","http://www.sandervandecruys.be/onlineExp/mooneyTD/img/tt/655tt.jpg","olifanten",2650]["11",7,5,"pre","http://www.sandervandecruys.be/onlineExp/mooneyTD/img/tt/661tt.jpg","kat",2375]["11",8,5,"pre","http://www.sandervandecruys.be/onlineExp/mooneyTD/img/tt/404tt.jpg","",1715]["11",9,5,"pre","http://www.sandervandecruys.be/onlineExp/mooneyTD/img/tt/683tt.jpg","koala",940]["11",0,5,"post","http://www.sandervandecruys.be/onlineExp/mooneyTD/img/tt/655tt.jpg","ezels",2920]["11",1,5,"post","http://www.sandervandecruys.be/onlineExp/mooneyTD/img/tt/003tt.jpg","slangenkop",3105]["11",2,5,"post","http://www.sandervandecruys.be/onlineExp/mooneyTD/img/tt/661tt.jpg","eend met kroost",5068]["11",3,5,"post","http://www.sandervandecruys.be/onlineExp/mooneyTD/img/tt/404tt.jpg","bloem",1901]["11",4,5,"post","http://www.sandervandecruys.be/onlineExp/mooneyTD/img/tt/017tt.jpg","ananassen",1916]["11",5,5,"post","http://www.sandervandecruys.be/onlineExp/mooneyTD/img/tt/676tt.jpg","villa",2330]["11",6,5,"post","http://www.sandervandecruys.be/onlineExp/mooneyTD/img/tt/874tt.jpg","vuur",1747]["11",7,5,"post","http://www.sandervandecruys.be/onlineExp/mooneyTD/img/tt/576tt.jpg","trombone",3342]["11",8,5,"post","http://www.sandervandecruys.be/onlineExp/mooneyTD/img/tt/683tt.jpg","koala",1041]["11",9,5,"post","http://www.sandervandecruys.be/onlineExp/mooneyTD/img/tt/643tt.jpg","slee",4329]</text:p>
          </table:table-cell>
          <table:table-cell table:number-columns-repeated="253"/>
        </table:table-row>
        <table:table-row table:style-name="ro1">
          <table:table-cell office:value-type="date" office:date-value="2016-03-02T16:27:08" calcext:value-type="date">
            <text:p>3/2/2016 16:27:0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["121",0,0,"pre","http://www.sandervandecruys.be/onlineExp/mooneyTD/img/tt/001tt.jpg","motor",5466]["121",1,0,"pre","http://www.sandervandecruys.be/onlineExp/mooneyTD/img/tt/184tt.jpg","duif",2714]["121",2,0,"pre","http://www.sandervandecruys.be/onlineExp/mooneyTD/img/tt/661tt.jpg","boom",7871]["121",3,0,"pre","http://www.sandervandecruys.be/onlineExp/mooneyTD/img/tt/562tt.jpg","autospiegel",6140]["121",4,0,"pre","http://www.sandervandecruys.be/onlineExp/mooneyTD/img/tt/273tt.jpg","man",4803]["121",5,0,"pre","http://www.sandervandecruys.be/onlineExp/mooneyTD/img/tt/292tt.jpg","gezicht",3710]["121",6,0,"pre","http://www.sandervandecruys.be/onlineExp/mooneyTD/img/tt/021tt.jpg","",2488]["121",7,0,"pre","http://www.sandervandecruys.be/onlineExp/mooneyTD/img/tt/015tt.jpg","leeuw",3108]["121",8,0,"pre","http://www.sandervandecruys.be/onlineExp/mooneyTD/img/tt/858tt.jpg","jager",3034]["121",9,0,"pre","http://www.sandervandecruys.be/onlineExp/mooneyTD/img/tt/863tt.jpg","",3503]["121",0,0,"post","http://www.sandervandecruys.be/onlineExp/mooneyTD/img/tt/273tt.jpg","eekhoorn",6872]["121",1,0,"post","http://www.sandervandecruys.be/onlineExp/mooneyTD/img/tt/661tt.jpg","stoel",4235]["121",2,0,"post","http://www.sandervandecruys.be/onlineExp/mooneyTD/img/tt/562tt.jpg","",1574]["121",3,0,"post","http://www.sandervandecruys.be/onlineExp/mooneyTD/img/tt/292tt.jpg","",1662]["121",4,0,"post","http://www.sandervandecruys.be/onlineExp/mooneyTD/img/tt/021tt.jpg","leeuw",3333]["121",5,0,"post","http://www.sandervandecruys.be/onlineExp/mooneyTD/img/tt/001tt.jpg","motor",2597]["121",6,0,"post","http://www.sandervandecruys.be/onlineExp/mooneyTD/img/tt/015tt.jpg","leeuw",2133]["121",7,0,"post","http://www.sandervandecruys.be/onlineExp/mooneyTD/img/tt/863tt.jpg","stoel",2298]["121",8,0,"post","http://www.sandervandecruys.be/onlineExp/mooneyTD/img/tt/184tt.jpg","vorken",4085]["121",9,0,"post","http://www.sandervandecruys.be/onlineExp/mooneyTD/img/tt/858tt.jpg","skiër",15990]["121",0,1,"pre","http://www.sandervandecruys.be/onlineExp/mooneyTD/img/tt/039tt.jpg","",1250]["121",1,1,"pre","http://www.sandervandecruys.be/onlineExp/mooneyTD/img/tt/429tt.jpg","alligator",5246]["121",2,1,"pre","http://www.sandervandecruys.be/onlineExp/mooneyTD/img/tt/556tt.jpg","kat",2966]["121",3,1,"pre","http://www.sandervandecruys.be/onlineExp/mooneyTD/img/tt/192tt.jpg","",1081]["121",4,1,"pre","http://www.sandervandecruys.be/onlineExp/mooneyTD/img/tt/864tt.jpg","",4060]["121",5,1,"pre","http://www.sandervandecruys.be/onlineExp/mooneyTD/img/tt/017tt.jpg","",3320]["121",6,1,"pre","http://www.sandervandecruys.be/onlineExp/mooneyTD/img/tt/559tt.jpg","hond",2969]["121",7,1,"pre","http://www.sandervandecruys.be/onlineExp/mooneyTD/img/tt/729tt.jpg","druiven",3887]["121",8,1,"pre","http://www.sandervandecruys.be/onlineExp/mooneyTD/img/tt/533tt.jpg","",918]["121",9,1,"pre","http://www.sandervandecruys.be/onlineExp/mooneyTD/img/tt/045tt.jpg","hond",3846]["121",0,1,"post","http://www.sandervandecruys.be/onlineExp/mooneyTD/img/tt/729tt.jpg","slang",4883]["121",1,1,"post","http://www.sandervandecruys.be/onlineExp/mooneyTD/img/tt/045tt.jpg","hagedis",7561]["121",2,1,"post","http://www.sandervandecruys.be/onlineExp/mooneyTD/img/tt/192tt.jpg","kat",2206]["121",3,1,"post","http://www.sandervandecruys.be/onlineExp/mooneyTD/img/tt/039tt.jpg","bloem",2239]["121",4,1,"post","http://www.sandervandecruys.be/onlineExp/mooneyTD/img/tt/533tt.jpg","vlinder",3478]["121",5,1,"post","http://www.sandervandecruys.be/onlineExp/mooneyTD/img/tt/429tt.jpg","slang",6059]["121",6,1,"post","http://www.sandervandecruys.be/onlineExp/mooneyTD/img/tt/556tt.jpg","horloge",11019]["121",7,1,"post","http://www.sandervandecruys.be/onlineExp/mooneyTD/img/tt/017tt.jpg","ananas",2839]["121",8,1,"post","http://www.sandervandecruys.be/onlineExp/mooneyTD/img/tt/864tt.jpg","paraplu",2591]["121",9,1,"post","http://www.sandervandecruys.be/onlineExp/mooneyTD/img/tt/559tt.jpg","kikkers",3051]["121",0,2,"pre","http://www.sandervandecruys.be/onlineExp/mooneyTD/img/tt/853tt.jpg","fluit",4133]["121",1,2,"pre","http://www.sandervandecruys.be/onlineExp/mooneyTD/img/tt/738tt.jpg","paprika",2705]["121",2,2,"pre","http://www.sandervandecruys.be/onlineExp/mooneyTD/img/tt/018tt.jpg","bloem",2054]["121",3,2,"pre","http://www.sandervandecruys.be/onlineExp/mooneyTD/img/tt/560tt.jpg","",1530]["121",4,2,"pre","http://www.sandervandecruys.be/onlineExp/mooneyTD/img/tt/127tt.jpg","zitmaaier",7000]["121",5,2,"pre","http://www.sandervandecruys.be/onlineExp/mooneyTD/img/tt/823tt.jpg","",2661]["121",6,2,"pre","http://www.sandervandecruys.be/onlineExp/mooneyTD/img/tt/576tt.jpg","",3650]["121",7,2,"pre","http://www.sandervandecruys.be/onlineExp/mooneyTD/img/tt/025tt.jpg","kat",2373]["121",8,2,"pre","http://www.sandervandecruys.be/onlineExp/mooneyTD/img/tt/873tt.jpg","olifant",3465]["121",9,2,"pre","http://www.sandervandecruys.be/onlineExp/mooneyTD/img/tt/676tt.jpg","",2261]["121",0,2,"post","http://www.sandervandecruys.be/onlineExp/mooneyTD/img/tt/738tt.jpg","paprika",9154]["121",1,2,"post","http://www.sandervandecruys.be/onlineExp/mooneyTD/img/tt/127tt.jpg","",3786]["121",2,2,"post","http://www.sandervandecruys.be/onlineExp/mooneyTD/img/tt/853tt.jpg","fluit",1788]["121",3,2,"post","http://www.sandervandecruys.be/onlineExp/mooneyTD/img/tt/823tt.jpg","koala",2755]["121",4,2,"post","http://www.sandervandecruys.be/onlineExp/mooneyTD/img/tt/025tt.jpg","konijn",2594]["121",5,2,"post","http://www.sandervandecruys.be/onlineExp/mooneyTD/img/tt/576tt.jpg","trompet",3926]["121",6,2,"post","http://www.sandervandecruys.be/onlineExp/mooneyTD/img/tt/873tt.jpg","olifant",3733]["121",7,2,"post","http://www.sandervandecruys.be/onlineExp/mooneyTD/img/tt/560tt.jpg","kikker",2852]["121",8,2,"post","http://www.sandervandecruys.be/onlineExp/mooneyTD/img/tt/676tt.jpg","huis",1795]["121",9,2,"post","http://www.sandervandecruys.be/onlineExp/mooneyTD/img/tt/018tt.jpg","bloem",1583]["121",0,3,"pre","http://www.sandervandecruys.be/onlineExp/mooneyTD/img/tt/007tt.jpg","",1642]["121",1,3,"pre","http://www.sandervandecruys.be/onlineExp/mooneyTD/img/tt/623tt.jpg","",3160]["121",2,3,"pre","http://www.sandervandecruys.be/onlineExp/mooneyTD/img/tt/404tt.jpg","bloem",1947]["121",3,3,"pre","http://www.sandervandecruys.be/onlineExp/mooneyTD/img/tt/573tt.jpg","trein",3030]["121",4,3,"pre","http://www.sandervandecruys.be/onlineExp/mooneyTD/img/tt/721tt.jpg","biefstuk",3706]["121",5,3,"pre","http://www.sandervandecruys.be/onlineExp/mooneyTD/img/tt/400tt.jpg","pen",2292]["121",6,3,"pre","http://www.sandervandecruys.be/onlineExp/mooneyTD/img/tt/005tt.jpg","hoed",1433]["121",7,3,"pre","http://www.sandervandecruys.be/onlineExp/mooneyTD/img/tt/745tt.jpg","naaimachine",4129]["121",8,3,"pre","http://www.sandervandecruys.be/onlineExp/mooneyTD/img/tt/003tt.jpg","kikker",2372]["121",9,3,"pre","http://www.sandervandecruys.be/onlineExp/mooneyTD/img/tt/013tt.jpg","jaguar",2770]["121",0,3,"post","http://www.sandervandecruys.be/onlineExp/mooneyTD/img/tt/745tt.jpg","piano",4185]["121",1,3,"post","http://www.sandervandecruys.be/onlineExp/mooneyTD/img/tt/003tt.jpg","slang",1799]["121",2,3,"post","http://www.sandervandecruys.be/onlineExp/mooneyTD/img/tt/623tt.jpg","olifant",2224]["121",3,3,"post","http://www.sandervandecruys.be/onlineExp/mooneyTD/img/tt/005tt.jpg","toilet",3856]["121",4,3,"post","http://www.sandervandecruys.be/onlineExp/mooneyTD/img/tt/404tt.jpg","bloem",3389]["121",5,3,"post","http://www.sandervandecruys.be/onlineExp/mooneyTD/img/tt/007tt.jpg","piano",2790]["121",6,3,"post","http://www.sandervandecruys.be/onlineExp/mooneyTD/img/tt/013tt.jpg","jaguar",2995]["121",7,3,"post","http://www.sandervandecruys.be/onlineExp/mooneyTD/img/tt/573tt.jpg","trein",1432]["121",8,3,"post","http://www.sandervandecruys.be/onlineExp/mooneyTD/img/tt/721tt.jpg","citroen",2692]["121",9,3,"post","http://www.sandervandecruys.be/onlineExp/mooneyTD/img/tt/400tt.jpg","tang",17170]["121",0,4,"pre","http://www.sandervandecruys.be/onlineExp/mooneyTD/img/tt/728tt.jpg","slang",8325]["121",1,4,"pre","http://www.sandervandecruys.be/onlineExp/mooneyTD/img/tt/643tt.jpg","koffer",4522]["121",2,4,"pre","http://www.sandervandecruys.be/onlineExp/mooneyTD/img/tt/859tt.jpg","",1559]["121",3,4,"pre","http://www.sandervandecruys.be/onlineExp/mooneyTD/img/tt/792tt.jpg","ananas",4176]["121",4,4,"pre","http://www.sandervandecruys.be/onlineExp/mooneyTD/img/tt/871tt.jpg","boer",2031]["121",5,4,"pre","http://www.sandervandecruys.be/onlineExp/mooneyTD/img/tt/030tt.jpg","citroen",2837]["121",6,4,"pre","http://www.sandervandecruys.be/onlineExp/mooneyTD/img/tt/874tt.jpg","tol",4462]["121",7,4,"pre","http://www.sandervandecruys.be/onlineExp/mooneyTD/img/tt/593tt.jpg","",732]["121",8,4,"pre","http://www.sandervandecruys.be/onlineExp/mooneyTD/img/tt/595tt.jpg","orka",3764]["121",9,4,"pre","http://www.sandervandecruys.be/onlineExp/mooneyTD/img/tt/655tt.jpg","ezel",3334]["121",0,4,"post","http://www.sandervandecruys.be/onlineExp/mooneyTD/img/tt/655tt.jpg","ezel",2286]["121",1,4,"post","http://www.sandervandecruys.be/onlineExp/mooneyTD/img/tt/792tt.jpg","ananas",1727]["121",2,4,"post","http://www.sandervandecruys.be/onlineExp/mooneyTD/img/tt/871tt.jpg","boer",1377]["121",3,4,"post","http://www.sandervandecruys.be/onlineExp/mooneyTD/img/tt/859tt.jpg","kangoeroe",2966]["121",4,4,"post","http://www.sandervandecruys.be/onlineExp/mooneyTD/img/tt/595tt.jpg","orka",1684]["121",5,4,"post","http://www.sandervandecruys.be/onlineExp/mooneyTD/img/tt/030tt.jpg","citroen",3065]["121",6,4,"post","http://www.sandervandecruys.be/onlineExp/mooneyTD/img/tt/643tt.jpg","tas",1182]["121",7,4,"post","http://www.sandervandecruys.be/onlineExp/mooneyTD/img/tt/874tt.jpg","vuur",1683]["121",8,4,"post","http://www.sandervandecruys.be/onlineExp/mooneyTD/img/tt/593tt.jpg","zwerver",4767]["121",9,4,"post","http://www.sandervandecruys.be/onlineExp/mooneyTD/img/tt/728tt.jpg","uil",2194]["121",0,5,"pre","http://www.sandervandecruys.be/onlineExp/mooneyTD/img/tt/609tt.jpg","jaguar",2429]["121",1,5,"pre","http://www.sandervandecruys.be/onlineExp/mooneyTD/img/tt/683tt.jpg","koala",2131]["121",2,5,"pre","http://www.sandervandecruys.be/onlineExp/mooneyTD/img/tt/062tt.jpg","hond",2199]["121",3,5,"pre","http://www.sandervandecruys.be/onlineExp/mooneyTD/img/tt/691tt.jpg","jaguar",4592]["121",4,5,"pre","http://www.sandervandecruys.be/onlineExp/mooneyTD/img/tt/872tt.jpg","",1253]["121",5,5,"pre","http://www.sandervandecruys.be/onlineExp/mooneyTD/img/tt/006tt.jpg","spinnenwed",4863]["121",6,5,"pre","http://www.sandervandecruys.be/onlineExp/mooneyTD/img/tt/608tt.jpg","pianist",4295]["121",7,5,"pre","http://www.sandervandecruys.be/onlineExp/mooneyTD/img/tt/558tt.jpg","kikker",1995]["121",8,5,"pre","http://www.sandervandecruys.be/onlineExp/mooneyTD/img/tt/148tt.jpg","kikker",1911]["121",9,5,"pre","http://www.sandervandecruys.be/onlineExp/mooneyTD/img/tt/812tt.jpg","",464]["121",0,5,"post","http://www.sandervandecruys.be/onlineExp/mooneyTD/img/tt/872tt.jpg","vlinder",3420]["121",1,5,"post","http://www.sandervandecruys.be/onlineExp/mooneyTD/img/tt/812tt.jpg","kever",6264]["121",2,5,"post","http://www.sandervandecruys.be/onlineExp/mooneyTD/img/tt/609tt.jpg","jaguar",1656]["121",3,5,"post","http://www.sandervandecruys.be/onlineExp/mooneyTD/img/tt/691tt.jpg","laauw",2228]["121",4,5,"post","http://www.sandervandecruys.be/onlineExp/mooneyTD/img/tt/006tt.jpg","kwal",2275]["121",5,5,"post","http://www.sandervandecruys.be/onlineExp/mooneyTD/img/tt/683tt.jpg","koala",1344]["121",6,5,"post","http://www.sandervandecruys.be/onlineExp/mooneyTD/img/tt/608tt.jpg","mens",5644]["121",7,5,"post","http://www.sandervandecruys.be/onlineExp/mooneyTD/img/tt/148tt.jpg","kikker",1861]["121",8,5,"post","http://www.sandervandecruys.be/onlineExp/mooneyTD/img/tt/558tt.jpg","kikker",1047]["121",9,5,"post","http://www.sandervandecruys.be/onlineExp/mooneyTD/img/tt/062tt.jpg","hond",2296]</text:p>
          </table:table-cell>
          <table:table-cell table:number-columns-repeated="253"/>
        </table:table-row>
        <table:table-row table:style-name="ro1">
          <table:table-cell office:value-type="date" office:date-value="2016-03-03T11:30:54" calcext:value-type="date">
            <text:p>3/3/2016 11:30: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"14",0,0,"pre","http://www.sandervandecruys.be/onlineExp/mooneyTD/img/tt/400tt.jpg","heks",13711]["14",1,0,"pre","http://www.sandervandecruys.be/onlineExp/mooneyTD/img/tt/595tt.jpg","wolf",4029]["14",2,0,"pre","http://www.sandervandecruys.be/onlineExp/mooneyTD/img/tt/812tt.jpg","",6163]["14",3,0,"pre","http://www.sandervandecruys.be/onlineExp/mooneyTD/img/tt/062tt.jpg","kat",2383]["14",4,0,"pre","http://www.sandervandecruys.be/onlineExp/mooneyTD/img/tt/608tt.jpg","",12522]["14",5,0,"pre","http://www.sandervandecruys.be/onlineExp/mooneyTD/img/tt/148tt.jpg","koe",3577]["14",6,0,"pre","http://www.sandervandecruys.be/onlineExp/mooneyTD/img/tt/874tt.jpg","piraat",6259]["14",7,0,"pre","http://www.sandervandecruys.be/onlineExp/mooneyTD/img/tt/655tt.jpg","doodshoofd",9920]["14",8,0,"pre","http://www.sandervandecruys.be/onlineExp/mooneyTD/img/tt/729tt.jpg","leeuw",3870]["14",9,0,"pre","http://www.sandervandecruys.be/onlineExp/mooneyTD/img/tt/562tt.jpg","",4910]["14",0,0,"post","http://www.sandervandecruys.be/onlineExp/mooneyTD/img/tt/608tt.jpg","",7365]["14",1,0,"post","http://www.sandervandecruys.be/onlineExp/mooneyTD/img/tt/595tt.jpg","walvis",5776]["14",2,0,"post","http://www.sandervandecruys.be/onlineExp/mooneyTD/img/tt/655tt.jpg","koeien",3152]["14",3,0,"post","http://www.sandervandecruys.be/onlineExp/mooneyTD/img/tt/562tt.jpg","broodrooster",3822]["14",4,0,"post","http://www.sandervandecruys.be/onlineExp/mooneyTD/img/tt/874tt.jpg","",4686]["14",5,0,"post","http://www.sandervandecruys.be/onlineExp/mooneyTD/img/tt/062tt.jpg","kever",9156]["14",6,0,"post","http://www.sandervandecruys.be/onlineExp/mooneyTD/img/tt/729tt.jpg","uilen",2716]["14",7,0,"post","http://www.sandervandecruys.be/onlineExp/mooneyTD/img/tt/812tt.jpg","kever",2150]["14",8,0,"post","http://www.sandervandecruys.be/onlineExp/mooneyTD/img/tt/400tt.jpg","notenkraker",5236]["14",9,0,"post","http://www.sandervandecruys.be/onlineExp/mooneyTD/img/tt/148tt.jpg","kikker",1864]["14",0,1,"pre","http://www.sandervandecruys.be/onlineExp/mooneyTD/img/tt/691tt.jpg","koeien",8608]["14",1,1,"pre","http://www.sandervandecruys.be/onlineExp/mooneyTD/img/tt/683tt.jpg","",6619]["14",2,1,"pre","http://www.sandervandecruys.be/onlineExp/mooneyTD/img/tt/853tt.jpg","zwaard",5621]["14",3,1,"pre","http://www.sandervandecruys.be/onlineExp/mooneyTD/img/tt/558tt.jpg","leeuw",2480]["14",4,1,"pre","http://www.sandervandecruys.be/onlineExp/mooneyTD/img/tt/127tt.jpg","zitbank",9934]["14",5,1,"pre","http://www.sandervandecruys.be/onlineExp/mooneyTD/img/tt/018tt.jpg","roos",1914]["14",6,1,"pre","http://www.sandervandecruys.be/onlineExp/mooneyTD/img/tt/184tt.jpg","vorken",2568]["14",7,1,"pre","http://www.sandervandecruys.be/onlineExp/mooneyTD/img/tt/404tt.jpg","vlinder",3271]["14",8,1,"pre","http://www.sandervandecruys.be/onlineExp/mooneyTD/img/tt/533tt.jpg","vlinder",4393]["14",9,1,"pre","http://www.sandervandecruys.be/onlineExp/mooneyTD/img/tt/593tt.jpg","",11672]["14",0,1,"post","http://www.sandervandecruys.be/onlineExp/mooneyTD/img/tt/184tt.jpg","vorken",8584]["14",1,1,"post","http://www.sandervandecruys.be/onlineExp/mooneyTD/img/tt/127tt.jpg","huisje",5316]["14",2,1,"post","http://www.sandervandecruys.be/onlineExp/mooneyTD/img/tt/593tt.jpg","oude arme mevrouw ",8368]["14",3,1,"post","http://www.sandervandecruys.be/onlineExp/mooneyTD/img/tt/691tt.jpg","panter",1985]["14",4,1,"post","http://www.sandervandecruys.be/onlineExp/mooneyTD/img/tt/683tt.jpg","koala",2001]["14",5,1,"post","http://www.sandervandecruys.be/onlineExp/mooneyTD/img/tt/404tt.jpg","lotusbloem",4108]["14",6,1,"post","http://www.sandervandecruys.be/onlineExp/mooneyTD/img/tt/533tt.jpg","vlinder",1880]["14",7,1,"post","http://www.sandervandecruys.be/onlineExp/mooneyTD/img/tt/018tt.jpg","roos",1238]["14",8,1,"post","http://www.sandervandecruys.be/onlineExp/mooneyTD/img/tt/853tt.jpg","fluitje",1654]["14",9,1,"post","http://www.sandervandecruys.be/onlineExp/mooneyTD/img/tt/558tt.jpg","huisje",7164]["14",0,2,"pre","http://www.sandervandecruys.be/onlineExp/mooneyTD/img/tt/738tt.jpg","eenden",5490]["14",1,2,"pre","http://www.sandervandecruys.be/onlineExp/mooneyTD/img/tt/039tt.jpg","bloem",2028]["14",2,2,"pre","http://www.sandervandecruys.be/onlineExp/mooneyTD/img/tt/864tt.jpg","",1150]["14",3,2,"pre","http://www.sandervandecruys.be/onlineExp/mooneyTD/img/tt/643tt.jpg","handtas",3321]["14",4,2,"pre","http://www.sandervandecruys.be/onlineExp/mooneyTD/img/tt/003tt.jpg","lelie",6541]["14",5,2,"pre","http://www.sandervandecruys.be/onlineExp/mooneyTD/img/tt/559tt.jpg","tuiger",3809]["14",6,2,"pre","http://www.sandervandecruys.be/onlineExp/mooneyTD/img/tt/007tt.jpg","",4400]["14",7,2,"pre","http://www.sandervandecruys.be/onlineExp/mooneyTD/img/tt/556tt.jpg","parkingplaats",13150]["14",8,2,"pre","http://www.sandervandecruys.be/onlineExp/mooneyTD/img/tt/745tt.jpg","achteruitkijkspiegel",12299]["14",9,2,"pre","http://www.sandervandecruys.be/onlineExp/mooneyTD/img/tt/573tt.jpg","trein",1923]["14",0,2,"post","http://www.sandervandecruys.be/onlineExp/mooneyTD/img/tt/559tt.jpg","slang",9674]["14",1,2,"post","http://www.sandervandecruys.be/onlineExp/mooneyTD/img/tt/738tt.jpg","paprika die is doorgesneden",8673]["14",2,2,"post","http://www.sandervandecruys.be/onlineExp/mooneyTD/img/tt/556tt.jpg","horloge",3966]["14",3,2,"post","http://www.sandervandecruys.be/onlineExp/mooneyTD/img/tt/003tt.jpg","slang",1505]["14",4,2,"post","http://www.sandervandecruys.be/onlineExp/mooneyTD/img/tt/643tt.jpg","boekentas",2230]["14",5,2,"post","http://www.sandervandecruys.be/onlineExp/mooneyTD/img/tt/573tt.jpg","trein",1123]["14",6,2,"post","http://www.sandervandecruys.be/onlineExp/mooneyTD/img/tt/864tt.jpg","parasol",2631]["14",7,2,"post","http://www.sandervandecruys.be/onlineExp/mooneyTD/img/tt/039tt.jpg","bloem",3157]["14",8,2,"post","http://www.sandervandecruys.be/onlineExp/mooneyTD/img/tt/007tt.jpg","piano langs boven",12727]["14",9,2,"post","http://www.sandervandecruys.be/onlineExp/mooneyTD/img/tt/745tt.jpg","piano langs opzij ",4202]["14",0,3,"pre","http://www.sandervandecruys.be/onlineExp/mooneyTD/img/tt/045tt.jpg","slang",2836]["14",1,3,"pre","http://www.sandervandecruys.be/onlineExp/mooneyTD/img/tt/021tt.jpg","vijver",4409]["14",2,3,"pre","http://www.sandervandecruys.be/onlineExp/mooneyTD/img/tt/292tt.jpg","bloem",2105]["14",3,3,"pre","http://www.sandervandecruys.be/onlineExp/mooneyTD/img/tt/025tt.jpg","rots",3309]["14",4,3,"pre","http://www.sandervandecruys.be/onlineExp/mooneyTD/img/tt/017tt.jpg","bloemen",7355]["14",5,3,"pre","http://www.sandervandecruys.be/onlineExp/mooneyTD/img/tt/005tt.jpg","wc",2954]["14",6,3,"pre","http://www.sandervandecruys.be/onlineExp/mooneyTD/img/tt/006tt.jpg","spinnenweb",12402]["14",7,3,"pre","http://www.sandervandecruys.be/onlineExp/mooneyTD/img/tt/872tt.jpg","vlinder",2718]["14",8,3,"pre","http://www.sandervandecruys.be/onlineExp/mooneyTD/img/tt/792tt.jpg","moeras",3758]["14",9,3,"pre","http://www.sandervandecruys.be/onlineExp/mooneyTD/img/tt/871tt.jpg","groentenveld",11721]["14",0,3,"post","http://www.sandervandecruys.be/onlineExp/mooneyTD/img/tt/021tt.jpg","poes",2148]["14",1,3,"post","http://www.sandervandecruys.be/onlineExp/mooneyTD/img/tt/025tt.jpg","salamander",6805]["14",2,3,"post","http://www.sandervandecruys.be/onlineExp/mooneyTD/img/tt/005tt.jpg","wc",1016]["14",3,3,"post","http://www.sandervandecruys.be/onlineExp/mooneyTD/img/tt/871tt.jpg","man op zin veld",7161]["14",4,3,"post","http://www.sandervandecruys.be/onlineExp/mooneyTD/img/tt/292tt.jpg","salamander",4957]["14",5,3,"post","http://www.sandervandecruys.be/onlineExp/mooneyTD/img/tt/045tt.jpg","salamander",2435]["14",6,3,"post","http://www.sandervandecruys.be/onlineExp/mooneyTD/img/tt/017tt.jpg","ananassen",7106]["14",7,3,"post","http://www.sandervandecruys.be/onlineExp/mooneyTD/img/tt/006tt.jpg","kwal",5045]["14",8,3,"post","http://www.sandervandecruys.be/onlineExp/mooneyTD/img/tt/872tt.jpg","vlinder",2890]["14",9,3,"post","http://www.sandervandecruys.be/onlineExp/mooneyTD/img/tt/792tt.jpg","ananas in het veld",8483]["14",0,4,"pre","http://www.sandervandecruys.be/onlineExp/mooneyTD/img/tt/859tt.jpg","sprinkhaan",3076]["14",1,4,"pre","http://www.sandervandecruys.be/onlineExp/mooneyTD/img/tt/823tt.jpg","vijver",12460]["14",2,4,"pre","http://www.sandervandecruys.be/onlineExp/mooneyTD/img/tt/030tt.jpg","doorgesneden groenten",12495]["14",3,4,"pre","http://www.sandervandecruys.be/onlineExp/mooneyTD/img/tt/013tt.jpg","panter",8993]["14",4,4,"pre","http://www.sandervandecruys.be/onlineExp/mooneyTD/img/tt/576tt.jpg","man die wijst ",11396]["14",5,4,"pre","http://www.sandervandecruys.be/onlineExp/mooneyTD/img/tt/273tt.jpg","tijger",5130]["14",6,4,"pre","http://www.sandervandecruys.be/onlineExp/mooneyTD/img/tt/873tt.jpg","olifant",2466]["14",7,4,"pre","http://www.sandervandecruys.be/onlineExp/mooneyTD/img/tt/609tt.jpg","",2215]["14",8,4,"pre","http://www.sandervandecruys.be/onlineExp/mooneyTD/img/tt/721tt.jpg","doorgesneden appelsien",6480]["14",9,4,"pre","http://www.sandervandecruys.be/onlineExp/mooneyTD/img/tt/728tt.jpg","uil",3426]["14",0,4,"post","http://www.sandervandecruys.be/onlineExp/mooneyTD/img/tt/823tt.jpg","koala",2314]["14",1,4,"post","http://www.sandervandecruys.be/onlineExp/mooneyTD/img/tt/030tt.jpg","doorgesneden appelsien",4739]["14",2,4,"post","http://www.sandervandecruys.be/onlineExp/mooneyTD/img/tt/721tt.jpg","doorgesneden appelsien",5711]["14",3,4,"post","http://www.sandervandecruys.be/onlineExp/mooneyTD/img/tt/859tt.jpg","kangeroe",3658]["14",4,4,"post","http://www.sandervandecruys.be/onlineExp/mooneyTD/img/tt/576tt.jpg","trompet",6437]["14",5,4,"post","http://www.sandervandecruys.be/onlineExp/mooneyTD/img/tt/609tt.jpg","tijger",6200]["14",6,4,"post","http://www.sandervandecruys.be/onlineExp/mooneyTD/img/tt/728tt.jpg","uil",1157]["14",7,4,"post","http://www.sandervandecruys.be/onlineExp/mooneyTD/img/tt/873tt.jpg","olifant",1281]["14",8,4,"post","http://www.sandervandecruys.be/onlineExp/mooneyTD/img/tt/013tt.jpg","tijger",3279]["14",9,4,"post","http://www.sandervandecruys.be/onlineExp/mooneyTD/img/tt/273tt.jpg","tijger",1631]["14",0,5,"pre","http://www.sandervandecruys.be/onlineExp/mooneyTD/img/tt/560tt.jpg","ei",2819]["14",1,5,"pre","http://www.sandervandecruys.be/onlineExp/mooneyTD/img/tt/429tt.jpg","vliinder",3097]["14",2,5,"pre","http://www.sandervandecruys.be/onlineExp/mooneyTD/img/tt/676tt.jpg","mensen aan een hek ",4838]["14",3,5,"pre","http://www.sandervandecruys.be/onlineExp/mooneyTD/img/tt/192tt.jpg","",1711]["14",4,5,"pre","http://www.sandervandecruys.be/onlineExp/mooneyTD/img/tt/623tt.jpg","man die loopt met een varken",4921]["14",5,5,"pre","http://www.sandervandecruys.be/onlineExp/mooneyTD/img/tt/661tt.jpg","pauw",1869]["14",6,5,"pre","http://www.sandervandecruys.be/onlineExp/mooneyTD/img/tt/015tt.jpg","leeuw",1458]["14",7,5,"pre","http://www.sandervandecruys.be/onlineExp/mooneyTD/img/tt/001tt.jpg","bromfiets",3094]["14",8,5,"pre","http://www.sandervandecruys.be/onlineExp/mooneyTD/img/tt/863tt.jpg","harp",2211]["14",9,5,"pre","http://www.sandervandecruys.be/onlineExp/mooneyTD/img/tt/858tt.jpg","man",1497]["14",0,5,"post","http://www.sandervandecruys.be/onlineExp/mooneyTD/img/tt/001tt.jpg","bromfiets",2826]["14",1,5,"post","http://www.sandervandecruys.be/onlineExp/mooneyTD/img/tt/623tt.jpg","olifant",2112]["14",2,5,"post","http://www.sandervandecruys.be/onlineExp/mooneyTD/img/tt/192tt.jpg","poes",2772]["14",3,5,"post","http://www.sandervandecruys.be/onlineExp/mooneyTD/img/tt/676tt.jpg","huisje",2120]["14",4,5,"post","http://www.sandervandecruys.be/onlineExp/mooneyTD/img/tt/015tt.jpg","leeuw",1850]["14",5,5,"post","http://www.sandervandecruys.be/onlineExp/mooneyTD/img/tt/661tt.jpg","pauw",4073]["14",6,5,"post","http://www.sandervandecruys.be/onlineExp/mooneyTD/img/tt/560tt.jpg","",6239]["14",7,5,"post","http://www.sandervandecruys.be/onlineExp/mooneyTD/img/tt/863tt.jpg","",3708]["14",8,5,"post","http://www.sandervandecruys.be/onlineExp/mooneyTD/img/tt/429tt.jpg","slang",9929]["14",9,5,"post","http://www.sandervandecruys.be/onlineExp/mooneyTD/img/tt/858tt.jpg","man",4517]</text:p>
          </table:table-cell>
          <table:table-cell table:number-columns-repeated="253"/>
        </table:table-row>
        <table:table-row table:style-name="ro1">
          <table:table-cell office:value-type="date" office:date-value="2016-03-03T14:06:02" calcext:value-type="date">
            <text:p>3/3/2016 14:06: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"13",0,0,"pre","http://www.sandervandecruys.be/onlineExp/mooneyTD/img/tt/874tt.jpg","",3332]["13",1,0,"pre","http://www.sandervandecruys.be/onlineExp/mooneyTD/img/tt/859tt.jpg","zee",5612]["13",2,0,"pre","http://www.sandervandecruys.be/onlineExp/mooneyTD/img/tt/429tt.jpg","",2254]["13",3,0,"pre","http://www.sandervandecruys.be/onlineExp/mooneyTD/img/tt/738tt.jpg","hand",4219]["13",4,0,"pre","http://www.sandervandecruys.be/onlineExp/mooneyTD/img/tt/292tt.jpg","gezicht",5295]["13",5,0,"pre","http://www.sandervandecruys.be/onlineExp/mooneyTD/img/tt/018tt.jpg","roos",3325]["13",6,0,"pre","http://www.sandervandecruys.be/onlineExp/mooneyTD/img/tt/030tt.jpg","sinaasappels",6079]["13",7,0,"pre","http://www.sandervandecruys.be/onlineExp/mooneyTD/img/tt/400tt.jpg","nijptang",5424]["13",8,0,"pre","http://www.sandervandecruys.be/onlineExp/mooneyTD/img/tt/745tt.jpg","nietmachine",6531]["13",9,0,"pre","http://www.sandervandecruys.be/onlineExp/mooneyTD/img/tt/127tt.jpg","auto",5032]["13",0,0,"post","http://www.sandervandecruys.be/onlineExp/mooneyTD/img/tt/400tt.jpg","nijptang",4869]["13",1,0,"post","http://www.sandervandecruys.be/onlineExp/mooneyTD/img/tt/745tt.jpg","piano",3776]["13",2,0,"post","http://www.sandervandecruys.be/onlineExp/mooneyTD/img/tt/018tt.jpg","roos",2094]["13",3,0,"post","http://www.sandervandecruys.be/onlineExp/mooneyTD/img/tt/738tt.jpg","paprika",3378]["13",4,0,"post","http://www.sandervandecruys.be/onlineExp/mooneyTD/img/tt/874tt.jpg","gaspit",4871]["13",5,0,"post","http://www.sandervandecruys.be/onlineExp/mooneyTD/img/tt/859tt.jpg","veld",3648]["13",6,0,"post","http://www.sandervandecruys.be/onlineExp/mooneyTD/img/tt/127tt.jpg","huisje",3484]["13",7,0,"post","http://www.sandervandecruys.be/onlineExp/mooneyTD/img/tt/292tt.jpg","kat",4532]["13",8,0,"post","http://www.sandervandecruys.be/onlineExp/mooneyTD/img/tt/030tt.jpg","sinaasappels",3732]["13",9,0,"post","http://www.sandervandecruys.be/onlineExp/mooneyTD/img/tt/429tt.jpg","slang",4530]["13",0,1,"pre","http://www.sandervandecruys.be/onlineExp/mooneyTD/img/tt/609tt.jpg","",2145]["13",1,1,"pre","http://www.sandervandecruys.be/onlineExp/mooneyTD/img/tt/593tt.jpg","",695]["13",2,1,"pre","http://www.sandervandecruys.be/onlineExp/mooneyTD/img/tt/608tt.jpg","boot",3110]["13",3,1,"pre","http://www.sandervandecruys.be/onlineExp/mooneyTD/img/tt/013tt.jpg","vlinder",4115]["13",4,1,"pre","http://www.sandervandecruys.be/onlineExp/mooneyTD/img/tt/871tt.jpg","akker",3066]["13",5,1,"pre","http://www.sandervandecruys.be/onlineExp/mooneyTD/img/tt/184tt.jpg","vogel",3671]["13",6,1,"pre","http://www.sandervandecruys.be/onlineExp/mooneyTD/img/tt/404tt.jpg","kat",3762]["13",7,1,"pre","http://www.sandervandecruys.be/onlineExp/mooneyTD/img/tt/006tt.jpg","",2960]["13",8,1,"pre","http://www.sandervandecruys.be/onlineExp/mooneyTD/img/tt/864tt.jpg","",1082]["13",9,1,"pre","http://www.sandervandecruys.be/onlineExp/mooneyTD/img/tt/728tt.jpg","",868]["13",0,1,"post","http://www.sandervandecruys.be/onlineExp/mooneyTD/img/tt/593tt.jpg","",1798]["13",1,1,"post","http://www.sandervandecruys.be/onlineExp/mooneyTD/img/tt/871tt.jpg","man en akker",6242]["13",2,1,"post","http://www.sandervandecruys.be/onlineExp/mooneyTD/img/tt/609tt.jpg","luipaard",3903]["13",3,1,"post","http://www.sandervandecruys.be/onlineExp/mooneyTD/img/tt/404tt.jpg","bloem",2369]["13",4,1,"post","http://www.sandervandecruys.be/onlineExp/mooneyTD/img/tt/864tt.jpg","parasol",3435]["13",5,1,"post","http://www.sandervandecruys.be/onlineExp/mooneyTD/img/tt/728tt.jpg","uil",3409]["13",6,1,"post","http://www.sandervandecruys.be/onlineExp/mooneyTD/img/tt/006tt.jpg","kwal",3126]["13",7,1,"post","http://www.sandervandecruys.be/onlineExp/mooneyTD/img/tt/184tt.jpg","vorken",2243]["13",8,1,"post","http://www.sandervandecruys.be/onlineExp/mooneyTD/img/tt/013tt.jpg","luipaard",2922]["13",9,1,"post","http://www.sandervandecruys.be/onlineExp/mooneyTD/img/tt/608tt.jpg","boot",2963]["13",0,2,"pre","http://www.sandervandecruys.be/onlineExp/mooneyTD/img/tt/021tt.jpg","kat",3357]["13",1,2,"pre","http://www.sandervandecruys.be/onlineExp/mooneyTD/img/tt/017tt.jpg","",1201]["13",2,2,"pre","http://www.sandervandecruys.be/onlineExp/mooneyTD/img/tt/676tt.jpg","",972]["13",3,2,"pre","http://www.sandervandecruys.be/onlineExp/mooneyTD/img/tt/691tt.jpg","",1267]["13",4,2,"pre","http://www.sandervandecruys.be/onlineExp/mooneyTD/img/tt/025tt.jpg","konijn",3649]["13",5,2,"pre","http://www.sandervandecruys.be/onlineExp/mooneyTD/img/tt/573tt.jpg","trein",3996]["13",6,2,"pre","http://www.sandervandecruys.be/onlineExp/mooneyTD/img/tt/655tt.jpg","dieren",3841]["13",7,2,"pre","http://www.sandervandecruys.be/onlineExp/mooneyTD/img/tt/273tt.jpg","",1872]["13",8,2,"pre","http://www.sandervandecruys.be/onlineExp/mooneyTD/img/tt/812tt.jpg","insect",3502]["13",9,2,"pre","http://www.sandervandecruys.be/onlineExp/mooneyTD/img/tt/007tt.jpg","vleugel",3142]["13",0,2,"post","http://www.sandervandecruys.be/onlineExp/mooneyTD/img/tt/025tt.jpg","konijn",2852]["13",1,2,"post","http://www.sandervandecruys.be/onlineExp/mooneyTD/img/tt/017tt.jpg","tijger",3306]["13",2,2,"post","http://www.sandervandecruys.be/onlineExp/mooneyTD/img/tt/273tt.jpg","",2445]["13",3,2,"post","http://www.sandervandecruys.be/onlineExp/mooneyTD/img/tt/021tt.jpg","kat",2264]["13",4,2,"post","http://www.sandervandecruys.be/onlineExp/mooneyTD/img/tt/007tt.jpg","vleugel",2896]["13",5,2,"post","http://www.sandervandecruys.be/onlineExp/mooneyTD/img/tt/655tt.jpg","ezels",2952]["13",6,2,"post","http://www.sandervandecruys.be/onlineExp/mooneyTD/img/tt/573tt.jpg","trein",2545]["13",7,2,"post","http://www.sandervandecruys.be/onlineExp/mooneyTD/img/tt/812tt.jpg","kever",2881]["13",8,2,"post","http://www.sandervandecruys.be/onlineExp/mooneyTD/img/tt/691tt.jpg","",1784]["13",9,2,"post","http://www.sandervandecruys.be/onlineExp/mooneyTD/img/tt/676tt.jpg","huis",3011]["13",0,3,"pre","http://www.sandervandecruys.be/onlineExp/mooneyTD/img/tt/558tt.jpg","kikker",2474]["13",1,3,"pre","http://www.sandervandecruys.be/onlineExp/mooneyTD/img/tt/643tt.jpg","koffer",4535]["13",2,3,"pre","http://www.sandervandecruys.be/onlineExp/mooneyTD/img/tt/721tt.jpg","sinaasappel",4649]["13",3,3,"pre","http://www.sandervandecruys.be/onlineExp/mooneyTD/img/tt/045tt.jpg","aap",2381]["13",4,3,"pre","http://www.sandervandecruys.be/onlineExp/mooneyTD/img/tt/003tt.jpg","vlinder",7016]["13",5,3,"pre","http://www.sandervandecruys.be/onlineExp/mooneyTD/img/tt/015tt.jpg","dier",2874]["13",6,3,"pre","http://www.sandervandecruys.be/onlineExp/mooneyTD/img/tt/560tt.jpg","",2785]["13",7,3,"pre","http://www.sandervandecruys.be/onlineExp/mooneyTD/img/tt/792tt.jpg","ananassen",3350]["13",8,3,"pre","http://www.sandervandecruys.be/onlineExp/mooneyTD/img/tt/533tt.jpg","",762]["13",9,3,"pre","http://www.sandervandecruys.be/onlineExp/mooneyTD/img/tt/823tt.jpg","koala",2651]["13",0,3,"post","http://www.sandervandecruys.be/onlineExp/mooneyTD/img/tt/045tt.jpg","leguaan",4685]["13",1,3,"post","http://www.sandervandecruys.be/onlineExp/mooneyTD/img/tt/721tt.jpg","sinaasappel",3795]["13",2,3,"post","http://www.sandervandecruys.be/onlineExp/mooneyTD/img/tt/015tt.jpg","leeuw",3074]["13",3,3,"post","http://www.sandervandecruys.be/onlineExp/mooneyTD/img/tt/003tt.jpg","slang",3406]["13",4,3,"post","http://www.sandervandecruys.be/onlineExp/mooneyTD/img/tt/823tt.jpg","koala",2083]["13",5,3,"post","http://www.sandervandecruys.be/onlineExp/mooneyTD/img/tt/643tt.jpg","koffer",2310]["13",6,3,"post","http://www.sandervandecruys.be/onlineExp/mooneyTD/img/tt/792tt.jpg","ananassen",2943]["13",7,3,"post","http://www.sandervandecruys.be/onlineExp/mooneyTD/img/tt/558tt.jpg","kikker",2008]["13",8,3,"post","http://www.sandervandecruys.be/onlineExp/mooneyTD/img/tt/533tt.jpg","vlinder",2682]["13",9,3,"post","http://www.sandervandecruys.be/onlineExp/mooneyTD/img/tt/560tt.jpg","paddestoel en kikker",4972]["13",0,4,"pre","http://www.sandervandecruys.be/onlineExp/mooneyTD/img/tt/559tt.jpg","kikker",3759]["13",1,4,"pre","http://www.sandervandecruys.be/onlineExp/mooneyTD/img/tt/595tt.jpg","walvis",4812]["13",2,4,"pre","http://www.sandervandecruys.be/onlineExp/mooneyTD/img/tt/872tt.jpg","vlinder",3333]["13",3,4,"pre","http://www.sandervandecruys.be/onlineExp/mooneyTD/img/tt/873tt.jpg","olifant",3400]["13",4,4,"pre","http://www.sandervandecruys.be/onlineExp/mooneyTD/img/tt/039tt.jpg","bloem",2750]["13",5,4,"pre","http://www.sandervandecruys.be/onlineExp/mooneyTD/img/tt/863tt.jpg","piano",6225]["13",6,4,"pre","http://www.sandervandecruys.be/onlineExp/mooneyTD/img/tt/005tt.jpg","toilet",4639]["13",7,4,"pre","http://www.sandervandecruys.be/onlineExp/mooneyTD/img/tt/062tt.jpg","varken",3411]["13",8,4,"pre","http://www.sandervandecruys.be/onlineExp/mooneyTD/img/tt/623tt.jpg","",1481]["13",9,4,"pre","http://www.sandervandecruys.be/onlineExp/mooneyTD/img/tt/562tt.jpg","keukengerei",5436]["13",0,4,"post","http://www.sandervandecruys.be/onlineExp/mooneyTD/img/tt/005tt.jpg","toilet",4066]["13",1,4,"post","http://www.sandervandecruys.be/onlineExp/mooneyTD/img/tt/872tt.jpg","vlinder",3497]["13",2,4,"post","http://www.sandervandecruys.be/onlineExp/mooneyTD/img/tt/062tt.jpg","hond",3487]["13",3,4,"post","http://www.sandervandecruys.be/onlineExp/mooneyTD/img/tt/863tt.jpg","stoel",2551]["13",4,4,"post","http://www.sandervandecruys.be/onlineExp/mooneyTD/img/tt/595tt.jpg","walvis",5159]["13",5,4,"post","http://www.sandervandecruys.be/onlineExp/mooneyTD/img/tt/559tt.jpg","kikker",3097]["13",6,4,"post","http://www.sandervandecruys.be/onlineExp/mooneyTD/img/tt/562tt.jpg","broodrooster",3174]["13",7,4,"post","http://www.sandervandecruys.be/onlineExp/mooneyTD/img/tt/623tt.jpg","olifantje",4132]["13",8,4,"post","http://www.sandervandecruys.be/onlineExp/mooneyTD/img/tt/039tt.jpg","bloem",3004]["13",9,4,"post","http://www.sandervandecruys.be/onlineExp/mooneyTD/img/tt/873tt.jpg","olifant",3191]["13",0,5,"pre","http://www.sandervandecruys.be/onlineExp/mooneyTD/img/tt/853tt.jpg","",2568]["13",1,5,"pre","http://www.sandervandecruys.be/onlineExp/mooneyTD/img/tt/729tt.jpg","bloem",3480]["13",2,5,"pre","http://www.sandervandecruys.be/onlineExp/mooneyTD/img/tt/148tt.jpg","kikker",2318]["13",3,5,"pre","http://www.sandervandecruys.be/onlineExp/mooneyTD/img/tt/001tt.jpg","motor",3944]["13",4,5,"pre","http://www.sandervandecruys.be/onlineExp/mooneyTD/img/tt/661tt.jpg","",636]["13",5,5,"pre","http://www.sandervandecruys.be/onlineExp/mooneyTD/img/tt/683tt.jpg","koala",2505]["13",6,5,"pre","http://www.sandervandecruys.be/onlineExp/mooneyTD/img/tt/192tt.jpg","",1526]["13",7,5,"pre","http://www.sandervandecruys.be/onlineExp/mooneyTD/img/tt/576tt.jpg","muziekinstrument",11419]["13",8,5,"pre","http://www.sandervandecruys.be/onlineExp/mooneyTD/img/tt/556tt.jpg","",2718]["13",9,5,"pre","http://www.sandervandecruys.be/onlineExp/mooneyTD/img/tt/858tt.jpg","man",2368]["13",0,5,"post","http://www.sandervandecruys.be/onlineExp/mooneyTD/img/tt/853tt.jpg","",718]["13",1,5,"post","http://www.sandervandecruys.be/onlineExp/mooneyTD/img/tt/001tt.jpg","motor",2879]["13",2,5,"post","http://www.sandervandecruys.be/onlineExp/mooneyTD/img/tt/556tt.jpg","",935]["13",3,5,"post","http://www.sandervandecruys.be/onlineExp/mooneyTD/img/tt/576tt.jpg","muziekinstrument",6605]["13",4,5,"post","http://www.sandervandecruys.be/onlineExp/mooneyTD/img/tt/192tt.jpg","kat",2259]["13",5,5,"post","http://www.sandervandecruys.be/onlineExp/mooneyTD/img/tt/683tt.jpg","koala",1771]["13",6,5,"post","http://www.sandervandecruys.be/onlineExp/mooneyTD/img/tt/148tt.jpg","kikker",1494]["13",7,5,"post","http://www.sandervandecruys.be/onlineExp/mooneyTD/img/tt/729tt.jpg","uilen",1722]["13",8,5,"post","http://www.sandervandecruys.be/onlineExp/mooneyTD/img/tt/661tt.jpg","",899]["13",9,5,"post","http://www.sandervandecruys.be/onlineExp/mooneyTD/img/tt/858tt.jpg","skier",2504]</text:p>
          </table:table-cell>
          <table:table-cell table:number-columns-repeated="253"/>
        </table:table-row>
        <table:table-row table:style-name="ro1">
          <table:table-cell office:value-type="date" office:date-value="2016-03-04T13:18:12.999999" calcext:value-type="date">
            <text:p>3/4/2016 13:18: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"6",0,0,"pre","http://www.sandervandecruys.be/onlineExp/mooneyTD/img/tt/192tt.jpg","kraai",8898]["6",1,0,"pre","http://www.sandervandecruys.be/onlineExp/mooneyTD/img/tt/003tt.jpg","",2861]["6",2,0,"pre","http://www.sandervandecruys.be/onlineExp/mooneyTD/img/tt/643tt.jpg","auto",2127]["6",3,0,"pre","http://www.sandervandecruys.be/onlineExp/mooneyTD/img/tt/745tt.jpg","ladder",5679]["6",4,0,"pre","http://www.sandervandecruys.be/onlineExp/mooneyTD/img/tt/030tt.jpg","appelsien",6669]["6",5,0,"pre","http://www.sandervandecruys.be/onlineExp/mooneyTD/img/tt/018tt.jpg","roos",1341]["6",6,0,"pre","http://www.sandervandecruys.be/onlineExp/mooneyTD/img/tt/021tt.jpg","kat",1247]["6",7,0,"pre","http://www.sandervandecruys.be/onlineExp/mooneyTD/img/tt/864tt.jpg","lantaarn",3391]["6",8,0,"pre","http://www.sandervandecruys.be/onlineExp/mooneyTD/img/tt/729tt.jpg","uil",1872]["6",9,0,"pre","http://www.sandervandecruys.be/onlineExp/mooneyTD/img/tt/039tt.jpg","vlinder",1280]["6",0,0,"post","http://www.sandervandecruys.be/onlineExp/mooneyTD/img/tt/864tt.jpg","parasol",4699]["6",1,0,"post","http://www.sandervandecruys.be/onlineExp/mooneyTD/img/tt/039tt.jpg","bloem",1857]["6",2,0,"post","http://www.sandervandecruys.be/onlineExp/mooneyTD/img/tt/729tt.jpg","uilen",4062]["6",3,0,"post","http://www.sandervandecruys.be/onlineExp/mooneyTD/img/tt/643tt.jpg","aktetas",2772]["6",4,0,"post","http://www.sandervandecruys.be/onlineExp/mooneyTD/img/tt/018tt.jpg","roos",3161]["6",5,0,"post","http://www.sandervandecruys.be/onlineExp/mooneyTD/img/tt/030tt.jpg","appelsienen",4264]["6",6,0,"post","http://www.sandervandecruys.be/onlineExp/mooneyTD/img/tt/021tt.jpg","kat",1139]["6",7,0,"post","http://www.sandervandecruys.be/onlineExp/mooneyTD/img/tt/192tt.jpg","kat",1789]["6",8,0,"post","http://www.sandervandecruys.be/onlineExp/mooneyTD/img/tt/003tt.jpg","slang",6489]["6",9,0,"post","http://www.sandervandecruys.be/onlineExp/mooneyTD/img/tt/745tt.jpg","piano",1325]["6",0,1,"pre","http://www.sandervandecruys.be/onlineExp/mooneyTD/img/tt/863tt.jpg","ladder",3127]["6",1,1,"pre","http://www.sandervandecruys.be/onlineExp/mooneyTD/img/tt/404tt.jpg","bloem",1398]["6",2,1,"pre","http://www.sandervandecruys.be/onlineExp/mooneyTD/img/tt/001tt.jpg","fiets",1063]["6",3,1,"pre","http://www.sandervandecruys.be/onlineExp/mooneyTD/img/tt/045tt.jpg","kikker",1199]["6",4,1,"pre","http://www.sandervandecruys.be/onlineExp/mooneyTD/img/tt/859tt.jpg","kangeroo",1644]["6",5,1,"pre","http://www.sandervandecruys.be/onlineExp/mooneyTD/img/tt/872tt.jpg","vlinder",1219]["6",6,1,"pre","http://www.sandervandecruys.be/onlineExp/mooneyTD/img/tt/874tt.jpg","roulette",3392]["6",7,1,"pre","http://www.sandervandecruys.be/onlineExp/mooneyTD/img/tt/792tt.jpg","graan",1700]["6",8,1,"pre","http://www.sandervandecruys.be/onlineExp/mooneyTD/img/tt/025tt.jpg","womf",2685]["6",9,1,"pre","http://www.sandervandecruys.be/onlineExp/mooneyTD/img/tt/562tt.jpg","",1632]["6",0,1,"post","http://www.sandervandecruys.be/onlineExp/mooneyTD/img/tt/863tt.jpg","",7997]["6",1,1,"post","http://www.sandervandecruys.be/onlineExp/mooneyTD/img/tt/874tt.jpg","gasvuur",1464]["6",2,1,"post","http://www.sandervandecruys.be/onlineExp/mooneyTD/img/tt/404tt.jpg","bloem",1563]["6",3,1,"post","http://www.sandervandecruys.be/onlineExp/mooneyTD/img/tt/859tt.jpg","kangeroo",2561]["6",4,1,"post","http://www.sandervandecruys.be/onlineExp/mooneyTD/img/tt/045tt.jpg","reptiel",5936]["6",5,1,"post","http://www.sandervandecruys.be/onlineExp/mooneyTD/img/tt/025tt.jpg","koniijn",1318]["6",6,1,"post","http://www.sandervandecruys.be/onlineExp/mooneyTD/img/tt/792tt.jpg","ananas",2069]["6",7,1,"post","http://www.sandervandecruys.be/onlineExp/mooneyTD/img/tt/001tt.jpg","brommer",1304]["6",8,1,"post","http://www.sandervandecruys.be/onlineExp/mooneyTD/img/tt/872tt.jpg","vlinder",2391]["6",9,1,"post","http://www.sandervandecruys.be/onlineExp/mooneyTD/img/tt/562tt.jpg","broodrooster",2562]["6",0,2,"pre","http://www.sandervandecruys.be/onlineExp/mooneyTD/img/tt/873tt.jpg","olifant",1511]["6",1,2,"pre","http://www.sandervandecruys.be/onlineExp/mooneyTD/img/tt/292tt.jpg","rat",972]["6",2,2,"pre","http://www.sandervandecruys.be/onlineExp/mooneyTD/img/tt/655tt.jpg","ezel",1169]["6",3,2,"pre","http://www.sandervandecruys.be/onlineExp/mooneyTD/img/tt/871tt.jpg","",2671]["6",4,2,"pre","http://www.sandervandecruys.be/onlineExp/mooneyTD/img/tt/853tt.jpg","sleutels",1680]["6",5,2,"pre","http://www.sandervandecruys.be/onlineExp/mooneyTD/img/tt/721tt.jpg","appelsien",2680]["6",6,2,"pre","http://www.sandervandecruys.be/onlineExp/mooneyTD/img/tt/738tt.jpg","paprika",1355]["6",7,2,"pre","http://www.sandervandecruys.be/onlineExp/mooneyTD/img/tt/573tt.jpg","bus",923]["6",8,2,"pre","http://www.sandervandecruys.be/onlineExp/mooneyTD/img/tt/608tt.jpg","bedelaar",2641]["6",9,2,"pre","http://www.sandervandecruys.be/onlineExp/mooneyTD/img/tt/823tt.jpg","slang",962]["6",0,2,"post","http://www.sandervandecruys.be/onlineExp/mooneyTD/img/tt/738tt.jpg","paprika",2940]["6",1,2,"post","http://www.sandervandecruys.be/onlineExp/mooneyTD/img/tt/655tt.jpg","ezels",1285]["6",2,2,"post","http://www.sandervandecruys.be/onlineExp/mooneyTD/img/tt/873tt.jpg","olifant",1267]["6",3,2,"post","http://www.sandervandecruys.be/onlineExp/mooneyTD/img/tt/608tt.jpg","bidder",3154]["6",4,2,"post","http://www.sandervandecruys.be/onlineExp/mooneyTD/img/tt/871tt.jpg","landbouwer",1712]["6",5,2,"post","http://www.sandervandecruys.be/onlineExp/mooneyTD/img/tt/573tt.jpg","trein",1305]["6",6,2,"post","http://www.sandervandecruys.be/onlineExp/mooneyTD/img/tt/823tt.jpg","koala",1112]["6",7,2,"post","http://www.sandervandecruys.be/onlineExp/mooneyTD/img/tt/292tt.jpg","eekhoorn",1506]["6",8,2,"post","http://www.sandervandecruys.be/onlineExp/mooneyTD/img/tt/853tt.jpg","fluit",1095]["6",9,2,"post","http://www.sandervandecruys.be/onlineExp/mooneyTD/img/tt/721tt.jpg","appelsien",1680]["6",0,3,"pre","http://www.sandervandecruys.be/onlineExp/mooneyTD/img/tt/015tt.jpg","leeuw",1198]["6",1,3,"pre","http://www.sandervandecruys.be/onlineExp/mooneyTD/img/tt/858tt.jpg","skier",1114]["6",2,3,"pre","http://www.sandervandecruys.be/onlineExp/mooneyTD/img/tt/533tt.jpg","vlinder",1076]["6",3,3,"pre","http://www.sandervandecruys.be/onlineExp/mooneyTD/img/tt/683tt.jpg","koala",925]["6",4,3,"pre","http://www.sandervandecruys.be/onlineExp/mooneyTD/img/tt/006tt.jpg","kwal",1107]["6",5,3,"pre","http://www.sandervandecruys.be/onlineExp/mooneyTD/img/tt/558tt.jpg","",972]["6",6,3,"pre","http://www.sandervandecruys.be/onlineExp/mooneyTD/img/tt/556tt.jpg","horloge",1171]["6",7,3,"pre","http://www.sandervandecruys.be/onlineExp/mooneyTD/img/tt/595tt.jpg","",670]["6",8,3,"pre","http://www.sandervandecruys.be/onlineExp/mooneyTD/img/tt/005tt.jpg","toilet",1100]["6",9,3,"pre","http://www.sandervandecruys.be/onlineExp/mooneyTD/img/tt/400tt.jpg","",1447]["6",0,3,"post","http://www.sandervandecruys.be/onlineExp/mooneyTD/img/tt/683tt.jpg","koala",3268]["6",1,3,"post","http://www.sandervandecruys.be/onlineExp/mooneyTD/img/tt/533tt.jpg","vlinder",1046]["6",2,3,"post","http://www.sandervandecruys.be/onlineExp/mooneyTD/img/tt/005tt.jpg","toilet",1182]["6",3,3,"post","http://www.sandervandecruys.be/onlineExp/mooneyTD/img/tt/595tt.jpg","",7003]["6",4,3,"post","http://www.sandervandecruys.be/onlineExp/mooneyTD/img/tt/400tt.jpg","engelse sleutel",2364]["6",5,3,"post","http://www.sandervandecruys.be/onlineExp/mooneyTD/img/tt/858tt.jpg","skier",1079]["6",6,3,"post","http://www.sandervandecruys.be/onlineExp/mooneyTD/img/tt/015tt.jpg","leeuw",944]["6",7,3,"post","http://www.sandervandecruys.be/onlineExp/mooneyTD/img/tt/006tt.jpg","kwal",838]["6",8,3,"post","http://www.sandervandecruys.be/onlineExp/mooneyTD/img/tt/556tt.jpg","horloge",1177]["6",9,3,"post","http://www.sandervandecruys.be/onlineExp/mooneyTD/img/tt/558tt.jpg","kikker",1573]["6",0,4,"pre","http://www.sandervandecruys.be/onlineExp/mooneyTD/img/tt/062tt.jpg","",1326]["6",1,4,"pre","http://www.sandervandecruys.be/onlineExp/mooneyTD/img/tt/007tt.jpg","piano",1054]["6",2,4,"pre","http://www.sandervandecruys.be/onlineExp/mooneyTD/img/tt/576tt.jpg","trompet",2502]["6",3,4,"pre","http://www.sandervandecruys.be/onlineExp/mooneyTD/img/tt/676tt.jpg","",1124]["6",4,4,"pre","http://www.sandervandecruys.be/onlineExp/mooneyTD/img/tt/017tt.jpg","aardbeien",2078]["6",5,4,"pre","http://www.sandervandecruys.be/onlineExp/mooneyTD/img/tt/013tt.jpg","panter",1169]["6",6,4,"pre","http://www.sandervandecruys.be/onlineExp/mooneyTD/img/tt/593tt.jpg","",1373]["6",7,4,"pre","http://www.sandervandecruys.be/onlineExp/mooneyTD/img/tt/609tt.jpg","panter",1646]["6",8,4,"pre","http://www.sandervandecruys.be/onlineExp/mooneyTD/img/tt/812tt.jpg","kever",1653]["6",9,4,"pre","http://www.sandervandecruys.be/onlineExp/mooneyTD/img/tt/560tt.jpg","kwal",845]["6",0,4,"post","http://www.sandervandecruys.be/onlineExp/mooneyTD/img/tt/013tt.jpg","panter",985]["6",1,4,"post","http://www.sandervandecruys.be/onlineExp/mooneyTD/img/tt/576tt.jpg","trompet",1232]["6",2,4,"post","http://www.sandervandecruys.be/onlineExp/mooneyTD/img/tt/017tt.jpg","ananas",5437]["6",3,4,"post","http://www.sandervandecruys.be/onlineExp/mooneyTD/img/tt/676tt.jpg","huis",2006]["6",4,4,"post","http://www.sandervandecruys.be/onlineExp/mooneyTD/img/tt/812tt.jpg","insect",1191]["6",5,4,"post","http://www.sandervandecruys.be/onlineExp/mooneyTD/img/tt/609tt.jpg","panter",963]["6",6,4,"post","http://www.sandervandecruys.be/onlineExp/mooneyTD/img/tt/007tt.jpg","piano",986]["6",7,4,"post","http://www.sandervandecruys.be/onlineExp/mooneyTD/img/tt/062tt.jpg","hond",1057]["6",8,4,"post","http://www.sandervandecruys.be/onlineExp/mooneyTD/img/tt/593tt.jpg","persoon",3258]["6",9,4,"post","http://www.sandervandecruys.be/onlineExp/mooneyTD/img/tt/560tt.jpg","kikker",1226]["6",0,5,"pre","http://www.sandervandecruys.be/onlineExp/mooneyTD/img/tt/661tt.jpg","eend",909]["6",1,5,"pre","http://www.sandervandecruys.be/onlineExp/mooneyTD/img/tt/623tt.jpg","olifant",1265]["6",2,5,"pre","http://www.sandervandecruys.be/onlineExp/mooneyTD/img/tt/559tt.jpg","panter",1967]["6",3,5,"pre","http://www.sandervandecruys.be/onlineExp/mooneyTD/img/tt/691tt.jpg","panter",1038]["6",4,5,"pre","http://www.sandervandecruys.be/onlineExp/mooneyTD/img/tt/127tt.jpg","huis",935]["6",5,5,"pre","http://www.sandervandecruys.be/onlineExp/mooneyTD/img/tt/184tt.jpg","vorken",2302]["6",6,5,"pre","http://www.sandervandecruys.be/onlineExp/mooneyTD/img/tt/429tt.jpg","",21207]["6",7,5,"pre","http://www.sandervandecruys.be/onlineExp/mooneyTD/img/tt/728tt.jpg","",963]["6",8,5,"pre","http://www.sandervandecruys.be/onlineExp/mooneyTD/img/tt/148tt.jpg","kikker",2377]["6",9,5,"pre","http://www.sandervandecruys.be/onlineExp/mooneyTD/img/tt/273tt.jpg","kikker",1092]["6",0,5,"post","http://www.sandervandecruys.be/onlineExp/mooneyTD/img/tt/691tt.jpg","panter",1027]["6",1,5,"post","http://www.sandervandecruys.be/onlineExp/mooneyTD/img/tt/429tt.jpg","slang",3404]["6",2,5,"post","http://www.sandervandecruys.be/onlineExp/mooneyTD/img/tt/728tt.jpg","uil",784]["6",3,5,"post","http://www.sandervandecruys.be/onlineExp/mooneyTD/img/tt/148tt.jpg","kikker",978]["6",4,5,"post","http://www.sandervandecruys.be/onlineExp/mooneyTD/img/tt/127tt.jpg","huis",936]["6",5,5,"post","http://www.sandervandecruys.be/onlineExp/mooneyTD/img/tt/184tt.jpg","vorken",974]["6",6,5,"post","http://www.sandervandecruys.be/onlineExp/mooneyTD/img/tt/661tt.jpg","eend",1189]["6",7,5,"post","http://www.sandervandecruys.be/onlineExp/mooneyTD/img/tt/273tt.jpg","kikker",1137]["6",8,5,"post","http://www.sandervandecruys.be/onlineExp/mooneyTD/img/tt/559tt.jpg","kikker",1467]["6",9,5,"post","http://www.sandervandecruys.be/onlineExp/mooneyTD/img/tt/623tt.jpg","olifant",1503]</text:p>
          </table:table-cell>
          <table:table-cell table:number-columns-repeated="253"/>
        </table:table-row>
        <table:table-row table:style-name="ro1">
          <table:table-cell office:value-type="date" office:date-value="2016-03-06T12:20:20" calcext:value-type="date">
            <text:p>3/6/2016 12:20: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["122",0,0,"pre","http://www.sandervandecruys.be/onlineExp/mooneyTD/img/tt/863tt.jpg","",4555]["122",1,0,"pre","http://www.sandervandecruys.be/onlineExp/mooneyTD/img/tt/728tt.jpg","",7047]["122",2,0,"pre","http://www.sandervandecruys.be/onlineExp/mooneyTD/img/tt/192tt.jpg","",10595]["122",3,0,"pre","http://www.sandervandecruys.be/onlineExp/mooneyTD/img/tt/559tt.jpg","krokodil",24833]["122",4,0,"pre","http://www.sandervandecruys.be/onlineExp/mooneyTD/img/tt/292tt.jpg","",2161]["122",5,0,"pre","http://www.sandervandecruys.be/onlineExp/mooneyTD/img/tt/062tt.jpg","aarde",4259]["122",6,0,"pre","http://www.sandervandecruys.be/onlineExp/mooneyTD/img/tt/676tt.jpg","",3964]["122",7,0,"pre","http://www.sandervandecruys.be/onlineExp/mooneyTD/img/tt/593tt.jpg","",908]["122",8,0,"pre","http://www.sandervandecruys.be/onlineExp/mooneyTD/img/tt/184tt.jpg","",25412]["122",9,0,"pre","http://www.sandervandecruys.be/onlineExp/mooneyTD/img/tt/595tt.jpg","dolfijn",5435]["122",0,0,"post","http://www.sandervandecruys.be/onlineExp/mooneyTD/img/tt/184tt.jpg","vorken",3797]["122",1,0,"post","http://www.sandervandecruys.be/onlineExp/mooneyTD/img/tt/292tt.jpg","man",3601]["122",2,0,"post","http://www.sandervandecruys.be/onlineExp/mooneyTD/img/tt/559tt.jpg","kikker",1370]["122",3,0,"post","http://www.sandervandecruys.be/onlineExp/mooneyTD/img/tt/728tt.jpg","uil",2266]["122",4,0,"post","http://www.sandervandecruys.be/onlineExp/mooneyTD/img/tt/595tt.jpg","walvis",2082]["122",5,0,"post","http://www.sandervandecruys.be/onlineExp/mooneyTD/img/tt/863tt.jpg","stoel",1571]["122",6,0,"post","http://www.sandervandecruys.be/onlineExp/mooneyTD/img/tt/062tt.jpg","hond",3639]["122",7,0,"post","http://www.sandervandecruys.be/onlineExp/mooneyTD/img/tt/676tt.jpg","huis",870]["122",8,0,"post","http://www.sandervandecruys.be/onlineExp/mooneyTD/img/tt/192tt.jpg","kat",1141]["122",9,0,"post","http://www.sandervandecruys.be/onlineExp/mooneyTD/img/tt/593tt.jpg","",3348]["122",0,1,"pre","http://www.sandervandecruys.be/onlineExp/mooneyTD/img/tt/623tt.jpg","arend",2602]["122",1,1,"pre","http://www.sandervandecruys.be/onlineExp/mooneyTD/img/tt/609tt.jpg","kikker",1439]["122",2,1,"pre","http://www.sandervandecruys.be/onlineExp/mooneyTD/img/tt/400tt.jpg","tang",2316]["122",3,1,"pre","http://www.sandervandecruys.be/onlineExp/mooneyTD/img/tt/404tt.jpg","bloem",2405]["122",4,1,"pre","http://www.sandervandecruys.be/onlineExp/mooneyTD/img/tt/039tt.jpg","bloem",1441]["122",5,1,"pre","http://www.sandervandecruys.be/onlineExp/mooneyTD/img/tt/562tt.jpg","wijnstop",8264]["122",6,1,"pre","http://www.sandervandecruys.be/onlineExp/mooneyTD/img/tt/859tt.jpg","",585]["122",7,1,"pre","http://www.sandervandecruys.be/onlineExp/mooneyTD/img/tt/127tt.jpg","boot",1956]["122",8,1,"pre","http://www.sandervandecruys.be/onlineExp/mooneyTD/img/tt/007tt.jpg","",1179]["122",9,1,"pre","http://www.sandervandecruys.be/onlineExp/mooneyTD/img/tt/871tt.jpg","veld",2041]["122",0,1,"post","http://www.sandervandecruys.be/onlineExp/mooneyTD/img/tt/871tt.jpg","boer",3069]["122",1,1,"post","http://www.sandervandecruys.be/onlineExp/mooneyTD/img/tt/007tt.jpg","piano",3300]["122",2,1,"post","http://www.sandervandecruys.be/onlineExp/mooneyTD/img/tt/400tt.jpg","tang",1596]["122",3,1,"post","http://www.sandervandecruys.be/onlineExp/mooneyTD/img/tt/859tt.jpg","kangoeroe",4902]["122",4,1,"post","http://www.sandervandecruys.be/onlineExp/mooneyTD/img/tt/562tt.jpg","",2486]["122",5,1,"post","http://www.sandervandecruys.be/onlineExp/mooneyTD/img/tt/623tt.jpg","olifant",1953]["122",6,1,"post","http://www.sandervandecruys.be/onlineExp/mooneyTD/img/tt/127tt.jpg","hut",1212]["122",7,1,"post","http://www.sandervandecruys.be/onlineExp/mooneyTD/img/tt/039tt.jpg","bloem",2463]["122",8,1,"post","http://www.sandervandecruys.be/onlineExp/mooneyTD/img/tt/609tt.jpg","jaguar",2879]["122",9,1,"post","http://www.sandervandecruys.be/onlineExp/mooneyTD/img/tt/404tt.jpg","bloem",2011]["122",0,2,"pre","http://www.sandervandecruys.be/onlineExp/mooneyTD/img/tt/655tt.jpg","leeuw",2059]["122",1,2,"pre","http://www.sandervandecruys.be/onlineExp/mooneyTD/img/tt/864tt.jpg","",274]["122",2,2,"pre","http://www.sandervandecruys.be/onlineExp/mooneyTD/img/tt/018tt.jpg","roos",2838]["122",3,2,"pre","http://www.sandervandecruys.be/onlineExp/mooneyTD/img/tt/792tt.jpg","ananas",3557]["122",4,2,"pre","http://www.sandervandecruys.be/onlineExp/mooneyTD/img/tt/573tt.jpg","schip",2658]["122",5,2,"pre","http://www.sandervandecruys.be/onlineExp/mooneyTD/img/tt/858tt.jpg","man",2627]["122",6,2,"pre","http://www.sandervandecruys.be/onlineExp/mooneyTD/img/tt/608tt.jpg","man",1146]["122",7,2,"pre","http://www.sandervandecruys.be/onlineExp/mooneyTD/img/tt/729tt.jpg","vlinder",2350]["122",8,2,"pre","http://www.sandervandecruys.be/onlineExp/mooneyTD/img/tt/273tt.jpg","jaguar",2371]["122",9,2,"pre","http://www.sandervandecruys.be/onlineExp/mooneyTD/img/tt/429tt.jpg","vlinder",2549]["122",0,2,"post","http://www.sandervandecruys.be/onlineExp/mooneyTD/img/tt/864tt.jpg","",4306]["122",1,2,"post","http://www.sandervandecruys.be/onlineExp/mooneyTD/img/tt/729tt.jpg","vlinder",11988]["122",2,2,"post","http://www.sandervandecruys.be/onlineExp/mooneyTD/img/tt/273tt.jpg","gekko",4063]["122",3,2,"post","http://www.sandervandecruys.be/onlineExp/mooneyTD/img/tt/858tt.jpg","skiër",5876]["122",4,2,"post","http://www.sandervandecruys.be/onlineExp/mooneyTD/img/tt/655tt.jpg","ezels",1707]["122",5,2,"post","http://www.sandervandecruys.be/onlineExp/mooneyTD/img/tt/792tt.jpg","ananasplant",3405]["122",6,2,"post","http://www.sandervandecruys.be/onlineExp/mooneyTD/img/tt/018tt.jpg","roos",2366]["122",7,2,"post","http://www.sandervandecruys.be/onlineExp/mooneyTD/img/tt/608tt.jpg","vrouwen",2729]["122",8,2,"post","http://www.sandervandecruys.be/onlineExp/mooneyTD/img/tt/573tt.jpg","",2808]["122",9,2,"post","http://www.sandervandecruys.be/onlineExp/mooneyTD/img/tt/429tt.jpg","slang",2288]["122",0,3,"pre","http://www.sandervandecruys.be/onlineExp/mooneyTD/img/tt/643tt.jpg","zeter",2075]["122",1,3,"pre","http://www.sandervandecruys.be/onlineExp/mooneyTD/img/tt/745tt.jpg","",1087]["122",2,3,"pre","http://www.sandervandecruys.be/onlineExp/mooneyTD/img/tt/812tt.jpg","dier",3329]["122",3,3,"pre","http://www.sandervandecruys.be/onlineExp/mooneyTD/img/tt/853tt.jpg","",988]["122",4,3,"pre","http://www.sandervandecruys.be/onlineExp/mooneyTD/img/tt/148tt.jpg","",1358]["122",5,3,"pre","http://www.sandervandecruys.be/onlineExp/mooneyTD/img/tt/558tt.jpg","plant",1803]["122",6,3,"pre","http://www.sandervandecruys.be/onlineExp/mooneyTD/img/tt/872tt.jpg","schildpad",3437]["122",7,3,"pre","http://www.sandervandecruys.be/onlineExp/mooneyTD/img/tt/661tt.jpg","eend",1673]["122",8,3,"pre","http://www.sandervandecruys.be/onlineExp/mooneyTD/img/tt/533tt.jpg","vlinder",1551]["122",9,3,"pre","http://www.sandervandecruys.be/onlineExp/mooneyTD/img/tt/003tt.jpg","schelp",2715]["122",0,3,"post","http://www.sandervandecruys.be/onlineExp/mooneyTD/img/tt/558tt.jpg","kikker",1644]["122",1,3,"post","http://www.sandervandecruys.be/onlineExp/mooneyTD/img/tt/533tt.jpg","vlinder",2142]["122",2,3,"post","http://www.sandervandecruys.be/onlineExp/mooneyTD/img/tt/812tt.jpg","vlinder",3471]["122",3,3,"post","http://www.sandervandecruys.be/onlineExp/mooneyTD/img/tt/872tt.jpg","pijlgifkikker",8033]["122",4,3,"post","http://www.sandervandecruys.be/onlineExp/mooneyTD/img/tt/643tt.jpg","tas",560]["122",5,3,"post","http://www.sandervandecruys.be/onlineExp/mooneyTD/img/tt/003tt.jpg","",5452]["122",6,3,"post","http://www.sandervandecruys.be/onlineExp/mooneyTD/img/tt/745tt.jpg","piano",1083]["122",7,3,"post","http://www.sandervandecruys.be/onlineExp/mooneyTD/img/tt/661tt.jpg","eend",1633]["122",8,3,"post","http://www.sandervandecruys.be/onlineExp/mooneyTD/img/tt/148tt.jpg","pijlgifkikker",4290]["122",9,3,"post","http://www.sandervandecruys.be/onlineExp/mooneyTD/img/tt/853tt.jpg","fluitje",3097]["122",0,4,"pre","http://www.sandervandecruys.be/onlineExp/mooneyTD/img/tt/560tt.jpg","ei",1089]["122",1,4,"pre","http://www.sandervandecruys.be/onlineExp/mooneyTD/img/tt/005tt.jpg","wc",1284]["122",2,4,"pre","http://www.sandervandecruys.be/onlineExp/mooneyTD/img/tt/823tt.jpg","beek",2786]["122",3,4,"pre","http://www.sandervandecruys.be/onlineExp/mooneyTD/img/tt/045tt.jpg","kikker",1180]["122",4,4,"pre","http://www.sandervandecruys.be/onlineExp/mooneyTD/img/tt/691tt.jpg","",48]["122",5,4,"pre","http://www.sandervandecruys.be/onlineExp/mooneyTD/img/tt/873tt.jpg","wesp",2515]["122",6,4,"pre","http://www.sandervandecruys.be/onlineExp/mooneyTD/img/tt/015tt.jpg","aap",1458]["122",7,4,"pre","http://www.sandervandecruys.be/onlineExp/mooneyTD/img/tt/021tt.jpg","leeuw",2339]["122",8,4,"pre","http://www.sandervandecruys.be/onlineExp/mooneyTD/img/tt/030tt.jpg","donuts",3628]["122",9,4,"pre","http://www.sandervandecruys.be/onlineExp/mooneyTD/img/tt/576tt.jpg","elleboog",5751]["122",0,4,"post","http://www.sandervandecruys.be/onlineExp/mooneyTD/img/tt/576tt.jpg","trompet",1352]["122",1,4,"post","http://www.sandervandecruys.be/onlineExp/mooneyTD/img/tt/560tt.jpg","pad",4555]["122",2,4,"post","http://www.sandervandecruys.be/onlineExp/mooneyTD/img/tt/005tt.jpg","wc",641]["122",3,4,"post","http://www.sandervandecruys.be/onlineExp/mooneyTD/img/tt/045tt.jpg","leguaan",3008]["122",4,4,"post","http://www.sandervandecruys.be/onlineExp/mooneyTD/img/tt/030tt.jpg","appelsienen",2011]["122",5,4,"post","http://www.sandervandecruys.be/onlineExp/mooneyTD/img/tt/691tt.jpg","jaguar",3665]["122",6,4,"post","http://www.sandervandecruys.be/onlineExp/mooneyTD/img/tt/015tt.jpg","leeuw",2709]["122",7,4,"post","http://www.sandervandecruys.be/onlineExp/mooneyTD/img/tt/873tt.jpg","olifant",2993]["122",8,4,"post","http://www.sandervandecruys.be/onlineExp/mooneyTD/img/tt/021tt.jpg","kat",4432]["122",9,4,"post","http://www.sandervandecruys.be/onlineExp/mooneyTD/img/tt/823tt.jpg","kikker",1907]["122",0,5,"pre","http://www.sandervandecruys.be/onlineExp/mooneyTD/img/tt/013tt.jpg","jaguar",1449]["122",1,5,"pre","http://www.sandervandecruys.be/onlineExp/mooneyTD/img/tt/001tt.jpg","brommer",2365]["122",2,5,"pre","http://www.sandervandecruys.be/onlineExp/mooneyTD/img/tt/017tt.jpg","bloem",2097]["122",3,5,"pre","http://www.sandervandecruys.be/onlineExp/mooneyTD/img/tt/006tt.jpg","slijmbal",2742]["122",4,5,"pre","http://www.sandervandecruys.be/onlineExp/mooneyTD/img/tt/874tt.jpg","racebaan",5341]["122",5,5,"pre","http://www.sandervandecruys.be/onlineExp/mooneyTD/img/tt/025tt.jpg","konijn",2044]["122",6,5,"pre","http://www.sandervandecruys.be/onlineExp/mooneyTD/img/tt/683tt.jpg","",596]["122",7,5,"pre","http://www.sandervandecruys.be/onlineExp/mooneyTD/img/tt/721tt.jpg","schoen",4787]["122",8,5,"pre","http://www.sandervandecruys.be/onlineExp/mooneyTD/img/tt/738tt.jpg","oor",1756]["122",9,5,"pre","http://www.sandervandecruys.be/onlineExp/mooneyTD/img/tt/556tt.jpg","telefoon",3378]["122",0,5,"post","http://www.sandervandecruys.be/onlineExp/mooneyTD/img/tt/013tt.jpg","jaguar",2045]["122",1,5,"post","http://www.sandervandecruys.be/onlineExp/mooneyTD/img/tt/874tt.jpg","appelsien",9640]["122",2,5,"post","http://www.sandervandecruys.be/onlineExp/mooneyTD/img/tt/683tt.jpg","koala",3010]["122",3,5,"post","http://www.sandervandecruys.be/onlineExp/mooneyTD/img/tt/721tt.jpg","appelsien",2379]["122",4,5,"post","http://www.sandervandecruys.be/onlineExp/mooneyTD/img/tt/738tt.jpg","paprika",3262]["122",5,5,"post","http://www.sandervandecruys.be/onlineExp/mooneyTD/img/tt/006tt.jpg","kwal",2247]["122",6,5,"post","http://www.sandervandecruys.be/onlineExp/mooneyTD/img/tt/025tt.jpg","konijn",3767]["122",7,5,"post","http://www.sandervandecruys.be/onlineExp/mooneyTD/img/tt/001tt.jpg","brommer",1590]["122",8,5,"post","http://www.sandervandecruys.be/onlineExp/mooneyTD/img/tt/017tt.jpg","ananassen",3617]["122",9,5,"post","http://www.sandervandecruys.be/onlineExp/mooneyTD/img/tt/556tt.jpg","horloge",1930]</text:p>
          </table:table-cell>
          <table:table-cell table:number-columns-repeated="253"/>
        </table:table-row>
        <table:table-row table:style-name="ro1">
          <table:table-cell office:value-type="date" office:date-value="2016-03-06T16:24:23" calcext:value-type="date">
            <text:p>3/6/2016 16:24:2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["123",0,0,"pre","http://www.sandervandecruys.be/onlineExp/mooneyTD/img/tt/030tt.jpg","koffievlek",15732]["123",1,0,"pre","http://www.sandervandecruys.be/onlineExp/mooneyTD/img/tt/001tt.jpg","motor",8157]["123",2,0,"pre","http://www.sandervandecruys.be/onlineExp/mooneyTD/img/tt/062tt.jpg","",2781]["123",3,0,"pre","http://www.sandervandecruys.be/onlineExp/mooneyTD/img/tt/863tt.jpg","",707]["123",4,0,"pre","http://www.sandervandecruys.be/onlineExp/mooneyTD/img/tt/858tt.jpg","bos",3776]["123",5,0,"pre","http://www.sandervandecruys.be/onlineExp/mooneyTD/img/tt/576tt.jpg","",1855]["123",6,0,"pre","http://www.sandervandecruys.be/onlineExp/mooneyTD/img/tt/623tt.jpg","",2490]["123",7,0,"pre","http://www.sandervandecruys.be/onlineExp/mooneyTD/img/tt/045tt.jpg","",6264]["123",8,0,"pre","http://www.sandervandecruys.be/onlineExp/mooneyTD/img/tt/292tt.jpg","",3842]["123",9,0,"pre","http://www.sandervandecruys.be/onlineExp/mooneyTD/img/tt/661tt.jpg","",9905]["123",0,0,"post","http://www.sandervandecruys.be/onlineExp/mooneyTD/img/tt/292tt.jpg","eekhoorn",5266]["123",1,0,"post","http://www.sandervandecruys.be/onlineExp/mooneyTD/img/tt/858tt.jpg","",1662]["123",2,0,"post","http://www.sandervandecruys.be/onlineExp/mooneyTD/img/tt/623tt.jpg","olifant",3423]["123",3,0,"post","http://www.sandervandecruys.be/onlineExp/mooneyTD/img/tt/576tt.jpg","trompet",4354]["123",4,0,"post","http://www.sandervandecruys.be/onlineExp/mooneyTD/img/tt/045tt.jpg","",1215]["123",5,0,"post","http://www.sandervandecruys.be/onlineExp/mooneyTD/img/tt/062tt.jpg","",5489]["123",6,0,"post","http://www.sandervandecruys.be/onlineExp/mooneyTD/img/tt/661tt.jpg","",2020]["123",7,0,"post","http://www.sandervandecruys.be/onlineExp/mooneyTD/img/tt/001tt.jpg","motor",3461]["123",8,0,"post","http://www.sandervandecruys.be/onlineExp/mooneyTD/img/tt/030tt.jpg","sinaasappel",8540]["123",9,0,"post","http://www.sandervandecruys.be/onlineExp/mooneyTD/img/tt/863tt.jpg","",3823]["123",0,1,"pre","http://www.sandervandecruys.be/onlineExp/mooneyTD/img/tt/595tt.jpg","",1182]["123",1,1,"pre","http://www.sandervandecruys.be/onlineExp/mooneyTD/img/tt/812tt.jpg","",542]["123",2,1,"pre","http://www.sandervandecruys.be/onlineExp/mooneyTD/img/tt/184tt.jpg","",1115]["123",3,1,"pre","http://www.sandervandecruys.be/onlineExp/mooneyTD/img/tt/738tt.jpg","",2792]["123",4,1,"pre","http://www.sandervandecruys.be/onlineExp/mooneyTD/img/tt/148tt.jpg","",1055]["123",5,1,"pre","http://www.sandervandecruys.be/onlineExp/mooneyTD/img/tt/593tt.jpg","",750]["123",6,1,"pre","http://www.sandervandecruys.be/onlineExp/mooneyTD/img/tt/400tt.jpg","haagschaar",7227]["123",7,1,"pre","http://www.sandervandecruys.be/onlineExp/mooneyTD/img/tt/533tt.jpg","",2225]["123",8,1,"pre","http://www.sandervandecruys.be/onlineExp/mooneyTD/img/tt/429tt.jpg","",1446]["123",9,1,"pre","http://www.sandervandecruys.be/onlineExp/mooneyTD/img/tt/676tt.jpg","",1775]["123",0,1,"post","http://www.sandervandecruys.be/onlineExp/mooneyTD/img/tt/738tt.jpg","paprika",5664]["123",1,1,"post","http://www.sandervandecruys.be/onlineExp/mooneyTD/img/tt/148tt.jpg","kikker",3270]["123",2,1,"post","http://www.sandervandecruys.be/onlineExp/mooneyTD/img/tt/593tt.jpg","man",2324]["123",3,1,"post","http://www.sandervandecruys.be/onlineExp/mooneyTD/img/tt/595tt.jpg","walvis",5800]["123",4,1,"post","http://www.sandervandecruys.be/onlineExp/mooneyTD/img/tt/184tt.jpg","vorken",3836]["123",5,1,"post","http://www.sandervandecruys.be/onlineExp/mooneyTD/img/tt/429tt.jpg","slaang",3307]["123",6,1,"post","http://www.sandervandecruys.be/onlineExp/mooneyTD/img/tt/812tt.jpg","kever",3949]["123",7,1,"post","http://www.sandervandecruys.be/onlineExp/mooneyTD/img/tt/533tt.jpg","",1428]["123",8,1,"post","http://www.sandervandecruys.be/onlineExp/mooneyTD/img/tt/676tt.jpg","",2203]["123",9,1,"post","http://www.sandervandecruys.be/onlineExp/mooneyTD/img/tt/400tt.jpg","tang",2156]["123",0,2,"pre","http://www.sandervandecruys.be/onlineExp/mooneyTD/img/tt/792tt.jpg","ananas",5577]["123",1,2,"pre","http://www.sandervandecruys.be/onlineExp/mooneyTD/img/tt/559tt.jpg","",1110]["123",2,2,"pre","http://www.sandervandecruys.be/onlineExp/mooneyTD/img/tt/871tt.jpg","akker",7661]["123",3,2,"pre","http://www.sandervandecruys.be/onlineExp/mooneyTD/img/tt/729tt.jpg","",1245]["123",4,2,"pre","http://www.sandervandecruys.be/onlineExp/mooneyTD/img/tt/873tt.jpg","olifant",4706]["123",5,2,"pre","http://www.sandervandecruys.be/onlineExp/mooneyTD/img/tt/859tt.jpg","",1128]["123",6,2,"pre","http://www.sandervandecruys.be/onlineExp/mooneyTD/img/tt/556tt.jpg","",547]["123",7,2,"pre","http://www.sandervandecruys.be/onlineExp/mooneyTD/img/tt/013tt.jpg","luipaard",8783]["123",8,2,"pre","http://www.sandervandecruys.be/onlineExp/mooneyTD/img/tt/721tt.jpg","",683]["123",9,2,"pre","http://www.sandervandecruys.be/onlineExp/mooneyTD/img/tt/872tt.jpg","",573]["123",0,2,"post","http://www.sandervandecruys.be/onlineExp/mooneyTD/img/tt/721tt.jpg","sinaasappel",5592]["123",1,2,"post","http://www.sandervandecruys.be/onlineExp/mooneyTD/img/tt/013tt.jpg","jachtluipaard",7894]["123",2,2,"post","http://www.sandervandecruys.be/onlineExp/mooneyTD/img/tt/859tt.jpg","kangoeroe",5328]["123",3,2,"post","http://www.sandervandecruys.be/onlineExp/mooneyTD/img/tt/872tt.jpg","vlinder",3405]["123",4,2,"post","http://www.sandervandecruys.be/onlineExp/mooneyTD/img/tt/729tt.jpg","",2838]["123",5,2,"post","http://www.sandervandecruys.be/onlineExp/mooneyTD/img/tt/873tt.jpg","olifant",4552]["123",6,2,"post","http://www.sandervandecruys.be/onlineExp/mooneyTD/img/tt/792tt.jpg","ananas",3324]["123",7,2,"post","http://www.sandervandecruys.be/onlineExp/mooneyTD/img/tt/559tt.jpg","",1848]["123",8,2,"post","http://www.sandervandecruys.be/onlineExp/mooneyTD/img/tt/556tt.jpg","horloge",4407]["123",9,2,"post","http://www.sandervandecruys.be/onlineExp/mooneyTD/img/tt/871tt.jpg","boer",3246]["123",0,3,"pre","http://www.sandervandecruys.be/onlineExp/mooneyTD/img/tt/039tt.jpg","",1458]["123",1,3,"pre","http://www.sandervandecruys.be/onlineExp/mooneyTD/img/tt/655tt.jpg","",1134]["123",2,3,"pre","http://www.sandervandecruys.be/onlineExp/mooneyTD/img/tt/853tt.jpg","",958]["123",3,3,"pre","http://www.sandervandecruys.be/onlineExp/mooneyTD/img/tt/745tt.jpg","zaag",5955]["123",4,3,"pre","http://www.sandervandecruys.be/onlineExp/mooneyTD/img/tt/683tt.jpg","koala",2781]["123",5,3,"pre","http://www.sandervandecruys.be/onlineExp/mooneyTD/img/tt/025tt.jpg","",1344]["123",6,3,"pre","http://www.sandervandecruys.be/onlineExp/mooneyTD/img/tt/021tt.jpg","",777]["123",7,3,"pre","http://www.sandervandecruys.be/onlineExp/mooneyTD/img/tt/608tt.jpg","",954]["123",8,3,"pre","http://www.sandervandecruys.be/onlineExp/mooneyTD/img/tt/017tt.jpg","",1118]["123",9,3,"pre","http://www.sandervandecruys.be/onlineExp/mooneyTD/img/tt/003tt.jpg","",1065]["123",0,3,"post","http://www.sandervandecruys.be/onlineExp/mooneyTD/img/tt/039tt.jpg","bloem",2854]["123",1,3,"post","http://www.sandervandecruys.be/onlineExp/mooneyTD/img/tt/021tt.jpg","ezels",6618]["123",2,3,"post","http://www.sandervandecruys.be/onlineExp/mooneyTD/img/tt/853tt.jpg","",1348]["123",3,3,"post","http://www.sandervandecruys.be/onlineExp/mooneyTD/img/tt/683tt.jpg","koala",2002]["123",4,3,"post","http://www.sandervandecruys.be/onlineExp/mooneyTD/img/tt/025tt.jpg","konijn",2670]["123",5,3,"post","http://www.sandervandecruys.be/onlineExp/mooneyTD/img/tt/655tt.jpg","ezels",7417]["123",6,3,"post","http://www.sandervandecruys.be/onlineExp/mooneyTD/img/tt/745tt.jpg","",2146]["123",7,3,"post","http://www.sandervandecruys.be/onlineExp/mooneyTD/img/tt/608tt.jpg","vrouw",3652]["123",8,3,"post","http://www.sandervandecruys.be/onlineExp/mooneyTD/img/tt/017tt.jpg","ananas",4561]["123",9,3,"post","http://www.sandervandecruys.be/onlineExp/mooneyTD/img/tt/003tt.jpg","slang",5021]["123",0,4,"pre","http://www.sandervandecruys.be/onlineExp/mooneyTD/img/tt/127tt.jpg","",1374]["123",1,4,"pre","http://www.sandervandecruys.be/onlineExp/mooneyTD/img/tt/874tt.jpg","",1057]["123",2,4,"pre","http://www.sandervandecruys.be/onlineExp/mooneyTD/img/tt/006tt.jpg","",746]["123",3,4,"pre","http://www.sandervandecruys.be/onlineExp/mooneyTD/img/tt/728tt.jpg","",867]["123",4,4,"pre","http://www.sandervandecruys.be/onlineExp/mooneyTD/img/tt/558tt.jpg","",1221]["123",5,4,"pre","http://www.sandervandecruys.be/onlineExp/mooneyTD/img/tt/005tt.jpg","",552]["123",6,4,"pre","http://www.sandervandecruys.be/onlineExp/mooneyTD/img/tt/573tt.jpg","",766]["123",7,4,"pre","http://www.sandervandecruys.be/onlineExp/mooneyTD/img/tt/560tt.jpg","",1337]["123",8,4,"pre","http://www.sandervandecruys.be/onlineExp/mooneyTD/img/tt/691tt.jpg","",684]["123",9,4,"pre","http://www.sandervandecruys.be/onlineExp/mooneyTD/img/tt/273tt.jpg","",952]["123",0,4,"post","http://www.sandervandecruys.be/onlineExp/mooneyTD/img/tt/273tt.jpg","",1557]["123",1,4,"post","http://www.sandervandecruys.be/onlineExp/mooneyTD/img/tt/728tt.jpg","",1319]["123",2,4,"post","http://www.sandervandecruys.be/onlineExp/mooneyTD/img/tt/573tt.jpg","trein",2226]["123",3,4,"post","http://www.sandervandecruys.be/onlineExp/mooneyTD/img/tt/127tt.jpg","",1401]["123",4,4,"post","http://www.sandervandecruys.be/onlineExp/mooneyTD/img/tt/558tt.jpg","kikker",2878]["123",5,4,"post","http://www.sandervandecruys.be/onlineExp/mooneyTD/img/tt/874tt.jpg","gasvuur",4766]["123",6,4,"post","http://www.sandervandecruys.be/onlineExp/mooneyTD/img/tt/005tt.jpg","toilet",2514]["123",7,4,"post","http://www.sandervandecruys.be/onlineExp/mooneyTD/img/tt/006tt.jpg","kwal",2457]["123",8,4,"post","http://www.sandervandecruys.be/onlineExp/mooneyTD/img/tt/560tt.jpg","bloem",3964]["123",9,4,"post","http://www.sandervandecruys.be/onlineExp/mooneyTD/img/tt/691tt.jpg","panther",17836]["123",0,5,"pre","http://www.sandervandecruys.be/onlineExp/mooneyTD/img/tt/404tt.jpg","",751]["123",1,5,"pre","http://www.sandervandecruys.be/onlineExp/mooneyTD/img/tt/192tt.jpg","",983]["123",2,5,"pre","http://www.sandervandecruys.be/onlineExp/mooneyTD/img/tt/015tt.jpg","leeuw",3547]["123",3,5,"pre","http://www.sandervandecruys.be/onlineExp/mooneyTD/img/tt/018tt.jpg","",738]["123",4,5,"pre","http://www.sandervandecruys.be/onlineExp/mooneyTD/img/tt/864tt.jpg","",667]["123",5,5,"pre","http://www.sandervandecruys.be/onlineExp/mooneyTD/img/tt/562tt.jpg","",512]["123",6,5,"pre","http://www.sandervandecruys.be/onlineExp/mooneyTD/img/tt/007tt.jpg","",737]["123",7,5,"pre","http://www.sandervandecruys.be/onlineExp/mooneyTD/img/tt/609tt.jpg","jachtluipaard",8478]["123",8,5,"pre","http://www.sandervandecruys.be/onlineExp/mooneyTD/img/tt/823tt.jpg","koala",2850]["123",9,5,"pre","http://www.sandervandecruys.be/onlineExp/mooneyTD/img/tt/643tt.jpg","",672]["123",0,5,"post","http://www.sandervandecruys.be/onlineExp/mooneyTD/img/tt/643tt.jpg","piano",4753]["123",1,5,"post","http://www.sandervandecruys.be/onlineExp/mooneyTD/img/tt/562tt.jpg","",3243]["123",2,5,"post","http://www.sandervandecruys.be/onlineExp/mooneyTD/img/tt/864tt.jpg","parasol",3395]["123",3,5,"post","http://www.sandervandecruys.be/onlineExp/mooneyTD/img/tt/192tt.jpg","kat",3067]["123",4,5,"post","http://www.sandervandecruys.be/onlineExp/mooneyTD/img/tt/823tt.jpg","koala",2402]["123",5,5,"post","http://www.sandervandecruys.be/onlineExp/mooneyTD/img/tt/404tt.jpg","bloem",2998]["123",6,5,"post","http://www.sandervandecruys.be/onlineExp/mooneyTD/img/tt/018tt.jpg","bloem",2789]["123",7,5,"post","http://www.sandervandecruys.be/onlineExp/mooneyTD/img/tt/007tt.jpg","piano",3618]["123",8,5,"post","http://www.sandervandecruys.be/onlineExp/mooneyTD/img/tt/015tt.jpg","leeuw",2685]["123",9,5,"post","http://www.sandervandecruys.be/onlineExp/mooneyTD/img/tt/609tt.jpg","jachtluipaard",5236]</text:p>
          </table:table-cell>
          <table:table-cell table:number-columns-repeated="253"/>
        </table:table-row>
        <table:table-row table:style-name="ro1">
          <table:table-cell office:value-type="date" office:date-value="2016-03-09T15:36:32" calcext:value-type="date">
            <text:p>3/9/2016 15:36:3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["124",0,0,"pre","http://www.sandervandecruys.be/onlineExp/mooneyTD/img/tt/655tt.jpg","paard",3994]["124",1,0,"pre","http://www.sandervandecruys.be/onlineExp/mooneyTD/img/tt/030tt.jpg","cirkels",4888]["124",2,0,"pre","http://www.sandervandecruys.be/onlineExp/mooneyTD/img/tt/005tt.jpg","vis",3962]["124",3,0,"pre","http://www.sandervandecruys.be/onlineExp/mooneyTD/img/tt/721tt.jpg","werelddeel",6881]["124",4,0,"pre","http://www.sandervandecruys.be/onlineExp/mooneyTD/img/tt/025tt.jpg","konijn",2312]["124",5,0,"pre","http://www.sandervandecruys.be/onlineExp/mooneyTD/img/tt/738tt.jpg","vlinder",3108]["124",6,0,"pre","http://www.sandervandecruys.be/onlineExp/mooneyTD/img/tt/745tt.jpg","gebouw",5508]["124",7,0,"pre","http://www.sandervandecruys.be/onlineExp/mooneyTD/img/tt/017tt.jpg","veren",6979]["124",8,0,"pre","http://www.sandervandecruys.be/onlineExp/mooneyTD/img/tt/007tt.jpg","piano",8163]["124",9,0,"pre","http://www.sandervandecruys.be/onlineExp/mooneyTD/img/tt/812tt.jpg","vlinder",4344]["124",0,0,"post","http://www.sandervandecruys.be/onlineExp/mooneyTD/img/tt/005tt.jpg","ananas",3073]["124",1,0,"post","http://www.sandervandecruys.be/onlineExp/mooneyTD/img/tt/655tt.jpg","koeien",5185]["124",2,0,"post","http://www.sandervandecruys.be/onlineExp/mooneyTD/img/tt/745tt.jpg","piano",3693]["124",3,0,"post","http://www.sandervandecruys.be/onlineExp/mooneyTD/img/tt/721tt.jpg","sinaasappel",5469]["124",4,0,"post","http://www.sandervandecruys.be/onlineExp/mooneyTD/img/tt/007tt.jpg","piano",1962]["124",5,0,"post","http://www.sandervandecruys.be/onlineExp/mooneyTD/img/tt/025tt.jpg","konijn",2325]["124",6,0,"post","http://www.sandervandecruys.be/onlineExp/mooneyTD/img/tt/030tt.jpg","sinaasappels",4264]["124",7,0,"post","http://www.sandervandecruys.be/onlineExp/mooneyTD/img/tt/017tt.jpg","ananas",2812]["124",8,0,"post","http://www.sandervandecruys.be/onlineExp/mooneyTD/img/tt/738tt.jpg","paprika",2437]["124",9,0,"post","http://www.sandervandecruys.be/onlineExp/mooneyTD/img/tt/812tt.jpg","insect",3049]["124",0,1,"pre","http://www.sandervandecruys.be/onlineExp/mooneyTD/img/tt/609tt.jpg","tijger",5032]["124",1,1,"pre","http://www.sandervandecruys.be/onlineExp/mooneyTD/img/tt/006tt.jpg","kwal",2649]["124",2,1,"pre","http://www.sandervandecruys.be/onlineExp/mooneyTD/img/tt/859tt.jpg","kangoeroe",6277]["124",3,1,"pre","http://www.sandervandecruys.be/onlineExp/mooneyTD/img/tt/573tt.jpg","trein",2262]["124",4,1,"pre","http://www.sandervandecruys.be/onlineExp/mooneyTD/img/tt/683tt.jpg","dier",3067]["124",5,1,"pre","http://www.sandervandecruys.be/onlineExp/mooneyTD/img/tt/533tt.jpg","mensen",2065]["124",6,1,"pre","http://www.sandervandecruys.be/onlineExp/mooneyTD/img/tt/556tt.jpg","lavalamp",3864]["124",7,1,"pre","http://www.sandervandecruys.be/onlineExp/mooneyTD/img/tt/021tt.jpg","panter",7957]["124",8,1,"pre","http://www.sandervandecruys.be/onlineExp/mooneyTD/img/tt/559tt.jpg","vlekken",3508]["124",9,1,"pre","http://www.sandervandecruys.be/onlineExp/mooneyTD/img/tt/623tt.jpg","olifant",4564]["124",0,1,"post","http://www.sandervandecruys.be/onlineExp/mooneyTD/img/tt/556tt.jpg","vlinder",5528]["124",1,1,"post","http://www.sandervandecruys.be/onlineExp/mooneyTD/img/tt/021tt.jpg","kat",2561]["124",2,1,"post","http://www.sandervandecruys.be/onlineExp/mooneyTD/img/tt/573tt.jpg","trein",1678]["124",3,1,"post","http://www.sandervandecruys.be/onlineExp/mooneyTD/img/tt/683tt.jpg","koala",1368]["124",4,1,"post","http://www.sandervandecruys.be/onlineExp/mooneyTD/img/tt/559tt.jpg","tijger",2531]["124",5,1,"post","http://www.sandervandecruys.be/onlineExp/mooneyTD/img/tt/859tt.jpg","kangoeroe",3568]["124",6,1,"post","http://www.sandervandecruys.be/onlineExp/mooneyTD/img/tt/533tt.jpg","vlider",1731]["124",7,1,"post","http://www.sandervandecruys.be/onlineExp/mooneyTD/img/tt/006tt.jpg","kwal",1504]["124",8,1,"post","http://www.sandervandecruys.be/onlineExp/mooneyTD/img/tt/623tt.jpg","olifant",2958]["124",9,1,"post","http://www.sandervandecruys.be/onlineExp/mooneyTD/img/tt/609tt.jpg","tijger",1937]["124",0,2,"pre","http://www.sandervandecruys.be/onlineExp/mooneyTD/img/tt/039tt.jpg","bloem",2095]["124",1,2,"pre","http://www.sandervandecruys.be/onlineExp/mooneyTD/img/tt/661tt.jpg","eend",1977]["124",2,2,"pre","http://www.sandervandecruys.be/onlineExp/mooneyTD/img/tt/184tt.jpg","vogel",1834]["124",3,2,"pre","http://www.sandervandecruys.be/onlineExp/mooneyTD/img/tt/853tt.jpg","fluitje",3477]["124",4,2,"pre","http://www.sandervandecruys.be/onlineExp/mooneyTD/img/tt/676tt.jpg","brug",2743]["124",5,2,"pre","http://www.sandervandecruys.be/onlineExp/mooneyTD/img/tt/003tt.jpg","inkyvis",3108]["124",6,2,"pre","http://www.sandervandecruys.be/onlineExp/mooneyTD/img/tt/873tt.jpg","olifant",3808]["124",7,2,"pre","http://www.sandervandecruys.be/onlineExp/mooneyTD/img/tt/643tt.jpg","skateboard",3316]["124",8,2,"pre","http://www.sandervandecruys.be/onlineExp/mooneyTD/img/tt/729tt.jpg","panter",1730]["124",9,2,"pre","http://www.sandervandecruys.be/onlineExp/mooneyTD/img/tt/560tt.jpg","kikker",2265]["124",0,2,"post","http://www.sandervandecruys.be/onlineExp/mooneyTD/img/tt/184tt.jpg","vorken",2386]["124",1,2,"post","http://www.sandervandecruys.be/onlineExp/mooneyTD/img/tt/560tt.jpg","pad",4668]["124",2,2,"post","http://www.sandervandecruys.be/onlineExp/mooneyTD/img/tt/643tt.jpg","boekentas",2443]["124",3,2,"post","http://www.sandervandecruys.be/onlineExp/mooneyTD/img/tt/853tt.jpg","fluitje",1389]["124",4,2,"post","http://www.sandervandecruys.be/onlineExp/mooneyTD/img/tt/039tt.jpg","bloem",1028]["124",5,2,"post","http://www.sandervandecruys.be/onlineExp/mooneyTD/img/tt/003tt.jpg","slang",1948]["124",6,2,"post","http://www.sandervandecruys.be/onlineExp/mooneyTD/img/tt/676tt.jpg","huis",2140]["124",7,2,"post","http://www.sandervandecruys.be/onlineExp/mooneyTD/img/tt/661tt.jpg","eend",1083]["124",8,2,"post","http://www.sandervandecruys.be/onlineExp/mooneyTD/img/tt/729tt.jpg","uilen",1526]["124",9,2,"post","http://www.sandervandecruys.be/onlineExp/mooneyTD/img/tt/873tt.jpg","olifant",3920]["124",0,3,"pre","http://www.sandervandecruys.be/onlineExp/mooneyTD/img/tt/562tt.jpg","autoraam",3794]["124",1,3,"pre","http://www.sandervandecruys.be/onlineExp/mooneyTD/img/tt/874tt.jpg","kampvuur",5475]["124",2,3,"pre","http://www.sandervandecruys.be/onlineExp/mooneyTD/img/tt/015tt.jpg","leeuw",3169]["124",3,3,"pre","http://www.sandervandecruys.be/onlineExp/mooneyTD/img/tt/871tt.jpg","mens",1093]["124",4,3,"pre","http://www.sandervandecruys.be/onlineExp/mooneyTD/img/tt/691tt.jpg","panter",1509]["124",5,3,"pre","http://www.sandervandecruys.be/onlineExp/mooneyTD/img/tt/001tt.jpg","trein",3602]["124",6,3,"pre","http://www.sandervandecruys.be/onlineExp/mooneyTD/img/tt/595tt.jpg","water",3797]["124",7,3,"pre","http://www.sandervandecruys.be/onlineExp/mooneyTD/img/tt/792tt.jpg","ananas",2505]["124",8,3,"pre","http://www.sandervandecruys.be/onlineExp/mooneyTD/img/tt/872tt.jpg","vlinder",1732]["124",9,3,"pre","http://www.sandervandecruys.be/onlineExp/mooneyTD/img/tt/404tt.jpg","bloem",1559]["124",0,3,"post","http://www.sandervandecruys.be/onlineExp/mooneyTD/img/tt/691tt.jpg","tijger",2534]["124",1,3,"post","http://www.sandervandecruys.be/onlineExp/mooneyTD/img/tt/015tt.jpg","euw",704]["124",2,3,"post","http://www.sandervandecruys.be/onlineExp/mooneyTD/img/tt/562tt.jpg","broodrooster",3009]["124",3,3,"post","http://www.sandervandecruys.be/onlineExp/mooneyTD/img/tt/404tt.jpg","bloem",1848]["124",4,3,"post","http://www.sandervandecruys.be/onlineExp/mooneyTD/img/tt/792tt.jpg","ananas",2513]["124",5,3,"post","http://www.sandervandecruys.be/onlineExp/mooneyTD/img/tt/871tt.jpg","mens",2567]["124",6,3,"post","http://www.sandervandecruys.be/onlineExp/mooneyTD/img/tt/001tt.jpg","bromfiets",3252]["124",7,3,"post","http://www.sandervandecruys.be/onlineExp/mooneyTD/img/tt/874tt.jpg","gasvuur",2125]["124",8,3,"post","http://www.sandervandecruys.be/onlineExp/mooneyTD/img/tt/595tt.jpg","orka",1061]["124",9,3,"post","http://www.sandervandecruys.be/onlineExp/mooneyTD/img/tt/872tt.jpg","vlinder",3401]["124",0,4,"pre","http://www.sandervandecruys.be/onlineExp/mooneyTD/img/tt/292tt.jpg","eekhoorn",2579]["124",1,4,"pre","http://www.sandervandecruys.be/onlineExp/mooneyTD/img/tt/864tt.jpg","olie",1690]["124",2,4,"pre","http://www.sandervandecruys.be/onlineExp/mooneyTD/img/tt/400tt.jpg","mes",2181]["124",3,4,"pre","http://www.sandervandecruys.be/onlineExp/mooneyTD/img/tt/192tt.jpg","vlinder",2014]["124",4,4,"pre","http://www.sandervandecruys.be/onlineExp/mooneyTD/img/tt/062tt.jpg","aardbol",3464]["124",5,4,"pre","http://www.sandervandecruys.be/onlineExp/mooneyTD/img/tt/576tt.jpg","voet",1764]["124",6,4,"pre","http://www.sandervandecruys.be/onlineExp/mooneyTD/img/tt/823tt.jpg","veld",2005]["124",7,4,"pre","http://www.sandervandecruys.be/onlineExp/mooneyTD/img/tt/728tt.jpg","uil",1765]["124",8,4,"pre","http://www.sandervandecruys.be/onlineExp/mooneyTD/img/tt/429tt.jpg","uil",1482]["124",9,4,"pre","http://www.sandervandecruys.be/onlineExp/mooneyTD/img/tt/127tt.jpg","wagen",1627]["124",0,4,"post","http://www.sandervandecruys.be/onlineExp/mooneyTD/img/tt/400tt.jpg","knijptang",3919]["124",1,4,"post","http://www.sandervandecruys.be/onlineExp/mooneyTD/img/tt/127tt.jpg","hondje",3048]["124",2,4,"post","http://www.sandervandecruys.be/onlineExp/mooneyTD/img/tt/823tt.jpg","koala",975]["124",3,4,"post","http://www.sandervandecruys.be/onlineExp/mooneyTD/img/tt/728tt.jpg","uil",1048]["124",4,4,"post","http://www.sandervandecruys.be/onlineExp/mooneyTD/img/tt/292tt.jpg","eekhoorn",4335]["124",5,4,"post","http://www.sandervandecruys.be/onlineExp/mooneyTD/img/tt/576tt.jpg","tromper",1804]["124",6,4,"post","http://www.sandervandecruys.be/onlineExp/mooneyTD/img/tt/062tt.jpg","hond",1483]["124",7,4,"post","http://www.sandervandecruys.be/onlineExp/mooneyTD/img/tt/864tt.jpg","slang",5746]["124",8,4,"post","http://www.sandervandecruys.be/onlineExp/mooneyTD/img/tt/192tt.jpg","kat",1268]["124",9,4,"post","http://www.sandervandecruys.be/onlineExp/mooneyTD/img/tt/429tt.jpg","slang",2227]["124",0,5,"pre","http://www.sandervandecruys.be/onlineExp/mooneyTD/img/tt/863tt.jpg","trap",2492]["124",1,5,"pre","http://www.sandervandecruys.be/onlineExp/mooneyTD/img/tt/045tt.jpg","handen",2735]["124",2,5,"pre","http://www.sandervandecruys.be/onlineExp/mooneyTD/img/tt/013tt.jpg","panter",2589]["124",3,5,"pre","http://www.sandervandecruys.be/onlineExp/mooneyTD/img/tt/858tt.jpg","mensen",2293]["124",4,5,"pre","http://www.sandervandecruys.be/onlineExp/mooneyTD/img/tt/608tt.jpg","koppel",1994]["124",5,5,"pre","http://www.sandervandecruys.be/onlineExp/mooneyTD/img/tt/018tt.jpg","roos",1685]["124",6,5,"pre","http://www.sandervandecruys.be/onlineExp/mooneyTD/img/tt/148tt.jpg","kikker",1746]["124",7,5,"pre","http://www.sandervandecruys.be/onlineExp/mooneyTD/img/tt/593tt.jpg","mensen",2389]["124",8,5,"pre","http://www.sandervandecruys.be/onlineExp/mooneyTD/img/tt/558tt.jpg","pad",1397]["124",9,5,"pre","http://www.sandervandecruys.be/onlineExp/mooneyTD/img/tt/273tt.jpg","veld",2808]["124",0,5,"post","http://www.sandervandecruys.be/onlineExp/mooneyTD/img/tt/593tt.jpg","familie",4932]["124",1,5,"post","http://www.sandervandecruys.be/onlineExp/mooneyTD/img/tt/148tt.jpg","pad",904]["124",2,5,"post","http://www.sandervandecruys.be/onlineExp/mooneyTD/img/tt/608tt.jpg","mens",2970]["124",3,5,"post","http://www.sandervandecruys.be/onlineExp/mooneyTD/img/tt/858tt.jpg","mens",2838]["124",4,5,"post","http://www.sandervandecruys.be/onlineExp/mooneyTD/img/tt/018tt.jpg","roos",932]["124",5,5,"post","http://www.sandervandecruys.be/onlineExp/mooneyTD/img/tt/273tt.jpg","kikker",1089]["124",6,5,"post","http://www.sandervandecruys.be/onlineExp/mooneyTD/img/tt/863tt.jpg","trap",2113]["124",7,5,"post","http://www.sandervandecruys.be/onlineExp/mooneyTD/img/tt/558tt.jpg","pad",1947]["124",8,5,"post","http://www.sandervandecruys.be/onlineExp/mooneyTD/img/tt/013tt.jpg","tijger",1771]["124",9,5,"post","http://www.sandervandecruys.be/onlineExp/mooneyTD/img/tt/045tt.jpg","leguaan",1956]</text:p>
          </table:table-cell>
          <table:table-cell table:number-columns-repeated="253"/>
        </table:table-row>
        <table:table-row table:style-name="ro1">
          <table:table-cell office:value-type="date" office:date-value="2016-03-15T17:10:26" calcext:value-type="date">
            <text:p>3/15/2016 17:10:26</text:p>
          </table:table-cell>
          <table:table-cell office:value-type="float" office:value="22153" calcext:value-type="float">
            <text:p>22153</text:p>
          </table:table-cell>
          <table:table-cell office:value-type="string" calcext:value-type="string">
            <text:p>["22153",0,0,"pre","http://www.sandervandecruys.be/onlineExp/mooneyTD/img/tt/560tt.jpg","eierschaal",9836]["22153",1,0,"pre","http://www.sandervandecruys.be/onlineExp/mooneyTD/img/tt/745tt.jpg","gereedschap",7814]["22153",2,0,"pre","http://www.sandervandecruys.be/onlineExp/mooneyTD/img/tt/871tt.jpg","man",13788]["22153",3,0,"pre","http://www.sandervandecruys.be/onlineExp/mooneyTD/img/tt/676tt.jpg","tuin",9132]["22153",4,0,"pre","http://www.sandervandecruys.be/onlineExp/mooneyTD/img/tt/404tt.jpg","vuilzakken",9268]["22153",5,0,"pre","http://www.sandervandecruys.be/onlineExp/mooneyTD/img/tt/562tt.jpg","strijkstok",21311]["22153",6,0,"pre","http://www.sandervandecruys.be/onlineExp/mooneyTD/img/tt/609tt.jpg","jaguar",5407]["22153",7,0,"pre","http://www.sandervandecruys.be/onlineExp/mooneyTD/img/tt/192tt.jpg","havik",3976]["22153",8,0,"pre","http://www.sandervandecruys.be/onlineExp/mooneyTD/img/tt/729tt.jpg","pauw",14811]["22153",9,0,"pre","http://www.sandervandecruys.be/onlineExp/mooneyTD/img/tt/864tt.jpg","ballet",3029]["22153",0,0,"post","http://www.sandervandecruys.be/onlineExp/mooneyTD/img/tt/871tt.jpg","landbouw",7354]["22153",1,0,"post","http://www.sandervandecruys.be/onlineExp/mooneyTD/img/tt/560tt.jpg","pad",10165]["22153",2,0,"post","http://www.sandervandecruys.be/onlineExp/mooneyTD/img/tt/404tt.jpg","kat",4024]["22153",3,0,"post","http://www.sandervandecruys.be/onlineExp/mooneyTD/img/tt/676tt.jpg","tuin",2157]["22153",4,0,"post","http://www.sandervandecruys.be/onlineExp/mooneyTD/img/tt/729tt.jpg","kat",23138]["22153",5,0,"post","http://www.sandervandecruys.be/onlineExp/mooneyTD/img/tt/192tt.jpg","kat",2224]["22153",6,0,"post","http://www.sandervandecruys.be/onlineExp/mooneyTD/img/tt/609tt.jpg","luipaard",5255]["22153",7,0,"post","http://www.sandervandecruys.be/onlineExp/mooneyTD/img/tt/562tt.jpg","broodrooster",5404]["22153",8,0,"post","http://www.sandervandecruys.be/onlineExp/mooneyTD/img/tt/745tt.jpg","piano",3852]["22153",9,0,"post","http://www.sandervandecruys.be/onlineExp/mooneyTD/img/tt/864tt.jpg","parasol",3332]["22153",0,1,"pre","http://www.sandervandecruys.be/onlineExp/mooneyTD/img/tt/623tt.jpg","olifant",3132]["22153",1,1,"pre","http://www.sandervandecruys.be/onlineExp/mooneyTD/img/tt/003tt.jpg","bloem",4635]["22153",2,1,"pre","http://www.sandervandecruys.be/onlineExp/mooneyTD/img/tt/148tt.jpg","pad",4351]["22153",3,1,"pre","http://www.sandervandecruys.be/onlineExp/mooneyTD/img/tt/595tt.jpg","dolfijn",3004]["22153",4,1,"pre","http://www.sandervandecruys.be/onlineExp/mooneyTD/img/tt/039tt.jpg","bloem",3303]["22153",5,1,"pre","http://www.sandervandecruys.be/onlineExp/mooneyTD/img/tt/643tt.jpg","autokoffer",6457]["22153",6,1,"pre","http://www.sandervandecruys.be/onlineExp/mooneyTD/img/tt/400tt.jpg","vleugels",6556]["22153",7,1,"pre","http://www.sandervandecruys.be/onlineExp/mooneyTD/img/tt/013tt.jpg","luipaard",7824]["22153",8,1,"pre","http://www.sandervandecruys.be/onlineExp/mooneyTD/img/tt/184tt.jpg","vorken",3608]["22153",9,1,"pre","http://www.sandervandecruys.be/onlineExp/mooneyTD/img/tt/655tt.jpg","koeien",3394]["22153",0,1,"post","http://www.sandervandecruys.be/onlineExp/mooneyTD/img/tt/655tt.jpg","ezels",3011]["22153",1,1,"post","http://www.sandervandecruys.be/onlineExp/mooneyTD/img/tt/148tt.jpg","gifkikker",3933]["22153",2,1,"post","http://www.sandervandecruys.be/onlineExp/mooneyTD/img/tt/623tt.jpg","olifant",3536]["22153",3,1,"post","http://www.sandervandecruys.be/onlineExp/mooneyTD/img/tt/184tt.jpg","vorken",2104]["22153",4,1,"post","http://www.sandervandecruys.be/onlineExp/mooneyTD/img/tt/400tt.jpg","tang",2587]["22153",5,1,"post","http://www.sandervandecruys.be/onlineExp/mooneyTD/img/tt/643tt.jpg","boekentas",4268]["22153",6,1,"post","http://www.sandervandecruys.be/onlineExp/mooneyTD/img/tt/039tt.jpg","bloem",2359]["22153",7,1,"post","http://www.sandervandecruys.be/onlineExp/mooneyTD/img/tt/003tt.jpg","slang",2402]["22153",8,1,"post","http://www.sandervandecruys.be/onlineExp/mooneyTD/img/tt/013tt.jpg","luipaard",7004]["22153",9,1,"post","http://www.sandervandecruys.be/onlineExp/mooneyTD/img/tt/595tt.jpg","walvis",3309]["22153",0,2,"pre","http://www.sandervandecruys.be/onlineExp/mooneyTD/img/tt/661tt.jpg","duif",2674]["22153",1,2,"pre","http://www.sandervandecruys.be/onlineExp/mooneyTD/img/tt/005tt.jpg","hoed",3108]["22153",2,2,"pre","http://www.sandervandecruys.be/onlineExp/mooneyTD/img/tt/021tt.jpg","gras",5536]["22153",3,2,"pre","http://www.sandervandecruys.be/onlineExp/mooneyTD/img/tt/874tt.jpg","tol",2766]["22153",4,2,"pre","http://www.sandervandecruys.be/onlineExp/mooneyTD/img/tt/429tt.jpg","handtas",6657]["22153",5,2,"pre","http://www.sandervandecruys.be/onlineExp/mooneyTD/img/tt/863tt.jpg","boot",2729]["22153",6,2,"pre","http://www.sandervandecruys.be/onlineExp/mooneyTD/img/tt/728tt.jpg","uil",2046]["22153",7,2,"pre","http://www.sandervandecruys.be/onlineExp/mooneyTD/img/tt/872tt.jpg","vlinder",3711]["22153",8,2,"pre","http://www.sandervandecruys.be/onlineExp/mooneyTD/img/tt/873tt.jpg","olifant",3772]["22153",9,2,"pre","http://www.sandervandecruys.be/onlineExp/mooneyTD/img/tt/792tt.jpg","ananas",3339]["22153",0,2,"post","http://www.sandervandecruys.be/onlineExp/mooneyTD/img/tt/792tt.jpg","ananas",1985]["22153",1,2,"post","http://www.sandervandecruys.be/onlineExp/mooneyTD/img/tt/005tt.jpg","wc",2160]["22153",2,2,"post","http://www.sandervandecruys.be/onlineExp/mooneyTD/img/tt/021tt.jpg","kat",1927]["22153",3,2,"post","http://www.sandervandecruys.be/onlineExp/mooneyTD/img/tt/429tt.jpg","slang",2677]["22153",4,2,"post","http://www.sandervandecruys.be/onlineExp/mooneyTD/img/tt/728tt.jpg","uil",1512]["22153",5,2,"post","http://www.sandervandecruys.be/onlineExp/mooneyTD/img/tt/873tt.jpg","olifant",2444]["22153",6,2,"post","http://www.sandervandecruys.be/onlineExp/mooneyTD/img/tt/874tt.jpg","gasvuur",3144]["22153",7,2,"post","http://www.sandervandecruys.be/onlineExp/mooneyTD/img/tt/661tt.jpg","eend",3127]["22153",8,2,"post","http://www.sandervandecruys.be/onlineExp/mooneyTD/img/tt/863tt.jpg","stoel",2532]["22153",9,2,"post","http://www.sandervandecruys.be/onlineExp/mooneyTD/img/tt/872tt.jpg","vlinder",3315]["22153",0,3,"pre","http://www.sandervandecruys.be/onlineExp/mooneyTD/img/tt/007tt.jpg","vleugelpiano",9743]["22153",1,3,"pre","http://www.sandervandecruys.be/onlineExp/mooneyTD/img/tt/593tt.jpg","handarbeid",5974]["22153",2,3,"pre","http://www.sandervandecruys.be/onlineExp/mooneyTD/img/tt/573tt.jpg","auto",2189]["22153",3,3,"pre","http://www.sandervandecruys.be/onlineExp/mooneyTD/img/tt/533tt.jpg","muis",3171]["22153",4,3,"pre","http://www.sandervandecruys.be/onlineExp/mooneyTD/img/tt/127tt.jpg","stoel",3106]["22153",5,3,"pre","http://www.sandervandecruys.be/onlineExp/mooneyTD/img/tt/683tt.jpg","varken",3519]["22153",6,3,"pre","http://www.sandervandecruys.be/onlineExp/mooneyTD/img/tt/025tt.jpg","konijn",2742]["22153",7,3,"pre","http://www.sandervandecruys.be/onlineExp/mooneyTD/img/tt/001tt.jpg","moto",3307]["22153",8,3,"pre","http://www.sandervandecruys.be/onlineExp/mooneyTD/img/tt/738tt.jpg","tuba",8813]["22153",9,3,"pre","http://www.sandervandecruys.be/onlineExp/mooneyTD/img/tt/017tt.jpg","spin",2829]["22153",0,3,"post","http://www.sandervandecruys.be/onlineExp/mooneyTD/img/tt/593tt.jpg","dakloze",3111]["22153",1,3,"post","http://www.sandervandecruys.be/onlineExp/mooneyTD/img/tt/001tt.jpg","moto",2244]["22153",2,3,"post","http://www.sandervandecruys.be/onlineExp/mooneyTD/img/tt/533tt.jpg","vlinder",2619]["22153",3,3,"post","http://www.sandervandecruys.be/onlineExp/mooneyTD/img/tt/025tt.jpg","konijn",2732]["22153",4,3,"post","http://www.sandervandecruys.be/onlineExp/mooneyTD/img/tt/683tt.jpg","koala",2702]["22153",5,3,"post","http://www.sandervandecruys.be/onlineExp/mooneyTD/img/tt/007tt.jpg","vleugelpiano",3874]["22153",6,3,"post","http://www.sandervandecruys.be/onlineExp/mooneyTD/img/tt/573tt.jpg","trein",3331]["22153",7,3,"post","http://www.sandervandecruys.be/onlineExp/mooneyTD/img/tt/127tt.jpg","hut",2534]["22153",8,3,"post","http://www.sandervandecruys.be/onlineExp/mooneyTD/img/tt/017tt.jpg","ananassen",4277]["22153",9,3,"post","http://www.sandervandecruys.be/onlineExp/mooneyTD/img/tt/738tt.jpg","paprika",3168]["22153",0,4,"pre","http://www.sandervandecruys.be/onlineExp/mooneyTD/img/tt/558tt.jpg","ananas",6331]["22153",1,4,"pre","http://www.sandervandecruys.be/onlineExp/mooneyTD/img/tt/859tt.jpg","kangoeroe",3851]["22153",2,4,"pre","http://www.sandervandecruys.be/onlineExp/mooneyTD/img/tt/018tt.jpg","roos",1659]["22153",3,4,"pre","http://www.sandervandecruys.be/onlineExp/mooneyTD/img/tt/006tt.jpg","snuit",4899]["22153",4,4,"pre","http://www.sandervandecruys.be/onlineExp/mooneyTD/img/tt/273tt.jpg","kikker",2415]["22153",5,4,"pre","http://www.sandervandecruys.be/onlineExp/mooneyTD/img/tt/015tt.jpg","aap",2298]["22153",6,4,"pre","http://www.sandervandecruys.be/onlineExp/mooneyTD/img/tt/559tt.jpg","kurkentrekker",6483]["22153",7,4,"pre","http://www.sandervandecruys.be/onlineExp/mooneyTD/img/tt/812tt.jpg","spin",2551]["22153",8,4,"pre","http://www.sandervandecruys.be/onlineExp/mooneyTD/img/tt/691tt.jpg","cheeta",4854]["22153",9,4,"pre","http://www.sandervandecruys.be/onlineExp/mooneyTD/img/tt/556tt.jpg","horloge",3744]["22153",0,4,"post","http://www.sandervandecruys.be/onlineExp/mooneyTD/img/tt/859tt.jpg","kangoeroe",2886]["22153",1,4,"post","http://www.sandervandecruys.be/onlineExp/mooneyTD/img/tt/558tt.jpg","pad",2237]["22153",2,4,"post","http://www.sandervandecruys.be/onlineExp/mooneyTD/img/tt/559tt.jpg","kikker",4916]["22153",3,4,"post","http://www.sandervandecruys.be/onlineExp/mooneyTD/img/tt/556tt.jpg","horloge",2048]["22153",4,4,"post","http://www.sandervandecruys.be/onlineExp/mooneyTD/img/tt/018tt.jpg","roos",1331]["22153",5,4,"post","http://www.sandervandecruys.be/onlineExp/mooneyTD/img/tt/006tt.jpg","kwal",1490]["22153",6,4,"post","http://www.sandervandecruys.be/onlineExp/mooneyTD/img/tt/691tt.jpg","tijger",2438]["22153",7,4,"post","http://www.sandervandecruys.be/onlineExp/mooneyTD/img/tt/015tt.jpg","leeuw",1682]["22153",8,4,"post","http://www.sandervandecruys.be/onlineExp/mooneyTD/img/tt/273tt.jpg","hagedis",3979]["22153",9,4,"post","http://www.sandervandecruys.be/onlineExp/mooneyTD/img/tt/812tt.jpg","kever",1582]["22153",0,5,"pre","http://www.sandervandecruys.be/onlineExp/mooneyTD/img/tt/853tt.jpg","pinguin",3165]["22153",1,5,"pre","http://www.sandervandecruys.be/onlineExp/mooneyTD/img/tt/576tt.jpg","trombone",4508]["22153",2,5,"pre","http://www.sandervandecruys.be/onlineExp/mooneyTD/img/tt/062tt.jpg","hond",1757]["22153",3,5,"pre","http://www.sandervandecruys.be/onlineExp/mooneyTD/img/tt/292tt.jpg","eekhoorn",2408]["22153",4,5,"pre","http://www.sandervandecruys.be/onlineExp/mooneyTD/img/tt/858tt.jpg","skieër",8307]["22153",5,5,"pre","http://www.sandervandecruys.be/onlineExp/mooneyTD/img/tt/721tt.jpg","sinaasappel",4724]["22153",6,5,"pre","http://www.sandervandecruys.be/onlineExp/mooneyTD/img/tt/608tt.jpg","vrouw",2988]["22153",7,5,"pre","http://www.sandervandecruys.be/onlineExp/mooneyTD/img/tt/045tt.jpg","kikker",4582]["22153",8,5,"pre","http://www.sandervandecruys.be/onlineExp/mooneyTD/img/tt/030tt.jpg","cds",4122]["22153",9,5,"pre","http://www.sandervandecruys.be/onlineExp/mooneyTD/img/tt/823tt.jpg","vogel",3233]["22153",0,5,"post","http://www.sandervandecruys.be/onlineExp/mooneyTD/img/tt/608tt.jpg","vrouwen",3202]["22153",1,5,"post","http://www.sandervandecruys.be/onlineExp/mooneyTD/img/tt/858tt.jpg","skieër",3170]["22153",2,5,"post","http://www.sandervandecruys.be/onlineExp/mooneyTD/img/tt/062tt.jpg","hond",1362]["22153",3,5,"post","http://www.sandervandecruys.be/onlineExp/mooneyTD/img/tt/853tt.jpg","fluit",3618]["22153",4,5,"post","http://www.sandervandecruys.be/onlineExp/mooneyTD/img/tt/721tt.jpg","citroen",3357]["22153",5,5,"post","http://www.sandervandecruys.be/onlineExp/mooneyTD/img/tt/045tt.jpg","leguaan",3616]["22153",6,5,"post","http://www.sandervandecruys.be/onlineExp/mooneyTD/img/tt/030tt.jpg","sinaasappel",3738]["22153",7,5,"post","http://www.sandervandecruys.be/onlineExp/mooneyTD/img/tt/823tt.jpg","kikker",9992]["22153",8,5,"post","http://www.sandervandecruys.be/onlineExp/mooneyTD/img/tt/292tt.jpg","eekhoorn",3718]["22153",9,5,"post","http://www.sandervandecruys.be/onlineExp/mooneyTD/img/tt/576tt.jpg","trombone",2867]</text:p>
          </table:table-cell>
          <table:table-cell table:number-columns-repeated="253"/>
        </table:table-row>
        <table:table-row table:style-name="ro1">
          <table:table-cell office:value-type="date" office:date-value="2016-03-16T11:26:09" calcext:value-type="date">
            <text:p>3/16/2016 11:26: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"17",0,0,"pre","http://www.sandervandecruys.be/onlineExp/mooneyTD/img/tt/655tt.jpg","koe",3081]["17",1,0,"pre","http://www.sandervandecruys.be/onlineExp/mooneyTD/img/tt/858tt.jpg","man",2758]["17",2,0,"pre","http://www.sandervandecruys.be/onlineExp/mooneyTD/img/tt/609tt.jpg","luipaard",3295]["17",3,0,"pre","http://www.sandervandecruys.be/onlineExp/mooneyTD/img/tt/874tt.jpg","wiel",2730]["17",4,0,"pre","http://www.sandervandecruys.be/onlineExp/mooneyTD/img/tt/558tt.jpg","bloem",3008]["17",5,0,"pre","http://www.sandervandecruys.be/onlineExp/mooneyTD/img/tt/595tt.jpg","orka",2988]["17",6,0,"pre","http://www.sandervandecruys.be/onlineExp/mooneyTD/img/tt/576tt.jpg","fiets",3855]["17",7,0,"pre","http://www.sandervandecruys.be/onlineExp/mooneyTD/img/tt/030tt.jpg","donuts",4752]["17",8,0,"pre","http://www.sandervandecruys.be/onlineExp/mooneyTD/img/tt/608tt.jpg","vrouw",3488]["17",9,0,"pre","http://www.sandervandecruys.be/onlineExp/mooneyTD/img/tt/017tt.jpg","cactus",3696]["17",0,0,"post","http://www.sandervandecruys.be/onlineExp/mooneyTD/img/tt/558tt.jpg","kikker",3093]["17",1,0,"post","http://www.sandervandecruys.be/onlineExp/mooneyTD/img/tt/576tt.jpg","trompet",2802]["17",2,0,"post","http://www.sandervandecruys.be/onlineExp/mooneyTD/img/tt/030tt.jpg","appelsienen",3496]["17",3,0,"post","http://www.sandervandecruys.be/onlineExp/mooneyTD/img/tt/595tt.jpg","walvis",2895]["17",4,0,"post","http://www.sandervandecruys.be/onlineExp/mooneyTD/img/tt/655tt.jpg","ezels",2535]["17",5,0,"post","http://www.sandervandecruys.be/onlineExp/mooneyTD/img/tt/874tt.jpg","gasvuur",3574]["17",6,0,"post","http://www.sandervandecruys.be/onlineExp/mooneyTD/img/tt/608tt.jpg","vrouw",2768]["17",7,0,"post","http://www.sandervandecruys.be/onlineExp/mooneyTD/img/tt/609tt.jpg","luipaard",3956]["17",8,0,"post","http://www.sandervandecruys.be/onlineExp/mooneyTD/img/tt/017tt.jpg","ananassen",3959]["17",9,0,"post","http://www.sandervandecruys.be/onlineExp/mooneyTD/img/tt/858tt.jpg","skiër",3722]["17",0,1,"pre","http://www.sandervandecruys.be/onlineExp/mooneyTD/img/tt/812tt.jpg","paard",4135]["17",1,1,"pre","http://www.sandervandecruys.be/onlineExp/mooneyTD/img/tt/573tt.jpg","trein",2672]["17",2,1,"pre","http://www.sandervandecruys.be/onlineExp/mooneyTD/img/tt/005tt.jpg","wc-bril",8497]["17",3,1,"pre","http://www.sandervandecruys.be/onlineExp/mooneyTD/img/tt/683tt.jpg","hagedis",4580]["17",4,1,"pre","http://www.sandervandecruys.be/onlineExp/mooneyTD/img/tt/593tt.jpg","vrouw",3163]["17",5,1,"pre","http://www.sandervandecruys.be/onlineExp/mooneyTD/img/tt/018tt.jpg","roos",2330]["17",6,1,"pre","http://www.sandervandecruys.be/onlineExp/mooneyTD/img/tt/691tt.jpg","luipaard",3860]["17",7,1,"pre","http://www.sandervandecruys.be/onlineExp/mooneyTD/img/tt/192tt.jpg","vogel",3283]["17",8,1,"pre","http://www.sandervandecruys.be/onlineExp/mooneyTD/img/tt/560tt.jpg","ei",3622]["17",9,1,"pre","http://www.sandervandecruys.be/onlineExp/mooneyTD/img/tt/721tt.jpg","schoen",4848]["17",0,1,"post","http://www.sandervandecruys.be/onlineExp/mooneyTD/img/tt/683tt.jpg","koala",3068]["17",1,1,"post","http://www.sandervandecruys.be/onlineExp/mooneyTD/img/tt/192tt.jpg","kat",2505]["17",2,1,"post","http://www.sandervandecruys.be/onlineExp/mooneyTD/img/tt/560tt.jpg","paddestoel",3767]["17",3,1,"post","http://www.sandervandecruys.be/onlineExp/mooneyTD/img/tt/018tt.jpg","roos",2245]["17",4,1,"post","http://www.sandervandecruys.be/onlineExp/mooneyTD/img/tt/573tt.jpg","trein",2812]["17",5,1,"post","http://www.sandervandecruys.be/onlineExp/mooneyTD/img/tt/593tt.jpg","man",2322]["17",6,1,"post","http://www.sandervandecruys.be/onlineExp/mooneyTD/img/tt/812tt.jpg","kikker",3323]["17",7,1,"post","http://www.sandervandecruys.be/onlineExp/mooneyTD/img/tt/005tt.jpg","wc-bril",3358]["17",8,1,"post","http://www.sandervandecruys.be/onlineExp/mooneyTD/img/tt/691tt.jpg","sneeuwluipaard",4386]["17",9,1,"post","http://www.sandervandecruys.be/onlineExp/mooneyTD/img/tt/721tt.jpg","appelsienen",4576]["17",0,2,"pre","http://www.sandervandecruys.be/onlineExp/mooneyTD/img/tt/429tt.jpg","slang",2474]["17",1,2,"pre","http://www.sandervandecruys.be/onlineExp/mooneyTD/img/tt/533tt.jpg","vlinder",2791]["17",2,2,"pre","http://www.sandervandecruys.be/onlineExp/mooneyTD/img/tt/148tt.jpg","kikker",2972]["17",3,2,"pre","http://www.sandervandecruys.be/onlineExp/mooneyTD/img/tt/863tt.jpg","t-shirt",4966]["17",4,2,"pre","http://www.sandervandecruys.be/onlineExp/mooneyTD/img/tt/728tt.jpg","gier",2834]["17",5,2,"pre","http://www.sandervandecruys.be/onlineExp/mooneyTD/img/tt/003tt.jpg","slang",2937]["17",6,2,"pre","http://www.sandervandecruys.be/onlineExp/mooneyTD/img/tt/623tt.jpg","olifant",3825]["17",7,2,"pre","http://www.sandervandecruys.be/onlineExp/mooneyTD/img/tt/729tt.jpg","sluier",3682]["17",8,2,"pre","http://www.sandervandecruys.be/onlineExp/mooneyTD/img/tt/792tt.jpg","ananas",2190]["17",9,2,"pre","http://www.sandervandecruys.be/onlineExp/mooneyTD/img/tt/864tt.jpg","bloem",2595]["17",0,2,"post","http://www.sandervandecruys.be/onlineExp/mooneyTD/img/tt/729tt.jpg","uilen",2804]["17",1,2,"post","http://www.sandervandecruys.be/onlineExp/mooneyTD/img/tt/864tt.jpg","parasol",3161]["17",2,2,"post","http://www.sandervandecruys.be/onlineExp/mooneyTD/img/tt/728tt.jpg","roofvogel",3848]["17",3,2,"post","http://www.sandervandecruys.be/onlineExp/mooneyTD/img/tt/148tt.jpg","kikker",2409]["17",4,2,"post","http://www.sandervandecruys.be/onlineExp/mooneyTD/img/tt/533tt.jpg","vlinder",2708]["17",5,2,"post","http://www.sandervandecruys.be/onlineExp/mooneyTD/img/tt/003tt.jpg","slang",2343]["17",6,2,"post","http://www.sandervandecruys.be/onlineExp/mooneyTD/img/tt/429tt.jpg","slang",2017]["17",7,2,"post","http://www.sandervandecruys.be/onlineExp/mooneyTD/img/tt/863tt.jpg","stoel",2466]["17",8,2,"post","http://www.sandervandecruys.be/onlineExp/mooneyTD/img/tt/792tt.jpg","ananas",1951]["17",9,2,"post","http://www.sandervandecruys.be/onlineExp/mooneyTD/img/tt/623tt.jpg","olifant",2558]["17",0,3,"pre","http://www.sandervandecruys.be/onlineExp/mooneyTD/img/tt/013tt.jpg","luipaard",3633]["17",1,3,"pre","http://www.sandervandecruys.be/onlineExp/mooneyTD/img/tt/559tt.jpg","reptiel",4587]["17",2,3,"pre","http://www.sandervandecruys.be/onlineExp/mooneyTD/img/tt/873tt.jpg","olifant",2847]["17",3,3,"pre","http://www.sandervandecruys.be/onlineExp/mooneyTD/img/tt/184tt.jpg","vorken",3189]["17",4,3,"pre","http://www.sandervandecruys.be/onlineExp/mooneyTD/img/tt/006tt.jpg","kwal",2660]["17",5,3,"pre","http://www.sandervandecruys.be/onlineExp/mooneyTD/img/tt/556tt.jpg","telefoon",3686]["17",6,3,"pre","http://www.sandervandecruys.be/onlineExp/mooneyTD/img/tt/745tt.jpg","nietjesmachine",4817]["17",7,3,"pre","http://www.sandervandecruys.be/onlineExp/mooneyTD/img/tt/062tt.jpg","hond",2155]["17",8,3,"pre","http://www.sandervandecruys.be/onlineExp/mooneyTD/img/tt/562tt.jpg","broodrooster",4672]["17",9,3,"pre","http://www.sandervandecruys.be/onlineExp/mooneyTD/img/tt/039tt.jpg","vlinder",3093]["17",0,3,"post","http://www.sandervandecruys.be/onlineExp/mooneyTD/img/tt/062tt.jpg","hond",2769]["17",1,3,"post","http://www.sandervandecruys.be/onlineExp/mooneyTD/img/tt/873tt.jpg","olifant",3333]["17",2,3,"post","http://www.sandervandecruys.be/onlineExp/mooneyTD/img/tt/562tt.jpg","broodrooster",3960]["17",3,3,"post","http://www.sandervandecruys.be/onlineExp/mooneyTD/img/tt/559tt.jpg","kikker",2540]["17",4,3,"post","http://www.sandervandecruys.be/onlineExp/mooneyTD/img/tt/013tt.jpg","luipaard",3034]["17",5,3,"post","http://www.sandervandecruys.be/onlineExp/mooneyTD/img/tt/039tt.jpg","bloem",2230]["17",6,3,"post","http://www.sandervandecruys.be/onlineExp/mooneyTD/img/tt/745tt.jpg","piano",2732]["17",7,3,"post","http://www.sandervandecruys.be/onlineExp/mooneyTD/img/tt/006tt.jpg","kwal",2368]["17",8,3,"post","http://www.sandervandecruys.be/onlineExp/mooneyTD/img/tt/184tt.jpg","vorken",3002]["17",9,3,"post","http://www.sandervandecruys.be/onlineExp/mooneyTD/img/tt/556tt.jpg","telefoon",5093]["17",0,4,"pre","http://www.sandervandecruys.be/onlineExp/mooneyTD/img/tt/643tt.jpg","zetel",2424]["17",1,4,"pre","http://www.sandervandecruys.be/onlineExp/mooneyTD/img/tt/404tt.jpg","bloem",2388]["17",2,4,"pre","http://www.sandervandecruys.be/onlineExp/mooneyTD/img/tt/676tt.jpg","tuin",2175]["17",3,4,"pre","http://www.sandervandecruys.be/onlineExp/mooneyTD/img/tt/015tt.jpg","leeuw",2916]["17",4,4,"pre","http://www.sandervandecruys.be/onlineExp/mooneyTD/img/tt/021tt.jpg","kat",2508]["17",5,4,"pre","http://www.sandervandecruys.be/onlineExp/mooneyTD/img/tt/007tt.jpg","piano",3290]["17",6,4,"pre","http://www.sandervandecruys.be/onlineExp/mooneyTD/img/tt/273tt.jpg","hagedis",3836]["17",7,4,"pre","http://www.sandervandecruys.be/onlineExp/mooneyTD/img/tt/872tt.jpg","vlinder",2524]["17",8,4,"pre","http://www.sandervandecruys.be/onlineExp/mooneyTD/img/tt/045tt.jpg","hagedis",4058]["17",9,4,"pre","http://www.sandervandecruys.be/onlineExp/mooneyTD/img/tt/853tt.jpg","nietjesmachine",6544]["17",0,4,"post","http://www.sandervandecruys.be/onlineExp/mooneyTD/img/tt/273tt.jpg","hagedis",3939]["17",1,4,"post","http://www.sandervandecruys.be/onlineExp/mooneyTD/img/tt/007tt.jpg","piano",3319]["17",2,4,"post","http://www.sandervandecruys.be/onlineExp/mooneyTD/img/tt/872tt.jpg","vlinder",2426]["17",3,4,"post","http://www.sandervandecruys.be/onlineExp/mooneyTD/img/tt/643tt.jpg","boekentas",3222]["17",4,4,"post","http://www.sandervandecruys.be/onlineExp/mooneyTD/img/tt/404tt.jpg","bloem",2502]["17",5,4,"post","http://www.sandervandecruys.be/onlineExp/mooneyTD/img/tt/021tt.jpg","kat",2052]["17",6,4,"post","http://www.sandervandecruys.be/onlineExp/mooneyTD/img/tt/853tt.jpg","fluitje",2742]["17",7,4,"post","http://www.sandervandecruys.be/onlineExp/mooneyTD/img/tt/015tt.jpg","leeuw",2857]["17",8,4,"post","http://www.sandervandecruys.be/onlineExp/mooneyTD/img/tt/676tt.jpg","tuin",2176]["17",9,4,"post","http://www.sandervandecruys.be/onlineExp/mooneyTD/img/tt/045tt.jpg","hagedis",3269]["17",0,5,"pre","http://www.sandervandecruys.be/onlineExp/mooneyTD/img/tt/292tt.jpg","vogel",3330]["17",1,5,"pre","http://www.sandervandecruys.be/onlineExp/mooneyTD/img/tt/871tt.jpg","veld",2613]["17",2,5,"pre","http://www.sandervandecruys.be/onlineExp/mooneyTD/img/tt/400tt.jpg","olifant",3429]["17",3,5,"pre","http://www.sandervandecruys.be/onlineExp/mooneyTD/img/tt/859tt.jpg","kangoeroe",3483]["17",4,5,"pre","http://www.sandervandecruys.be/onlineExp/mooneyTD/img/tt/823tt.jpg","bloem",3698]["17",5,5,"pre","http://www.sandervandecruys.be/onlineExp/mooneyTD/img/tt/738tt.jpg","bloem",3950]["17",6,5,"pre","http://www.sandervandecruys.be/onlineExp/mooneyTD/img/tt/127tt.jpg","traktor",3601]["17",7,5,"pre","http://www.sandervandecruys.be/onlineExp/mooneyTD/img/tt/001tt.jpg","motorfiets",4107]["17",8,5,"pre","http://www.sandervandecruys.be/onlineExp/mooneyTD/img/tt/025tt.jpg","konijn",2690]["17",9,5,"pre","http://www.sandervandecruys.be/onlineExp/mooneyTD/img/tt/661tt.jpg","bloem",2915]["17",0,5,"post","http://www.sandervandecruys.be/onlineExp/mooneyTD/img/tt/871tt.jpg","veld",3689]["17",1,5,"post","http://www.sandervandecruys.be/onlineExp/mooneyTD/img/tt/661tt.jpg","eend",2677]["17",2,5,"post","http://www.sandervandecruys.be/onlineExp/mooneyTD/img/tt/823tt.jpg","koala",2471]["17",3,5,"post","http://www.sandervandecruys.be/onlineExp/mooneyTD/img/tt/738tt.jpg","paprika",2499]["17",4,5,"post","http://www.sandervandecruys.be/onlineExp/mooneyTD/img/tt/001tt.jpg","motorfiets",3650]["17",5,5,"post","http://www.sandervandecruys.be/onlineExp/mooneyTD/img/tt/400tt.jpg","tang",2685]["17",6,5,"post","http://www.sandervandecruys.be/onlineExp/mooneyTD/img/tt/292tt.jpg","eekhoorn",2751]["17",7,5,"post","http://www.sandervandecruys.be/onlineExp/mooneyTD/img/tt/025tt.jpg","konijn",2387]["17",8,5,"post","http://www.sandervandecruys.be/onlineExp/mooneyTD/img/tt/127tt.jpg","hut",2894]["17",9,5,"post","http://www.sandervandecruys.be/onlineExp/mooneyTD/img/tt/859tt.jpg","kangoeroe",2982]</text:p>
          </table:table-cell>
          <table:table-cell table:number-columns-repeated="253"/>
        </table:table-row>
        <table:table-row table:style-name="ro1">
          <table:table-cell office:value-type="date" office:date-value="2016-03-18T11:31:28" calcext:value-type="date">
            <text:p>3/18/2016 11:31: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"16",0,0,"pre","http://www.sandervandecruys.be/onlineExp/mooneyTD/img/tt/792tt.jpg","ananas",14101]["16",1,0,"pre","http://www.sandervandecruys.be/onlineExp/mooneyTD/img/tt/559tt.jpg","",3867]["16",2,0,"pre","http://www.sandervandecruys.be/onlineExp/mooneyTD/img/tt/609tt.jpg","hond",4686]["16",3,0,"pre","http://www.sandervandecruys.be/onlineExp/mooneyTD/img/tt/018tt.jpg","",14158]["16",4,0,"pre","http://www.sandervandecruys.be/onlineExp/mooneyTD/img/tt/576tt.jpg","mens",5215]["16",5,0,"pre","http://www.sandervandecruys.be/onlineExp/mooneyTD/img/tt/745tt.jpg","zaag",2685]["16",6,0,"pre","http://www.sandervandecruys.be/onlineExp/mooneyTD/img/tt/728tt.jpg","aap",2288]["16",7,0,"pre","http://www.sandervandecruys.be/onlineExp/mooneyTD/img/tt/556tt.jpg","telefoon",7712]["16",8,0,"pre","http://www.sandervandecruys.be/onlineExp/mooneyTD/img/tt/643tt.jpg","tas",2512]["16",9,0,"pre","http://www.sandervandecruys.be/onlineExp/mooneyTD/img/tt/025tt.jpg","konijn",4689]["16",0,0,"post","http://www.sandervandecruys.be/onlineExp/mooneyTD/img/tt/643tt.jpg","tas",5140]["16",1,0,"post","http://www.sandervandecruys.be/onlineExp/mooneyTD/img/tt/025tt.jpg","konijn",2486]["16",2,0,"post","http://www.sandervandecruys.be/onlineExp/mooneyTD/img/tt/728tt.jpg","uil",1859]["16",3,0,"post","http://www.sandervandecruys.be/onlineExp/mooneyTD/img/tt/792tt.jpg","ananas",2929]["16",4,0,"post","http://www.sandervandecruys.be/onlineExp/mooneyTD/img/tt/609tt.jpg","luipaard",4730]["16",5,0,"post","http://www.sandervandecruys.be/onlineExp/mooneyTD/img/tt/018tt.jpg","bloem",2449]["16",6,0,"post","http://www.sandervandecruys.be/onlineExp/mooneyTD/img/tt/576tt.jpg","trompet",1805]["16",7,0,"post","http://www.sandervandecruys.be/onlineExp/mooneyTD/img/tt/745tt.jpg","pianno",2841]["16",8,0,"post","http://www.sandervandecruys.be/onlineExp/mooneyTD/img/tt/559tt.jpg","kikker",2335]["16",9,0,"post","http://www.sandervandecruys.be/onlineExp/mooneyTD/img/tt/556tt.jpg","horloge",3481]["16",0,1,"pre","http://www.sandervandecruys.be/onlineExp/mooneyTD/img/tt/127tt.jpg","hond",4242]["16",1,1,"pre","http://www.sandervandecruys.be/onlineExp/mooneyTD/img/tt/729tt.jpg","uil",2301]["16",2,1,"pre","http://www.sandervandecruys.be/onlineExp/mooneyTD/img/tt/005tt.jpg","toilet",2789]["16",3,1,"pre","http://www.sandervandecruys.be/onlineExp/mooneyTD/img/tt/404tt.jpg","bloem",2282]["16",4,1,"pre","http://www.sandervandecruys.be/onlineExp/mooneyTD/img/tt/292tt.jpg","muis",2002]["16",5,1,"pre","http://www.sandervandecruys.be/onlineExp/mooneyTD/img/tt/623tt.jpg","vogel",6451]["16",6,1,"pre","http://www.sandervandecruys.be/onlineExp/mooneyTD/img/tt/273tt.jpg","kikker",2022]["16",7,1,"pre","http://www.sandervandecruys.be/onlineExp/mooneyTD/img/tt/021tt.jpg","",789]["16",8,1,"pre","http://www.sandervandecruys.be/onlineExp/mooneyTD/img/tt/864tt.jpg","huis",3865]["16",9,1,"pre","http://www.sandervandecruys.be/onlineExp/mooneyTD/img/tt/593tt.jpg","",2874]["16",0,1,"post","http://www.sandervandecruys.be/onlineExp/mooneyTD/img/tt/729tt.jpg","uil",2282]["16",1,1,"post","http://www.sandervandecruys.be/onlineExp/mooneyTD/img/tt/005tt.jpg","toilet",1874]["16",2,1,"post","http://www.sandervandecruys.be/onlineExp/mooneyTD/img/tt/404tt.jpg","bloem",1743]["16",3,1,"post","http://www.sandervandecruys.be/onlineExp/mooneyTD/img/tt/292tt.jpg","eekhoorn",2842]["16",4,1,"post","http://www.sandervandecruys.be/onlineExp/mooneyTD/img/tt/021tt.jpg","kat",1936]["16",5,1,"post","http://www.sandervandecruys.be/onlineExp/mooneyTD/img/tt/864tt.jpg","parasol",4224]["16",6,1,"post","http://www.sandervandecruys.be/onlineExp/mooneyTD/img/tt/273tt.jpg","salamander",4890]["16",7,1,"post","http://www.sandervandecruys.be/onlineExp/mooneyTD/img/tt/623tt.jpg","olifant",3524]["16",8,1,"post","http://www.sandervandecruys.be/onlineExp/mooneyTD/img/tt/593tt.jpg","man",3596]["16",9,1,"post","http://www.sandervandecruys.be/onlineExp/mooneyTD/img/tt/127tt.jpg","huis",2630]["16",0,2,"pre","http://www.sandervandecruys.be/onlineExp/mooneyTD/img/tt/661tt.jpg","eend",4700]["16",1,2,"pre","http://www.sandervandecruys.be/onlineExp/mooneyTD/img/tt/045tt.jpg","salamander",6769]["16",2,2,"pre","http://www.sandervandecruys.be/onlineExp/mooneyTD/img/tt/148tt.jpg","kikker",3676]["16",3,2,"pre","http://www.sandervandecruys.be/onlineExp/mooneyTD/img/tt/859tt.jpg","struisvogel",10617]["16",4,2,"pre","http://www.sandervandecruys.be/onlineExp/mooneyTD/img/tt/871tt.jpg","boer",2935]["16",5,2,"pre","http://www.sandervandecruys.be/onlineExp/mooneyTD/img/tt/721tt.jpg","bloem",3551]["16",6,2,"pre","http://www.sandervandecruys.be/onlineExp/mooneyTD/img/tt/558tt.jpg","kikker",1800]["16",7,2,"pre","http://www.sandervandecruys.be/onlineExp/mooneyTD/img/tt/676tt.jpg","man",1732]["16",8,2,"pre","http://www.sandervandecruys.be/onlineExp/mooneyTD/img/tt/533tt.jpg","",1774]["16",9,2,"pre","http://www.sandervandecruys.be/onlineExp/mooneyTD/img/tt/858tt.jpg","man",2026]["16",0,2,"post","http://www.sandervandecruys.be/onlineExp/mooneyTD/img/tt/676tt.jpg","huis",7657]["16",1,2,"post","http://www.sandervandecruys.be/onlineExp/mooneyTD/img/tt/533tt.jpg","vlinder",3051]["16",2,2,"post","http://www.sandervandecruys.be/onlineExp/mooneyTD/img/tt/858tt.jpg","skier",2471]["16",3,2,"post","http://www.sandervandecruys.be/onlineExp/mooneyTD/img/tt/871tt.jpg","boer",1796]["16",4,2,"post","http://www.sandervandecruys.be/onlineExp/mooneyTD/img/tt/045tt.jpg","leguaan",4959]["16",5,2,"post","http://www.sandervandecruys.be/onlineExp/mooneyTD/img/tt/558tt.jpg","kikker",1580]["16",6,2,"post","http://www.sandervandecruys.be/onlineExp/mooneyTD/img/tt/661tt.jpg","eend",1234]["16",7,2,"post","http://www.sandervandecruys.be/onlineExp/mooneyTD/img/tt/721tt.jpg","huis",5455]["16",8,2,"post","http://www.sandervandecruys.be/onlineExp/mooneyTD/img/tt/859tt.jpg","kangoeroe",4105]["16",9,2,"post","http://www.sandervandecruys.be/onlineExp/mooneyTD/img/tt/148tt.jpg","kikker",1712]["16",0,3,"pre","http://www.sandervandecruys.be/onlineExp/mooneyTD/img/tt/003tt.jpg","slang",2352]["16",1,3,"pre","http://www.sandervandecruys.be/onlineExp/mooneyTD/img/tt/738tt.jpg","zwaan",3146]["16",2,3,"pre","http://www.sandervandecruys.be/onlineExp/mooneyTD/img/tt/030tt.jpg","appelsien",3113]["16",3,3,"pre","http://www.sandervandecruys.be/onlineExp/mooneyTD/img/tt/562tt.jpg","brood",2758]["16",4,3,"pre","http://www.sandervandecruys.be/onlineExp/mooneyTD/img/tt/873tt.jpg","olifant",2682]["16",5,3,"pre","http://www.sandervandecruys.be/onlineExp/mooneyTD/img/tt/595tt.jpg","walvis",3996]["16",6,3,"pre","http://www.sandervandecruys.be/onlineExp/mooneyTD/img/tt/853tt.jpg","skier",2832]["16",7,3,"pre","http://www.sandervandecruys.be/onlineExp/mooneyTD/img/tt/015tt.jpg","leeuw",2406]["16",8,3,"pre","http://www.sandervandecruys.be/onlineExp/mooneyTD/img/tt/007tt.jpg","piano",3138]["16",9,3,"pre","http://www.sandervandecruys.be/onlineExp/mooneyTD/img/tt/683tt.jpg","koala",1887]["16",0,3,"post","http://www.sandervandecruys.be/onlineExp/mooneyTD/img/tt/683tt.jpg","koala",2416]["16",1,3,"post","http://www.sandervandecruys.be/onlineExp/mooneyTD/img/tt/738tt.jpg","paprika",2540]["16",2,3,"post","http://www.sandervandecruys.be/onlineExp/mooneyTD/img/tt/030tt.jpg","appelsien",2266]["16",3,3,"post","http://www.sandervandecruys.be/onlineExp/mooneyTD/img/tt/595tt.jpg","walvis",3058]["16",4,3,"post","http://www.sandervandecruys.be/onlineExp/mooneyTD/img/tt/015tt.jpg","leeuw",1230]["16",5,3,"post","http://www.sandervandecruys.be/onlineExp/mooneyTD/img/tt/003tt.jpg","slang",1531]["16",6,3,"post","http://www.sandervandecruys.be/onlineExp/mooneyTD/img/tt/873tt.jpg","olifant",2928]["16",7,3,"post","http://www.sandervandecruys.be/onlineExp/mooneyTD/img/tt/853tt.jpg","fluitje",3113]["16",8,3,"post","http://www.sandervandecruys.be/onlineExp/mooneyTD/img/tt/562tt.jpg","broodrooster",4054]["16",9,3,"post","http://www.sandervandecruys.be/onlineExp/mooneyTD/img/tt/007tt.jpg","piano",5132]["16",0,4,"pre","http://www.sandervandecruys.be/onlineExp/mooneyTD/img/tt/039tt.jpg","bloem",2924]["16",1,4,"pre","http://www.sandervandecruys.be/onlineExp/mooneyTD/img/tt/874tt.jpg","viool",3364]["16",2,4,"pre","http://www.sandervandecruys.be/onlineExp/mooneyTD/img/tt/017tt.jpg","olifant",3592]["16",3,4,"pre","http://www.sandervandecruys.be/onlineExp/mooneyTD/img/tt/429tt.jpg","krokodil",4466]["16",4,4,"pre","http://www.sandervandecruys.be/onlineExp/mooneyTD/img/tt/573tt.jpg","auto",4177]["16",5,4,"pre","http://www.sandervandecruys.be/onlineExp/mooneyTD/img/tt/812tt.jpg","",2250]["16",6,4,"pre","http://www.sandervandecruys.be/onlineExp/mooneyTD/img/tt/013tt.jpg","salamander",5970]["16",7,4,"pre","http://www.sandervandecruys.be/onlineExp/mooneyTD/img/tt/823tt.jpg","kikker",3465]["16",8,4,"pre","http://www.sandervandecruys.be/onlineExp/mooneyTD/img/tt/192tt.jpg","vogel",2879]["16",9,4,"pre","http://www.sandervandecruys.be/onlineExp/mooneyTD/img/tt/560tt.jpg","paddestoel",4725]["16",0,4,"post","http://www.sandervandecruys.be/onlineExp/mooneyTD/img/tt/874tt.jpg","fornuis",3493]["16",1,4,"post","http://www.sandervandecruys.be/onlineExp/mooneyTD/img/tt/573tt.jpg","trein",2107]["16",2,4,"post","http://www.sandervandecruys.be/onlineExp/mooneyTD/img/tt/429tt.jpg","slang",1535]["16",3,4,"post","http://www.sandervandecruys.be/onlineExp/mooneyTD/img/tt/192tt.jpg","kat",1284]["16",4,4,"post","http://www.sandervandecruys.be/onlineExp/mooneyTD/img/tt/017tt.jpg","kever",5186]["16",5,4,"post","http://www.sandervandecruys.be/onlineExp/mooneyTD/img/tt/013tt.jpg","luipaard",3077]["16",6,4,"post","http://www.sandervandecruys.be/onlineExp/mooneyTD/img/tt/823tt.jpg","koala",2386]["16",7,4,"post","http://www.sandervandecruys.be/onlineExp/mooneyTD/img/tt/812tt.jpg","kever",1643]["16",8,4,"post","http://www.sandervandecruys.be/onlineExp/mooneyTD/img/tt/560tt.jpg","paddestoel met kikker",6227]["16",9,4,"post","http://www.sandervandecruys.be/onlineExp/mooneyTD/img/tt/039tt.jpg","bloem",3185]["16",0,5,"pre","http://www.sandervandecruys.be/onlineExp/mooneyTD/img/tt/608tt.jpg","kat",3439]["16",1,5,"pre","http://www.sandervandecruys.be/onlineExp/mooneyTD/img/tt/062tt.jpg","hond",2548]["16",2,5,"pre","http://www.sandervandecruys.be/onlineExp/mooneyTD/img/tt/655tt.jpg","bok",3491]["16",3,5,"pre","http://www.sandervandecruys.be/onlineExp/mooneyTD/img/tt/006tt.jpg","hangmat",5899]["16",4,5,"pre","http://www.sandervandecruys.be/onlineExp/mooneyTD/img/tt/863tt.jpg","piano",3519]["16",5,5,"pre","http://www.sandervandecruys.be/onlineExp/mooneyTD/img/tt/872tt.jpg","vlinder",4615]["16",6,5,"pre","http://www.sandervandecruys.be/onlineExp/mooneyTD/img/tt/184tt.jpg","fluit",3163]["16",7,5,"pre","http://www.sandervandecruys.be/onlineExp/mooneyTD/img/tt/691tt.jpg","luipaard",3258]["16",8,5,"pre","http://www.sandervandecruys.be/onlineExp/mooneyTD/img/tt/400tt.jpg","kniptang",6796]["16",9,5,"pre","http://www.sandervandecruys.be/onlineExp/mooneyTD/img/tt/001tt.jpg","motorfiets",3639]["16",0,5,"post","http://www.sandervandecruys.be/onlineExp/mooneyTD/img/tt/608tt.jpg","mensen",2605]["16",1,5,"post","http://www.sandervandecruys.be/onlineExp/mooneyTD/img/tt/001tt.jpg","motor",1774]["16",2,5,"post","http://www.sandervandecruys.be/onlineExp/mooneyTD/img/tt/006tt.jpg","kwal",1513]["16",3,5,"post","http://www.sandervandecruys.be/onlineExp/mooneyTD/img/tt/691tt.jpg","luipaard",2461]["16",4,5,"post","http://www.sandervandecruys.be/onlineExp/mooneyTD/img/tt/062tt.jpg","hond",2058]["16",5,5,"post","http://www.sandervandecruys.be/onlineExp/mooneyTD/img/tt/863tt.jpg","vork",6509]["16",6,5,"post","http://www.sandervandecruys.be/onlineExp/mooneyTD/img/tt/184tt.jpg","vork",3024]["16",7,5,"post","http://www.sandervandecruys.be/onlineExp/mooneyTD/img/tt/400tt.jpg","tang",1404]["16",8,5,"post","http://www.sandervandecruys.be/onlineExp/mooneyTD/img/tt/872tt.jpg","vlinder",1854]["16",9,5,"post","http://www.sandervandecruys.be/onlineExp/mooneyTD/img/tt/655tt.jpg","ezel",1931]</text:p>
          </table:table-cell>
          <table:table-cell table:number-columns-repeated="253"/>
        </table:table-row>
        <table:table-row table:style-name="ro1">
          <table:table-cell office:value-type="date" office:date-value="2016-03-19T12:14:42" calcext:value-type="date">
            <text:p>3/19/2016 12:14:42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["314",0,0,"pre","http://www.sandervandecruys.be/onlineExp/mooneyTD/img/tt/559tt.jpg","moeras",4289]["314",1,0,"pre","http://www.sandervandecruys.be/onlineExp/mooneyTD/img/tt/533tt.jpg","roos",2116]["314",2,0,"pre","http://www.sandervandecruys.be/onlineExp/mooneyTD/img/tt/404tt.jpg","bloem",3393]["314",3,0,"pre","http://www.sandervandecruys.be/onlineExp/mooneyTD/img/tt/045tt.jpg","vlinder",4031]["314",4,0,"pre","http://www.sandervandecruys.be/onlineExp/mooneyTD/img/tt/556tt.jpg","kat",1721]["314",5,0,"pre","http://www.sandervandecruys.be/onlineExp/mooneyTD/img/tt/062tt.jpg","aarde",2919]["314",6,0,"pre","http://www.sandervandecruys.be/onlineExp/mooneyTD/img/tt/007tt.jpg","zaag",2493]["314",7,0,"pre","http://www.sandervandecruys.be/onlineExp/mooneyTD/img/tt/015tt.jpg","beer",1797]["314",8,0,"pre","http://www.sandervandecruys.be/onlineExp/mooneyTD/img/tt/812tt.jpg","kever",1342]["314",9,0,"pre","http://www.sandervandecruys.be/onlineExp/mooneyTD/img/tt/576tt.jpg","gezicht",1996]["314",0,0,"post","http://www.sandervandecruys.be/onlineExp/mooneyTD/img/tt/404tt.jpg","bloem",1702]["314",1,0,"post","http://www.sandervandecruys.be/onlineExp/mooneyTD/img/tt/045tt.jpg","horloge",1501]["314",2,0,"post","http://www.sandervandecruys.be/onlineExp/mooneyTD/img/tt/015tt.jpg","leeuw",1146]["314",3,0,"post","http://www.sandervandecruys.be/onlineExp/mooneyTD/img/tt/559tt.jpg","kever",3064]["314",4,0,"post","http://www.sandervandecruys.be/onlineExp/mooneyTD/img/tt/576tt.jpg","trompet",3241]["314",5,0,"post","http://www.sandervandecruys.be/onlineExp/mooneyTD/img/tt/812tt.jpg","kever",1164]["314",6,0,"post","http://www.sandervandecruys.be/onlineExp/mooneyTD/img/tt/062tt.jpg","hond",1193]["314",7,0,"post","http://www.sandervandecruys.be/onlineExp/mooneyTD/img/tt/556tt.jpg","horloge",1306]["314",8,0,"post","http://www.sandervandecruys.be/onlineExp/mooneyTD/img/tt/533tt.jpg","vlinder",1303]["314",9,0,"post","http://www.sandervandecruys.be/onlineExp/mooneyTD/img/tt/007tt.jpg","piano",1387]["314",0,1,"pre","http://www.sandervandecruys.be/onlineExp/mooneyTD/img/tt/595tt.jpg","beeld",5624]["314",1,1,"pre","http://www.sandervandecruys.be/onlineExp/mooneyTD/img/tt/623tt.jpg","buiging",2120]["314",2,1,"pre","http://www.sandervandecruys.be/onlineExp/mooneyTD/img/tt/721tt.jpg","bloem",3501]["314",3,1,"pre","http://www.sandervandecruys.be/onlineExp/mooneyTD/img/tt/030tt.jpg","pannekoeken",4556]["314",4,1,"pre","http://www.sandervandecruys.be/onlineExp/mooneyTD/img/tt/858tt.jpg","roeien",1474]["314",5,1,"pre","http://www.sandervandecruys.be/onlineExp/mooneyTD/img/tt/853tt.jpg","zakmes",2032]["314",6,1,"pre","http://www.sandervandecruys.be/onlineExp/mooneyTD/img/tt/003tt.jpg","bij",1545]["314",7,1,"pre","http://www.sandervandecruys.be/onlineExp/mooneyTD/img/tt/859tt.jpg","zwemmen",1856]["314",8,1,"pre","http://www.sandervandecruys.be/onlineExp/mooneyTD/img/tt/823tt.jpg","koala",1494]["314",9,1,"pre","http://www.sandervandecruys.be/onlineExp/mooneyTD/img/tt/873tt.jpg","olifant",1461]["314",0,1,"post","http://www.sandervandecruys.be/onlineExp/mooneyTD/img/tt/859tt.jpg","kangoeroe",2966]["314",1,1,"post","http://www.sandervandecruys.be/onlineExp/mooneyTD/img/tt/623tt.jpg","olifant",1852]["314",2,1,"post","http://www.sandervandecruys.be/onlineExp/mooneyTD/img/tt/873tt.jpg","olifant",1441]["314",3,1,"post","http://www.sandervandecruys.be/onlineExp/mooneyTD/img/tt/030tt.jpg","sinaasappelen",2846]["314",4,1,"post","http://www.sandervandecruys.be/onlineExp/mooneyTD/img/tt/721tt.jpg","sinaasappelen",2900]["314",5,1,"post","http://www.sandervandecruys.be/onlineExp/mooneyTD/img/tt/823tt.jpg","koala",1247]["314",6,1,"post","http://www.sandervandecruys.be/onlineExp/mooneyTD/img/tt/003tt.jpg","slang",1323]["314",7,1,"post","http://www.sandervandecruys.be/onlineExp/mooneyTD/img/tt/858tt.jpg","skispringen",2069]["314",8,1,"post","http://www.sandervandecruys.be/onlineExp/mooneyTD/img/tt/595tt.jpg","walrus",1415]["314",9,1,"post","http://www.sandervandecruys.be/onlineExp/mooneyTD/img/tt/853tt.jpg","fluitje",1550]["314",0,2,"pre","http://www.sandervandecruys.be/onlineExp/mooneyTD/img/tt/039tt.jpg","olifant",1944]["314",1,2,"pre","http://www.sandervandecruys.be/onlineExp/mooneyTD/img/tt/691tt.jpg","hond",2224]["314",2,2,"pre","http://www.sandervandecruys.be/onlineExp/mooneyTD/img/tt/593tt.jpg","wildernis",2634]["314",3,2,"pre","http://www.sandervandecruys.be/onlineExp/mooneyTD/img/tt/874tt.jpg","rad",1378]["314",4,2,"pre","http://www.sandervandecruys.be/onlineExp/mooneyTD/img/tt/025tt.jpg","konijn",2068]["314",5,2,"pre","http://www.sandervandecruys.be/onlineExp/mooneyTD/img/tt/292tt.jpg","",1609]["314",6,2,"pre","http://www.sandervandecruys.be/onlineExp/mooneyTD/img/tt/573tt.jpg","trein",1726]["314",7,2,"pre","http://www.sandervandecruys.be/onlineExp/mooneyTD/img/tt/184tt.jpg","vorken",2035]["314",8,2,"pre","http://www.sandervandecruys.be/onlineExp/mooneyTD/img/tt/021tt.jpg","",1709]["314",9,2,"pre","http://www.sandervandecruys.be/onlineExp/mooneyTD/img/tt/013tt.jpg","bijenkorf",2823]["314",0,2,"post","http://www.sandervandecruys.be/onlineExp/mooneyTD/img/tt/691tt.jpg","luipaard",1871]["314",1,2,"post","http://www.sandervandecruys.be/onlineExp/mooneyTD/img/tt/874tt.jpg","gasvuur",1412]["314",2,2,"post","http://www.sandervandecruys.be/onlineExp/mooneyTD/img/tt/573tt.jpg","locomotief",1961]["314",3,2,"post","http://www.sandervandecruys.be/onlineExp/mooneyTD/img/tt/013tt.jpg","luipaard",1726]["314",4,2,"post","http://www.sandervandecruys.be/onlineExp/mooneyTD/img/tt/292tt.jpg","eekhoorn",1643]["314",5,2,"post","http://www.sandervandecruys.be/onlineExp/mooneyTD/img/tt/593tt.jpg","dakloze",1442]["314",6,2,"post","http://www.sandervandecruys.be/onlineExp/mooneyTD/img/tt/184tt.jpg","vorken",1419]["314",7,2,"post","http://www.sandervandecruys.be/onlineExp/mooneyTD/img/tt/021tt.jpg","poes",2197]["314",8,2,"post","http://www.sandervandecruys.be/onlineExp/mooneyTD/img/tt/039tt.jpg","bloem",1491]["314",9,2,"post","http://www.sandervandecruys.be/onlineExp/mooneyTD/img/tt/025tt.jpg","konijn",1575]["314",0,3,"pre","http://www.sandervandecruys.be/onlineExp/mooneyTD/img/tt/127tt.jpg","leeuw",1918]["314",1,3,"pre","http://www.sandervandecruys.be/onlineExp/mooneyTD/img/tt/738tt.jpg","paprika",3101]["314",2,3,"pre","http://www.sandervandecruys.be/onlineExp/mooneyTD/img/tt/609tt.jpg","luipaard",2105]["314",3,3,"pre","http://www.sandervandecruys.be/onlineExp/mooneyTD/img/tt/643tt.jpg","boekentas",1598]["314",4,3,"pre","http://www.sandervandecruys.be/onlineExp/mooneyTD/img/tt/608tt.jpg","zwemmer",2156]["314",5,3,"pre","http://www.sandervandecruys.be/onlineExp/mooneyTD/img/tt/017tt.jpg","",1551]["314",6,3,"pre","http://www.sandervandecruys.be/onlineExp/mooneyTD/img/tt/683tt.jpg","koala",2715]["314",7,3,"pre","http://www.sandervandecruys.be/onlineExp/mooneyTD/img/tt/871tt.jpg","dier",2223]["314",8,3,"pre","http://www.sandervandecruys.be/onlineExp/mooneyTD/img/tt/400tt.jpg","voorwerp",2618]["314",9,3,"pre","http://www.sandervandecruys.be/onlineExp/mooneyTD/img/tt/429tt.jpg","slang",1054]["314",0,3,"post","http://www.sandervandecruys.be/onlineExp/mooneyTD/img/tt/429tt.jpg","slang",1673]["314",1,3,"post","http://www.sandervandecruys.be/onlineExp/mooneyTD/img/tt/683tt.jpg","koala",2453]["314",2,3,"post","http://www.sandervandecruys.be/onlineExp/mooneyTD/img/tt/871tt.jpg","luipaard",3110]["314",3,3,"post","http://www.sandervandecruys.be/onlineExp/mooneyTD/img/tt/400tt.jpg","tang",1128]["314",4,3,"post","http://www.sandervandecruys.be/onlineExp/mooneyTD/img/tt/017tt.jpg","ananassen",5617]["314",5,3,"post","http://www.sandervandecruys.be/onlineExp/mooneyTD/img/tt/608tt.jpg","moslimas",2009]["314",6,3,"post","http://www.sandervandecruys.be/onlineExp/mooneyTD/img/tt/738tt.jpg","paprika",2108]["314",7,3,"post","http://www.sandervandecruys.be/onlineExp/mooneyTD/img/tt/609tt.jpg","luipaard",1741]["314",8,3,"post","http://www.sandervandecruys.be/onlineExp/mooneyTD/img/tt/643tt.jpg","boekentas",1667]["314",9,3,"post","http://www.sandervandecruys.be/onlineExp/mooneyTD/img/tt/127tt.jpg","huisje",1798]["314",0,4,"pre","http://www.sandervandecruys.be/onlineExp/mooneyTD/img/tt/872tt.jpg","slang",1665]["314",1,4,"pre","http://www.sandervandecruys.be/onlineExp/mooneyTD/img/tt/018tt.jpg","kropsla",3223]["314",2,4,"pre","http://www.sandervandecruys.be/onlineExp/mooneyTD/img/tt/864tt.jpg","wijnglas",1949]["314",3,4,"pre","http://www.sandervandecruys.be/onlineExp/mooneyTD/img/tt/001tt.jpg","straat",1776]["314",4,4,"pre","http://www.sandervandecruys.be/onlineExp/mooneyTD/img/tt/148tt.jpg","dier",1048]["314",5,4,"pre","http://www.sandervandecruys.be/onlineExp/mooneyTD/img/tt/006tt.jpg","spinnenweb",2346]["314",6,4,"pre","http://www.sandervandecruys.be/onlineExp/mooneyTD/img/tt/728tt.jpg","dier",1188]["314",7,4,"pre","http://www.sandervandecruys.be/onlineExp/mooneyTD/img/tt/745tt.jpg","boekentas",1781]["314",8,4,"pre","http://www.sandervandecruys.be/onlineExp/mooneyTD/img/tt/729tt.jpg","dier",900]["314",9,4,"pre","http://www.sandervandecruys.be/onlineExp/mooneyTD/img/tt/863tt.jpg","achtbaan",2856]["314",0,4,"post","http://www.sandervandecruys.be/onlineExp/mooneyTD/img/tt/864tt.jpg","parasol",1563]["314",1,4,"post","http://www.sandervandecruys.be/onlineExp/mooneyTD/img/tt/006tt.jpg","kwal",1034]["314",2,4,"post","http://www.sandervandecruys.be/onlineExp/mooneyTD/img/tt/729tt.jpg","uil",2880]["314",3,4,"post","http://www.sandervandecruys.be/onlineExp/mooneyTD/img/tt/001tt.jpg","motor",1172]["314",4,4,"post","http://www.sandervandecruys.be/onlineExp/mooneyTD/img/tt/728tt.jpg","uil",1226]["314",5,4,"post","http://www.sandervandecruys.be/onlineExp/mooneyTD/img/tt/872tt.jpg","vlinder",1508]["314",6,4,"post","http://www.sandervandecruys.be/onlineExp/mooneyTD/img/tt/148tt.jpg","gifkikker",2113]["314",7,4,"post","http://www.sandervandecruys.be/onlineExp/mooneyTD/img/tt/018tt.jpg","roos",1031]["314",8,4,"post","http://www.sandervandecruys.be/onlineExp/mooneyTD/img/tt/745tt.jpg","piano",1875]["314",9,4,"post","http://www.sandervandecruys.be/onlineExp/mooneyTD/img/tt/863tt.jpg","stoel",1185]["314",0,5,"pre","http://www.sandervandecruys.be/onlineExp/mooneyTD/img/tt/655tt.jpg","skelet",2329]["314",1,5,"pre","http://www.sandervandecruys.be/onlineExp/mooneyTD/img/tt/562tt.jpg","stoel",1105]["314",2,5,"pre","http://www.sandervandecruys.be/onlineExp/mooneyTD/img/tt/192tt.jpg","vlek",1649]["314",3,5,"pre","http://www.sandervandecruys.be/onlineExp/mooneyTD/img/tt/792tt.jpg","bloem",1564]["314",4,5,"pre","http://www.sandervandecruys.be/onlineExp/mooneyTD/img/tt/661tt.jpg","duif",937]["314",5,5,"pre","http://www.sandervandecruys.be/onlineExp/mooneyTD/img/tt/005tt.jpg","wc",1326]["314",6,5,"pre","http://www.sandervandecruys.be/onlineExp/mooneyTD/img/tt/558tt.jpg","bloem",2369]["314",7,5,"pre","http://www.sandervandecruys.be/onlineExp/mooneyTD/img/tt/560tt.jpg","calimero",4378]["314",8,5,"pre","http://www.sandervandecruys.be/onlineExp/mooneyTD/img/tt/676tt.jpg","tuin",961]["314",9,5,"pre","http://www.sandervandecruys.be/onlineExp/mooneyTD/img/tt/273tt.jpg","kikker",1775]["314",0,5,"post","http://www.sandervandecruys.be/onlineExp/mooneyTD/img/tt/560tt.jpg","paddestoel",4979]["314",1,5,"post","http://www.sandervandecruys.be/onlineExp/mooneyTD/img/tt/192tt.jpg","poesenhoofd",2767]["314",2,5,"post","http://www.sandervandecruys.be/onlineExp/mooneyTD/img/tt/661tt.jpg","eend",1731]["314",3,5,"post","http://www.sandervandecruys.be/onlineExp/mooneyTD/img/tt/562tt.jpg","broodrooster",2014]["314",4,5,"post","http://www.sandervandecruys.be/onlineExp/mooneyTD/img/tt/273tt.jpg","kameleon",6690]["314",5,5,"post","http://www.sandervandecruys.be/onlineExp/mooneyTD/img/tt/792tt.jpg","ananas",1785]["314",6,5,"post","http://www.sandervandecruys.be/onlineExp/mooneyTD/img/tt/676tt.jpg","huis",1395]["314",7,5,"post","http://www.sandervandecruys.be/onlineExp/mooneyTD/img/tt/558tt.jpg","kikker",1472]["314",8,5,"post","http://www.sandervandecruys.be/onlineExp/mooneyTD/img/tt/005tt.jpg","wc-bril",2507]["314",9,5,"post","http://www.sandervandecruys.be/onlineExp/mooneyTD/img/tt/655tt.jpg","ezel",1486]</text:p>
          </table:table-cell>
          <table:table-cell table:number-columns-repeated="253"/>
        </table:table-row>
        <table:table-row table:style-name="ro1">
          <table:table-cell office:value-type="date" office:date-value="2016-03-22T11:11:59" calcext:value-type="date">
            <text:p>3/22/2016 11:11: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"21",0,0,"pre","http://www.sandervandecruys.be/onlineExp/mooneyTD/img/tt/872tt.jpg","gezicht",2485]["21",1,0,"pre","http://www.sandervandecruys.be/onlineExp/mooneyTD/img/tt/593tt.jpg","mensen",2026]["21",2,0,"pre","http://www.sandervandecruys.be/onlineExp/mooneyTD/img/tt/005tt.jpg","",1179]["21",3,0,"pre","http://www.sandervandecruys.be/onlineExp/mooneyTD/img/tt/045tt.jpg","",1710]["21",4,0,"pre","http://www.sandervandecruys.be/onlineExp/mooneyTD/img/tt/273tt.jpg","hond",1391]["21",5,0,"pre","http://www.sandervandecruys.be/onlineExp/mooneyTD/img/tt/858tt.jpg","persoon",2024]["21",6,0,"pre","http://www.sandervandecruys.be/onlineExp/mooneyTD/img/tt/559tt.jpg","",1247]["21",7,0,"pre","http://www.sandervandecruys.be/onlineExp/mooneyTD/img/tt/661tt.jpg","eend",1024]["21",8,0,"pre","http://www.sandervandecruys.be/onlineExp/mooneyTD/img/tt/556tt.jpg","taxi",2480]["21",9,0,"pre","http://www.sandervandecruys.be/onlineExp/mooneyTD/img/tt/823tt.jpg","",2240]["21",0,0,"post","http://www.sandervandecruys.be/onlineExp/mooneyTD/img/tt/556tt.jpg","horloge",1215]["21",1,0,"post","http://www.sandervandecruys.be/onlineExp/mooneyTD/img/tt/559tt.jpg","",865]["21",2,0,"post","http://www.sandervandecruys.be/onlineExp/mooneyTD/img/tt/858tt.jpg","skiër",2128]["21",3,0,"post","http://www.sandervandecruys.be/onlineExp/mooneyTD/img/tt/593tt.jpg","gevangene",1727]["21",4,0,"post","http://www.sandervandecruys.be/onlineExp/mooneyTD/img/tt/005tt.jpg","",2154]["21",5,0,"post","http://www.sandervandecruys.be/onlineExp/mooneyTD/img/tt/045tt.jpg","",1007]["21",6,0,"post","http://www.sandervandecruys.be/onlineExp/mooneyTD/img/tt/823tt.jpg","",1126]["21",7,0,"post","http://www.sandervandecruys.be/onlineExp/mooneyTD/img/tt/273tt.jpg","kameleon",3281]["21",8,0,"post","http://www.sandervandecruys.be/onlineExp/mooneyTD/img/tt/661tt.jpg","eend",1042]["21",9,0,"post","http://www.sandervandecruys.be/onlineExp/mooneyTD/img/tt/872tt.jpg","",747]["21",0,1,"pre","http://www.sandervandecruys.be/onlineExp/mooneyTD/img/tt/006tt.jpg","vuur",1193]["21",1,1,"pre","http://www.sandervandecruys.be/onlineExp/mooneyTD/img/tt/184tt.jpg","eend",1238]["21",2,1,"pre","http://www.sandervandecruys.be/onlineExp/mooneyTD/img/tt/864tt.jpg","geweer",1666]["21",3,1,"pre","http://www.sandervandecruys.be/onlineExp/mooneyTD/img/tt/429tt.jpg","armband",2266]["21",4,1,"pre","http://www.sandervandecruys.be/onlineExp/mooneyTD/img/tt/873tt.jpg","olifant",1522]["21",5,1,"pre","http://www.sandervandecruys.be/onlineExp/mooneyTD/img/tt/192tt.jpg","vogel",1576]["21",6,1,"pre","http://www.sandervandecruys.be/onlineExp/mooneyTD/img/tt/001tt.jpg","huis",1037]["21",7,1,"pre","http://www.sandervandecruys.be/onlineExp/mooneyTD/img/tt/039tt.jpg","pauw",1700]["21",8,1,"pre","http://www.sandervandecruys.be/onlineExp/mooneyTD/img/tt/792tt.jpg","ananas",1998]["21",9,1,"pre","http://www.sandervandecruys.be/onlineExp/mooneyTD/img/tt/015tt.jpg","leeuw",1487]["21",0,1,"post","http://www.sandervandecruys.be/onlineExp/mooneyTD/img/tt/429tt.jpg","poes",1347]["21",1,1,"post","http://www.sandervandecruys.be/onlineExp/mooneyTD/img/tt/192tt.jpg","poes",851]["21",2,1,"post","http://www.sandervandecruys.be/onlineExp/mooneyTD/img/tt/039tt.jpg","vlinder",1111]["21",3,1,"post","http://www.sandervandecruys.be/onlineExp/mooneyTD/img/tt/864tt.jpg","",1313]["21",4,1,"post","http://www.sandervandecruys.be/onlineExp/mooneyTD/img/tt/015tt.jpg","leeuw",1120]["21",5,1,"post","http://www.sandervandecruys.be/onlineExp/mooneyTD/img/tt/873tt.jpg","olifant",1482]["21",6,1,"post","http://www.sandervandecruys.be/onlineExp/mooneyTD/img/tt/792tt.jpg","ananas",1742]["21",7,1,"post","http://www.sandervandecruys.be/onlineExp/mooneyTD/img/tt/001tt.jpg","motor",1080]["21",8,1,"post","http://www.sandervandecruys.be/onlineExp/mooneyTD/img/tt/184tt.jpg","vorken",1217]["21",9,1,"post","http://www.sandervandecruys.be/onlineExp/mooneyTD/img/tt/006tt.jpg","schimmel",1566]["21",0,2,"pre","http://www.sandervandecruys.be/onlineExp/mooneyTD/img/tt/676tt.jpg","gazon",1586]["21",1,2,"pre","http://www.sandervandecruys.be/onlineExp/mooneyTD/img/tt/562tt.jpg","vuur",1640]["21",2,2,"pre","http://www.sandervandecruys.be/onlineExp/mooneyTD/img/tt/404tt.jpg","bloem",1071]["21",3,2,"pre","http://www.sandervandecruys.be/onlineExp/mooneyTD/img/tt/595tt.jpg","dolfijn",1242]["21",4,2,"pre","http://www.sandervandecruys.be/onlineExp/mooneyTD/img/tt/558tt.jpg","slang",1527]["21",5,2,"pre","http://www.sandervandecruys.be/onlineExp/mooneyTD/img/tt/853tt.jpg","fles",1099]["21",6,2,"pre","http://www.sandervandecruys.be/onlineExp/mooneyTD/img/tt/859tt.jpg","onweer",1572]["21",7,2,"pre","http://www.sandervandecruys.be/onlineExp/mooneyTD/img/tt/745tt.jpg","naaimachine",2875]["21",8,2,"pre","http://www.sandervandecruys.be/onlineExp/mooneyTD/img/tt/400tt.jpg","vliegtuig",1506]["21",9,2,"pre","http://www.sandervandecruys.be/onlineExp/mooneyTD/img/tt/863tt.jpg","",1574]["21",0,2,"post","http://www.sandervandecruys.be/onlineExp/mooneyTD/img/tt/859tt.jpg","",1718]["21",1,2,"post","http://www.sandervandecruys.be/onlineExp/mooneyTD/img/tt/562tt.jpg","broodrooster",2992]["21",2,2,"post","http://www.sandervandecruys.be/onlineExp/mooneyTD/img/tt/863tt.jpg","piano",1098]["21",3,2,"post","http://www.sandervandecruys.be/onlineExp/mooneyTD/img/tt/676tt.jpg","gazon",1411]["21",4,2,"post","http://www.sandervandecruys.be/onlineExp/mooneyTD/img/tt/404tt.jpg","bloem",949]["21",5,2,"post","http://www.sandervandecruys.be/onlineExp/mooneyTD/img/tt/853tt.jpg","",715]["21",6,2,"post","http://www.sandervandecruys.be/onlineExp/mooneyTD/img/tt/400tt.jpg","kniptang",1515]["21",7,2,"post","http://www.sandervandecruys.be/onlineExp/mooneyTD/img/tt/745tt.jpg","piano",2064]["21",8,2,"post","http://www.sandervandecruys.be/onlineExp/mooneyTD/img/tt/558tt.jpg","kikker",1522]["21",9,2,"post","http://www.sandervandecruys.be/onlineExp/mooneyTD/img/tt/595tt.jpg","dolfijn",1096]["21",0,3,"pre","http://www.sandervandecruys.be/onlineExp/mooneyTD/img/tt/728tt.jpg","slang",1561]["21",1,3,"pre","http://www.sandervandecruys.be/onlineExp/mooneyTD/img/tt/013tt.jpg","tijger",1070]["21",2,3,"pre","http://www.sandervandecruys.be/onlineExp/mooneyTD/img/tt/623tt.jpg","olifantje",2152]["21",3,3,"pre","http://www.sandervandecruys.be/onlineExp/mooneyTD/img/tt/729tt.jpg","uil",892]["21",4,3,"pre","http://www.sandervandecruys.be/onlineExp/mooneyTD/img/tt/127tt.jpg","huisje",1125]["21",5,3,"pre","http://www.sandervandecruys.be/onlineExp/mooneyTD/img/tt/874tt.jpg","kerk",2218]["21",6,3,"pre","http://www.sandervandecruys.be/onlineExp/mooneyTD/img/tt/643tt.jpg","koffer",1952]["21",7,3,"pre","http://www.sandervandecruys.be/onlineExp/mooneyTD/img/tt/738tt.jpg","gans",928]["21",8,3,"pre","http://www.sandervandecruys.be/onlineExp/mooneyTD/img/tt/533tt.jpg","beest",3174]["21",9,3,"pre","http://www.sandervandecruys.be/onlineExp/mooneyTD/img/tt/871tt.jpg","",1445]["21",0,3,"post","http://www.sandervandecruys.be/onlineExp/mooneyTD/img/tt/738tt.jpg","tas",2983]["21",1,3,"post","http://www.sandervandecruys.be/onlineExp/mooneyTD/img/tt/127tt.jpg","huisje",1040]["21",2,3,"post","http://www.sandervandecruys.be/onlineExp/mooneyTD/img/tt/533tt.jpg","vlinder",1513]["21",3,3,"post","http://www.sandervandecruys.be/onlineExp/mooneyTD/img/tt/728tt.jpg","uil",5166]["21",4,3,"post","http://www.sandervandecruys.be/onlineExp/mooneyTD/img/tt/623tt.jpg","olifantje",1439]["21",5,3,"post","http://www.sandervandecruys.be/onlineExp/mooneyTD/img/tt/729tt.jpg","uilen",1026]["21",6,3,"post","http://www.sandervandecruys.be/onlineExp/mooneyTD/img/tt/643tt.jpg","koffer",1353]["21",7,3,"post","http://www.sandervandecruys.be/onlineExp/mooneyTD/img/tt/013tt.jpg","tijger",986]["21",8,3,"post","http://www.sandervandecruys.be/onlineExp/mooneyTD/img/tt/874tt.jpg","vuurtje",1873]["21",9,3,"post","http://www.sandervandecruys.be/onlineExp/mooneyTD/img/tt/871tt.jpg","boer",847]["21",0,4,"pre","http://www.sandervandecruys.be/onlineExp/mooneyTD/img/tt/655tt.jpg","koala",1228]["21",1,4,"pre","http://www.sandervandecruys.be/onlineExp/mooneyTD/img/tt/721tt.jpg","appel",1305]["21",2,4,"pre","http://www.sandervandecruys.be/onlineExp/mooneyTD/img/tt/021tt.jpg","maskers",2008]["21",3,4,"pre","http://www.sandervandecruys.be/onlineExp/mooneyTD/img/tt/017tt.jpg","fruit",2009]["21",4,4,"pre","http://www.sandervandecruys.be/onlineExp/mooneyTD/img/tt/148tt.jpg","kikker",2011]["21",5,4,"pre","http://www.sandervandecruys.be/onlineExp/mooneyTD/img/tt/292tt.jpg","eekhoorn",1372]["21",6,4,"pre","http://www.sandervandecruys.be/onlineExp/mooneyTD/img/tt/560tt.jpg","ei",732]["21",7,4,"pre","http://www.sandervandecruys.be/onlineExp/mooneyTD/img/tt/683tt.jpg","koala",1053]["21",8,4,"pre","http://www.sandervandecruys.be/onlineExp/mooneyTD/img/tt/007tt.jpg","zaag",1493]["21",9,4,"pre","http://www.sandervandecruys.be/onlineExp/mooneyTD/img/tt/025tt.jpg","konijn",1785]["21",0,4,"post","http://www.sandervandecruys.be/onlineExp/mooneyTD/img/tt/292tt.jpg","eekhoorn",2205]["21",1,4,"post","http://www.sandervandecruys.be/onlineExp/mooneyTD/img/tt/560tt.jpg","",915]["21",2,4,"post","http://www.sandervandecruys.be/onlineExp/mooneyTD/img/tt/025tt.jpg","konijn",1497]["21",3,4,"post","http://www.sandervandecruys.be/onlineExp/mooneyTD/img/tt/021tt.jpg","kat",1805]["21",4,4,"post","http://www.sandervandecruys.be/onlineExp/mooneyTD/img/tt/007tt.jpg","vleugelpiano",2169]["21",5,4,"post","http://www.sandervandecruys.be/onlineExp/mooneyTD/img/tt/655tt.jpg","koala",1694]["21",6,4,"post","http://www.sandervandecruys.be/onlineExp/mooneyTD/img/tt/683tt.jpg","koala",1176]["21",7,4,"post","http://www.sandervandecruys.be/onlineExp/mooneyTD/img/tt/721tt.jpg","",580]["21",8,4,"post","http://www.sandervandecruys.be/onlineExp/mooneyTD/img/tt/148tt.jpg","kikker",1152]["21",9,4,"post","http://www.sandervandecruys.be/onlineExp/mooneyTD/img/tt/017tt.jpg","ananassen",1707]["21",0,5,"pre","http://www.sandervandecruys.be/onlineExp/mooneyTD/img/tt/573tt.jpg","huisje",2060]["21",1,5,"pre","http://www.sandervandecruys.be/onlineExp/mooneyTD/img/tt/018tt.jpg","fruit",1407]["21",2,5,"pre","http://www.sandervandecruys.be/onlineExp/mooneyTD/img/tt/030tt.jpg","appelsienen",2304]["21",3,5,"pre","http://www.sandervandecruys.be/onlineExp/mooneyTD/img/tt/062tt.jpg","beertje",3705]["21",4,5,"pre","http://www.sandervandecruys.be/onlineExp/mooneyTD/img/tt/691tt.jpg","tijgers",1382]["21",5,5,"pre","http://www.sandervandecruys.be/onlineExp/mooneyTD/img/tt/812tt.jpg","instrument",2887]["21",6,5,"pre","http://www.sandervandecruys.be/onlineExp/mooneyTD/img/tt/608tt.jpg","persoon",1886]["21",7,5,"pre","http://www.sandervandecruys.be/onlineExp/mooneyTD/img/tt/609tt.jpg","tijger",973]["21",8,5,"pre","http://www.sandervandecruys.be/onlineExp/mooneyTD/img/tt/576tt.jpg","bloem",2483]["21",9,5,"pre","http://www.sandervandecruys.be/onlineExp/mooneyTD/img/tt/003tt.jpg","slang",1088]["21",0,5,"post","http://www.sandervandecruys.be/onlineExp/mooneyTD/img/tt/576tt.jpg","trompet",1796]["21",1,5,"post","http://www.sandervandecruys.be/onlineExp/mooneyTD/img/tt/018tt.jpg","bloem",1023]["21",2,5,"post","http://www.sandervandecruys.be/onlineExp/mooneyTD/img/tt/030tt.jpg","appelsienen",1543]["21",3,5,"post","http://www.sandervandecruys.be/onlineExp/mooneyTD/img/tt/003tt.jpg","slang",925]["21",4,5,"post","http://www.sandervandecruys.be/onlineExp/mooneyTD/img/tt/812tt.jpg","insect",1426]["21",5,5,"post","http://www.sandervandecruys.be/onlineExp/mooneyTD/img/tt/609tt.jpg","tijger",1076]["21",6,5,"post","http://www.sandervandecruys.be/onlineExp/mooneyTD/img/tt/691tt.jpg","tijger",973]["21",7,5,"post","http://www.sandervandecruys.be/onlineExp/mooneyTD/img/tt/062tt.jpg","hond",916]["21",8,5,"post","http://www.sandervandecruys.be/onlineExp/mooneyTD/img/tt/608tt.jpg","personen",2217]["21",9,5,"post","http://www.sandervandecruys.be/onlineExp/mooneyTD/img/tt/573tt.jpg","huis",895]</text:p>
          </table:table-cell>
          <table:table-cell table:number-columns-repeated="253"/>
        </table:table-row>
        <table:table-row table:style-name="ro1">
          <table:table-cell office:value-type="date" office:date-value="2016-03-22T14:18:54" calcext:value-type="date">
            <text:p>3/22/2016 14:18: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"15",0,0,"pre","http://www.sandervandecruys.be/onlineExp/mooneyTD/img/tt/655tt.jpg","koe",3398]["15",1,0,"pre","http://www.sandervandecruys.be/onlineExp/mooneyTD/img/tt/873tt.jpg","olifant",5388]["15",2,0,"pre","http://www.sandervandecruys.be/onlineExp/mooneyTD/img/tt/691tt.jpg","",1662]["15",3,0,"pre","http://www.sandervandecruys.be/onlineExp/mooneyTD/img/tt/192tt.jpg","",3055]["15",4,0,"pre","http://www.sandervandecruys.be/onlineExp/mooneyTD/img/tt/429tt.jpg","",6095]["15",5,0,"pre","http://www.sandervandecruys.be/onlineExp/mooneyTD/img/tt/007tt.jpg","",6266]["15",6,0,"pre","http://www.sandervandecruys.be/onlineExp/mooneyTD/img/tt/576tt.jpg","",9776]["15",7,0,"pre","http://www.sandervandecruys.be/onlineExp/mooneyTD/img/tt/005tt.jpg","toilet",3629]["15",8,0,"pre","http://www.sandervandecruys.be/onlineExp/mooneyTD/img/tt/872tt.jpg","",2128]["15",9,0,"pre","http://www.sandervandecruys.be/onlineExp/mooneyTD/img/tt/745tt.jpg","piano",5616]["15",0,0,"post","http://www.sandervandecruys.be/onlineExp/mooneyTD/img/tt/691tt.jpg","",1867]["15",1,0,"post","http://www.sandervandecruys.be/onlineExp/mooneyTD/img/tt/429tt.jpg","slang",2089]["15",2,0,"post","http://www.sandervandecruys.be/onlineExp/mooneyTD/img/tt/576tt.jpg","",2029]["15",3,0,"post","http://www.sandervandecruys.be/onlineExp/mooneyTD/img/tt/655tt.jpg","ezel",1919]["15",4,0,"post","http://www.sandervandecruys.be/onlineExp/mooneyTD/img/tt/872tt.jpg","vlinder",2461]["15",5,0,"post","http://www.sandervandecruys.be/onlineExp/mooneyTD/img/tt/192tt.jpg","",986]["15",6,0,"post","http://www.sandervandecruys.be/onlineExp/mooneyTD/img/tt/873tt.jpg","olifant",2865]["15",7,0,"post","http://www.sandervandecruys.be/onlineExp/mooneyTD/img/tt/005tt.jpg","toilet",1416]["15",8,0,"post","http://www.sandervandecruys.be/onlineExp/mooneyTD/img/tt/745tt.jpg","piano",1754]["15",9,0,"post","http://www.sandervandecruys.be/onlineExp/mooneyTD/img/tt/007tt.jpg","vleugelpiano",3397]["15",0,1,"pre","http://www.sandervandecruys.be/onlineExp/mooneyTD/img/tt/533tt.jpg","",1283]["15",1,1,"pre","http://www.sandervandecruys.be/onlineExp/mooneyTD/img/tt/127tt.jpg","",947]["15",2,1,"pre","http://www.sandervandecruys.be/onlineExp/mooneyTD/img/tt/021tt.jpg","",1512]["15",3,1,"pre","http://www.sandervandecruys.be/onlineExp/mooneyTD/img/tt/003tt.jpg","",2492]["15",4,1,"pre","http://www.sandervandecruys.be/onlineExp/mooneyTD/img/tt/812tt.jpg","",3417]["15",5,1,"pre","http://www.sandervandecruys.be/onlineExp/mooneyTD/img/tt/609tt.jpg","",1839]["15",6,1,"pre","http://www.sandervandecruys.be/onlineExp/mooneyTD/img/tt/559tt.jpg","",2204]["15",7,1,"pre","http://www.sandervandecruys.be/onlineExp/mooneyTD/img/tt/017tt.jpg","",2561]["15",8,1,"pre","http://www.sandervandecruys.be/onlineExp/mooneyTD/img/tt/728tt.jpg","",2321]["15",9,1,"pre","http://www.sandervandecruys.be/onlineExp/mooneyTD/img/tt/595tt.jpg","",1850]["15",0,1,"post","http://www.sandervandecruys.be/onlineExp/mooneyTD/img/tt/003tt.jpg","slang",2850]["15",1,1,"post","http://www.sandervandecruys.be/onlineExp/mooneyTD/img/tt/021tt.jpg","kat",2793]["15",2,1,"post","http://www.sandervandecruys.be/onlineExp/mooneyTD/img/tt/559tt.jpg","",830]["15",3,1,"post","http://www.sandervandecruys.be/onlineExp/mooneyTD/img/tt/533tt.jpg","vlinder",2545]["15",4,1,"post","http://www.sandervandecruys.be/onlineExp/mooneyTD/img/tt/595tt.jpg","orca",3744]["15",5,1,"post","http://www.sandervandecruys.be/onlineExp/mooneyTD/img/tt/017tt.jpg","ananas",1677]["15",6,1,"post","http://www.sandervandecruys.be/onlineExp/mooneyTD/img/tt/728tt.jpg","",918]["15",7,1,"post","http://www.sandervandecruys.be/onlineExp/mooneyTD/img/tt/609tt.jpg","luipaard",2715]["15",8,1,"post","http://www.sandervandecruys.be/onlineExp/mooneyTD/img/tt/812tt.jpg","kever",1294]["15",9,1,"post","http://www.sandervandecruys.be/onlineExp/mooneyTD/img/tt/127tt.jpg","",1693]["15",0,2,"pre","http://www.sandervandecruys.be/onlineExp/mooneyTD/img/tt/871tt.jpg","",1685]["15",1,2,"pre","http://www.sandervandecruys.be/onlineExp/mooneyTD/img/tt/864tt.jpg","",670]["15",2,2,"pre","http://www.sandervandecruys.be/onlineExp/mooneyTD/img/tt/045tt.jpg","",796]["15",3,2,"pre","http://www.sandervandecruys.be/onlineExp/mooneyTD/img/tt/025tt.jpg","konijn",3215]["15",4,2,"pre","http://www.sandervandecruys.be/onlineExp/mooneyTD/img/tt/853tt.jpg","",1438]["15",5,2,"pre","http://www.sandervandecruys.be/onlineExp/mooneyTD/img/tt/006tt.jpg","",560]["15",6,2,"pre","http://www.sandervandecruys.be/onlineExp/mooneyTD/img/tt/404tt.jpg","",1084]["15",7,2,"pre","http://www.sandervandecruys.be/onlineExp/mooneyTD/img/tt/823tt.jpg","",1030]["15",8,2,"pre","http://www.sandervandecruys.be/onlineExp/mooneyTD/img/tt/676tt.jpg","",863]["15",9,2,"pre","http://www.sandervandecruys.be/onlineExp/mooneyTD/img/tt/643tt.jpg","",626]["15",0,2,"post","http://www.sandervandecruys.be/onlineExp/mooneyTD/img/tt/864tt.jpg","",1199]["15",1,2,"post","http://www.sandervandecruys.be/onlineExp/mooneyTD/img/tt/643tt.jpg","tas",1451]["15",2,2,"post","http://www.sandervandecruys.be/onlineExp/mooneyTD/img/tt/045tt.jpg","kikker",1678]["15",3,2,"post","http://www.sandervandecruys.be/onlineExp/mooneyTD/img/tt/006tt.jpg","kwal",1335]["15",4,2,"post","http://www.sandervandecruys.be/onlineExp/mooneyTD/img/tt/853tt.jpg","",1942]["15",5,2,"post","http://www.sandervandecruys.be/onlineExp/mooneyTD/img/tt/676tt.jpg","",742]["15",6,2,"post","http://www.sandervandecruys.be/onlineExp/mooneyTD/img/tt/404tt.jpg","",487]["15",7,2,"post","http://www.sandervandecruys.be/onlineExp/mooneyTD/img/tt/025tt.jpg","konijn",1633]["15",8,2,"post","http://www.sandervandecruys.be/onlineExp/mooneyTD/img/tt/871tt.jpg","landbouwer",2792]["15",9,2,"post","http://www.sandervandecruys.be/onlineExp/mooneyTD/img/tt/823tt.jpg","koala",2094]["15",0,3,"pre","http://www.sandervandecruys.be/onlineExp/mooneyTD/img/tt/062tt.jpg","koe",1575]["15",1,3,"pre","http://www.sandervandecruys.be/onlineExp/mooneyTD/img/tt/015tt.jpg","leeuw",2157]["15",2,3,"pre","http://www.sandervandecruys.be/onlineExp/mooneyTD/img/tt/558tt.jpg","",1169]["15",3,3,"pre","http://www.sandervandecruys.be/onlineExp/mooneyTD/img/tt/859tt.jpg","",157]["15",4,3,"pre","http://www.sandervandecruys.be/onlineExp/mooneyTD/img/tt/030tt.jpg","",1071]["15",5,3,"pre","http://www.sandervandecruys.be/onlineExp/mooneyTD/img/tt/593tt.jpg","",1032]["15",6,3,"pre","http://www.sandervandecruys.be/onlineExp/mooneyTD/img/tt/148tt.jpg","",1248]["15",7,3,"pre","http://www.sandervandecruys.be/onlineExp/mooneyTD/img/tt/874tt.jpg","",1182]["15",8,3,"pre","http://www.sandervandecruys.be/onlineExp/mooneyTD/img/tt/792tt.jpg","graan",3129]["15",9,3,"pre","http://www.sandervandecruys.be/onlineExp/mooneyTD/img/tt/721tt.jpg","",600]["15",0,3,"post","http://www.sandervandecruys.be/onlineExp/mooneyTD/img/tt/148tt.jpg","kikker",1496]["15",1,3,"post","http://www.sandervandecruys.be/onlineExp/mooneyTD/img/tt/792tt.jpg","ananas",1416]["15",2,3,"post","http://www.sandervandecruys.be/onlineExp/mooneyTD/img/tt/062tt.jpg","hond",1021]["15",3,3,"post","http://www.sandervandecruys.be/onlineExp/mooneyTD/img/tt/874tt.jpg","",677]["15",4,3,"post","http://www.sandervandecruys.be/onlineExp/mooneyTD/img/tt/593tt.jpg","",419]["15",5,3,"post","http://www.sandervandecruys.be/onlineExp/mooneyTD/img/tt/558tt.jpg","kikker",1548]["15",6,3,"post","http://www.sandervandecruys.be/onlineExp/mooneyTD/img/tt/015tt.jpg","leeuw",850]["15",7,3,"post","http://www.sandervandecruys.be/onlineExp/mooneyTD/img/tt/721tt.jpg","sinaasappel",2693]["15",8,3,"post","http://www.sandervandecruys.be/onlineExp/mooneyTD/img/tt/030tt.jpg","sinaasappel",1944]["15",9,3,"post","http://www.sandervandecruys.be/onlineExp/mooneyTD/img/tt/859tt.jpg","kangoeoe",1639]["15",0,4,"pre","http://www.sandervandecruys.be/onlineExp/mooneyTD/img/tt/661tt.jpg","",1075]["15",1,4,"pre","http://www.sandervandecruys.be/onlineExp/mooneyTD/img/tt/858tt.jpg","",572]["15",2,4,"pre","http://www.sandervandecruys.be/onlineExp/mooneyTD/img/tt/560tt.jpg","",856]["15",3,4,"pre","http://www.sandervandecruys.be/onlineExp/mooneyTD/img/tt/292tt.jpg","rat",2716]["15",4,4,"pre","http://www.sandervandecruys.be/onlineExp/mooneyTD/img/tt/039tt.jpg","",767]["15",5,4,"pre","http://www.sandervandecruys.be/onlineExp/mooneyTD/img/tt/608tt.jpg","aap",1712]["15",6,4,"pre","http://www.sandervandecruys.be/onlineExp/mooneyTD/img/tt/573tt.jpg","trein",2458]["15",7,4,"pre","http://www.sandervandecruys.be/onlineExp/mooneyTD/img/tt/273tt.jpg","kikker",1720]["15",8,4,"pre","http://www.sandervandecruys.be/onlineExp/mooneyTD/img/tt/683tt.jpg","koala",1920]["15",9,4,"pre","http://www.sandervandecruys.be/onlineExp/mooneyTD/img/tt/863tt.jpg","",767]["15",0,4,"post","http://www.sandervandecruys.be/onlineExp/mooneyTD/img/tt/661tt.jpg","",1821]["15",1,4,"post","http://www.sandervandecruys.be/onlineExp/mooneyTD/img/tt/292tt.jpg","",633]["15",2,4,"post","http://www.sandervandecruys.be/onlineExp/mooneyTD/img/tt/560tt.jpg","paddestoel",3592]["15",3,4,"post","http://www.sandervandecruys.be/onlineExp/mooneyTD/img/tt/608tt.jpg","",1777]["15",4,4,"post","http://www.sandervandecruys.be/onlineExp/mooneyTD/img/tt/863tt.jpg","",574]["15",5,4,"post","http://www.sandervandecruys.be/onlineExp/mooneyTD/img/tt/683tt.jpg","koala",1353]["15",6,4,"post","http://www.sandervandecruys.be/onlineExp/mooneyTD/img/tt/273tt.jpg","leguaan",4218]["15",7,4,"post","http://www.sandervandecruys.be/onlineExp/mooneyTD/img/tt/573tt.jpg","trein",1458]["15",8,4,"post","http://www.sandervandecruys.be/onlineExp/mooneyTD/img/tt/039tt.jpg","bloem",1638]["15",9,4,"post","http://www.sandervandecruys.be/onlineExp/mooneyTD/img/tt/858tt.jpg","",894]["15",0,5,"pre","http://www.sandervandecruys.be/onlineExp/mooneyTD/img/tt/184tt.jpg","",1384]["15",1,5,"pre","http://www.sandervandecruys.be/onlineExp/mooneyTD/img/tt/400tt.jpg","",473]["15",2,5,"pre","http://www.sandervandecruys.be/onlineExp/mooneyTD/img/tt/562tt.jpg","",659]["15",3,5,"pre","http://www.sandervandecruys.be/onlineExp/mooneyTD/img/tt/623tt.jpg","",897]["15",4,5,"pre","http://www.sandervandecruys.be/onlineExp/mooneyTD/img/tt/729tt.jpg","",566]["15",5,5,"pre","http://www.sandervandecruys.be/onlineExp/mooneyTD/img/tt/001tt.jpg","",626]["15",6,5,"pre","http://www.sandervandecruys.be/onlineExp/mooneyTD/img/tt/556tt.jpg","",959]["15",7,5,"pre","http://www.sandervandecruys.be/onlineExp/mooneyTD/img/tt/738tt.jpg","",885]["15",8,5,"pre","http://www.sandervandecruys.be/onlineExp/mooneyTD/img/tt/018tt.jpg","roos",1722]["15",9,5,"pre","http://www.sandervandecruys.be/onlineExp/mooneyTD/img/tt/013tt.jpg","",468]["15",0,5,"post","http://www.sandervandecruys.be/onlineExp/mooneyTD/img/tt/013tt.jpg","luipaard",4997]["15",1,5,"post","http://www.sandervandecruys.be/onlineExp/mooneyTD/img/tt/623tt.jpg","olifant",5971]["15",2,5,"post","http://www.sandervandecruys.be/onlineExp/mooneyTD/img/tt/018tt.jpg","roos",3291]["15",3,5,"post","http://www.sandervandecruys.be/onlineExp/mooneyTD/img/tt/001tt.jpg","motor",1693]["15",4,5,"post","http://www.sandervandecruys.be/onlineExp/mooneyTD/img/tt/400tt.jpg","wasknijper",3316]["15",5,5,"post","http://www.sandervandecruys.be/onlineExp/mooneyTD/img/tt/738tt.jpg","paprika",2584]["15",6,5,"post","http://www.sandervandecruys.be/onlineExp/mooneyTD/img/tt/184tt.jpg","vork",1784]["15",7,5,"post","http://www.sandervandecruys.be/onlineExp/mooneyTD/img/tt/556tt.jpg","horloge",2195]["15",8,5,"post","http://www.sandervandecruys.be/onlineExp/mooneyTD/img/tt/729tt.jpg","uil",1305]["15",9,5,"post","http://www.sandervandecruys.be/onlineExp/mooneyTD/img/tt/562tt.jpg","broodrooster",4040]</text:p>
          </table:table-cell>
          <table:table-cell table:number-columns-repeated="253"/>
        </table:table-row>
        <table:table-row table:style-name="ro1">
          <table:table-cell office:value-type="date" office:date-value="2016-03-23T16:58:43" calcext:value-type="date">
            <text:p>3/23/2016 16:58: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"18",0,0,"pre","http://www.sandervandecruys.be/onlineExp/mooneyTD/img/tt/429tt.jpg","",4025]["18",1,0,"pre","http://www.sandervandecruys.be/onlineExp/mooneyTD/img/tt/006tt.jpg","kwal",3209]["18",2,0,"pre","http://www.sandervandecruys.be/onlineExp/mooneyTD/img/tt/404tt.jpg","",4174]["18",3,0,"pre","http://www.sandervandecruys.be/onlineExp/mooneyTD/img/tt/728tt.jpg","man",2879]["18",4,0,"pre","http://www.sandervandecruys.be/onlineExp/mooneyTD/img/tt/738tt.jpg","bloem",5136]["18",5,0,"pre","http://www.sandervandecruys.be/onlineExp/mooneyTD/img/tt/556tt.jpg","",4508]["18",6,0,"pre","http://www.sandervandecruys.be/onlineExp/mooneyTD/img/tt/864tt.jpg","boom",3615]["18",7,0,"pre","http://www.sandervandecruys.be/onlineExp/mooneyTD/img/tt/792tt.jpg","ananas",2703]["18",8,0,"pre","http://www.sandervandecruys.be/onlineExp/mooneyTD/img/tt/745tt.jpg","",6512]["18",9,0,"pre","http://www.sandervandecruys.be/onlineExp/mooneyTD/img/tt/559tt.jpg","hond",1855]["18",0,0,"post","http://www.sandervandecruys.be/onlineExp/mooneyTD/img/tt/738tt.jpg","paprika",5443]["18",1,0,"post","http://www.sandervandecruys.be/onlineExp/mooneyTD/img/tt/556tt.jpg","horloge",2027]["18",2,0,"post","http://www.sandervandecruys.be/onlineExp/mooneyTD/img/tt/728tt.jpg","uil",1500]["18",3,0,"post","http://www.sandervandecruys.be/onlineExp/mooneyTD/img/tt/429tt.jpg","slang",1681]["18",4,0,"post","http://www.sandervandecruys.be/onlineExp/mooneyTD/img/tt/864tt.jpg","parasol",1769]["18",5,0,"post","http://www.sandervandecruys.be/onlineExp/mooneyTD/img/tt/404tt.jpg","",6995]["18",6,0,"post","http://www.sandervandecruys.be/onlineExp/mooneyTD/img/tt/745tt.jpg","piano",1781]["18",7,0,"post","http://www.sandervandecruys.be/onlineExp/mooneyTD/img/tt/559tt.jpg","kikker",1841]["18",8,0,"post","http://www.sandervandecruys.be/onlineExp/mooneyTD/img/tt/792tt.jpg","ananas",1997]["18",9,0,"post","http://www.sandervandecruys.be/onlineExp/mooneyTD/img/tt/006tt.jpg","kwal",1246]["18",0,1,"pre","http://www.sandervandecruys.be/onlineExp/mooneyTD/img/tt/192tt.jpg","",1564]["18",1,1,"pre","http://www.sandervandecruys.be/onlineExp/mooneyTD/img/tt/676tt.jpg","tuin",1666]["18",2,1,"pre","http://www.sandervandecruys.be/onlineExp/mooneyTD/img/tt/039tt.jpg","vogel",4218]["18",3,1,"pre","http://www.sandervandecruys.be/onlineExp/mooneyTD/img/tt/562tt.jpg","",3379]["18",4,1,"pre","http://www.sandervandecruys.be/onlineExp/mooneyTD/img/tt/003tt.jpg","muis",3127]["18",5,1,"pre","http://www.sandervandecruys.be/onlineExp/mooneyTD/img/tt/576tt.jpg","schouder",3942]["18",6,1,"pre","http://www.sandervandecruys.be/onlineExp/mooneyTD/img/tt/595tt.jpg","fontein",5017]["18",7,1,"pre","http://www.sandervandecruys.be/onlineExp/mooneyTD/img/tt/593tt.jpg","bos",2278]["18",8,1,"pre","http://www.sandervandecruys.be/onlineExp/mooneyTD/img/tt/643tt.jpg","schoen",4047]["18",9,1,"pre","http://www.sandervandecruys.be/onlineExp/mooneyTD/img/tt/859tt.jpg","danser",2180]["18",0,1,"post","http://www.sandervandecruys.be/onlineExp/mooneyTD/img/tt/595tt.jpg","walvis",2287]["18",1,1,"post","http://www.sandervandecruys.be/onlineExp/mooneyTD/img/tt/859tt.jpg","kangeroo",2376]["18",2,1,"post","http://www.sandervandecruys.be/onlineExp/mooneyTD/img/tt/643tt.jpg","tas",1458]["18",3,1,"post","http://www.sandervandecruys.be/onlineExp/mooneyTD/img/tt/593tt.jpg","man",1892]["18",4,1,"post","http://www.sandervandecruys.be/onlineExp/mooneyTD/img/tt/192tt.jpg","slang",1842]["18",5,1,"post","http://www.sandervandecruys.be/onlineExp/mooneyTD/img/tt/676tt.jpg","",672]["18",6,1,"post","http://www.sandervandecruys.be/onlineExp/mooneyTD/img/tt/576tt.jpg","broodrooster",8094]["18",7,1,"post","http://www.sandervandecruys.be/onlineExp/mooneyTD/img/tt/039tt.jpg","",1148]["18",8,1,"post","http://www.sandervandecruys.be/onlineExp/mooneyTD/img/tt/003tt.jpg","slang",1590]["18",9,1,"post","http://www.sandervandecruys.be/onlineExp/mooneyTD/img/tt/562tt.jpg","broodrooster",5837]["18",0,2,"pre","http://www.sandervandecruys.be/onlineExp/mooneyTD/img/tt/017tt.jpg","bloem",2307]["18",1,2,"pre","http://www.sandervandecruys.be/onlineExp/mooneyTD/img/tt/533tt.jpg","hagedis",4140]["18",2,2,"pre","http://www.sandervandecruys.be/onlineExp/mooneyTD/img/tt/184tt.jpg","orgel",5843]["18",3,2,"pre","http://www.sandervandecruys.be/onlineExp/mooneyTD/img/tt/691tt.jpg","",1017]["18",4,2,"pre","http://www.sandervandecruys.be/onlineExp/mooneyTD/img/tt/655tt.jpg","schedel",3983]["18",5,2,"pre","http://www.sandervandecruys.be/onlineExp/mooneyTD/img/tt/273tt.jpg","",1714]["18",6,2,"pre","http://www.sandervandecruys.be/onlineExp/mooneyTD/img/tt/874tt.jpg","zonnewijzer",3244]["18",7,2,"pre","http://www.sandervandecruys.be/onlineExp/mooneyTD/img/tt/007tt.jpg","",2446]["18",8,2,"pre","http://www.sandervandecruys.be/onlineExp/mooneyTD/img/tt/292tt.jpg","muis",3993]["18",9,2,"pre","http://www.sandervandecruys.be/onlineExp/mooneyTD/img/tt/823tt.jpg","koala",1517]["18",0,2,"post","http://www.sandervandecruys.be/onlineExp/mooneyTD/img/tt/007tt.jpg","kookvuur",6392]["18",1,2,"post","http://www.sandervandecruys.be/onlineExp/mooneyTD/img/tt/017tt.jpg","ananas",1945]["18",2,2,"post","http://www.sandervandecruys.be/onlineExp/mooneyTD/img/tt/655tt.jpg","ezels",1609]["18",3,2,"post","http://www.sandervandecruys.be/onlineExp/mooneyTD/img/tt/823tt.jpg","koala",1056]["18",4,2,"post","http://www.sandervandecruys.be/onlineExp/mooneyTD/img/tt/292tt.jpg","eekhoorn",1992]["18",5,2,"post","http://www.sandervandecruys.be/onlineExp/mooneyTD/img/tt/874tt.jpg","gasvuur",4521]["18",6,2,"post","http://www.sandervandecruys.be/onlineExp/mooneyTD/img/tt/184tt.jpg","vorken",3051]["18",7,2,"post","http://www.sandervandecruys.be/onlineExp/mooneyTD/img/tt/533tt.jpg","vlinder",2279]["18",8,2,"post","http://www.sandervandecruys.be/onlineExp/mooneyTD/img/tt/691tt.jpg","luipaard",6719]["18",9,2,"post","http://www.sandervandecruys.be/onlineExp/mooneyTD/img/tt/273tt.jpg","",2010]["18",0,3,"pre","http://www.sandervandecruys.be/onlineExp/mooneyTD/img/tt/558tt.jpg","ananas",2050]["18",1,3,"pre","http://www.sandervandecruys.be/onlineExp/mooneyTD/img/tt/062tt.jpg","koe",1172]["18",2,3,"pre","http://www.sandervandecruys.be/onlineExp/mooneyTD/img/tt/560tt.jpg","ei",1456]["18",3,3,"pre","http://www.sandervandecruys.be/onlineExp/mooneyTD/img/tt/005tt.jpg","speaker",3155]["18",4,3,"pre","http://www.sandervandecruys.be/onlineExp/mooneyTD/img/tt/623tt.jpg","paard",2321]["18",5,3,"pre","http://www.sandervandecruys.be/onlineExp/mooneyTD/img/tt/858tt.jpg","skieer",2058]["18",6,3,"pre","http://www.sandervandecruys.be/onlineExp/mooneyTD/img/tt/015tt.jpg","",685]["18",7,3,"pre","http://www.sandervandecruys.be/onlineExp/mooneyTD/img/tt/018tt.jpg","bloem",2780]["18",8,3,"pre","http://www.sandervandecruys.be/onlineExp/mooneyTD/img/tt/853tt.jpg","kraan",4577]["18",9,3,"pre","http://www.sandervandecruys.be/onlineExp/mooneyTD/img/tt/609tt.jpg","luipaard",2499]["18",0,3,"post","http://www.sandervandecruys.be/onlineExp/mooneyTD/img/tt/609tt.jpg","luipaard",2197]["18",1,3,"post","http://www.sandervandecruys.be/onlineExp/mooneyTD/img/tt/062tt.jpg","hond",1547]["18",2,3,"post","http://www.sandervandecruys.be/onlineExp/mooneyTD/img/tt/005tt.jpg","toilet",1856]["18",3,3,"post","http://www.sandervandecruys.be/onlineExp/mooneyTD/img/tt/623tt.jpg","olifant",2461]["18",4,3,"post","http://www.sandervandecruys.be/onlineExp/mooneyTD/img/tt/018tt.jpg","bloem",1386]["18",5,3,"post","http://www.sandervandecruys.be/onlineExp/mooneyTD/img/tt/558tt.jpg","bloem",3356]["18",6,3,"post","http://www.sandervandecruys.be/onlineExp/mooneyTD/img/tt/858tt.jpg","skieer",3135]["18",7,3,"post","http://www.sandervandecruys.be/onlineExp/mooneyTD/img/tt/853tt.jpg","fluitje",1917]["18",8,3,"post","http://www.sandervandecruys.be/onlineExp/mooneyTD/img/tt/560tt.jpg","paddestoel",6428]["18",9,3,"post","http://www.sandervandecruys.be/onlineExp/mooneyTD/img/tt/015tt.jpg","leeuw",1550]["18",0,4,"pre","http://www.sandervandecruys.be/onlineExp/mooneyTD/img/tt/148tt.jpg","kikker",2747]["18",1,4,"pre","http://www.sandervandecruys.be/onlineExp/mooneyTD/img/tt/045tt.jpg","kikker",4303]["18",2,4,"pre","http://www.sandervandecruys.be/onlineExp/mooneyTD/img/tt/025tt.jpg","leeuw",1851]["18",3,4,"pre","http://www.sandervandecruys.be/onlineExp/mooneyTD/img/tt/013tt.jpg","luipaard",2376]["18",4,4,"pre","http://www.sandervandecruys.be/onlineExp/mooneyTD/img/tt/729tt.jpg","uil",1666]["18",5,4,"pre","http://www.sandervandecruys.be/onlineExp/mooneyTD/img/tt/721tt.jpg","",1340]["18",6,4,"pre","http://www.sandervandecruys.be/onlineExp/mooneyTD/img/tt/873tt.jpg","olifant",1931]["18",7,4,"pre","http://www.sandervandecruys.be/onlineExp/mooneyTD/img/tt/872tt.jpg","luipaard",2842]["18",8,4,"pre","http://www.sandervandecruys.be/onlineExp/mooneyTD/img/tt/661tt.jpg","",498]["18",9,4,"pre","http://www.sandervandecruys.be/onlineExp/mooneyTD/img/tt/001tt.jpg","stad",1691]["18",0,4,"post","http://www.sandervandecruys.be/onlineExp/mooneyTD/img/tt/872tt.jpg","vlinder",1448]["18",1,4,"post","http://www.sandervandecruys.be/onlineExp/mooneyTD/img/tt/045tt.jpg","kikker",1770]["18",2,4,"post","http://www.sandervandecruys.be/onlineExp/mooneyTD/img/tt/013tt.jpg","luipaard",1958]["18",3,4,"post","http://www.sandervandecruys.be/onlineExp/mooneyTD/img/tt/025tt.jpg","leeuw",1590]["18",4,4,"post","http://www.sandervandecruys.be/onlineExp/mooneyTD/img/tt/001tt.jpg","motor",2413]["18",5,4,"post","http://www.sandervandecruys.be/onlineExp/mooneyTD/img/tt/661tt.jpg","uil",1832]["18",6,4,"post","http://www.sandervandecruys.be/onlineExp/mooneyTD/img/tt/721tt.jpg","sinaasappel",4148]["18",7,4,"post","http://www.sandervandecruys.be/onlineExp/mooneyTD/img/tt/873tt.jpg","olifant",1517]["18",8,4,"post","http://www.sandervandecruys.be/onlineExp/mooneyTD/img/tt/729tt.jpg","uil",1489]["18",9,4,"post","http://www.sandervandecruys.be/onlineExp/mooneyTD/img/tt/148tt.jpg","kikker",1253]["18",0,5,"pre","http://www.sandervandecruys.be/onlineExp/mooneyTD/img/tt/573tt.jpg","trein",2882]["18",1,5,"pre","http://www.sandervandecruys.be/onlineExp/mooneyTD/img/tt/608tt.jpg","dansers",2202]["18",2,5,"pre","http://www.sandervandecruys.be/onlineExp/mooneyTD/img/tt/400tt.jpg","geweer",2288]["18",3,5,"pre","http://www.sandervandecruys.be/onlineExp/mooneyTD/img/tt/021tt.jpg","",1016]["18",4,5,"pre","http://www.sandervandecruys.be/onlineExp/mooneyTD/img/tt/127tt.jpg","",1984]["18",5,5,"pre","http://www.sandervandecruys.be/onlineExp/mooneyTD/img/tt/030tt.jpg","sinaasappel",2735]["18",6,5,"pre","http://www.sandervandecruys.be/onlineExp/mooneyTD/img/tt/812tt.jpg","",916]["18",7,5,"pre","http://www.sandervandecruys.be/onlineExp/mooneyTD/img/tt/863tt.jpg","viool",3160]["18",8,5,"pre","http://www.sandervandecruys.be/onlineExp/mooneyTD/img/tt/683tt.jpg","",1592]["18",9,5,"pre","http://www.sandervandecruys.be/onlineExp/mooneyTD/img/tt/871tt.jpg","kikker",1773]["18",0,5,"post","http://www.sandervandecruys.be/onlineExp/mooneyTD/img/tt/021tt.jpg","kat",1550]["18",1,5,"post","http://www.sandervandecruys.be/onlineExp/mooneyTD/img/tt/608tt.jpg","dansers",2915]["18",2,5,"post","http://www.sandervandecruys.be/onlineExp/mooneyTD/img/tt/400tt.jpg","knijptang",2573]["18",3,5,"post","http://www.sandervandecruys.be/onlineExp/mooneyTD/img/tt/030tt.jpg","sinaasappel",2268]["18",4,5,"post","http://www.sandervandecruys.be/onlineExp/mooneyTD/img/tt/683tt.jpg","koala",884]["18",5,5,"post","http://www.sandervandecruys.be/onlineExp/mooneyTD/img/tt/812tt.jpg","",1208]["18",6,5,"post","http://www.sandervandecruys.be/onlineExp/mooneyTD/img/tt/871tt.jpg","",2533]["18",7,5,"post","http://www.sandervandecruys.be/onlineExp/mooneyTD/img/tt/573tt.jpg","trein",3331]["18",8,5,"post","http://www.sandervandecruys.be/onlineExp/mooneyTD/img/tt/127tt.jpg","huisje",2278]["18",9,5,"post","http://www.sandervandecruys.be/onlineExp/mooneyTD/img/tt/863tt.jpg","stoel",1325]</text:p>
          </table:table-cell>
          <table:table-cell table:number-columns-repeated="253"/>
        </table:table-row>
        <table:table-row table:style-name="ro1">
          <table:table-cell office:value-type="date" office:date-value="2016-03-24T14:01:38" calcext:value-type="date">
            <text:p>3/24/2016 14:01: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"7",0,0,"pre","http://www.sandervandecruys.be/onlineExp/mooneyTD/img/tt/292tt.jpg","konijn",3688]["7",1,0,"pre","http://www.sandervandecruys.be/onlineExp/mooneyTD/img/tt/863tt.jpg","ribbenkas",5410]["7",2,0,"pre","http://www.sandervandecruys.be/onlineExp/mooneyTD/img/tt/738tt.jpg","hand",3647]["7",3,0,"pre","http://www.sandervandecruys.be/onlineExp/mooneyTD/img/tt/560tt.jpg","ei",4815]["7",4,0,"pre","http://www.sandervandecruys.be/onlineExp/mooneyTD/img/tt/823tt.jpg","wolf",5184]["7",5,0,"pre","http://www.sandervandecruys.be/onlineExp/mooneyTD/img/tt/062tt.jpg","hoofd",12636]["7",6,0,"pre","http://www.sandervandecruys.be/onlineExp/mooneyTD/img/tt/007tt.jpg","piano",1983]["7",7,0,"pre","http://www.sandervandecruys.be/onlineExp/mooneyTD/img/tt/562tt.jpg","bril",2144]["7",8,0,"pre","http://www.sandervandecruys.be/onlineExp/mooneyTD/img/tt/005tt.jpg","duikboot",4588]["7",9,0,"pre","http://www.sandervandecruys.be/onlineExp/mooneyTD/img/tt/015tt.jpg","leeuw",1983]["7",0,0,"post","http://www.sandervandecruys.be/onlineExp/mooneyTD/img/tt/015tt.jpg","leeuw",1698]["7",1,0,"post","http://www.sandervandecruys.be/onlineExp/mooneyTD/img/tt/007tt.jpg","piano",1468]["7",2,0,"post","http://www.sandervandecruys.be/onlineExp/mooneyTD/img/tt/823tt.jpg","koala",1455]["7",3,0,"post","http://www.sandervandecruys.be/onlineExp/mooneyTD/img/tt/560tt.jpg","kikker",3057]["7",4,0,"post","http://www.sandervandecruys.be/onlineExp/mooneyTD/img/tt/062tt.jpg","hond",5181]["7",5,0,"post","http://www.sandervandecruys.be/onlineExp/mooneyTD/img/tt/562tt.jpg","kikker",2175]["7",6,0,"post","http://www.sandervandecruys.be/onlineExp/mooneyTD/img/tt/005tt.jpg","wc",1365]["7",7,0,"post","http://www.sandervandecruys.be/onlineExp/mooneyTD/img/tt/738tt.jpg","paprika",1685]["7",8,0,"post","http://www.sandervandecruys.be/onlineExp/mooneyTD/img/tt/292tt.jpg","konijn",1998]["7",9,0,"post","http://www.sandervandecruys.be/onlineExp/mooneyTD/img/tt/863tt.jpg","hond",3951]["7",0,1,"pre","http://www.sandervandecruys.be/onlineExp/mooneyTD/img/tt/859tt.jpg","zee",2455]["7",1,1,"pre","http://www.sandervandecruys.be/onlineExp/mooneyTD/img/tt/871tt.jpg","ribbenkas",3973]["7",2,1,"pre","http://www.sandervandecruys.be/onlineExp/mooneyTD/img/tt/039tt.jpg","paprika",4183]["7",3,1,"pre","http://www.sandervandecruys.be/onlineExp/mooneyTD/img/tt/728tt.jpg","viool",3904]["7",4,1,"pre","http://www.sandervandecruys.be/onlineExp/mooneyTD/img/tt/683tt.jpg","wolf",2449]["7",5,1,"pre","http://www.sandervandecruys.be/onlineExp/mooneyTD/img/tt/608tt.jpg","rugby",1966]["7",6,1,"pre","http://www.sandervandecruys.be/onlineExp/mooneyTD/img/tt/558tt.jpg","pauw",1501]["7",7,1,"pre","http://www.sandervandecruys.be/onlineExp/mooneyTD/img/tt/184tt.jpg","duif",4305]["7",8,1,"pre","http://www.sandervandecruys.be/onlineExp/mooneyTD/img/tt/745tt.jpg","geweer",2285]["7",9,1,"pre","http://www.sandervandecruys.be/onlineExp/mooneyTD/img/tt/643tt.jpg","mondharmonica",4949]["7",0,1,"post","http://www.sandervandecruys.be/onlineExp/mooneyTD/img/tt/745tt.jpg","piano",1573]["7",1,1,"post","http://www.sandervandecruys.be/onlineExp/mooneyTD/img/tt/728tt.jpg","vrouw",3195]["7",2,1,"post","http://www.sandervandecruys.be/onlineExp/mooneyTD/img/tt/039tt.jpg","bloem",1851]["7",3,1,"post","http://www.sandervandecruys.be/onlineExp/mooneyTD/img/tt/859tt.jpg","kangoeroe",2920]["7",4,1,"post","http://www.sandervandecruys.be/onlineExp/mooneyTD/img/tt/184tt.jpg","vork",992]["7",5,1,"post","http://www.sandervandecruys.be/onlineExp/mooneyTD/img/tt/871tt.jpg","boer",1687]["7",6,1,"post","http://www.sandervandecruys.be/onlineExp/mooneyTD/img/tt/643tt.jpg","tas",2704]["7",7,1,"post","http://www.sandervandecruys.be/onlineExp/mooneyTD/img/tt/558tt.jpg","kikker",5364]["7",8,1,"post","http://www.sandervandecruys.be/onlineExp/mooneyTD/img/tt/683tt.jpg","koala",1338]["7",9,1,"post","http://www.sandervandecruys.be/onlineExp/mooneyTD/img/tt/608tt.jpg","vrouw",5163]["7",0,2,"pre","http://www.sandervandecruys.be/onlineExp/mooneyTD/img/tt/864tt.jpg","bloem",1869]["7",1,2,"pre","http://www.sandervandecruys.be/onlineExp/mooneyTD/img/tt/792tt.jpg","ananas",2587]["7",2,2,"pre","http://www.sandervandecruys.be/onlineExp/mooneyTD/img/tt/533tt.jpg","panda",3226]["7",3,2,"pre","http://www.sandervandecruys.be/onlineExp/mooneyTD/img/tt/404tt.jpg","bloem",1691]["7",4,2,"pre","http://www.sandervandecruys.be/onlineExp/mooneyTD/img/tt/030tt.jpg","toùaat",4388]["7",5,2,"pre","http://www.sandervandecruys.be/onlineExp/mooneyTD/img/tt/556tt.jpg","horloge",2321]["7",6,2,"pre","http://www.sandervandecruys.be/onlineExp/mooneyTD/img/tt/017tt.jpg","bloeù",1707]["7",7,2,"pre","http://www.sandervandecruys.be/onlineExp/mooneyTD/img/tt/148tt.jpg","kikker",1813]["7",8,2,"pre","http://www.sandervandecruys.be/onlineExp/mooneyTD/img/tt/874tt.jpg","kompas",4608]["7",9,2,"pre","http://www.sandervandecruys.be/onlineExp/mooneyTD/img/tt/006tt.jpg","kangoeroe",6159]["7",0,2,"post","http://www.sandervandecruys.be/onlineExp/mooneyTD/img/tt/792tt.jpg","ananas",2672]["7",1,2,"post","http://www.sandervandecruys.be/onlineExp/mooneyTD/img/tt/148tt.jpg","kikker",1441]["7",2,2,"post","http://www.sandervandecruys.be/onlineExp/mooneyTD/img/tt/017tt.jpg","ananas",1777]["7",3,2,"post","http://www.sandervandecruys.be/onlineExp/mooneyTD/img/tt/874tt.jpg","gasvuur",1601]["7",4,2,"post","http://www.sandervandecruys.be/onlineExp/mooneyTD/img/tt/556tt.jpg","uurwerk",2673]["7",5,2,"post","http://www.sandervandecruys.be/onlineExp/mooneyTD/img/tt/006tt.jpg","kwal",1057]["7",6,2,"post","http://www.sandervandecruys.be/onlineExp/mooneyTD/img/tt/404tt.jpg","vlinder",3024]["7",7,2,"post","http://www.sandervandecruys.be/onlineExp/mooneyTD/img/tt/533tt.jpg","vlinder",2448]["7",8,2,"post","http://www.sandervandecruys.be/onlineExp/mooneyTD/img/tt/864tt.jpg","parasol",2128]["7",9,2,"post","http://www.sandervandecruys.be/onlineExp/mooneyTD/img/tt/030tt.jpg","sinaasappel",2913]["7",0,3,"pre","http://www.sandervandecruys.be/onlineExp/mooneyTD/img/tt/127tt.jpg","koala",2348]["7",1,3,"pre","http://www.sandervandecruys.be/onlineExp/mooneyTD/img/tt/593tt.jpg","vrouw",3392]["7",2,3,"pre","http://www.sandervandecruys.be/onlineExp/mooneyTD/img/tt/858tt.jpg","man",1613]["7",3,3,"pre","http://www.sandervandecruys.be/onlineExp/mooneyTD/img/tt/812tt.jpg","kever",2720]["7",4,3,"pre","http://www.sandervandecruys.be/onlineExp/mooneyTD/img/tt/021tt.jpg","man",3286]["7",5,3,"pre","http://www.sandervandecruys.be/onlineExp/mooneyTD/img/tt/609tt.jpg","zee",1096]["7",6,3,"pre","http://www.sandervandecruys.be/onlineExp/mooneyTD/img/tt/273tt.jpg","zee",978]["7",7,3,"pre","http://www.sandervandecruys.be/onlineExp/mooneyTD/img/tt/576tt.jpg","man",1417]["7",8,3,"pre","http://www.sandervandecruys.be/onlineExp/mooneyTD/img/tt/853tt.jpg","wijnfles",1915]["7",9,3,"pre","http://www.sandervandecruys.be/onlineExp/mooneyTD/img/tt/429tt.jpg","zaag",1946]["7",0,3,"post","http://www.sandervandecruys.be/onlineExp/mooneyTD/img/tt/609tt.jpg","panther",1679]["7",1,3,"post","http://www.sandervandecruys.be/onlineExp/mooneyTD/img/tt/021tt.jpg","poes",1064]["7",2,3,"post","http://www.sandervandecruys.be/onlineExp/mooneyTD/img/tt/576tt.jpg","man",2304]["7",3,3,"post","http://www.sandervandecruys.be/onlineExp/mooneyTD/img/tt/429tt.jpg","slang",2233]["7",4,3,"post","http://www.sandervandecruys.be/onlineExp/mooneyTD/img/tt/273tt.jpg","kameleon",2736]["7",5,3,"post","http://www.sandervandecruys.be/onlineExp/mooneyTD/img/tt/853tt.jpg","man",11332]["7",6,3,"post","http://www.sandervandecruys.be/onlineExp/mooneyTD/img/tt/593tt.jpg","man",1092]["7",7,3,"post","http://www.sandervandecruys.be/onlineExp/mooneyTD/img/tt/127tt.jpg","huis",1438]["7",8,3,"post","http://www.sandervandecruys.be/onlineExp/mooneyTD/img/tt/812tt.jpg","kever",992]["7",9,3,"post","http://www.sandervandecruys.be/onlineExp/mooneyTD/img/tt/858tt.jpg","man",1719]["7",0,4,"pre","http://www.sandervandecruys.be/onlineExp/mooneyTD/img/tt/691tt.jpg","hond",3791]["7",1,4,"pre","http://www.sandervandecruys.be/onlineExp/mooneyTD/img/tt/623tt.jpg","olifant",1934]["7",2,4,"pre","http://www.sandervandecruys.be/onlineExp/mooneyTD/img/tt/018tt.jpg","kastanje",2973]["7",3,4,"pre","http://www.sandervandecruys.be/onlineExp/mooneyTD/img/tt/721tt.jpg","sinaasappel",5031]["7",4,4,"pre","http://www.sandervandecruys.be/onlineExp/mooneyTD/img/tt/595tt.jpg","fluit",1621]["7",5,4,"pre","http://www.sandervandecruys.be/onlineExp/mooneyTD/img/tt/655tt.jpg","panda",1996]["7",6,4,"pre","http://www.sandervandecruys.be/onlineExp/mooneyTD/img/tt/192tt.jpg","leeuw",2157]["7",7,4,"pre","http://www.sandervandecruys.be/onlineExp/mooneyTD/img/tt/001tt.jpg","fiets",1507]["7",8,4,"pre","http://www.sandervandecruys.be/onlineExp/mooneyTD/img/tt/873tt.jpg","olifant",2023]["7",9,4,"pre","http://www.sandervandecruys.be/onlineExp/mooneyTD/img/tt/872tt.jpg","vlinder",1704]["7",0,4,"post","http://www.sandervandecruys.be/onlineExp/mooneyTD/img/tt/001tt.jpg","motor",1185]["7",1,4,"post","http://www.sandervandecruys.be/onlineExp/mooneyTD/img/tt/623tt.jpg","olifant",1218]["7",2,4,"post","http://www.sandervandecruys.be/onlineExp/mooneyTD/img/tt/872tt.jpg","vlinder",975]["7",3,4,"post","http://www.sandervandecruys.be/onlineExp/mooneyTD/img/tt/873tt.jpg","olifant",2358]["7",4,4,"post","http://www.sandervandecruys.be/onlineExp/mooneyTD/img/tt/192tt.jpg","poes",1680]["7",5,4,"post","http://www.sandervandecruys.be/onlineExp/mooneyTD/img/tt/691tt.jpg","panther",1593]["7",6,4,"post","http://www.sandervandecruys.be/onlineExp/mooneyTD/img/tt/595tt.jpg","walvis",2607]["7",7,4,"post","http://www.sandervandecruys.be/onlineExp/mooneyTD/img/tt/655tt.jpg","ezel",1039]["7",8,4,"post","http://www.sandervandecruys.be/onlineExp/mooneyTD/img/tt/721tt.jpg","sinaasappel",4504]["7",9,4,"post","http://www.sandervandecruys.be/onlineExp/mooneyTD/img/tt/018tt.jpg","bloem",1417]["7",0,5,"pre","http://www.sandervandecruys.be/onlineExp/mooneyTD/img/tt/676tt.jpg","huis",2499]["7",1,5,"pre","http://www.sandervandecruys.be/onlineExp/mooneyTD/img/tt/003tt.jpg","kever",2865]["7",2,5,"pre","http://www.sandervandecruys.be/onlineExp/mooneyTD/img/tt/400tt.jpg","tang",1337]["7",3,5,"pre","http://www.sandervandecruys.be/onlineExp/mooneyTD/img/tt/013tt.jpg","panther",3064]["7",4,5,"pre","http://www.sandervandecruys.be/onlineExp/mooneyTD/img/tt/045tt.jpg","leeuw",2053]["7",5,5,"pre","http://www.sandervandecruys.be/onlineExp/mooneyTD/img/tt/661tt.jpg","pauw",2871]["7",6,5,"pre","http://www.sandervandecruys.be/onlineExp/mooneyTD/img/tt/729tt.jpg","slang",1870]["7",7,5,"pre","http://www.sandervandecruys.be/onlineExp/mooneyTD/img/tt/025tt.jpg","hond",1708]["7",8,5,"pre","http://www.sandervandecruys.be/onlineExp/mooneyTD/img/tt/559tt.jpg","roos",1029]["7",9,5,"pre","http://www.sandervandecruys.be/onlineExp/mooneyTD/img/tt/573tt.jpg","tram",1307]["7",0,5,"post","http://www.sandervandecruys.be/onlineExp/mooneyTD/img/tt/729tt.jpg","eend",1549]["7",1,5,"post","http://www.sandervandecruys.be/onlineExp/mooneyTD/img/tt/025tt.jpg","konijn",1957]["7",2,5,"post","http://www.sandervandecruys.be/onlineExp/mooneyTD/img/tt/661tt.jpg","eend",3493]["7",3,5,"post","http://www.sandervandecruys.be/onlineExp/mooneyTD/img/tt/559tt.jpg","hagedis",4477]["7",4,5,"post","http://www.sandervandecruys.be/onlineExp/mooneyTD/img/tt/003tt.jpg","hagedis",2141]["7",5,5,"post","http://www.sandervandecruys.be/onlineExp/mooneyTD/img/tt/573tt.jpg","trein",1313]["7",6,5,"post","http://www.sandervandecruys.be/onlineExp/mooneyTD/img/tt/676tt.jpg","huis",1185]["7",7,5,"post","http://www.sandervandecruys.be/onlineExp/mooneyTD/img/tt/045tt.jpg","hagedis",1805]["7",8,5,"post","http://www.sandervandecruys.be/onlineExp/mooneyTD/img/tt/400tt.jpg","tang",2809]["7",9,5,"post","http://www.sandervandecruys.be/onlineExp/mooneyTD/img/tt/013tt.jpg","panther",1646]</text:p>
          </table:table-cell>
          <table:table-cell table:number-columns-repeated="253"/>
        </table:table-row>
        <table:table-row table:style-name="ro1">
          <table:table-cell office:value-type="date" office:date-value="2016-03-26T12:00:35" calcext:value-type="date">
            <text:p>3/26/2016 12:00:3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"125",0,0,"pre","http://www.sandervandecruys.be/onlineExp/mooneyTD/img/tt/863tt.jpg","skelet",6543]["125",1,0,"pre","http://www.sandervandecruys.be/onlineExp/mooneyTD/img/tt/015tt.jpg","beer",4163]["125",2,0,"pre","http://www.sandervandecruys.be/onlineExp/mooneyTD/img/tt/045tt.jpg","beeldhoudwerk",12732]["125",3,0,"pre","http://www.sandervandecruys.be/onlineExp/mooneyTD/img/tt/623tt.jpg","olifant",5030]["125",4,0,"pre","http://www.sandervandecruys.be/onlineExp/mooneyTD/img/tt/429tt.jpg","kralen",7060]["125",5,0,"pre","http://www.sandervandecruys.be/onlineExp/mooneyTD/img/tt/559tt.jpg","kikker",2293]["125",6,0,"pre","http://www.sandervandecruys.be/onlineExp/mooneyTD/img/tt/533tt.jpg","vlinder",3248]["125",7,0,"pre","http://www.sandervandecruys.be/onlineExp/mooneyTD/img/tt/573tt.jpg","trein",4083]["125",8,0,"pre","http://www.sandervandecruys.be/onlineExp/mooneyTD/img/tt/871tt.jpg","strepen",11740]["125",9,0,"pre","http://www.sandervandecruys.be/onlineExp/mooneyTD/img/tt/148tt.jpg","kikker",5410]["125",0,0,"post","http://www.sandervandecruys.be/onlineExp/mooneyTD/img/tt/863tt.jpg","",5792]["125",1,0,"post","http://www.sandervandecruys.be/onlineExp/mooneyTD/img/tt/015tt.jpg","leeuw",6156]["125",2,0,"post","http://www.sandervandecruys.be/onlineExp/mooneyTD/img/tt/573tt.jpg","trein",3633]["125",3,0,"post","http://www.sandervandecruys.be/onlineExp/mooneyTD/img/tt/429tt.jpg","slang",3218]["125",4,0,"post","http://www.sandervandecruys.be/onlineExp/mooneyTD/img/tt/045tt.jpg","leguaan",5263]["125",5,0,"post","http://www.sandervandecruys.be/onlineExp/mooneyTD/img/tt/559tt.jpg","kikker",2318]["125",6,0,"post","http://www.sandervandecruys.be/onlineExp/mooneyTD/img/tt/533tt.jpg","vlinder",4532]["125",7,0,"post","http://www.sandervandecruys.be/onlineExp/mooneyTD/img/tt/148tt.jpg","kikker",3014]["125",8,0,"post","http://www.sandervandecruys.be/onlineExp/mooneyTD/img/tt/871tt.jpg","boer",15120]["125",9,0,"post","http://www.sandervandecruys.be/onlineExp/mooneyTD/img/tt/623tt.jpg","olifant",4912]["125",0,1,"pre","http://www.sandervandecruys.be/onlineExp/mooneyTD/img/tt/018tt.jpg","cabra",3992]["125",1,1,"pre","http://www.sandervandecruys.be/onlineExp/mooneyTD/img/tt/001tt.jpg","brommer",4730]["125",2,1,"pre","http://www.sandervandecruys.be/onlineExp/mooneyTD/img/tt/609tt.jpg","panter",5974]["125",3,1,"pre","http://www.sandervandecruys.be/onlineExp/mooneyTD/img/tt/853tt.jpg","dak",17521]["125",4,1,"pre","http://www.sandervandecruys.be/onlineExp/mooneyTD/img/tt/874tt.jpg","ketel",4433]["125",5,1,"pre","http://www.sandervandecruys.be/onlineExp/mooneyTD/img/tt/007tt.jpg","buildozer",9165]["125",6,1,"pre","http://www.sandervandecruys.be/onlineExp/mooneyTD/img/tt/062tt.jpg","hond",2564]["125",7,1,"pre","http://www.sandervandecruys.be/onlineExp/mooneyTD/img/tt/558tt.jpg","leeuw",3013]["125",8,1,"pre","http://www.sandervandecruys.be/onlineExp/mooneyTD/img/tt/292tt.jpg","bever",3456]["125",9,1,"pre","http://www.sandervandecruys.be/onlineExp/mooneyTD/img/tt/021tt.jpg","kat",2863]["125",0,1,"post","http://www.sandervandecruys.be/onlineExp/mooneyTD/img/tt/292tt.jpg","eekhoorn",3688]["125",1,1,"post","http://www.sandervandecruys.be/onlineExp/mooneyTD/img/tt/609tt.jpg","luipaard",4801]["125",2,1,"post","http://www.sandervandecruys.be/onlineExp/mooneyTD/img/tt/558tt.jpg","leeuw",3662]["125",3,1,"post","http://www.sandervandecruys.be/onlineExp/mooneyTD/img/tt/874tt.jpg","gasvuur",12672]["125",4,1,"post","http://www.sandervandecruys.be/onlineExp/mooneyTD/img/tt/018tt.jpg","roos",1312]["125",5,1,"post","http://www.sandervandecruys.be/onlineExp/mooneyTD/img/tt/001tt.jpg","brommer",2790]["125",6,1,"post","http://www.sandervandecruys.be/onlineExp/mooneyTD/img/tt/853tt.jpg","",16027]["125",7,1,"post","http://www.sandervandecruys.be/onlineExp/mooneyTD/img/tt/021tt.jpg","kat",2016]["125",8,1,"post","http://www.sandervandecruys.be/onlineExp/mooneyTD/img/tt/062tt.jpg","hond",2130]["125",9,1,"post","http://www.sandervandecruys.be/onlineExp/mooneyTD/img/tt/007tt.jpg","piano",2656]["125",0,2,"pre","http://www.sandervandecruys.be/onlineExp/mooneyTD/img/tt/661tt.jpg","pauw",7311]["125",1,2,"pre","http://www.sandervandecruys.be/onlineExp/mooneyTD/img/tt/576tt.jpg","kind",5604]["125",2,2,"pre","http://www.sandervandecruys.be/onlineExp/mooneyTD/img/tt/728tt.jpg","roos",1891]["125",3,2,"pre","http://www.sandervandecruys.be/onlineExp/mooneyTD/img/tt/729tt.jpg","zwam",6979]["125",4,2,"pre","http://www.sandervandecruys.be/onlineExp/mooneyTD/img/tt/608tt.jpg","gekko",3355]["125",5,2,"pre","http://www.sandervandecruys.be/onlineExp/mooneyTD/img/tt/595tt.jpg","struisvogel",11561]["125",6,2,"pre","http://www.sandervandecruys.be/onlineExp/mooneyTD/img/tt/017tt.jpg","bloem",3066]["125",7,2,"pre","http://www.sandervandecruys.be/onlineExp/mooneyTD/img/tt/792tt.jpg","bloem",2546]["125",8,2,"pre","http://www.sandervandecruys.be/onlineExp/mooneyTD/img/tt/873tt.jpg","olifant",2091]["125",9,2,"pre","http://www.sandervandecruys.be/onlineExp/mooneyTD/img/tt/864tt.jpg","leli",6101]["125",0,2,"post","http://www.sandervandecruys.be/onlineExp/mooneyTD/img/tt/017tt.jpg","walvis",7082]["125",1,2,"post","http://www.sandervandecruys.be/onlineExp/mooneyTD/img/tt/729tt.jpg","uil",8558]["125",2,2,"post","http://www.sandervandecruys.be/onlineExp/mooneyTD/img/tt/661tt.jpg","pauw",4427]["125",3,2,"post","http://www.sandervandecruys.be/onlineExp/mooneyTD/img/tt/873tt.jpg","olifant",2846]["125",4,2,"post","http://www.sandervandecruys.be/onlineExp/mooneyTD/img/tt/576tt.jpg","trompet",2235]["125",5,2,"post","http://www.sandervandecruys.be/onlineExp/mooneyTD/img/tt/792tt.jpg","annannas",5057]["125",6,2,"post","http://www.sandervandecruys.be/onlineExp/mooneyTD/img/tt/864tt.jpg","parasol",2640]["125",7,2,"post","http://www.sandervandecruys.be/onlineExp/mooneyTD/img/tt/595tt.jpg","eend",6401]["125",8,2,"post","http://www.sandervandecruys.be/onlineExp/mooneyTD/img/tt/728tt.jpg","salamander",12419]["125",9,2,"post","http://www.sandervandecruys.be/onlineExp/mooneyTD/img/tt/608tt.jpg","vrouw",39191]["125",0,3,"pre","http://www.sandervandecruys.be/onlineExp/mooneyTD/img/tt/039tt.jpg","cupcake",7678]["125",1,3,"pre","http://www.sandervandecruys.be/onlineExp/mooneyTD/img/tt/823tt.jpg","panda",5183]["125",2,3,"pre","http://www.sandervandecruys.be/onlineExp/mooneyTD/img/tt/030tt.jpg","proefflesje",7928]["125",3,3,"pre","http://www.sandervandecruys.be/onlineExp/mooneyTD/img/tt/745tt.jpg","nietjesmachine",6142]["125",4,3,"pre","http://www.sandervandecruys.be/onlineExp/mooneyTD/img/tt/005tt.jpg","toillet",2877]["125",5,3,"pre","http://www.sandervandecruys.be/onlineExp/mooneyTD/img/tt/859tt.jpg","karkas",5427]["125",6,3,"pre","http://www.sandervandecruys.be/onlineExp/mooneyTD/img/tt/013tt.jpg","luipaard",3680]["125",7,3,"pre","http://www.sandervandecruys.be/onlineExp/mooneyTD/img/tt/560tt.jpg","paddestoel",4568]["125",8,3,"pre","http://www.sandervandecruys.be/onlineExp/mooneyTD/img/tt/858tt.jpg","dennenappel",12498]["125",9,3,"pre","http://www.sandervandecruys.be/onlineExp/mooneyTD/img/tt/593tt.jpg","mensen",3217]["125",0,3,"post","http://www.sandervandecruys.be/onlineExp/mooneyTD/img/tt/859tt.jpg","kangoeroe",4428]["125",1,3,"post","http://www.sandervandecruys.be/onlineExp/mooneyTD/img/tt/039tt.jpg","bloem",2626]["125",2,3,"post","http://www.sandervandecruys.be/onlineExp/mooneyTD/img/tt/858tt.jpg","skieer",9288]["125",3,3,"post","http://www.sandervandecruys.be/onlineExp/mooneyTD/img/tt/593tt.jpg","mensen",3956]["125",4,3,"post","http://www.sandervandecruys.be/onlineExp/mooneyTD/img/tt/560tt.jpg","paddestoel en kikker",11343]["125",5,3,"post","http://www.sandervandecruys.be/onlineExp/mooneyTD/img/tt/823tt.jpg","panda",23827]["125",6,3,"post","http://www.sandervandecruys.be/onlineExp/mooneyTD/img/tt/013tt.jpg","luipaard",2039]["125",7,3,"post","http://www.sandervandecruys.be/onlineExp/mooneyTD/img/tt/005tt.jpg","toillet",1970]["125",8,3,"post","http://www.sandervandecruys.be/onlineExp/mooneyTD/img/tt/030tt.jpg","proefflesje",12230]["125",9,3,"post","http://www.sandervandecruys.be/onlineExp/mooneyTD/img/tt/745tt.jpg","piano",3882]["125",0,4,"pre","http://www.sandervandecruys.be/onlineExp/mooneyTD/img/tt/127tt.jpg","tijger",15781]["125",1,4,"pre","http://www.sandervandecruys.be/onlineExp/mooneyTD/img/tt/556tt.jpg","dinosaurus",10313]["125",2,4,"pre","http://www.sandervandecruys.be/onlineExp/mooneyTD/img/tt/872tt.jpg","vlinder",3101]["125",3,4,"pre","http://www.sandervandecruys.be/onlineExp/mooneyTD/img/tt/025tt.jpg","konijn",3778]["125",4,4,"pre","http://www.sandervandecruys.be/onlineExp/mooneyTD/img/tt/812tt.jpg","mestkever",9141]["125",5,4,"pre","http://www.sandervandecruys.be/onlineExp/mooneyTD/img/tt/691tt.jpg","kat",3353]["125",6,4,"pre","http://www.sandervandecruys.be/onlineExp/mooneyTD/img/tt/738tt.jpg","paprika",3190]["125",7,4,"pre","http://www.sandervandecruys.be/onlineExp/mooneyTD/img/tt/006tt.jpg","kwal",2287]["125",8,4,"pre","http://www.sandervandecruys.be/onlineExp/mooneyTD/img/tt/184tt.jpg","duif",1908]["125",9,4,"pre","http://www.sandervandecruys.be/onlineExp/mooneyTD/img/tt/404tt.jpg","bloem",2442]["125",0,4,"post","http://www.sandervandecruys.be/onlineExp/mooneyTD/img/tt/556tt.jpg","vorken",3123]["125",1,4,"post","http://www.sandervandecruys.be/onlineExp/mooneyTD/img/tt/127tt.jpg","huis",2659]["125",2,4,"post","http://www.sandervandecruys.be/onlineExp/mooneyTD/img/tt/872tt.jpg","vlinder",1648]["125",3,4,"post","http://www.sandervandecruys.be/onlineExp/mooneyTD/img/tt/738tt.jpg","paprika",1386]["125",4,4,"post","http://www.sandervandecruys.be/onlineExp/mooneyTD/img/tt/691tt.jpg","welpje",4840]["125",5,4,"post","http://www.sandervandecruys.be/onlineExp/mooneyTD/img/tt/184tt.jpg","vorken",2645]["125",6,4,"post","http://www.sandervandecruys.be/onlineExp/mooneyTD/img/tt/404tt.jpg","bloem",5575]["125",7,4,"post","http://www.sandervandecruys.be/onlineExp/mooneyTD/img/tt/025tt.jpg","haas",3717]["125",8,4,"post","http://www.sandervandecruys.be/onlineExp/mooneyTD/img/tt/812tt.jpg","kever",1589]["125",9,4,"post","http://www.sandervandecruys.be/onlineExp/mooneyTD/img/tt/006tt.jpg","kwal",1075]["125",0,5,"pre","http://www.sandervandecruys.be/onlineExp/mooneyTD/img/tt/562tt.jpg","snijplank",6829]["125",1,5,"pre","http://www.sandervandecruys.be/onlineExp/mooneyTD/img/tt/721tt.jpg","appel",6937]["125",2,5,"pre","http://www.sandervandecruys.be/onlineExp/mooneyTD/img/tt/400tt.jpg","knijptang",5876]["125",3,5,"pre","http://www.sandervandecruys.be/onlineExp/mooneyTD/img/tt/683tt.jpg","malk",2072]["125",4,5,"pre","http://www.sandervandecruys.be/onlineExp/mooneyTD/img/tt/192tt.jpg","uil",3242]["125",5,5,"pre","http://www.sandervandecruys.be/onlineExp/mooneyTD/img/tt/273tt.jpg","",1355]["125",6,5,"pre","http://www.sandervandecruys.be/onlineExp/mooneyTD/img/tt/003tt.jpg","bladeren",4523]["125",7,5,"pre","http://www.sandervandecruys.be/onlineExp/mooneyTD/img/tt/643tt.jpg","bood",1399]["125",8,5,"pre","http://www.sandervandecruys.be/onlineExp/mooneyTD/img/tt/655tt.jpg","",3446]["125",9,5,"pre","http://www.sandervandecruys.be/onlineExp/mooneyTD/img/tt/676tt.jpg","huis",2215]["125",0,5,"post","http://www.sandervandecruys.be/onlineExp/mooneyTD/img/tt/192tt.jpg","kat",1896]["125",1,5,"post","http://www.sandervandecruys.be/onlineExp/mooneyTD/img/tt/562tt.jpg","broodrooster",4162]["125",2,5,"post","http://www.sandervandecruys.be/onlineExp/mooneyTD/img/tt/721tt.jpg","",2884]["125",3,5,"post","http://www.sandervandecruys.be/onlineExp/mooneyTD/img/tt/400tt.jpg","knijptang",3468]["125",4,5,"post","http://www.sandervandecruys.be/onlineExp/mooneyTD/img/tt/643tt.jpg","boektas",4983]["125",5,5,"post","http://www.sandervandecruys.be/onlineExp/mooneyTD/img/tt/003tt.jpg","slang",1703]["125",6,5,"post","http://www.sandervandecruys.be/onlineExp/mooneyTD/img/tt/655tt.jpg","koe",1993]["125",7,5,"post","http://www.sandervandecruys.be/onlineExp/mooneyTD/img/tt/273tt.jpg","kikker",7294]["125",8,5,"post","http://www.sandervandecruys.be/onlineExp/mooneyTD/img/tt/683tt.jpg","pad",3403]["125",9,5,"post","http://www.sandervandecruys.be/onlineExp/mooneyTD/img/tt/676tt.jpg","huis",1866]</text:p>
          </table:table-cell>
          <table:table-cell table:number-columns-repeated="253"/>
        </table:table-row>
        <table:table-row table:style-name="ro1">
          <table:table-cell office:value-type="date" office:date-value="2016-03-28T16:23:53" calcext:value-type="date">
            <text:p>3/28/2016 16:23:5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["127",0,0,"pre","http://www.sandervandecruys.be/onlineExp/mooneyTD/img/tt/018tt.jpg","hoofd",6971]["127",1,0,"pre","http://www.sandervandecruys.be/onlineExp/mooneyTD/img/tt/609tt.jpg","landschap",8821]["127",2,0,"pre","http://www.sandervandecruys.be/onlineExp/mooneyTD/img/tt/738tt.jpg","hand",5098]["127",3,0,"pre","http://www.sandervandecruys.be/onlineExp/mooneyTD/img/tt/273tt.jpg","orgaan",9603]["127",4,0,"pre","http://www.sandervandecruys.be/onlineExp/mooneyTD/img/tt/661tt.jpg","hoofd",7167]["127",5,0,"pre","http://www.sandervandecruys.be/onlineExp/mooneyTD/img/tt/001tt.jpg","stad",2644]["127",6,0,"pre","http://www.sandervandecruys.be/onlineExp/mooneyTD/img/tt/859tt.jpg","berg",2692]["127",7,0,"pre","http://www.sandervandecruys.be/onlineExp/mooneyTD/img/tt/292tt.jpg","dier",2875]["127",8,0,"pre","http://www.sandervandecruys.be/onlineExp/mooneyTD/img/tt/721tt.jpg","orgaan",16775]["127",9,0,"pre","http://www.sandervandecruys.be/onlineExp/mooneyTD/img/tt/792tt.jpg","plant",2531]["127",0,0,"post","http://www.sandervandecruys.be/onlineExp/mooneyTD/img/tt/792tt.jpg","ananas",6057]["127",1,0,"post","http://www.sandervandecruys.be/onlineExp/mooneyTD/img/tt/721tt.jpg","tijger",5638]["127",2,0,"post","http://www.sandervandecruys.be/onlineExp/mooneyTD/img/tt/018tt.jpg","roos",1177]["127",3,0,"post","http://www.sandervandecruys.be/onlineExp/mooneyTD/img/tt/738tt.jpg","paprika",4995]["127",4,0,"post","http://www.sandervandecruys.be/onlineExp/mooneyTD/img/tt/859tt.jpg","landschap",5844]["127",5,0,"post","http://www.sandervandecruys.be/onlineExp/mooneyTD/img/tt/001tt.jpg","bromfiets",3895]["127",6,0,"post","http://www.sandervandecruys.be/onlineExp/mooneyTD/img/tt/292tt.jpg","leguaan",2797]["127",7,0,"post","http://www.sandervandecruys.be/onlineExp/mooneyTD/img/tt/661tt.jpg","eekhoorn",7635]["127",8,0,"post","http://www.sandervandecruys.be/onlineExp/mooneyTD/img/tt/273tt.jpg","hagedis",12014]["127",9,0,"post","http://www.sandervandecruys.be/onlineExp/mooneyTD/img/tt/609tt.jpg","tijger",2649]["127",0,1,"pre","http://www.sandervandecruys.be/onlineExp/mooneyTD/img/tt/728tt.jpg","vogel",3295]["127",1,1,"pre","http://www.sandervandecruys.be/onlineExp/mooneyTD/img/tt/404tt.jpg","bloem",3408]["127",2,1,"pre","http://www.sandervandecruys.be/onlineExp/mooneyTD/img/tt/573tt.jpg","dier",1637]["127",3,1,"pre","http://www.sandervandecruys.be/onlineExp/mooneyTD/img/tt/864tt.jpg","paraplu",3039]["127",4,1,"pre","http://www.sandervandecruys.be/onlineExp/mooneyTD/img/tt/045tt.jpg","mens",1880]["127",5,1,"pre","http://www.sandervandecruys.be/onlineExp/mooneyTD/img/tt/039tt.jpg","bloem",4422]["127",6,1,"pre","http://www.sandervandecruys.be/onlineExp/mooneyTD/img/tt/006tt.jpg","hangmat",7318]["127",7,1,"pre","http://www.sandervandecruys.be/onlineExp/mooneyTD/img/tt/812tt.jpg","kever",3937]["127",8,1,"pre","http://www.sandervandecruys.be/onlineExp/mooneyTD/img/tt/729tt.jpg","papegaai",4693]["127",9,1,"pre","http://www.sandervandecruys.be/onlineExp/mooneyTD/img/tt/148tt.jpg","kikker",3248]["127",0,1,"post","http://www.sandervandecruys.be/onlineExp/mooneyTD/img/tt/573tt.jpg","bloem",5391]["127",1,1,"post","http://www.sandervandecruys.be/onlineExp/mooneyTD/img/tt/728tt.jpg","kever",6264]["127",2,1,"post","http://www.sandervandecruys.be/onlineExp/mooneyTD/img/tt/039tt.jpg","bloem",1979]["127",3,1,"post","http://www.sandervandecruys.be/onlineExp/mooneyTD/img/tt/812tt.jpg","kever",1800]["127",4,1,"post","http://www.sandervandecruys.be/onlineExp/mooneyTD/img/tt/006tt.jpg","kwal",1583]["127",5,1,"post","http://www.sandervandecruys.be/onlineExp/mooneyTD/img/tt/864tt.jpg","paraplu",3306]["127",6,1,"post","http://www.sandervandecruys.be/onlineExp/mooneyTD/img/tt/045tt.jpg","",2438]["127",7,1,"post","http://www.sandervandecruys.be/onlineExp/mooneyTD/img/tt/148tt.jpg","gifkikker",3176]["127",8,1,"post","http://www.sandervandecruys.be/onlineExp/mooneyTD/img/tt/729tt.jpg","vogel",4437]["127",9,1,"post","http://www.sandervandecruys.be/onlineExp/mooneyTD/img/tt/404tt.jpg","bloem",2677]["127",0,2,"pre","http://www.sandervandecruys.be/onlineExp/mooneyTD/img/tt/691tt.jpg","voorwerp",8399]["127",1,2,"pre","http://www.sandervandecruys.be/onlineExp/mooneyTD/img/tt/676tt.jpg","hek",3436]["127",2,2,"pre","http://www.sandervandecruys.be/onlineExp/mooneyTD/img/tt/025tt.jpg","leeuw",3087]["127",3,2,"pre","http://www.sandervandecruys.be/onlineExp/mooneyTD/img/tt/745tt.jpg","zaag",4245]["127",4,2,"pre","http://www.sandervandecruys.be/onlineExp/mooneyTD/img/tt/853tt.jpg","stok",3228]["127",5,2,"pre","http://www.sandervandecruys.be/onlineExp/mooneyTD/img/tt/184tt.jpg","hark",6452]["127",6,2,"pre","http://www.sandervandecruys.be/onlineExp/mooneyTD/img/tt/858tt.jpg","mens",3282]["127",7,2,"pre","http://www.sandervandecruys.be/onlineExp/mooneyTD/img/tt/863tt.jpg","hek",6730]["127",8,2,"pre","http://www.sandervandecruys.be/onlineExp/mooneyTD/img/tt/007tt.jpg","cirkel",3870]["127",9,2,"pre","http://www.sandervandecruys.be/onlineExp/mooneyTD/img/tt/127tt.jpg","brug",2563]["127",0,2,"post","http://www.sandervandecruys.be/onlineExp/mooneyTD/img/tt/691tt.jpg","huis",2823]["127",1,2,"post","http://www.sandervandecruys.be/onlineExp/mooneyTD/img/tt/184tt.jpg","konijn",7738]["127",2,2,"post","http://www.sandervandecruys.be/onlineExp/mooneyTD/img/tt/007tt.jpg","piano",9596]["127",3,2,"post","http://www.sandervandecruys.be/onlineExp/mooneyTD/img/tt/127tt.jpg","brug",5958]["127",4,2,"post","http://www.sandervandecruys.be/onlineExp/mooneyTD/img/tt/025tt.jpg","konijn",1765]["127",5,2,"post","http://www.sandervandecruys.be/onlineExp/mooneyTD/img/tt/853tt.jpg","leeuwin",5248]["127",6,2,"post","http://www.sandervandecruys.be/onlineExp/mooneyTD/img/tt/676tt.jpg","huis",4711]["127",7,2,"post","http://www.sandervandecruys.be/onlineExp/mooneyTD/img/tt/863tt.jpg","hek",9238]["127",8,2,"post","http://www.sandervandecruys.be/onlineExp/mooneyTD/img/tt/858tt.jpg","snowboarder",9348]["127",9,2,"post","http://www.sandervandecruys.be/onlineExp/mooneyTD/img/tt/745tt.jpg","piano",2205]["127",0,3,"pre","http://www.sandervandecruys.be/onlineExp/mooneyTD/img/tt/871tt.jpg","zebra",4019]["127",1,3,"pre","http://www.sandervandecruys.be/onlineExp/mooneyTD/img/tt/576tt.jpg","sporter",11360]["127",2,3,"pre","http://www.sandervandecruys.be/onlineExp/mooneyTD/img/tt/559tt.jpg","kikker",6314]["127",3,3,"pre","http://www.sandervandecruys.be/onlineExp/mooneyTD/img/tt/608tt.jpg","papier",2508]["127",4,3,"pre","http://www.sandervandecruys.be/onlineExp/mooneyTD/img/tt/015tt.jpg","dier",2867]["127",5,3,"pre","http://www.sandervandecruys.be/onlineExp/mooneyTD/img/tt/655tt.jpg","panda",2084]["127",6,3,"pre","http://www.sandervandecruys.be/onlineExp/mooneyTD/img/tt/595tt.jpg","rivier",2409]["127",7,3,"pre","http://www.sandervandecruys.be/onlineExp/mooneyTD/img/tt/192tt.jpg","berg",1727]["127",8,3,"pre","http://www.sandervandecruys.be/onlineExp/mooneyTD/img/tt/013tt.jpg","tijger",5536]["127",9,3,"pre","http://www.sandervandecruys.be/onlineExp/mooneyTD/img/tt/823tt.jpg","veld",5756]["127",0,3,"post","http://www.sandervandecruys.be/onlineExp/mooneyTD/img/tt/576tt.jpg","koeien",6279]["127",1,3,"post","http://www.sandervandecruys.be/onlineExp/mooneyTD/img/tt/823tt.jpg","leeuw",3685]["127",2,3,"post","http://www.sandervandecruys.be/onlineExp/mooneyTD/img/tt/595tt.jpg","poes",2202]["127",3,3,"post","http://www.sandervandecruys.be/onlineExp/mooneyTD/img/tt/015tt.jpg","leeuw",2622]["127",4,3,"post","http://www.sandervandecruys.be/onlineExp/mooneyTD/img/tt/871tt.jpg","boer",4052]["127",5,3,"post","http://www.sandervandecruys.be/onlineExp/mooneyTD/img/tt/608tt.jpg","vrouw",6997]["127",6,3,"post","http://www.sandervandecruys.be/onlineExp/mooneyTD/img/tt/013tt.jpg","tijger",2374]["127",7,3,"post","http://www.sandervandecruys.be/onlineExp/mooneyTD/img/tt/192tt.jpg","poes",3733]["127",8,3,"post","http://www.sandervandecruys.be/onlineExp/mooneyTD/img/tt/559tt.jpg","koala",2959]["127",9,3,"post","http://www.sandervandecruys.be/onlineExp/mooneyTD/img/tt/655tt.jpg","koeien",2463]["127",0,4,"pre","http://www.sandervandecruys.be/onlineExp/mooneyTD/img/tt/556tt.jpg","muizenval",4204]["127",1,4,"pre","http://www.sandervandecruys.be/onlineExp/mooneyTD/img/tt/872tt.jpg","walvis",3542]["127",2,4,"pre","http://www.sandervandecruys.be/onlineExp/mooneyTD/img/tt/643tt.jpg","koffer",4718]["127",3,4,"pre","http://www.sandervandecruys.be/onlineExp/mooneyTD/img/tt/558tt.jpg","bloem",2232]["127",4,4,"pre","http://www.sandervandecruys.be/onlineExp/mooneyTD/img/tt/623tt.jpg","boot",3818]["127",5,4,"pre","http://www.sandervandecruys.be/onlineExp/mooneyTD/img/tt/874tt.jpg","wiel",3349]["127",6,4,"pre","http://www.sandervandecruys.be/onlineExp/mooneyTD/img/tt/683tt.jpg","dier",5067]["127",7,4,"pre","http://www.sandervandecruys.be/onlineExp/mooneyTD/img/tt/429tt.jpg","voorwerp",8181]["127",8,4,"pre","http://www.sandervandecruys.be/onlineExp/mooneyTD/img/tt/062tt.jpg","beer",1707]["127",9,4,"pre","http://www.sandervandecruys.be/onlineExp/mooneyTD/img/tt/873tt.jpg","olifant",3886]["127",0,4,"post","http://www.sandervandecruys.be/onlineExp/mooneyTD/img/tt/429tt.jpg","koala",4752]["127",1,4,"post","http://www.sandervandecruys.be/onlineExp/mooneyTD/img/tt/062tt.jpg","beer",3004]["127",2,4,"post","http://www.sandervandecruys.be/onlineExp/mooneyTD/img/tt/874tt.jpg","gasvuur",4195]["127",3,4,"post","http://www.sandervandecruys.be/onlineExp/mooneyTD/img/tt/872tt.jpg","vlinder",1742]["127",4,4,"post","http://www.sandervandecruys.be/onlineExp/mooneyTD/img/tt/556tt.jpg","horloge",2769]["127",5,4,"post","http://www.sandervandecruys.be/onlineExp/mooneyTD/img/tt/873tt.jpg","olifant",1806]["127",6,4,"post","http://www.sandervandecruys.be/onlineExp/mooneyTD/img/tt/623tt.jpg","olifant",2468]["127",7,4,"post","http://www.sandervandecruys.be/onlineExp/mooneyTD/img/tt/683tt.jpg","koala",1445]["127",8,4,"post","http://www.sandervandecruys.be/onlineExp/mooneyTD/img/tt/558tt.jpg","kikker",1615]["127",9,4,"post","http://www.sandervandecruys.be/onlineExp/mooneyTD/img/tt/643tt.jpg","tas",6300]["127",0,5,"pre","http://www.sandervandecruys.be/onlineExp/mooneyTD/img/tt/005tt.jpg","bril",3043]["127",1,5,"pre","http://www.sandervandecruys.be/onlineExp/mooneyTD/img/tt/562tt.jpg","mes",9259]["127",2,5,"pre","http://www.sandervandecruys.be/onlineExp/mooneyTD/img/tt/030tt.jpg","appelsienen",5409]["127",3,5,"pre","http://www.sandervandecruys.be/onlineExp/mooneyTD/img/tt/021tt.jpg","kkker",3865]["127",4,5,"pre","http://www.sandervandecruys.be/onlineExp/mooneyTD/img/tt/593tt.jpg","olifant",6774]["127",5,5,"pre","http://www.sandervandecruys.be/onlineExp/mooneyTD/img/tt/003tt.jpg","kikker",1513]["127",6,5,"pre","http://www.sandervandecruys.be/onlineExp/mooneyTD/img/tt/560tt.jpg","ei",1353]["127",7,5,"pre","http://www.sandervandecruys.be/onlineExp/mooneyTD/img/tt/017tt.jpg","vlinder",3622]["127",8,5,"pre","http://www.sandervandecruys.be/onlineExp/mooneyTD/img/tt/400tt.jpg","schaar",3991]["127",9,5,"pre","http://www.sandervandecruys.be/onlineExp/mooneyTD/img/tt/533tt.jpg","vlinder",3122]["127",0,5,"post","http://www.sandervandecruys.be/onlineExp/mooneyTD/img/tt/030tt.jpg","appelsienen",3276]["127",1,5,"post","http://www.sandervandecruys.be/onlineExp/mooneyTD/img/tt/562tt.jpg","broodrooster",4772]["127",2,5,"post","http://www.sandervandecruys.be/onlineExp/mooneyTD/img/tt/400tt.jpg","knijptang",8963]["127",3,5,"post","http://www.sandervandecruys.be/onlineExp/mooneyTD/img/tt/005tt.jpg","toilet",7574]["127",4,5,"post","http://www.sandervandecruys.be/onlineExp/mooneyTD/img/tt/593tt.jpg","meneer",3584]["127",5,5,"post","http://www.sandervandecruys.be/onlineExp/mooneyTD/img/tt/021tt.jpg","vlinder",5365]["127",6,5,"post","http://www.sandervandecruys.be/onlineExp/mooneyTD/img/tt/003tt.jpg","kikker",1747]["127",7,5,"post","http://www.sandervandecruys.be/onlineExp/mooneyTD/img/tt/017tt.jpg","annanas",4089]["127",8,5,"post","http://www.sandervandecruys.be/onlineExp/mooneyTD/img/tt/560tt.jpg","ei",6702]["127",9,5,"post","http://www.sandervandecruys.be/onlineExp/mooneyTD/img/tt/533tt.jpg","vlinder",2314]</text:p>
          </table:table-cell>
          <table:table-cell table:number-columns-repeated="253"/>
        </table:table-row>
        <table:table-row table:style-name="ro1">
          <table:table-cell office:value-type="date" office:date-value="2016-03-29T12:01:57" calcext:value-type="date">
            <text:p>3/29/2016 12:01:5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["224",0,0,"pre","http://www.sandervandecruys.be/onlineExp/mooneyTD/img/tt/127tt.jpg","bos",4614]["224",1,0,"pre","http://www.sandervandecruys.be/onlineExp/mooneyTD/img/tt/676tt.jpg","woud",5071]["224",2,0,"pre","http://www.sandervandecruys.be/onlineExp/mooneyTD/img/tt/812tt.jpg","mensen",5113]["224",3,0,"pre","http://www.sandervandecruys.be/onlineExp/mooneyTD/img/tt/062tt.jpg","wereldbol",7201]["224",4,0,"pre","http://www.sandervandecruys.be/onlineExp/mooneyTD/img/tt/556tt.jpg","geweer",6913]["224",5,0,"pre","http://www.sandervandecruys.be/onlineExp/mooneyTD/img/tt/738tt.jpg","slak",2986]["224",6,0,"pre","http://www.sandervandecruys.be/onlineExp/mooneyTD/img/tt/661tt.jpg","adelaar",3902]["224",7,0,"pre","http://www.sandervandecruys.be/onlineExp/mooneyTD/img/tt/858tt.jpg","?",3731]["224",8,0,"pre","http://www.sandervandecruys.be/onlineExp/mooneyTD/img/tt/823tt.jpg","?",2309]["224",9,0,"pre","http://www.sandervandecruys.be/onlineExp/mooneyTD/img/tt/643tt.jpg","smartphone",6930]["224",0,0,"post","http://www.sandervandecruys.be/onlineExp/mooneyTD/img/tt/643tt.jpg","boekentas",4464]["224",1,0,"post","http://www.sandervandecruys.be/onlineExp/mooneyTD/img/tt/127tt.jpg","hut",2308]["224",2,0,"post","http://www.sandervandecruys.be/onlineExp/mooneyTD/img/tt/738tt.jpg","paprika",3861]["224",3,0,"post","http://www.sandervandecruys.be/onlineExp/mooneyTD/img/tt/062tt.jpg","?",1962]["224",4,0,"post","http://www.sandervandecruys.be/onlineExp/mooneyTD/img/tt/676tt.jpg","huis",2365]["224",5,0,"post","http://www.sandervandecruys.be/onlineExp/mooneyTD/img/tt/661tt.jpg","eenden",3376]["224",6,0,"post","http://www.sandervandecruys.be/onlineExp/mooneyTD/img/tt/858tt.jpg","skiër",6178]["224",7,0,"post","http://www.sandervandecruys.be/onlineExp/mooneyTD/img/tt/556tt.jpg","polshorloge",5497]["224",8,0,"post","http://www.sandervandecruys.be/onlineExp/mooneyTD/img/tt/823tt.jpg","koala",2455]["224",9,0,"post","http://www.sandervandecruys.be/onlineExp/mooneyTD/img/tt/812tt.jpg","kever",2657]["224",0,1,"pre","http://www.sandervandecruys.be/onlineExp/mooneyTD/img/tt/018tt.jpg","oog",1849]["224",1,1,"pre","http://www.sandervandecruys.be/onlineExp/mooneyTD/img/tt/595tt.jpg","geweer",3974]["224",2,1,"pre","http://www.sandervandecruys.be/onlineExp/mooneyTD/img/tt/400tt.jpg","kniptang",5958]["224",3,1,"pre","http://www.sandervandecruys.be/onlineExp/mooneyTD/img/tt/429tt.jpg","oog",2463]["224",4,1,"pre","http://www.sandervandecruys.be/onlineExp/mooneyTD/img/tt/003tt.jpg","?",1412]["224",5,1,"pre","http://www.sandervandecruys.be/onlineExp/mooneyTD/img/tt/864tt.jpg","?",1562]["224",6,1,"pre","http://www.sandervandecruys.be/onlineExp/mooneyTD/img/tt/030tt.jpg","geld",1750]["224",7,1,"pre","http://www.sandervandecruys.be/onlineExp/mooneyTD/img/tt/005tt.jpg","wc",3223]["224",8,1,"pre","http://www.sandervandecruys.be/onlineExp/mooneyTD/img/tt/573tt.jpg","micro",3230]["224",9,1,"pre","http://www.sandervandecruys.be/onlineExp/mooneyTD/img/tt/576tt.jpg","?",1361]["224",0,1,"post","http://www.sandervandecruys.be/onlineExp/mooneyTD/img/tt/429tt.jpg","slang",2832]["224",1,1,"post","http://www.sandervandecruys.be/onlineExp/mooneyTD/img/tt/003tt.jpg","?",2055]["224",2,1,"post","http://www.sandervandecruys.be/onlineExp/mooneyTD/img/tt/595tt.jpg","walrus",3998]["224",3,1,"post","http://www.sandervandecruys.be/onlineExp/mooneyTD/img/tt/005tt.jpg","wc",1404]["224",4,1,"post","http://www.sandervandecruys.be/onlineExp/mooneyTD/img/tt/018tt.jpg","slang",2615]["224",5,1,"post","http://www.sandervandecruys.be/onlineExp/mooneyTD/img/tt/576tt.jpg","trompet",3767]["224",6,1,"post","http://www.sandervandecruys.be/onlineExp/mooneyTD/img/tt/864tt.jpg","parasol",3515]["224",7,1,"post","http://www.sandervandecruys.be/onlineExp/mooneyTD/img/tt/573tt.jpg","stoomtrein",5757]["224",8,1,"post","http://www.sandervandecruys.be/onlineExp/mooneyTD/img/tt/400tt.jpg","tangt",2041]["224",9,1,"post","http://www.sandervandecruys.be/onlineExp/mooneyTD/img/tt/030tt.jpg","citroen",2808]["224",0,2,"pre","http://www.sandervandecruys.be/onlineExp/mooneyTD/img/tt/292tt.jpg",",",2057]["224",1,2,"pre","http://www.sandervandecruys.be/onlineExp/mooneyTD/img/tt/745tt.jpg","nietjesmachine",5802]["224",2,2,"pre","http://www.sandervandecruys.be/onlineExp/mooneyTD/img/tt/721tt.jpg","appelsien",7613]["224",3,2,"pre","http://www.sandervandecruys.be/onlineExp/mooneyTD/img/tt/184tt.jpg","vork",2741]["224",4,2,"pre","http://www.sandervandecruys.be/onlineExp/mooneyTD/img/tt/853tt.jpg","",987]["224",5,2,"pre","http://www.sandervandecruys.be/onlineExp/mooneyTD/img/tt/404tt.jpg","tulp",3180]["224",6,2,"pre","http://www.sandervandecruys.be/onlineExp/mooneyTD/img/tt/013tt.jpg","uil",2154]["224",7,2,"pre","http://www.sandervandecruys.be/onlineExp/mooneyTD/img/tt/007tt.jpg","vleugelpiano",6883]["224",8,2,"pre","http://www.sandervandecruys.be/onlineExp/mooneyTD/img/tt/871tt.jpg",",",2756]["224",9,2,"pre","http://www.sandervandecruys.be/onlineExp/mooneyTD/img/tt/859tt.jpg","mens",2216]["224",0,2,"post","http://www.sandervandecruys.be/onlineExp/mooneyTD/img/tt/013tt.jpg","",1925]["224",1,2,"post","http://www.sandervandecruys.be/onlineExp/mooneyTD/img/tt/859tt.jpg","kangerou",14760]["224",2,2,"post","http://www.sandervandecruys.be/onlineExp/mooneyTD/img/tt/745tt.jpg","",1285]["224",3,2,"post","http://www.sandervandecruys.be/onlineExp/mooneyTD/img/tt/404tt.jpg","",699]["224",4,2,"post","http://www.sandervandecruys.be/onlineExp/mooneyTD/img/tt/184tt.jpg","vorken",4838]["224",5,2,"post","http://www.sandervandecruys.be/onlineExp/mooneyTD/img/tt/853tt.jpg","fluitje",4181]["224",6,2,"post","http://www.sandervandecruys.be/onlineExp/mooneyTD/img/tt/721tt.jpg","sinaasappels",5227]["224",7,2,"post","http://www.sandervandecruys.be/onlineExp/mooneyTD/img/tt/292tt.jpg","eekhoorn",2909]["224",8,2,"post","http://www.sandervandecruys.be/onlineExp/mooneyTD/img/tt/007tt.jpg","vleugelpiano",8014]["224",9,2,"post","http://www.sandervandecruys.be/onlineExp/mooneyTD/img/tt/871tt.jpg","boer",2004]["224",0,3,"pre","http://www.sandervandecruys.be/onlineExp/mooneyTD/img/tt/021tt.jpg","",617]["224",1,3,"pre","http://www.sandervandecruys.be/onlineExp/mooneyTD/img/tt/273tt.jpg","kikker",2797]["224",2,3,"pre","http://www.sandervandecruys.be/onlineExp/mooneyTD/img/tt/729tt.jpg","valk",2121]["224",3,3,"pre","http://www.sandervandecruys.be/onlineExp/mooneyTD/img/tt/045tt.jpg","salamander",3525]["224",4,3,"pre","http://www.sandervandecruys.be/onlineExp/mooneyTD/img/tt/792tt.jpg","stekelvarken",4368]["224",5,3,"pre","http://www.sandervandecruys.be/onlineExp/mooneyTD/img/tt/691tt.jpg","",526]["224",6,3,"pre","http://www.sandervandecruys.be/onlineExp/mooneyTD/img/tt/560tt.jpg","calimero",5491]["224",7,3,"pre","http://www.sandervandecruys.be/onlineExp/mooneyTD/img/tt/874tt.jpg","",612]["224",8,3,"pre","http://www.sandervandecruys.be/onlineExp/mooneyTD/img/tt/728tt.jpg","",296]["224",9,3,"pre","http://www.sandervandecruys.be/onlineExp/mooneyTD/img/tt/609tt.jpg","visarend",5059]["224",0,3,"post","http://www.sandervandecruys.be/onlineExp/mooneyTD/img/tt/691tt.jpg","jachtluipaards",5202]["224",1,3,"post","http://www.sandervandecruys.be/onlineExp/mooneyTD/img/tt/560tt.jpg","kikker",3488]["224",2,3,"post","http://www.sandervandecruys.be/onlineExp/mooneyTD/img/tt/021tt.jpg","poesje",2681]["224",3,3,"post","http://www.sandervandecruys.be/onlineExp/mooneyTD/img/tt/609tt.jpg","luipaard",4125]["224",4,3,"post","http://www.sandervandecruys.be/onlineExp/mooneyTD/img/tt/045tt.jpg","salamander",4462]["224",5,3,"post","http://www.sandervandecruys.be/onlineExp/mooneyTD/img/tt/728tt.jpg","valk",1856]["224",6,3,"post","http://www.sandervandecruys.be/onlineExp/mooneyTD/img/tt/729tt.jpg","visarend",3840]["224",7,3,"post","http://www.sandervandecruys.be/onlineExp/mooneyTD/img/tt/792tt.jpg","",1234]["224",8,3,"post","http://www.sandervandecruys.be/onlineExp/mooneyTD/img/tt/874tt.jpg","gasvuur",4888]["224",9,3,"post","http://www.sandervandecruys.be/onlineExp/mooneyTD/img/tt/273tt.jpg","?",3949]["224",0,4,"pre","http://www.sandervandecruys.be/onlineExp/mooneyTD/img/tt/001tt.jpg","motor",2726]["224",1,4,"pre","http://www.sandervandecruys.be/onlineExp/mooneyTD/img/tt/593tt.jpg","",20]["224",2,4,"pre","http://www.sandervandecruys.be/onlineExp/mooneyTD/img/tt/873tt.jpg","",414]["224",3,4,"pre","http://www.sandervandecruys.be/onlineExp/mooneyTD/img/tt/863tt.jpg","",413]["224",4,4,"pre","http://www.sandervandecruys.be/onlineExp/mooneyTD/img/tt/623tt.jpg","",483]["224",5,4,"pre","http://www.sandervandecruys.be/onlineExp/mooneyTD/img/tt/533tt.jpg","",747]["224",6,4,"pre","http://www.sandervandecruys.be/onlineExp/mooneyTD/img/tt/683tt.jpg","",828]["224",7,4,"pre","http://www.sandervandecruys.be/onlineExp/mooneyTD/img/tt/148tt.jpg","",1835]["224",8,4,"pre","http://www.sandervandecruys.be/onlineExp/mooneyTD/img/tt/562tt.jpg","",400]["224",9,4,"pre","http://www.sandervandecruys.be/onlineExp/mooneyTD/img/tt/558tt.jpg","",1338]["224",0,4,"post","http://www.sandervandecruys.be/onlineExp/mooneyTD/img/tt/562tt.jpg","",908]["224",1,4,"post","http://www.sandervandecruys.be/onlineExp/mooneyTD/img/tt/863tt.jpg","stoel",3140]["224",2,4,"post","http://www.sandervandecruys.be/onlineExp/mooneyTD/img/tt/558tt.jpg","",885]["224",3,4,"post","http://www.sandervandecruys.be/onlineExp/mooneyTD/img/tt/873tt.jpg","",2666]["224",4,4,"post","http://www.sandervandecruys.be/onlineExp/mooneyTD/img/tt/001tt.jpg","motor",6011]["224",5,4,"post","http://www.sandervandecruys.be/onlineExp/mooneyTD/img/tt/533tt.jpg","vlinder",3620]["224",6,4,"post","http://www.sandervandecruys.be/onlineExp/mooneyTD/img/tt/148tt.jpg","vuurkikker",4617]["224",7,4,"post","http://www.sandervandecruys.be/onlineExp/mooneyTD/img/tt/683tt.jpg","koala",4395]["224",8,4,"post","http://www.sandervandecruys.be/onlineExp/mooneyTD/img/tt/593tt.jpg","",265]["224",9,4,"post","http://www.sandervandecruys.be/onlineExp/mooneyTD/img/tt/623tt.jpg","olifant",2911]["224",0,5,"pre","http://www.sandervandecruys.be/onlineExp/mooneyTD/img/tt/872tt.jpg","",573]["224",1,5,"pre","http://www.sandervandecruys.be/onlineExp/mooneyTD/img/tt/039tt.jpg","bloem",2669]["224",2,5,"pre","http://www.sandervandecruys.be/onlineExp/mooneyTD/img/tt/025tt.jpg","",1148]["224",3,5,"pre","http://www.sandervandecruys.be/onlineExp/mooneyTD/img/tt/559tt.jpg","",486]["224",4,5,"pre","http://www.sandervandecruys.be/onlineExp/mooneyTD/img/tt/017tt.jpg","",357]["224",5,5,"pre","http://www.sandervandecruys.be/onlineExp/mooneyTD/img/tt/192tt.jpg","",86]["224",6,5,"pre","http://www.sandervandecruys.be/onlineExp/mooneyTD/img/tt/608tt.jpg","",570]["224",7,5,"pre","http://www.sandervandecruys.be/onlineExp/mooneyTD/img/tt/015tt.jpg","",569]["224",8,5,"pre","http://www.sandervandecruys.be/onlineExp/mooneyTD/img/tt/655tt.jpg","",178]["224",9,5,"pre","http://www.sandervandecruys.be/onlineExp/mooneyTD/img/tt/006tt.jpg","",647]["224",0,5,"post","http://www.sandervandecruys.be/onlineExp/mooneyTD/img/tt/017tt.jpg","bloem",6546]["224",1,5,"post","http://www.sandervandecruys.be/onlineExp/mooneyTD/img/tt/039tt.jpg","bloem",4151]["224",2,5,"post","http://www.sandervandecruys.be/onlineExp/mooneyTD/img/tt/006tt.jpg","kwal",2169]["224",3,5,"post","http://www.sandervandecruys.be/onlineExp/mooneyTD/img/tt/025tt.jpg","haas",1701]["224",4,5,"post","http://www.sandervandecruys.be/onlineExp/mooneyTD/img/tt/192tt.jpg","",1061]["224",5,5,"post","http://www.sandervandecruys.be/onlineExp/mooneyTD/img/tt/608tt.jpg","mensen",2897]["224",6,5,"post","http://www.sandervandecruys.be/onlineExp/mooneyTD/img/tt/015tt.jpg","",1248]["224",7,5,"post","http://www.sandervandecruys.be/onlineExp/mooneyTD/img/tt/655tt.jpg","ezels",3681]["224",8,5,"post","http://www.sandervandecruys.be/onlineExp/mooneyTD/img/tt/872tt.jpg","vlider",3228]["224",9,5,"post","http://www.sandervandecruys.be/onlineExp/mooneyTD/img/tt/559tt.jpg","kikker",2311]</text:p>
          </table:table-cell>
          <table:table-cell table:number-columns-repeated="253"/>
        </table:table-row>
        <table:table-row table:style-name="ro1">
          <table:table-cell office:value-type="date" office:date-value="2016-03-30T12:28:55" calcext:value-type="date">
            <text:p>3/30/2016 12:28:5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["202",0,0,"pre","http://www.sandervandecruys.be/onlineExp/mooneyTD/img/tt/858tt.jpg","boom",6277]["202",1,0,"pre","http://www.sandervandecruys.be/onlineExp/mooneyTD/img/tt/558tt.jpg","slang",4470]["202",2,0,"pre","http://www.sandervandecruys.be/onlineExp/mooneyTD/img/tt/593tt.jpg","man",2845]["202",3,0,"pre","http://www.sandervandecruys.be/onlineExp/mooneyTD/img/tt/015tt.jpg","leeuw",3524]["202",4,0,"pre","http://www.sandervandecruys.be/onlineExp/mooneyTD/img/tt/192tt.jpg","vogel",4803]["202",5,0,"pre","http://www.sandervandecruys.be/onlineExp/mooneyTD/img/tt/001tt.jpg","stad",3281]["202",6,0,"pre","http://www.sandervandecruys.be/onlineExp/mooneyTD/img/tt/853tt.jpg","",5109]["202",7,0,"pre","http://www.sandervandecruys.be/onlineExp/mooneyTD/img/tt/559tt.jpg","leeuw",6009]["202",8,0,"pre","http://www.sandervandecruys.be/onlineExp/mooneyTD/img/tt/874tt.jpg","kaart",5987]["202",9,0,"pre","http://www.sandervandecruys.be/onlineExp/mooneyTD/img/tt/404tt.jpg","man",3786]["202",0,0,"post","http://www.sandervandecruys.be/onlineExp/mooneyTD/img/tt/192tt.jpg","tijger",7711]["202",1,0,"post","http://www.sandervandecruys.be/onlineExp/mooneyTD/img/tt/404tt.jpg","bloem",4288]["202",2,0,"post","http://www.sandervandecruys.be/onlineExp/mooneyTD/img/tt/558tt.jpg","kiker",3332]["202",3,0,"post","http://www.sandervandecruys.be/onlineExp/mooneyTD/img/tt/015tt.jpg","leeuw",3049]["202",4,0,"post","http://www.sandervandecruys.be/onlineExp/mooneyTD/img/tt/593tt.jpg","man",3363]["202",5,0,"post","http://www.sandervandecruys.be/onlineExp/mooneyTD/img/tt/858tt.jpg","ski",2800]["202",6,0,"post","http://www.sandervandecruys.be/onlineExp/mooneyTD/img/tt/874tt.jpg","vuur",3033]["202",7,0,"post","http://www.sandervandecruys.be/onlineExp/mooneyTD/img/tt/001tt.jpg","bromer",4262]["202",8,0,"post","http://www.sandervandecruys.be/onlineExp/mooneyTD/img/tt/853tt.jpg","fluit",3093]["202",9,0,"post","http://www.sandervandecruys.be/onlineExp/mooneyTD/img/tt/559tt.jpg","kiker",3307]["202",0,1,"pre","http://www.sandervandecruys.be/onlineExp/mooneyTD/img/tt/273tt.jpg","bloem",5191]["202",1,1,"pre","http://www.sandervandecruys.be/onlineExp/mooneyTD/img/tt/562tt.jpg","licht",4489]["202",2,1,"pre","http://www.sandervandecruys.be/onlineExp/mooneyTD/img/tt/045tt.jpg","kiker",3148]["202",3,1,"pre","http://www.sandervandecruys.be/onlineExp/mooneyTD/img/tt/863tt.jpg","man",6699]["202",4,1,"pre","http://www.sandervandecruys.be/onlineExp/mooneyTD/img/tt/609tt.jpg","jachtluipaard",10434]["202",5,1,"pre","http://www.sandervandecruys.be/onlineExp/mooneyTD/img/tt/623tt.jpg","olifant",4480]["202",6,1,"pre","http://www.sandervandecruys.be/onlineExp/mooneyTD/img/tt/560tt.jpg","",1065]["202",7,1,"pre","http://www.sandervandecruys.be/onlineExp/mooneyTD/img/tt/292tt.jpg","muis",3713]["202",8,1,"pre","http://www.sandervandecruys.be/onlineExp/mooneyTD/img/tt/683tt.jpg","kowala",5785]["202",9,1,"pre","http://www.sandervandecruys.be/onlineExp/mooneyTD/img/tt/148tt.jpg","kiker",2474]["202",0,1,"post","http://www.sandervandecruys.be/onlineExp/mooneyTD/img/tt/045tt.jpg","brood",5691]["202",1,1,"post","http://www.sandervandecruys.be/onlineExp/mooneyTD/img/tt/623tt.jpg","olifant",4244]["202",2,1,"post","http://www.sandervandecruys.be/onlineExp/mooneyTD/img/tt/863tt.jpg","stoel",3399]["202",3,1,"post","http://www.sandervandecruys.be/onlineExp/mooneyTD/img/tt/560tt.jpg","kiker",2630]["202",4,1,"post","http://www.sandervandecruys.be/onlineExp/mooneyTD/img/tt/609tt.jpg","jachtluipaard",7373]["202",5,1,"post","http://www.sandervandecruys.be/onlineExp/mooneyTD/img/tt/562tt.jpg","brood",5506]["202",6,1,"post","http://www.sandervandecruys.be/onlineExp/mooneyTD/img/tt/148tt.jpg","kiker",2940]["202",7,1,"post","http://www.sandervandecruys.be/onlineExp/mooneyTD/img/tt/292tt.jpg","eekhoren",5744]["202",8,1,"post","http://www.sandervandecruys.be/onlineExp/mooneyTD/img/tt/683tt.jpg","kowala",3397]["202",9,1,"post","http://www.sandervandecruys.be/onlineExp/mooneyTD/img/tt/273tt.jpg","hagedis",7387]["202",0,2,"pre","http://www.sandervandecruys.be/onlineExp/mooneyTD/img/tt/728tt.jpg","vogel",3748]["202",1,2,"pre","http://www.sandervandecruys.be/onlineExp/mooneyTD/img/tt/872tt.jpg","",957]["202",2,2,"pre","http://www.sandervandecruys.be/onlineExp/mooneyTD/img/tt/745tt.jpg","zaag",3015]["202",3,2,"pre","http://www.sandervandecruys.be/onlineExp/mooneyTD/img/tt/127tt.jpg","auto",3185]["202",4,2,"pre","http://www.sandervandecruys.be/onlineExp/mooneyTD/img/tt/013tt.jpg","tijger",3827]["202",5,2,"pre","http://www.sandervandecruys.be/onlineExp/mooneyTD/img/tt/533tt.jpg","vlinder",3060]["202",6,2,"pre","http://www.sandervandecruys.be/onlineExp/mooneyTD/img/tt/005tt.jpg","toilet",8902]["202",7,2,"pre","http://www.sandervandecruys.be/onlineExp/mooneyTD/img/tt/676tt.jpg","dier",3357]["202",8,2,"pre","http://www.sandervandecruys.be/onlineExp/mooneyTD/img/tt/556tt.jpg","horloge",5176]["202",9,2,"pre","http://www.sandervandecruys.be/onlineExp/mooneyTD/img/tt/792tt.jpg","bloem",3388]["202",0,2,"post","http://www.sandervandecruys.be/onlineExp/mooneyTD/img/tt/127tt.jpg","huis",2496]["202",1,2,"post","http://www.sandervandecruys.be/onlineExp/mooneyTD/img/tt/728tt.jpg","uil",2038]["202",2,2,"post","http://www.sandervandecruys.be/onlineExp/mooneyTD/img/tt/005tt.jpg","wc",5061]["202",3,2,"post","http://www.sandervandecruys.be/onlineExp/mooneyTD/img/tt/556tt.jpg","horloge",3717]["202",4,2,"post","http://www.sandervandecruys.be/onlineExp/mooneyTD/img/tt/533tt.jpg","vlinder",3306]["202",5,2,"post","http://www.sandervandecruys.be/onlineExp/mooneyTD/img/tt/676tt.jpg","huis",2058]["202",6,2,"post","http://www.sandervandecruys.be/onlineExp/mooneyTD/img/tt/872tt.jpg","vlinder",3418]["202",7,2,"post","http://www.sandervandecruys.be/onlineExp/mooneyTD/img/tt/013tt.jpg","jachtluipaard",5425]["202",8,2,"post","http://www.sandervandecruys.be/onlineExp/mooneyTD/img/tt/792tt.jpg","ananas",6689]["202",9,2,"post","http://www.sandervandecruys.be/onlineExp/mooneyTD/img/tt/745tt.jpg","piano",4191]["202",0,3,"pre","http://www.sandervandecruys.be/onlineExp/mooneyTD/img/tt/721tt.jpg","fruit",4767]["202",1,3,"pre","http://www.sandervandecruys.be/onlineExp/mooneyTD/img/tt/400tt.jpg","schaar",3103]["202",2,3,"pre","http://www.sandervandecruys.be/onlineExp/mooneyTD/img/tt/812tt.jpg","kever",4269]["202",3,3,"pre","http://www.sandervandecruys.be/onlineExp/mooneyTD/img/tt/608tt.jpg","man",1908]["202",4,3,"pre","http://www.sandervandecruys.be/onlineExp/mooneyTD/img/tt/871tt.jpg","veld",5851]["202",5,3,"pre","http://www.sandervandecruys.be/onlineExp/mooneyTD/img/tt/859tt.jpg","",1061]["202",6,3,"pre","http://www.sandervandecruys.be/onlineExp/mooneyTD/img/tt/021tt.jpg","dier",3066]["202",7,3,"pre","http://www.sandervandecruys.be/onlineExp/mooneyTD/img/tt/062tt.jpg","beer",1888]["202",8,3,"pre","http://www.sandervandecruys.be/onlineExp/mooneyTD/img/tt/030tt.jpg","appelsien",6412]["202",9,3,"pre","http://www.sandervandecruys.be/onlineExp/mooneyTD/img/tt/595tt.jpg","water",2797]["202",0,3,"post","http://www.sandervandecruys.be/onlineExp/mooneyTD/img/tt/400tt.jpg","tang",2580]["202",1,3,"post","http://www.sandervandecruys.be/onlineExp/mooneyTD/img/tt/595tt.jpg","walvis",7295]["202",2,3,"post","http://www.sandervandecruys.be/onlineExp/mooneyTD/img/tt/062tt.jpg","kat",4839]["202",3,3,"post","http://www.sandervandecruys.be/onlineExp/mooneyTD/img/tt/030tt.jpg","fruit",3259]["202",4,3,"post","http://www.sandervandecruys.be/onlineExp/mooneyTD/img/tt/871tt.jpg","veld",2817]["202",5,3,"post","http://www.sandervandecruys.be/onlineExp/mooneyTD/img/tt/859tt.jpg","kangroe",5367]["202",6,3,"post","http://www.sandervandecruys.be/onlineExp/mooneyTD/img/tt/608tt.jpg","vrouw",2742]["202",7,3,"post","http://www.sandervandecruys.be/onlineExp/mooneyTD/img/tt/721tt.jpg","fruit",2710]["202",8,3,"post","http://www.sandervandecruys.be/onlineExp/mooneyTD/img/tt/021tt.jpg","kat",2023]["202",9,3,"post","http://www.sandervandecruys.be/onlineExp/mooneyTD/img/tt/812tt.jpg","kever",1910]["202",0,4,"pre","http://www.sandervandecruys.be/onlineExp/mooneyTD/img/tt/864tt.jpg","boom",3808]["202",1,4,"pre","http://www.sandervandecruys.be/onlineExp/mooneyTD/img/tt/184tt.jpg","vork",3448]["202",2,4,"pre","http://www.sandervandecruys.be/onlineExp/mooneyTD/img/tt/661tt.jpg","pauw",3624]["202",3,4,"pre","http://www.sandervandecruys.be/onlineExp/mooneyTD/img/tt/018tt.jpg","",1677]["202",4,4,"pre","http://www.sandervandecruys.be/onlineExp/mooneyTD/img/tt/003tt.jpg","krap",2081]["202",5,4,"pre","http://www.sandervandecruys.be/onlineExp/mooneyTD/img/tt/729tt.jpg","",1217]["202",6,4,"pre","http://www.sandervandecruys.be/onlineExp/mooneyTD/img/tt/025tt.jpg","dier",2006]["202",7,4,"pre","http://www.sandervandecruys.be/onlineExp/mooneyTD/img/tt/823tt.jpg","beer",3434]["202",8,4,"pre","http://www.sandervandecruys.be/onlineExp/mooneyTD/img/tt/738tt.jpg","hand",2988]["202",9,4,"pre","http://www.sandervandecruys.be/onlineExp/mooneyTD/img/tt/576tt.jpg","fiets",2852]["202",0,4,"post","http://www.sandervandecruys.be/onlineExp/mooneyTD/img/tt/184tt.jpg","vorken",4927]["202",1,4,"post","http://www.sandervandecruys.be/onlineExp/mooneyTD/img/tt/864tt.jpg","parasol",3307]["202",2,4,"post","http://www.sandervandecruys.be/onlineExp/mooneyTD/img/tt/823tt.jpg","kowala",2065]["202",3,4,"post","http://www.sandervandecruys.be/onlineExp/mooneyTD/img/tt/738tt.jpg","paprika",2815]["202",4,4,"post","http://www.sandervandecruys.be/onlineExp/mooneyTD/img/tt/018tt.jpg","bloem",2146]["202",5,4,"post","http://www.sandervandecruys.be/onlineExp/mooneyTD/img/tt/661tt.jpg","eend",2029]["202",6,4,"post","http://www.sandervandecruys.be/onlineExp/mooneyTD/img/tt/576tt.jpg","slang",5600]["202",7,4,"post","http://www.sandervandecruys.be/onlineExp/mooneyTD/img/tt/003tt.jpg","slang",2823]["202",8,4,"post","http://www.sandervandecruys.be/onlineExp/mooneyTD/img/tt/729tt.jpg","uilen",2134]["202",9,4,"post","http://www.sandervandecruys.be/onlineExp/mooneyTD/img/tt/025tt.jpg","konijn",2982]["202",0,5,"pre","http://www.sandervandecruys.be/onlineExp/mooneyTD/img/tt/006tt.jpg","kwal",2506]["202",1,5,"pre","http://www.sandervandecruys.be/onlineExp/mooneyTD/img/tt/429tt.jpg","slang",2133]["202",2,5,"pre","http://www.sandervandecruys.be/onlineExp/mooneyTD/img/tt/039tt.jpg","vlinder",3149]["202",3,5,"pre","http://www.sandervandecruys.be/onlineExp/mooneyTD/img/tt/573tt.jpg","vorken",3717]["202",4,5,"pre","http://www.sandervandecruys.be/onlineExp/mooneyTD/img/tt/655tt.jpg","dier",2340]["202",5,5,"pre","http://www.sandervandecruys.be/onlineExp/mooneyTD/img/tt/643tt.jpg","zadel",2773]["202",6,5,"pre","http://www.sandervandecruys.be/onlineExp/mooneyTD/img/tt/691tt.jpg","iets",2765]["202",7,5,"pre","http://www.sandervandecruys.be/onlineExp/mooneyTD/img/tt/873tt.jpg","olifant",2502]["202",8,5,"pre","http://www.sandervandecruys.be/onlineExp/mooneyTD/img/tt/017tt.jpg","",949]["202",9,5,"pre","http://www.sandervandecruys.be/onlineExp/mooneyTD/img/tt/007tt.jpg","piano",3402]["202",0,5,"post","http://www.sandervandecruys.be/onlineExp/mooneyTD/img/tt/429tt.jpg","slang",2239]["202",1,5,"post","http://www.sandervandecruys.be/onlineExp/mooneyTD/img/tt/007tt.jpg","piano",2775]["202",2,5,"post","http://www.sandervandecruys.be/onlineExp/mooneyTD/img/tt/039tt.jpg","bloem",2449]["202",3,5,"post","http://www.sandervandecruys.be/onlineExp/mooneyTD/img/tt/691tt.jpg","jachtluipaard",5375]["202",4,5,"post","http://www.sandervandecruys.be/onlineExp/mooneyTD/img/tt/006tt.jpg","kwal",2333]["202",5,5,"post","http://www.sandervandecruys.be/onlineExp/mooneyTD/img/tt/655tt.jpg","ezel",1922]["202",6,5,"post","http://www.sandervandecruys.be/onlineExp/mooneyTD/img/tt/643tt.jpg","tas",2696]["202",7,5,"post","http://www.sandervandecruys.be/onlineExp/mooneyTD/img/tt/573tt.jpg","trein",2233]["202",8,5,"post","http://www.sandervandecruys.be/onlineExp/mooneyTD/img/tt/017tt.jpg","anannas",4030]["202",9,5,"post","http://www.sandervandecruys.be/onlineExp/mooneyTD/img/tt/873tt.jpg","olifant",3485]</text:p>
          </table:table-cell>
          <table:table-cell table:number-columns-repeated="253"/>
        </table:table-row>
        <table:table-row table:style-name="ro1">
          <table:table-cell office:value-type="date" office:date-value="2016-03-30T15:51:08" calcext:value-type="date">
            <text:p>3/30/2016 15:51:0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["203",0,0,"pre","http://www.sandervandecruys.be/onlineExp/mooneyTD/img/tt/728tt.jpg","passie",16897]["203",1,0,"pre","http://www.sandervandecruys.be/onlineExp/mooneyTD/img/tt/556tt.jpg","pas",7376]["203",2,0,"pre","http://www.sandervandecruys.be/onlineExp/mooneyTD/img/tt/872tt.jpg","vlinder",8300]["203",3,0,"pre","http://www.sandervandecruys.be/onlineExp/mooneyTD/img/tt/429tt.jpg","?",2670]["203",4,0,"pre","http://www.sandervandecruys.be/onlineExp/mooneyTD/img/tt/025tt.jpg","konien",5516]["203",5,0,"pre","http://www.sandervandecruys.be/onlineExp/mooneyTD/img/tt/609tt.jpg","uil",6057]["203",6,0,"pre","http://www.sandervandecruys.be/onlineExp/mooneyTD/img/tt/015tt.jpg","?",3321]["203",7,0,"pre","http://www.sandervandecruys.be/onlineExp/mooneyTD/img/tt/593tt.jpg","?",3589]["203",8,0,"pre","http://www.sandervandecruys.be/onlineExp/mooneyTD/img/tt/608tt.jpg","?",11695]["203",9,0,"pre","http://www.sandervandecruys.be/onlineExp/mooneyTD/img/tt/273tt.jpg","?",8585]["203",0,0,"post","http://www.sandervandecruys.be/onlineExp/mooneyTD/img/tt/015tt.jpg","leeuw",11603]["203",1,0,"post","http://www.sandervandecruys.be/onlineExp/mooneyTD/img/tt/608tt.jpg","zit",13210]["203",2,0,"post","http://www.sandervandecruys.be/onlineExp/mooneyTD/img/tt/429tt.jpg","slang",5375]["203",3,0,"post","http://www.sandervandecruys.be/onlineExp/mooneyTD/img/tt/593tt.jpg","?",4375]["203",4,0,"post","http://www.sandervandecruys.be/onlineExp/mooneyTD/img/tt/728tt.jpg","uil",2634]["203",5,0,"post","http://www.sandervandecruys.be/onlineExp/mooneyTD/img/tt/273tt.jpg","tijger",8650]["203",6,0,"post","http://www.sandervandecruys.be/onlineExp/mooneyTD/img/tt/609tt.jpg","slaap",16457]["203",7,0,"post","http://www.sandervandecruys.be/onlineExp/mooneyTD/img/tt/025tt.jpg","konien",5126]["203",8,0,"post","http://www.sandervandecruys.be/onlineExp/mooneyTD/img/tt/556tt.jpg","tijd",14823]["203",9,0,"post","http://www.sandervandecruys.be/onlineExp/mooneyTD/img/tt/872tt.jpg","vlinder",5032]["203",0,1,"pre","http://www.sandervandecruys.be/onlineExp/mooneyTD/img/tt/148tt.jpg","hond",6189]["203",1,1,"pre","http://www.sandervandecruys.be/onlineExp/mooneyTD/img/tt/683tt.jpg","?",7230]["203",2,1,"pre","http://www.sandervandecruys.be/onlineExp/mooneyTD/img/tt/661tt.jpg","pauw",4912]["203",3,1,"pre","http://www.sandervandecruys.be/onlineExp/mooneyTD/img/tt/745tt.jpg","?",2226]["203",4,1,"pre","http://www.sandervandecruys.be/onlineExp/mooneyTD/img/tt/859tt.jpg","",580]["203",5,1,"pre","http://www.sandervandecruys.be/onlineExp/mooneyTD/img/tt/691tt.jpg","tijger",5097]["203",6,1,"pre","http://www.sandervandecruys.be/onlineExp/mooneyTD/img/tt/595tt.jpg","dolfijn",5703]["203",7,1,"pre","http://www.sandervandecruys.be/onlineExp/mooneyTD/img/tt/127tt.jpg","?",3575]["203",8,1,"pre","http://www.sandervandecruys.be/onlineExp/mooneyTD/img/tt/864tt.jpg","boom",3455]["203",9,1,"pre","http://www.sandervandecruys.be/onlineExp/mooneyTD/img/tt/292tt.jpg","ekoren",14489]["203",0,1,"post","http://www.sandervandecruys.be/onlineExp/mooneyTD/img/tt/859tt.jpg","kangeroe",7773]["203",1,1,"post","http://www.sandervandecruys.be/onlineExp/mooneyTD/img/tt/127tt.jpg","huis",2462]["203",2,1,"post","http://www.sandervandecruys.be/onlineExp/mooneyTD/img/tt/691tt.jpg","tijger",3298]["203",3,1,"post","http://www.sandervandecruys.be/onlineExp/mooneyTD/img/tt/148tt.jpg","kiker",4210]["203",4,1,"post","http://www.sandervandecruys.be/onlineExp/mooneyTD/img/tt/683tt.jpg","panda",3326]["203",5,1,"post","http://www.sandervandecruys.be/onlineExp/mooneyTD/img/tt/864tt.jpg","parasol",5972]["203",6,1,"post","http://www.sandervandecruys.be/onlineExp/mooneyTD/img/tt/595tt.jpg","walvis",6199]["203",7,1,"post","http://www.sandervandecruys.be/onlineExp/mooneyTD/img/tt/745tt.jpg","piano",4763]["203",8,1,"post","http://www.sandervandecruys.be/onlineExp/mooneyTD/img/tt/292tt.jpg","ekoren",4521]["203",9,1,"post","http://www.sandervandecruys.be/onlineExp/mooneyTD/img/tt/661tt.jpg","eenden",3839]["203",0,2,"pre","http://www.sandervandecruys.be/onlineExp/mooneyTD/img/tt/006tt.jpg","?",3941]["203",1,2,"pre","http://www.sandervandecruys.be/onlineExp/mooneyTD/img/tt/018tt.jpg","rose",4663]["203",2,2,"pre","http://www.sandervandecruys.be/onlineExp/mooneyTD/img/tt/873tt.jpg","olifand",4692]["203",3,2,"pre","http://www.sandervandecruys.be/onlineExp/mooneyTD/img/tt/021tt.jpg","cot",2918]["203",4,2,"pre","http://www.sandervandecruys.be/onlineExp/mooneyTD/img/tt/792tt.jpg","?",6599]["203",5,2,"pre","http://www.sandervandecruys.be/onlineExp/mooneyTD/img/tt/853tt.jpg","?",2137]["203",6,2,"pre","http://www.sandervandecruys.be/onlineExp/mooneyTD/img/tt/823tt.jpg","panda",3160]["203",7,2,"pre","http://www.sandervandecruys.be/onlineExp/mooneyTD/img/tt/005tt.jpg","wc",3517]["203",8,2,"pre","http://www.sandervandecruys.be/onlineExp/mooneyTD/img/tt/001tt.jpg","fiets",4226]["203",9,2,"pre","http://www.sandervandecruys.be/onlineExp/mooneyTD/img/tt/676tt.jpg","huis",6406]["203",0,2,"post","http://www.sandervandecruys.be/onlineExp/mooneyTD/img/tt/676tt.jpg","huis",2126]["203",1,2,"post","http://www.sandervandecruys.be/onlineExp/mooneyTD/img/tt/006tt.jpg","kwal",4722]["203",2,2,"post","http://www.sandervandecruys.be/onlineExp/mooneyTD/img/tt/021tt.jpg","kat",2418]["203",3,2,"post","http://www.sandervandecruys.be/onlineExp/mooneyTD/img/tt/001tt.jpg","moterfiets",9112]["203",4,2,"post","http://www.sandervandecruys.be/onlineExp/mooneyTD/img/tt/823tt.jpg","kowala",6197]["203",5,2,"post","http://www.sandervandecruys.be/onlineExp/mooneyTD/img/tt/018tt.jpg","rose",1936]["203",6,2,"post","http://www.sandervandecruys.be/onlineExp/mooneyTD/img/tt/853tt.jpg","fluit",5589]["203",7,2,"post","http://www.sandervandecruys.be/onlineExp/mooneyTD/img/tt/005tt.jpg","wc",1854]["203",8,2,"post","http://www.sandervandecruys.be/onlineExp/mooneyTD/img/tt/873tt.jpg","olifant",3864]["203",9,2,"post","http://www.sandervandecruys.be/onlineExp/mooneyTD/img/tt/792tt.jpg","?",9253]["203",0,3,"pre","http://www.sandervandecruys.be/onlineExp/mooneyTD/img/tt/871tt.jpg","zitten",12176]["203",1,3,"pre","http://www.sandervandecruys.be/onlineExp/mooneyTD/img/tt/623tt.jpg","?",2275]["203",2,3,"pre","http://www.sandervandecruys.be/onlineExp/mooneyTD/img/tt/738tt.jpg","?",4552]["203",3,3,"pre","http://www.sandervandecruys.be/onlineExp/mooneyTD/img/tt/400tt.jpg","wasknijpers",8466]["203",4,3,"pre","http://www.sandervandecruys.be/onlineExp/mooneyTD/img/tt/655tt.jpg","?",1879]["203",5,3,"pre","http://www.sandervandecruys.be/onlineExp/mooneyTD/img/tt/017tt.jpg","?",1491]["203",6,3,"pre","http://www.sandervandecruys.be/onlineExp/mooneyTD/img/tt/558tt.jpg","?",1561]["203",7,3,"pre","http://www.sandervandecruys.be/onlineExp/mooneyTD/img/tt/812tt.jpg","?",1587]["203",8,3,"pre","http://www.sandervandecruys.be/onlineExp/mooneyTD/img/tt/573tt.jpg","trein",8676]["203",9,3,"pre","http://www.sandervandecruys.be/onlineExp/mooneyTD/img/tt/576tt.jpg","?",6018]["203",0,3,"post","http://www.sandervandecruys.be/onlineExp/mooneyTD/img/tt/576tt.jpg","trompet",6556]["203",1,3,"post","http://www.sandervandecruys.be/onlineExp/mooneyTD/img/tt/573tt.jpg","trein",3704]["203",2,3,"post","http://www.sandervandecruys.be/onlineExp/mooneyTD/img/tt/871tt.jpg","pluken",5772]["203",3,3,"post","http://www.sandervandecruys.be/onlineExp/mooneyTD/img/tt/738tt.jpg","groente",7286]["203",4,3,"post","http://www.sandervandecruys.be/onlineExp/mooneyTD/img/tt/400tt.jpg","tang",11148]["203",5,3,"post","http://www.sandervandecruys.be/onlineExp/mooneyTD/img/tt/655tt.jpg","?",5856]["203",6,3,"post","http://www.sandervandecruys.be/onlineExp/mooneyTD/img/tt/812tt.jpg","insect",6497]["203",7,3,"post","http://www.sandervandecruys.be/onlineExp/mooneyTD/img/tt/017tt.jpg","?",1824]["203",8,3,"post","http://www.sandervandecruys.be/onlineExp/mooneyTD/img/tt/623tt.jpg","olifant",7094]["203",9,3,"post","http://www.sandervandecruys.be/onlineExp/mooneyTD/img/tt/558tt.jpg","kiker",3543]["203",0,4,"pre","http://www.sandervandecruys.be/onlineExp/mooneyTD/img/tt/729tt.jpg","uil",2353]["203",1,4,"pre","http://www.sandervandecruys.be/onlineExp/mooneyTD/img/tt/404tt.jpg","?",2284]["203",2,4,"pre","http://www.sandervandecruys.be/onlineExp/mooneyTD/img/tt/039tt.jpg","bloem",6311]["203",3,4,"pre","http://www.sandervandecruys.be/onlineExp/mooneyTD/img/tt/030tt.jpg","fruit",6060]["203",4,4,"pre","http://www.sandervandecruys.be/onlineExp/mooneyTD/img/tt/643tt.jpg","?",2058]["203",5,4,"pre","http://www.sandervandecruys.be/onlineExp/mooneyTD/img/tt/533tt.jpg","?",2174]["203",6,4,"pre","http://www.sandervandecruys.be/onlineExp/mooneyTD/img/tt/863tt.jpg","?",2536]["203",7,4,"pre","http://www.sandervandecruys.be/onlineExp/mooneyTD/img/tt/562tt.jpg","?",1660]["203",8,4,"pre","http://www.sandervandecruys.be/onlineExp/mooneyTD/img/tt/559tt.jpg","?",2055]["203",9,4,"pre","http://www.sandervandecruys.be/onlineExp/mooneyTD/img/tt/045tt.jpg","?",2097]["203",0,4,"post","http://www.sandervandecruys.be/onlineExp/mooneyTD/img/tt/404tt.jpg","bloem",4144]["203",1,4,"post","http://www.sandervandecruys.be/onlineExp/mooneyTD/img/tt/030tt.jpg","fruit",3242]["203",2,4,"post","http://www.sandervandecruys.be/onlineExp/mooneyTD/img/tt/045tt.jpg","?",3523]["203",3,4,"post","http://www.sandervandecruys.be/onlineExp/mooneyTD/img/tt/863tt.jpg","stoel",5241]["203",4,4,"post","http://www.sandervandecruys.be/onlineExp/mooneyTD/img/tt/559tt.jpg","?",3807]["203",5,4,"post","http://www.sandervandecruys.be/onlineExp/mooneyTD/img/tt/533tt.jpg","vlinder",3402]["203",6,4,"post","http://www.sandervandecruys.be/onlineExp/mooneyTD/img/tt/729tt.jpg","uil",2897]["203",7,4,"post","http://www.sandervandecruys.be/onlineExp/mooneyTD/img/tt/039tt.jpg","bloem",2869]["203",8,4,"post","http://www.sandervandecruys.be/onlineExp/mooneyTD/img/tt/643tt.jpg","tas",2804]["203",9,4,"post","http://www.sandervandecruys.be/onlineExp/mooneyTD/img/tt/562tt.jpg","toast",5517]["203",0,5,"pre","http://www.sandervandecruys.be/onlineExp/mooneyTD/img/tt/184tt.jpg","kam",4428]["203",1,5,"pre","http://www.sandervandecruys.be/onlineExp/mooneyTD/img/tt/013tt.jpg","tijger",3287]["203",2,5,"pre","http://www.sandervandecruys.be/onlineExp/mooneyTD/img/tt/858tt.jpg","?",1645]["203",3,5,"pre","http://www.sandervandecruys.be/onlineExp/mooneyTD/img/tt/192tt.jpg","?",1496]["203",4,5,"pre","http://www.sandervandecruys.be/onlineExp/mooneyTD/img/tt/721tt.jpg","fruit",3373]["203",5,5,"pre","http://www.sandervandecruys.be/onlineExp/mooneyTD/img/tt/003tt.jpg","?",2198]["203",6,5,"pre","http://www.sandervandecruys.be/onlineExp/mooneyTD/img/tt/874tt.jpg","?",1307]["203",7,5,"pre","http://www.sandervandecruys.be/onlineExp/mooneyTD/img/tt/007tt.jpg","piano",4611]["203",8,5,"pre","http://www.sandervandecruys.be/onlineExp/mooneyTD/img/tt/560tt.jpg","?",1102]["203",9,5,"pre","http://www.sandervandecruys.be/onlineExp/mooneyTD/img/tt/062tt.jpg","hond",2718]["203",0,5,"post","http://www.sandervandecruys.be/onlineExp/mooneyTD/img/tt/003tt.jpg","",2010]["203",1,5,"post","http://www.sandervandecruys.be/onlineExp/mooneyTD/img/tt/007tt.jpg","piano",3940]["203",2,5,"post","http://www.sandervandecruys.be/onlineExp/mooneyTD/img/tt/874tt.jpg","oven",4304]["203",3,5,"post","http://www.sandervandecruys.be/onlineExp/mooneyTD/img/tt/192tt.jpg","kat",3057]["203",4,5,"post","http://www.sandervandecruys.be/onlineExp/mooneyTD/img/tt/858tt.jpg","skyen",13208]["203",5,5,"post","http://www.sandervandecruys.be/onlineExp/mooneyTD/img/tt/013tt.jpg","tijger",4372]["203",6,5,"post","http://www.sandervandecruys.be/onlineExp/mooneyTD/img/tt/721tt.jpg","fruit",4599]["203",7,5,"post","http://www.sandervandecruys.be/onlineExp/mooneyTD/img/tt/062tt.jpg","hond",3519]["203",8,5,"post","http://www.sandervandecruys.be/onlineExp/mooneyTD/img/tt/560tt.jpg","kiker",4376]["203",9,5,"post","http://www.sandervandecruys.be/onlineExp/mooneyTD/img/tt/184tt.jpg","vork",7450]</text:p>
          </table:table-cell>
          <table:table-cell table:number-columns-repeated="253"/>
        </table:table-row>
        <table:table-row table:style-name="ro1">
          <table:table-cell office:value-type="date" office:date-value="2016-03-31T12:10:39" calcext:value-type="date">
            <text:p>3/31/2016 12:10:3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"128",0,0,"pre","http://www.sandervandecruys.be/onlineExp/mooneyTD/img/tt/559tt.jpg","panda",6652]["128",1,0,"pre","http://www.sandervandecruys.be/onlineExp/mooneyTD/img/tt/643tt.jpg","slee",3696]["128",2,0,"pre","http://www.sandervandecruys.be/onlineExp/mooneyTD/img/tt/655tt.jpg","hert",5212]["128",3,0,"pre","http://www.sandervandecruys.be/onlineExp/mooneyTD/img/tt/573tt.jpg","auto",5093]["128",4,0,"pre","http://www.sandervandecruys.be/onlineExp/mooneyTD/img/tt/021tt.jpg","leeuw",6380]["128",5,0,"pre","http://www.sandervandecruys.be/onlineExp/mooneyTD/img/tt/273tt.jpg","bos",3507]["128",6,0,"pre","http://www.sandervandecruys.be/onlineExp/mooneyTD/img/tt/874tt.jpg","harpoen",4757]["128",7,0,"pre","http://www.sandervandecruys.be/onlineExp/mooneyTD/img/tt/595tt.jpg","speer",6619]["128",8,0,"pre","http://www.sandervandecruys.be/onlineExp/mooneyTD/img/tt/608tt.jpg","",5020]["128",9,0,"pre","http://www.sandervandecruys.be/onlineExp/mooneyTD/img/tt/738tt.jpg","appel",2238]["128",0,0,"post","http://www.sandervandecruys.be/onlineExp/mooneyTD/img/tt/595tt.jpg","walvis",4862]["128",1,0,"post","http://www.sandervandecruys.be/onlineExp/mooneyTD/img/tt/573tt.jpg","trein",2373]["128",2,0,"post","http://www.sandervandecruys.be/onlineExp/mooneyTD/img/tt/655tt.jpg","ezels",3545]["128",3,0,"post","http://www.sandervandecruys.be/onlineExp/mooneyTD/img/tt/021tt.jpg","kat",2142]["128",4,0,"post","http://www.sandervandecruys.be/onlineExp/mooneyTD/img/tt/273tt.jpg","bedelaar",4890]["128",5,0,"post","http://www.sandervandecruys.be/onlineExp/mooneyTD/img/tt/738tt.jpg","paprika",2572]["128",6,0,"post","http://www.sandervandecruys.be/onlineExp/mooneyTD/img/tt/608tt.jpg","boekentas",3603]["128",7,0,"post","http://www.sandervandecruys.be/onlineExp/mooneyTD/img/tt/874tt.jpg","gasvuur",3826]["128",8,0,"post","http://www.sandervandecruys.be/onlineExp/mooneyTD/img/tt/559tt.jpg","kameleon",10027]["128",9,0,"post","http://www.sandervandecruys.be/onlineExp/mooneyTD/img/tt/643tt.jpg","boekentas",3068]["128",0,1,"pre","http://www.sandervandecruys.be/onlineExp/mooneyTD/img/tt/691tt.jpg","tijger",3710]["128",1,1,"pre","http://www.sandervandecruys.be/onlineExp/mooneyTD/img/tt/623tt.jpg","vuurspuwer",5023]["128",2,1,"pre","http://www.sandervandecruys.be/onlineExp/mooneyTD/img/tt/400tt.jpg","schaats",5557]["128",3,1,"pre","http://www.sandervandecruys.be/onlineExp/mooneyTD/img/tt/005tt.jpg","boot",6331]["128",4,1,"pre","http://www.sandervandecruys.be/onlineExp/mooneyTD/img/tt/745tt.jpg","zaag",3626]["128",5,1,"pre","http://www.sandervandecruys.be/onlineExp/mooneyTD/img/tt/576tt.jpg","",4283]["128",6,1,"pre","http://www.sandervandecruys.be/onlineExp/mooneyTD/img/tt/823tt.jpg","beer",3265]["128",7,1,"pre","http://www.sandervandecruys.be/onlineExp/mooneyTD/img/tt/017tt.jpg","zonnebloem",3564]["128",8,1,"pre","http://www.sandervandecruys.be/onlineExp/mooneyTD/img/tt/792tt.jpg","plant",2279]["128",9,1,"pre","http://www.sandervandecruys.be/onlineExp/mooneyTD/img/tt/184tt.jpg","vogel",2334]["128",0,1,"post","http://www.sandervandecruys.be/onlineExp/mooneyTD/img/tt/184tt.jpg","vork",1735]["128",1,1,"post","http://www.sandervandecruys.be/onlineExp/mooneyTD/img/tt/745tt.jpg","",12674]["128",2,1,"post","http://www.sandervandecruys.be/onlineExp/mooneyTD/img/tt/576tt.jpg","muziekinstrument",5725]["128",3,1,"post","http://www.sandervandecruys.be/onlineExp/mooneyTD/img/tt/691tt.jpg","tijger",1808]["128",4,1,"post","http://www.sandervandecruys.be/onlineExp/mooneyTD/img/tt/823tt.jpg","koala",2069]["128",5,1,"post","http://www.sandervandecruys.be/onlineExp/mooneyTD/img/tt/623tt.jpg","olifant",3161]["128",6,1,"post","http://www.sandervandecruys.be/onlineExp/mooneyTD/img/tt/005tt.jpg","toilet",3094]["128",7,1,"post","http://www.sandervandecruys.be/onlineExp/mooneyTD/img/tt/017tt.jpg","ananassen",5151]["128",8,1,"post","http://www.sandervandecruys.be/onlineExp/mooneyTD/img/tt/400tt.jpg","tang",2451]["128",9,1,"post","http://www.sandervandecruys.be/onlineExp/mooneyTD/img/tt/792tt.jpg","ananasplant",7896]["128",0,2,"pre","http://www.sandervandecruys.be/onlineExp/mooneyTD/img/tt/558tt.jpg","plant",5306]["128",1,2,"pre","http://www.sandervandecruys.be/onlineExp/mooneyTD/img/tt/683tt.jpg","koala",2007]["128",2,2,"pre","http://www.sandervandecruys.be/onlineExp/mooneyTD/img/tt/728tt.jpg","vrouw",2732]["128",3,2,"pre","http://www.sandervandecruys.be/onlineExp/mooneyTD/img/tt/859tt.jpg","landschap",4440]["128",4,2,"pre","http://www.sandervandecruys.be/onlineExp/mooneyTD/img/tt/006tt.jpg","kwal",2432]["128",5,2,"pre","http://www.sandervandecruys.be/onlineExp/mooneyTD/img/tt/812tt.jpg","dier",4011]["128",6,2,"pre","http://www.sandervandecruys.be/onlineExp/mooneyTD/img/tt/292tt.jpg","vogel",2248]["128",7,2,"pre","http://www.sandervandecruys.be/onlineExp/mooneyTD/img/tt/062tt.jpg","",2054]["128",8,2,"pre","http://www.sandervandecruys.be/onlineExp/mooneyTD/img/tt/030tt.jpg","sinaasappel",4562]["128",9,2,"pre","http://www.sandervandecruys.be/onlineExp/mooneyTD/img/tt/858tt.jpg","skater",3604]["128",0,2,"post","http://www.sandervandecruys.be/onlineExp/mooneyTD/img/tt/859tt.jpg","kangoeroe",2118]["128",1,2,"post","http://www.sandervandecruys.be/onlineExp/mooneyTD/img/tt/683tt.jpg","koala",1379]["128",2,2,"post","http://www.sandervandecruys.be/onlineExp/mooneyTD/img/tt/558tt.jpg","kikker",2989]["128",3,2,"post","http://www.sandervandecruys.be/onlineExp/mooneyTD/img/tt/812tt.jpg","kever",1194]["128",4,2,"post","http://www.sandervandecruys.be/onlineExp/mooneyTD/img/tt/062tt.jpg","hond",2713]["128",5,2,"post","http://www.sandervandecruys.be/onlineExp/mooneyTD/img/tt/858tt.jpg","wintersporter",8324]["128",6,2,"post","http://www.sandervandecruys.be/onlineExp/mooneyTD/img/tt/006tt.jpg","kwal",1660]["128",7,2,"post","http://www.sandervandecruys.be/onlineExp/mooneyTD/img/tt/292tt.jpg","eekhoorn",2173]["128",8,2,"post","http://www.sandervandecruys.be/onlineExp/mooneyTD/img/tt/728tt.jpg","uil",1204]["128",9,2,"post","http://www.sandervandecruys.be/onlineExp/mooneyTD/img/tt/030tt.jpg","sinaasappel",5272]["128",0,3,"pre","http://www.sandervandecruys.be/onlineExp/mooneyTD/img/tt/853tt.jpg","mes",1871]["128",1,3,"pre","http://www.sandervandecruys.be/onlineExp/mooneyTD/img/tt/039tt.jpg","uil",3454]["128",2,3,"pre","http://www.sandervandecruys.be/onlineExp/mooneyTD/img/tt/562tt.jpg","hark",6915]["128",3,3,"pre","http://www.sandervandecruys.be/onlineExp/mooneyTD/img/tt/721tt.jpg","sinaasappel",6058]["128",4,3,"pre","http://www.sandervandecruys.be/onlineExp/mooneyTD/img/tt/593tt.jpg","",1441]["128",5,3,"pre","http://www.sandervandecruys.be/onlineExp/mooneyTD/img/tt/871tt.jpg","vrouw",1973]["128",6,3,"pre","http://www.sandervandecruys.be/onlineExp/mooneyTD/img/tt/729tt.jpg","uil",1891]["128",7,3,"pre","http://www.sandervandecruys.be/onlineExp/mooneyTD/img/tt/007tt.jpg","piano",4693]["128",8,3,"pre","http://www.sandervandecruys.be/onlineExp/mooneyTD/img/tt/661tt.jpg","vogel",4003]["128",9,3,"pre","http://www.sandervandecruys.be/onlineExp/mooneyTD/img/tt/025tt.jpg","tijger",2214]["128",0,3,"post","http://www.sandervandecruys.be/onlineExp/mooneyTD/img/tt/871tt.jpg","werkman",4576]["128",1,3,"post","http://www.sandervandecruys.be/onlineExp/mooneyTD/img/tt/025tt.jpg","eend",5574]["128",2,3,"post","http://www.sandervandecruys.be/onlineExp/mooneyTD/img/tt/853tt.jpg","fluitje",2608]["128",3,3,"post","http://www.sandervandecruys.be/onlineExp/mooneyTD/img/tt/661tt.jpg","eend",1134]["128",4,3,"post","http://www.sandervandecruys.be/onlineExp/mooneyTD/img/tt/721tt.jpg","sinaasappel",4004]["128",5,3,"post","http://www.sandervandecruys.be/onlineExp/mooneyTD/img/tt/729tt.jpg","uilen",2039]["128",6,3,"post","http://www.sandervandecruys.be/onlineExp/mooneyTD/img/tt/562tt.jpg","broodrooster",7157]["128",7,3,"post","http://www.sandervandecruys.be/onlineExp/mooneyTD/img/tt/039tt.jpg","bloem",1586]["128",8,3,"post","http://www.sandervandecruys.be/onlineExp/mooneyTD/img/tt/007tt.jpg","piano",1410]["128",9,3,"post","http://www.sandervandecruys.be/onlineExp/mooneyTD/img/tt/593tt.jpg","bedelar",5624]["128",0,4,"pre","http://www.sandervandecruys.be/onlineExp/mooneyTD/img/tt/015tt.jpg","leeuw",1530]["128",1,4,"pre","http://www.sandervandecruys.be/onlineExp/mooneyTD/img/tt/873tt.jpg","olifant",2929]["128",2,4,"pre","http://www.sandervandecruys.be/onlineExp/mooneyTD/img/tt/192tt.jpg","kat",2514]["128",3,4,"pre","http://www.sandervandecruys.be/onlineExp/mooneyTD/img/tt/872tt.jpg","vlinder",2479]["128",4,4,"pre","http://www.sandervandecruys.be/onlineExp/mooneyTD/img/tt/003tt.jpg","skelet",2974]["128",5,4,"pre","http://www.sandervandecruys.be/onlineExp/mooneyTD/img/tt/609tt.jpg","",1929]["128",6,4,"pre","http://www.sandervandecruys.be/onlineExp/mooneyTD/img/tt/148tt.jpg","dier",3709]["128",7,4,"pre","http://www.sandervandecruys.be/onlineExp/mooneyTD/img/tt/429tt.jpg","uil",1427]["128",8,4,"pre","http://www.sandervandecruys.be/onlineExp/mooneyTD/img/tt/018tt.jpg","bloem",1548]["128",9,4,"pre","http://www.sandervandecruys.be/onlineExp/mooneyTD/img/tt/864tt.jpg","flamingo",5510]["128",0,4,"post","http://www.sandervandecruys.be/onlineExp/mooneyTD/img/tt/864tt.jpg","parasol",2929]["128",1,4,"post","http://www.sandervandecruys.be/onlineExp/mooneyTD/img/tt/609tt.jpg","tijger",5061]["128",2,4,"post","http://www.sandervandecruys.be/onlineExp/mooneyTD/img/tt/148tt.jpg","kikker",2292]["128",3,4,"post","http://www.sandervandecruys.be/onlineExp/mooneyTD/img/tt/018tt.jpg","tulp",1806]["128",4,4,"post","http://www.sandervandecruys.be/onlineExp/mooneyTD/img/tt/003tt.jpg","slang",1949]["128",5,4,"post","http://www.sandervandecruys.be/onlineExp/mooneyTD/img/tt/015tt.jpg","leeuw",1533]["128",6,4,"post","http://www.sandervandecruys.be/onlineExp/mooneyTD/img/tt/873tt.jpg","olifant",1724]["128",7,4,"post","http://www.sandervandecruys.be/onlineExp/mooneyTD/img/tt/872tt.jpg","vlinder",1492]["128",8,4,"post","http://www.sandervandecruys.be/onlineExp/mooneyTD/img/tt/192tt.jpg","kat",1076]["128",9,4,"post","http://www.sandervandecruys.be/onlineExp/mooneyTD/img/tt/429tt.jpg","slang",1244]["128",0,5,"pre","http://www.sandervandecruys.be/onlineExp/mooneyTD/img/tt/013tt.jpg","tijger",2217]["128",1,5,"pre","http://www.sandervandecruys.be/onlineExp/mooneyTD/img/tt/676tt.jpg","straat",3141]["128",2,5,"pre","http://www.sandervandecruys.be/onlineExp/mooneyTD/img/tt/556tt.jpg","politie",3060]["128",3,5,"pre","http://www.sandervandecruys.be/onlineExp/mooneyTD/img/tt/127tt.jpg","tractor",2927]["128",4,5,"pre","http://www.sandervandecruys.be/onlineExp/mooneyTD/img/tt/404tt.jpg","vlinder",2085]["128",5,5,"pre","http://www.sandervandecruys.be/onlineExp/mooneyTD/img/tt/560tt.jpg","kikker",5283]["128",6,5,"pre","http://www.sandervandecruys.be/onlineExp/mooneyTD/img/tt/001tt.jpg","motor",2887]["128",7,5,"pre","http://www.sandervandecruys.be/onlineExp/mooneyTD/img/tt/045tt.jpg","vogel",4737]["128",8,5,"pre","http://www.sandervandecruys.be/onlineExp/mooneyTD/img/tt/863tt.jpg","",3885]["128",9,5,"pre","http://www.sandervandecruys.be/onlineExp/mooneyTD/img/tt/533tt.jpg","",3874]["128",0,5,"post","http://www.sandervandecruys.be/onlineExp/mooneyTD/img/tt/676tt.jpg","huis",1862]["128",1,5,"post","http://www.sandervandecruys.be/onlineExp/mooneyTD/img/tt/556tt.jpg","horloge",1754]["128",2,5,"post","http://www.sandervandecruys.be/onlineExp/mooneyTD/img/tt/863tt.jpg","stoel",1211]["128",3,5,"post","http://www.sandervandecruys.be/onlineExp/mooneyTD/img/tt/404tt.jpg","vlinder",1721]["128",4,5,"post","http://www.sandervandecruys.be/onlineExp/mooneyTD/img/tt/533tt.jpg","jachtluipaard",8944]["128",5,5,"post","http://www.sandervandecruys.be/onlineExp/mooneyTD/img/tt/001tt.jpg","motor",1859]["128",6,5,"post","http://www.sandervandecruys.be/onlineExp/mooneyTD/img/tt/013tt.jpg","jachtluipaard",9518]["128",7,5,"post","http://www.sandervandecruys.be/onlineExp/mooneyTD/img/tt/560tt.jpg","kikker",4680]["128",8,5,"post","http://www.sandervandecruys.be/onlineExp/mooneyTD/img/tt/045tt.jpg","vogel",3680]["128",9,5,"post","http://www.sandervandecruys.be/onlineExp/mooneyTD/img/tt/127tt.jpg","huis",6217]</text:p>
          </table:table-cell>
          <table:table-cell table:number-columns-repeated="253"/>
        </table:table-row>
        <table:table-row table:style-name="ro1">
          <table:table-cell office:value-type="date" office:date-value="2016-04-05T12:02:43" calcext:value-type="date">
            <text:p>4/5/2016 12:02:4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["205",0,0,"pre","http://www.sandervandecruys.be/onlineExp/mooneyTD/img/tt/192tt.jpg","vogel",5186]["205",1,0,"pre","http://www.sandervandecruys.be/onlineExp/mooneyTD/img/tt/556tt.jpg","blok",6825]["205",2,0,"pre","http://www.sandervandecruys.be/onlineExp/mooneyTD/img/tt/039tt.jpg","gezicht",5749]["205",3,0,"pre","http://www.sandervandecruys.be/onlineExp/mooneyTD/img/tt/062tt.jpg","hagedis",9584]["205",4,0,"pre","http://www.sandervandecruys.be/onlineExp/mooneyTD/img/tt/001tt.jpg","motor",3450]["205",5,0,"pre","http://www.sandervandecruys.be/onlineExp/mooneyTD/img/tt/676tt.jpg","hek",3584]["205",6,0,"pre","http://www.sandervandecruys.be/onlineExp/mooneyTD/img/tt/738tt.jpg","hand",3748]["205",7,0,"pre","http://www.sandervandecruys.be/onlineExp/mooneyTD/img/tt/127tt.jpg","bus",3911]["205",8,0,"pre","http://www.sandervandecruys.be/onlineExp/mooneyTD/img/tt/404tt.jpg","mens",3303]["205",9,0,"pre","http://www.sandervandecruys.be/onlineExp/mooneyTD/img/tt/013tt.jpg","mens",9842]["205",0,0,"post","http://www.sandervandecruys.be/onlineExp/mooneyTD/img/tt/404tt.jpg","hond",8935]["205",1,0,"post","http://www.sandervandecruys.be/onlineExp/mooneyTD/img/tt/192tt.jpg","kat",2114]["205",2,0,"post","http://www.sandervandecruys.be/onlineExp/mooneyTD/img/tt/062tt.jpg","bloem",3440]["205",3,0,"post","http://www.sandervandecruys.be/onlineExp/mooneyTD/img/tt/738tt.jpg","bloem",3212]["205",4,0,"post","http://www.sandervandecruys.be/onlineExp/mooneyTD/img/tt/127tt.jpg","huis",3876]["205",5,0,"post","http://www.sandervandecruys.be/onlineExp/mooneyTD/img/tt/013tt.jpg","luipaard",3695]["205",6,0,"post","http://www.sandervandecruys.be/onlineExp/mooneyTD/img/tt/039tt.jpg","bloem",2766]["205",7,0,"post","http://www.sandervandecruys.be/onlineExp/mooneyTD/img/tt/556tt.jpg","horloge",3979]["205",8,0,"post","http://www.sandervandecruys.be/onlineExp/mooneyTD/img/tt/676tt.jpg","huis",2437]["205",9,0,"post","http://www.sandervandecruys.be/onlineExp/mooneyTD/img/tt/001tt.jpg","motor",2378]["205",0,1,"pre","http://www.sandervandecruys.be/onlineExp/mooneyTD/img/tt/721tt.jpg","appel",4950]["205",1,1,"pre","http://www.sandervandecruys.be/onlineExp/mooneyTD/img/tt/184tt.jpg","vorken",3206]["205",2,1,"pre","http://www.sandervandecruys.be/onlineExp/mooneyTD/img/tt/729tt.jpg","gezicht",6567]["205",3,1,"pre","http://www.sandervandecruys.be/onlineExp/mooneyTD/img/tt/873tt.jpg","olifant",2167]["205",4,1,"pre","http://www.sandervandecruys.be/onlineExp/mooneyTD/img/tt/864tt.jpg","zandloper",3345]["205",5,1,"pre","http://www.sandervandecruys.be/onlineExp/mooneyTD/img/tt/273tt.jpg","hagedis",3468]["205",6,1,"pre","http://www.sandervandecruys.be/onlineExp/mooneyTD/img/tt/021tt.jpg","ogen",2525]["205",7,1,"pre","http://www.sandervandecruys.be/onlineExp/mooneyTD/img/tt/015tt.jpg","leeuw",1891]["205",8,1,"pre","http://www.sandervandecruys.be/onlineExp/mooneyTD/img/tt/874tt.jpg","klok",3105]["205",9,1,"pre","http://www.sandervandecruys.be/onlineExp/mooneyTD/img/tt/655tt.jpg","hoofden",7571]["205",0,1,"post","http://www.sandervandecruys.be/onlineExp/mooneyTD/img/tt/874tt.jpg","sinaasappel",6385]["205",1,1,"post","http://www.sandervandecruys.be/onlineExp/mooneyTD/img/tt/655tt.jpg","ezels",2042]["205",2,1,"post","http://www.sandervandecruys.be/onlineExp/mooneyTD/img/tt/021tt.jpg","kat",3886]["205",3,1,"post","http://www.sandervandecruys.be/onlineExp/mooneyTD/img/tt/273tt.jpg","hagedis",4130]["205",4,1,"post","http://www.sandervandecruys.be/onlineExp/mooneyTD/img/tt/015tt.jpg","leeuw",1967]["205",5,1,"post","http://www.sandervandecruys.be/onlineExp/mooneyTD/img/tt/873tt.jpg","olifant",2352]["205",6,1,"post","http://www.sandervandecruys.be/onlineExp/mooneyTD/img/tt/721tt.jpg","sinaasappel",3722]["205",7,1,"post","http://www.sandervandecruys.be/onlineExp/mooneyTD/img/tt/729tt.jpg","kat",3972]["205",8,1,"post","http://www.sandervandecruys.be/onlineExp/mooneyTD/img/tt/864tt.jpg","plant",10543]["205",9,1,"post","http://www.sandervandecruys.be/onlineExp/mooneyTD/img/tt/184tt.jpg","vorken",2426]["205",0,2,"pre","http://www.sandervandecruys.be/onlineExp/mooneyTD/img/tt/292tt.jpg","hand",1987]["205",1,2,"pre","http://www.sandervandecruys.be/onlineExp/mooneyTD/img/tt/573tt.jpg","trein",2875]["205",2,2,"pre","http://www.sandervandecruys.be/onlineExp/mooneyTD/img/tt/871tt.jpg","sporen",2849]["205",3,2,"pre","http://www.sandervandecruys.be/onlineExp/mooneyTD/img/tt/400tt.jpg","pen",2344]["205",4,2,"pre","http://www.sandervandecruys.be/onlineExp/mooneyTD/img/tt/018tt.jpg","roos",1694]["205",5,2,"pre","http://www.sandervandecruys.be/onlineExp/mooneyTD/img/tt/148tt.jpg","hond",2931]["205",6,2,"pre","http://www.sandervandecruys.be/onlineExp/mooneyTD/img/tt/853tt.jpg","mes",1621]["205",7,2,"pre","http://www.sandervandecruys.be/onlineExp/mooneyTD/img/tt/017tt.jpg","plant",2312]["205",8,2,"pre","http://www.sandervandecruys.be/onlineExp/mooneyTD/img/tt/608tt.jpg","mens",2917]["205",9,2,"pre","http://www.sandervandecruys.be/onlineExp/mooneyTD/img/tt/003tt.jpg","zakhorloge",7304]["205",0,2,"post","http://www.sandervandecruys.be/onlineExp/mooneyTD/img/tt/292tt.jpg","eekhoorn",3192]["205",1,2,"post","http://www.sandervandecruys.be/onlineExp/mooneyTD/img/tt/003tt.jpg","fluitje",7000]["205",2,2,"post","http://www.sandervandecruys.be/onlineExp/mooneyTD/img/tt/017tt.jpg","kikker",2280]["205",3,2,"post","http://www.sandervandecruys.be/onlineExp/mooneyTD/img/tt/608tt.jpg","vrouw",3273]["205",4,2,"post","http://www.sandervandecruys.be/onlineExp/mooneyTD/img/tt/853tt.jpg","fluitje",4030]["205",5,2,"post","http://www.sandervandecruys.be/onlineExp/mooneyTD/img/tt/148tt.jpg","kikker",3541]["205",6,2,"post","http://www.sandervandecruys.be/onlineExp/mooneyTD/img/tt/871tt.jpg","landbouwer",6451]["205",7,2,"post","http://www.sandervandecruys.be/onlineExp/mooneyTD/img/tt/573tt.jpg","trein",2501]["205",8,2,"post","http://www.sandervandecruys.be/onlineExp/mooneyTD/img/tt/018tt.jpg","roos",1539]["205",9,2,"post","http://www.sandervandecruys.be/onlineExp/mooneyTD/img/tt/400tt.jpg","tang",2419]["205",0,3,"pre","http://www.sandervandecruys.be/onlineExp/mooneyTD/img/tt/595tt.jpg","hond",3992]["205",1,3,"pre","http://www.sandervandecruys.be/onlineExp/mooneyTD/img/tt/005tt.jpg","toilet",2623]["205",2,3,"pre","http://www.sandervandecruys.be/onlineExp/mooneyTD/img/tt/863tt.jpg","",2336]["205",3,3,"pre","http://www.sandervandecruys.be/onlineExp/mooneyTD/img/tt/006tt.jpg","k",5054]["205",4,3,"pre","http://www.sandervandecruys.be/onlineExp/mooneyTD/img/tt/609tt.jpg","jaguar",5263]["205",5,3,"pre","http://www.sandervandecruys.be/onlineExp/mooneyTD/img/tt/576tt.jpg","klok",2938]["205",6,3,"pre","http://www.sandervandecruys.be/onlineExp/mooneyTD/img/tt/859tt.jpg","kangarou",5753]["205",7,3,"pre","http://www.sandervandecruys.be/onlineExp/mooneyTD/img/tt/560tt.jpg","ei",2985]["205",8,3,"pre","http://www.sandervandecruys.be/onlineExp/mooneyTD/img/tt/558tt.jpg","kikker",2474]["205",9,3,"pre","http://www.sandervandecruys.be/onlineExp/mooneyTD/img/tt/823tt.jpg","bever",3610]["205",0,3,"post","http://www.sandervandecruys.be/onlineExp/mooneyTD/img/tt/859tt.jpg","kangarou",4731]["205",1,3,"post","http://www.sandervandecruys.be/onlineExp/mooneyTD/img/tt/595tt.jpg","trompet",3809]["205",2,3,"post","http://www.sandervandecruys.be/onlineExp/mooneyTD/img/tt/558tt.jpg","kikker",1762]["205",3,3,"post","http://www.sandervandecruys.be/onlineExp/mooneyTD/img/tt/863tt.jpg","stoen",2589]["205",4,3,"post","http://www.sandervandecruys.be/onlineExp/mooneyTD/img/tt/576tt.jpg","tuba",6305]["205",5,3,"post","http://www.sandervandecruys.be/onlineExp/mooneyTD/img/tt/006tt.jpg","kwal",1791]["205",6,3,"post","http://www.sandervandecruys.be/onlineExp/mooneyTD/img/tt/560tt.jpg","paddenstoel ",6109]["205",7,3,"post","http://www.sandervandecruys.be/onlineExp/mooneyTD/img/tt/005tt.jpg","toilet",1482]["205",8,3,"post","http://www.sandervandecruys.be/onlineExp/mooneyTD/img/tt/609tt.jpg","jaguar",4295]["205",9,3,"post","http://www.sandervandecruys.be/onlineExp/mooneyTD/img/tt/823tt.jpg","koala",4223]["205",0,4,"pre","http://www.sandervandecruys.be/onlineExp/mooneyTD/img/tt/559tt.jpg","kikker",2691]["205",1,4,"pre","http://www.sandervandecruys.be/onlineExp/mooneyTD/img/tt/429tt.jpg","plant",2089]["205",2,4,"pre","http://www.sandervandecruys.be/onlineExp/mooneyTD/img/tt/792tt.jpg","annanas",3064]["205",3,4,"pre","http://www.sandervandecruys.be/onlineExp/mooneyTD/img/tt/643tt.jpg","koffer",4100]["205",4,4,"pre","http://www.sandervandecruys.be/onlineExp/mooneyTD/img/tt/745tt.jpg","gereedschap",6313]["205",5,4,"pre","http://www.sandervandecruys.be/onlineExp/mooneyTD/img/tt/623tt.jpg","persoon",3143]["205",6,4,"pre","http://www.sandervandecruys.be/onlineExp/mooneyTD/img/tt/812tt.jpg","mand",2308]["205",7,4,"pre","http://www.sandervandecruys.be/onlineExp/mooneyTD/img/tt/683tt.jpg","kikker",2288]["205",8,4,"pre","http://www.sandervandecruys.be/onlineExp/mooneyTD/img/tt/007tt.jpg","piano",3572]["205",9,4,"pre","http://www.sandervandecruys.be/onlineExp/mooneyTD/img/tt/593tt.jpg","mensen",3543]["205",0,4,"post","http://www.sandervandecruys.be/onlineExp/mooneyTD/img/tt/643tt.jpg","koffer",2020]["205",1,4,"post","http://www.sandervandecruys.be/onlineExp/mooneyTD/img/tt/593tt.jpg","persoon",2511]["205",2,4,"post","http://www.sandervandecruys.be/onlineExp/mooneyTD/img/tt/623tt.jpg","olifant",3732]["205",3,4,"post","http://www.sandervandecruys.be/onlineExp/mooneyTD/img/tt/007tt.jpg","piano",1997]["205",4,4,"post","http://www.sandervandecruys.be/onlineExp/mooneyTD/img/tt/429tt.jpg","slang",4110]["205",5,4,"post","http://www.sandervandecruys.be/onlineExp/mooneyTD/img/tt/812tt.jpg","kikker",3031]["205",6,4,"post","http://www.sandervandecruys.be/onlineExp/mooneyTD/img/tt/683tt.jpg","kikker",2446]["205",7,4,"post","http://www.sandervandecruys.be/onlineExp/mooneyTD/img/tt/745tt.jpg","piano",2767]["205",8,4,"post","http://www.sandervandecruys.be/onlineExp/mooneyTD/img/tt/559tt.jpg","kikker",1929]["205",9,4,"post","http://www.sandervandecruys.be/onlineExp/mooneyTD/img/tt/792tt.jpg","annanas",7373]["205",0,5,"pre","http://www.sandervandecruys.be/onlineExp/mooneyTD/img/tt/691tt.jpg","luipaard",4639]["205",1,5,"pre","http://www.sandervandecruys.be/onlineExp/mooneyTD/img/tt/562tt.jpg","pen",3416]["205",2,5,"pre","http://www.sandervandecruys.be/onlineExp/mooneyTD/img/tt/728tt.jpg","uil",1913]["205",3,5,"pre","http://www.sandervandecruys.be/onlineExp/mooneyTD/img/tt/858tt.jpg","snowboarder",7252]["205",4,5,"pre","http://www.sandervandecruys.be/onlineExp/mooneyTD/img/tt/025tt.jpg","konijn",8148]["205",5,5,"pre","http://www.sandervandecruys.be/onlineExp/mooneyTD/img/tt/045tt.jpg","kikker",2862]["205",6,5,"pre","http://www.sandervandecruys.be/onlineExp/mooneyTD/img/tt/872tt.jpg","fruit",5782]["205",7,5,"pre","http://www.sandervandecruys.be/onlineExp/mooneyTD/img/tt/030tt.jpg","munten",4281]["205",8,5,"pre","http://www.sandervandecruys.be/onlineExp/mooneyTD/img/tt/533tt.jpg","vlinder",3517]["205",9,5,"pre","http://www.sandervandecruys.be/onlineExp/mooneyTD/img/tt/661tt.jpg","eend",1692]["205",0,5,"post","http://www.sandervandecruys.be/onlineExp/mooneyTD/img/tt/858tt.jpg","skiëer",14097]["205",1,5,"post","http://www.sandervandecruys.be/onlineExp/mooneyTD/img/tt/661tt.jpg","eend",1352]["205",2,5,"post","http://www.sandervandecruys.be/onlineExp/mooneyTD/img/tt/045tt.jpg","hagedis",3564]["205",3,5,"post","http://www.sandervandecruys.be/onlineExp/mooneyTD/img/tt/030tt.jpg","sinaasappelen",4205]["205",4,5,"post","http://www.sandervandecruys.be/onlineExp/mooneyTD/img/tt/562tt.jpg","broodrooster",6262]["205",5,5,"post","http://www.sandervandecruys.be/onlineExp/mooneyTD/img/tt/728tt.jpg","uil",1868]["205",6,5,"post","http://www.sandervandecruys.be/onlineExp/mooneyTD/img/tt/872tt.jpg","vlinder",2358]["205",7,5,"post","http://www.sandervandecruys.be/onlineExp/mooneyTD/img/tt/533tt.jpg","vlinder",2509]["205",8,5,"post","http://www.sandervandecruys.be/onlineExp/mooneyTD/img/tt/691tt.jpg","kikker",2737]["205",9,5,"post","http://www.sandervandecruys.be/onlineExp/mooneyTD/img/tt/025tt.jpg","konijn",4066]</text:p>
          </table:table-cell>
          <table:table-cell table:number-columns-repeated="253"/>
        </table:table-row>
        <table:table-row table:style-name="ro1">
          <table:table-cell office:value-type="date" office:date-value="2016-04-05T12:21:09" calcext:value-type="date">
            <text:p>4/5/2016 12:21:0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["204",0,0,"pre","http://www.sandervandecruys.be/onlineExp/mooneyTD/img/tt/006tt.jpg","pasief",10703]["204",1,0,"pre","http://www.sandervandecruys.be/onlineExp/mooneyTD/img/tt/559tt.jpg","",506]["204",2,0,"pre","http://www.sandervandecruys.be/onlineExp/mooneyTD/img/tt/273tt.jpg","",15]["204",3,0,"pre","http://www.sandervandecruys.be/onlineExp/mooneyTD/img/tt/676tt.jpg","",47]["204",4,0,"pre","http://www.sandervandecruys.be/onlineExp/mooneyTD/img/tt/873tt.jpg","",1]["204",5,0,"pre","http://www.sandervandecruys.be/onlineExp/mooneyTD/img/tt/728tt.jpg","",3085]["204",6,0,"pre","http://www.sandervandecruys.be/onlineExp/mooneyTD/img/tt/003tt.jpg","",508]["204",7,0,"pre","http://www.sandervandecruys.be/onlineExp/mooneyTD/img/tt/573tt.jpg","train",15695]["204",8,0,"pre","http://www.sandervandecruys.be/onlineExp/mooneyTD/img/tt/859tt.jpg","",1548]["204",9,0,"pre","http://www.sandervandecruys.be/onlineExp/mooneyTD/img/tt/691tt.jpg","",384]["204",0,0,"post","http://www.sandervandecruys.be/onlineExp/mooneyTD/img/tt/728tt.jpg","",322]["204",1,0,"post","http://www.sandervandecruys.be/onlineExp/mooneyTD/img/tt/273tt.jpg","",680]["204",2,0,"post","http://www.sandervandecruys.be/onlineExp/mooneyTD/img/tt/676tt.jpg","",616]["204",3,0,"post","http://www.sandervandecruys.be/onlineExp/mooneyTD/img/tt/573tt.jpg","train",11045]["204",4,0,"post","http://www.sandervandecruys.be/onlineExp/mooneyTD/img/tt/859tt.jpg","",414]["204",5,0,"post","http://www.sandervandecruys.be/onlineExp/mooneyTD/img/tt/003tt.jpg","",1526]["204",6,0,"post","http://www.sandervandecruys.be/onlineExp/mooneyTD/img/tt/691tt.jpg","",187]["204",7,0,"post","http://www.sandervandecruys.be/onlineExp/mooneyTD/img/tt/006tt.jpg","",45]["204",8,0,"post","http://www.sandervandecruys.be/onlineExp/mooneyTD/img/tt/873tt.jpg","",284]["204",9,0,"post","http://www.sandervandecruys.be/onlineExp/mooneyTD/img/tt/559tt.jpg","",3905]["204",0,1,"pre","http://www.sandervandecruys.be/onlineExp/mooneyTD/img/tt/863tt.jpg","",312]["204",1,1,"pre","http://www.sandervandecruys.be/onlineExp/mooneyTD/img/tt/738tt.jpg","",350]["204",2,1,"pre","http://www.sandervandecruys.be/onlineExp/mooneyTD/img/tt/007tt.jpg","",837]["204",3,1,"pre","http://www.sandervandecruys.be/onlineExp/mooneyTD/img/tt/127tt.jpg","",568]["204",4,1,"pre","http://www.sandervandecruys.be/onlineExp/mooneyTD/img/tt/792tt.jpg","",369]["204",5,1,"pre","http://www.sandervandecruys.be/onlineExp/mooneyTD/img/tt/429tt.jpg","",433]["204",6,1,"pre","http://www.sandervandecruys.be/onlineExp/mooneyTD/img/tt/556tt.jpg","",611]["204",7,1,"pre","http://www.sandervandecruys.be/onlineExp/mooneyTD/img/tt/576tt.jpg","",65]["204",8,1,"pre","http://www.sandervandecruys.be/onlineExp/mooneyTD/img/tt/655tt.jpg","",608]["204",9,1,"pre","http://www.sandervandecruys.be/onlineExp/mooneyTD/img/tt/623tt.jpg","",205]["204",0,1,"post","http://www.sandervandecruys.be/onlineExp/mooneyTD/img/tt/576tt.jpg","",2793]["204",1,1,"post","http://www.sandervandecruys.be/onlineExp/mooneyTD/img/tt/623tt.jpg","olifantr",5422]["204",2,1,"post","http://www.sandervandecruys.be/onlineExp/mooneyTD/img/tt/556tt.jpg","",1143]["204",3,1,"post","http://www.sandervandecruys.be/onlineExp/mooneyTD/img/tt/127tt.jpg","huis",6482]["204",4,1,"post","http://www.sandervandecruys.be/onlineExp/mooneyTD/img/tt/863tt.jpg","",789]["204",5,1,"post","http://www.sandervandecruys.be/onlineExp/mooneyTD/img/tt/655tt.jpg","ezel",7159]["204",6,1,"post","http://www.sandervandecruys.be/onlineExp/mooneyTD/img/tt/007tt.jpg","piano",5596]["204",7,1,"post","http://www.sandervandecruys.be/onlineExp/mooneyTD/img/tt/792tt.jpg","ananas",5722]["204",8,1,"post","http://www.sandervandecruys.be/onlineExp/mooneyTD/img/tt/738tt.jpg","",7544]["204",9,1,"post","http://www.sandervandecruys.be/onlineExp/mooneyTD/img/tt/429tt.jpg","",761]["204",0,2,"pre","http://www.sandervandecruys.be/onlineExp/mooneyTD/img/tt/404tt.jpg","",2008]["204",1,2,"pre","http://www.sandervandecruys.be/onlineExp/mooneyTD/img/tt/021tt.jpg","",393]["204",2,2,"pre","http://www.sandervandecruys.be/onlineExp/mooneyTD/img/tt/192tt.jpg","",721]["204",3,2,"pre","http://www.sandervandecruys.be/onlineExp/mooneyTD/img/tt/005tt.jpg","",208]["204",4,2,"pre","http://www.sandervandecruys.be/onlineExp/mooneyTD/img/tt/148tt.jpg","",227]["204",5,2,"pre","http://www.sandervandecruys.be/onlineExp/mooneyTD/img/tt/562tt.jpg","",359]["204",6,2,"pre","http://www.sandervandecruys.be/onlineExp/mooneyTD/img/tt/030tt.jpg","",1326]["204",7,2,"pre","http://www.sandervandecruys.be/onlineExp/mooneyTD/img/tt/045tt.jpg","",78]["204",8,2,"pre","http://www.sandervandecruys.be/onlineExp/mooneyTD/img/tt/858tt.jpg","man",3790]["204",9,2,"pre","http://www.sandervandecruys.be/onlineExp/mooneyTD/img/tt/823tt.jpg","",300]["204",0,2,"post","http://www.sandervandecruys.be/onlineExp/mooneyTD/img/tt/404tt.jpg","",3859]["204",1,2,"post","http://www.sandervandecruys.be/onlineExp/mooneyTD/img/tt/148tt.jpg","kikker",5091]["204",2,2,"post","http://www.sandervandecruys.be/onlineExp/mooneyTD/img/tt/005tt.jpg","poes",10291]["204",3,2,"post","http://www.sandervandecruys.be/onlineExp/mooneyTD/img/tt/030tt.jpg","",2705]["204",4,2,"post","http://www.sandervandecruys.be/onlineExp/mooneyTD/img/tt/562tt.jpg","",1154]["204",5,2,"post","http://www.sandervandecruys.be/onlineExp/mooneyTD/img/tt/045tt.jpg","pouds",7201]["204",6,2,"post","http://www.sandervandecruys.be/onlineExp/mooneyTD/img/tt/192tt.jpg","kikker",6768]["204",7,2,"post","http://www.sandervandecruys.be/onlineExp/mooneyTD/img/tt/823tt.jpg","kikker",6705]["204",8,2,"post","http://www.sandervandecruys.be/onlineExp/mooneyTD/img/tt/021tt.jpg","pous",4592]["204",9,2,"post","http://www.sandervandecruys.be/onlineExp/mooneyTD/img/tt/858tt.jpg","",3372]["204",0,3,"pre","http://www.sandervandecruys.be/onlineExp/mooneyTD/img/tt/608tt.jpg","",516]["204",1,3,"pre","http://www.sandervandecruys.be/onlineExp/mooneyTD/img/tt/017tt.jpg","",432]["204",2,3,"pre","http://www.sandervandecruys.be/onlineExp/mooneyTD/img/tt/812tt.jpg","",640]["204",3,3,"pre","http://www.sandervandecruys.be/onlineExp/mooneyTD/img/tt/745tt.jpg","",384]["204",4,3,"pre","http://www.sandervandecruys.be/onlineExp/mooneyTD/img/tt/039tt.jpg","",49]["204",5,3,"pre","http://www.sandervandecruys.be/onlineExp/mooneyTD/img/tt/729tt.jpg","",321]["204",6,3,"pre","http://www.sandervandecruys.be/onlineExp/mooneyTD/img/tt/864tt.jpg","",32]["204",7,3,"pre","http://www.sandervandecruys.be/onlineExp/mooneyTD/img/tt/872tt.jpg","",1137]["204",8,3,"pre","http://www.sandervandecruys.be/onlineExp/mooneyTD/img/tt/609tt.jpg","",303]["204",9,3,"pre","http://www.sandervandecruys.be/onlineExp/mooneyTD/img/tt/560tt.jpg","",337]["204",0,3,"post","http://www.sandervandecruys.be/onlineExp/mooneyTD/img/tt/872tt.jpg","",1337]["204",1,3,"post","http://www.sandervandecruys.be/onlineExp/mooneyTD/img/tt/039tt.jpg","",922]["204",2,3,"post","http://www.sandervandecruys.be/onlineExp/mooneyTD/img/tt/864tt.jpg","",511]["204",3,3,"post","http://www.sandervandecruys.be/onlineExp/mooneyTD/img/tt/560tt.jpg","",280]["204",4,3,"post","http://www.sandervandecruys.be/onlineExp/mooneyTD/img/tt/609tt.jpg","",317]["204",5,3,"post","http://www.sandervandecruys.be/onlineExp/mooneyTD/img/tt/729tt.jpg","",643]["204",6,3,"post","http://www.sandervandecruys.be/onlineExp/mooneyTD/img/tt/745tt.jpg","",26]["204",7,3,"post","http://www.sandervandecruys.be/onlineExp/mooneyTD/img/tt/812tt.jpg","",0]["204",8,3,"post","http://www.sandervandecruys.be/onlineExp/mooneyTD/img/tt/608tt.jpg","",1]["204",9,3,"post","http://www.sandervandecruys.be/onlineExp/mooneyTD/img/tt/017tt.jpg","",1]["204",0,4,"pre","http://www.sandervandecruys.be/onlineExp/mooneyTD/img/tt/400tt.jpg","",11]["204",1,4,"pre","http://www.sandervandecruys.be/onlineExp/mooneyTD/img/tt/853tt.jpg","",0]["204",2,4,"pre","http://www.sandervandecruys.be/onlineExp/mooneyTD/img/tt/558tt.jpg","",41]["204",3,4,"pre","http://www.sandervandecruys.be/onlineExp/mooneyTD/img/tt/661tt.jpg","",1316]["204",4,4,"pre","http://www.sandervandecruys.be/onlineExp/mooneyTD/img/tt/683tt.jpg","",962]["204",5,4,"pre","http://www.sandervandecruys.be/onlineExp/mooneyTD/img/tt/595tt.jpg","",122]["204",6,4,"pre","http://www.sandervandecruys.be/onlineExp/mooneyTD/img/tt/874tt.jpg","",1067]["204",7,4,"pre","http://www.sandervandecruys.be/onlineExp/mooneyTD/img/tt/001tt.jpg","moto",8372]["204",8,4,"pre","http://www.sandervandecruys.be/onlineExp/mooneyTD/img/tt/871tt.jpg","",777]["204",9,4,"pre","http://www.sandervandecruys.be/onlineExp/mooneyTD/img/tt/184tt.jpg","",553]["204",0,4,"post","http://www.sandervandecruys.be/onlineExp/mooneyTD/img/tt/871tt.jpg","",1483]["204",1,4,"post","http://www.sandervandecruys.be/onlineExp/mooneyTD/img/tt/853tt.jpg","",878]["204",2,4,"post","http://www.sandervandecruys.be/onlineExp/mooneyTD/img/tt/184tt.jpg","",9]["204",3,4,"post","http://www.sandervandecruys.be/onlineExp/mooneyTD/img/tt/001tt.jpg","moto",3216]["204",4,4,"post","http://www.sandervandecruys.be/onlineExp/mooneyTD/img/tt/595tt.jpg","walvis",9873]["204",5,4,"post","http://www.sandervandecruys.be/onlineExp/mooneyTD/img/tt/683tt.jpg","",523]["204",6,4,"post","http://www.sandervandecruys.be/onlineExp/mooneyTD/img/tt/661tt.jpg","",144]["204",7,4,"post","http://www.sandervandecruys.be/onlineExp/mooneyTD/img/tt/558tt.jpg","",472]["204",8,4,"post","http://www.sandervandecruys.be/onlineExp/mooneyTD/img/tt/400tt.jpg","",4449]["204",9,4,"post","http://www.sandervandecruys.be/onlineExp/mooneyTD/img/tt/874tt.jpg","",384]["204",0,5,"pre","http://www.sandervandecruys.be/onlineExp/mooneyTD/img/tt/018tt.jpg","",1139]["204",1,5,"pre","http://www.sandervandecruys.be/onlineExp/mooneyTD/img/tt/015tt.jpg","",44]["204",2,5,"pre","http://www.sandervandecruys.be/onlineExp/mooneyTD/img/tt/533tt.jpg","",812]["204",3,5,"pre","http://www.sandervandecruys.be/onlineExp/mooneyTD/img/tt/593tt.jpg","",478]["204",4,5,"pre","http://www.sandervandecruys.be/onlineExp/mooneyTD/img/tt/013tt.jpg","",3465]["204",5,5,"pre","http://www.sandervandecruys.be/onlineExp/mooneyTD/img/tt/062tt.jpg","",238]["204",6,5,"pre","http://www.sandervandecruys.be/onlineExp/mooneyTD/img/tt/025tt.jpg","",1523]["204",7,5,"pre","http://www.sandervandecruys.be/onlineExp/mooneyTD/img/tt/292tt.jpg","",487]["204",8,5,"pre","http://www.sandervandecruys.be/onlineExp/mooneyTD/img/tt/721tt.jpg","",112]["204",9,5,"pre","http://www.sandervandecruys.be/onlineExp/mooneyTD/img/tt/643tt.jpg","",129]["204",0,5,"post","http://www.sandervandecruys.be/onlineExp/mooneyTD/img/tt/013tt.jpg","tijger",14597]["204",1,5,"post","http://www.sandervandecruys.be/onlineExp/mooneyTD/img/tt/643tt.jpg","",455]["204",2,5,"post","http://www.sandervandecruys.be/onlineExp/mooneyTD/img/tt/062tt.jpg","",482]["204",3,5,"post","http://www.sandervandecruys.be/onlineExp/mooneyTD/img/tt/721tt.jpg","",509]["204",4,5,"post","http://www.sandervandecruys.be/onlineExp/mooneyTD/img/tt/015tt.jpg","leeuw",11191]["204",5,5,"post","http://www.sandervandecruys.be/onlineExp/mooneyTD/img/tt/292tt.jpg","",435]["204",6,5,"post","http://www.sandervandecruys.be/onlineExp/mooneyTD/img/tt/025tt.jpg","",91]["204",7,5,"post","http://www.sandervandecruys.be/onlineExp/mooneyTD/img/tt/533tt.jpg","",636]["204",8,5,"post","http://www.sandervandecruys.be/onlineExp/mooneyTD/img/tt/593tt.jpg","",602]["204",9,5,"post","http://www.sandervandecruys.be/onlineExp/mooneyTD/img/tt/018tt.jpg","",25543]</text:p>
          </table:table-cell>
          <table:table-cell table:number-columns-repeated="253"/>
        </table:table-row>
        <table:table-row table:style-name="ro1">
          <table:table-cell office:value-type="date" office:date-value="2016-04-05T15:55:02" calcext:value-type="date">
            <text:p>4/5/2016 15:55:0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["208",0,0,"pre","http://www.sandervandecruys.be/onlineExp/mooneyTD/img/tt/062tt.jpg","VOS",2678]["208",1,0,"pre","http://www.sandervandecruys.be/onlineExp/mooneyTD/img/tt/017tt.jpg","PLANT",1707]["208",2,0,"pre","http://www.sandervandecruys.be/onlineExp/mooneyTD/img/tt/683tt.jpg","PLANT",1679]["208",3,0,"pre","http://www.sandervandecruys.be/onlineExp/mooneyTD/img/tt/655tt.jpg","SKELET",4653]["208",4,0,"pre","http://www.sandervandecruys.be/onlineExp/mooneyTD/img/tt/127tt.jpg","",1537]["208",5,0,"pre","http://www.sandervandecruys.be/onlineExp/mooneyTD/img/tt/045tt.jpg","",938]["208",6,0,"pre","http://www.sandervandecruys.be/onlineExp/mooneyTD/img/tt/595tt.jpg","",1711]["208",7,0,"pre","http://www.sandervandecruys.be/onlineExp/mooneyTD/img/tt/018tt.jpg","ROOS",1904]["208",8,0,"pre","http://www.sandervandecruys.be/onlineExp/mooneyTD/img/tt/643tt.jpg","SKATEBOARD",3600]["208",9,0,"pre","http://www.sandervandecruys.be/onlineExp/mooneyTD/img/tt/853tt.jpg","",1182]["208",0,0,"post","http://www.sandervandecruys.be/onlineExp/mooneyTD/img/tt/655tt.jpg","",4528]["208",1,0,"post","http://www.sandervandecruys.be/onlineExp/mooneyTD/img/tt/062tt.jpg","",1072]["208",2,0,"post","http://www.sandervandecruys.be/onlineExp/mooneyTD/img/tt/595tt.jpg","",1108]["208",3,0,"post","http://www.sandervandecruys.be/onlineExp/mooneyTD/img/tt/017tt.jpg","ANANAS",4062]["208",4,0,"post","http://www.sandervandecruys.be/onlineExp/mooneyTD/img/tt/018tt.jpg","ROOS",947]["208",5,0,"post","http://www.sandervandecruys.be/onlineExp/mooneyTD/img/tt/683tt.jpg","ORKA",4601]["208",6,0,"post","http://www.sandervandecruys.be/onlineExp/mooneyTD/img/tt/643tt.jpg","SKATEBOARD",3581]["208",7,0,"post","http://www.sandervandecruys.be/onlineExp/mooneyTD/img/tt/127tt.jpg","",1014]["208",8,0,"post","http://www.sandervandecruys.be/onlineExp/mooneyTD/img/tt/045tt.jpg","",558]["208",9,0,"post","http://www.sandervandecruys.be/onlineExp/mooneyTD/img/tt/853tt.jpg","ORKA",2346]["208",0,1,"pre","http://www.sandervandecruys.be/onlineExp/mooneyTD/img/tt/292tt.jpg","PLANT",2990]["208",1,1,"pre","http://www.sandervandecruys.be/onlineExp/mooneyTD/img/tt/863tt.jpg","SKELET",1977]["208",2,1,"pre","http://www.sandervandecruys.be/onlineExp/mooneyTD/img/tt/873tt.jpg","SKELET",2632]["208",3,1,"pre","http://www.sandervandecruys.be/onlineExp/mooneyTD/img/tt/558tt.jpg","",1146]["208",4,1,"pre","http://www.sandervandecruys.be/onlineExp/mooneyTD/img/tt/025tt.jpg","LEEUW",1684]["208",5,1,"pre","http://www.sandervandecruys.be/onlineExp/mooneyTD/img/tt/691tt.jpg","",1005]["208",6,1,"pre","http://www.sandervandecruys.be/onlineExp/mooneyTD/img/tt/560tt.jpg","",789]["208",7,1,"pre","http://www.sandervandecruys.be/onlineExp/mooneyTD/img/tt/728tt.jpg","",1110]["208",8,1,"pre","http://www.sandervandecruys.be/onlineExp/mooneyTD/img/tt/404tt.jpg","",688]["208",9,1,"pre","http://www.sandervandecruys.be/onlineExp/mooneyTD/img/tt/030tt.jpg","",1103]["208",0,1,"post","http://www.sandervandecruys.be/onlineExp/mooneyTD/img/tt/691tt.jpg","",2141]["208",1,1,"post","http://www.sandervandecruys.be/onlineExp/mooneyTD/img/tt/560tt.jpg","KIKKER",2914]["208",2,1,"post","http://www.sandervandecruys.be/onlineExp/mooneyTD/img/tt/030tt.jpg","APPELSIEN",1930]["208",3,1,"post","http://www.sandervandecruys.be/onlineExp/mooneyTD/img/tt/025tt.jpg","CHEETA",2489]["208",4,1,"post","http://www.sandervandecruys.be/onlineExp/mooneyTD/img/tt/558tt.jpg","CHEETA",1895]["208",5,1,"post","http://www.sandervandecruys.be/onlineExp/mooneyTD/img/tt/863tt.jpg","SKELE",2661]["208",6,1,"post","http://www.sandervandecruys.be/onlineExp/mooneyTD/img/tt/292tt.jpg","",855]["208",7,1,"post","http://www.sandervandecruys.be/onlineExp/mooneyTD/img/tt/873tt.jpg","OLIFANT",1275]["208",8,1,"post","http://www.sandervandecruys.be/onlineExp/mooneyTD/img/tt/728tt.jpg","UIL",1017]["208",9,1,"post","http://www.sandervandecruys.be/onlineExp/mooneyTD/img/tt/404tt.jpg","BOTERBLOEM",4353]["208",0,2,"pre","http://www.sandervandecruys.be/onlineExp/mooneyTD/img/tt/148tt.jpg","KIKKER",1761]["208",1,2,"pre","http://www.sandervandecruys.be/onlineExp/mooneyTD/img/tt/729tt.jpg","UIL",1068]["208",2,2,"pre","http://www.sandervandecruys.be/onlineExp/mooneyTD/img/tt/859tt.jpg","SALAMANDER",2420]["208",3,2,"pre","http://www.sandervandecruys.be/onlineExp/mooneyTD/img/tt/021tt.jpg","",1168]["208",4,2,"pre","http://www.sandervandecruys.be/onlineExp/mooneyTD/img/tt/874tt.jpg","WATERLELIE",3260]["208",5,2,"pre","http://www.sandervandecruys.be/onlineExp/mooneyTD/img/tt/573tt.jpg","",620]["208",6,2,"pre","http://www.sandervandecruys.be/onlineExp/mooneyTD/img/tt/812tt.jpg","VLINDER",1883]["208",7,2,"pre","http://www.sandervandecruys.be/onlineExp/mooneyTD/img/tt/005tt.jpg","",552]["208",8,2,"pre","http://www.sandervandecruys.be/onlineExp/mooneyTD/img/tt/001tt.jpg","",644]["208",9,2,"pre","http://www.sandervandecruys.be/onlineExp/mooneyTD/img/tt/273tt.jpg","KIKKER",2691]["208",0,2,"post","http://www.sandervandecruys.be/onlineExp/mooneyTD/img/tt/812tt.jpg","KEVER",1784]["208",1,2,"post","http://www.sandervandecruys.be/onlineExp/mooneyTD/img/tt/148tt.jpg","KIKKER",1507]["208",2,2,"post","http://www.sandervandecruys.be/onlineExp/mooneyTD/img/tt/729tt.jpg","UIL",951]["208",3,2,"post","http://www.sandervandecruys.be/onlineExp/mooneyTD/img/tt/874tt.jpg","KOOKVUUR",4013]["208",4,2,"post","http://www.sandervandecruys.be/onlineExp/mooneyTD/img/tt/021tt.jpg","",946]["208",5,2,"post","http://www.sandervandecruys.be/onlineExp/mooneyTD/img/tt/005tt.jpg","TOILETPOT",1960]["208",6,2,"post","http://www.sandervandecruys.be/onlineExp/mooneyTD/img/tt/001tt.jpg","MOTOR",1080]["208",7,2,"post","http://www.sandervandecruys.be/onlineExp/mooneyTD/img/tt/273tt.jpg","SALAMANDER",3170]["208",8,2,"post","http://www.sandervandecruys.be/onlineExp/mooneyTD/img/tt/573tt.jpg","TREIN",1808]["208",9,2,"post","http://www.sandervandecruys.be/onlineExp/mooneyTD/img/tt/859tt.jpg","KANGAROE",2684]["208",0,3,"pre","http://www.sandervandecruys.be/onlineExp/mooneyTD/img/tt/661tt.jpg","FAZANT",2159]["208",1,3,"pre","http://www.sandervandecruys.be/onlineExp/mooneyTD/img/tt/871tt.jpg","",581]["208",2,3,"pre","http://www.sandervandecruys.be/onlineExp/mooneyTD/img/tt/721tt.jpg","",736]["208",3,3,"pre","http://www.sandervandecruys.be/onlineExp/mooneyTD/img/tt/039tt.jpg","KIKKER",1857]["208",4,3,"pre","http://www.sandervandecruys.be/onlineExp/mooneyTD/img/tt/792tt.jpg","",1406]["208",5,3,"pre","http://www.sandervandecruys.be/onlineExp/mooneyTD/img/tt/745tt.jpg","",784]["208",6,3,"pre","http://www.sandervandecruys.be/onlineExp/mooneyTD/img/tt/559tt.jpg","KIKKER",1090]["208",7,3,"pre","http://www.sandervandecruys.be/onlineExp/mooneyTD/img/tt/593tt.jpg","",1611]["208",8,3,"pre","http://www.sandervandecruys.be/onlineExp/mooneyTD/img/tt/015tt.jpg","",1762]["208",9,3,"pre","http://www.sandervandecruys.be/onlineExp/mooneyTD/img/tt/823tt.jpg","",3100]["208",0,3,"post","http://www.sandervandecruys.be/onlineExp/mooneyTD/img/tt/721tt.jpg","BLOEM",3893]["208",1,3,"post","http://www.sandervandecruys.be/onlineExp/mooneyTD/img/tt/559tt.jpg","KIKKER",2503]["208",2,3,"post","http://www.sandervandecruys.be/onlineExp/mooneyTD/img/tt/745tt.jpg","PIANO",1525]["208",3,3,"post","http://www.sandervandecruys.be/onlineExp/mooneyTD/img/tt/792tt.jpg","ANANAS",1641]["208",4,3,"post","http://www.sandervandecruys.be/onlineExp/mooneyTD/img/tt/593tt.jpg","KOALA",5952]["208",5,3,"post","http://www.sandervandecruys.be/onlineExp/mooneyTD/img/tt/015tt.jpg","LEEUW",1815]["208",6,3,"post","http://www.sandervandecruys.be/onlineExp/mooneyTD/img/tt/039tt.jpg","KIKKER",1283]["208",7,3,"post","http://www.sandervandecruys.be/onlineExp/mooneyTD/img/tt/823tt.jpg","",689]["208",8,3,"post","http://www.sandervandecruys.be/onlineExp/mooneyTD/img/tt/871tt.jpg","",1024]["208",9,3,"post","http://www.sandervandecruys.be/onlineExp/mooneyTD/img/tt/661tt.jpg","EEND",1272]["208",0,4,"pre","http://www.sandervandecruys.be/onlineExp/mooneyTD/img/tt/013tt.jpg","VLINDER",1839]["208",1,4,"pre","http://www.sandervandecruys.be/onlineExp/mooneyTD/img/tt/006tt.jpg","",716]["208",2,4,"pre","http://www.sandervandecruys.be/onlineExp/mooneyTD/img/tt/003tt.jpg","",1067]["208",3,4,"pre","http://www.sandervandecruys.be/onlineExp/mooneyTD/img/tt/608tt.jpg","",853]["208",4,4,"pre","http://www.sandervandecruys.be/onlineExp/mooneyTD/img/tt/864tt.jpg","BLOEM",2296]["208",5,4,"pre","http://www.sandervandecruys.be/onlineExp/mooneyTD/img/tt/858tt.jpg","MAN",1136]["208",6,4,"pre","http://www.sandervandecruys.be/onlineExp/mooneyTD/img/tt/676tt.jpg","DORP",1099]["208",7,4,"pre","http://www.sandervandecruys.be/onlineExp/mooneyTD/img/tt/623tt.jpg","",1078]["208",8,4,"pre","http://www.sandervandecruys.be/onlineExp/mooneyTD/img/tt/429tt.jpg","",1102]["208",9,4,"pre","http://www.sandervandecruys.be/onlineExp/mooneyTD/img/tt/562tt.jpg","",984]["208",0,4,"post","http://www.sandervandecruys.be/onlineExp/mooneyTD/img/tt/858tt.jpg","MAN",2495]["208",1,4,"post","http://www.sandervandecruys.be/onlineExp/mooneyTD/img/tt/013tt.jpg","CHEETA",1243]["208",2,4,"post","http://www.sandervandecruys.be/onlineExp/mooneyTD/img/tt/608tt.jpg","",1225]["208",3,4,"post","http://www.sandervandecruys.be/onlineExp/mooneyTD/img/tt/429tt.jpg","",1511]["208",4,4,"post","http://www.sandervandecruys.be/onlineExp/mooneyTD/img/tt/676tt.jpg","HUIS",1179]["208",5,4,"post","http://www.sandervandecruys.be/onlineExp/mooneyTD/img/tt/003tt.jpg","SLANG",1287]["208",6,4,"post","http://www.sandervandecruys.be/onlineExp/mooneyTD/img/tt/006tt.jpg","KWAL",1093]["208",7,4,"post","http://www.sandervandecruys.be/onlineExp/mooneyTD/img/tt/623tt.jpg","OLIFANT",1663]["208",8,4,"post","http://www.sandervandecruys.be/onlineExp/mooneyTD/img/tt/864tt.jpg","PARAPLU",2728]["208",9,4,"post","http://www.sandervandecruys.be/onlineExp/mooneyTD/img/tt/562tt.jpg","BROODROOSTER",3915]["208",0,5,"pre","http://www.sandervandecruys.be/onlineExp/mooneyTD/img/tt/738tt.jpg","TAND",2702]["208",1,5,"pre","http://www.sandervandecruys.be/onlineExp/mooneyTD/img/tt/533tt.jpg","",801]["208",2,5,"pre","http://www.sandervandecruys.be/onlineExp/mooneyTD/img/tt/192tt.jpg","",851]["208",3,5,"pre","http://www.sandervandecruys.be/onlineExp/mooneyTD/img/tt/400tt.jpg","",1527]["208",4,5,"pre","http://www.sandervandecruys.be/onlineExp/mooneyTD/img/tt/872tt.jpg","",1084]["208",5,5,"pre","http://www.sandervandecruys.be/onlineExp/mooneyTD/img/tt/184tt.jpg","",1045]["208",6,5,"pre","http://www.sandervandecruys.be/onlineExp/mooneyTD/img/tt/609tt.jpg","PANTER",2046]["208",7,5,"pre","http://www.sandervandecruys.be/onlineExp/mooneyTD/img/tt/007tt.jpg","",895]["208",8,5,"pre","http://www.sandervandecruys.be/onlineExp/mooneyTD/img/tt/556tt.jpg","",804]["208",9,5,"pre","http://www.sandervandecruys.be/onlineExp/mooneyTD/img/tt/576tt.jpg","",662]["208",0,5,"post","http://www.sandervandecruys.be/onlineExp/mooneyTD/img/tt/576tt.jpg","",2497]["208",1,5,"post","http://www.sandervandecruys.be/onlineExp/mooneyTD/img/tt/400tt.jpg","TANG",2128]["208",2,5,"post","http://www.sandervandecruys.be/onlineExp/mooneyTD/img/tt/556tt.jpg","",1636]["208",3,5,"post","http://www.sandervandecruys.be/onlineExp/mooneyTD/img/tt/738tt.jpg","PAPRIKA",3532]["208",4,5,"post","http://www.sandervandecruys.be/onlineExp/mooneyTD/img/tt/192tt.jpg","",1028]["208",5,5,"post","http://www.sandervandecruys.be/onlineExp/mooneyTD/img/tt/609tt.jpg","PANTER",1228]["208",6,5,"post","http://www.sandervandecruys.be/onlineExp/mooneyTD/img/tt/533tt.jpg","VLINDER",1274]["208",7,5,"post","http://www.sandervandecruys.be/onlineExp/mooneyTD/img/tt/184tt.jpg","VORK",1400]["208",8,5,"post","http://www.sandervandecruys.be/onlineExp/mooneyTD/img/tt/007tt.jpg","PIANO",1081]["208",9,5,"post","http://www.sandervandecruys.be/onlineExp/mooneyTD/img/tt/872tt.jpg","VLINDER",1395]</text:p>
          </table:table-cell>
          <table:table-cell table:number-columns-repeated="253"/>
        </table:table-row>
        <table:table-row table:style-name="ro1">
          <table:table-cell office:value-type="date" office:date-value="2016-04-06T11:55:41" calcext:value-type="date">
            <text:p>4/6/2016 11:55:4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["209",0,0,"pre","http://www.sandervandecruys.be/onlineExp/mooneyTD/img/tt/001tt.jpg","huis",5574]["209",1,0,"pre","http://www.sandervandecruys.be/onlineExp/mooneyTD/img/tt/556tt.jpg","juweel",6621]["209",2,0,"pre","http://www.sandervandecruys.be/onlineExp/mooneyTD/img/tt/623tt.jpg","dier",8495]["209",3,0,"pre","http://www.sandervandecruys.be/onlineExp/mooneyTD/img/tt/738tt.jpg","hand",14861]["209",4,0,"pre","http://www.sandervandecruys.be/onlineExp/mooneyTD/img/tt/273tt.jpg","boom",14273]["209",5,0,"pre","http://www.sandervandecruys.be/onlineExp/mooneyTD/img/tt/873tt.jpg","man",28140]["209",6,0,"pre","http://www.sandervandecruys.be/onlineExp/mooneyTD/img/tt/015tt.jpg","beer",3461]["209",7,0,"pre","http://www.sandervandecruys.be/onlineExp/mooneyTD/img/tt/007tt.jpg","piano",4924]["209",8,0,"pre","http://www.sandervandecruys.be/onlineExp/mooneyTD/img/tt/005tt.jpg","hoed",3976]["209",9,0,"pre","http://www.sandervandecruys.be/onlineExp/mooneyTD/img/tt/429tt.jpg","boot",6827]["209",0,0,"post","http://www.sandervandecruys.be/onlineExp/mooneyTD/img/tt/005tt.jpg","wc",4616]["209",1,0,"post","http://www.sandervandecruys.be/onlineExp/mooneyTD/img/tt/273tt.jpg","leguaan",7629]["209",2,0,"post","http://www.sandervandecruys.be/onlineExp/mooneyTD/img/tt/873tt.jpg","olifant",5133]["209",3,0,"post","http://www.sandervandecruys.be/onlineExp/mooneyTD/img/tt/556tt.jpg","horloge",5310]["209",4,0,"post","http://www.sandervandecruys.be/onlineExp/mooneyTD/img/tt/429tt.jpg","olifant",12132]["209",5,0,"post","http://www.sandervandecruys.be/onlineExp/mooneyTD/img/tt/015tt.jpg","leeuw",5369]["209",6,0,"post","http://www.sandervandecruys.be/onlineExp/mooneyTD/img/tt/623tt.jpg","olifant",5584]["209",7,0,"post","http://www.sandervandecruys.be/onlineExp/mooneyTD/img/tt/738tt.jpg","paprika",6797]["209",8,0,"post","http://www.sandervandecruys.be/onlineExp/mooneyTD/img/tt/001tt.jpg","brommer",6201]["209",9,0,"post","http://www.sandervandecruys.be/onlineExp/mooneyTD/img/tt/007tt.jpg","piano",2470]["209",0,1,"pre","http://www.sandervandecruys.be/onlineExp/mooneyTD/img/tt/864tt.jpg","parasol",4564]["209",1,1,"pre","http://www.sandervandecruys.be/onlineExp/mooneyTD/img/tt/745tt.jpg","nietmachine",8776]["209",2,1,"pre","http://www.sandervandecruys.be/onlineExp/mooneyTD/img/tt/874tt.jpg","pizza",6646]["209",3,1,"pre","http://www.sandervandecruys.be/onlineExp/mooneyTD/img/tt/858tt.jpg","jager",8366]["209",4,1,"pre","http://www.sandervandecruys.be/onlineExp/mooneyTD/img/tt/823tt.jpg","dier",6305]["209",5,1,"pre","http://www.sandervandecruys.be/onlineExp/mooneyTD/img/tt/025tt.jpg","vis",5105]["209",6,1,"pre","http://www.sandervandecruys.be/onlineExp/mooneyTD/img/tt/643tt.jpg","gitaar",6001]["209",7,1,"pre","http://www.sandervandecruys.be/onlineExp/mooneyTD/img/tt/593tt.jpg","werkman",6616]["209",8,1,"pre","http://www.sandervandecruys.be/onlineExp/mooneyTD/img/tt/533tt.jpg","strand",5984]["209",9,1,"pre","http://www.sandervandecruys.be/onlineExp/mooneyTD/img/tt/728tt.jpg","uil",2759]["209",0,1,"post","http://www.sandervandecruys.be/onlineExp/mooneyTD/img/tt/874tt.jpg","gasvuur",8462]["209",1,1,"post","http://www.sandervandecruys.be/onlineExp/mooneyTD/img/tt/864tt.jpg","parasol",3253]["209",2,1,"post","http://www.sandervandecruys.be/onlineExp/mooneyTD/img/tt/643tt.jpg","boekentas",8230]["209",3,1,"post","http://www.sandervandecruys.be/onlineExp/mooneyTD/img/tt/025tt.jpg","konijn",7415]["209",4,1,"post","http://www.sandervandecruys.be/onlineExp/mooneyTD/img/tt/823tt.jpg","",19412]["209",5,1,"post","http://www.sandervandecruys.be/onlineExp/mooneyTD/img/tt/745tt.jpg","piano",4498]["209",6,1,"post","http://www.sandervandecruys.be/onlineExp/mooneyTD/img/tt/533tt.jpg","vlinder",4579]["209",7,1,"post","http://www.sandervandecruys.be/onlineExp/mooneyTD/img/tt/728tt.jpg","valk",3254]["209",8,1,"post","http://www.sandervandecruys.be/onlineExp/mooneyTD/img/tt/593tt.jpg","man",3831]["209",9,1,"post","http://www.sandervandecruys.be/onlineExp/mooneyTD/img/tt/858tt.jpg","skiëer",24711]["209",0,2,"pre","http://www.sandervandecruys.be/onlineExp/mooneyTD/img/tt/003tt.jpg","vis",5021]["209",1,2,"pre","http://www.sandervandecruys.be/onlineExp/mooneyTD/img/tt/062tt.jpg","beer",6075]["209",2,2,"pre","http://www.sandervandecruys.be/onlineExp/mooneyTD/img/tt/039tt.jpg","vlinder",4484]["209",3,2,"pre","http://www.sandervandecruys.be/onlineExp/mooneyTD/img/tt/853tt.jpg","doosje",7158]["209",4,2,"pre","http://www.sandervandecruys.be/onlineExp/mooneyTD/img/tt/792tt.jpg","ananas",5370]["209",5,2,"pre","http://www.sandervandecruys.be/onlineExp/mooneyTD/img/tt/863tt.jpg","piano",3921]["209",6,2,"pre","http://www.sandervandecruys.be/onlineExp/mooneyTD/img/tt/559tt.jpg","uil",3042]["209",7,2,"pre","http://www.sandervandecruys.be/onlineExp/mooneyTD/img/tt/655tt.jpg","panda",5663]["209",8,2,"pre","http://www.sandervandecruys.be/onlineExp/mooneyTD/img/tt/676tt.jpg","huis",3533]["209",9,2,"pre","http://www.sandervandecruys.be/onlineExp/mooneyTD/img/tt/192tt.jpg","dier",6774]["209",0,2,"post","http://www.sandervandecruys.be/onlineExp/mooneyTD/img/tt/655tt.jpg","ezels",4866]["209",1,2,"post","http://www.sandervandecruys.be/onlineExp/mooneyTD/img/tt/792tt.jpg","ananas",3100]["209",2,2,"post","http://www.sandervandecruys.be/onlineExp/mooneyTD/img/tt/676tt.jpg","huis",2362]["209",3,2,"post","http://www.sandervandecruys.be/onlineExp/mooneyTD/img/tt/863tt.jpg","stoel",4036]["209",4,2,"post","http://www.sandervandecruys.be/onlineExp/mooneyTD/img/tt/192tt.jpg","kat",2312]["209",5,2,"post","http://www.sandervandecruys.be/onlineExp/mooneyTD/img/tt/559tt.jpg","kikker",6482]["209",6,2,"post","http://www.sandervandecruys.be/onlineExp/mooneyTD/img/tt/003tt.jpg","schildpad",8070]["209",7,2,"post","http://www.sandervandecruys.be/onlineExp/mooneyTD/img/tt/062tt.jpg","hond",4355]["209",8,2,"post","http://www.sandervandecruys.be/onlineExp/mooneyTD/img/tt/853tt.jpg","fluitje",18095]["209",9,2,"post","http://www.sandervandecruys.be/onlineExp/mooneyTD/img/tt/039tt.jpg","bloem",4749]["209",0,3,"pre","http://www.sandervandecruys.be/onlineExp/mooneyTD/img/tt/691tt.jpg","tijger",8958]["209",1,3,"pre","http://www.sandervandecruys.be/onlineExp/mooneyTD/img/tt/562tt.jpg","hoed",4161]["209",2,3,"pre","http://www.sandervandecruys.be/onlineExp/mooneyTD/img/tt/729tt.jpg","vlinder",5001]["209",3,3,"pre","http://www.sandervandecruys.be/onlineExp/mooneyTD/img/tt/558tt.jpg","kikker",4471]["209",4,3,"pre","http://www.sandervandecruys.be/onlineExp/mooneyTD/img/tt/127tt.jpg","huis",6808]["209",5,3,"pre","http://www.sandervandecruys.be/onlineExp/mooneyTD/img/tt/404tt.jpg","bloem",3827]["209",6,3,"pre","http://www.sandervandecruys.be/onlineExp/mooneyTD/img/tt/595tt.jpg","vogel",6051]["209",7,3,"pre","http://www.sandervandecruys.be/onlineExp/mooneyTD/img/tt/573tt.jpg","auto",4220]["209",8,3,"pre","http://www.sandervandecruys.be/onlineExp/mooneyTD/img/tt/661tt.jpg","pauw",5494]["209",9,3,"pre","http://www.sandervandecruys.be/onlineExp/mooneyTD/img/tt/683tt.jpg","koala",3984]["209",0,3,"post","http://www.sandervandecruys.be/onlineExp/mooneyTD/img/tt/558tt.jpg","kikker",4143]["209",1,3,"post","http://www.sandervandecruys.be/onlineExp/mooneyTD/img/tt/595tt.jpg","broodrooster",12743]["209",2,3,"post","http://www.sandervandecruys.be/onlineExp/mooneyTD/img/tt/562tt.jpg","broodrooster",6427]["209",3,3,"post","http://www.sandervandecruys.be/onlineExp/mooneyTD/img/tt/573tt.jpg","trein",3982]["209",4,3,"post","http://www.sandervandecruys.be/onlineExp/mooneyTD/img/tt/691tt.jpg","luipaard",7249]["209",5,3,"post","http://www.sandervandecruys.be/onlineExp/mooneyTD/img/tt/683tt.jpg","koala",2793]["209",6,3,"post","http://www.sandervandecruys.be/onlineExp/mooneyTD/img/tt/729tt.jpg","uil",1823]["209",7,3,"post","http://www.sandervandecruys.be/onlineExp/mooneyTD/img/tt/127tt.jpg","huis",3563]["209",8,3,"post","http://www.sandervandecruys.be/onlineExp/mooneyTD/img/tt/661tt.jpg","eend",2899]["209",9,3,"post","http://www.sandervandecruys.be/onlineExp/mooneyTD/img/tt/404tt.jpg","bloem",3373]["209",0,4,"pre","http://www.sandervandecruys.be/onlineExp/mooneyTD/img/tt/872tt.jpg","bloem",4552]["209",1,4,"pre","http://www.sandervandecruys.be/onlineExp/mooneyTD/img/tt/721tt.jpg","ring",4826]["209",2,4,"pre","http://www.sandervandecruys.be/onlineExp/mooneyTD/img/tt/560tt.jpg","ei",2420]["209",3,4,"pre","http://www.sandervandecruys.be/onlineExp/mooneyTD/img/tt/859tt.jpg","zwemmer",5535]["209",4,4,"pre","http://www.sandervandecruys.be/onlineExp/mooneyTD/img/tt/871tt.jpg","veld",6395]["209",5,4,"pre","http://www.sandervandecruys.be/onlineExp/mooneyTD/img/tt/017tt.jpg","dier",3740]["209",6,4,"pre","http://www.sandervandecruys.be/onlineExp/mooneyTD/img/tt/021tt.jpg","mens",3386]["209",7,4,"pre","http://www.sandervandecruys.be/onlineExp/mooneyTD/img/tt/018tt.jpg","vuur",9166]["209",8,4,"pre","http://www.sandervandecruys.be/onlineExp/mooneyTD/img/tt/045tt.jpg","salamander",6647]["209",9,4,"pre","http://www.sandervandecruys.be/onlineExp/mooneyTD/img/tt/006tt.jpg","lijm",4799]["209",0,4,"post","http://www.sandervandecruys.be/onlineExp/mooneyTD/img/tt/871tt.jpg","boer",4011]["209",1,4,"post","http://www.sandervandecruys.be/onlineExp/mooneyTD/img/tt/045tt.jpg","salamander",5920]["209",2,4,"post","http://www.sandervandecruys.be/onlineExp/mooneyTD/img/tt/006tt.jpg","kwal",3605]["209",3,4,"post","http://www.sandervandecruys.be/onlineExp/mooneyTD/img/tt/021tt.jpg","kat",2703]["209",4,4,"post","http://www.sandervandecruys.be/onlineExp/mooneyTD/img/tt/859tt.jpg","kangoeroe",8723]["209",5,4,"post","http://www.sandervandecruys.be/onlineExp/mooneyTD/img/tt/018tt.jpg","bloem",3647]["209",6,4,"post","http://www.sandervandecruys.be/onlineExp/mooneyTD/img/tt/017tt.jpg","ananas",4508]["209",7,4,"post","http://www.sandervandecruys.be/onlineExp/mooneyTD/img/tt/872tt.jpg","vlinder",5500]["209",8,4,"post","http://www.sandervandecruys.be/onlineExp/mooneyTD/img/tt/721tt.jpg","citroen",8407]["209",9,4,"post","http://www.sandervandecruys.be/onlineExp/mooneyTD/img/tt/560tt.jpg","paddestoel",13021]["209",0,5,"pre","http://www.sandervandecruys.be/onlineExp/mooneyTD/img/tt/400tt.jpg","tang",6127]["209",1,5,"pre","http://www.sandervandecruys.be/onlineExp/mooneyTD/img/tt/292tt.jpg","muis",3082]["209",2,5,"pre","http://www.sandervandecruys.be/onlineExp/mooneyTD/img/tt/608tt.jpg","man",2662]["209",3,5,"pre","http://www.sandervandecruys.be/onlineExp/mooneyTD/img/tt/812tt.jpg","kever",3593]["209",4,5,"pre","http://www.sandervandecruys.be/onlineExp/mooneyTD/img/tt/030tt.jpg","sinaasappel",8323]["209",5,5,"pre","http://www.sandervandecruys.be/onlineExp/mooneyTD/img/tt/013tt.jpg","uil",4342]["209",6,5,"pre","http://www.sandervandecruys.be/onlineExp/mooneyTD/img/tt/576tt.jpg","trombone",6131]["209",7,5,"pre","http://www.sandervandecruys.be/onlineExp/mooneyTD/img/tt/184tt.jpg","mes",4636]["209",8,5,"pre","http://www.sandervandecruys.be/onlineExp/mooneyTD/img/tt/609tt.jpg","jaguar",6594]["209",9,5,"pre","http://www.sandervandecruys.be/onlineExp/mooneyTD/img/tt/148tt.jpg","ijzer",9544]["209",0,5,"post","http://www.sandervandecruys.be/onlineExp/mooneyTD/img/tt/400tt.jpg","tang",3040]["209",1,5,"post","http://www.sandervandecruys.be/onlineExp/mooneyTD/img/tt/184tt.jpg","vorken",4940]["209",2,5,"post","http://www.sandervandecruys.be/onlineExp/mooneyTD/img/tt/608tt.jpg","vrouwen",4856]["209",3,5,"post","http://www.sandervandecruys.be/onlineExp/mooneyTD/img/tt/292tt.jpg","eekhoorn",7603]["209",4,5,"post","http://www.sandervandecruys.be/onlineExp/mooneyTD/img/tt/013tt.jpg","luipaard",6707]["209",5,5,"post","http://www.sandervandecruys.be/onlineExp/mooneyTD/img/tt/812tt.jpg","kever",4428]["209",6,5,"post","http://www.sandervandecruys.be/onlineExp/mooneyTD/img/tt/030tt.jpg","mandarines",8603]["209",7,5,"post","http://www.sandervandecruys.be/onlineExp/mooneyTD/img/tt/609tt.jpg","luipaard",5252]["209",8,5,"post","http://www.sandervandecruys.be/onlineExp/mooneyTD/img/tt/576tt.jpg","trombone",7369]["209",9,5,"post","http://www.sandervandecruys.be/onlineExp/mooneyTD/img/tt/148tt.jpg","kikker",3587]</text:p>
          </table:table-cell>
          <table:table-cell table:number-columns-repeated="253"/>
        </table:table-row>
        <table:table-row table:style-name="ro1">
          <table:table-cell office:value-type="date" office:date-value="2016-04-06T16:13:11" calcext:value-type="date">
            <text:p>4/6/2016 16:13: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["210",0,0,"pre","http://www.sandervandecruys.be/onlineExp/mooneyTD/img/tt/030tt.jpg","gewichten",10166]["210",1,0,"pre","http://www.sandervandecruys.be/onlineExp/mooneyTD/img/tt/721tt.jpg","masker",4649]["210",2,0,"pre","http://www.sandervandecruys.be/onlineExp/mooneyTD/img/tt/863tt.jpg","ribbenkast",6667]["210",3,0,"pre","http://www.sandervandecruys.be/onlineExp/mooneyTD/img/tt/429tt.jpg","",11536]["210",4,0,"pre","http://www.sandervandecruys.be/onlineExp/mooneyTD/img/tt/292tt.jpg","vlek",11165]["210",5,0,"pre","http://www.sandervandecruys.be/onlineExp/mooneyTD/img/tt/864tt.jpg","",18991]["210",6,0,"pre","http://www.sandervandecruys.be/onlineExp/mooneyTD/img/tt/593tt.jpg","kinderen",12269]["210",7,0,"pre","http://www.sandervandecruys.be/onlineExp/mooneyTD/img/tt/661tt.jpg","wolken",5647]["210",8,0,"pre","http://www.sandervandecruys.be/onlineExp/mooneyTD/img/tt/039tt.jpg","gebroken hart",17808]["210",9,0,"pre","http://www.sandervandecruys.be/onlineExp/mooneyTD/img/tt/533tt.jpg","vlek",42864]["210",0,0,"post","http://www.sandervandecruys.be/onlineExp/mooneyTD/img/tt/292tt.jpg","eekhoorn",4493]["210",1,0,"post","http://www.sandervandecruys.be/onlineExp/mooneyTD/img/tt/533tt.jpg","vlinder",4244]["210",2,0,"post","http://www.sandervandecruys.be/onlineExp/mooneyTD/img/tt/039tt.jpg","bloem",3285]["210",3,0,"post","http://www.sandervandecruys.be/onlineExp/mooneyTD/img/tt/593tt.jpg","meneer",4816]["210",4,0,"post","http://www.sandervandecruys.be/onlineExp/mooneyTD/img/tt/661tt.jpg","eenden",7349]["210",5,0,"post","http://www.sandervandecruys.be/onlineExp/mooneyTD/img/tt/721tt.jpg","appelsien",5075]["210",6,0,"post","http://www.sandervandecruys.be/onlineExp/mooneyTD/img/tt/864tt.jpg","parrasol",4578]["210",7,0,"post","http://www.sandervandecruys.be/onlineExp/mooneyTD/img/tt/030tt.jpg","appelsienen",7173]["210",8,0,"post","http://www.sandervandecruys.be/onlineExp/mooneyTD/img/tt/429tt.jpg","slang",5933]["210",9,0,"post","http://www.sandervandecruys.be/onlineExp/mooneyTD/img/tt/863tt.jpg","stoel",3340]["210",0,1,"pre","http://www.sandervandecruys.be/onlineExp/mooneyTD/img/tt/576tt.jpg","klankbeker",7118]["210",1,1,"pre","http://www.sandervandecruys.be/onlineExp/mooneyTD/img/tt/021tt.jpg","kat",3612]["210",2,1,"pre","http://www.sandervandecruys.be/onlineExp/mooneyTD/img/tt/045tt.jpg","huwelijksaanzoek",13765]["210",3,1,"pre","http://www.sandervandecruys.be/onlineExp/mooneyTD/img/tt/676tt.jpg","huis",2627]["210",4,1,"pre","http://www.sandervandecruys.be/onlineExp/mooneyTD/img/tt/643tt.jpg","slee",2779]["210",5,1,"pre","http://www.sandervandecruys.be/onlineExp/mooneyTD/img/tt/400tt.jpg","mes",4011]["210",6,1,"pre","http://www.sandervandecruys.be/onlineExp/mooneyTD/img/tt/017tt.jpg","bloemen",5615]["210",7,1,"pre","http://www.sandervandecruys.be/onlineExp/mooneyTD/img/tt/873tt.jpg","schoen",3885]["210",8,1,"pre","http://www.sandervandecruys.be/onlineExp/mooneyTD/img/tt/728tt.jpg","",1156]["210",9,1,"pre","http://www.sandervandecruys.be/onlineExp/mooneyTD/img/tt/609tt.jpg","",457]["210",0,1,"post","http://www.sandervandecruys.be/onlineExp/mooneyTD/img/tt/873tt.jpg","olifant",3301]["210",1,1,"post","http://www.sandervandecruys.be/onlineExp/mooneyTD/img/tt/021tt.jpg","poes",3159]["210",2,1,"post","http://www.sandervandecruys.be/onlineExp/mooneyTD/img/tt/576tt.jpg","trombone",7190]["210",3,1,"post","http://www.sandervandecruys.be/onlineExp/mooneyTD/img/tt/045tt.jpg","kameleon",3948]["210",4,1,"post","http://www.sandervandecruys.be/onlineExp/mooneyTD/img/tt/643tt.jpg","boekentas",9951]["210",5,1,"post","http://www.sandervandecruys.be/onlineExp/mooneyTD/img/tt/728tt.jpg","uil",2379]["210",6,1,"post","http://www.sandervandecruys.be/onlineExp/mooneyTD/img/tt/676tt.jpg","huis",2646]["210",7,1,"post","http://www.sandervandecruys.be/onlineExp/mooneyTD/img/tt/609tt.jpg","luiaard",4408]["210",8,1,"post","http://www.sandervandecruys.be/onlineExp/mooneyTD/img/tt/017tt.jpg","ananassen",10135]["210",9,1,"post","http://www.sandervandecruys.be/onlineExp/mooneyTD/img/tt/400tt.jpg","tang",2600]["210",0,2,"pre","http://www.sandervandecruys.be/onlineExp/mooneyTD/img/tt/556tt.jpg","horloge",5237]["210",1,2,"pre","http://www.sandervandecruys.be/onlineExp/mooneyTD/img/tt/871tt.jpg","",3194]["210",2,2,"pre","http://www.sandervandecruys.be/onlineExp/mooneyTD/img/tt/872tt.jpg","panter",6457]["210",3,2,"pre","http://www.sandervandecruys.be/onlineExp/mooneyTD/img/tt/404tt.jpg","vlieg",5579]["210",4,2,"pre","http://www.sandervandecruys.be/onlineExp/mooneyTD/img/tt/738tt.jpg","walketalky",21816]["210",5,2,"pre","http://www.sandervandecruys.be/onlineExp/mooneyTD/img/tt/560tt.jpg","bloem",3701]["210",6,2,"pre","http://www.sandervandecruys.be/onlineExp/mooneyTD/img/tt/192tt.jpg","havik",4418]["210",7,2,"pre","http://www.sandervandecruys.be/onlineExp/mooneyTD/img/tt/127tt.jpg","",16081]["210",8,2,"pre","http://www.sandervandecruys.be/onlineExp/mooneyTD/img/tt/005tt.jpg","plaat",3338]["210",9,2,"pre","http://www.sandervandecruys.be/onlineExp/mooneyTD/img/tt/007tt.jpg","piano",7726]["210",0,2,"post","http://www.sandervandecruys.be/onlineExp/mooneyTD/img/tt/005tt.jpg","",3258]["210",1,2,"post","http://www.sandervandecruys.be/onlineExp/mooneyTD/img/tt/556tt.jpg","horloge",3355]["210",2,2,"post","http://www.sandervandecruys.be/onlineExp/mooneyTD/img/tt/872tt.jpg","vlinder",4606]["210",3,2,"post","http://www.sandervandecruys.be/onlineExp/mooneyTD/img/tt/560tt.jpg","bloem",2866]["210",4,2,"post","http://www.sandervandecruys.be/onlineExp/mooneyTD/img/tt/404tt.jpg","bloem",2873]["210",5,2,"post","http://www.sandervandecruys.be/onlineExp/mooneyTD/img/tt/007tt.jpg","vleugel piano",8961]["210",6,2,"post","http://www.sandervandecruys.be/onlineExp/mooneyTD/img/tt/871tt.jpg","boer",2100]["210",7,2,"post","http://www.sandervandecruys.be/onlineExp/mooneyTD/img/tt/738tt.jpg","paprika",6311]["210",8,2,"post","http://www.sandervandecruys.be/onlineExp/mooneyTD/img/tt/127tt.jpg","",3127]["210",9,2,"post","http://www.sandervandecruys.be/onlineExp/mooneyTD/img/tt/192tt.jpg","poes",8500]["210",0,3,"pre","http://www.sandervandecruys.be/onlineExp/mooneyTD/img/tt/559tt.jpg","kikker",5819]["210",1,3,"pre","http://www.sandervandecruys.be/onlineExp/mooneyTD/img/tt/858tt.jpg","jager",4974]["210",2,3,"pre","http://www.sandervandecruys.be/onlineExp/mooneyTD/img/tt/655tt.jpg","voges",5676]["210",3,3,"pre","http://www.sandervandecruys.be/onlineExp/mooneyTD/img/tt/015tt.jpg","",1450]["210",4,3,"pre","http://www.sandervandecruys.be/onlineExp/mooneyTD/img/tt/853tt.jpg","geweer",7149]["210",5,3,"pre","http://www.sandervandecruys.be/onlineExp/mooneyTD/img/tt/595tt.jpg","",3010]["210",6,3,"pre","http://www.sandervandecruys.be/onlineExp/mooneyTD/img/tt/062tt.jpg","bloem",3501]["210",7,3,"pre","http://www.sandervandecruys.be/onlineExp/mooneyTD/img/tt/001tt.jpg","motor",4020]["210",8,3,"pre","http://www.sandervandecruys.be/onlineExp/mooneyTD/img/tt/558tt.jpg","kikker",3850]["210",9,3,"pre","http://www.sandervandecruys.be/onlineExp/mooneyTD/img/tt/859tt.jpg","",953]["210",0,3,"post","http://www.sandervandecruys.be/onlineExp/mooneyTD/img/tt/853tt.jpg","luitje",7819]["210",1,3,"post","http://www.sandervandecruys.be/onlineExp/mooneyTD/img/tt/655tt.jpg","ezels",3555]["210",2,3,"post","http://www.sandervandecruys.be/onlineExp/mooneyTD/img/tt/558tt.jpg","kikker",3690]["210",3,3,"post","http://www.sandervandecruys.be/onlineExp/mooneyTD/img/tt/062tt.jpg","hond",2039]["210",4,3,"post","http://www.sandervandecruys.be/onlineExp/mooneyTD/img/tt/001tt.jpg","motor",3160]["210",5,3,"post","http://www.sandervandecruys.be/onlineExp/mooneyTD/img/tt/015tt.jpg","leeuw",3703]["210",6,3,"post","http://www.sandervandecruys.be/onlineExp/mooneyTD/img/tt/858tt.jpg","skiër",6242]["210",7,3,"post","http://www.sandervandecruys.be/onlineExp/mooneyTD/img/tt/859tt.jpg","kangoeroe",3809]["210",8,3,"post","http://www.sandervandecruys.be/onlineExp/mooneyTD/img/tt/595tt.jpg","walvis",5537]["210",9,3,"post","http://www.sandervandecruys.be/onlineExp/mooneyTD/img/tt/559tt.jpg","pad",2076]["210",0,4,"pre","http://www.sandervandecruys.be/onlineExp/mooneyTD/img/tt/273tt.jpg","kikker",4152]["210",1,4,"pre","http://www.sandervandecruys.be/onlineExp/mooneyTD/img/tt/184tt.jpg","hoorn",5103]["210",2,4,"pre","http://www.sandervandecruys.be/onlineExp/mooneyTD/img/tt/573tt.jpg","",3056]["210",3,4,"pre","http://www.sandervandecruys.be/onlineExp/mooneyTD/img/tt/608tt.jpg","kikker",3052]["210",4,4,"pre","http://www.sandervandecruys.be/onlineExp/mooneyTD/img/tt/691tt.jpg","kikker",2488]["210",5,4,"pre","http://www.sandervandecruys.be/onlineExp/mooneyTD/img/tt/562tt.jpg","glas",3414]["210",6,4,"pre","http://www.sandervandecruys.be/onlineExp/mooneyTD/img/tt/792tt.jpg","graan",4250]["210",7,4,"pre","http://www.sandervandecruys.be/onlineExp/mooneyTD/img/tt/025tt.jpg","konijn ",2997]["210",8,4,"pre","http://www.sandervandecruys.be/onlineExp/mooneyTD/img/tt/018tt.jpg","roos",2016]["210",9,4,"pre","http://www.sandervandecruys.be/onlineExp/mooneyTD/img/tt/006tt.jpg","",849]["210",0,4,"post","http://www.sandervandecruys.be/onlineExp/mooneyTD/img/tt/025tt.jpg","konijn",2194]["210",1,4,"post","http://www.sandervandecruys.be/onlineExp/mooneyTD/img/tt/573tt.jpg","",1625]["210",2,4,"post","http://www.sandervandecruys.be/onlineExp/mooneyTD/img/tt/006tt.jpg","µkwal",3488]["210",3,4,"post","http://www.sandervandecruys.be/onlineExp/mooneyTD/img/tt/608tt.jpg","vrouw",7687]["210",4,4,"post","http://www.sandervandecruys.be/onlineExp/mooneyTD/img/tt/562tt.jpg","broodrooster",5754]["210",5,4,"post","http://www.sandervandecruys.be/onlineExp/mooneyTD/img/tt/273tt.jpg","kameleon",5291]["210",6,4,"post","http://www.sandervandecruys.be/onlineExp/mooneyTD/img/tt/018tt.jpg","roos",1600]["210",7,4,"post","http://www.sandervandecruys.be/onlineExp/mooneyTD/img/tt/691tt.jpg","luiaard",3431]["210",8,4,"post","http://www.sandervandecruys.be/onlineExp/mooneyTD/img/tt/184tt.jpg","vorken",3661]["210",9,4,"post","http://www.sandervandecruys.be/onlineExp/mooneyTD/img/tt/792tt.jpg","ananas",3800]["210",0,5,"pre","http://www.sandervandecruys.be/onlineExp/mooneyTD/img/tt/874tt.jpg","gasvuur",5551]["210",1,5,"pre","http://www.sandervandecruys.be/onlineExp/mooneyTD/img/tt/745tt.jpg","piano",3290]["210",2,5,"pre","http://www.sandervandecruys.be/onlineExp/mooneyTD/img/tt/148tt.jpg","",956]["210",3,5,"pre","http://www.sandervandecruys.be/onlineExp/mooneyTD/img/tt/013tt.jpg","luiaard",3266]["210",4,5,"pre","http://www.sandervandecruys.be/onlineExp/mooneyTD/img/tt/812tt.jpg","horloge",4786]["210",5,5,"pre","http://www.sandervandecruys.be/onlineExp/mooneyTD/img/tt/729tt.jpg","kikker",9787]["210",6,5,"pre","http://www.sandervandecruys.be/onlineExp/mooneyTD/img/tt/003tt.jpg","kikker",3204]["210",7,5,"pre","http://www.sandervandecruys.be/onlineExp/mooneyTD/img/tt/683tt.jpg","koala",3795]["210",8,5,"pre","http://www.sandervandecruys.be/onlineExp/mooneyTD/img/tt/823tt.jpg","kikker",2466]["210",9,5,"pre","http://www.sandervandecruys.be/onlineExp/mooneyTD/img/tt/623tt.jpg","olifant",7343]["210",0,5,"post","http://www.sandervandecruys.be/onlineExp/mooneyTD/img/tt/148tt.jpg","kikker",2668]["210",1,5,"post","http://www.sandervandecruys.be/onlineExp/mooneyTD/img/tt/812tt.jpg","insect",4527]["210",2,5,"post","http://www.sandervandecruys.be/onlineExp/mooneyTD/img/tt/623tt.jpg","olifant",3184]["210",3,5,"post","http://www.sandervandecruys.be/onlineExp/mooneyTD/img/tt/874tt.jpg","gasvuur",3231]["210",4,5,"post","http://www.sandervandecruys.be/onlineExp/mooneyTD/img/tt/003tt.jpg","slang",2944]["210",5,5,"post","http://www.sandervandecruys.be/onlineExp/mooneyTD/img/tt/745tt.jpg","piano",2153]["210",6,5,"post","http://www.sandervandecruys.be/onlineExp/mooneyTD/img/tt/823tt.jpg","koala",4461]["210",7,5,"post","http://www.sandervandecruys.be/onlineExp/mooneyTD/img/tt/729tt.jpg","uilen",2077]["210",8,5,"post","http://www.sandervandecruys.be/onlineExp/mooneyTD/img/tt/683tt.jpg","koala",3327]["210",9,5,"post","http://www.sandervandecruys.be/onlineExp/mooneyTD/img/tt/013tt.jpg","luiaard",2307]</text:p>
          </table:table-cell>
          <table:table-cell table:number-columns-repeated="253"/>
        </table:table-row>
        <table:table-row table:style-name="ro1">
          <table:table-cell office:value-type="date" office:date-value="2016-04-06T16:54:44.999999" calcext:value-type="date">
            <text:p>4/6/2016 16:54:4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["212",0,0,"pre","http://www.sandervandecruys.be/onlineExp/mooneyTD/img/tt/792tt.jpg","planten",13685]["212",1,0,"pre","http://www.sandervandecruys.be/onlineExp/mooneyTD/img/tt/015tt.jpg","man",3995]["212",2,0,"pre","http://www.sandervandecruys.be/onlineExp/mooneyTD/img/tt/661tt.jpg","ik weet niet",12863]["212",3,0,"pre","http://www.sandervandecruys.be/onlineExp/mooneyTD/img/tt/148tt.jpg","kikker",3228]["212",4,0,"pre","http://www.sandervandecruys.be/onlineExp/mooneyTD/img/tt/873tt.jpg","aap",2287]["212",5,0,"pre","http://www.sandervandecruys.be/onlineExp/mooneyTD/img/tt/005tt.jpg","koe",2153]["212",6,0,"pre","http://www.sandervandecruys.be/onlineExp/mooneyTD/img/tt/429tt.jpg","",4463]["212",7,0,"pre","http://www.sandervandecruys.be/onlineExp/mooneyTD/img/tt/655tt.jpg","",2399]["212",8,0,"pre","http://www.sandervandecruys.be/onlineExp/mooneyTD/img/tt/404tt.jpg","zwart wit",6319]["212",9,0,"pre","http://www.sandervandecruys.be/onlineExp/mooneyTD/img/tt/558tt.jpg","haan",2815]["212",0,0,"post","http://www.sandervandecruys.be/onlineExp/mooneyTD/img/tt/558tt.jpg","leeuw",8747]["212",1,0,"post","http://www.sandervandecruys.be/onlineExp/mooneyTD/img/tt/429tt.jpg","bloem",3513]["212",2,0,"post","http://www.sandervandecruys.be/onlineExp/mooneyTD/img/tt/404tt.jpg","bloem",1937]["212",3,0,"post","http://www.sandervandecruys.be/onlineExp/mooneyTD/img/tt/005tt.jpg","eend",3728]["212",4,0,"post","http://www.sandervandecruys.be/onlineExp/mooneyTD/img/tt/148tt.jpg","kikker",1757]["212",5,0,"post","http://www.sandervandecruys.be/onlineExp/mooneyTD/img/tt/792tt.jpg","annanas",6424]["212",6,0,"post","http://www.sandervandecruys.be/onlineExp/mooneyTD/img/tt/873tt.jpg","olifant",2794]["212",7,0,"post","http://www.sandervandecruys.be/onlineExp/mooneyTD/img/tt/655tt.jpg","ezel",2944]["212",8,0,"post","http://www.sandervandecruys.be/onlineExp/mooneyTD/img/tt/661tt.jpg","eend",2537]["212",9,0,"post","http://www.sandervandecruys.be/onlineExp/mooneyTD/img/tt/015tt.jpg","leeuw",1992]["212",0,1,"pre","http://www.sandervandecruys.be/onlineExp/mooneyTD/img/tt/030tt.jpg","sinaas appel",8634]["212",1,1,"pre","http://www.sandervandecruys.be/onlineExp/mooneyTD/img/tt/683tt.jpg","koala",2773]["212",2,1,"pre","http://www.sandervandecruys.be/onlineExp/mooneyTD/img/tt/003tt.jpg","slang",2633]["212",3,1,"pre","http://www.sandervandecruys.be/onlineExp/mooneyTD/img/tt/127tt.jpg","? ",6138]["212",4,1,"pre","http://www.sandervandecruys.be/onlineExp/mooneyTD/img/tt/013tt.jpg","vogel",4053]["212",5,1,"pre","http://www.sandervandecruys.be/onlineExp/mooneyTD/img/tt/025tt.jpg","konijn",5515]["212",6,1,"pre","http://www.sandervandecruys.be/onlineExp/mooneyTD/img/tt/562tt.jpg","? ",2198]["212",7,1,"pre","http://www.sandervandecruys.be/onlineExp/mooneyTD/img/tt/872tt.jpg",", ",2684]["212",8,1,"pre","http://www.sandervandecruys.be/onlineExp/mooneyTD/img/tt/623tt.jpg","?",5455]["212",9,1,"pre","http://www.sandervandecruys.be/onlineExp/mooneyTD/img/tt/001tt.jpg","FIETS",3112]["212",0,1,"post","http://www.sandervandecruys.be/onlineExp/mooneyTD/img/tt/872tt.jpg","vlinder/insect",6225]["212",1,1,"post","http://www.sandervandecruys.be/onlineExp/mooneyTD/img/tt/025tt.jpg","konijn",1966]["212",2,1,"post","http://www.sandervandecruys.be/onlineExp/mooneyTD/img/tt/013tt.jpg","panter",7630]["212",3,1,"post","http://www.sandervandecruys.be/onlineExp/mooneyTD/img/tt/001tt.jpg","brommer",4080]["212",4,1,"post","http://www.sandervandecruys.be/onlineExp/mooneyTD/img/tt/623tt.jpg","olifant",3862]["212",5,1,"post","http://www.sandervandecruys.be/onlineExp/mooneyTD/img/tt/030tt.jpg","manderijn",15783]["212",6,1,"post","http://www.sandervandecruys.be/onlineExp/mooneyTD/img/tt/003tt.jpg","slang",2393]["212",7,1,"post","http://www.sandervandecruys.be/onlineExp/mooneyTD/img/tt/683tt.jpg","koala",2100]["212",8,1,"post","http://www.sandervandecruys.be/onlineExp/mooneyTD/img/tt/127tt.jpg","broodrooster",7943]["212",9,1,"post","http://www.sandervandecruys.be/onlineExp/mooneyTD/img/tt/562tt.jpg","broodrooster",4304]["212",0,2,"pre","http://www.sandervandecruys.be/onlineExp/mooneyTD/img/tt/609tt.jpg","panter",4052]["212",1,2,"pre","http://www.sandervandecruys.be/onlineExp/mooneyTD/img/tt/728tt.jpg","uil",1417]["212",2,2,"pre","http://www.sandervandecruys.be/onlineExp/mooneyTD/img/tt/576tt.jpg","wiel",3305]["212",3,2,"pre","http://www.sandervandecruys.be/onlineExp/mooneyTD/img/tt/007tt.jpg","?",3406]["212",4,2,"pre","http://www.sandervandecruys.be/onlineExp/mooneyTD/img/tt/273tt.jpg","kikker",2035]["212",5,2,"pre","http://www.sandervandecruys.be/onlineExp/mooneyTD/img/tt/608tt.jpg","? ",1652]["212",6,2,"pre","http://www.sandervandecruys.be/onlineExp/mooneyTD/img/tt/062tt.jpg","hond",2060]["212",7,2,"pre","http://www.sandervandecruys.be/onlineExp/mooneyTD/img/tt/560tt.jpg","?",2046]["212",8,2,"pre","http://www.sandervandecruys.be/onlineExp/mooneyTD/img/tt/874tt.jpg","eten",1937]["212",9,2,"pre","http://www.sandervandecruys.be/onlineExp/mooneyTD/img/tt/812tt.jpg","kikker",2304]["212",0,2,"post","http://www.sandervandecruys.be/onlineExp/mooneyTD/img/tt/007tt.jpg","piana",3217]["212",1,2,"post","http://www.sandervandecruys.be/onlineExp/mooneyTD/img/tt/273tt.jpg","reptiel",12529]["212",2,2,"post","http://www.sandervandecruys.be/onlineExp/mooneyTD/img/tt/812tt.jpg","insect /spider",6975]["212",3,2,"post","http://www.sandervandecruys.be/onlineExp/mooneyTD/img/tt/608tt.jpg","mensen ",5040]["212",4,2,"post","http://www.sandervandecruys.be/onlineExp/mooneyTD/img/tt/576tt.jpg","panter",7711]["212",5,2,"post","http://www.sandervandecruys.be/onlineExp/mooneyTD/img/tt/874tt.jpg","gas forneus",6914]["212",6,2,"post","http://www.sandervandecruys.be/onlineExp/mooneyTD/img/tt/609tt.jpg","panter",2449]["212",7,2,"post","http://www.sandervandecruys.be/onlineExp/mooneyTD/img/tt/062tt.jpg","hond",2173]["212",8,2,"post","http://www.sandervandecruys.be/onlineExp/mooneyTD/img/tt/560tt.jpg","ei",4130]["212",9,2,"post","http://www.sandervandecruys.be/onlineExp/mooneyTD/img/tt/728tt.jpg","uil",1178]["212",0,3,"pre","http://www.sandervandecruys.be/onlineExp/mooneyTD/img/tt/595tt.jpg","? ",3923]["212",1,3,"pre","http://www.sandervandecruys.be/onlineExp/mooneyTD/img/tt/021tt.jpg","dier",2581]["212",2,3,"pre","http://www.sandervandecruys.be/onlineExp/mooneyTD/img/tt/643tt.jpg","? ",1909]["212",3,3,"pre","http://www.sandervandecruys.be/onlineExp/mooneyTD/img/tt/573tt.jpg","trein",2180]["212",4,3,"pre","http://www.sandervandecruys.be/onlineExp/mooneyTD/img/tt/039tt.jpg","bloem",2378]["212",5,3,"pre","http://www.sandervandecruys.be/onlineExp/mooneyTD/img/tt/859tt.jpg","insect",2532]["212",6,3,"pre","http://www.sandervandecruys.be/onlineExp/mooneyTD/img/tt/192tt.jpg","? ",1378]["212",7,3,"pre","http://www.sandervandecruys.be/onlineExp/mooneyTD/img/tt/184tt.jpg","vork",1891]["212",8,3,"pre","http://www.sandervandecruys.be/onlineExp/mooneyTD/img/tt/292tt.jpg","dier",2097]["212",9,3,"pre","http://www.sandervandecruys.be/onlineExp/mooneyTD/img/tt/676tt.jpg","? ",1540]["212",0,3,"post","http://www.sandervandecruys.be/onlineExp/mooneyTD/img/tt/292tt.jpg","eekhoorn",6401]["212",1,3,"post","http://www.sandervandecruys.be/onlineExp/mooneyTD/img/tt/595tt.jpg","huis",5009]["212",2,3,"post","http://www.sandervandecruys.be/onlineExp/mooneyTD/img/tt/184tt.jpg","vork",1649]["212",3,3,"post","http://www.sandervandecruys.be/onlineExp/mooneyTD/img/tt/676tt.jpg","huid",2889]["212",4,3,"post","http://www.sandervandecruys.be/onlineExp/mooneyTD/img/tt/643tt.jpg","tas",1375]["212",5,3,"post","http://www.sandervandecruys.be/onlineExp/mooneyTD/img/tt/021tt.jpg","kat",1265]["212",6,3,"post","http://www.sandervandecruys.be/onlineExp/mooneyTD/img/tt/039tt.jpg","bloem",1327]["212",7,3,"post","http://www.sandervandecruys.be/onlineExp/mooneyTD/img/tt/192tt.jpg","kat",1087]["212",8,3,"post","http://www.sandervandecruys.be/onlineExp/mooneyTD/img/tt/859tt.jpg","kangaroe",3464]["212",9,3,"post","http://www.sandervandecruys.be/onlineExp/mooneyTD/img/tt/573tt.jpg","trein",3103]["212",0,4,"pre","http://www.sandervandecruys.be/onlineExp/mooneyTD/img/tt/400tt.jpg","mes",1362]["212",1,4,"pre","http://www.sandervandecruys.be/onlineExp/mooneyTD/img/tt/863tt.jpg","vork",1970]["212",2,4,"pre","http://www.sandervandecruys.be/onlineExp/mooneyTD/img/tt/691tt.jpg","panter",3056]["212",3,4,"pre","http://www.sandervandecruys.be/onlineExp/mooneyTD/img/tt/018tt.jpg","? ",1502]["212",4,4,"pre","http://www.sandervandecruys.be/onlineExp/mooneyTD/img/tt/045tt.jpg","insect",3330]["212",5,4,"pre","http://www.sandervandecruys.be/onlineExp/mooneyTD/img/tt/729tt.jpg","uil",1445]["212",6,4,"pre","http://www.sandervandecruys.be/onlineExp/mooneyTD/img/tt/864tt.jpg","pelikaan",3528]["212",7,4,"pre","http://www.sandervandecruys.be/onlineExp/mooneyTD/img/tt/017tt.jpg","? ",1601]["212",8,4,"pre","http://www.sandervandecruys.be/onlineExp/mooneyTD/img/tt/721tt.jpg","door gesneden stuk fruit /sinaasappel",21191]["212",9,4,"pre","http://www.sandervandecruys.be/onlineExp/mooneyTD/img/tt/745tt.jpg","? ",1812]["212",0,4,"post","http://www.sandervandecruys.be/onlineExp/mooneyTD/img/tt/864tt.jpg","parrasol",15863]["212",1,4,"post","http://www.sandervandecruys.be/onlineExp/mooneyTD/img/tt/017tt.jpg","annanassen",5580]["212",2,4,"post","http://www.sandervandecruys.be/onlineExp/mooneyTD/img/tt/400tt.jpg","tang",2184]["212",3,4,"post","http://www.sandervandecruys.be/onlineExp/mooneyTD/img/tt/691tt.jpg","panter",2045]["212",4,4,"post","http://www.sandervandecruys.be/onlineExp/mooneyTD/img/tt/045tt.jpg","legoeaan",3295]["212",5,4,"post","http://www.sandervandecruys.be/onlineExp/mooneyTD/img/tt/721tt.jpg","door gesneden stuk fruit /sinaasappel",13521]["212",6,4,"post","http://www.sandervandecruys.be/onlineExp/mooneyTD/img/tt/745tt.jpg","piano",3355]["212",7,4,"post","http://www.sandervandecruys.be/onlineExp/mooneyTD/img/tt/863tt.jpg","stoel",1485]["212",8,4,"post","http://www.sandervandecruys.be/onlineExp/mooneyTD/img/tt/729tt.jpg","uilen",4193]["212",9,4,"post","http://www.sandervandecruys.be/onlineExp/mooneyTD/img/tt/018tt.jpg","roos",2699]["212",0,5,"pre","http://www.sandervandecruys.be/onlineExp/mooneyTD/img/tt/556tt.jpg","horloge",2362]["212",1,5,"pre","http://www.sandervandecruys.be/onlineExp/mooneyTD/img/tt/823tt.jpg","koala",1683]["212",2,5,"pre","http://www.sandervandecruys.be/onlineExp/mooneyTD/img/tt/858tt.jpg","persoon",5147]["212",3,5,"pre","http://www.sandervandecruys.be/onlineExp/mooneyTD/img/tt/853tt.jpg","vogel",4557]["212",4,5,"pre","http://www.sandervandecruys.be/onlineExp/mooneyTD/img/tt/533tt.jpg","vlinder",2687]["212",5,5,"pre","http://www.sandervandecruys.be/onlineExp/mooneyTD/img/tt/559tt.jpg","kikker",2178]["212",6,5,"pre","http://www.sandervandecruys.be/onlineExp/mooneyTD/img/tt/593tt.jpg","? ",1080]["212",7,5,"pre","http://www.sandervandecruys.be/onlineExp/mooneyTD/img/tt/871tt.jpg","? ",881]["212",8,5,"pre","http://www.sandervandecruys.be/onlineExp/mooneyTD/img/tt/738tt.jpg","? ",1414]["212",9,5,"pre","http://www.sandervandecruys.be/onlineExp/mooneyTD/img/tt/006tt.jpg","hangmat",4951]["212",0,5,"post","http://www.sandervandecruys.be/onlineExp/mooneyTD/img/tt/858tt.jpg","skiër",41558]["212",1,5,"post","http://www.sandervandecruys.be/onlineExp/mooneyTD/img/tt/556tt.jpg","horloge",1886]["212",2,5,"post","http://www.sandervandecruys.be/onlineExp/mooneyTD/img/tt/871tt.jpg","werker",2139]["212",3,5,"post","http://www.sandervandecruys.be/onlineExp/mooneyTD/img/tt/533tt.jpg","vlinder",3905]["212",4,5,"post","http://www.sandervandecruys.be/onlineExp/mooneyTD/img/tt/853tt.jpg","fluitje",2978]["212",5,5,"post","http://www.sandervandecruys.be/onlineExp/mooneyTD/img/tt/593tt.jpg","persoon",2396]["212",6,5,"post","http://www.sandervandecruys.be/onlineExp/mooneyTD/img/tt/006tt.jpg","kwal",2039]["212",7,5,"post","http://www.sandervandecruys.be/onlineExp/mooneyTD/img/tt/559tt.jpg","kikker",3145]["212",8,5,"post","http://www.sandervandecruys.be/onlineExp/mooneyTD/img/tt/738tt.jpg","doorgesneden paprika",5704]["212",9,5,"post","http://www.sandervandecruys.be/onlineExp/mooneyTD/img/tt/823tt.jpg","koala",1766]</text:p>
          </table:table-cell>
          <table:table-cell table:number-columns-repeated="253"/>
        </table:table-row>
        <table:table-row table:style-name="ro1">
          <table:table-cell office:value-type="date" office:date-value="2016-04-07T11:49:00" calcext:value-type="date">
            <text:p>4/7/2016 11:49:0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["206",0,0,"pre","http://www.sandervandecruys.be/onlineExp/mooneyTD/img/tt/661tt.jpg","zwart",27913]["206",1,0,"pre","http://www.sandervandecruys.be/onlineExp/mooneyTD/img/tt/192tt.jpg","vogel",12040]["206",2,0,"pre","http://www.sandervandecruys.be/onlineExp/mooneyTD/img/tt/608tt.jpg","dino",22576]["206",3,0,"pre","http://www.sandervandecruys.be/onlineExp/mooneyTD/img/tt/729tt.jpg","leeuw",8394]["206",4,0,"pre","http://www.sandervandecruys.be/onlineExp/mooneyTD/img/tt/273tt.jpg","tijger",8627]["206",5,0,"pre","http://www.sandervandecruys.be/onlineExp/mooneyTD/img/tt/562tt.jpg","spiegel",11655]["206",6,0,"pre","http://www.sandervandecruys.be/onlineExp/mooneyTD/img/tt/017tt.jpg","planten",8260]["206",7,0,"pre","http://www.sandervandecruys.be/onlineExp/mooneyTD/img/tt/560tt.jpg","kangeroe",16235]["206",8,0,"pre","http://www.sandervandecruys.be/onlineExp/mooneyTD/img/tt/429tt.jpg","krokodul",12479]["206",9,0,"pre","http://www.sandervandecruys.be/onlineExp/mooneyTD/img/tt/643tt.jpg","boot",6204]["206",0,0,"post","http://www.sandervandecruys.be/onlineExp/mooneyTD/img/tt/729tt.jpg","kameeliejon",14381]["206",1,0,"post","http://www.sandervandecruys.be/onlineExp/mooneyTD/img/tt/192tt.jpg","kat",6236]["206",2,0,"post","http://www.sandervandecruys.be/onlineExp/mooneyTD/img/tt/017tt.jpg","hanennas",18569]["206",3,0,"post","http://www.sandervandecruys.be/onlineExp/mooneyTD/img/tt/429tt.jpg","slang",6637]["206",4,0,"post","http://www.sandervandecruys.be/onlineExp/mooneyTD/img/tt/273tt.jpg","mensen",15738]["206",5,0,"post","http://www.sandervandecruys.be/onlineExp/mooneyTD/img/tt/560tt.jpg","",2348]["206",6,0,"post","http://www.sandervandecruys.be/onlineExp/mooneyTD/img/tt/608tt.jpg","eend",8150]["206",7,0,"post","http://www.sandervandecruys.be/onlineExp/mooneyTD/img/tt/643tt.jpg","boot",7844]["206",8,0,"post","http://www.sandervandecruys.be/onlineExp/mooneyTD/img/tt/562tt.jpg","brood",8155]["206",9,0,"post","http://www.sandervandecruys.be/onlineExp/mooneyTD/img/tt/661tt.jpg","eend",3657]["206",0,1,"pre","http://www.sandervandecruys.be/onlineExp/mooneyTD/img/tt/045tt.jpg","aap",4019]["206",1,1,"pre","http://www.sandervandecruys.be/onlineExp/mooneyTD/img/tt/001tt.jpg","bromer",13576]["206",2,1,"pre","http://www.sandervandecruys.be/onlineExp/mooneyTD/img/tt/872tt.jpg","",2434]["206",3,1,"pre","http://www.sandervandecruys.be/onlineExp/mooneyTD/img/tt/683tt.jpg","aap",24591]["206",4,1,"pre","http://www.sandervandecruys.be/onlineExp/mooneyTD/img/tt/292tt.jpg","",6385]["206",5,1,"pre","http://www.sandervandecruys.be/onlineExp/mooneyTD/img/tt/858tt.jpg","mens",8627]["206",6,1,"pre","http://www.sandervandecruys.be/onlineExp/mooneyTD/img/tt/127tt.jpg","auto",4766]["206",7,1,"pre","http://www.sandervandecruys.be/onlineExp/mooneyTD/img/tt/576tt.jpg","boot",4549]["206",8,1,"pre","http://www.sandervandecruys.be/onlineExp/mooneyTD/img/tt/007tt.jpg","ronde",7799]["206",9,1,"pre","http://www.sandervandecruys.be/onlineExp/mooneyTD/img/tt/823tt.jpg","aap",5310]["206",0,1,"post","http://www.sandervandecruys.be/onlineExp/mooneyTD/img/tt/872tt.jpg","piano",7471]["206",1,1,"post","http://www.sandervandecruys.be/onlineExp/mooneyTD/img/tt/292tt.jpg","kowala",6396]["206",2,1,"post","http://www.sandervandecruys.be/onlineExp/mooneyTD/img/tt/683tt.jpg","kowala",6558]["206",3,1,"post","http://www.sandervandecruys.be/onlineExp/mooneyTD/img/tt/858tt.jpg","mens",18547]["206",4,1,"post","http://www.sandervandecruys.be/onlineExp/mooneyTD/img/tt/127tt.jpg","auto",23069]["206",5,1,"post","http://www.sandervandecruys.be/onlineExp/mooneyTD/img/tt/045tt.jpg","kameelion",20937]["206",6,1,"post","http://www.sandervandecruys.be/onlineExp/mooneyTD/img/tt/823tt.jpg","kowala",8320]["206",7,1,"post","http://www.sandervandecruys.be/onlineExp/mooneyTD/img/tt/576tt.jpg","boot",9379]["206",8,1,"post","http://www.sandervandecruys.be/onlineExp/mooneyTD/img/tt/007tt.jpg","hanenas",11937]["206",9,1,"post","http://www.sandervandecruys.be/onlineExp/mooneyTD/img/tt/001tt.jpg","bromer",6080]["206",0,2,"pre","http://www.sandervandecruys.be/onlineExp/mooneyTD/img/tt/025tt.jpg","konijn",13503]["206",1,2,"pre","http://www.sandervandecruys.be/onlineExp/mooneyTD/img/tt/859tt.jpg","",1863]["206",2,2,"pre","http://www.sandervandecruys.be/onlineExp/mooneyTD/img/tt/728tt.jpg","uil",7204]["206",3,2,"pre","http://www.sandervandecruys.be/onlineExp/mooneyTD/img/tt/006tt.jpg","spin",6582]["206",4,2,"pre","http://www.sandervandecruys.be/onlineExp/mooneyTD/img/tt/745tt.jpg","boot",5697]["206",5,2,"pre","http://www.sandervandecruys.be/onlineExp/mooneyTD/img/tt/609tt.jpg","tijger",7648]["206",6,2,"pre","http://www.sandervandecruys.be/onlineExp/mooneyTD/img/tt/691tt.jpg","kat",4531]["206",7,2,"pre","http://www.sandervandecruys.be/onlineExp/mooneyTD/img/tt/623tt.jpg","oliefant",12035]["206",8,2,"pre","http://www.sandervandecruys.be/onlineExp/mooneyTD/img/tt/792tt.jpg","anenas",21494]["206",9,2,"pre","http://www.sandervandecruys.be/onlineExp/mooneyTD/img/tt/003tt.jpg","kameelion",11098]["206",0,2,"post","http://www.sandervandecruys.be/onlineExp/mooneyTD/img/tt/691tt.jpg","tijger",7264]["206",1,2,"post","http://www.sandervandecruys.be/onlineExp/mooneyTD/img/tt/609tt.jpg","tijger",4952]["206",2,2,"post","http://www.sandervandecruys.be/onlineExp/mooneyTD/img/tt/859tt.jpg","piano",8598]["206",3,2,"post","http://www.sandervandecruys.be/onlineExp/mooneyTD/img/tt/623tt.jpg","oliefant",12607]["206",4,2,"post","http://www.sandervandecruys.be/onlineExp/mooneyTD/img/tt/006tt.jpg","ocktopus",18128]["206",5,2,"post","http://www.sandervandecruys.be/onlineExp/mooneyTD/img/tt/003tt.jpg","schildpad",14430]["206",6,2,"post","http://www.sandervandecruys.be/onlineExp/mooneyTD/img/tt/745tt.jpg","piano",6782]["206",7,2,"post","http://www.sandervandecruys.be/onlineExp/mooneyTD/img/tt/792tt.jpg","anenas",7161]["206",8,2,"post","http://www.sandervandecruys.be/onlineExp/mooneyTD/img/tt/025tt.jpg","tijger",13150]["206",9,2,"post","http://www.sandervandecruys.be/onlineExp/mooneyTD/img/tt/728tt.jpg","schildpad",14413]["206",0,3,"pre","http://www.sandervandecruys.be/onlineExp/mooneyTD/img/tt/655tt.jpg","koe",10347]["206",1,3,"pre","http://www.sandervandecruys.be/onlineExp/mooneyTD/img/tt/721tt.jpg","oog",4465]["206",2,3,"pre","http://www.sandervandecruys.be/onlineExp/mooneyTD/img/tt/573tt.jpg","schildbad",11937]["206",3,3,"pre","http://www.sandervandecruys.be/onlineExp/mooneyTD/img/tt/871tt.jpg","piano",7185]["206",4,3,"pre","http://www.sandervandecruys.be/onlineExp/mooneyTD/img/tt/864tt.jpg","paddenstoel",13495]["206",5,3,"pre","http://www.sandervandecruys.be/onlineExp/mooneyTD/img/tt/863tt.jpg","",3151]["206",6,3,"pre","http://www.sandervandecruys.be/onlineExp/mooneyTD/img/tt/812tt.jpg","mier",3517]["206",7,3,"pre","http://www.sandervandecruys.be/onlineExp/mooneyTD/img/tt/018tt.jpg","ploem",13540]["206",8,3,"pre","http://www.sandervandecruys.be/onlineExp/mooneyTD/img/tt/400tt.jpg","",2478]["206",9,3,"pre","http://www.sandervandecruys.be/onlineExp/mooneyTD/img/tt/030tt.jpg","ploem",9882]["206",0,3,"post","http://www.sandervandecruys.be/onlineExp/mooneyTD/img/tt/864tt.jpg","parasol",11988]["206",1,3,"post","http://www.sandervandecruys.be/onlineExp/mooneyTD/img/tt/863tt.jpg","stoel",10437]["206",2,3,"post","http://www.sandervandecruys.be/onlineExp/mooneyTD/img/tt/573tt.jpg","schildbad",16317]["206",3,3,"post","http://www.sandervandecruys.be/onlineExp/mooneyTD/img/tt/871tt.jpg","ezel",9742]["206",4,3,"post","http://www.sandervandecruys.be/onlineExp/mooneyTD/img/tt/030tt.jpg","apelsien",10869]["206",5,3,"post","http://www.sandervandecruys.be/onlineExp/mooneyTD/img/tt/721tt.jpg","apelsien",10490]["206",6,3,"post","http://www.sandervandecruys.be/onlineExp/mooneyTD/img/tt/018tt.jpg","ploem",4933]["206",7,3,"post","http://www.sandervandecruys.be/onlineExp/mooneyTD/img/tt/655tt.jpg","ezel",4400]["206",8,3,"post","http://www.sandervandecruys.be/onlineExp/mooneyTD/img/tt/400tt.jpg","tang",5279]["206",9,3,"post","http://www.sandervandecruys.be/onlineExp/mooneyTD/img/tt/812tt.jpg","kever",7171]["206",0,4,"pre","http://www.sandervandecruys.be/onlineExp/mooneyTD/img/tt/556tt.jpg","worst",7857]["206",1,4,"pre","http://www.sandervandecruys.be/onlineExp/mooneyTD/img/tt/404tt.jpg","ploem",4472]["206",2,4,"pre","http://www.sandervandecruys.be/onlineExp/mooneyTD/img/tt/738tt.jpg","slak",8361]["206",3,4,"pre","http://www.sandervandecruys.be/onlineExp/mooneyTD/img/tt/558tt.jpg","ploem",4733]["206",4,4,"pre","http://www.sandervandecruys.be/onlineExp/mooneyTD/img/tt/676tt.jpg","lader",4003]["206",5,4,"pre","http://www.sandervandecruys.be/onlineExp/mooneyTD/img/tt/021tt.jpg","",1608]["206",6,4,"pre","http://www.sandervandecruys.be/onlineExp/mooneyTD/img/tt/593tt.jpg","vlinder",7775]["206",7,4,"pre","http://www.sandervandecruys.be/onlineExp/mooneyTD/img/tt/853tt.jpg","fliut",11923]["206",8,4,"pre","http://www.sandervandecruys.be/onlineExp/mooneyTD/img/tt/184tt.jpg","",2850]["206",9,4,"pre","http://www.sandervandecruys.be/onlineExp/mooneyTD/img/tt/005tt.jpg","ronde",11081]["206",0,4,"post","http://www.sandervandecruys.be/onlineExp/mooneyTD/img/tt/556tt.jpg","",5876]["206",1,4,"post","http://www.sandervandecruys.be/onlineExp/mooneyTD/img/tt/005tt.jpg","wc",5976]["206",2,4,"post","http://www.sandervandecruys.be/onlineExp/mooneyTD/img/tt/676tt.jpg","huis",5007]["206",3,4,"post","http://www.sandervandecruys.be/onlineExp/mooneyTD/img/tt/853tt.jpg","fliut",12013]["206",4,4,"post","http://www.sandervandecruys.be/onlineExp/mooneyTD/img/tt/184tt.jpg","vork",6879]["206",5,4,"post","http://www.sandervandecruys.be/onlineExp/mooneyTD/img/tt/404tt.jpg","ploem",3805]["206",6,4,"post","http://www.sandervandecruys.be/onlineExp/mooneyTD/img/tt/738tt.jpg","paprieka",9164]["206",7,4,"post","http://www.sandervandecruys.be/onlineExp/mooneyTD/img/tt/021tt.jpg","kat",3764]["206",8,4,"post","http://www.sandervandecruys.be/onlineExp/mooneyTD/img/tt/558tt.jpg","ploem",6162]["206",9,4,"post","http://www.sandervandecruys.be/onlineExp/mooneyTD/img/tt/593tt.jpg","spin",7101]["206",0,5,"pre","http://www.sandervandecruys.be/onlineExp/mooneyTD/img/tt/062tt.jpg","varken",11909]["206",1,5,"pre","http://www.sandervandecruys.be/onlineExp/mooneyTD/img/tt/874tt.jpg","wiel",5812]["206",2,5,"pre","http://www.sandervandecruys.be/onlineExp/mooneyTD/img/tt/039tt.jpg","ploem",5543]["206",3,5,"pre","http://www.sandervandecruys.be/onlineExp/mooneyTD/img/tt/013tt.jpg","tijger",9859]["206",4,5,"pre","http://www.sandervandecruys.be/onlineExp/mooneyTD/img/tt/148tt.jpg","schildbad",14077]["206",5,5,"pre","http://www.sandervandecruys.be/onlineExp/mooneyTD/img/tt/595tt.jpg","tand",4835]["206",6,5,"pre","http://www.sandervandecruys.be/onlineExp/mooneyTD/img/tt/873tt.jpg","oliefant",11309]["206",7,5,"pre","http://www.sandervandecruys.be/onlineExp/mooneyTD/img/tt/533tt.jpg","vlinder",14796]["206",8,5,"pre","http://www.sandervandecruys.be/onlineExp/mooneyTD/img/tt/559tt.jpg","",1414]["206",9,5,"pre","http://www.sandervandecruys.be/onlineExp/mooneyTD/img/tt/015tt.jpg","beer",5048]["206",0,5,"post","http://www.sandervandecruys.be/onlineExp/mooneyTD/img/tt/559tt.jpg","kameeliejon",15898]["206",1,5,"post","http://www.sandervandecruys.be/onlineExp/mooneyTD/img/tt/015tt.jpg","beer",4623]["206",2,5,"post","http://www.sandervandecruys.be/onlineExp/mooneyTD/img/tt/013tt.jpg","tijger",5412]["206",3,5,"post","http://www.sandervandecruys.be/onlineExp/mooneyTD/img/tt/874tt.jpg","vuur",5164]["206",4,5,"post","http://www.sandervandecruys.be/onlineExp/mooneyTD/img/tt/039tt.jpg","ploem",3774]["206",5,5,"post","http://www.sandervandecruys.be/onlineExp/mooneyTD/img/tt/533tt.jpg","vlinder",5724]["206",6,5,"post","http://www.sandervandecruys.be/onlineExp/mooneyTD/img/tt/148tt.jpg","pad",9661]["206",7,5,"post","http://www.sandervandecruys.be/onlineExp/mooneyTD/img/tt/595tt.jpg","dolfijn",8914]["206",8,5,"post","http://www.sandervandecruys.be/onlineExp/mooneyTD/img/tt/062tt.jpg","hond",5428]["206",9,5,"post","http://www.sandervandecruys.be/onlineExp/mooneyTD/img/tt/873tt.jpg","oliefant",8510]</text:p>
          </table:table-cell>
          <table:table-cell table:number-columns-repeated="253"/>
        </table:table-row>
        <table:table-row table:style-name="ro1">
          <table:table-cell office:value-type="date" office:date-value="2016-04-07T12:07:11" calcext:value-type="date">
            <text:p>4/7/2016 12:07:1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["214",0,0,"pre","http://www.sandervandecruys.be/onlineExp/mooneyTD/img/tt/292tt.jpg","",1523]["214",1,0,"pre","http://www.sandervandecruys.be/onlineExp/mooneyTD/img/tt/127tt.jpg","",410]["214",2,0,"pre","http://www.sandervandecruys.be/onlineExp/mooneyTD/img/tt/184tt.jpg","",756]["214",3,0,"pre","http://www.sandervandecruys.be/onlineExp/mooneyTD/img/tt/045tt.jpg","",150]["214",4,0,"pre","http://www.sandervandecruys.be/onlineExp/mooneyTD/img/tt/873tt.jpg","",110]["214",5,0,"pre","http://www.sandervandecruys.be/onlineExp/mooneyTD/img/tt/030tt.jpg","",2458]["214",6,0,"pre","http://www.sandervandecruys.be/onlineExp/mooneyTD/img/tt/573tt.jpg","",1114]["214",7,0,"pre","http://www.sandervandecruys.be/onlineExp/mooneyTD/img/tt/683tt.jpg","",1417]["214",8,0,"pre","http://www.sandervandecruys.be/onlineExp/mooneyTD/img/tt/013tt.jpg","",1508]["214",9,0,"pre","http://www.sandervandecruys.be/onlineExp/mooneyTD/img/tt/576tt.jpg","",10]["214",0,0,"post","http://www.sandervandecruys.be/onlineExp/mooneyTD/img/tt/013tt.jpg","",1556]["214",1,0,"post","http://www.sandervandecruys.be/onlineExp/mooneyTD/img/tt/873tt.jpg","olifant",2349]["214",2,0,"post","http://www.sandervandecruys.be/onlineExp/mooneyTD/img/tt/184tt.jpg","",3795]["214",3,0,"post","http://www.sandervandecruys.be/onlineExp/mooneyTD/img/tt/127tt.jpg","huis",4009]["214",4,0,"post","http://www.sandervandecruys.be/onlineExp/mooneyTD/img/tt/683tt.jpg","",2380]["214",5,0,"post","http://www.sandervandecruys.be/onlineExp/mooneyTD/img/tt/576tt.jpg","",2320]["214",6,0,"post","http://www.sandervandecruys.be/onlineExp/mooneyTD/img/tt/030tt.jpg","sinaasappelen",3966]["214",7,0,"post","http://www.sandervandecruys.be/onlineExp/mooneyTD/img/tt/292tt.jpg","eekhoorn",4533]["214",8,0,"post","http://www.sandervandecruys.be/onlineExp/mooneyTD/img/tt/573tt.jpg","huis",2622]["214",9,0,"post","http://www.sandervandecruys.be/onlineExp/mooneyTD/img/tt/045tt.jpg","???",2817]["214",0,1,"pre","http://www.sandervandecruys.be/onlineExp/mooneyTD/img/tt/273tt.jpg","",3002]["214",1,1,"pre","http://www.sandervandecruys.be/onlineExp/mooneyTD/img/tt/062tt.jpg","beer",3862]["214",2,1,"pre","http://www.sandervandecruys.be/onlineExp/mooneyTD/img/tt/560tt.jpg","een tipi",4325]["214",3,1,"pre","http://www.sandervandecruys.be/onlineExp/mooneyTD/img/tt/001tt.jpg","bus",3255]["214",4,1,"pre","http://www.sandervandecruys.be/onlineExp/mooneyTD/img/tt/558tt.jpg","???",1828]["214",5,1,"pre","http://www.sandervandecruys.be/onlineExp/mooneyTD/img/tt/039tt.jpg","",4746]["214",6,1,"pre","http://www.sandervandecruys.be/onlineExp/mooneyTD/img/tt/721tt.jpg","sinaasappel",3353]["214",7,1,"pre","http://www.sandervandecruys.be/onlineExp/mooneyTD/img/tt/429tt.jpg","",1011]["214",8,1,"pre","http://www.sandervandecruys.be/onlineExp/mooneyTD/img/tt/853tt.jpg","een banaan",3421]["214",9,1,"pre","http://www.sandervandecruys.be/onlineExp/mooneyTD/img/tt/863tt.jpg","???",3631]["214",0,1,"post","http://www.sandervandecruys.be/onlineExp/mooneyTD/img/tt/863tt.jpg","stoel",4101]["214",1,1,"post","http://www.sandervandecruys.be/onlineExp/mooneyTD/img/tt/062tt.jpg","???",2112]["214",2,1,"post","http://www.sandervandecruys.be/onlineExp/mooneyTD/img/tt/853tt.jpg","",4468]["214",3,1,"post","http://www.sandervandecruys.be/onlineExp/mooneyTD/img/tt/721tt.jpg","sinaasappelen",3993]["214",4,1,"post","http://www.sandervandecruys.be/onlineExp/mooneyTD/img/tt/273tt.jpg","kikker",8772]["214",5,1,"post","http://www.sandervandecruys.be/onlineExp/mooneyTD/img/tt/558tt.jpg","kikker",10510]["214",6,1,"post","http://www.sandervandecruys.be/onlineExp/mooneyTD/img/tt/001tt.jpg","motor",3249]["214",7,1,"post","http://www.sandervandecruys.be/onlineExp/mooneyTD/img/tt/039tt.jpg","bloem",1331]["214",8,1,"post","http://www.sandervandecruys.be/onlineExp/mooneyTD/img/tt/429tt.jpg","???",1487]["214",9,1,"post","http://www.sandervandecruys.be/onlineExp/mooneyTD/img/tt/560tt.jpg","???",14261]["214",0,2,"pre","http://www.sandervandecruys.be/onlineExp/mooneyTD/img/tt/015tt.jpg","",16]["214",1,2,"pre","http://www.sandervandecruys.be/onlineExp/mooneyTD/img/tt/559tt.jpg","",90]["214",2,2,"pre","http://www.sandervandecruys.be/onlineExp/mooneyTD/img/tt/792tt.jpg","",121]["214",3,2,"pre","http://www.sandervandecruys.be/onlineExp/mooneyTD/img/tt/556tt.jpg","",280]["214",4,2,"pre","http://www.sandervandecruys.be/onlineExp/mooneyTD/img/tt/691tt.jpg","",350]["214",5,2,"pre","http://www.sandervandecruys.be/onlineExp/mooneyTD/img/tt/006tt.jpg","",505]["214",6,2,"pre","http://www.sandervandecruys.be/onlineExp/mooneyTD/img/tt/025tt.jpg","",421]["214",7,2,"pre","http://www.sandervandecruys.be/onlineExp/mooneyTD/img/tt/192tt.jpg","",791]["214",8,2,"pre","http://www.sandervandecruys.be/onlineExp/mooneyTD/img/tt/661tt.jpg","",529]["214",9,2,"pre","http://www.sandervandecruys.be/onlineExp/mooneyTD/img/tt/400tt.jpg","",1081]["214",0,2,"post","http://www.sandervandecruys.be/onlineExp/mooneyTD/img/tt/559tt.jpg","kikker",1878]["214",1,2,"post","http://www.sandervandecruys.be/onlineExp/mooneyTD/img/tt/006tt.jpg","kwal",1196]["214",2,2,"post","http://www.sandervandecruys.be/onlineExp/mooneyTD/img/tt/400tt.jpg","tang",2453]["214",3,2,"post","http://www.sandervandecruys.be/onlineExp/mooneyTD/img/tt/015tt.jpg","leeuw",3674]["214",4,2,"post","http://www.sandervandecruys.be/onlineExp/mooneyTD/img/tt/556tt.jpg","kat",2148]["214",5,2,"post","http://www.sandervandecruys.be/onlineExp/mooneyTD/img/tt/661tt.jpg","???",1522]["214",6,2,"post","http://www.sandervandecruys.be/onlineExp/mooneyTD/img/tt/025tt.jpg","konijn",3686]["214",7,2,"post","http://www.sandervandecruys.be/onlineExp/mooneyTD/img/tt/192tt.jpg","kat",1575]["214",8,2,"post","http://www.sandervandecruys.be/onlineExp/mooneyTD/img/tt/691tt.jpg","???",2029]["214",9,2,"post","http://www.sandervandecruys.be/onlineExp/mooneyTD/img/tt/792tt.jpg","???",5284]["214",0,3,"pre","http://www.sandervandecruys.be/onlineExp/mooneyTD/img/tt/745tt.jpg","",1601]["214",1,3,"pre","http://www.sandervandecruys.be/onlineExp/mooneyTD/img/tt/005tt.jpg","",264]["214",2,3,"pre","http://www.sandervandecruys.be/onlineExp/mooneyTD/img/tt/858tt.jpg","",306]["214",3,3,"pre","http://www.sandervandecruys.be/onlineExp/mooneyTD/img/tt/872tt.jpg","",417]["214",4,3,"pre","http://www.sandervandecruys.be/onlineExp/mooneyTD/img/tt/643tt.jpg","",1161]["214",5,3,"pre","http://www.sandervandecruys.be/onlineExp/mooneyTD/img/tt/017tt.jpg","",95]["214",6,3,"pre","http://www.sandervandecruys.be/onlineExp/mooneyTD/img/tt/728tt.jpg","",1027]["214",7,3,"pre","http://www.sandervandecruys.be/onlineExp/mooneyTD/img/tt/738tt.jpg","",801]["214",8,3,"pre","http://www.sandervandecruys.be/onlineExp/mooneyTD/img/tt/609tt.jpg","",697]["214",9,3,"pre","http://www.sandervandecruys.be/onlineExp/mooneyTD/img/tt/623tt.jpg","",1333]["214",0,3,"post","http://www.sandervandecruys.be/onlineExp/mooneyTD/img/tt/728tt.jpg","???",1975]["214",1,3,"post","http://www.sandervandecruys.be/onlineExp/mooneyTD/img/tt/643tt.jpg","boekentas",3194]["214",2,3,"post","http://www.sandervandecruys.be/onlineExp/mooneyTD/img/tt/017tt.jpg","annanas",13474]["214",3,3,"post","http://www.sandervandecruys.be/onlineExp/mooneyTD/img/tt/872tt.jpg","vlinder",1294]["214",4,3,"post","http://www.sandervandecruys.be/onlineExp/mooneyTD/img/tt/858tt.jpg","skiên",2759]["214",5,3,"post","http://www.sandervandecruys.be/onlineExp/mooneyTD/img/tt/609tt.jpg","???",1624]["214",6,3,"post","http://www.sandervandecruys.be/onlineExp/mooneyTD/img/tt/623tt.jpg","olifant",1457]["214",7,3,"post","http://www.sandervandecruys.be/onlineExp/mooneyTD/img/tt/005tt.jpg","wc",866]["214",8,3,"post","http://www.sandervandecruys.be/onlineExp/mooneyTD/img/tt/738tt.jpg","???",4008]["214",9,3,"post","http://www.sandervandecruys.be/onlineExp/mooneyTD/img/tt/745tt.jpg","piano",2192]["214",0,4,"pre","http://www.sandervandecruys.be/onlineExp/mooneyTD/img/tt/018tt.jpg","",581]["214",1,4,"pre","http://www.sandervandecruys.be/onlineExp/mooneyTD/img/tt/655tt.jpg","",2563]["214",2,4,"pre","http://www.sandervandecruys.be/onlineExp/mooneyTD/img/tt/007tt.jpg","",505]["214",3,4,"pre","http://www.sandervandecruys.be/onlineExp/mooneyTD/img/tt/148tt.jpg","",224]["214",4,4,"pre","http://www.sandervandecruys.be/onlineExp/mooneyTD/img/tt/859tt.jpg","de zee",3221]["214",5,4,"pre","http://www.sandervandecruys.be/onlineExp/mooneyTD/img/tt/871tt.jpg","",2607]["214",6,4,"pre","http://www.sandervandecruys.be/onlineExp/mooneyTD/img/tt/404tt.jpg","",1685]["214",7,4,"pre","http://www.sandervandecruys.be/onlineExp/mooneyTD/img/tt/874tt.jpg","",409]["214",8,4,"pre","http://www.sandervandecruys.be/onlineExp/mooneyTD/img/tt/729tt.jpg","",190]["214",9,4,"pre","http://www.sandervandecruys.be/onlineExp/mooneyTD/img/tt/003tt.jpg","",433]["214",0,4,"post","http://www.sandervandecruys.be/onlineExp/mooneyTD/img/tt/003tt.jpg","lkikker",3843]["214",1,4,"post","http://www.sandervandecruys.be/onlineExp/mooneyTD/img/tt/148tt.jpg","kikker",2976]["214",2,4,"post","http://www.sandervandecruys.be/onlineExp/mooneyTD/img/tt/655tt.jpg","koeïen",10128]["214",3,4,"post","http://www.sandervandecruys.be/onlineExp/mooneyTD/img/tt/018tt.jpg","bloem",1339]["214",4,4,"post","http://www.sandervandecruys.be/onlineExp/mooneyTD/img/tt/859tt.jpg","kangerou",2912]["214",5,4,"post","http://www.sandervandecruys.be/onlineExp/mooneyTD/img/tt/404tt.jpg","bloem",1857]["214",6,4,"post","http://www.sandervandecruys.be/onlineExp/mooneyTD/img/tt/729tt.jpg","???",1411]["214",7,4,"post","http://www.sandervandecruys.be/onlineExp/mooneyTD/img/tt/874tt.jpg","electisch vuur",4888]["214",8,4,"post","http://www.sandervandecruys.be/onlineExp/mooneyTD/img/tt/871tt.jpg","akker",1507]["214",9,4,"post","http://www.sandervandecruys.be/onlineExp/mooneyTD/img/tt/007tt.jpg","piano",2500]["214",0,5,"pre","http://www.sandervandecruys.be/onlineExp/mooneyTD/img/tt/021tt.jpg","",2273]["214",1,5,"pre","http://www.sandervandecruys.be/onlineExp/mooneyTD/img/tt/533tt.jpg","",224]["214",2,5,"pre","http://www.sandervandecruys.be/onlineExp/mooneyTD/img/tt/823tt.jpg","",409]["214",3,5,"pre","http://www.sandervandecruys.be/onlineExp/mooneyTD/img/tt/608tt.jpg","koäla",4415]["214",4,5,"pre","http://www.sandervandecruys.be/onlineExp/mooneyTD/img/tt/864tt.jpg","",684]["214",5,5,"pre","http://www.sandervandecruys.be/onlineExp/mooneyTD/img/tt/812tt.jpg","",845]["214",6,5,"pre","http://www.sandervandecruys.be/onlineExp/mooneyTD/img/tt/593tt.jpg","",368]["214",7,5,"pre","http://www.sandervandecruys.be/onlineExp/mooneyTD/img/tt/562tt.jpg","",2747]["214",8,5,"pre","http://www.sandervandecruys.be/onlineExp/mooneyTD/img/tt/676tt.jpg","",1816]["214",9,5,"pre","http://www.sandervandecruys.be/onlineExp/mooneyTD/img/tt/595tt.jpg","",346]["214",0,5,"post","http://www.sandervandecruys.be/onlineExp/mooneyTD/img/tt/595tt.jpg","walvis",2926]["214",1,5,"post","http://www.sandervandecruys.be/onlineExp/mooneyTD/img/tt/823tt.jpg","koala",1725]["214",2,5,"post","http://www.sandervandecruys.be/onlineExp/mooneyTD/img/tt/864tt.jpg","zonne doek",3645]["214",3,5,"post","http://www.sandervandecruys.be/onlineExp/mooneyTD/img/tt/812tt.jpg","insect",5305]["214",4,5,"post","http://www.sandervandecruys.be/onlineExp/mooneyTD/img/tt/593tt.jpg","???",1978]["214",5,5,"post","http://www.sandervandecruys.be/onlineExp/mooneyTD/img/tt/608tt.jpg","???",1766]["214",6,5,"post","http://www.sandervandecruys.be/onlineExp/mooneyTD/img/tt/676tt.jpg","??",1781]["214",7,5,"post","http://www.sandervandecruys.be/onlineExp/mooneyTD/img/tt/533tt.jpg","???",1718]["214",8,5,"post","http://www.sandervandecruys.be/onlineExp/mooneyTD/img/tt/562tt.jpg","tooster",5453]["214",9,5,"post","http://www.sandervandecruys.be/onlineExp/mooneyTD/img/tt/021tt.jpg","kat",1533]</text:p>
          </table:table-cell>
          <table:table-cell table:number-columns-repeated="253"/>
        </table:table-row>
        <table:table-row table:style-name="ro1">
          <table:table-cell office:value-type="date" office:date-value="2016-04-07T16:00:49" calcext:value-type="date">
            <text:p>4/7/2016 16:00:4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["213",0,0,"pre","http://www.sandervandecruys.be/onlineExp/mooneyTD/img/tt/738tt.jpg","hand",9064]["213",1,0,"pre","http://www.sandervandecruys.be/onlineExp/mooneyTD/img/tt/001tt.jpg","bromer",6156]["213",2,0,"pre","http://www.sandervandecruys.be/onlineExp/mooneyTD/img/tt/556tt.jpg","kat",7007]["213",3,0,"pre","http://www.sandervandecruys.be/onlineExp/mooneyTD/img/tt/609tt.jpg","leeuw",12734]["213",4,0,"pre","http://www.sandervandecruys.be/onlineExp/mooneyTD/img/tt/030tt.jpg","tomaten",9702]["213",5,0,"pre","http://www.sandervandecruys.be/onlineExp/mooneyTD/img/tt/045tt.jpg","mevrouuw",35241]["213",6,0,"pre","http://www.sandervandecruys.be/onlineExp/mooneyTD/img/tt/858tt.jpg","meeneer",9939]["213",7,0,"pre","http://www.sandervandecruys.be/onlineExp/mooneyTD/img/tt/873tt.jpg","oliefent",9198]["213",8,0,"pre","http://www.sandervandecruys.be/onlineExp/mooneyTD/img/tt/871tt.jpg","maneke",18039]["213",9,0,"pre","http://www.sandervandecruys.be/onlineExp/mooneyTD/img/tt/593tt.jpg","mensen",8597]["213",0,0,"post","http://www.sandervandecruys.be/onlineExp/mooneyTD/img/tt/858tt.jpg","skijer",14154]["213",1,0,"post","http://www.sandervandecruys.be/onlineExp/mooneyTD/img/tt/030tt.jpg","apelzien",11519]["213",2,0,"post","http://www.sandervandecruys.be/onlineExp/mooneyTD/img/tt/593tt.jpg","meener die zit",22913]["213",3,0,"post","http://www.sandervandecruys.be/onlineExp/mooneyTD/img/tt/871tt.jpg","hooft",8286]["213",4,0,"post","http://www.sandervandecruys.be/onlineExp/mooneyTD/img/tt/738tt.jpg","apel",34640]["213",5,0,"post","http://www.sandervandecruys.be/onlineExp/mooneyTD/img/tt/045tt.jpg","mevrouw",12198]["213",6,0,"post","http://www.sandervandecruys.be/onlineExp/mooneyTD/img/tt/873tt.jpg","oliefant",7164]["213",7,0,"post","http://www.sandervandecruys.be/onlineExp/mooneyTD/img/tt/556tt.jpg","uurwerk",15185]["213",8,0,"post","http://www.sandervandecruys.be/onlineExp/mooneyTD/img/tt/609tt.jpg","jaagtluipart",28676]["213",9,0,"post","http://www.sandervandecruys.be/onlineExp/mooneyTD/img/tt/001tt.jpg","motor ",11585]["213",0,1,"pre","http://www.sandervandecruys.be/onlineExp/mooneyTD/img/tt/559tt.jpg","hond",8222]["213",1,1,"pre","http://www.sandervandecruys.be/onlineExp/mooneyTD/img/tt/745tt.jpg","kaam",9342]["213",2,1,"pre","http://www.sandervandecruys.be/onlineExp/mooneyTD/img/tt/576tt.jpg","arem",9036]["213",3,1,"pre","http://www.sandervandecruys.be/onlineExp/mooneyTD/img/tt/863tt.jpg","buis",18593]["213",4,1,"pre","http://www.sandervandecruys.be/onlineExp/mooneyTD/img/tt/013tt.jpg","jaagtluipaart",14874]["213",5,1,"pre","http://www.sandervandecruys.be/onlineExp/mooneyTD/img/tt/400tt.jpg","kniptang",16902]["213",6,1,"pre","http://www.sandervandecruys.be/onlineExp/mooneyTD/img/tt/062tt.jpg","hond",4757]["213",7,1,"pre","http://www.sandervandecruys.be/onlineExp/mooneyTD/img/tt/148tt.jpg","kikker",8252]["213",8,1,"pre","http://www.sandervandecruys.be/onlineExp/mooneyTD/img/tt/127tt.jpg","taafel",13262]["213",9,1,"pre","http://www.sandervandecruys.be/onlineExp/mooneyTD/img/tt/562tt.jpg","fot",6509]["213",0,1,"post","http://www.sandervandecruys.be/onlineExp/mooneyTD/img/tt/559tt.jpg","jaagtluipaard",29733]["213",1,1,"post","http://www.sandervandecruys.be/onlineExp/mooneyTD/img/tt/863tt.jpg","stoel ",6959]["213",2,1,"post","http://www.sandervandecruys.be/onlineExp/mooneyTD/img/tt/745tt.jpg","piano",11807]["213",3,1,"post","http://www.sandervandecruys.be/onlineExp/mooneyTD/img/tt/127tt.jpg","hond",9570]["213",4,1,"post","http://www.sandervandecruys.be/onlineExp/mooneyTD/img/tt/062tt.jpg","hond",7296]["213",5,1,"post","http://www.sandervandecruys.be/onlineExp/mooneyTD/img/tt/562tt.jpg","broodroster",11329]["213",6,1,"post","http://www.sandervandecruys.be/onlineExp/mooneyTD/img/tt/400tt.jpg","kniptang",11424]["213",7,1,"post","http://www.sandervandecruys.be/onlineExp/mooneyTD/img/tt/576tt.jpg","tronpet",9535]["213",8,1,"post","http://www.sandervandecruys.be/onlineExp/mooneyTD/img/tt/148tt.jpg","kikker",10155]["213",9,1,"post","http://www.sandervandecruys.be/onlineExp/mooneyTD/img/tt/013tt.jpg","jaagtluipaard",14029]["213",0,2,"pre","http://www.sandervandecruys.be/onlineExp/mooneyTD/img/tt/623tt.jpg","spin",5343]["213",1,2,"pre","http://www.sandervandecruys.be/onlineExp/mooneyTD/img/tt/429tt.jpg","salamander",17533]["213",2,2,"pre","http://www.sandervandecruys.be/onlineExp/mooneyTD/img/tt/184tt.jpg","fork",6154]["213",3,2,"pre","http://www.sandervandecruys.be/onlineExp/mooneyTD/img/tt/273tt.jpg","salamander",13119]["213",4,2,"pre","http://www.sandervandecruys.be/onlineExp/mooneyTD/img/tt/039tt.jpg","bloem",6975]["213",5,2,"pre","http://www.sandervandecruys.be/onlineExp/mooneyTD/img/tt/874tt.jpg","fietswiel",15133]["213",6,2,"pre","http://www.sandervandecruys.be/onlineExp/mooneyTD/img/tt/573tt.jpg","fork",9632]["213",7,2,"pre","http://www.sandervandecruys.be/onlineExp/mooneyTD/img/tt/608tt.jpg","vlinser",24031]["213",8,2,"pre","http://www.sandervandecruys.be/onlineExp/mooneyTD/img/tt/533tt.jpg","bij",5264]["213",9,2,"pre","http://www.sandervandecruys.be/onlineExp/mooneyTD/img/tt/192tt.jpg","kat ",5327]["213",0,2,"post","http://www.sandervandecruys.be/onlineExp/mooneyTD/img/tt/608tt.jpg","vuur",15696]["213",1,2,"post","http://www.sandervandecruys.be/onlineExp/mooneyTD/img/tt/874tt.jpg","vuur",4142]["213",2,2,"post","http://www.sandervandecruys.be/onlineExp/mooneyTD/img/tt/273tt.jpg","salamander",8436]["213",3,2,"post","http://www.sandervandecruys.be/onlineExp/mooneyTD/img/tt/429tt.jpg","slang",6907]["213",4,2,"post","http://www.sandervandecruys.be/onlineExp/mooneyTD/img/tt/039tt.jpg","bloem",3786]["213",5,2,"post","http://www.sandervandecruys.be/onlineExp/mooneyTD/img/tt/573tt.jpg","vork",8025]["213",6,2,"post","http://www.sandervandecruys.be/onlineExp/mooneyTD/img/tt/192tt.jpg","kat",3364]["213",7,2,"post","http://www.sandervandecruys.be/onlineExp/mooneyTD/img/tt/184tt.jpg","vork",4312]["213",8,2,"post","http://www.sandervandecruys.be/onlineExp/mooneyTD/img/tt/533tt.jpg","vlinder",6308]["213",9,2,"post","http://www.sandervandecruys.be/onlineExp/mooneyTD/img/tt/623tt.jpg","olifant",20292]["213",0,3,"pre","http://www.sandervandecruys.be/onlineExp/mooneyTD/img/tt/691tt.jpg","jaagtluipaard",28185]["213",1,3,"pre","http://www.sandervandecruys.be/onlineExp/mooneyTD/img/tt/721tt.jpg","oog",5343]["213",2,3,"pre","http://www.sandervandecruys.be/onlineExp/mooneyTD/img/tt/292tt.jpg","muis",8529]["213",3,3,"pre","http://www.sandervandecruys.be/onlineExp/mooneyTD/img/tt/003tt.jpg","slang",6622]["213",4,3,"pre","http://www.sandervandecruys.be/onlineExp/mooneyTD/img/tt/006tt.jpg","haar",8543]["213",5,3,"pre","http://www.sandervandecruys.be/onlineExp/mooneyTD/img/tt/643tt.jpg","boekentas",14863]["213",6,3,"pre","http://www.sandervandecruys.be/onlineExp/mooneyTD/img/tt/560tt.jpg","ei",6831]["213",7,3,"pre","http://www.sandervandecruys.be/onlineExp/mooneyTD/img/tt/676tt.jpg","vlieg",9072]["213",8,3,"pre","http://www.sandervandecruys.be/onlineExp/mooneyTD/img/tt/655tt.jpg","bril",7308]["213",9,3,"pre","http://www.sandervandecruys.be/onlineExp/mooneyTD/img/tt/683tt.jpg","stoel",16144]["213",0,3,"post","http://www.sandervandecruys.be/onlineExp/mooneyTD/img/tt/676tt.jpg","boekentas",34127]["213",1,3,"post","http://www.sandervandecruys.be/onlineExp/mooneyTD/img/tt/655tt.jpg","ezel",8623]["213",2,3,"post","http://www.sandervandecruys.be/onlineExp/mooneyTD/img/tt/691tt.jpg","jaagtluipaart",12352]["213",3,3,"post","http://www.sandervandecruys.be/onlineExp/mooneyTD/img/tt/292tt.jpg","ekoren",10881]["213",4,3,"post","http://www.sandervandecruys.be/onlineExp/mooneyTD/img/tt/003tt.jpg","slang",5375]["213",5,3,"post","http://www.sandervandecruys.be/onlineExp/mooneyTD/img/tt/643tt.jpg","boekentas",14272]["213",6,3,"post","http://www.sandervandecruys.be/onlineExp/mooneyTD/img/tt/006tt.jpg","kwal",14016]["213",7,3,"post","http://www.sandervandecruys.be/onlineExp/mooneyTD/img/tt/683tt.jpg","panda",12878]["213",8,3,"post","http://www.sandervandecruys.be/onlineExp/mooneyTD/img/tt/560tt.jpg","ei",4581]["213",9,3,"post","http://www.sandervandecruys.be/onlineExp/mooneyTD/img/tt/721tt.jpg","zitroen",12377]["213",0,4,"pre","http://www.sandervandecruys.be/onlineExp/mooneyTD/img/tt/729tt.jpg","vogel",7999]["213",1,4,"pre","http://www.sandervandecruys.be/onlineExp/mooneyTD/img/tt/812tt.jpg","spin",5546]["213",2,4,"pre","http://www.sandervandecruys.be/onlineExp/mooneyTD/img/tt/558tt.jpg","slang",15813]["213",3,4,"pre","http://www.sandervandecruys.be/onlineExp/mooneyTD/img/tt/823tt.jpg","beer",6458]["213",4,4,"pre","http://www.sandervandecruys.be/onlineExp/mooneyTD/img/tt/595tt.jpg","stoel",32382]["213",5,4,"pre","http://www.sandervandecruys.be/onlineExp/mooneyTD/img/tt/792tt.jpg","anenas",15977]["213",6,4,"pre","http://www.sandervandecruys.be/onlineExp/mooneyTD/img/tt/661tt.jpg","eend",3920]["213",7,4,"pre","http://www.sandervandecruys.be/onlineExp/mooneyTD/img/tt/021tt.jpg","kat",3794]["213",8,4,"pre","http://www.sandervandecruys.be/onlineExp/mooneyTD/img/tt/853tt.jpg","schoen",9041]["213",9,4,"pre","http://www.sandervandecruys.be/onlineExp/mooneyTD/img/tt/005tt.jpg","wc",4406]["213",0,4,"post","http://www.sandervandecruys.be/onlineExp/mooneyTD/img/tt/792tt.jpg","anenas",6327]["213",1,4,"post","http://www.sandervandecruys.be/onlineExp/mooneyTD/img/tt/661tt.jpg","eenden",4487]["213",2,4,"post","http://www.sandervandecruys.be/onlineExp/mooneyTD/img/tt/823tt.jpg","panda",5497]["213",3,4,"post","http://www.sandervandecruys.be/onlineExp/mooneyTD/img/tt/729tt.jpg","uil",7091]["213",4,4,"post","http://www.sandervandecruys.be/onlineExp/mooneyTD/img/tt/558tt.jpg","salamander",8950]["213",5,4,"post","http://www.sandervandecruys.be/onlineExp/mooneyTD/img/tt/853tt.jpg","vluit",8874]["213",6,4,"post","http://www.sandervandecruys.be/onlineExp/mooneyTD/img/tt/595tt.jpg","walrus",11867]["213",7,4,"post","http://www.sandervandecruys.be/onlineExp/mooneyTD/img/tt/812tt.jpg","teek",5385]["213",8,4,"post","http://www.sandervandecruys.be/onlineExp/mooneyTD/img/tt/021tt.jpg","kat",2512]["213",9,4,"post","http://www.sandervandecruys.be/onlineExp/mooneyTD/img/tt/005tt.jpg","wc",1647]["213",0,5,"pre","http://www.sandervandecruys.be/onlineExp/mooneyTD/img/tt/404tt.jpg","bloem",7092]["213",1,5,"pre","http://www.sandervandecruys.be/onlineExp/mooneyTD/img/tt/018tt.jpg","roos",4359]["213",2,5,"pre","http://www.sandervandecruys.be/onlineExp/mooneyTD/img/tt/015tt.jpg","leeuw",4469]["213",3,5,"pre","http://www.sandervandecruys.be/onlineExp/mooneyTD/img/tt/025tt.jpg","konijn",6133]["213",4,5,"pre","http://www.sandervandecruys.be/onlineExp/mooneyTD/img/tt/859tt.jpg","spin",9280]["213",5,5,"pre","http://www.sandervandecruys.be/onlineExp/mooneyTD/img/tt/017tt.jpg","plant",33644]["213",6,5,"pre","http://www.sandervandecruys.be/onlineExp/mooneyTD/img/tt/007tt.jpg","piano",6025]["213",7,5,"pre","http://www.sandervandecruys.be/onlineExp/mooneyTD/img/tt/872tt.jpg","vlinder",9166]["213",8,5,"pre","http://www.sandervandecruys.be/onlineExp/mooneyTD/img/tt/864tt.jpg","bloem",13145]["213",9,5,"pre","http://www.sandervandecruys.be/onlineExp/mooneyTD/img/tt/728tt.jpg","uil",4407]["213",0,5,"post","http://www.sandervandecruys.be/onlineExp/mooneyTD/img/tt/025tt.jpg","konijn",5692]["213",1,5,"post","http://www.sandervandecruys.be/onlineExp/mooneyTD/img/tt/007tt.jpg","piano",4603]["213",2,5,"post","http://www.sandervandecruys.be/onlineExp/mooneyTD/img/tt/864tt.jpg","parasol",7663]["213",3,5,"post","http://www.sandervandecruys.be/onlineExp/mooneyTD/img/tt/404tt.jpg","bloem",5921]["213",4,5,"post","http://www.sandervandecruys.be/onlineExp/mooneyTD/img/tt/017tt.jpg","anenasen",10294]["213",5,5,"post","http://www.sandervandecruys.be/onlineExp/mooneyTD/img/tt/859tt.jpg","vlinser",9308]["213",6,5,"post","http://www.sandervandecruys.be/onlineExp/mooneyTD/img/tt/872tt.jpg","vlinder",7176]["213",7,5,"post","http://www.sandervandecruys.be/onlineExp/mooneyTD/img/tt/018tt.jpg","roos",3278]["213",8,5,"post","http://www.sandervandecruys.be/onlineExp/mooneyTD/img/tt/728tt.jpg","uil",3152]["213",9,5,"post","http://www.sandervandecruys.be/onlineExp/mooneyTD/img/tt/015tt.jpg","bloem",6366]</text:p>
          </table:table-cell>
          <table:table-cell table:number-columns-repeated="253"/>
        </table:table-row>
        <table:table-row table:style-name="ro1">
          <table:table-cell office:value-type="date" office:date-value="2016-04-08T11:27:29" calcext:value-type="date">
            <text:p>4/8/2016 11:27:2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"220",0,0,"pre","http://www.sandervandecruys.be/onlineExp/mooneyTD/img/tt/691tt.jpg","",4314]["220",1,0,"pre","http://www.sandervandecruys.be/onlineExp/mooneyTD/img/tt/192tt.jpg","een grote zwarte vlek",7564]["220",2,0,"pre","http://www.sandervandecruys.be/onlineExp/mooneyTD/img/tt/721tt.jpg","een slak",2590]["220",3,0,"pre","http://www.sandervandecruys.be/onlineExp/mooneyTD/img/tt/858tt.jpg","2 mensen",2060]["220",4,0,"pre","http://www.sandervandecruys.be/onlineExp/mooneyTD/img/tt/429tt.jpg","een gebit",4496]["220",5,0,"pre","http://www.sandervandecruys.be/onlineExp/mooneyTD/img/tt/872tt.jpg","iets gevlekt",5088]["220",6,0,"pre","http://www.sandervandecruys.be/onlineExp/mooneyTD/img/tt/729tt.jpg","",1808]["220",7,0,"pre","http://www.sandervandecruys.be/onlineExp/mooneyTD/img/tt/655tt.jpg","een dier",2096]["220",8,0,"pre","http://www.sandervandecruys.be/onlineExp/mooneyTD/img/tt/738tt.jpg","een hart",3296]["220",9,0,"pre","http://www.sandervandecruys.be/onlineExp/mooneyTD/img/tt/853tt.jpg","een zwaard",6317]["220",0,0,"post","http://www.sandervandecruys.be/onlineExp/mooneyTD/img/tt/738tt.jpg","een hart",19951]["220",1,0,"post","http://www.sandervandecruys.be/onlineExp/mooneyTD/img/tt/192tt.jpg","een kat",2012]["220",2,0,"post","http://www.sandervandecruys.be/onlineExp/mooneyTD/img/tt/429tt.jpg","een slang",1741]["220",3,0,"post","http://www.sandervandecruys.be/onlineExp/mooneyTD/img/tt/721tt.jpg","sinaasappelen",6056]["220",4,0,"post","http://www.sandervandecruys.be/onlineExp/mooneyTD/img/tt/872tt.jpg","vlinder",1136]["220",5,0,"post","http://www.sandervandecruys.be/onlineExp/mooneyTD/img/tt/729tt.jpg","uiltjes",1883]["220",6,0,"post","http://www.sandervandecruys.be/onlineExp/mooneyTD/img/tt/858tt.jpg","2 mensen",3305]["220",7,0,"post","http://www.sandervandecruys.be/onlineExp/mooneyTD/img/tt/691tt.jpg","jachtluipaard",4268]["220",8,0,"post","http://www.sandervandecruys.be/onlineExp/mooneyTD/img/tt/655tt.jpg","2 ezels",2743]["220",9,0,"post","http://www.sandervandecruys.be/onlineExp/mooneyTD/img/tt/853tt.jpg","een fluit",2971]["220",0,1,"pre","http://www.sandervandecruys.be/onlineExp/mooneyTD/img/tt/573tt.jpg","",4922]["220",1,1,"pre","http://www.sandervandecruys.be/onlineExp/mooneyTD/img/tt/859tt.jpg","een hond",2324]["220",2,1,"pre","http://www.sandervandecruys.be/onlineExp/mooneyTD/img/tt/273tt.jpg","snuit van een dier",8702]["220",3,1,"pre","http://www.sandervandecruys.be/onlineExp/mooneyTD/img/tt/792tt.jpg","ananas",2395]["220",4,1,"pre","http://www.sandervandecruys.be/onlineExp/mooneyTD/img/tt/013tt.jpg","jachtluipaard",4854]["220",5,1,"pre","http://www.sandervandecruys.be/onlineExp/mooneyTD/img/tt/643tt.jpg","slak",2624]["220",6,1,"pre","http://www.sandervandecruys.be/onlineExp/mooneyTD/img/tt/609tt.jpg","jachtluipaard",2512]["220",7,1,"pre","http://www.sandervandecruys.be/onlineExp/mooneyTD/img/tt/556tt.jpg","riem",6526]["220",8,1,"pre","http://www.sandervandecruys.be/onlineExp/mooneyTD/img/tt/005tt.jpg","opblaasboot",5684]["220",9,1,"pre","http://www.sandervandecruys.be/onlineExp/mooneyTD/img/tt/017tt.jpg","een hond met een zonnebril",4787]["220",0,1,"post","http://www.sandervandecruys.be/onlineExp/mooneyTD/img/tt/643tt.jpg","slak",3153]["220",1,1,"post","http://www.sandervandecruys.be/onlineExp/mooneyTD/img/tt/017tt.jpg","ananassen",2335]["220",2,1,"post","http://www.sandervandecruys.be/onlineExp/mooneyTD/img/tt/573tt.jpg","trein",1513]["220",3,1,"post","http://www.sandervandecruys.be/onlineExp/mooneyTD/img/tt/005tt.jpg","wc",877]["220",4,1,"post","http://www.sandervandecruys.be/onlineExp/mooneyTD/img/tt/273tt.jpg","",4257]["220",5,1,"post","http://www.sandervandecruys.be/onlineExp/mooneyTD/img/tt/792tt.jpg","ananas",1708]["220",6,1,"post","http://www.sandervandecruys.be/onlineExp/mooneyTD/img/tt/013tt.jpg","jachtluipaard",2709]["220",7,1,"post","http://www.sandervandecruys.be/onlineExp/mooneyTD/img/tt/609tt.jpg","jachtluipaard",2392]["220",8,1,"post","http://www.sandervandecruys.be/onlineExp/mooneyTD/img/tt/556tt.jpg","horloge",2820]["220",9,1,"post","http://www.sandervandecruys.be/onlineExp/mooneyTD/img/tt/859tt.jpg","kangoeroe",1817]["220",0,2,"pre","http://www.sandervandecruys.be/onlineExp/mooneyTD/img/tt/558tt.jpg","hagedis",6625]["220",1,2,"pre","http://www.sandervandecruys.be/onlineExp/mooneyTD/img/tt/676tt.jpg","",1145]["220",2,2,"pre","http://www.sandervandecruys.be/onlineExp/mooneyTD/img/tt/873tt.jpg","olifant",1476]["220",3,2,"pre","http://www.sandervandecruys.be/onlineExp/mooneyTD/img/tt/062tt.jpg","pandabeer",2071]["220",4,2,"pre","http://www.sandervandecruys.be/onlineExp/mooneyTD/img/tt/127tt.jpg","",1546]["220",5,2,"pre","http://www.sandervandecruys.be/onlineExp/mooneyTD/img/tt/003tt.jpg","slang",1952]["220",6,2,"pre","http://www.sandervandecruys.be/onlineExp/mooneyTD/img/tt/559tt.jpg","hagedis",3775]["220",7,2,"pre","http://www.sandervandecruys.be/onlineExp/mooneyTD/img/tt/015tt.jpg","aap",1342]["220",8,2,"pre","http://www.sandervandecruys.be/onlineExp/mooneyTD/img/tt/025tt.jpg","konijn",1534]["220",9,2,"pre","http://www.sandervandecruys.be/onlineExp/mooneyTD/img/tt/001tt.jpg","bromfiets",2947]["220",0,2,"post","http://www.sandervandecruys.be/onlineExp/mooneyTD/img/tt/001tt.jpg","bromfiets",1583]["220",1,2,"post","http://www.sandervandecruys.be/onlineExp/mooneyTD/img/tt/015tt.jpg","leeuw",1159]["220",2,2,"post","http://www.sandervandecruys.be/onlineExp/mooneyTD/img/tt/025tt.jpg","konijn",1602]["220",3,2,"post","http://www.sandervandecruys.be/onlineExp/mooneyTD/img/tt/003tt.jpg","slang",3561]["220",4,2,"post","http://www.sandervandecruys.be/onlineExp/mooneyTD/img/tt/559tt.jpg","kikker",1346]["220",5,2,"post","http://www.sandervandecruys.be/onlineExp/mooneyTD/img/tt/062tt.jpg","pandabeer",4370]["220",6,2,"post","http://www.sandervandecruys.be/onlineExp/mooneyTD/img/tt/558tt.jpg","kikker",1727]["220",7,2,"post","http://www.sandervandecruys.be/onlineExp/mooneyTD/img/tt/676tt.jpg","huis",2472]["220",8,2,"post","http://www.sandervandecruys.be/onlineExp/mooneyTD/img/tt/873tt.jpg","olifant",1270]["220",9,2,"post","http://www.sandervandecruys.be/onlineExp/mooneyTD/img/tt/127tt.jpg","huis",1124]["220",0,3,"pre","http://www.sandervandecruys.be/onlineExp/mooneyTD/img/tt/863tt.jpg","gitaar",4434]["220",1,3,"pre","http://www.sandervandecruys.be/onlineExp/mooneyTD/img/tt/400tt.jpg","notenkraker",8049]["220",2,3,"pre","http://www.sandervandecruys.be/onlineExp/mooneyTD/img/tt/560tt.jpg","paddenstoel",2365]["220",3,3,"pre","http://www.sandervandecruys.be/onlineExp/mooneyTD/img/tt/045tt.jpg","hagedis",2631]["220",4,3,"pre","http://www.sandervandecruys.be/onlineExp/mooneyTD/img/tt/039tt.jpg","bloem",1112]["220",5,3,"pre","http://www.sandervandecruys.be/onlineExp/mooneyTD/img/tt/608tt.jpg","afrikaan met masker",8098]["220",6,3,"pre","http://www.sandervandecruys.be/onlineExp/mooneyTD/img/tt/006tt.jpg","",6368]["220",7,3,"pre","http://www.sandervandecruys.be/onlineExp/mooneyTD/img/tt/874tt.jpg","pizza",3008]["220",8,3,"pre","http://www.sandervandecruys.be/onlineExp/mooneyTD/img/tt/728tt.jpg","vogel",2507]["220",9,3,"pre","http://www.sandervandecruys.be/onlineExp/mooneyTD/img/tt/864tt.jpg","2 handen",2841]["220",0,3,"post","http://www.sandervandecruys.be/onlineExp/mooneyTD/img/tt/608tt.jpg","",3066]["220",1,3,"post","http://www.sandervandecruys.be/onlineExp/mooneyTD/img/tt/728tt.jpg","papegaai",5398]["220",2,3,"post","http://www.sandervandecruys.be/onlineExp/mooneyTD/img/tt/045tt.jpg","hagedis",2158]["220",3,3,"post","http://www.sandervandecruys.be/onlineExp/mooneyTD/img/tt/039tt.jpg","bloem",1603]["220",4,3,"post","http://www.sandervandecruys.be/onlineExp/mooneyTD/img/tt/400tt.jpg","metaalschaar",11306]["220",5,3,"post","http://www.sandervandecruys.be/onlineExp/mooneyTD/img/tt/560tt.jpg","",745]["220",6,3,"post","http://www.sandervandecruys.be/onlineExp/mooneyTD/img/tt/874tt.jpg","vuur",1946]["220",7,3,"post","http://www.sandervandecruys.be/onlineExp/mooneyTD/img/tt/863tt.jpg","stoel",1321]["220",8,3,"post","http://www.sandervandecruys.be/onlineExp/mooneyTD/img/tt/864tt.jpg","",602]["220",9,3,"post","http://www.sandervandecruys.be/onlineExp/mooneyTD/img/tt/006tt.jpg","kwal",1558]["220",0,4,"pre","http://www.sandervandecruys.be/onlineExp/mooneyTD/img/tt/562tt.jpg","",3096]["220",1,4,"pre","http://www.sandervandecruys.be/onlineExp/mooneyTD/img/tt/292tt.jpg","vleesetende plant",5142]["220",2,4,"pre","http://www.sandervandecruys.be/onlineExp/mooneyTD/img/tt/871tt.jpg","visser met een hoed",5303]["220",3,4,"pre","http://www.sandervandecruys.be/onlineExp/mooneyTD/img/tt/007tt.jpg","piano op planken",6669]["220",4,4,"pre","http://www.sandervandecruys.be/onlineExp/mooneyTD/img/tt/148tt.jpg","gestreepte kikker",8469]["220",5,4,"pre","http://www.sandervandecruys.be/onlineExp/mooneyTD/img/tt/683tt.jpg","koala",1116]["220",6,4,"pre","http://www.sandervandecruys.be/onlineExp/mooneyTD/img/tt/533tt.jpg","vlinder",1334]["220",7,4,"pre","http://www.sandervandecruys.be/onlineExp/mooneyTD/img/tt/030tt.jpg","donuts",1431]["220",8,4,"pre","http://www.sandervandecruys.be/onlineExp/mooneyTD/img/tt/018tt.jpg","roos",889]["220",9,4,"pre","http://www.sandervandecruys.be/onlineExp/mooneyTD/img/tt/593tt.jpg","",1645]["220",0,4,"post","http://www.sandervandecruys.be/onlineExp/mooneyTD/img/tt/871tt.jpg","boer met hoed",3958]["220",1,4,"post","http://www.sandervandecruys.be/onlineExp/mooneyTD/img/tt/018tt.jpg","roos",970]["220",2,4,"post","http://www.sandervandecruys.be/onlineExp/mooneyTD/img/tt/533tt.jpg","vlinder op een bloem",2961]["220",3,4,"post","http://www.sandervandecruys.be/onlineExp/mooneyTD/img/tt/683tt.jpg","koala",1178]["220",4,4,"post","http://www.sandervandecruys.be/onlineExp/mooneyTD/img/tt/292tt.jpg","muis",2342]["220",5,4,"post","http://www.sandervandecruys.be/onlineExp/mooneyTD/img/tt/593tt.jpg","",1216]["220",6,4,"post","http://www.sandervandecruys.be/onlineExp/mooneyTD/img/tt/562tt.jpg","slijper",5277]["220",7,4,"post","http://www.sandervandecruys.be/onlineExp/mooneyTD/img/tt/030tt.jpg","appelsienen",5074]["220",8,4,"post","http://www.sandervandecruys.be/onlineExp/mooneyTD/img/tt/007tt.jpg","piano",2625]["220",9,4,"post","http://www.sandervandecruys.be/onlineExp/mooneyTD/img/tt/148tt.jpg","pijlgifkikker",6978]["220",0,5,"pre","http://www.sandervandecruys.be/onlineExp/mooneyTD/img/tt/823tt.jpg","koala",2406]["220",1,5,"pre","http://www.sandervandecruys.be/onlineExp/mooneyTD/img/tt/661tt.jpg","eend",1841]["220",2,5,"pre","http://www.sandervandecruys.be/onlineExp/mooneyTD/img/tt/595tt.jpg","haaientand",9406]["220",3,5,"pre","http://www.sandervandecruys.be/onlineExp/mooneyTD/img/tt/021tt.jpg","nachtdiertje",8316]["220",4,5,"pre","http://www.sandervandecruys.be/onlineExp/mooneyTD/img/tt/576tt.jpg","stofzuiger van de teletubbies",9983]["220",5,5,"pre","http://www.sandervandecruys.be/onlineExp/mooneyTD/img/tt/623tt.jpg","vogel",2989]["220",6,5,"pre","http://www.sandervandecruys.be/onlineExp/mooneyTD/img/tt/404tt.jpg","kip",2519]["220",7,5,"pre","http://www.sandervandecruys.be/onlineExp/mooneyTD/img/tt/745tt.jpg","schedel van een bizon",6549]["220",8,5,"pre","http://www.sandervandecruys.be/onlineExp/mooneyTD/img/tt/184tt.jpg","",1979]["220",9,5,"pre","http://www.sandervandecruys.be/onlineExp/mooneyTD/img/tt/812tt.jpg","kever",1099]["220",0,5,"post","http://www.sandervandecruys.be/onlineExp/mooneyTD/img/tt/576tt.jpg","piano",8592]["220",1,5,"post","http://www.sandervandecruys.be/onlineExp/mooneyTD/img/tt/812tt.jpg","wants",1802]["220",2,5,"post","http://www.sandervandecruys.be/onlineExp/mooneyTD/img/tt/661tt.jpg","eend",1076]["220",3,5,"post","http://www.sandervandecruys.be/onlineExp/mooneyTD/img/tt/745tt.jpg","piano",2302]["220",4,5,"post","http://www.sandervandecruys.be/onlineExp/mooneyTD/img/tt/404tt.jpg","",744]["220",5,5,"post","http://www.sandervandecruys.be/onlineExp/mooneyTD/img/tt/021tt.jpg","kat",840]["220",6,5,"post","http://www.sandervandecruys.be/onlineExp/mooneyTD/img/tt/184tt.jpg","vorken",1132]["220",7,5,"post","http://www.sandervandecruys.be/onlineExp/mooneyTD/img/tt/823tt.jpg","koala",1078]["220",8,5,"post","http://www.sandervandecruys.be/onlineExp/mooneyTD/img/tt/623tt.jpg","olifant die balanceert naast water",14320]["220",9,5,"post","http://www.sandervandecruys.be/onlineExp/mooneyTD/img/tt/595tt.jpg","",3452]</text:p>
          </table:table-cell>
          <table:table-cell table:number-columns-repeated="253"/>
        </table:table-row>
        <table:table-row table:style-name="ro1">
          <table:table-cell office:value-type="date" office:date-value="2016-04-12T14:33:04.000002" calcext:value-type="date">
            <text:p>4/12/2016 14:33: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"23",0,0,"pre","http://www.sandervandecruys.be/onlineExp/mooneyTD/img/tt/873tt.jpg","Larve",10649]["23",1,0,"pre","http://www.sandervandecruys.be/onlineExp/mooneyTD/img/tt/593tt.jpg","Man",7579]["23",2,0,"pre","http://www.sandervandecruys.be/onlineExp/mooneyTD/img/tt/404tt.jpg","",8092]["23",3,0,"pre","http://www.sandervandecruys.be/onlineExp/mooneyTD/img/tt/062tt.jpg","Kat",2957]["23",4,0,"pre","http://www.sandervandecruys.be/onlineExp/mooneyTD/img/tt/003tt.jpg","Dinosaurus",7039]["23",5,0,"pre","http://www.sandervandecruys.be/onlineExp/mooneyTD/img/tt/608tt.jpg","Aap",2110]["23",6,0,"pre","http://www.sandervandecruys.be/onlineExp/mooneyTD/img/tt/661tt.jpg","Kalkoen",2639]["23",7,0,"pre","http://www.sandervandecruys.be/onlineExp/mooneyTD/img/tt/007tt.jpg","Cirkelzaag",5793]["23",8,0,"pre","http://www.sandervandecruys.be/onlineExp/mooneyTD/img/tt/039tt.jpg","Punker",3290]["23",9,0,"pre","http://www.sandervandecruys.be/onlineExp/mooneyTD/img/tt/006tt.jpg","Kwal",2333]["23",0,0,"post","http://www.sandervandecruys.be/onlineExp/mooneyTD/img/tt/039tt.jpg","Hond",7805]["23",1,0,"post","http://www.sandervandecruys.be/onlineExp/mooneyTD/img/tt/003tt.jpg","Slang",4018]["23",2,0,"post","http://www.sandervandecruys.be/onlineExp/mooneyTD/img/tt/593tt.jpg","Bedelendevrouw",5847]["23",3,0,"post","http://www.sandervandecruys.be/onlineExp/mooneyTD/img/tt/404tt.jpg","Bloem",2043]["23",4,0,"post","http://www.sandervandecruys.be/onlineExp/mooneyTD/img/tt/873tt.jpg","Olifant",2477]["23",5,0,"post","http://www.sandervandecruys.be/onlineExp/mooneyTD/img/tt/608tt.jpg","Man",4618]["23",6,0,"post","http://www.sandervandecruys.be/onlineExp/mooneyTD/img/tt/661tt.jpg","Eend",1966]["23",7,0,"post","http://www.sandervandecruys.be/onlineExp/mooneyTD/img/tt/006tt.jpg","Kwal",1854]["23",8,0,"post","http://www.sandervandecruys.be/onlineExp/mooneyTD/img/tt/007tt.jpg","Piano",2395]["23",9,0,"post","http://www.sandervandecruys.be/onlineExp/mooneyTD/img/tt/062tt.jpg","Hond",2390]["23",0,1,"pre","http://www.sandervandecruys.be/onlineExp/mooneyTD/img/tt/573tt.jpg","Trein",1876]["23",1,1,"pre","http://www.sandervandecruys.be/onlineExp/mooneyTD/img/tt/184tt.jpg","Kam",2561]["23",2,1,"pre","http://www.sandervandecruys.be/onlineExp/mooneyTD/img/tt/691tt.jpg","Gras",4289]["23",3,1,"pre","http://www.sandervandecruys.be/onlineExp/mooneyTD/img/tt/005tt.jpg","Toilet",2620]["23",4,1,"pre","http://www.sandervandecruys.be/onlineExp/mooneyTD/img/tt/683tt.jpg","",5229]["23",5,1,"pre","http://www.sandervandecruys.be/onlineExp/mooneyTD/img/tt/576tt.jpg","Trombone",3216]["23",6,1,"pre","http://www.sandervandecruys.be/onlineExp/mooneyTD/img/tt/045tt.jpg","Kip",3249]["23",7,1,"pre","http://www.sandervandecruys.be/onlineExp/mooneyTD/img/tt/030tt.jpg","Appelsien",2961]["23",8,1,"pre","http://www.sandervandecruys.be/onlineExp/mooneyTD/img/tt/623tt.jpg","Buigendepersoon",5579]["23",9,1,"pre","http://www.sandervandecruys.be/onlineExp/mooneyTD/img/tt/609tt.jpg","Jaguar",3849]["23",0,1,"post","http://www.sandervandecruys.be/onlineExp/mooneyTD/img/tt/005tt.jpg","Toilet",2040]["23",1,1,"post","http://www.sandervandecruys.be/onlineExp/mooneyTD/img/tt/691tt.jpg","Koala",2507]["23",2,1,"post","http://www.sandervandecruys.be/onlineExp/mooneyTD/img/tt/184tt.jpg","Vorken",1736]["23",3,1,"post","http://www.sandervandecruys.be/onlineExp/mooneyTD/img/tt/609tt.jpg","Jaguar",2066]["23",4,1,"post","http://www.sandervandecruys.be/onlineExp/mooneyTD/img/tt/030tt.jpg","Appelsien",3125]["23",5,1,"post","http://www.sandervandecruys.be/onlineExp/mooneyTD/img/tt/576tt.jpg","Trombone",1874]["23",6,1,"post","http://www.sandervandecruys.be/onlineExp/mooneyTD/img/tt/683tt.jpg","Koala",2192]["23",7,1,"post","http://www.sandervandecruys.be/onlineExp/mooneyTD/img/tt/045tt.jpg","Kameleon",3766]["23",8,1,"post","http://www.sandervandecruys.be/onlineExp/mooneyTD/img/tt/623tt.jpg","Olifant",2372]["23",9,1,"post","http://www.sandervandecruys.be/onlineExp/mooneyTD/img/tt/573tt.jpg","Trein",1806]["23",0,2,"pre","http://www.sandervandecruys.be/onlineExp/mooneyTD/img/tt/853tt.jpg","Fluitje",2373]["23",1,2,"pre","http://www.sandervandecruys.be/onlineExp/mooneyTD/img/tt/025tt.jpg","Panter",3312]["23",2,2,"pre","http://www.sandervandecruys.be/onlineExp/mooneyTD/img/tt/192tt.jpg","Kip",3634]["23",3,2,"pre","http://www.sandervandecruys.be/onlineExp/mooneyTD/img/tt/745tt.jpg","Piano",2493]["23",4,2,"pre","http://www.sandervandecruys.be/onlineExp/mooneyTD/img/tt/792tt.jpg","Ananas",2186]["23",5,2,"pre","http://www.sandervandecruys.be/onlineExp/mooneyTD/img/tt/015tt.jpg","Leeuw",1952]["23",6,2,"pre","http://www.sandervandecruys.be/onlineExp/mooneyTD/img/tt/013tt.jpg","Jaguar",2320]["23",7,2,"pre","http://www.sandervandecruys.be/onlineExp/mooneyTD/img/tt/292tt.jpg","Mol",2665]["23",8,2,"pre","http://www.sandervandecruys.be/onlineExp/mooneyTD/img/tt/558tt.jpg","Hagedis",3099]["23",9,2,"pre","http://www.sandervandecruys.be/onlineExp/mooneyTD/img/tt/872tt.jpg","Kameleon",4152]["23",0,2,"post","http://www.sandervandecruys.be/onlineExp/mooneyTD/img/tt/192tt.jpg","Salamander",7927]["23",1,2,"post","http://www.sandervandecruys.be/onlineExp/mooneyTD/img/tt/558tt.jpg","Salamander",2656]["23",2,2,"post","http://www.sandervandecruys.be/onlineExp/mooneyTD/img/tt/015tt.jpg","Leeuw",1809]["23",3,2,"post","http://www.sandervandecruys.be/onlineExp/mooneyTD/img/tt/013tt.jpg","Jaguar",1245]["23",4,2,"post","http://www.sandervandecruys.be/onlineExp/mooneyTD/img/tt/025tt.jpg","Haas",1947]["23",5,2,"post","http://www.sandervandecruys.be/onlineExp/mooneyTD/img/tt/853tt.jpg","Fluitje",1451]["23",6,2,"post","http://www.sandervandecruys.be/onlineExp/mooneyTD/img/tt/792tt.jpg","nanas",830]["23",7,2,"post","http://www.sandervandecruys.be/onlineExp/mooneyTD/img/tt/292tt.jpg","Eekhoorn",2833]["23",8,2,"post","http://www.sandervandecruys.be/onlineExp/mooneyTD/img/tt/872tt.jpg","Vlinder",1847]["23",9,2,"post","http://www.sandervandecruys.be/onlineExp/mooneyTD/img/tt/745tt.jpg","Piano",1907]["23",0,3,"pre","http://www.sandervandecruys.be/onlineExp/mooneyTD/img/tt/874tt.jpg","Gasvuur",2806]["23",1,3,"pre","http://www.sandervandecruys.be/onlineExp/mooneyTD/img/tt/562tt.jpg","Broodrooster",3995]["23",2,3,"pre","http://www.sandervandecruys.be/onlineExp/mooneyTD/img/tt/655tt.jpg","Knoflook",9679]["23",3,3,"pre","http://www.sandervandecruys.be/onlineExp/mooneyTD/img/tt/721tt.jpg","Appelsien",2917]["23",4,3,"pre","http://www.sandervandecruys.be/onlineExp/mooneyTD/img/tt/863tt.jpg","Broodsnijmachine",7326]["23",5,3,"pre","http://www.sandervandecruys.be/onlineExp/mooneyTD/img/tt/738tt.jpg","Paprika",2439]["23",6,3,"pre","http://www.sandervandecruys.be/onlineExp/mooneyTD/img/tt/148tt.jpg","Kikker",2403]["23",7,3,"pre","http://www.sandervandecruys.be/onlineExp/mooneyTD/img/tt/560tt.jpg","Ei",4031]["23",8,3,"pre","http://www.sandervandecruys.be/onlineExp/mooneyTD/img/tt/273tt.jpg","Salamander",3635]["23",9,3,"pre","http://www.sandervandecruys.be/onlineExp/mooneyTD/img/tt/018tt.jpg","Roos",1582]["23",0,3,"post","http://www.sandervandecruys.be/onlineExp/mooneyTD/img/tt/273tt.jpg","kikker",3807]["23",1,3,"post","http://www.sandervandecruys.be/onlineExp/mooneyTD/img/tt/148tt.jpg","kikker",2414]["23",2,3,"post","http://www.sandervandecruys.be/onlineExp/mooneyTD/img/tt/738tt.jpg","paprika",1754]["23",3,3,"post","http://www.sandervandecruys.be/onlineExp/mooneyTD/img/tt/562tt.jpg","Broodrooster",3636]["23",4,3,"post","http://www.sandervandecruys.be/onlineExp/mooneyTD/img/tt/721tt.jpg","appelsien",1663]["23",5,3,"post","http://www.sandervandecruys.be/onlineExp/mooneyTD/img/tt/863tt.jpg","stoel",1287]["23",6,3,"post","http://www.sandervandecruys.be/onlineExp/mooneyTD/img/tt/560tt.jpg","pad",5638]["23",7,3,"post","http://www.sandervandecruys.be/onlineExp/mooneyTD/img/tt/655tt.jpg","ezels",1908]["23",8,3,"post","http://www.sandervandecruys.be/onlineExp/mooneyTD/img/tt/018tt.jpg","roos",1666]["23",9,3,"post","http://www.sandervandecruys.be/onlineExp/mooneyTD/img/tt/874tt.jpg","Gasvuur",1467]["23",0,4,"pre","http://www.sandervandecruys.be/onlineExp/mooneyTD/img/tt/021tt.jpg","bloem",2394]["23",1,4,"pre","http://www.sandervandecruys.be/onlineExp/mooneyTD/img/tt/728tt.jpg","arend",1796]["23",2,4,"pre","http://www.sandervandecruys.be/onlineExp/mooneyTD/img/tt/871tt.jpg","boer",1712]["23",3,4,"pre","http://www.sandervandecruys.be/onlineExp/mooneyTD/img/tt/729tt.jpg","uil",1530]["23",4,4,"pre","http://www.sandervandecruys.be/onlineExp/mooneyTD/img/tt/556tt.jpg","horloge",2158]["23",5,4,"pre","http://www.sandervandecruys.be/onlineExp/mooneyTD/img/tt/823tt.jpg","koala",1939]["23",6,4,"pre","http://www.sandervandecruys.be/onlineExp/mooneyTD/img/tt/864tt.jpg","verf",2610]["23",7,4,"pre","http://www.sandervandecruys.be/onlineExp/mooneyTD/img/tt/643tt.jpg","valies",6867]["23",8,4,"pre","http://www.sandervandecruys.be/onlineExp/mooneyTD/img/tt/812tt.jpg","pak",1344]["23",9,4,"pre","http://www.sandervandecruys.be/onlineExp/mooneyTD/img/tt/533tt.jpg","vlinder",2016]["23",0,4,"post","http://www.sandervandecruys.be/onlineExp/mooneyTD/img/tt/533tt.jpg","vlinder",1706]["23",1,4,"post","http://www.sandervandecruys.be/onlineExp/mooneyTD/img/tt/729tt.jpg","uiltjes",2625]["23",2,4,"post","http://www.sandervandecruys.be/onlineExp/mooneyTD/img/tt/556tt.jpg","horloge",1586]["23",3,4,"post","http://www.sandervandecruys.be/onlineExp/mooneyTD/img/tt/643tt.jpg","valies",1464]["23",4,4,"post","http://www.sandervandecruys.be/onlineExp/mooneyTD/img/tt/864tt.jpg","parasol",2539]["23",5,4,"post","http://www.sandervandecruys.be/onlineExp/mooneyTD/img/tt/823tt.jpg","koala",1338]["23",6,4,"post","http://www.sandervandecruys.be/onlineExp/mooneyTD/img/tt/871tt.jpg","boer",1146]["23",7,4,"post","http://www.sandervandecruys.be/onlineExp/mooneyTD/img/tt/812tt.jpg","insect",3060]["23",8,4,"post","http://www.sandervandecruys.be/onlineExp/mooneyTD/img/tt/728tt.jpg","poes",3232]["23",9,4,"post","http://www.sandervandecruys.be/onlineExp/mooneyTD/img/tt/021tt.jpg","poes",1649]["23",0,5,"pre","http://www.sandervandecruys.be/onlineExp/mooneyTD/img/tt/858tt.jpg","skateboarder",3563]["23",1,5,"pre","http://www.sandervandecruys.be/onlineExp/mooneyTD/img/tt/676tt.jpg","bejaarde",4067]["23",2,5,"pre","http://www.sandervandecruys.be/onlineExp/mooneyTD/img/tt/400tt.jpg","inktpen",4521]["23",3,5,"pre","http://www.sandervandecruys.be/onlineExp/mooneyTD/img/tt/429tt.jpg","vlinder",2331]["23",4,5,"pre","http://www.sandervandecruys.be/onlineExp/mooneyTD/img/tt/559tt.jpg","boer",2180]["23",5,5,"pre","http://www.sandervandecruys.be/onlineExp/mooneyTD/img/tt/859tt.jpg","kangooroo",2762]["23",6,5,"pre","http://www.sandervandecruys.be/onlineExp/mooneyTD/img/tt/017tt.jpg","ananassen",4350]["23",7,5,"pre","http://www.sandervandecruys.be/onlineExp/mooneyTD/img/tt/001tt.jpg","taxi",3756]["23",8,5,"pre","http://www.sandervandecruys.be/onlineExp/mooneyTD/img/tt/595tt.jpg","erwt",3322]["23",9,5,"pre","http://www.sandervandecruys.be/onlineExp/mooneyTD/img/tt/127tt.jpg","stoel",3501]["23",0,5,"post","http://www.sandervandecruys.be/onlineExp/mooneyTD/img/tt/400tt.jpg","kniptang",3020]["23",1,5,"post","http://www.sandervandecruys.be/onlineExp/mooneyTD/img/tt/676tt.jpg","huisje",3495]["23",2,5,"post","http://www.sandervandecruys.be/onlineExp/mooneyTD/img/tt/559tt.jpg","slang",3374]["23",3,5,"post","http://www.sandervandecruys.be/onlineExp/mooneyTD/img/tt/429tt.jpg","slang",1410]["23",4,5,"post","http://www.sandervandecruys.be/onlineExp/mooneyTD/img/tt/017tt.jpg","ananassen",2612]["23",5,5,"post","http://www.sandervandecruys.be/onlineExp/mooneyTD/img/tt/859tt.jpg","kangooroo",2022]["23",6,5,"post","http://www.sandervandecruys.be/onlineExp/mooneyTD/img/tt/127tt.jpg","huisje",2198]["23",7,5,"post","http://www.sandervandecruys.be/onlineExp/mooneyTD/img/tt/858tt.jpg","skier",1884]["23",8,5,"post","http://www.sandervandecruys.be/onlineExp/mooneyTD/img/tt/595tt.jpg","walvis",1529]["23",9,5,"post","http://www.sandervandecruys.be/onlineExp/mooneyTD/img/tt/001tt.jpg","motor",1823]</text:p>
          </table:table-cell>
          <table:table-cell table:number-columns-repeated="253"/>
        </table:table-row>
        <table:table-row table:style-name="ro1">
          <table:table-cell office:value-type="date" office:date-value="2016-04-13T12:30:45" calcext:value-type="date">
            <text:p>4/13/2016 12:30: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["301",0,0,"pre","http://www.sandervandecruys.be/onlineExp/mooneyTD/img/tt/062tt.jpg","wereld",7719]["301",1,0,"pre","http://www.sandervandecruys.be/onlineExp/mooneyTD/img/tt/858tt.jpg","mens",7560]["301",2,0,"pre","http://www.sandervandecruys.be/onlineExp/mooneyTD/img/tt/015tt.jpg","gezicht",7583]["301",3,0,"pre","http://www.sandervandecruys.be/onlineExp/mooneyTD/img/tt/148tt.jpg","hond",2221]["301",4,0,"pre","http://www.sandervandecruys.be/onlineExp/mooneyTD/img/tt/017tt.jpg","bloem",8735]["301",5,0,"pre","http://www.sandervandecruys.be/onlineExp/mooneyTD/img/tt/595tt.jpg","hoogspringer",13515]["301",6,0,"pre","http://www.sandervandecruys.be/onlineExp/mooneyTD/img/tt/562tt.jpg","hand",3615]["301",7,0,"pre","http://www.sandervandecruys.be/onlineExp/mooneyTD/img/tt/623tt.jpg","",12016]["301",8,0,"pre","http://www.sandervandecruys.be/onlineExp/mooneyTD/img/tt/292tt.jpg","",2983]["301",9,0,"pre","http://www.sandervandecruys.be/onlineExp/mooneyTD/img/tt/005tt.jpg","hoef",10497]["301",0,0,"post","http://www.sandervandecruys.be/onlineExp/mooneyTD/img/tt/148tt.jpg","hond",3934]["301",1,0,"post","http://www.sandervandecruys.be/onlineExp/mooneyTD/img/tt/062tt.jpg","",7457]["301",2,0,"post","http://www.sandervandecruys.be/onlineExp/mooneyTD/img/tt/017tt.jpg","ananas",4478]["301",3,0,"post","http://www.sandervandecruys.be/onlineExp/mooneyTD/img/tt/595tt.jpg","walvis",2895]["301",4,0,"post","http://www.sandervandecruys.be/onlineExp/mooneyTD/img/tt/292tt.jpg","eekhoorn",2839]["301",5,0,"post","http://www.sandervandecruys.be/onlineExp/mooneyTD/img/tt/858tt.jpg","skiier",6205]["301",6,0,"post","http://www.sandervandecruys.be/onlineExp/mooneyTD/img/tt/623tt.jpg","olifant",2762]["301",7,0,"post","http://www.sandervandecruys.be/onlineExp/mooneyTD/img/tt/005tt.jpg","toilet",2767]["301",8,0,"post","http://www.sandervandecruys.be/onlineExp/mooneyTD/img/tt/015tt.jpg","leeuw",2723]["301",9,0,"post","http://www.sandervandecruys.be/onlineExp/mooneyTD/img/tt/562tt.jpg","",3398]["301",0,1,"pre","http://www.sandervandecruys.be/onlineExp/mooneyTD/img/tt/873tt.jpg","olifant",1998]["301",1,1,"pre","http://www.sandervandecruys.be/onlineExp/mooneyTD/img/tt/608tt.jpg","",3265]["301",2,1,"pre","http://www.sandervandecruys.be/onlineExp/mooneyTD/img/tt/729tt.jpg","slang",2497]["301",3,1,"pre","http://www.sandervandecruys.be/onlineExp/mooneyTD/img/tt/745tt.jpg","zaag",9439]["301",4,1,"pre","http://www.sandervandecruys.be/onlineExp/mooneyTD/img/tt/030tt.jpg","donuts",2670]["301",5,1,"pre","http://www.sandervandecruys.be/onlineExp/mooneyTD/img/tt/429tt.jpg","fiets",5038]["301",6,1,"pre","http://www.sandervandecruys.be/onlineExp/mooneyTD/img/tt/400tt.jpg","tang",2799]["301",7,1,"pre","http://www.sandervandecruys.be/onlineExp/mooneyTD/img/tt/021tt.jpg","kat",1780]["301",8,1,"pre","http://www.sandervandecruys.be/onlineExp/mooneyTD/img/tt/559tt.jpg","roos",3920]["301",9,1,"pre","http://www.sandervandecruys.be/onlineExp/mooneyTD/img/tt/874tt.jpg","pan",2386]["301",0,1,"post","http://www.sandervandecruys.be/onlineExp/mooneyTD/img/tt/030tt.jpg","appelsienen",4110]["301",1,1,"post","http://www.sandervandecruys.be/onlineExp/mooneyTD/img/tt/729tt.jpg","uilen",3877]["301",2,1,"post","http://www.sandervandecruys.be/onlineExp/mooneyTD/img/tt/559tt.jpg","slang",4918]["301",3,1,"post","http://www.sandervandecruys.be/onlineExp/mooneyTD/img/tt/429tt.jpg","olifant",9122]["301",4,1,"post","http://www.sandervandecruys.be/onlineExp/mooneyTD/img/tt/021tt.jpg","kat",1226]["301",5,1,"post","http://www.sandervandecruys.be/onlineExp/mooneyTD/img/tt/873tt.jpg","olifant",1847]["301",6,1,"post","http://www.sandervandecruys.be/onlineExp/mooneyTD/img/tt/608tt.jpg","mens",5587]["301",7,1,"post","http://www.sandervandecruys.be/onlineExp/mooneyTD/img/tt/400tt.jpg","tang",1424]["301",8,1,"post","http://www.sandervandecruys.be/onlineExp/mooneyTD/img/tt/745tt.jpg","zaag",6322]["301",9,1,"post","http://www.sandervandecruys.be/onlineExp/mooneyTD/img/tt/874tt.jpg","vuur",1762]["301",0,2,"pre","http://www.sandervandecruys.be/onlineExp/mooneyTD/img/tt/812tt.jpg","zwaard",4353]["301",1,2,"pre","http://www.sandervandecruys.be/onlineExp/mooneyTD/img/tt/871tt.jpg","boer",2974]["301",2,2,"pre","http://www.sandervandecruys.be/onlineExp/mooneyTD/img/tt/007tt.jpg","piano",3192]["301",3,2,"pre","http://www.sandervandecruys.be/onlineExp/mooneyTD/img/tt/045tt.jpg","kikker",2217]["301",4,2,"pre","http://www.sandervandecruys.be/onlineExp/mooneyTD/img/tt/558tt.jpg","bloem",2223]["301",5,2,"pre","http://www.sandervandecruys.be/onlineExp/mooneyTD/img/tt/643tt.jpg","tas",1828]["301",6,2,"pre","http://www.sandervandecruys.be/onlineExp/mooneyTD/img/tt/721tt.jpg","fruit",12881]["301",7,2,"pre","http://www.sandervandecruys.be/onlineExp/mooneyTD/img/tt/003tt.jpg","kip",2921]["301",8,2,"pre","http://www.sandervandecruys.be/onlineExp/mooneyTD/img/tt/593tt.jpg","mens",3282]["301",9,2,"pre","http://www.sandervandecruys.be/onlineExp/mooneyTD/img/tt/184tt.jpg","vorken",2340]["301",0,2,"post","http://www.sandervandecruys.be/onlineExp/mooneyTD/img/tt/184tt.jpg","vorken",1926]["301",1,2,"post","http://www.sandervandecruys.be/onlineExp/mooneyTD/img/tt/812tt.jpg","tor",2309]["301",2,2,"post","http://www.sandervandecruys.be/onlineExp/mooneyTD/img/tt/007tt.jpg","piano",1358]["301",3,2,"post","http://www.sandervandecruys.be/onlineExp/mooneyTD/img/tt/871tt.jpg","boer",1487]["301",4,2,"post","http://www.sandervandecruys.be/onlineExp/mooneyTD/img/tt/643tt.jpg","tas",1122]["301",5,2,"post","http://www.sandervandecruys.be/onlineExp/mooneyTD/img/tt/593tt.jpg","mens",1213]["301",6,2,"post","http://www.sandervandecruys.be/onlineExp/mooneyTD/img/tt/003tt.jpg","kikker",3737]["301",7,2,"post","http://www.sandervandecruys.be/onlineExp/mooneyTD/img/tt/558tt.jpg","slang",2791]["301",8,2,"post","http://www.sandervandecruys.be/onlineExp/mooneyTD/img/tt/045tt.jpg","kikker",4508]["301",9,2,"post","http://www.sandervandecruys.be/onlineExp/mooneyTD/img/tt/721tt.jpg","appelsien",1982]["301",0,3,"pre","http://www.sandervandecruys.be/onlineExp/mooneyTD/img/tt/676tt.jpg","hek",3543]["301",1,3,"pre","http://www.sandervandecruys.be/onlineExp/mooneyTD/img/tt/661tt.jpg","eend",1424]["301",2,3,"pre","http://www.sandervandecruys.be/onlineExp/mooneyTD/img/tt/039tt.jpg","kikker",2418]["301",3,3,"pre","http://www.sandervandecruys.be/onlineExp/mooneyTD/img/tt/013tt.jpg","luipaard",3261]["301",4,3,"pre","http://www.sandervandecruys.be/onlineExp/mooneyTD/img/tt/018tt.jpg","roos",1551]["301",5,3,"pre","http://www.sandervandecruys.be/onlineExp/mooneyTD/img/tt/864tt.jpg","",8435]["301",6,3,"pre","http://www.sandervandecruys.be/onlineExp/mooneyTD/img/tt/792tt.jpg","ananasplant",5066]["301",7,3,"pre","http://www.sandervandecruys.be/onlineExp/mooneyTD/img/tt/006tt.jpg","vuur",2585]["301",8,3,"pre","http://www.sandervandecruys.be/onlineExp/mooneyTD/img/tt/192tt.jpg","kat",2761]["301",9,3,"pre","http://www.sandervandecruys.be/onlineExp/mooneyTD/img/tt/404tt.jpg","bloem",3598]["301",0,3,"post","http://www.sandervandecruys.be/onlineExp/mooneyTD/img/tt/018tt.jpg","roos",4094]["301",1,3,"post","http://www.sandervandecruys.be/onlineExp/mooneyTD/img/tt/039tt.jpg","bloem",1764]["301",2,3,"post","http://www.sandervandecruys.be/onlineExp/mooneyTD/img/tt/404tt.jpg","bloem",1791]["301",3,3,"post","http://www.sandervandecruys.be/onlineExp/mooneyTD/img/tt/676tt.jpg","huis",922]["301",4,3,"post","http://www.sandervandecruys.be/onlineExp/mooneyTD/img/tt/192tt.jpg","kat",1215]["301",5,3,"post","http://www.sandervandecruys.be/onlineExp/mooneyTD/img/tt/792tt.jpg","ananasplant",5596]["301",6,3,"post","http://www.sandervandecruys.be/onlineExp/mooneyTD/img/tt/661tt.jpg","eend",906]["301",7,3,"post","http://www.sandervandecruys.be/onlineExp/mooneyTD/img/tt/006tt.jpg","kwal",1662]["301",8,3,"post","http://www.sandervandecruys.be/onlineExp/mooneyTD/img/tt/864tt.jpg","parasol",1863]["301",9,3,"post","http://www.sandervandecruys.be/onlineExp/mooneyTD/img/tt/013tt.jpg","luipaard",2228]["301",0,4,"pre","http://www.sandervandecruys.be/onlineExp/mooneyTD/img/tt/859tt.jpg","strand",4268]["301",1,4,"pre","http://www.sandervandecruys.be/onlineExp/mooneyTD/img/tt/560tt.jpg","paddestoel",3527]["301",2,4,"pre","http://www.sandervandecruys.be/onlineExp/mooneyTD/img/tt/853tt.jpg","kip",7487]["301",3,4,"pre","http://www.sandervandecruys.be/onlineExp/mooneyTD/img/tt/025tt.jpg","konijn",2220]["301",4,4,"pre","http://www.sandervandecruys.be/onlineExp/mooneyTD/img/tt/573tt.jpg","trein",1731]["301",5,4,"pre","http://www.sandervandecruys.be/onlineExp/mooneyTD/img/tt/728tt.jpg","cowboy",3613]["301",6,4,"pre","http://www.sandervandecruys.be/onlineExp/mooneyTD/img/tt/127tt.jpg","busje",1607]["301",7,4,"pre","http://www.sandervandecruys.be/onlineExp/mooneyTD/img/tt/872tt.jpg","bloem",3295]["301",8,4,"pre","http://www.sandervandecruys.be/onlineExp/mooneyTD/img/tt/691tt.jpg","",3456]["301",9,4,"pre","http://www.sandervandecruys.be/onlineExp/mooneyTD/img/tt/576tt.jpg","mens",1431]["301",0,4,"post","http://www.sandervandecruys.be/onlineExp/mooneyTD/img/tt/576tt.jpg","mens",4200]["301",1,4,"post","http://www.sandervandecruys.be/onlineExp/mooneyTD/img/tt/560tt.jpg","paddestoel",3888]["301",2,4,"post","http://www.sandervandecruys.be/onlineExp/mooneyTD/img/tt/025tt.jpg","konijn",1906]["301",3,4,"post","http://www.sandervandecruys.be/onlineExp/mooneyTD/img/tt/859tt.jpg","kangeroo",2961]["301",4,4,"post","http://www.sandervandecruys.be/onlineExp/mooneyTD/img/tt/573tt.jpg","trein",986]["301",5,4,"post","http://www.sandervandecruys.be/onlineExp/mooneyTD/img/tt/691tt.jpg","luipaard",2193]["301",6,4,"post","http://www.sandervandecruys.be/onlineExp/mooneyTD/img/tt/872tt.jpg","vlinder",2327]["301",7,4,"post","http://www.sandervandecruys.be/onlineExp/mooneyTD/img/tt/853tt.jpg","uil",4224]["301",8,4,"post","http://www.sandervandecruys.be/onlineExp/mooneyTD/img/tt/127tt.jpg","huisje",4234]["301",9,4,"post","http://www.sandervandecruys.be/onlineExp/mooneyTD/img/tt/728tt.jpg","uil",1508]["301",0,5,"pre","http://www.sandervandecruys.be/onlineExp/mooneyTD/img/tt/683tt.jpg","koala",1491]["301",1,5,"pre","http://www.sandervandecruys.be/onlineExp/mooneyTD/img/tt/655tt.jpg","hond",2999]["301",2,5,"pre","http://www.sandervandecruys.be/onlineExp/mooneyTD/img/tt/001tt.jpg","stad",4900]["301",3,5,"pre","http://www.sandervandecruys.be/onlineExp/mooneyTD/img/tt/863tt.jpg","stoel",1901]["301",4,5,"pre","http://www.sandervandecruys.be/onlineExp/mooneyTD/img/tt/533tt.jpg","koffiebonen",4187]["301",5,5,"pre","http://www.sandervandecruys.be/onlineExp/mooneyTD/img/tt/609tt.jpg","luipaard",2372]["301",6,5,"pre","http://www.sandervandecruys.be/onlineExp/mooneyTD/img/tt/823tt.jpg","koala",1661]["301",7,5,"pre","http://www.sandervandecruys.be/onlineExp/mooneyTD/img/tt/273tt.jpg","kat",2839]["301",8,5,"pre","http://www.sandervandecruys.be/onlineExp/mooneyTD/img/tt/738tt.jpg","fototoestel",6125]["301",9,5,"pre","http://www.sandervandecruys.be/onlineExp/mooneyTD/img/tt/556tt.jpg","",6120]["301",0,5,"post","http://www.sandervandecruys.be/onlineExp/mooneyTD/img/tt/683tt.jpg","koala",3656]["301",1,5,"post","http://www.sandervandecruys.be/onlineExp/mooneyTD/img/tt/533tt.jpg","vlinder",2660]["301",2,5,"post","http://www.sandervandecruys.be/onlineExp/mooneyTD/img/tt/823tt.jpg","koala",1991]["301",3,5,"post","http://www.sandervandecruys.be/onlineExp/mooneyTD/img/tt/556tt.jpg","horloge",13912]["301",4,5,"post","http://www.sandervandecruys.be/onlineExp/mooneyTD/img/tt/609tt.jpg","luipaard",1832]["301",5,5,"post","http://www.sandervandecruys.be/onlineExp/mooneyTD/img/tt/001tt.jpg","motor",1527]["301",6,5,"post","http://www.sandervandecruys.be/onlineExp/mooneyTD/img/tt/863tt.jpg","stoel",1114]["301",7,5,"post","http://www.sandervandecruys.be/onlineExp/mooneyTD/img/tt/273tt.jpg","salamander",1830]["301",8,5,"post","http://www.sandervandecruys.be/onlineExp/mooneyTD/img/tt/655tt.jpg","ezels",1619]["301",9,5,"post","http://www.sandervandecruys.be/onlineExp/mooneyTD/img/tt/738tt.jpg","hand",8202]</text:p>
          </table:table-cell>
          <table:table-cell table:number-columns-repeated="253"/>
        </table:table-row>
        <table:table-row table:style-name="ro1">
          <table:table-cell office:value-type="date" office:date-value="2016-04-14T11:09:20" calcext:value-type="date">
            <text:p>4/14/2016 11:09: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"19",0,0,"pre","http://www.sandervandecruys.be/onlineExp/mooneyTD/img/tt/676tt.jpg","tuin",2040]["19",1,0,"pre","http://www.sandervandecruys.be/onlineExp/mooneyTD/img/tt/013tt.jpg","panter",2968]["19",2,0,"pre","http://www.sandervandecruys.be/onlineExp/mooneyTD/img/tt/643tt.jpg","boot",1148]["19",3,0,"pre","http://www.sandervandecruys.be/onlineExp/mooneyTD/img/tt/006tt.jpg","kwal",1808]["19",4,0,"pre","http://www.sandervandecruys.be/onlineExp/mooneyTD/img/tt/873tt.jpg","olifant",1790]["19",5,0,"pre","http://www.sandervandecruys.be/onlineExp/mooneyTD/img/tt/007tt.jpg","vleugelpiano",4368]["19",6,0,"pre","http://www.sandervandecruys.be/onlineExp/mooneyTD/img/tt/728tt.jpg","boom",2540]["19",7,0,"pre","http://www.sandervandecruys.be/onlineExp/mooneyTD/img/tt/001tt.jpg","motor",1967]["19",8,0,"pre","http://www.sandervandecruys.be/onlineExp/mooneyTD/img/tt/558tt.jpg","vis",2047]["19",9,0,"pre","http://www.sandervandecruys.be/onlineExp/mooneyTD/img/tt/853tt.jpg","fles",1356]["19",0,0,"post","http://www.sandervandecruys.be/onlineExp/mooneyTD/img/tt/006tt.jpg","kwal",2047]["19",1,0,"post","http://www.sandervandecruys.be/onlineExp/mooneyTD/img/tt/728tt.jpg","uil",1723]["19",2,0,"post","http://www.sandervandecruys.be/onlineExp/mooneyTD/img/tt/853tt.jpg","tas",1877]["19",3,0,"post","http://www.sandervandecruys.be/onlineExp/mooneyTD/img/tt/013tt.jpg","panter",1171]["19",4,0,"post","http://www.sandervandecruys.be/onlineExp/mooneyTD/img/tt/676tt.jpg","huis",1758]["19",5,0,"post","http://www.sandervandecruys.be/onlineExp/mooneyTD/img/tt/643tt.jpg","tas",1753]["19",6,0,"post","http://www.sandervandecruys.be/onlineExp/mooneyTD/img/tt/001tt.jpg","motor",1283]["19",7,0,"post","http://www.sandervandecruys.be/onlineExp/mooneyTD/img/tt/558tt.jpg","kikker",1506]["19",8,0,"post","http://www.sandervandecruys.be/onlineExp/mooneyTD/img/tt/007tt.jpg","vleugelpiano",3206]["19",9,0,"post","http://www.sandervandecruys.be/onlineExp/mooneyTD/img/tt/873tt.jpg","olifant",1942]["19",0,1,"pre","http://www.sandervandecruys.be/onlineExp/mooneyTD/img/tt/015tt.jpg","leeuw",1089]["19",1,1,"pre","http://www.sandervandecruys.be/onlineExp/mooneyTD/img/tt/595tt.jpg","boot",1387]["19",2,1,"pre","http://www.sandervandecruys.be/onlineExp/mooneyTD/img/tt/030tt.jpg","appelsien",3341]["19",3,1,"pre","http://www.sandervandecruys.be/onlineExp/mooneyTD/img/tt/691tt.jpg","tijger",1903]["19",4,1,"pre","http://www.sandervandecruys.be/onlineExp/mooneyTD/img/tt/573tt.jpg","trein",1246]["19",5,1,"pre","http://www.sandervandecruys.be/onlineExp/mooneyTD/img/tt/184tt.jpg","vork",1435]["19",6,1,"pre","http://www.sandervandecruys.be/onlineExp/mooneyTD/img/tt/148tt.jpg","kikker",1293]["19",7,1,"pre","http://www.sandervandecruys.be/onlineExp/mooneyTD/img/tt/812tt.jpg","",1148]["19",8,1,"pre","http://www.sandervandecruys.be/onlineExp/mooneyTD/img/tt/127tt.jpg","auto",2183]["19",9,1,"pre","http://www.sandervandecruys.be/onlineExp/mooneyTD/img/tt/576tt.jpg","",781]["19",0,1,"post","http://www.sandervandecruys.be/onlineExp/mooneyTD/img/tt/576tt.jpg","",936]["19",1,1,"post","http://www.sandervandecruys.be/onlineExp/mooneyTD/img/tt/691tt.jpg","panter",3213]["19",2,1,"post","http://www.sandervandecruys.be/onlineExp/mooneyTD/img/tt/015tt.jpg","leeuw",1261]["19",3,1,"post","http://www.sandervandecruys.be/onlineExp/mooneyTD/img/tt/573tt.jpg","trein",1355]["19",4,1,"post","http://www.sandervandecruys.be/onlineExp/mooneyTD/img/tt/184tt.jpg","vork",1659]["19",5,1,"post","http://www.sandervandecruys.be/onlineExp/mooneyTD/img/tt/148tt.jpg","kikker",1971]["19",6,1,"post","http://www.sandervandecruys.be/onlineExp/mooneyTD/img/tt/812tt.jpg","insect",2035]["19",7,1,"post","http://www.sandervandecruys.be/onlineExp/mooneyTD/img/tt/030tt.jpg","appelsien",1797]["19",8,1,"post","http://www.sandervandecruys.be/onlineExp/mooneyTD/img/tt/127tt.jpg","huisje",1264]["19",9,1,"post","http://www.sandervandecruys.be/onlineExp/mooneyTD/img/tt/595tt.jpg","walvis",1919]["19",0,2,"pre","http://www.sandervandecruys.be/onlineExp/mooneyTD/img/tt/400tt.jpg","tang",1059]["19",1,2,"pre","http://www.sandervandecruys.be/onlineExp/mooneyTD/img/tt/872tt.jpg","vlinder",1516]["19",2,2,"pre","http://www.sandervandecruys.be/onlineExp/mooneyTD/img/tt/560tt.jpg","hut",1089]["19",3,2,"pre","http://www.sandervandecruys.be/onlineExp/mooneyTD/img/tt/429tt.jpg","",1658]["19",4,2,"pre","http://www.sandervandecruys.be/onlineExp/mooneyTD/img/tt/062tt.jpg","hond",1138]["19",5,2,"pre","http://www.sandervandecruys.be/onlineExp/mooneyTD/img/tt/729tt.jpg","",2537]["19",6,2,"pre","http://www.sandervandecruys.be/onlineExp/mooneyTD/img/tt/005tt.jpg","wc",2699]["19",7,2,"pre","http://www.sandervandecruys.be/onlineExp/mooneyTD/img/tt/859tt.jpg","insect",1903]["19",8,2,"pre","http://www.sandervandecruys.be/onlineExp/mooneyTD/img/tt/593tt.jpg","mens",1069]["19",9,2,"pre","http://www.sandervandecruys.be/onlineExp/mooneyTD/img/tt/292tt.jpg","muis",1958]["19",0,2,"post","http://www.sandervandecruys.be/onlineExp/mooneyTD/img/tt/062tt.jpg","hond",1680]["19",1,2,"post","http://www.sandervandecruys.be/onlineExp/mooneyTD/img/tt/593tt.jpg","mens",985]["19",2,2,"post","http://www.sandervandecruys.be/onlineExp/mooneyTD/img/tt/859tt.jpg","kangoeroe",1648]["19",3,2,"post","http://www.sandervandecruys.be/onlineExp/mooneyTD/img/tt/872tt.jpg","vlinder",1640]["19",4,2,"post","http://www.sandervandecruys.be/onlineExp/mooneyTD/img/tt/429tt.jpg","kikker",4655]["19",5,2,"post","http://www.sandervandecruys.be/onlineExp/mooneyTD/img/tt/005tt.jpg","wc",1748]["19",6,2,"post","http://www.sandervandecruys.be/onlineExp/mooneyTD/img/tt/729tt.jpg","uilen",1438]["19",7,2,"post","http://www.sandervandecruys.be/onlineExp/mooneyTD/img/tt/560tt.jpg","kikker",1345]["19",8,2,"post","http://www.sandervandecruys.be/onlineExp/mooneyTD/img/tt/400tt.jpg","tang",1089]["19",9,2,"post","http://www.sandervandecruys.be/onlineExp/mooneyTD/img/tt/292tt.jpg","eekhoorn",3099]["19",0,3,"pre","http://www.sandervandecruys.be/onlineExp/mooneyTD/img/tt/683tt.jpg","hond",1018]["19",1,3,"pre","http://www.sandervandecruys.be/onlineExp/mooneyTD/img/tt/562tt.jpg","slijper",3234]["19",2,3,"pre","http://www.sandervandecruys.be/onlineExp/mooneyTD/img/tt/404tt.jpg","bloem",1138]["19",3,3,"pre","http://www.sandervandecruys.be/onlineExp/mooneyTD/img/tt/858tt.jpg","skieer",2461]["19",4,3,"pre","http://www.sandervandecruys.be/onlineExp/mooneyTD/img/tt/559tt.jpg","kikker",1545]["19",5,3,"pre","http://www.sandervandecruys.be/onlineExp/mooneyTD/img/tt/018tt.jpg","roos",830]["19",6,3,"pre","http://www.sandervandecruys.be/onlineExp/mooneyTD/img/tt/792tt.jpg","veld",2017]["19",7,3,"pre","http://www.sandervandecruys.be/onlineExp/mooneyTD/img/tt/823tt.jpg","koala",2034]["19",8,3,"pre","http://www.sandervandecruys.be/onlineExp/mooneyTD/img/tt/738tt.jpg","paprika",2036]["19",9,3,"pre","http://www.sandervandecruys.be/onlineExp/mooneyTD/img/tt/863tt.jpg","boot",3670]["19",0,3,"post","http://www.sandervandecruys.be/onlineExp/mooneyTD/img/tt/792tt.jpg","ananas",2251]["19",1,3,"post","http://www.sandervandecruys.be/onlineExp/mooneyTD/img/tt/562tt.jpg","broodrooster",2242]["19",2,3,"post","http://www.sandervandecruys.be/onlineExp/mooneyTD/img/tt/018tt.jpg","roos",905]["19",3,3,"post","http://www.sandervandecruys.be/onlineExp/mooneyTD/img/tt/559tt.jpg","kikker",1310]["19",4,3,"post","http://www.sandervandecruys.be/onlineExp/mooneyTD/img/tt/858tt.jpg","schansspringer",3662]["19",5,3,"post","http://www.sandervandecruys.be/onlineExp/mooneyTD/img/tt/863tt.jpg","stoel",3816]["19",6,3,"post","http://www.sandervandecruys.be/onlineExp/mooneyTD/img/tt/738tt.jpg","paprika",1592]["19",7,3,"post","http://www.sandervandecruys.be/onlineExp/mooneyTD/img/tt/404tt.jpg","bloem",1216]["19",8,3,"post","http://www.sandervandecruys.be/onlineExp/mooneyTD/img/tt/683tt.jpg","koala",1244]["19",9,3,"post","http://www.sandervandecruys.be/onlineExp/mooneyTD/img/tt/823tt.jpg","koala",1897]["19",0,4,"pre","http://www.sandervandecruys.be/onlineExp/mooneyTD/img/tt/039tt.jpg","bloem",1265]["19",1,4,"pre","http://www.sandervandecruys.be/onlineExp/mooneyTD/img/tt/017tt.jpg","ananas",1487]["19",2,4,"pre","http://www.sandervandecruys.be/onlineExp/mooneyTD/img/tt/556tt.jpg","riem",2163]["19",3,4,"pre","http://www.sandervandecruys.be/onlineExp/mooneyTD/img/tt/003tt.jpg","dier",2440]["19",4,4,"pre","http://www.sandervandecruys.be/onlineExp/mooneyTD/img/tt/045tt.jpg","papagaai",2452]["19",5,4,"pre","http://www.sandervandecruys.be/onlineExp/mooneyTD/img/tt/025tt.jpg","konijn",2656]["19",6,4,"pre","http://www.sandervandecruys.be/onlineExp/mooneyTD/img/tt/745tt.jpg","piano",1442]["19",7,4,"pre","http://www.sandervandecruys.be/onlineExp/mooneyTD/img/tt/273tt.jpg","",3460]["19",8,4,"pre","http://www.sandervandecruys.be/onlineExp/mooneyTD/img/tt/655tt.jpg","dier",1724]["19",9,4,"pre","http://www.sandervandecruys.be/onlineExp/mooneyTD/img/tt/874tt.jpg","gasvuur",2453]["19",0,4,"post","http://www.sandervandecruys.be/onlineExp/mooneyTD/img/tt/003tt.jpg","slang",964]["19",1,4,"post","http://www.sandervandecruys.be/onlineExp/mooneyTD/img/tt/017tt.jpg","ananas",2089]["19",2,4,"post","http://www.sandervandecruys.be/onlineExp/mooneyTD/img/tt/273tt.jpg","leguaan",2205]["19",3,4,"post","http://www.sandervandecruys.be/onlineExp/mooneyTD/img/tt/045tt.jpg","leguaan",1507]["19",4,4,"post","http://www.sandervandecruys.be/onlineExp/mooneyTD/img/tt/039tt.jpg","bloem",1128]["19",5,4,"post","http://www.sandervandecruys.be/onlineExp/mooneyTD/img/tt/745tt.jpg","piano",1106]["19",6,4,"post","http://www.sandervandecruys.be/onlineExp/mooneyTD/img/tt/025tt.jpg","konijn",1372]["19",7,4,"post","http://www.sandervandecruys.be/onlineExp/mooneyTD/img/tt/655tt.jpg","ezels",1197]["19",8,4,"post","http://www.sandervandecruys.be/onlineExp/mooneyTD/img/tt/874tt.jpg","gasvuur",1385]["19",9,4,"post","http://www.sandervandecruys.be/onlineExp/mooneyTD/img/tt/556tt.jpg","horloge",3275]["19",0,5,"pre","http://www.sandervandecruys.be/onlineExp/mooneyTD/img/tt/609tt.jpg","jachtluipaard",3376]["19",1,5,"pre","http://www.sandervandecruys.be/onlineExp/mooneyTD/img/tt/533tt.jpg","vlinder",1331]["19",2,5,"pre","http://www.sandervandecruys.be/onlineExp/mooneyTD/img/tt/192tt.jpg","",3108]["19",3,5,"pre","http://www.sandervandecruys.be/onlineExp/mooneyTD/img/tt/721tt.jpg","kaars",1313]["19",4,5,"pre","http://www.sandervandecruys.be/onlineExp/mooneyTD/img/tt/661tt.jpg","dier",1439]["19",5,5,"pre","http://www.sandervandecruys.be/onlineExp/mooneyTD/img/tt/864tt.jpg","parasol",1875]["19",6,5,"pre","http://www.sandervandecruys.be/onlineExp/mooneyTD/img/tt/871tt.jpg","veldwerker",3056]["19",7,5,"pre","http://www.sandervandecruys.be/onlineExp/mooneyTD/img/tt/021tt.jpg","bos",1229]["19",8,5,"pre","http://www.sandervandecruys.be/onlineExp/mooneyTD/img/tt/608tt.jpg","",810]["19",9,5,"pre","http://www.sandervandecruys.be/onlineExp/mooneyTD/img/tt/623tt.jpg","mens",1548]["19",0,5,"post","http://www.sandervandecruys.be/onlineExp/mooneyTD/img/tt/661tt.jpg","eend",1055]["19",1,5,"post","http://www.sandervandecruys.be/onlineExp/mooneyTD/img/tt/864tt.jpg","parasol",1641]["19",2,5,"post","http://www.sandervandecruys.be/onlineExp/mooneyTD/img/tt/623tt.jpg","olifant",2384]["19",3,5,"post","http://www.sandervandecruys.be/onlineExp/mooneyTD/img/tt/871tt.jpg","veldwerker",1787]["19",4,5,"post","http://www.sandervandecruys.be/onlineExp/mooneyTD/img/tt/533tt.jpg","vlinder",1238]["19",5,5,"post","http://www.sandervandecruys.be/onlineExp/mooneyTD/img/tt/021tt.jpg","kat",643]["19",6,5,"post","http://www.sandervandecruys.be/onlineExp/mooneyTD/img/tt/721tt.jpg","appelsien",1618]["19",7,5,"post","http://www.sandervandecruys.be/onlineExp/mooneyTD/img/tt/608tt.jpg","mensen",1385]["19",8,5,"post","http://www.sandervandecruys.be/onlineExp/mooneyTD/img/tt/192tt.jpg","kat",1066]["19",9,5,"post","http://www.sandervandecruys.be/onlineExp/mooneyTD/img/tt/609tt.jpg","jachtluipaard",2867]</text:p>
          </table:table-cell>
          <table:table-cell table:number-columns-repeated="253"/>
        </table:table-row>
        <table:table-row table:style-name="ro1">
          <table:table-cell office:value-type="date" office:date-value="2016-04-14T13:43:23" calcext:value-type="date">
            <text:p>4/14/2016 13:43: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"9",0,0,"pre","http://www.sandervandecruys.be/onlineExp/mooneyTD/img/tt/429tt.jpg","dinosaurus",6565]["9",1,0,"pre","http://www.sandervandecruys.be/onlineExp/mooneyTD/img/tt/864tt.jpg","paraplu",7309]["9",2,0,"pre","http://www.sandervandecruys.be/onlineExp/mooneyTD/img/tt/560tt.jpg","eierschaal",5903]["9",3,0,"pre","http://www.sandervandecruys.be/onlineExp/mooneyTD/img/tt/608tt.jpg","gezicht",13918]["9",4,0,"pre","http://www.sandervandecruys.be/onlineExp/mooneyTD/img/tt/030tt.jpg","donuts",3472]["9",5,0,"pre","http://www.sandervandecruys.be/onlineExp/mooneyTD/img/tt/573tt.jpg","gebouw",6940]["9",6,0,"pre","http://www.sandervandecruys.be/onlineExp/mooneyTD/img/tt/556tt.jpg","riem",4176]["9",7,0,"pre","http://www.sandervandecruys.be/onlineExp/mooneyTD/img/tt/558tt.jpg","plant",2720]["9",8,0,"pre","http://www.sandervandecruys.be/onlineExp/mooneyTD/img/tt/006tt.jpg","kwal",2528]["9",9,0,"pre","http://www.sandervandecruys.be/onlineExp/mooneyTD/img/tt/874tt.jpg","boot",14765]["9",0,0,"post","http://www.sandervandecruys.be/onlineExp/mooneyTD/img/tt/556tt.jpg","horloge",3735]["9",1,0,"post","http://www.sandervandecruys.be/onlineExp/mooneyTD/img/tt/429tt.jpg","slang",2290]["9",2,0,"post","http://www.sandervandecruys.be/onlineExp/mooneyTD/img/tt/030tt.jpg","appelsienen",4637]["9",3,0,"post","http://www.sandervandecruys.be/onlineExp/mooneyTD/img/tt/006tt.jpg","kwal",1185]["9",4,0,"post","http://www.sandervandecruys.be/onlineExp/mooneyTD/img/tt/608tt.jpg","vrouw",2461]["9",5,0,"post","http://www.sandervandecruys.be/onlineExp/mooneyTD/img/tt/874tt.jpg","gasvuur",3130]["9",6,0,"post","http://www.sandervandecruys.be/onlineExp/mooneyTD/img/tt/573tt.jpg","trein",1912]["9",7,0,"post","http://www.sandervandecruys.be/onlineExp/mooneyTD/img/tt/864tt.jpg","parasol",2663]["9",8,0,"post","http://www.sandervandecruys.be/onlineExp/mooneyTD/img/tt/558tt.jpg","kikker",2104]["9",9,0,"post","http://www.sandervandecruys.be/onlineExp/mooneyTD/img/tt/560tt.jpg","pad met paddestoel",5788]["9",0,1,"pre","http://www.sandervandecruys.be/onlineExp/mooneyTD/img/tt/728tt.jpg","robot",9557]["9",1,1,"pre","http://www.sandervandecruys.be/onlineExp/mooneyTD/img/tt/792tt.jpg","ananas",2343]["9",2,1,"pre","http://www.sandervandecruys.be/onlineExp/mooneyTD/img/tt/661tt.jpg","fazant",6465]["9",3,1,"pre","http://www.sandervandecruys.be/onlineExp/mooneyTD/img/tt/576tt.jpg","stoel",5491]["9",4,1,"pre","http://www.sandervandecruys.be/onlineExp/mooneyTD/img/tt/062tt.jpg","hond",6670]["9",5,1,"pre","http://www.sandervandecruys.be/onlineExp/mooneyTD/img/tt/729tt.jpg","mais",3798]["9",6,1,"pre","http://www.sandervandecruys.be/onlineExp/mooneyTD/img/tt/872tt.jpg","bal",7991]["9",7,1,"pre","http://www.sandervandecruys.be/onlineExp/mooneyTD/img/tt/005tt.jpg","vis",1999]["9",8,1,"pre","http://www.sandervandecruys.be/onlineExp/mooneyTD/img/tt/859tt.jpg","olifant",4689]["9",9,1,"pre","http://www.sandervandecruys.be/onlineExp/mooneyTD/img/tt/003tt.jpg","",1896]["9",0,1,"post","http://www.sandervandecruys.be/onlineExp/mooneyTD/img/tt/729tt.jpg","uil",3239]["9",1,1,"post","http://www.sandervandecruys.be/onlineExp/mooneyTD/img/tt/872tt.jpg","vlinder",2456]["9",2,1,"post","http://www.sandervandecruys.be/onlineExp/mooneyTD/img/tt/728tt.jpg","vogel, misschien uil",11637]["9",3,1,"post","http://www.sandervandecruys.be/onlineExp/mooneyTD/img/tt/859tt.jpg","kanguroe",12765]["9",4,1,"post","http://www.sandervandecruys.be/onlineExp/mooneyTD/img/tt/576tt.jpg","trombone",5537]["9",5,1,"post","http://www.sandervandecruys.be/onlineExp/mooneyTD/img/tt/005tt.jpg","vis",3756]["9",6,1,"post","http://www.sandervandecruys.be/onlineExp/mooneyTD/img/tt/003tt.jpg","slang",1627]["9",7,1,"post","http://www.sandervandecruys.be/onlineExp/mooneyTD/img/tt/661tt.jpg","eend",2562]["9",8,1,"post","http://www.sandervandecruys.be/onlineExp/mooneyTD/img/tt/062tt.jpg","hond",1809]["9",9,1,"post","http://www.sandervandecruys.be/onlineExp/mooneyTD/img/tt/792tt.jpg","ananas",1964]["9",0,2,"pre","http://www.sandervandecruys.be/onlineExp/mooneyTD/img/tt/292tt.jpg","muis",2277]["9",1,2,"pre","http://www.sandervandecruys.be/onlineExp/mooneyTD/img/tt/595tt.jpg","slang",2606]["9",2,2,"pre","http://www.sandervandecruys.be/onlineExp/mooneyTD/img/tt/007tt.jpg","piano",2686]["9",3,2,"pre","http://www.sandervandecruys.be/onlineExp/mooneyTD/img/tt/400tt.jpg","vliegtuig",2353]["9",4,2,"pre","http://www.sandervandecruys.be/onlineExp/mooneyTD/img/tt/273tt.jpg","man",2763]["9",5,2,"pre","http://www.sandervandecruys.be/onlineExp/mooneyTD/img/tt/562tt.jpg","zaag",3934]["9",6,2,"pre","http://www.sandervandecruys.be/onlineExp/mooneyTD/img/tt/858tt.jpg","den",3585]["9",7,2,"pre","http://www.sandervandecruys.be/onlineExp/mooneyTD/img/tt/823tt.jpg","koala",1306]["9",8,2,"pre","http://www.sandervandecruys.be/onlineExp/mooneyTD/img/tt/018tt.jpg","roos",2553]["9",9,2,"pre","http://www.sandervandecruys.be/onlineExp/mooneyTD/img/tt/017tt.jpg","distel",5705]["9",0,2,"post","http://www.sandervandecruys.be/onlineExp/mooneyTD/img/tt/017tt.jpg","ananassen",8096]["9",1,2,"post","http://www.sandervandecruys.be/onlineExp/mooneyTD/img/tt/858tt.jpg","skiër",9963]["9",2,2,"post","http://www.sandervandecruys.be/onlineExp/mooneyTD/img/tt/595tt.jpg","walvis",2379]["9",3,2,"post","http://www.sandervandecruys.be/onlineExp/mooneyTD/img/tt/292tt.jpg","eekhoorn",2757]["9",4,2,"post","http://www.sandervandecruys.be/onlineExp/mooneyTD/img/tt/400tt.jpg","tang",2617]["9",5,2,"post","http://www.sandervandecruys.be/onlineExp/mooneyTD/img/tt/823tt.jpg","koala",1210]["9",6,2,"post","http://www.sandervandecruys.be/onlineExp/mooneyTD/img/tt/273tt.jpg","hagedis",2791]["9",7,2,"post","http://www.sandervandecruys.be/onlineExp/mooneyTD/img/tt/007tt.jpg","piano",2092]["9",8,2,"post","http://www.sandervandecruys.be/onlineExp/mooneyTD/img/tt/562tt.jpg","gesp",9024]["9",9,2,"post","http://www.sandervandecruys.be/onlineExp/mooneyTD/img/tt/018tt.jpg","roos",915]["9",0,3,"pre","http://www.sandervandecruys.be/onlineExp/mooneyTD/img/tt/738tt.jpg","slang",7680]["9",1,3,"pre","http://www.sandervandecruys.be/onlineExp/mooneyTD/img/tt/853tt.jpg","vogel",6433]["9",2,3,"pre","http://www.sandervandecruys.be/onlineExp/mooneyTD/img/tt/001tt.jpg","brommer",3092]["9",3,3,"pre","http://www.sandervandecruys.be/onlineExp/mooneyTD/img/tt/013tt.jpg","vlinder",4882]["9",4,3,"pre","http://www.sandervandecruys.be/onlineExp/mooneyTD/img/tt/623tt.jpg","varken",2796]["9",5,3,"pre","http://www.sandervandecruys.be/onlineExp/mooneyTD/img/tt/873tt.jpg","olifant",2689]["9",6,3,"pre","http://www.sandervandecruys.be/onlineExp/mooneyTD/img/tt/192tt.jpg","boom",11075]["9",7,3,"pre","http://www.sandervandecruys.be/onlineExp/mooneyTD/img/tt/127tt.jpg","waterval",7694]["9",8,3,"pre","http://www.sandervandecruys.be/onlineExp/mooneyTD/img/tt/045tt.jpg","salamander",4880]["9",9,3,"pre","http://www.sandervandecruys.be/onlineExp/mooneyTD/img/tt/691tt.jpg","leeuw",2187]["9",0,3,"post","http://www.sandervandecruys.be/onlineExp/mooneyTD/img/tt/127tt.jpg","huis",5466]["9",1,3,"post","http://www.sandervandecruys.be/onlineExp/mooneyTD/img/tt/192tt.jpg","kat",1172]["9",2,3,"post","http://www.sandervandecruys.be/onlineExp/mooneyTD/img/tt/691tt.jpg","luipaard",2655]["9",3,3,"post","http://www.sandervandecruys.be/onlineExp/mooneyTD/img/tt/623tt.jpg","olifant",3409]["9",4,3,"post","http://www.sandervandecruys.be/onlineExp/mooneyTD/img/tt/045tt.jpg","hagedis",2245]["9",5,3,"post","http://www.sandervandecruys.be/onlineExp/mooneyTD/img/tt/873tt.jpg","olifant",2221]["9",6,3,"post","http://www.sandervandecruys.be/onlineExp/mooneyTD/img/tt/001tt.jpg","brommer",1459]["9",7,3,"post","http://www.sandervandecruys.be/onlineExp/mooneyTD/img/tt/738tt.jpg","paprika",2741]["9",8,3,"post","http://www.sandervandecruys.be/onlineExp/mooneyTD/img/tt/013tt.jpg","luipaard",2234]["9",9,3,"post","http://www.sandervandecruys.be/onlineExp/mooneyTD/img/tt/853tt.jpg","fluitje",2305]["9",0,4,"pre","http://www.sandervandecruys.be/onlineExp/mooneyTD/img/tt/039tt.jpg","nijlpaard",5126]["9",1,4,"pre","http://www.sandervandecruys.be/onlineExp/mooneyTD/img/tt/655tt.jpg","paard",2760]["9",2,4,"pre","http://www.sandervandecruys.be/onlineExp/mooneyTD/img/tt/871tt.jpg","akker",2428]["9",3,4,"pre","http://www.sandervandecruys.be/onlineExp/mooneyTD/img/tt/745tt.jpg","zaag",4025]["9",4,4,"pre","http://www.sandervandecruys.be/onlineExp/mooneyTD/img/tt/609tt.jpg","planten",3101]["9",5,4,"pre","http://www.sandervandecruys.be/onlineExp/mooneyTD/img/tt/148tt.jpg","kat",4522]["9",6,4,"pre","http://www.sandervandecruys.be/onlineExp/mooneyTD/img/tt/683tt.jpg","koaka",2043]["9",7,4,"pre","http://www.sandervandecruys.be/onlineExp/mooneyTD/img/tt/015tt.jpg","beer",1775]["9",8,4,"pre","http://www.sandervandecruys.be/onlineExp/mooneyTD/img/tt/025tt.jpg","konijn",1849]["9",9,4,"pre","http://www.sandervandecruys.be/onlineExp/mooneyTD/img/tt/533tt.jpg","rivier",11670]["9",0,4,"post","http://www.sandervandecruys.be/onlineExp/mooneyTD/img/tt/683tt.jpg","koala",1667]["9",1,4,"post","http://www.sandervandecruys.be/onlineExp/mooneyTD/img/tt/655tt.jpg","ezels",1928]["9",2,4,"post","http://www.sandervandecruys.be/onlineExp/mooneyTD/img/tt/609tt.jpg","luipaard",2953]["9",3,4,"post","http://www.sandervandecruys.be/onlineExp/mooneyTD/img/tt/039tt.jpg","bloem",2868]["9",4,4,"post","http://www.sandervandecruys.be/onlineExp/mooneyTD/img/tt/025tt.jpg","konijn",2299]["9",5,4,"post","http://www.sandervandecruys.be/onlineExp/mooneyTD/img/tt/015tt.jpg","leeuw",1795]["9",6,4,"post","http://www.sandervandecruys.be/onlineExp/mooneyTD/img/tt/871tt.jpg","boer op akker",2818]["9",7,4,"post","http://www.sandervandecruys.be/onlineExp/mooneyTD/img/tt/745tt.jpg","piano",1523]["9",8,4,"post","http://www.sandervandecruys.be/onlineExp/mooneyTD/img/tt/533tt.jpg","vlinder",1512]["9",9,4,"post","http://www.sandervandecruys.be/onlineExp/mooneyTD/img/tt/148tt.jpg","kikker",1629]["9",0,5,"pre","http://www.sandervandecruys.be/onlineExp/mooneyTD/img/tt/863tt.jpg","trap",3401]["9",1,5,"pre","http://www.sandervandecruys.be/onlineExp/mooneyTD/img/tt/643tt.jpg","piano",13150]["9",2,5,"pre","http://www.sandervandecruys.be/onlineExp/mooneyTD/img/tt/593tt.jpg","vrouw",4269]["9",3,5,"pre","http://www.sandervandecruys.be/onlineExp/mooneyTD/img/tt/404tt.jpg","bloem",3464]["9",4,5,"pre","http://www.sandervandecruys.be/onlineExp/mooneyTD/img/tt/721tt.jpg","appelsien",7487]["9",5,5,"pre","http://www.sandervandecruys.be/onlineExp/mooneyTD/img/tt/676tt.jpg","hek",1853]["9",6,5,"pre","http://www.sandervandecruys.be/onlineExp/mooneyTD/img/tt/559tt.jpg","kanon",3578]["9",7,5,"pre","http://www.sandervandecruys.be/onlineExp/mooneyTD/img/tt/021tt.jpg","panter",11811]["9",8,5,"pre","http://www.sandervandecruys.be/onlineExp/mooneyTD/img/tt/812tt.jpg","kever",1647]["9",9,5,"pre","http://www.sandervandecruys.be/onlineExp/mooneyTD/img/tt/184tt.jpg","vogeltje",3431]["9",0,5,"post","http://www.sandervandecruys.be/onlineExp/mooneyTD/img/tt/593tt.jpg","grafiti of muurschildering van man",15493]["9",1,5,"post","http://www.sandervandecruys.be/onlineExp/mooneyTD/img/tt/863tt.jpg","stoel",1488]["9",2,5,"post","http://www.sandervandecruys.be/onlineExp/mooneyTD/img/tt/721tt.jpg","appelsien",2643]["9",3,5,"post","http://www.sandervandecruys.be/onlineExp/mooneyTD/img/tt/404tt.jpg","bloem",2533]["9",4,5,"post","http://www.sandervandecruys.be/onlineExp/mooneyTD/img/tt/021tt.jpg","kat",1363]["9",5,5,"post","http://www.sandervandecruys.be/onlineExp/mooneyTD/img/tt/812tt.jpg","kever",1427]["9",6,5,"post","http://www.sandervandecruys.be/onlineExp/mooneyTD/img/tt/676tt.jpg","huis",2037]["9",7,5,"post","http://www.sandervandecruys.be/onlineExp/mooneyTD/img/tt/184tt.jpg","vorken",1783]["9",8,5,"post","http://www.sandervandecruys.be/onlineExp/mooneyTD/img/tt/643tt.jpg","tas",2226]["9",9,5,"post","http://www.sandervandecruys.be/onlineExp/mooneyTD/img/tt/559tt.jpg","pad",2665]</text:p>
          </table:table-cell>
          <table:table-cell table:number-columns-repeated="253"/>
        </table:table-row>
        <table:table-row table:style-name="ro1">
          <table:table-cell office:value-type="date" office:date-value="2016-04-14T16:17:23" calcext:value-type="date">
            <text:p>4/14/2016 16:17: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"20",0,0,"pre","http://www.sandervandecruys.be/onlineExp/mooneyTD/img/tt/013tt.jpg","luipaard",8273]["20",1,0,"pre","http://www.sandervandecruys.be/onlineExp/mooneyTD/img/tt/863tt.jpg","bank",5090]["20",2,0,"pre","http://www.sandervandecruys.be/onlineExp/mooneyTD/img/tt/608tt.jpg","mens",3442]["20",3,0,"pre","http://www.sandervandecruys.be/onlineExp/mooneyTD/img/tt/812tt.jpg","berg",4868]["20",4,0,"pre","http://www.sandervandecruys.be/onlineExp/mooneyTD/img/tt/823tt.jpg","koala",2657]["20",5,0,"pre","http://www.sandervandecruys.be/onlineExp/mooneyTD/img/tt/864tt.jpg","",4189]["20",6,0,"pre","http://www.sandervandecruys.be/onlineExp/mooneyTD/img/tt/858tt.jpg","2 personen",9088]["20",7,0,"pre","http://www.sandervandecruys.be/onlineExp/mooneyTD/img/tt/273tt.jpg","landschap",6384]["20",8,0,"pre","http://www.sandervandecruys.be/onlineExp/mooneyTD/img/tt/573tt.jpg","bus",2457]["20",9,0,"pre","http://www.sandervandecruys.be/onlineExp/mooneyTD/img/tt/738tt.jpg","",3247]["20",0,0,"post","http://www.sandervandecruys.be/onlineExp/mooneyTD/img/tt/273tt.jpg","leeuw",8513]["20",1,0,"post","http://www.sandervandecruys.be/onlineExp/mooneyTD/img/tt/823tt.jpg","koala",2346]["20",2,0,"post","http://www.sandervandecruys.be/onlineExp/mooneyTD/img/tt/573tt.jpg","trein",2597]["20",3,0,"post","http://www.sandervandecruys.be/onlineExp/mooneyTD/img/tt/812tt.jpg","",4636]["20",4,0,"post","http://www.sandervandecruys.be/onlineExp/mooneyTD/img/tt/864tt.jpg","parasol",3461]["20",5,0,"post","http://www.sandervandecruys.be/onlineExp/mooneyTD/img/tt/863tt.jpg","bank",2856]["20",6,0,"post","http://www.sandervandecruys.be/onlineExp/mooneyTD/img/tt/738tt.jpg","paprika",3033]["20",7,0,"post","http://www.sandervandecruys.be/onlineExp/mooneyTD/img/tt/858tt.jpg","2 personen",5424]["20",8,0,"post","http://www.sandervandecruys.be/onlineExp/mooneyTD/img/tt/013tt.jpg","luipaard",3842]["20",9,0,"post","http://www.sandervandecruys.be/onlineExp/mooneyTD/img/tt/608tt.jpg","oude <text:s/>vrouw",6107]["20",0,1,"pre","http://www.sandervandecruys.be/onlineExp/mooneyTD/img/tt/728tt.jpg","man met baard",6734]["20",1,1,"pre","http://www.sandervandecruys.be/onlineExp/mooneyTD/img/tt/404tt.jpg","olifant",3583]["20",2,1,"pre","http://www.sandervandecruys.be/onlineExp/mooneyTD/img/tt/045tt.jpg","paard",5864]["20",3,1,"pre","http://www.sandervandecruys.be/onlineExp/mooneyTD/img/tt/593tt.jpg","café",6576]["20",4,1,"pre","http://www.sandervandecruys.be/onlineExp/mooneyTD/img/tt/184tt.jpg","hangstoel",5466]["20",5,1,"pre","http://www.sandervandecruys.be/onlineExp/mooneyTD/img/tt/017tt.jpg","vis",3209]["20",6,1,"pre","http://www.sandervandecruys.be/onlineExp/mooneyTD/img/tt/558tt.jpg","vis",2364]["20",7,1,"pre","http://www.sandervandecruys.be/onlineExp/mooneyTD/img/tt/576tt.jpg","persoon",4822]["20",8,1,"pre","http://www.sandervandecruys.be/onlineExp/mooneyTD/img/tt/623tt.jpg","bomen",4779]["20",9,1,"pre","http://www.sandervandecruys.be/onlineExp/mooneyTD/img/tt/871tt.jpg","man in gewaad",9294]["20",0,1,"post","http://www.sandervandecruys.be/onlineExp/mooneyTD/img/tt/184tt.jpg","man",3041]["20",1,1,"post","http://www.sandervandecruys.be/onlineExp/mooneyTD/img/tt/623tt.jpg","uil",2480]["20",2,1,"post","http://www.sandervandecruys.be/onlineExp/mooneyTD/img/tt/017tt.jpg","gekko",2990]["20",3,1,"post","http://www.sandervandecruys.be/onlineExp/mooneyTD/img/tt/404tt.jpg","olfiant",2820]["20",4,1,"post","http://www.sandervandecruys.be/onlineExp/mooneyTD/img/tt/728tt.jpg","man met baard",4124]["20",5,1,"post","http://www.sandervandecruys.be/onlineExp/mooneyTD/img/tt/593tt.jpg","ananas",3722]["20",6,1,"post","http://www.sandervandecruys.be/onlineExp/mooneyTD/img/tt/576tt.jpg","trompet",2603]["20",7,1,"post","http://www.sandervandecruys.be/onlineExp/mooneyTD/img/tt/558tt.jpg","gekko",2851]["20",8,1,"post","http://www.sandervandecruys.be/onlineExp/mooneyTD/img/tt/871tt.jpg","boom",5878]["20",9,1,"post","http://www.sandervandecruys.be/onlineExp/mooneyTD/img/tt/045tt.jpg","gekko",2600]["20",0,2,"pre","http://www.sandervandecruys.be/onlineExp/mooneyTD/img/tt/292tt.jpg","muis",2092]["20",1,2,"pre","http://www.sandervandecruys.be/onlineExp/mooneyTD/img/tt/006tt.jpg","honing",5136]["20",2,2,"pre","http://www.sandervandecruys.be/onlineExp/mooneyTD/img/tt/127tt.jpg","huisje",2646]["20",3,2,"pre","http://www.sandervandecruys.be/onlineExp/mooneyTD/img/tt/729tt.jpg","vis",2599]["20",4,2,"pre","http://www.sandervandecruys.be/onlineExp/mooneyTD/img/tt/533tt.jpg","papegaai",5303]["20",5,2,"pre","http://www.sandervandecruys.be/onlineExp/mooneyTD/img/tt/595tt.jpg","atleet",4204]["20",6,2,"pre","http://www.sandervandecruys.be/onlineExp/mooneyTD/img/tt/005tt.jpg","wc",1987]["20",7,2,"pre","http://www.sandervandecruys.be/onlineExp/mooneyTD/img/tt/643tt.jpg","rugzak",4599]["20",8,2,"pre","http://www.sandervandecruys.be/onlineExp/mooneyTD/img/tt/039tt.jpg","",1694]["20",9,2,"pre","http://www.sandervandecruys.be/onlineExp/mooneyTD/img/tt/015tt.jpg","leeuw",2451]["20",0,2,"post","http://www.sandervandecruys.be/onlineExp/mooneyTD/img/tt/729tt.jpg","uilen",2534]["20",1,2,"post","http://www.sandervandecruys.be/onlineExp/mooneyTD/img/tt/005tt.jpg","wc",1085]["20",2,2,"post","http://www.sandervandecruys.be/onlineExp/mooneyTD/img/tt/533tt.jpg","vlinder",2098]["20",3,2,"post","http://www.sandervandecruys.be/onlineExp/mooneyTD/img/tt/006tt.jpg","kwal",1570]["20",4,2,"post","http://www.sandervandecruys.be/onlineExp/mooneyTD/img/tt/595tt.jpg","atleet",8728]["20",5,2,"post","http://www.sandervandecruys.be/onlineExp/mooneyTD/img/tt/015tt.jpg","leeuw",1551]["20",6,2,"post","http://www.sandervandecruys.be/onlineExp/mooneyTD/img/tt/127tt.jpg","hutje",2120]["20",7,2,"post","http://www.sandervandecruys.be/onlineExp/mooneyTD/img/tt/039tt.jpg","vlinder",3691]["20",8,2,"post","http://www.sandervandecruys.be/onlineExp/mooneyTD/img/tt/643tt.jpg","aktetas",7847]["20",9,2,"post","http://www.sandervandecruys.be/onlineExp/mooneyTD/img/tt/292tt.jpg","eekhoorn",2683]["20",0,3,"pre","http://www.sandervandecruys.be/onlineExp/mooneyTD/img/tt/030tt.jpg","bloem",3034]["20",1,3,"pre","http://www.sandervandecruys.be/onlineExp/mooneyTD/img/tt/003tt.jpg","bloem",2054]["20",2,3,"pre","http://www.sandervandecruys.be/onlineExp/mooneyTD/img/tt/874tt.jpg","tafel",3642]["20",3,3,"pre","http://www.sandervandecruys.be/onlineExp/mooneyTD/img/tt/400tt.jpg","knijptang",4440]["20",4,3,"pre","http://www.sandervandecruys.be/onlineExp/mooneyTD/img/tt/792tt.jpg","fruit",2930]["20",5,3,"pre","http://www.sandervandecruys.be/onlineExp/mooneyTD/img/tt/559tt.jpg","kikker",2191]["20",6,3,"pre","http://www.sandervandecruys.be/onlineExp/mooneyTD/img/tt/655tt.jpg","insect",3508]["20",7,3,"pre","http://www.sandervandecruys.be/onlineExp/mooneyTD/img/tt/562tt.jpg","",1767]["20",8,3,"pre","http://www.sandervandecruys.be/onlineExp/mooneyTD/img/tt/721tt.jpg","kokosnoot",4100]["20",9,3,"pre","http://www.sandervandecruys.be/onlineExp/mooneyTD/img/tt/062tt.jpg","koe",2455]["20",0,3,"post","http://www.sandervandecruys.be/onlineExp/mooneyTD/img/tt/792tt.jpg","ananas",1990]["20",1,3,"post","http://www.sandervandecruys.be/onlineExp/mooneyTD/img/tt/874tt.jpg","vuur",3066]["20",2,3,"post","http://www.sandervandecruys.be/onlineExp/mooneyTD/img/tt/062tt.jpg","hond",3075]["20",3,3,"post","http://www.sandervandecruys.be/onlineExp/mooneyTD/img/tt/030tt.jpg","citroen",3742]["20",4,3,"post","http://www.sandervandecruys.be/onlineExp/mooneyTD/img/tt/721tt.jpg","pompelmoes",20977]["20",5,3,"post","http://www.sandervandecruys.be/onlineExp/mooneyTD/img/tt/400tt.jpg","knijptang",3392]["20",6,3,"post","http://www.sandervandecruys.be/onlineExp/mooneyTD/img/tt/562tt.jpg","",3255]["20",7,3,"post","http://www.sandervandecruys.be/onlineExp/mooneyTD/img/tt/003tt.jpg","slang",3387]["20",8,3,"post","http://www.sandervandecruys.be/onlineExp/mooneyTD/img/tt/559tt.jpg","kikker",1176]["20",9,3,"post","http://www.sandervandecruys.be/onlineExp/mooneyTD/img/tt/655tt.jpg","insect",7184]["20",0,4,"pre","http://www.sandervandecruys.be/onlineExp/mooneyTD/img/tt/683tt.jpg","hond",2882]["20",1,4,"pre","http://www.sandervandecruys.be/onlineExp/mooneyTD/img/tt/872tt.jpg","cavia",4886]["20",2,4,"pre","http://www.sandervandecruys.be/onlineExp/mooneyTD/img/tt/192tt.jpg","grot",3589]["20",3,4,"pre","http://www.sandervandecruys.be/onlineExp/mooneyTD/img/tt/007tt.jpg","meetlat",4675]["20",4,4,"pre","http://www.sandervandecruys.be/onlineExp/mooneyTD/img/tt/853tt.jpg","pistool",2965]["20",5,4,"pre","http://www.sandervandecruys.be/onlineExp/mooneyTD/img/tt/873tt.jpg","varken",2676]["20",6,4,"pre","http://www.sandervandecruys.be/onlineExp/mooneyTD/img/tt/556tt.jpg","compas",2072]["20",7,4,"pre","http://www.sandervandecruys.be/onlineExp/mooneyTD/img/tt/429tt.jpg","",1125]["20",8,4,"pre","http://www.sandervandecruys.be/onlineExp/mooneyTD/img/tt/609tt.jpg","luipaard",5730]["20",9,4,"pre","http://www.sandervandecruys.be/onlineExp/mooneyTD/img/tt/025tt.jpg","kat",1622]["20",0,4,"post","http://www.sandervandecruys.be/onlineExp/mooneyTD/img/tt/007tt.jpg","piano",1811]["20",1,4,"post","http://www.sandervandecruys.be/onlineExp/mooneyTD/img/tt/429tt.jpg","olifant",5173]["20",2,4,"post","http://www.sandervandecruys.be/onlineExp/mooneyTD/img/tt/853tt.jpg","uurwerk",4536]["20",3,4,"post","http://www.sandervandecruys.be/onlineExp/mooneyTD/img/tt/192tt.jpg","kat",1399]["20",4,4,"post","http://www.sandervandecruys.be/onlineExp/mooneyTD/img/tt/872tt.jpg","olifant",5457]["20",5,4,"post","http://www.sandervandecruys.be/onlineExp/mooneyTD/img/tt/609tt.jpg","luipaard",6063]["20",6,4,"post","http://www.sandervandecruys.be/onlineExp/mooneyTD/img/tt/873tt.jpg","olifant",1233]["20",7,4,"post","http://www.sandervandecruys.be/onlineExp/mooneyTD/img/tt/025tt.jpg","luipaard",2686]["20",8,4,"post","http://www.sandervandecruys.be/onlineExp/mooneyTD/img/tt/683tt.jpg","koala",1224]["20",9,4,"post","http://www.sandervandecruys.be/onlineExp/mooneyTD/img/tt/556tt.jpg","horloge",2707]["20",0,5,"pre","http://www.sandervandecruys.be/onlineExp/mooneyTD/img/tt/691tt.jpg","tijger",4251]["20",1,5,"pre","http://www.sandervandecruys.be/onlineExp/mooneyTD/img/tt/745tt.jpg","piano",1807]["20",2,5,"pre","http://www.sandervandecruys.be/onlineExp/mooneyTD/img/tt/148tt.jpg","gesp",2771]["20",3,5,"pre","http://www.sandervandecruys.be/onlineExp/mooneyTD/img/tt/676tt.jpg","huis",3787]["20",4,5,"pre","http://www.sandervandecruys.be/onlineExp/mooneyTD/img/tt/560tt.jpg","paddenstoel",2748]["20",5,5,"pre","http://www.sandervandecruys.be/onlineExp/mooneyTD/img/tt/018tt.jpg","bloem",1961]["20",6,5,"pre","http://www.sandervandecruys.be/onlineExp/mooneyTD/img/tt/021tt.jpg","kat",1341]["20",7,5,"pre","http://www.sandervandecruys.be/onlineExp/mooneyTD/img/tt/661tt.jpg","zwaan",2143]["20",8,5,"pre","http://www.sandervandecruys.be/onlineExp/mooneyTD/img/tt/001tt.jpg","motor",1650]["20",9,5,"pre","http://www.sandervandecruys.be/onlineExp/mooneyTD/img/tt/859tt.jpg","hond",2116]["20",0,5,"post","http://www.sandervandecruys.be/onlineExp/mooneyTD/img/tt/560tt.jpg","paddenstoel",6459]["20",1,5,"post","http://www.sandervandecruys.be/onlineExp/mooneyTD/img/tt/745tt.jpg","piano",2875]["20",2,5,"post","http://www.sandervandecruys.be/onlineExp/mooneyTD/img/tt/018tt.jpg","bloem",1258]["20",3,5,"post","http://www.sandervandecruys.be/onlineExp/mooneyTD/img/tt/021tt.jpg","kat",1247]["20",4,5,"post","http://www.sandervandecruys.be/onlineExp/mooneyTD/img/tt/661tt.jpg","eend",1111]["20",5,5,"post","http://www.sandervandecruys.be/onlineExp/mooneyTD/img/tt/001tt.jpg","motor",884]["20",6,5,"post","http://www.sandervandecruys.be/onlineExp/mooneyTD/img/tt/148tt.jpg","kikker",1238]["20",7,5,"post","http://www.sandervandecruys.be/onlineExp/mooneyTD/img/tt/691tt.jpg","luipaard",1934]["20",8,5,"post","http://www.sandervandecruys.be/onlineExp/mooneyTD/img/tt/676tt.jpg","huis",1467]["20",9,5,"post","http://www.sandervandecruys.be/onlineExp/mooneyTD/img/tt/859tt.jpg","kangoeroe",2494]</text:p>
          </table:table-cell>
          <table:table-cell table:number-columns-repeated="253"/>
        </table:table-row>
        <table:table-row table:style-name="ro1">
          <table:table-cell office:value-type="date" office:date-value="2016-04-14T16:20:13" calcext:value-type="date">
            <text:p>4/14/2016 16:20: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"22",0,0,"pre","http://www.sandervandecruys.be/onlineExp/mooneyTD/img/tt/792tt.jpg","struik",6137]["22",1,0,"pre","http://www.sandervandecruys.be/onlineExp/mooneyTD/img/tt/015tt.jpg","bladeren",9355]["22",2,0,"pre","http://www.sandervandecruys.be/onlineExp/mooneyTD/img/tt/859tt.jpg","berg",6940]["22",3,0,"pre","http://www.sandervandecruys.be/onlineExp/mooneyTD/img/tt/874tt.jpg","",3097]["22",4,0,"pre","http://www.sandervandecruys.be/onlineExp/mooneyTD/img/tt/045tt.jpg","",9662]["22",5,0,"pre","http://www.sandervandecruys.be/onlineExp/mooneyTD/img/tt/864tt.jpg","",10207]["22",6,0,"pre","http://www.sandervandecruys.be/onlineExp/mooneyTD/img/tt/863tt.jpg","bank",5264]["22",7,0,"pre","http://www.sandervandecruys.be/onlineExp/mooneyTD/img/tt/148tt.jpg","",10127]["22",8,0,"pre","http://www.sandervandecruys.be/onlineExp/mooneyTD/img/tt/823tt.jpg","",19968]["22",9,0,"pre","http://www.sandervandecruys.be/onlineExp/mooneyTD/img/tt/676tt.jpg","gebouw",7103]["22",0,0,"post","http://www.sandervandecruys.be/onlineExp/mooneyTD/img/tt/148tt.jpg","kikker",5784]["22",1,0,"post","http://www.sandervandecruys.be/onlineExp/mooneyTD/img/tt/859tt.jpg","kangoeroe",4663]["22",2,0,"post","http://www.sandervandecruys.be/onlineExp/mooneyTD/img/tt/045tt.jpg","kameleon",5629]["22",3,0,"post","http://www.sandervandecruys.be/onlineExp/mooneyTD/img/tt/015tt.jpg","leeuw",3914]["22",4,0,"post","http://www.sandervandecruys.be/onlineExp/mooneyTD/img/tt/863tt.jpg","stoel",5021]["22",5,0,"post","http://www.sandervandecruys.be/onlineExp/mooneyTD/img/tt/864tt.jpg","parasol",5579]["22",6,0,"post","http://www.sandervandecruys.be/onlineExp/mooneyTD/img/tt/874tt.jpg","gaasvuur",6904]["22",7,0,"post","http://www.sandervandecruys.be/onlineExp/mooneyTD/img/tt/676tt.jpg","gebouw",6151]["22",8,0,"post","http://www.sandervandecruys.be/onlineExp/mooneyTD/img/tt/792tt.jpg","ananas",9426]["22",9,0,"post","http://www.sandervandecruys.be/onlineExp/mooneyTD/img/tt/823tt.jpg","koala",9425]["22",0,1,"pre","http://www.sandervandecruys.be/onlineExp/mooneyTD/img/tt/404tt.jpg","",17025]["22",1,1,"pre","http://www.sandervandecruys.be/onlineExp/mooneyTD/img/tt/013tt.jpg","vlieg",3570]["22",2,1,"pre","http://www.sandervandecruys.be/onlineExp/mooneyTD/img/tt/062tt.jpg","vleermuis",6140]["22",3,1,"pre","http://www.sandervandecruys.be/onlineExp/mooneyTD/img/tt/595tt.jpg","",7703]["22",4,1,"pre","http://www.sandervandecruys.be/onlineExp/mooneyTD/img/tt/661tt.jpg","",8090]["22",5,1,"pre","http://www.sandervandecruys.be/onlineExp/mooneyTD/img/tt/006tt.jpg","",8200]["22",6,1,"pre","http://www.sandervandecruys.be/onlineExp/mooneyTD/img/tt/573tt.jpg","skelet",8984]["22",7,1,"pre","http://www.sandervandecruys.be/onlineExp/mooneyTD/img/tt/623tt.jpg","varken",4122]["22",8,1,"pre","http://www.sandervandecruys.be/onlineExp/mooneyTD/img/tt/872tt.jpg","noot",6515]["22",9,1,"pre","http://www.sandervandecruys.be/onlineExp/mooneyTD/img/tt/728tt.jpg","papegaai",6680]["22",0,1,"post","http://www.sandervandecruys.be/onlineExp/mooneyTD/img/tt/013tt.jpg","vlinder",6656]["22",1,1,"post","http://www.sandervandecruys.be/onlineExp/mooneyTD/img/tt/006tt.jpg","kwal",2104]["22",2,1,"post","http://www.sandervandecruys.be/onlineExp/mooneyTD/img/tt/872tt.jpg","",8492]["22",3,1,"post","http://www.sandervandecruys.be/onlineExp/mooneyTD/img/tt/062tt.jpg","",22163]["22",4,1,"post","http://www.sandervandecruys.be/onlineExp/mooneyTD/img/tt/623tt.jpg","olifant",3593]["22",5,1,"post","http://www.sandervandecruys.be/onlineExp/mooneyTD/img/tt/661tt.jpg","hond",4211]["22",6,1,"post","http://www.sandervandecruys.be/onlineExp/mooneyTD/img/tt/595tt.jpg","walvis",2332]["22",7,1,"post","http://www.sandervandecruys.be/onlineExp/mooneyTD/img/tt/404tt.jpg","luipaard",5221]["22",8,1,"post","http://www.sandervandecruys.be/onlineExp/mooneyTD/img/tt/728tt.jpg","arend",5305]["22",9,1,"post","http://www.sandervandecruys.be/onlineExp/mooneyTD/img/tt/573tt.jpg","trein",2607]["22",0,2,"pre","http://www.sandervandecruys.be/onlineExp/mooneyTD/img/tt/871tt.jpg","touwen",22703]["22",1,2,"pre","http://www.sandervandecruys.be/onlineExp/mooneyTD/img/tt/003tt.jpg","hagedis",7219]["22",2,2,"pre","http://www.sandervandecruys.be/onlineExp/mooneyTD/img/tt/738tt.jpg","klauw",3610]["22",3,2,"pre","http://www.sandervandecruys.be/onlineExp/mooneyTD/img/tt/729tt.jpg","",3107]["22",4,2,"pre","http://www.sandervandecruys.be/onlineExp/mooneyTD/img/tt/025tt.jpg","krab",6497]["22",5,2,"pre","http://www.sandervandecruys.be/onlineExp/mooneyTD/img/tt/127tt.jpg","huis",3428]["22",6,2,"pre","http://www.sandervandecruys.be/onlineExp/mooneyTD/img/tt/745tt.jpg","zaag",10234]["22",7,2,"pre","http://www.sandervandecruys.be/onlineExp/mooneyTD/img/tt/039tt.jpg","bloem",5919]["22",8,2,"pre","http://www.sandervandecruys.be/onlineExp/mooneyTD/img/tt/018tt.jpg","struik",8788]["22",9,2,"pre","http://www.sandervandecruys.be/onlineExp/mooneyTD/img/tt/007tt.jpg","slang",3586]["22",0,2,"post","http://www.sandervandecruys.be/onlineExp/mooneyTD/img/tt/018tt.jpg","bloem",7690]["22",1,2,"post","http://www.sandervandecruys.be/onlineExp/mooneyTD/img/tt/729tt.jpg","bloem",7678]["22",2,2,"post","http://www.sandervandecruys.be/onlineExp/mooneyTD/img/tt/007tt.jpg","piano",5345]["22",3,2,"post","http://www.sandervandecruys.be/onlineExp/mooneyTD/img/tt/039tt.jpg","bloem",5976]["22",4,2,"post","http://www.sandervandecruys.be/onlineExp/mooneyTD/img/tt/745tt.jpg","piano",3278]["22",5,2,"post","http://www.sandervandecruys.be/onlineExp/mooneyTD/img/tt/003tt.jpg","slang",2032]["22",6,2,"post","http://www.sandervandecruys.be/onlineExp/mooneyTD/img/tt/871tt.jpg","veldwerker",12818]["22",7,2,"post","http://www.sandervandecruys.be/onlineExp/mooneyTD/img/tt/025tt.jpg","konijn",3240]["22",8,2,"post","http://www.sandervandecruys.be/onlineExp/mooneyTD/img/tt/127tt.jpg","huisje",5897]["22",9,2,"post","http://www.sandervandecruys.be/onlineExp/mooneyTD/img/tt/738tt.jpg","paprika",2046]["22",0,3,"pre","http://www.sandervandecruys.be/onlineExp/mooneyTD/img/tt/560tt.jpg","paddestoel",2875]["22",1,3,"pre","http://www.sandervandecruys.be/onlineExp/mooneyTD/img/tt/192tt.jpg","",4290]["22",2,3,"pre","http://www.sandervandecruys.be/onlineExp/mooneyTD/img/tt/608tt.jpg","insect",6126]["22",3,3,"pre","http://www.sandervandecruys.be/onlineExp/mooneyTD/img/tt/030tt.jpg","kaarsen",5913]["22",4,3,"pre","http://www.sandervandecruys.be/onlineExp/mooneyTD/img/tt/643tt.jpg","bootje",3262]["22",5,3,"pre","http://www.sandervandecruys.be/onlineExp/mooneyTD/img/tt/655tt.jpg","",11391]["22",6,3,"pre","http://www.sandervandecruys.be/onlineExp/mooneyTD/img/tt/533tt.jpg","insect",2641]["22",7,3,"pre","http://www.sandervandecruys.be/onlineExp/mooneyTD/img/tt/184tt.jpg","",3154]["22",8,3,"pre","http://www.sandervandecruys.be/onlineExp/mooneyTD/img/tt/593tt.jpg","jungle",5936]["22",9,3,"pre","http://www.sandervandecruys.be/onlineExp/mooneyTD/img/tt/429tt.jpg","",3958]["22",0,3,"post","http://www.sandervandecruys.be/onlineExp/mooneyTD/img/tt/429tt.jpg","ezels",13746]["22",1,3,"post","http://www.sandervandecruys.be/onlineExp/mooneyTD/img/tt/184tt.jpg","vorken",1904]["22",2,3,"post","http://www.sandervandecruys.be/onlineExp/mooneyTD/img/tt/533tt.jpg","vlinder",3999]["22",3,3,"post","http://www.sandervandecruys.be/onlineExp/mooneyTD/img/tt/560tt.jpg","paddestoel",5011]["22",4,3,"post","http://www.sandervandecruys.be/onlineExp/mooneyTD/img/tt/655tt.jpg","ezels",5920]["22",5,3,"post","http://www.sandervandecruys.be/onlineExp/mooneyTD/img/tt/608tt.jpg","man",6838]["22",6,3,"post","http://www.sandervandecruys.be/onlineExp/mooneyTD/img/tt/593tt.jpg","vrouw",5106]["22",7,3,"post","http://www.sandervandecruys.be/onlineExp/mooneyTD/img/tt/192tt.jpg","kat",1011]["22",8,3,"post","http://www.sandervandecruys.be/onlineExp/mooneyTD/img/tt/030tt.jpg","sinaasappelen",4938]["22",9,3,"post","http://www.sandervandecruys.be/onlineExp/mooneyTD/img/tt/643tt.jpg","boekentas",2294]["22",0,4,"pre","http://www.sandervandecruys.be/onlineExp/mooneyTD/img/tt/609tt.jpg","luipaard",8859]["22",1,4,"pre","http://www.sandervandecruys.be/onlineExp/mooneyTD/img/tt/005tt.jpg","vismond",8203]["22",2,4,"pre","http://www.sandervandecruys.be/onlineExp/mooneyTD/img/tt/017tt.jpg","insect",2700]["22",3,4,"pre","http://www.sandervandecruys.be/onlineExp/mooneyTD/img/tt/873tt.jpg","olifantenslurf",13470]["22",4,4,"pre","http://www.sandervandecruys.be/onlineExp/mooneyTD/img/tt/858tt.jpg","man",1461]["22",5,4,"pre","http://www.sandervandecruys.be/onlineExp/mooneyTD/img/tt/562tt.jpg","",1625]["22",6,4,"pre","http://www.sandervandecruys.be/onlineExp/mooneyTD/img/tt/853tt.jpg","vogel",2384]["22",7,4,"pre","http://www.sandervandecruys.be/onlineExp/mooneyTD/img/tt/721tt.jpg","",2522]["22",8,4,"pre","http://www.sandervandecruys.be/onlineExp/mooneyTD/img/tt/691tt.jpg","",2761]["22",9,4,"pre","http://www.sandervandecruys.be/onlineExp/mooneyTD/img/tt/559tt.jpg","geit",6366]["22",0,4,"post","http://www.sandervandecruys.be/onlineExp/mooneyTD/img/tt/873tt.jpg","olifant",4441]["22",1,4,"post","http://www.sandervandecruys.be/onlineExp/mooneyTD/img/tt/559tt.jpg","kikker",4217]["22",2,4,"post","http://www.sandervandecruys.be/onlineExp/mooneyTD/img/tt/853tt.jpg","fluitje",3122]["22",3,4,"post","http://www.sandervandecruys.be/onlineExp/mooneyTD/img/tt/691tt.jpg","tijger",11312]["22",4,4,"post","http://www.sandervandecruys.be/onlineExp/mooneyTD/img/tt/609tt.jpg","tijger",2527]["22",5,4,"post","http://www.sandervandecruys.be/onlineExp/mooneyTD/img/tt/005tt.jpg","wc",6750]["22",6,4,"post","http://www.sandervandecruys.be/onlineExp/mooneyTD/img/tt/562tt.jpg","broodrooster",7801]["22",7,4,"post","http://www.sandervandecruys.be/onlineExp/mooneyTD/img/tt/858tt.jpg","skier",2526]["22",8,4,"post","http://www.sandervandecruys.be/onlineExp/mooneyTD/img/tt/721tt.jpg","sinaasappel",5197]["22",9,4,"post","http://www.sandervandecruys.be/onlineExp/mooneyTD/img/tt/017tt.jpg","ananassen",9680]["22",0,5,"pre","http://www.sandervandecruys.be/onlineExp/mooneyTD/img/tt/021tt.jpg","poema",5119]["22",1,5,"pre","http://www.sandervandecruys.be/onlineExp/mooneyTD/img/tt/292tt.jpg","muis",5840]["22",2,5,"pre","http://www.sandervandecruys.be/onlineExp/mooneyTD/img/tt/576tt.jpg","",2531]["22",3,5,"pre","http://www.sandervandecruys.be/onlineExp/mooneyTD/img/tt/556tt.jpg","",5874]["22",4,5,"pre","http://www.sandervandecruys.be/onlineExp/mooneyTD/img/tt/001tt.jpg","gebouwen",5189]["22",5,5,"pre","http://www.sandervandecruys.be/onlineExp/mooneyTD/img/tt/812tt.jpg","insect",4472]["22",6,5,"pre","http://www.sandervandecruys.be/onlineExp/mooneyTD/img/tt/400tt.jpg","vulpen",5225]["22",7,5,"pre","http://www.sandervandecruys.be/onlineExp/mooneyTD/img/tt/558tt.jpg","bloem",1548]["22",8,5,"pre","http://www.sandervandecruys.be/onlineExp/mooneyTD/img/tt/273tt.jpg","kikker",1490]["22",9,5,"pre","http://www.sandervandecruys.be/onlineExp/mooneyTD/img/tt/683tt.jpg","",1749]["22",0,5,"post","http://www.sandervandecruys.be/onlineExp/mooneyTD/img/tt/400tt.jpg","tang",2612]["22",1,5,"post","http://www.sandervandecruys.be/onlineExp/mooneyTD/img/tt/021tt.jpg","kat",1829]["22",2,5,"post","http://www.sandervandecruys.be/onlineExp/mooneyTD/img/tt/273tt.jpg","kikker",5185]["22",3,5,"post","http://www.sandervandecruys.be/onlineExp/mooneyTD/img/tt/001tt.jpg","motor",2051]["22",4,5,"post","http://www.sandervandecruys.be/onlineExp/mooneyTD/img/tt/558tt.jpg","pad",2566]["22",5,5,"post","http://www.sandervandecruys.be/onlineExp/mooneyTD/img/tt/576tt.jpg","trombone",7765]["22",6,5,"post","http://www.sandervandecruys.be/onlineExp/mooneyTD/img/tt/292tt.jpg","eekhoorn",3178]["22",7,5,"post","http://www.sandervandecruys.be/onlineExp/mooneyTD/img/tt/812tt.jpg","kever",1769]["22",8,5,"post","http://www.sandervandecruys.be/onlineExp/mooneyTD/img/tt/556tt.jpg","horloge",3572]["22",9,5,"post","http://www.sandervandecruys.be/onlineExp/mooneyTD/img/tt/683tt.jpg","koala",5117]</text:p>
          </table:table-cell>
          <table:table-cell table:number-columns-repeated="253"/>
        </table:table-row>
        <table:table-row table:style-name="ro1">
          <table:table-cell office:value-type="date" office:date-value="2016-04-25T14:16:38" calcext:value-type="date">
            <text:p>4/25/2016 14:16: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"24",0,0,"pre","http://www.sandervandecruys.be/onlineExp/mooneyTD/img/tt/562tt.jpg","hakmes",8237]["24",1,0,"pre","http://www.sandervandecruys.be/onlineExp/mooneyTD/img/tt/001tt.jpg","motor",6876]["24",2,0,"pre","http://www.sandervandecruys.be/onlineExp/mooneyTD/img/tt/556tt.jpg","",3035]["24",3,0,"pre","http://www.sandervandecruys.be/onlineExp/mooneyTD/img/tt/292tt.jpg","",3118]["24",4,0,"pre","http://www.sandervandecruys.be/onlineExp/mooneyTD/img/tt/729tt.jpg","",4863]["24",5,0,"pre","http://www.sandervandecruys.be/onlineExp/mooneyTD/img/tt/593tt.jpg","persoon",3535]["24",6,0,"pre","http://www.sandervandecruys.be/onlineExp/mooneyTD/img/tt/021tt.jpg","kat",1856]["24",7,0,"pre","http://www.sandervandecruys.be/onlineExp/mooneyTD/img/tt/025tt.jpg","konijn",1357]["24",8,0,"pre","http://www.sandervandecruys.be/onlineExp/mooneyTD/img/tt/864tt.jpg","vogel",4142]["24",9,0,"pre","http://www.sandervandecruys.be/onlineExp/mooneyTD/img/tt/062tt.jpg","",518]["24",0,0,"post","http://www.sandervandecruys.be/onlineExp/mooneyTD/img/tt/562tt.jpg","broodrooster",3707]["24",1,0,"post","http://www.sandervandecruys.be/onlineExp/mooneyTD/img/tt/025tt.jpg","konijn",1704]["24",2,0,"post","http://www.sandervandecruys.be/onlineExp/mooneyTD/img/tt/062tt.jpg","hond",2466]["24",3,0,"post","http://www.sandervandecruys.be/onlineExp/mooneyTD/img/tt/593tt.jpg","persoon",4944]["24",4,0,"post","http://www.sandervandecruys.be/onlineExp/mooneyTD/img/tt/021tt.jpg","kat",2636]["24",5,0,"post","http://www.sandervandecruys.be/onlineExp/mooneyTD/img/tt/292tt.jpg","uil",1854]["24",6,0,"post","http://www.sandervandecruys.be/onlineExp/mooneyTD/img/tt/556tt.jpg","",1579]["24",7,0,"post","http://www.sandervandecruys.be/onlineExp/mooneyTD/img/tt/864tt.jpg","vogel",3073]["24",8,0,"post","http://www.sandervandecruys.be/onlineExp/mooneyTD/img/tt/729tt.jpg","konijn",2300]["24",9,0,"post","http://www.sandervandecruys.be/onlineExp/mooneyTD/img/tt/001tt.jpg","motor",1653]["24",0,1,"pre","http://www.sandervandecruys.be/onlineExp/mooneyTD/img/tt/005tt.jpg","toilet",2470]["24",1,1,"pre","http://www.sandervandecruys.be/onlineExp/mooneyTD/img/tt/560tt.jpg","berg",1707]["24",2,1,"pre","http://www.sandervandecruys.be/onlineExp/mooneyTD/img/tt/192tt.jpg","",820]["24",3,1,"pre","http://www.sandervandecruys.be/onlineExp/mooneyTD/img/tt/683tt.jpg","",1111]["24",4,1,"pre","http://www.sandervandecruys.be/onlineExp/mooneyTD/img/tt/823tt.jpg","eekhoorn",4017]["24",5,1,"pre","http://www.sandervandecruys.be/onlineExp/mooneyTD/img/tt/573tt.jpg","trein",2198]["24",6,1,"pre","http://www.sandervandecruys.be/onlineExp/mooneyTD/img/tt/030tt.jpg","donuts",2877]["24",7,1,"pre","http://www.sandervandecruys.be/onlineExp/mooneyTD/img/tt/400tt.jpg","",1634]["24",8,1,"pre","http://www.sandervandecruys.be/onlineExp/mooneyTD/img/tt/728tt.jpg","uil",1292]["24",9,1,"pre","http://www.sandervandecruys.be/onlineExp/mooneyTD/img/tt/595tt.jpg","orka",2937]["24",0,1,"post","http://www.sandervandecruys.be/onlineExp/mooneyTD/img/tt/030tt.jpg","appelsienen",2909]["24",1,1,"post","http://www.sandervandecruys.be/onlineExp/mooneyTD/img/tt/728tt.jpg","uil",1031]["24",2,1,"post","http://www.sandervandecruys.be/onlineExp/mooneyTD/img/tt/573tt.jpg","trein",815]["24",3,1,"post","http://www.sandervandecruys.be/onlineExp/mooneyTD/img/tt/823tt.jpg","koala",1506]["24",4,1,"post","http://www.sandervandecruys.be/onlineExp/mooneyTD/img/tt/192tt.jpg","kat",1334]["24",5,1,"post","http://www.sandervandecruys.be/onlineExp/mooneyTD/img/tt/400tt.jpg","tang",1254]["24",6,1,"post","http://www.sandervandecruys.be/onlineExp/mooneyTD/img/tt/560tt.jpg","kikker",2164]["24",7,1,"post","http://www.sandervandecruys.be/onlineExp/mooneyTD/img/tt/595tt.jpg","orka",745]["24",8,1,"post","http://www.sandervandecruys.be/onlineExp/mooneyTD/img/tt/005tt.jpg","konijn",6697]["24",9,1,"post","http://www.sandervandecruys.be/onlineExp/mooneyTD/img/tt/683tt.jpg","koala",771]["24",0,2,"pre","http://www.sandervandecruys.be/onlineExp/mooneyTD/img/tt/676tt.jpg","",1460]["24",1,2,"pre","http://www.sandervandecruys.be/onlineExp/mooneyTD/img/tt/018tt.jpg","roos",1526]["24",2,2,"pre","http://www.sandervandecruys.be/onlineExp/mooneyTD/img/tt/873tt.jpg","olifant",2044]["24",3,2,"pre","http://www.sandervandecruys.be/onlineExp/mooneyTD/img/tt/745tt.jpg","tang",4111]["24",4,2,"pre","http://www.sandervandecruys.be/onlineExp/mooneyTD/img/tt/045tt.jpg","pappegaai",3062]["24",5,2,"pre","http://www.sandervandecruys.be/onlineExp/mooneyTD/img/tt/655tt.jpg","",750]["24",6,2,"pre","http://www.sandervandecruys.be/onlineExp/mooneyTD/img/tt/643tt.jpg","tas",2131]["24",7,2,"pre","http://www.sandervandecruys.be/onlineExp/mooneyTD/img/tt/015tt.jpg","uil",2695]["24",8,2,"pre","http://www.sandervandecruys.be/onlineExp/mooneyTD/img/tt/148tt.jpg","",539]["24",9,2,"pre","http://www.sandervandecruys.be/onlineExp/mooneyTD/img/tt/006tt.jpg","",630]["24",0,2,"post","http://www.sandervandecruys.be/onlineExp/mooneyTD/img/tt/045tt.jpg","ezels",2931]["24",1,2,"post","http://www.sandervandecruys.be/onlineExp/mooneyTD/img/tt/015tt.jpg","leeuw",1212]["24",2,2,"post","http://www.sandervandecruys.be/onlineExp/mooneyTD/img/tt/676tt.jpg","huis",4441]["24",3,2,"post","http://www.sandervandecruys.be/onlineExp/mooneyTD/img/tt/655tt.jpg","ezels",1961]["24",4,2,"post","http://www.sandervandecruys.be/onlineExp/mooneyTD/img/tt/745tt.jpg","piano",1929]["24",5,2,"post","http://www.sandervandecruys.be/onlineExp/mooneyTD/img/tt/148tt.jpg","kikker",2632]["24",6,2,"post","http://www.sandervandecruys.be/onlineExp/mooneyTD/img/tt/006tt.jpg","kwal",2153]["24",7,2,"post","http://www.sandervandecruys.be/onlineExp/mooneyTD/img/tt/873tt.jpg","olifant",1918]["24",8,2,"post","http://www.sandervandecruys.be/onlineExp/mooneyTD/img/tt/018tt.jpg","roos",573]["24",9,2,"post","http://www.sandervandecruys.be/onlineExp/mooneyTD/img/tt/643tt.jpg","tas",1050]["24",0,3,"pre","http://www.sandervandecruys.be/onlineExp/mooneyTD/img/tt/608tt.jpg","",2042]["24",1,3,"pre","http://www.sandervandecruys.be/onlineExp/mooneyTD/img/tt/859tt.jpg","horizon",4492]["24",2,3,"pre","http://www.sandervandecruys.be/onlineExp/mooneyTD/img/tt/007tt.jpg","piano",1806]["24",3,3,"pre","http://www.sandervandecruys.be/onlineExp/mooneyTD/img/tt/127tt.jpg","huis",1275]["24",4,3,"pre","http://www.sandervandecruys.be/onlineExp/mooneyTD/img/tt/691tt.jpg","",1481]["24",5,3,"pre","http://www.sandervandecruys.be/onlineExp/mooneyTD/img/tt/623tt.jpg","olifant",1741]["24",6,3,"pre","http://www.sandervandecruys.be/onlineExp/mooneyTD/img/tt/013tt.jpg","",648]["24",7,3,"pre","http://www.sandervandecruys.be/onlineExp/mooneyTD/img/tt/871tt.jpg","akker",1622]["24",8,3,"pre","http://www.sandervandecruys.be/onlineExp/mooneyTD/img/tt/558tt.jpg","leguaan",3328]["24",9,3,"pre","http://www.sandervandecruys.be/onlineExp/mooneyTD/img/tt/661tt.jpg","pauw",3362]["24",0,3,"post","http://www.sandervandecruys.be/onlineExp/mooneyTD/img/tt/661tt.jpg","eend",748]["24",1,3,"post","http://www.sandervandecruys.be/onlineExp/mooneyTD/img/tt/871tt.jpg","persoon",1629]["24",2,3,"post","http://www.sandervandecruys.be/onlineExp/mooneyTD/img/tt/608tt.jpg","personen",1925]["24",3,3,"post","http://www.sandervandecruys.be/onlineExp/mooneyTD/img/tt/007tt.jpg","piano",1571]["24",4,3,"post","http://www.sandervandecruys.be/onlineExp/mooneyTD/img/tt/127tt.jpg","huis",921]["24",5,3,"post","http://www.sandervandecruys.be/onlineExp/mooneyTD/img/tt/013tt.jpg","welp",3808]["24",6,3,"post","http://www.sandervandecruys.be/onlineExp/mooneyTD/img/tt/691tt.jpg","tijger",1360]["24",7,3,"post","http://www.sandervandecruys.be/onlineExp/mooneyTD/img/tt/623tt.jpg","olifant",1329]["24",8,3,"post","http://www.sandervandecruys.be/onlineExp/mooneyTD/img/tt/558tt.jpg","leguaan",5248]["24",9,3,"post","http://www.sandervandecruys.be/onlineExp/mooneyTD/img/tt/859tt.jpg","kangoeroe",2125]["24",0,4,"pre","http://www.sandervandecruys.be/onlineExp/mooneyTD/img/tt/184tt.jpg","vorken",1718]["24",1,4,"pre","http://www.sandervandecruys.be/onlineExp/mooneyTD/img/tt/576tt.jpg","olifant",2464]["24",2,4,"pre","http://www.sandervandecruys.be/onlineExp/mooneyTD/img/tt/559tt.jpg","bleom",1933]["24",3,4,"pre","http://www.sandervandecruys.be/onlineExp/mooneyTD/img/tt/872tt.jpg","vis",1628]["24",4,4,"pre","http://www.sandervandecruys.be/onlineExp/mooneyTD/img/tt/003tt.jpg","slang",5187]["24",5,4,"pre","http://www.sandervandecruys.be/onlineExp/mooneyTD/img/tt/792tt.jpg","ananas",3174]["24",6,4,"pre","http://www.sandervandecruys.be/onlineExp/mooneyTD/img/tt/017tt.jpg","",758]["24",7,4,"pre","http://www.sandervandecruys.be/onlineExp/mooneyTD/img/tt/738tt.jpg","",521]["24",8,4,"pre","http://www.sandervandecruys.be/onlineExp/mooneyTD/img/tt/853tt.jpg","",722]["24",9,4,"pre","http://www.sandervandecruys.be/onlineExp/mooneyTD/img/tt/429tt.jpg","vogel",1810]["24",0,4,"post","http://www.sandervandecruys.be/onlineExp/mooneyTD/img/tt/559tt.jpg","",3039]["24",1,4,"post","http://www.sandervandecruys.be/onlineExp/mooneyTD/img/tt/003tt.jpg","slang",1535]["24",2,4,"post","http://www.sandervandecruys.be/onlineExp/mooneyTD/img/tt/738tt.jpg","paprika",1716]["24",3,4,"post","http://www.sandervandecruys.be/onlineExp/mooneyTD/img/tt/792tt.jpg","ananas",1072]["24",4,4,"post","http://www.sandervandecruys.be/onlineExp/mooneyTD/img/tt/576tt.jpg","lepel",3769]["24",5,4,"post","http://www.sandervandecruys.be/onlineExp/mooneyTD/img/tt/017tt.jpg","ananassen",2919]["24",6,4,"post","http://www.sandervandecruys.be/onlineExp/mooneyTD/img/tt/853tt.jpg","fluit",1616]["24",7,4,"post","http://www.sandervandecruys.be/onlineExp/mooneyTD/img/tt/184tt.jpg","vorken",1064]["24",8,4,"post","http://www.sandervandecruys.be/onlineExp/mooneyTD/img/tt/429tt.jpg","slang",2288]["24",9,4,"post","http://www.sandervandecruys.be/onlineExp/mooneyTD/img/tt/872tt.jpg","vlinder",1225]["24",0,5,"pre","http://www.sandervandecruys.be/onlineExp/mooneyTD/img/tt/812tt.jpg","spin",2968]["24",1,5,"pre","http://www.sandervandecruys.be/onlineExp/mooneyTD/img/tt/874tt.jpg","",1923]["24",2,5,"pre","http://www.sandervandecruys.be/onlineExp/mooneyTD/img/tt/863tt.jpg","radiator",3523]["24",3,5,"pre","http://www.sandervandecruys.be/onlineExp/mooneyTD/img/tt/039tt.jpg","",1371]["24",4,5,"pre","http://www.sandervandecruys.be/onlineExp/mooneyTD/img/tt/404tt.jpg","bloem",2315]["24",5,5,"pre","http://www.sandervandecruys.be/onlineExp/mooneyTD/img/tt/858tt.jpg","man",1779]["24",6,5,"pre","http://www.sandervandecruys.be/onlineExp/mooneyTD/img/tt/273tt.jpg","kikker",1583]["24",7,5,"pre","http://www.sandervandecruys.be/onlineExp/mooneyTD/img/tt/533tt.jpg","vlinder",2918]["24",8,5,"pre","http://www.sandervandecruys.be/onlineExp/mooneyTD/img/tt/721tt.jpg","",1534]["24",9,5,"pre","http://www.sandervandecruys.be/onlineExp/mooneyTD/img/tt/609tt.jpg","",1107]["24",0,5,"post","http://www.sandervandecruys.be/onlineExp/mooneyTD/img/tt/533tt.jpg","vlinder",2535]["24",1,5,"post","http://www.sandervandecruys.be/onlineExp/mooneyTD/img/tt/404tt.jpg","bloem",728]["24",2,5,"post","http://www.sandervandecruys.be/onlineExp/mooneyTD/img/tt/863tt.jpg","",1720]["24",3,5,"post","http://www.sandervandecruys.be/onlineExp/mooneyTD/img/tt/721tt.jpg","appelsien",2769]["24",4,5,"post","http://www.sandervandecruys.be/onlineExp/mooneyTD/img/tt/874tt.jpg","stoof",5623]["24",5,5,"post","http://www.sandervandecruys.be/onlineExp/mooneyTD/img/tt/273tt.jpg","kikker",1909]["24",6,5,"post","http://www.sandervandecruys.be/onlineExp/mooneyTD/img/tt/039tt.jpg","bloem",1828]["24",7,5,"post","http://www.sandervandecruys.be/onlineExp/mooneyTD/img/tt/812tt.jpg","spin",2256]["24",8,5,"post","http://www.sandervandecruys.be/onlineExp/mooneyTD/img/tt/609tt.jpg","tijger",3560]["24",9,5,"post","http://www.sandervandecruys.be/onlineExp/mooneyTD/img/tt/858tt.jpg","skiër",10897]</text:p>
          </table:table-cell>
          <table:table-cell table:number-columns-repeated="253"/>
        </table:table-row>
        <table:table-row table:style-name="ro1">
          <table:table-cell office:value-type="date" office:date-value="2016-04-26T12:04:20" calcext:value-type="date">
            <text:p>4/26/2016 12:04:2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["302",0,0,"pre","http://www.sandervandecruys.be/onlineExp/mooneyTD/img/tt/661tt.jpg","",2759]["302",1,0,"pre","http://www.sandervandecruys.be/onlineExp/mooneyTD/img/tt/404tt.jpg","",8556]["302",2,0,"pre","http://www.sandervandecruys.be/onlineExp/mooneyTD/img/tt/573tt.jpg","gebouw",2669]["302",3,0,"pre","http://www.sandervandecruys.be/onlineExp/mooneyTD/img/tt/872tt.jpg","steen",2653]["302",4,0,"pre","http://www.sandervandecruys.be/onlineExp/mooneyTD/img/tt/864tt.jpg","paraplu",3295]["302",5,0,"pre","http://www.sandervandecruys.be/onlineExp/mooneyTD/img/tt/292tt.jpg","turbo",5130]["302",6,0,"pre","http://www.sandervandecruys.be/onlineExp/mooneyTD/img/tt/863tt.jpg","wasbord",2671]["302",7,0,"pre","http://www.sandervandecruys.be/onlineExp/mooneyTD/img/tt/018tt.jpg","roos",1179]["302",8,0,"pre","http://www.sandervandecruys.be/onlineExp/mooneyTD/img/tt/608tt.jpg","",2687]["302",9,0,"pre","http://www.sandervandecruys.be/onlineExp/mooneyTD/img/tt/273tt.jpg","",1054]["302",0,0,"post","http://www.sandervandecruys.be/onlineExp/mooneyTD/img/tt/863tt.jpg","stoel",1255]["302",1,0,"post","http://www.sandervandecruys.be/onlineExp/mooneyTD/img/tt/292tt.jpg","",1622]["302",2,0,"post","http://www.sandervandecruys.be/onlineExp/mooneyTD/img/tt/573tt.jpg","trein",3102]["302",3,0,"post","http://www.sandervandecruys.be/onlineExp/mooneyTD/img/tt/864tt.jpg","parasol",1354]["302",4,0,"post","http://www.sandervandecruys.be/onlineExp/mooneyTD/img/tt/872tt.jpg","vlinder",2859]["302",5,0,"post","http://www.sandervandecruys.be/onlineExp/mooneyTD/img/tt/018tt.jpg","roos",610]["302",6,0,"post","http://www.sandervandecruys.be/onlineExp/mooneyTD/img/tt/608tt.jpg","mens",3040]["302",7,0,"post","http://www.sandervandecruys.be/onlineExp/mooneyTD/img/tt/404tt.jpg","bloem",1498]["302",8,0,"post","http://www.sandervandecruys.be/onlineExp/mooneyTD/img/tt/661tt.jpg","eenden",1231]["302",9,0,"post","http://www.sandervandecruys.be/onlineExp/mooneyTD/img/tt/273tt.jpg","salamander",6365]["302",0,1,"pre","http://www.sandervandecruys.be/onlineExp/mooneyTD/img/tt/556tt.jpg","horloge",1549]["302",1,1,"pre","http://www.sandervandecruys.be/onlineExp/mooneyTD/img/tt/429tt.jpg","bloem",1811]["302",2,1,"pre","http://www.sandervandecruys.be/onlineExp/mooneyTD/img/tt/595tt.jpg","",1071]["302",3,1,"pre","http://www.sandervandecruys.be/onlineExp/mooneyTD/img/tt/858tt.jpg","",807]["302",4,1,"pre","http://www.sandervandecruys.be/onlineExp/mooneyTD/img/tt/812tt.jpg","",554]["302",5,1,"pre","http://www.sandervandecruys.be/onlineExp/mooneyTD/img/tt/558tt.jpg","",1078]["302",6,1,"pre","http://www.sandervandecruys.be/onlineExp/mooneyTD/img/tt/025tt.jpg","konijn",2015]["302",7,1,"pre","http://www.sandervandecruys.be/onlineExp/mooneyTD/img/tt/045tt.jpg","kikker",1779]["302",8,1,"pre","http://www.sandervandecruys.be/onlineExp/mooneyTD/img/tt/030tt.jpg","koffietas",5083]["302",9,1,"pre","http://www.sandervandecruys.be/onlineExp/mooneyTD/img/tt/127tt.jpg","",859]["302",0,1,"post","http://www.sandervandecruys.be/onlineExp/mooneyTD/img/tt/429tt.jpg","Kever",4618]["302",1,1,"post","http://www.sandervandecruys.be/onlineExp/mooneyTD/img/tt/045tt.jpg","hagedis",1279]["302",2,1,"post","http://www.sandervandecruys.be/onlineExp/mooneyTD/img/tt/812tt.jpg","kikker",2766]["302",3,1,"post","http://www.sandervandecruys.be/onlineExp/mooneyTD/img/tt/127tt.jpg","",801]["302",4,1,"post","http://www.sandervandecruys.be/onlineExp/mooneyTD/img/tt/556tt.jpg","Horloge",1044]["302",5,1,"post","http://www.sandervandecruys.be/onlineExp/mooneyTD/img/tt/595tt.jpg","walvis",1628]["302",6,1,"post","http://www.sandervandecruys.be/onlineExp/mooneyTD/img/tt/030tt.jpg","appelsienen",4163]["302",7,1,"post","http://www.sandervandecruys.be/onlineExp/mooneyTD/img/tt/025tt.jpg","konijn",1212]["302",8,1,"post","http://www.sandervandecruys.be/onlineExp/mooneyTD/img/tt/858tt.jpg","mens",2712]["302",9,1,"post","http://www.sandervandecruys.be/onlineExp/mooneyTD/img/tt/558tt.jpg","kikker",1676]["302",0,2,"pre","http://www.sandervandecruys.be/onlineExp/mooneyTD/img/tt/533tt.jpg","Kameleon",4736]["302",1,2,"pre","http://www.sandervandecruys.be/onlineExp/mooneyTD/img/tt/148tt.jpg","kikker",1287]["302",2,2,"pre","http://www.sandervandecruys.be/onlineExp/mooneyTD/img/tt/021tt.jpg","kat",2022]["302",3,2,"pre","http://www.sandervandecruys.be/onlineExp/mooneyTD/img/tt/873tt.jpg","gasmasker",2441]["302",4,2,"pre","http://www.sandervandecruys.be/onlineExp/mooneyTD/img/tt/683tt.jpg","",1795]["302",5,2,"pre","http://www.sandervandecruys.be/onlineExp/mooneyTD/img/tt/871tt.jpg","dak",2171]["302",6,2,"pre","http://www.sandervandecruys.be/onlineExp/mooneyTD/img/tt/859tt.jpg","",3379]["302",7,2,"pre","http://www.sandervandecruys.be/onlineExp/mooneyTD/img/tt/643tt.jpg","kofferbak",2345]["302",8,2,"pre","http://www.sandervandecruys.be/onlineExp/mooneyTD/img/tt/623tt.jpg","kat",1586]["302",9,2,"pre","http://www.sandervandecruys.be/onlineExp/mooneyTD/img/tt/001tt.jpg","motorfiets",2617]["302",0,2,"post","http://www.sandervandecruys.be/onlineExp/mooneyTD/img/tt/859tt.jpg","olifant",4090]["302",1,2,"post","http://www.sandervandecruys.be/onlineExp/mooneyTD/img/tt/873tt.jpg","olifant",1137]["302",2,2,"post","http://www.sandervandecruys.be/onlineExp/mooneyTD/img/tt/148tt.jpg","kikker",956]["302",3,2,"post","http://www.sandervandecruys.be/onlineExp/mooneyTD/img/tt/001tt.jpg","motorfiets",1458]["302",4,2,"post","http://www.sandervandecruys.be/onlineExp/mooneyTD/img/tt/021tt.jpg","kat",484]["302",5,2,"post","http://www.sandervandecruys.be/onlineExp/mooneyTD/img/tt/683tt.jpg","koala",1615]["302",6,2,"post","http://www.sandervandecruys.be/onlineExp/mooneyTD/img/tt/643tt.jpg","boekentas",1494]["302",7,2,"post","http://www.sandervandecruys.be/onlineExp/mooneyTD/img/tt/871tt.jpg","",2490]["302",8,2,"post","http://www.sandervandecruys.be/onlineExp/mooneyTD/img/tt/623tt.jpg","olifant",1271]["302",9,2,"post","http://www.sandervandecruys.be/onlineExp/mooneyTD/img/tt/533tt.jpg","kiker",1670]["302",0,3,"pre","http://www.sandervandecruys.be/onlineExp/mooneyTD/img/tt/874tt.jpg","kloik",1625]["302",1,3,"pre","http://www.sandervandecruys.be/onlineExp/mooneyTD/img/tt/562tt.jpg","broodrooster",3456]["302",2,3,"pre","http://www.sandervandecruys.be/onlineExp/mooneyTD/img/tt/576tt.jpg","arm",1415]["302",3,3,"pre","http://www.sandervandecruys.be/onlineExp/mooneyTD/img/tt/015tt.jpg","aap",1832]["302",4,3,"pre","http://www.sandervandecruys.be/onlineExp/mooneyTD/img/tt/823tt.jpg","koala",1414]["302",5,3,"pre","http://www.sandervandecruys.be/onlineExp/mooneyTD/img/tt/400tt.jpg","wijzer",2120]["302",6,3,"pre","http://www.sandervandecruys.be/onlineExp/mooneyTD/img/tt/745tt.jpg","nietjesmachien",3580]["302",7,3,"pre","http://www.sandervandecruys.be/onlineExp/mooneyTD/img/tt/003tt.jpg","schelp",3364]["302",8,3,"pre","http://www.sandervandecruys.be/onlineExp/mooneyTD/img/tt/007tt.jpg","piano",1481]["302",9,3,"pre","http://www.sandervandecruys.be/onlineExp/mooneyTD/img/tt/560tt.jpg","",716]["302",0,3,"post","http://www.sandervandecruys.be/onlineExp/mooneyTD/img/tt/576tt.jpg","",2762]["302",1,3,"post","http://www.sandervandecruys.be/onlineExp/mooneyTD/img/tt/400tt.jpg","Knijptang",3023]["302",2,3,"post","http://www.sandervandecruys.be/onlineExp/mooneyTD/img/tt/562tt.jpg","broodrooster",2185]["302",3,3,"post","http://www.sandervandecruys.be/onlineExp/mooneyTD/img/tt/007tt.jpg","piano",1103]["302",4,3,"post","http://www.sandervandecruys.be/onlineExp/mooneyTD/img/tt/560tt.jpg","paddenstoel",2442]["302",5,3,"post","http://www.sandervandecruys.be/onlineExp/mooneyTD/img/tt/003tt.jpg","slang",2390]["302",6,3,"post","http://www.sandervandecruys.be/onlineExp/mooneyTD/img/tt/745tt.jpg","piano",1265]["302",7,3,"post","http://www.sandervandecruys.be/onlineExp/mooneyTD/img/tt/015tt.jpg","leeuw",927]["302",8,3,"post","http://www.sandervandecruys.be/onlineExp/mooneyTD/img/tt/823tt.jpg","koala",1380]["302",9,3,"post","http://www.sandervandecruys.be/onlineExp/mooneyTD/img/tt/874tt.jpg","gasvuur",1509]["302",0,4,"pre","http://www.sandervandecruys.be/onlineExp/mooneyTD/img/tt/691tt.jpg","",801]["302",1,4,"pre","http://www.sandervandecruys.be/onlineExp/mooneyTD/img/tt/853tt.jpg","fluitje",2803]["302",2,4,"pre","http://www.sandervandecruys.be/onlineExp/mooneyTD/img/tt/013tt.jpg","luipaard",2232]["302",3,4,"pre","http://www.sandervandecruys.be/onlineExp/mooneyTD/img/tt/005tt.jpg","wcbril",2703]["302",4,4,"pre","http://www.sandervandecruys.be/onlineExp/mooneyTD/img/tt/039tt.jpg","bloem",962]["302",5,4,"pre","http://www.sandervandecruys.be/onlineExp/mooneyTD/img/tt/017tt.jpg","plant",1606]["302",6,4,"pre","http://www.sandervandecruys.be/onlineExp/mooneyTD/img/tt/728tt.jpg","uil",1519]["302",7,4,"pre","http://www.sandervandecruys.be/onlineExp/mooneyTD/img/tt/062tt.jpg","panda",1414]["302",8,4,"pre","http://www.sandervandecruys.be/onlineExp/mooneyTD/img/tt/655tt.jpg","",1110]["302",9,4,"pre","http://www.sandervandecruys.be/onlineExp/mooneyTD/img/tt/184tt.jpg","haarspeld",2670]["302",0,4,"post","http://www.sandervandecruys.be/onlineExp/mooneyTD/img/tt/655tt.jpg","ezels",1727]["302",1,4,"post","http://www.sandervandecruys.be/onlineExp/mooneyTD/img/tt/039tt.jpg","bloem",776]["302",2,4,"post","http://www.sandervandecruys.be/onlineExp/mooneyTD/img/tt/691tt.jpg","luipard",1339]["302",3,4,"post","http://www.sandervandecruys.be/onlineExp/mooneyTD/img/tt/184tt.jpg","vorken",1211]["302",4,4,"post","http://www.sandervandecruys.be/onlineExp/mooneyTD/img/tt/013tt.jpg","luipaard",1561]["302",5,4,"post","http://www.sandervandecruys.be/onlineExp/mooneyTD/img/tt/005tt.jpg","wcbril",1373]["302",6,4,"post","http://www.sandervandecruys.be/onlineExp/mooneyTD/img/tt/062tt.jpg","hond",1534]["302",7,4,"post","http://www.sandervandecruys.be/onlineExp/mooneyTD/img/tt/017tt.jpg","ananas",1283]["302",8,4,"post","http://www.sandervandecruys.be/onlineExp/mooneyTD/img/tt/853tt.jpg","wedstrijdfluitje",3985]["302",9,4,"post","http://www.sandervandecruys.be/onlineExp/mooneyTD/img/tt/728tt.jpg","uil",1109]["302",0,5,"pre","http://www.sandervandecruys.be/onlineExp/mooneyTD/img/tt/192tt.jpg","grot",2164]["302",1,5,"pre","http://www.sandervandecruys.be/onlineExp/mooneyTD/img/tt/006tt.jpg","",2362]["302",2,5,"pre","http://www.sandervandecruys.be/onlineExp/mooneyTD/img/tt/738tt.jpg","",1364]["302",3,5,"pre","http://www.sandervandecruys.be/onlineExp/mooneyTD/img/tt/792tt.jpg","plant",1766]["302",4,5,"pre","http://www.sandervandecruys.be/onlineExp/mooneyTD/img/tt/721tt.jpg","appelsien",2287]["302",5,5,"pre","http://www.sandervandecruys.be/onlineExp/mooneyTD/img/tt/593tt.jpg","man",1880]["302",6,5,"pre","http://www.sandervandecruys.be/onlineExp/mooneyTD/img/tt/559tt.jpg","giraf",2742]["302",7,5,"pre","http://www.sandervandecruys.be/onlineExp/mooneyTD/img/tt/676tt.jpg","",1227]["302",8,5,"pre","http://www.sandervandecruys.be/onlineExp/mooneyTD/img/tt/609tt.jpg","luipaard",4135]["302",9,5,"pre","http://www.sandervandecruys.be/onlineExp/mooneyTD/img/tt/729tt.jpg","",2639]["302",0,5,"post","http://www.sandervandecruys.be/onlineExp/mooneyTD/img/tt/792tt.jpg","ananas",1291]["302",1,5,"post","http://www.sandervandecruys.be/onlineExp/mooneyTD/img/tt/192tt.jpg","kat",524]["302",2,5,"post","http://www.sandervandecruys.be/onlineExp/mooneyTD/img/tt/676tt.jpg","luipaard",1927]["302",3,5,"post","http://www.sandervandecruys.be/onlineExp/mooneyTD/img/tt/729tt.jpg","babyuiltjes",2519]["302",4,5,"post","http://www.sandervandecruys.be/onlineExp/mooneyTD/img/tt/609tt.jpg","luipaard",1221]["302",5,5,"post","http://www.sandervandecruys.be/onlineExp/mooneyTD/img/tt/006tt.jpg","kwal",1089]["302",6,5,"post","http://www.sandervandecruys.be/onlineExp/mooneyTD/img/tt/738tt.jpg","paprika",1467]["302",7,5,"post","http://www.sandervandecruys.be/onlineExp/mooneyTD/img/tt/721tt.jpg","appelsien",1231]["302",8,5,"post","http://www.sandervandecruys.be/onlineExp/mooneyTD/img/tt/593tt.jpg","man",924]["302",9,5,"post","http://www.sandervandecruys.be/onlineExp/mooneyTD/img/tt/559tt.jpg","pad",1649]</text:p>
          </table:table-cell>
          <table:table-cell table:number-columns-repeated="253"/>
        </table:table-row>
        <table:table-row table:style-name="ro1">
          <table:table-cell office:value-type="date" office:date-value="2016-04-27T16:02:52.999999" calcext:value-type="date">
            <text:p>4/27/2016 16:02:5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["215",0,0,"pre","http://www.sandervandecruys.be/onlineExp/mooneyTD/img/tt/560tt.jpg","soort van padestoel, hangt naar beneden",15660]["215",1,0,"pre","http://www.sandervandecruys.be/onlineExp/mooneyTD/img/tt/871tt.jpg","een man misschien , een veld",22565]["215",2,0,"pre","http://www.sandervandecruys.be/onlineExp/mooneyTD/img/tt/691tt.jpg","een aapje , zoqls de leeuwenkoning",18413]["215",3,0,"pre","http://www.sandervandecruys.be/onlineExp/mooneyTD/img/tt/738tt.jpg","een appel in twee",8831]["215",4,0,"pre","http://www.sandervandecruys.be/onlineExp/mooneyTD/img/tt/017tt.jpg","een vogel misschien , in een bos",12109]["215",5,0,"pre","http://www.sandervandecruys.be/onlineExp/mooneyTD/img/tt/728tt.jpg","een uil die op een tak zit",7168]["215",6,0,"pre","http://www.sandervandecruys.be/onlineExp/mooneyTD/img/tt/683tt.jpg","een aapje ",8556]["215",7,0,"pre","http://www.sandervandecruys.be/onlineExp/mooneyTD/img/tt/661tt.jpg","een eend op wandel",11439]["215",8,0,"pre","http://www.sandervandecruys.be/onlineExp/mooneyTD/img/tt/127tt.jpg","een auto misschien ; een tractor",9728]["215",9,0,"pre","http://www.sandervandecruys.be/onlineExp/mooneyTD/img/tt/292tt.jpg","iets met een snavel, een vogel",12367]["215",0,0,"post","http://www.sandervandecruys.be/onlineExp/mooneyTD/img/tt/691tt.jpg","een panter of een leeuw",11998]["215",1,0,"post","http://www.sandervandecruys.be/onlineExp/mooneyTD/img/tt/728tt.jpg","een uil",1919]["215",2,0,"post","http://www.sandervandecruys.be/onlineExp/mooneyTD/img/tt/683tt.jpg","een aapje",3246]["215",3,0,"post","http://www.sandervandecruys.be/onlineExp/mooneyTD/img/tt/017tt.jpg","die ananassenn",9712]["215",4,0,"post","http://www.sandervandecruys.be/onlineExp/mooneyTD/img/tt/560tt.jpg","paddestoel en kikker",5823]["215",5,0,"post","http://www.sandervandecruys.be/onlineExp/mooneyTD/img/tt/292tt.jpg","een eekhoorn",5873]["215",6,0,"post","http://www.sandervandecruys.be/onlineExp/mooneyTD/img/tt/871tt.jpg","man op een veld gebukt",7035]["215",7,0,"post","http://www.sandervandecruys.be/onlineExp/mooneyTD/img/tt/738tt.jpg","paprika in twee",5151]["215",8,0,"post","http://www.sandervandecruys.be/onlineExp/mooneyTD/img/tt/127tt.jpg","vergeten",2911]["215",9,0,"post","http://www.sandervandecruys.be/onlineExp/mooneyTD/img/tt/661tt.jpg","eend bij water met kuikjes",9408]["215",0,1,"pre","http://www.sandervandecruys.be/onlineExp/mooneyTD/img/tt/013tt.jpg","een vogel ; terug een uil",8110]["215",1,1,"pre","http://www.sandervandecruys.be/onlineExp/mooneyTD/img/tt/192tt.jpg","niet gezien",4432]["215",2,1,"pre","http://www.sandervandecruys.be/onlineExp/mooneyTD/img/tt/003tt.jpg","een slang ",3728]["215",3,1,"pre","http://www.sandervandecruys.be/onlineExp/mooneyTD/img/tt/018tt.jpg","fruit misschien",7726]["215",4,1,"pre","http://www.sandervandecruys.be/onlineExp/mooneyTD/img/tt/573tt.jpg","een trein, aan het rijden",7183]["215",5,1,"pre","http://www.sandervandecruys.be/onlineExp/mooneyTD/img/tt/148tt.jpg","kikker misschien",3519]["215",6,1,"pre","http://www.sandervandecruys.be/onlineExp/mooneyTD/img/tt/812tt.jpg","een lieveheersbeestje misschien",9169]["215",7,1,"pre","http://www.sandervandecruys.be/onlineExp/mooneyTD/img/tt/745tt.jpg","een piqno",4544]["215",8,1,"pre","http://www.sandervandecruys.be/onlineExp/mooneyTD/img/tt/007tt.jpg","nog een piano",4031]["215",9,1,"pre","http://www.sandervandecruys.be/onlineExp/mooneyTD/img/tt/006tt.jpg","een hangstruik misschien",5885]["215",0,1,"post","http://www.sandervandecruys.be/onlineExp/mooneyTD/img/tt/573tt.jpg","een trein",1663]["215",1,1,"post","http://www.sandervandecruys.be/onlineExp/mooneyTD/img/tt/013tt.jpg","was dqt die panter",8447]["215",2,1,"post","http://www.sandervandecruys.be/onlineExp/mooneyTD/img/tt/003tt.jpg","slang",1791]["215",3,1,"post","http://www.sandervandecruys.be/onlineExp/mooneyTD/img/tt/006tt.jpg","soort van watervis ",8129]["215",4,1,"post","http://www.sandervandecruys.be/onlineExp/mooneyTD/img/tt/192tt.jpg","een kat van dichtbij",5631]["215",5,1,"post","http://www.sandervandecruys.be/onlineExp/mooneyTD/img/tt/018tt.jpg","vergete",2929]["215",6,1,"post","http://www.sandervandecruys.be/onlineExp/mooneyTD/img/tt/148tt.jpg","een kikker met vlekken",3729]["215",7,1,"post","http://www.sandervandecruys.be/onlineExp/mooneyTD/img/tt/812tt.jpg","een lieveheersbeestje",3646]["215",8,1,"post","http://www.sandervandecruys.be/onlineExp/mooneyTD/img/tt/745tt.jpg","piano",3936]["215",9,1,"post","http://www.sandervandecruys.be/onlineExp/mooneyTD/img/tt/007tt.jpg","de tweede piano",6926]["215",0,2,"pre","http://www.sandervandecruys.be/onlineExp/mooneyTD/img/tt/792tt.jpg","een ananas in de struiken ofzo",10425]["215",1,2,"pre","http://www.sandervandecruys.be/onlineExp/mooneyTD/img/tt/045tt.jpg","een kikker of iets groters",5151]["215",2,2,"pre","http://www.sandervandecruys.be/onlineExp/mooneyTD/img/tt/404tt.jpg","vergeten",29600]["215",3,2,"pre","http://www.sandervandecruys.be/onlineExp/mooneyTD/img/tt/595tt.jpg","een slang",3024]["215",4,2,"pre","http://www.sandervandecruys.be/onlineExp/mooneyTD/img/tt/858tt.jpg","een skier",1725]["215",5,2,"pre","http://www.sandervandecruys.be/onlineExp/mooneyTD/img/tt/533tt.jpg","een vlieg of bij misschien",8015]["215",6,2,"pre","http://www.sandervandecruys.be/onlineExp/mooneyTD/img/tt/593tt.jpg","een persoon met een zak?",8624]["215",7,2,"pre","http://www.sandervandecruys.be/onlineExp/mooneyTD/img/tt/729tt.jpg","uil",1727]["215",8,2,"pre","http://www.sandervandecruys.be/onlineExp/mooneyTD/img/tt/643tt.jpg","een liggende tas ",7024]["215",9,2,"pre","http://www.sandervandecruys.be/onlineExp/mooneyTD/img/tt/608tt.jpg","een persoon had iets vast",7984]["215",0,2,"post","http://www.sandervandecruys.be/onlineExp/mooneyTD/img/tt/792tt.jpg","ananas in veld",3567]["215",1,2,"post","http://www.sandervandecruys.be/onlineExp/mooneyTD/img/tt/608tt.jpg","zittende man",2399]["215",2,2,"post","http://www.sandervandecruys.be/onlineExp/mooneyTD/img/tt/643tt.jpg","tas",1217]["215",3,2,"post","http://www.sandervandecruys.be/onlineExp/mooneyTD/img/tt/729tt.jpg","uilen",1200]["215",4,2,"post","http://www.sandervandecruys.be/onlineExp/mooneyTD/img/tt/595tt.jpg","walvis?",4065]["215",5,2,"post","http://www.sandervandecruys.be/onlineExp/mooneyTD/img/tt/533tt.jpg","vlinder",1201]["215",6,2,"post","http://www.sandervandecruys.be/onlineExp/mooneyTD/img/tt/858tt.jpg","skier",896]["215",7,2,"post","http://www.sandervandecruys.be/onlineExp/mooneyTD/img/tt/593tt.jpg","zittende man",2657]["215",8,2,"post","http://www.sandervandecruys.be/onlineExp/mooneyTD/img/tt/404tt.jpg","was dat die bloem misschien",9392]["215",9,2,"post","http://www.sandervandecruys.be/onlineExp/mooneyTD/img/tt/045tt.jpg","naam vergeten, dier met een lange tong",20943]["215",0,3,"pre","http://www.sandervandecruys.be/onlineExp/mooneyTD/img/tt/609tt.jpg","vogel, uil weer?",7839]["215",1,3,"pre","http://www.sandervandecruys.be/onlineExp/mooneyTD/img/tt/015tt.jpg","zie ik niet",2671]["215",2,3,"pre","http://www.sandervandecruys.be/onlineExp/mooneyTD/img/tt/853tt.jpg","schroevendraaier misschien",5790]["215",3,3,"pre","http://www.sandervandecruys.be/onlineExp/mooneyTD/img/tt/576tt.jpg","piano?",2849]["215",4,3,"pre","http://www.sandervandecruys.be/onlineExp/mooneyTD/img/tt/184tt.jpg","vorken",1391]["215",5,3,"pre","http://www.sandervandecruys.be/onlineExp/mooneyTD/img/tt/021tt.jpg","bos ofzo",2799]["215",6,3,"pre","http://www.sandervandecruys.be/onlineExp/mooneyTD/img/tt/874tt.jpg","zie ik niet",3437]["215",7,3,"pre","http://www.sandervandecruys.be/onlineExp/mooneyTD/img/tt/859tt.jpg","veld met veel stengels",4685]["215",8,3,"pre","http://www.sandervandecruys.be/onlineExp/mooneyTD/img/tt/562tt.jpg","ik weet het niet",6287]["215",9,3,"pre","http://www.sandervandecruys.be/onlineExp/mooneyTD/img/tt/873tt.jpg","bij ofzo",3754]["215",0,3,"post","http://www.sandervandecruys.be/onlineExp/mooneyTD/img/tt/859tt.jpg","kangoeroe ",3743]["215",1,3,"post","http://www.sandervandecruys.be/onlineExp/mooneyTD/img/tt/562tt.jpg","broodrooster met brood erin",9279]["215",2,3,"post","http://www.sandervandecruys.be/onlineExp/mooneyTD/img/tt/853tt.jpg","vergeten",2621]["215",3,3,"post","http://www.sandervandecruys.be/onlineExp/mooneyTD/img/tt/609tt.jpg","leeuw of panter",3951]["215",4,3,"post","http://www.sandervandecruys.be/onlineExp/mooneyTD/img/tt/874tt.jpg","vuur",1792]["215",5,3,"post","http://www.sandervandecruys.be/onlineExp/mooneyTD/img/tt/873tt.jpg","vergeten",2224]["215",6,3,"post","http://www.sandervandecruys.be/onlineExp/mooneyTD/img/tt/021tt.jpg","kat die kijkt ",4336]["215",7,3,"post","http://www.sandervandecruys.be/onlineExp/mooneyTD/img/tt/184tt.jpg","vorken",2257]["215",8,3,"post","http://www.sandervandecruys.be/onlineExp/mooneyTD/img/tt/576tt.jpg","was een trompet",5200]["215",9,3,"post","http://www.sandervandecruys.be/onlineExp/mooneyTD/img/tt/015tt.jpg","dat zas de leeuw",5279]["215",0,4,"pre","http://www.sandervandecruys.be/onlineExp/mooneyTD/img/tt/429tt.jpg","ik weet het niet",7857]["215",1,4,"pre","http://www.sandervandecruys.be/onlineExp/mooneyTD/img/tt/001tt.jpg","motor in stad",2622]["215",2,4,"pre","http://www.sandervandecruys.be/onlineExp/mooneyTD/img/tt/721tt.jpg","gesneden fruit",4768]["215",3,4,"pre","http://www.sandervandecruys.be/onlineExp/mooneyTD/img/tt/872tt.jpg","vlinder",2848]["215",4,4,"pre","http://www.sandervandecruys.be/onlineExp/mooneyTD/img/tt/623tt.jpg","olifant",1456]["215",5,4,"pre","http://www.sandervandecruys.be/onlineExp/mooneyTD/img/tt/676tt.jpg","tuin, veld ofzo",3295]["215",6,4,"pre","http://www.sandervandecruys.be/onlineExp/mooneyTD/img/tt/655tt.jpg","paarden die lachen",5440]["215",7,4,"pre","http://www.sandervandecruys.be/onlineExp/mooneyTD/img/tt/025tt.jpg","konijn",1584]["215",8,4,"pre","http://www.sandervandecruys.be/onlineExp/mooneyTD/img/tt/273tt.jpg","kikker of dat dier met zijn lange tong",11918]["215",9,4,"pre","http://www.sandervandecruys.be/onlineExp/mooneyTD/img/tt/556tt.jpg","iets met een P",3632]["215",0,4,"post","http://www.sandervandecruys.be/onlineExp/mooneyTD/img/tt/429tt.jpg","vergeten",2510]["215",1,4,"post","http://www.sandervandecruys.be/onlineExp/mooneyTD/img/tt/655tt.jpg","ezels",1249]["215",2,4,"post","http://www.sandervandecruys.be/onlineExp/mooneyTD/img/tt/556tt.jpg","horloge",1457]["215",3,4,"post","http://www.sandervandecruys.be/onlineExp/mooneyTD/img/tt/872tt.jpg","vlinder",977]["215",4,4,"post","http://www.sandervandecruys.be/onlineExp/mooneyTD/img/tt/025tt.jpg","konijn",1264]["215",5,4,"post","http://www.sandervandecruys.be/onlineExp/mooneyTD/img/tt/676tt.jpg","huisje",1359]["215",6,4,"post","http://www.sandervandecruys.be/onlineExp/mooneyTD/img/tt/721tt.jpg","fruit gesneden",3265]["215",7,4,"post","http://www.sandervandecruys.be/onlineExp/mooneyTD/img/tt/273tt.jpg","dier met lqnge tong",5026]["215",8,4,"post","http://www.sandervandecruys.be/onlineExp/mooneyTD/img/tt/001tt.jpg","motor in een straat",7313]["215",9,4,"post","http://www.sandervandecruys.be/onlineExp/mooneyTD/img/tt/623tt.jpg","olifant",1489]["215",0,5,"pre","http://www.sandervandecruys.be/onlineExp/mooneyTD/img/tt/400tt.jpg","kniptang",2164]["215",1,5,"pre","http://www.sandervandecruys.be/onlineExp/mooneyTD/img/tt/005tt.jpg","wc pot",2830]["215",2,5,"pre","http://www.sandervandecruys.be/onlineExp/mooneyTD/img/tt/030tt.jpg","fruit",4256]["215",3,5,"pre","http://www.sandervandecruys.be/onlineExp/mooneyTD/img/tt/039tt.jpg","uil misschien?",4064]["215",4,5,"pre","http://www.sandervandecruys.be/onlineExp/mooneyTD/img/tt/558tt.jpg","kikker op een blad",3136]["215",5,5,"pre","http://www.sandervandecruys.be/onlineExp/mooneyTD/img/tt/062tt.jpg","ik weet het niet",4368]["215",6,5,"pre","http://www.sandervandecruys.be/onlineExp/mooneyTD/img/tt/559tt.jpg","brommer",1952]["215",7,5,"pre","http://www.sandervandecruys.be/onlineExp/mooneyTD/img/tt/864tt.jpg","parasol",1840]["215",8,5,"pre","http://www.sandervandecruys.be/onlineExp/mooneyTD/img/tt/863tt.jpg","een stoel misschien",3056]["215",9,5,"pre","http://www.sandervandecruys.be/onlineExp/mooneyTD/img/tt/823tt.jpg","ik zeet het niet",3952]["215",0,5,"post","http://www.sandervandecruys.be/onlineExp/mooneyTD/img/tt/559tt.jpg","brommer",1873]["215",1,5,"post","http://www.sandervandecruys.be/onlineExp/mooneyTD/img/tt/863tt.jpg","stoel",2145]["215",2,5,"post","http://www.sandervandecruys.be/onlineExp/mooneyTD/img/tt/005tt.jpg","wc pot",1201]["215",3,5,"post","http://www.sandervandecruys.be/onlineExp/mooneyTD/img/tt/558tt.jpg","kikker blad",2273]["215",4,5,"post","http://www.sandervandecruys.be/onlineExp/mooneyTD/img/tt/400tt.jpg","kniptang",2000]["215",5,5,"post","http://www.sandervandecruys.be/onlineExp/mooneyTD/img/tt/039tt.jpg","vergeten",2446]["215",6,5,"post","http://www.sandervandecruys.be/onlineExp/mooneyTD/img/tt/062tt.jpg","vergete",1745]["215",7,5,"post","http://www.sandervandecruys.be/onlineExp/mooneyTD/img/tt/864tt.jpg","parasol en de zee",3697]["215",8,5,"post","http://www.sandervandecruys.be/onlineExp/mooneyTD/img/tt/030tt.jpg","gesneden fruit",3425]["215",9,5,"post","http://www.sandervandecruys.be/onlineExp/mooneyTD/img/tt/823tt.jpg","aapje",5377]</text:p>
          </table:table-cell>
          <table:table-cell table:number-columns-repeated="253"/>
        </table:table-row>
        <table:table-row table:style-name="ro1">
          <table:table-cell office:value-type="date" office:date-value="2016-05-03T12:03:17" calcext:value-type="date">
            <text:p>5/3/2016 12:03:17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["304",0,0,"pre","http://www.sandervandecruys.be/onlineExp/mooneyTD/img/tt/558tt.jpg","vlek",5974]["304",1,0,"pre","http://www.sandervandecruys.be/onlineExp/mooneyTD/img/tt/003tt.jpg","fossiel",7566]["304",2,0,"pre","http://www.sandervandecruys.be/onlineExp/mooneyTD/img/tt/871tt.jpg","akker",3947]["304",3,0,"pre","http://www.sandervandecruys.be/onlineExp/mooneyTD/img/tt/661tt.jpg","kerktoren",4269]["304",4,0,"pre","http://www.sandervandecruys.be/onlineExp/mooneyTD/img/tt/858tt.jpg","soldaat",5097]["304",5,0,"pre","http://www.sandervandecruys.be/onlineExp/mooneyTD/img/tt/792tt.jpg","ananas",4493]["304",6,0,"pre","http://www.sandervandecruys.be/onlineExp/mooneyTD/img/tt/863tt.jpg","",4624]["304",7,0,"pre","http://www.sandervandecruys.be/onlineExp/mooneyTD/img/tt/609tt.jpg","boom",6111]["304",8,0,"pre","http://www.sandervandecruys.be/onlineExp/mooneyTD/img/tt/292tt.jpg","",5568]["304",9,0,"pre","http://www.sandervandecruys.be/onlineExp/mooneyTD/img/tt/005tt.jpg","toilet",3692]["304",0,0,"post","http://www.sandervandecruys.be/onlineExp/mooneyTD/img/tt/858tt.jpg","boer",5457]["304",1,0,"post","http://www.sandervandecruys.be/onlineExp/mooneyTD/img/tt/871tt.jpg","veld",5114]["304",2,0,"post","http://www.sandervandecruys.be/onlineExp/mooneyTD/img/tt/003tt.jpg","slang",2699]["304",3,0,"post","http://www.sandervandecruys.be/onlineExp/mooneyTD/img/tt/792tt.jpg","ananas",2398]["304",4,0,"post","http://www.sandervandecruys.be/onlineExp/mooneyTD/img/tt/609tt.jpg","luipaard",2585]["304",5,0,"post","http://www.sandervandecruys.be/onlineExp/mooneyTD/img/tt/558tt.jpg","kikker",1353]["304",6,0,"post","http://www.sandervandecruys.be/onlineExp/mooneyTD/img/tt/863tt.jpg","",1562]["304",7,0,"post","http://www.sandervandecruys.be/onlineExp/mooneyTD/img/tt/292tt.jpg","eekhoorn",1903]["304",8,0,"post","http://www.sandervandecruys.be/onlineExp/mooneyTD/img/tt/661tt.jpg","eend",1053]["304",9,0,"post","http://www.sandervandecruys.be/onlineExp/mooneyTD/img/tt/005tt.jpg","toilet",2934]["304",0,1,"pre","http://www.sandervandecruys.be/onlineExp/mooneyTD/img/tt/273tt.jpg","kikker",6142]["304",1,1,"pre","http://www.sandervandecruys.be/onlineExp/mooneyTD/img/tt/655tt.jpg","rendier",4234]["304",2,1,"pre","http://www.sandervandecruys.be/onlineExp/mooneyTD/img/tt/872tt.jpg","rog",2627]["304",3,1,"pre","http://www.sandervandecruys.be/onlineExp/mooneyTD/img/tt/812tt.jpg","",1156]["304",4,1,"pre","http://www.sandervandecruys.be/onlineExp/mooneyTD/img/tt/595tt.jpg","walvis",3197]["304",5,1,"pre","http://www.sandervandecruys.be/onlineExp/mooneyTD/img/tt/683tt.jpg","baby",2655]["304",6,1,"pre","http://www.sandervandecruys.be/onlineExp/mooneyTD/img/tt/192tt.jpg","",560]["304",7,1,"pre","http://www.sandervandecruys.be/onlineExp/mooneyTD/img/tt/021tt.jpg","",844]["304",8,1,"pre","http://www.sandervandecruys.be/onlineExp/mooneyTD/img/tt/560tt.jpg","berg",4224]["304",9,1,"pre","http://www.sandervandecruys.be/onlineExp/mooneyTD/img/tt/745tt.jpg","piano",2618]["304",0,1,"post","http://www.sandervandecruys.be/onlineExp/mooneyTD/img/tt/560tt.jpg","paddestoel",2577]["304",1,1,"post","http://www.sandervandecruys.be/onlineExp/mooneyTD/img/tt/745tt.jpg","piano",2095]["304",2,1,"post","http://www.sandervandecruys.be/onlineExp/mooneyTD/img/tt/021tt.jpg","kat",1410]["304",3,1,"post","http://www.sandervandecruys.be/onlineExp/mooneyTD/img/tt/683tt.jpg","koala",1588]["304",4,1,"post","http://www.sandervandecruys.be/onlineExp/mooneyTD/img/tt/273tt.jpg","hagedis",3979]["304",5,1,"post","http://www.sandervandecruys.be/onlineExp/mooneyTD/img/tt/655tt.jpg","ezels",2478]["304",6,1,"post","http://www.sandervandecruys.be/onlineExp/mooneyTD/img/tt/872tt.jpg","vlinder",1547]["304",7,1,"post","http://www.sandervandecruys.be/onlineExp/mooneyTD/img/tt/595tt.jpg","walvis",2337]["304",8,1,"post","http://www.sandervandecruys.be/onlineExp/mooneyTD/img/tt/192tt.jpg","kat",1002]["304",9,1,"post","http://www.sandervandecruys.be/onlineExp/mooneyTD/img/tt/812tt.jpg","kever",1777]["304",0,2,"pre","http://www.sandervandecruys.be/onlineExp/mooneyTD/img/tt/864tt.jpg","parasol",2974]["304",1,2,"pre","http://www.sandervandecruys.be/onlineExp/mooneyTD/img/tt/013tt.jpg","luipaard",2824]["304",2,2,"pre","http://www.sandervandecruys.be/onlineExp/mooneyTD/img/tt/593tt.jpg","",814]["304",3,2,"pre","http://www.sandervandecruys.be/onlineExp/mooneyTD/img/tt/738tt.jpg","fiets",2032]["304",4,2,"pre","http://www.sandervandecruys.be/onlineExp/mooneyTD/img/tt/559tt.jpg","kikker",1634]["304",5,2,"pre","http://www.sandervandecruys.be/onlineExp/mooneyTD/img/tt/039tt.jpg","bloem",1305]["304",6,2,"pre","http://www.sandervandecruys.be/onlineExp/mooneyTD/img/tt/006tt.jpg","spinneweb",2633]["304",7,2,"pre","http://www.sandervandecruys.be/onlineExp/mooneyTD/img/tt/728tt.jpg","",795]["304",8,2,"pre","http://www.sandervandecruys.be/onlineExp/mooneyTD/img/tt/015tt.jpg","leeuw",1468]["304",9,2,"pre","http://www.sandervandecruys.be/onlineExp/mooneyTD/img/tt/018tt.jpg","roos",1023]["304",0,2,"post","http://www.sandervandecruys.be/onlineExp/mooneyTD/img/tt/039tt.jpg","bloem",1538]["304",1,2,"post","http://www.sandervandecruys.be/onlineExp/mooneyTD/img/tt/728tt.jpg","arend",4759]["304",2,2,"post","http://www.sandervandecruys.be/onlineExp/mooneyTD/img/tt/006tt.jpg","kwal",1807]["304",3,2,"post","http://www.sandervandecruys.be/onlineExp/mooneyTD/img/tt/013tt.jpg","luipaard",1739]["304",4,2,"post","http://www.sandervandecruys.be/onlineExp/mooneyTD/img/tt/018tt.jpg","roos",870]["304",5,2,"post","http://www.sandervandecruys.be/onlineExp/mooneyTD/img/tt/015tt.jpg","leeuw",1433]["304",6,2,"post","http://www.sandervandecruys.be/onlineExp/mooneyTD/img/tt/864tt.jpg","parasol",1676]["304",7,2,"post","http://www.sandervandecruys.be/onlineExp/mooneyTD/img/tt/593tt.jpg","persoon",1828]["304",8,2,"post","http://www.sandervandecruys.be/onlineExp/mooneyTD/img/tt/559tt.jpg","kikker",2097]["304",9,2,"post","http://www.sandervandecruys.be/onlineExp/mooneyTD/img/tt/738tt.jpg","paprika",2164]["304",0,3,"pre","http://www.sandervandecruys.be/onlineExp/mooneyTD/img/tt/853tt.jpg","fles",6451]["304",1,3,"pre","http://www.sandervandecruys.be/onlineExp/mooneyTD/img/tt/017tt.jpg","fruit",1798]["304",2,3,"pre","http://www.sandervandecruys.be/onlineExp/mooneyTD/img/tt/573tt.jpg","trein",1202]["304",3,3,"pre","http://www.sandervandecruys.be/onlineExp/mooneyTD/img/tt/676tt.jpg","stal",1948]["304",4,3,"pre","http://www.sandervandecruys.be/onlineExp/mooneyTD/img/tt/062tt.jpg","koe",1726]["304",5,3,"pre","http://www.sandervandecruys.be/onlineExp/mooneyTD/img/tt/874tt.jpg","plein",2328]["304",6,3,"pre","http://www.sandervandecruys.be/onlineExp/mooneyTD/img/tt/400tt.jpg","",1265]["304",7,3,"pre","http://www.sandervandecruys.be/onlineExp/mooneyTD/img/tt/576tt.jpg","trompet",2223]["304",8,3,"pre","http://www.sandervandecruys.be/onlineExp/mooneyTD/img/tt/025tt.jpg","konijn",2294]["304",9,3,"pre","http://www.sandervandecruys.be/onlineExp/mooneyTD/img/tt/127tt.jpg","huis",1358]["304",0,3,"post","http://www.sandervandecruys.be/onlineExp/mooneyTD/img/tt/576tt.jpg","trompet",1439]["304",1,3,"post","http://www.sandervandecruys.be/onlineExp/mooneyTD/img/tt/573tt.jpg","trein",1186]["304",2,3,"post","http://www.sandervandecruys.be/onlineExp/mooneyTD/img/tt/853tt.jpg","fluitje",1790]["304",3,3,"post","http://www.sandervandecruys.be/onlineExp/mooneyTD/img/tt/025tt.jpg","konijn",1801]["304",4,3,"post","http://www.sandervandecruys.be/onlineExp/mooneyTD/img/tt/062tt.jpg","hond",1637]["304",5,3,"post","http://www.sandervandecruys.be/onlineExp/mooneyTD/img/tt/400tt.jpg","tang",1277]["304",6,3,"post","http://www.sandervandecruys.be/onlineExp/mooneyTD/img/tt/017tt.jpg","ananassen",2155]["304",7,3,"post","http://www.sandervandecruys.be/onlineExp/mooneyTD/img/tt/874tt.jpg","gasvuur",1775]["304",8,3,"post","http://www.sandervandecruys.be/onlineExp/mooneyTD/img/tt/127tt.jpg","huis",1051]["304",9,3,"post","http://www.sandervandecruys.be/onlineExp/mooneyTD/img/tt/676tt.jpg","huis",1123]["304",0,4,"pre","http://www.sandervandecruys.be/onlineExp/mooneyTD/img/tt/045tt.jpg","hagedis",2436]["304",1,4,"pre","http://www.sandervandecruys.be/onlineExp/mooneyTD/img/tt/608tt.jpg","dans",3185]["304",2,4,"pre","http://www.sandervandecruys.be/onlineExp/mooneyTD/img/tt/721tt.jpg","appelsien",2848]["304",3,4,"pre","http://www.sandervandecruys.be/onlineExp/mooneyTD/img/tt/007tt.jpg","piano",1511]["304",4,4,"pre","http://www.sandervandecruys.be/onlineExp/mooneyTD/img/tt/691tt.jpg","rots",2107]["304",5,4,"pre","http://www.sandervandecruys.be/onlineExp/mooneyTD/img/tt/429tt.jpg","",959]["304",6,4,"pre","http://www.sandervandecruys.be/onlineExp/mooneyTD/img/tt/030tt.jpg","appelsien",1988]["304",7,4,"pre","http://www.sandervandecruys.be/onlineExp/mooneyTD/img/tt/556tt.jpg","badge",2678]["304",8,4,"pre","http://www.sandervandecruys.be/onlineExp/mooneyTD/img/tt/859tt.jpg","veld",1240]["304",9,4,"pre","http://www.sandervandecruys.be/onlineExp/mooneyTD/img/tt/562tt.jpg","",981]["304",0,4,"post","http://www.sandervandecruys.be/onlineExp/mooneyTD/img/tt/859tt.jpg","kangoeroe",3909]["304",1,4,"post","http://www.sandervandecruys.be/onlineExp/mooneyTD/img/tt/556tt.jpg","horloge",1542]["304",2,4,"post","http://www.sandervandecruys.be/onlineExp/mooneyTD/img/tt/608tt.jpg","moeder",1436]["304",3,4,"post","http://www.sandervandecruys.be/onlineExp/mooneyTD/img/tt/721tt.jpg","appelsien",1471]["304",4,4,"post","http://www.sandervandecruys.be/onlineExp/mooneyTD/img/tt/030tt.jpg","appelsien",1440]["304",5,4,"post","http://www.sandervandecruys.be/onlineExp/mooneyTD/img/tt/429tt.jpg","slang",1107]["304",6,4,"post","http://www.sandervandecruys.be/onlineExp/mooneyTD/img/tt/045tt.jpg","hagedis",1789]["304",7,4,"post","http://www.sandervandecruys.be/onlineExp/mooneyTD/img/tt/007tt.jpg","piano",1209]["304",8,4,"post","http://www.sandervandecruys.be/onlineExp/mooneyTD/img/tt/691tt.jpg","luipaard",1621]["304",9,4,"post","http://www.sandervandecruys.be/onlineExp/mooneyTD/img/tt/562tt.jpg","broodrooster",2668]["304",0,5,"pre","http://www.sandervandecruys.be/onlineExp/mooneyTD/img/tt/823tt.jpg","koala",1534]["304",1,5,"pre","http://www.sandervandecruys.be/onlineExp/mooneyTD/img/tt/729tt.jpg","uil",1315]["304",2,5,"pre","http://www.sandervandecruys.be/onlineExp/mooneyTD/img/tt/643tt.jpg","tas",1680]["304",3,5,"pre","http://www.sandervandecruys.be/onlineExp/mooneyTD/img/tt/001tt.jpg","moto",5115]["304",4,5,"pre","http://www.sandervandecruys.be/onlineExp/mooneyTD/img/tt/184tt.jpg","vork",1196]["304",5,5,"pre","http://www.sandervandecruys.be/onlineExp/mooneyTD/img/tt/148tt.jpg","kikker",2424]["304",6,5,"pre","http://www.sandervandecruys.be/onlineExp/mooneyTD/img/tt/404tt.jpg","bloem",1459]["304",7,5,"pre","http://www.sandervandecruys.be/onlineExp/mooneyTD/img/tt/873tt.jpg","bij",999]["304",8,5,"pre","http://www.sandervandecruys.be/onlineExp/mooneyTD/img/tt/533tt.jpg","",1519]["304",9,5,"pre","http://www.sandervandecruys.be/onlineExp/mooneyTD/img/tt/623tt.jpg","koe",2163]["304",0,5,"post","http://www.sandervandecruys.be/onlineExp/mooneyTD/img/tt/184tt.jpg","vork",3026]["304",1,5,"post","http://www.sandervandecruys.be/onlineExp/mooneyTD/img/tt/643tt.jpg","tas",989]["304",2,5,"post","http://www.sandervandecruys.be/onlineExp/mooneyTD/img/tt/729tt.jpg","uil",1412]["304",3,5,"post","http://www.sandervandecruys.be/onlineExp/mooneyTD/img/tt/148tt.jpg","kikker",1270]["304",4,5,"post","http://www.sandervandecruys.be/onlineExp/mooneyTD/img/tt/823tt.jpg","koala",1284]["304",5,5,"post","http://www.sandervandecruys.be/onlineExp/mooneyTD/img/tt/873tt.jpg","olifant",1570]["304",6,5,"post","http://www.sandervandecruys.be/onlineExp/mooneyTD/img/tt/001tt.jpg","moto",984]["304",7,5,"post","http://www.sandervandecruys.be/onlineExp/mooneyTD/img/tt/404tt.jpg","vlinder",3775]["304",8,5,"post","http://www.sandervandecruys.be/onlineExp/mooneyTD/img/tt/533tt.jpg","bloe,",3165]["304",9,5,"post","http://www.sandervandecruys.be/onlineExp/mooneyTD/img/tt/623tt.jpg","olifant",2092]</text:p>
          </table:table-cell>
          <table:table-cell table:number-columns-repeated="253"/>
        </table:table-row>
        <table:table-row table:style-name="ro1">
          <table:table-cell office:value-type="date" office:date-value="2016-05-04T16:16:29" calcext:value-type="date">
            <text:p>5/4/2016 16:16:29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["218",0,0,"pre","http://www.sandervandecruys.be/onlineExp/mooneyTD/img/tt/560tt.jpg","berg",6808]["218",1,0,"pre","http://www.sandervandecruys.be/onlineExp/mooneyTD/img/tt/608tt.jpg","smid",5692]["218",2,0,"pre","http://www.sandervandecruys.be/onlineExp/mooneyTD/img/tt/858tt.jpg","geknielde man",16316]["218",3,0,"pre","http://www.sandervandecruys.be/onlineExp/mooneyTD/img/tt/623tt.jpg","buffalo",6956]["218",4,0,"pre","http://www.sandervandecruys.be/onlineExp/mooneyTD/img/tt/643tt.jpg","tas",2464]["218",5,0,"pre","http://www.sandervandecruys.be/onlineExp/mooneyTD/img/tt/127tt.jpg","traktor",4928]["218",6,0,"pre","http://www.sandervandecruys.be/onlineExp/mooneyTD/img/tt/871tt.jpg","beedelaar",4301]["218",7,0,"pre","http://www.sandervandecruys.be/onlineExp/mooneyTD/img/tt/021tt.jpg","kat",8751]["218",8,0,"pre","http://www.sandervandecruys.be/onlineExp/mooneyTD/img/tt/728tt.jpg","ketting",3488]["218",9,0,"pre","http://www.sandervandecruys.be/onlineExp/mooneyTD/img/tt/573tt.jpg","bus",7318]["218",0,0,"post","http://www.sandervandecruys.be/onlineExp/mooneyTD/img/tt/643tt.jpg","tas",3675]["218",1,0,"post","http://www.sandervandecruys.be/onlineExp/mooneyTD/img/tt/728tt.jpg","uil",2520]["218",2,0,"post","http://www.sandervandecruys.be/onlineExp/mooneyTD/img/tt/608tt.jpg","bedelaar",7750]["218",3,0,"post","http://www.sandervandecruys.be/onlineExp/mooneyTD/img/tt/871tt.jpg","werker boer",6635]["218",4,0,"post","http://www.sandervandecruys.be/onlineExp/mooneyTD/img/tt/573tt.jpg","trein",2674]["218",5,0,"post","http://www.sandervandecruys.be/onlineExp/mooneyTD/img/tt/623tt.jpg","kat",2372]["218",6,0,"post","http://www.sandervandecruys.be/onlineExp/mooneyTD/img/tt/560tt.jpg","pad",2063]["218",7,0,"post","http://www.sandervandecruys.be/onlineExp/mooneyTD/img/tt/127tt.jpg","huis",4241]["218",8,0,"post","http://www.sandervandecruys.be/onlineExp/mooneyTD/img/tt/021tt.jpg","kat",2011]["218",9,0,"post","http://www.sandervandecruys.be/onlineExp/mooneyTD/img/tt/858tt.jpg","skispringer",5228]["218",0,1,"pre","http://www.sandervandecruys.be/onlineExp/mooneyTD/img/tt/273tt.jpg","pad",4941]["218",1,1,"pre","http://www.sandervandecruys.be/onlineExp/mooneyTD/img/tt/872tt.jpg","heuvel",7770]["218",2,1,"pre","http://www.sandervandecruys.be/onlineExp/mooneyTD/img/tt/192tt.jpg","valk",3438]["218",3,1,"pre","http://www.sandervandecruys.be/onlineExp/mooneyTD/img/tt/025tt.jpg","otter",3220]["218",4,1,"pre","http://www.sandervandecruys.be/onlineExp/mooneyTD/img/tt/148tt.jpg","kikker",3956]["218",5,1,"pre","http://www.sandervandecruys.be/onlineExp/mooneyTD/img/tt/018tt.jpg","roos",3751]["218",6,1,"pre","http://www.sandervandecruys.be/onlineExp/mooneyTD/img/tt/429tt.jpg","kokon",6645]["218",7,1,"pre","http://www.sandervandecruys.be/onlineExp/mooneyTD/img/tt/039tt.jpg","tulp",3676]["218",8,1,"pre","http://www.sandervandecruys.be/onlineExp/mooneyTD/img/tt/609tt.jpg","blad",2937]["218",9,1,"pre","http://www.sandervandecruys.be/onlineExp/mooneyTD/img/tt/874tt.jpg","zonnewijzer",8322]["218",0,1,"post","http://www.sandervandecruys.be/onlineExp/mooneyTD/img/tt/874tt.jpg","gas vuur",6205]["218",1,1,"post","http://www.sandervandecruys.be/onlineExp/mooneyTD/img/tt/018tt.jpg","roos",2794]["218",2,1,"post","http://www.sandervandecruys.be/onlineExp/mooneyTD/img/tt/609tt.jpg","slang",4463]["218",3,1,"post","http://www.sandervandecruys.be/onlineExp/mooneyTD/img/tt/148tt.jpg","kikker",1967]["218",4,1,"post","http://www.sandervandecruys.be/onlineExp/mooneyTD/img/tt/039tt.jpg","bloem",4447]["218",5,1,"post","http://www.sandervandecruys.be/onlineExp/mooneyTD/img/tt/192tt.jpg","kat",2607]["218",6,1,"post","http://www.sandervandecruys.be/onlineExp/mooneyTD/img/tt/429tt.jpg","slang",2927]["218",7,1,"post","http://www.sandervandecruys.be/onlineExp/mooneyTD/img/tt/025tt.jpg","konijn",4488]["218",8,1,"post","http://www.sandervandecruys.be/onlineExp/mooneyTD/img/tt/872tt.jpg","mot",2233]["218",9,1,"post","http://www.sandervandecruys.be/onlineExp/mooneyTD/img/tt/273tt.jpg","hagedis",4623]["218",0,2,"pre","http://www.sandervandecruys.be/onlineExp/mooneyTD/img/tt/859tt.jpg","loper",7765]["218",1,2,"pre","http://www.sandervandecruys.be/onlineExp/mooneyTD/img/tt/595tt.jpg","orka",2362]["218",2,2,"pre","http://www.sandervandecruys.be/onlineExp/mooneyTD/img/tt/864tt.jpg","platenspeeler",8786]["218",3,2,"pre","http://www.sandervandecruys.be/onlineExp/mooneyTD/img/tt/792tt.jpg","mais",2787]["218",4,2,"pre","http://www.sandervandecruys.be/onlineExp/mooneyTD/img/tt/721tt.jpg","vlees",3768]["218",5,2,"pre","http://www.sandervandecruys.be/onlineExp/mooneyTD/img/tt/683tt.jpg","kip",5542]["218",6,2,"pre","http://www.sandervandecruys.be/onlineExp/mooneyTD/img/tt/062tt.jpg","hond",2482]["218",7,2,"pre","http://www.sandervandecruys.be/onlineExp/mooneyTD/img/tt/400tt.jpg","botten",5615]["218",8,2,"pre","http://www.sandervandecruys.be/onlineExp/mooneyTD/img/tt/292tt.jpg","bloem",4173]["218",9,2,"pre","http://www.sandervandecruys.be/onlineExp/mooneyTD/img/tt/017tt.jpg","ananas",4597]["218",0,2,"post","http://www.sandervandecruys.be/onlineExp/mooneyTD/img/tt/017tt.jpg","ananas",3957]["218",1,2,"post","http://www.sandervandecruys.be/onlineExp/mooneyTD/img/tt/792tt.jpg","ananas",2329]["218",2,2,"post","http://www.sandervandecruys.be/onlineExp/mooneyTD/img/tt/864tt.jpg","parasol",4995]["218",3,2,"post","http://www.sandervandecruys.be/onlineExp/mooneyTD/img/tt/062tt.jpg","hond",2559]["218",4,2,"post","http://www.sandervandecruys.be/onlineExp/mooneyTD/img/tt/859tt.jpg","kangeroe",3647]["218",5,2,"post","http://www.sandervandecruys.be/onlineExp/mooneyTD/img/tt/292tt.jpg","eekhoorn !!!",6842]["218",6,2,"post","http://www.sandervandecruys.be/onlineExp/mooneyTD/img/tt/595tt.jpg","orka",2935]["218",7,2,"post","http://www.sandervandecruys.be/onlineExp/mooneyTD/img/tt/721tt.jpg","citroen",4369]["218",8,2,"post","http://www.sandervandecruys.be/onlineExp/mooneyTD/img/tt/683tt.jpg","koala",2590]["218",9,2,"post","http://www.sandervandecruys.be/onlineExp/mooneyTD/img/tt/400tt.jpg","knijptang",3598]["218",0,3,"pre","http://www.sandervandecruys.be/onlineExp/mooneyTD/img/tt/013tt.jpg","modder",5403]["218",1,3,"pre","http://www.sandervandecruys.be/onlineExp/mooneyTD/img/tt/853tt.jpg","fles",2915]["218",2,3,"pre","http://www.sandervandecruys.be/onlineExp/mooneyTD/img/tt/007tt.jpg","piano",3388]["218",3,3,"pre","http://www.sandervandecruys.be/onlineExp/mooneyTD/img/tt/863tt.jpg","draad",5312]["218",4,3,"pre","http://www.sandervandecruys.be/onlineExp/mooneyTD/img/tt/873tt.jpg","olifant",4118]["218",5,3,"pre","http://www.sandervandecruys.be/onlineExp/mooneyTD/img/tt/001tt.jpg","flat",6221]["218",6,3,"pre","http://www.sandervandecruys.be/onlineExp/mooneyTD/img/tt/045tt.jpg","gekko",2811]["218",7,3,"pre","http://www.sandervandecruys.be/onlineExp/mooneyTD/img/tt/676tt.jpg","tuin",5904]["218",8,3,"pre","http://www.sandervandecruys.be/onlineExp/mooneyTD/img/tt/006tt.jpg","kwal",4053]["218",9,3,"pre","http://www.sandervandecruys.be/onlineExp/mooneyTD/img/tt/812tt.jpg","???",5355]["218",0,3,"post","http://www.sandervandecruys.be/onlineExp/mooneyTD/img/tt/676tt.jpg","huis",2726]["218",1,3,"post","http://www.sandervandecruys.be/onlineExp/mooneyTD/img/tt/853tt.jpg","stoel",6106]["218",2,3,"post","http://www.sandervandecruys.be/onlineExp/mooneyTD/img/tt/007tt.jpg","piano",2932]["218",3,3,"post","http://www.sandervandecruys.be/onlineExp/mooneyTD/img/tt/045tt.jpg","gekko",3244]["218",4,3,"post","http://www.sandervandecruys.be/onlineExp/mooneyTD/img/tt/001tt.jpg","motor",2701]["218",5,3,"post","http://www.sandervandecruys.be/onlineExp/mooneyTD/img/tt/006tt.jpg","kwal",2592]["218",6,3,"post","http://www.sandervandecruys.be/onlineExp/mooneyTD/img/tt/863tt.jpg","stoel",2304]["218",7,3,"post","http://www.sandervandecruys.be/onlineExp/mooneyTD/img/tt/873tt.jpg","olifant",3161]["218",8,3,"post","http://www.sandervandecruys.be/onlineExp/mooneyTD/img/tt/013tt.jpg","luipaard",5336]["218",9,3,"post","http://www.sandervandecruys.be/onlineExp/mooneyTD/img/tt/812tt.jpg","kiever",2782]["218",0,4,"pre","http://www.sandervandecruys.be/onlineExp/mooneyTD/img/tt/559tt.jpg","",5347]["218",1,4,"pre","http://www.sandervandecruys.be/onlineExp/mooneyTD/img/tt/030tt.jpg","mandarijn",5195]["218",2,4,"pre","http://www.sandervandecruys.be/onlineExp/mooneyTD/img/tt/404tt.jpg","lotus",3643]["218",3,4,"pre","http://www.sandervandecruys.be/onlineExp/mooneyTD/img/tt/576tt.jpg","dier",3848]["218",4,4,"pre","http://www.sandervandecruys.be/onlineExp/mooneyTD/img/tt/745tt.jpg","piano",3657]["218",5,4,"pre","http://www.sandervandecruys.be/onlineExp/mooneyTD/img/tt/655tt.jpg","doodskop",6516]["218",6,4,"pre","http://www.sandervandecruys.be/onlineExp/mooneyTD/img/tt/738tt.jpg","paprika",3673]["218",7,4,"pre","http://www.sandervandecruys.be/onlineExp/mooneyTD/img/tt/015tt.jpg","leeuw",2996]["218",8,4,"pre","http://www.sandervandecruys.be/onlineExp/mooneyTD/img/tt/823tt.jpg","koala",3055]["218",9,4,"pre","http://www.sandervandecruys.be/onlineExp/mooneyTD/img/tt/593tt.jpg","mens",2412]["218",0,4,"post","http://www.sandervandecruys.be/onlineExp/mooneyTD/img/tt/030tt.jpg","mandarijn",7991]["218",1,4,"post","http://www.sandervandecruys.be/onlineExp/mooneyTD/img/tt/823tt.jpg","koala",5170]["218",2,4,"post","http://www.sandervandecruys.be/onlineExp/mooneyTD/img/tt/655tt.jpg","ezel",3220]["218",3,4,"post","http://www.sandervandecruys.be/onlineExp/mooneyTD/img/tt/015tt.jpg","leeuw",3908]["218",4,4,"post","http://www.sandervandecruys.be/onlineExp/mooneyTD/img/tt/576tt.jpg","trompet",3077]["218",5,4,"post","http://www.sandervandecruys.be/onlineExp/mooneyTD/img/tt/559tt.jpg","kikker",2609]["218",6,4,"post","http://www.sandervandecruys.be/onlineExp/mooneyTD/img/tt/738tt.jpg","paprika",6754]["218",7,4,"post","http://www.sandervandecruys.be/onlineExp/mooneyTD/img/tt/593tt.jpg","mens",3357]["218",8,4,"post","http://www.sandervandecruys.be/onlineExp/mooneyTD/img/tt/404tt.jpg","bloem",2961]["218",9,4,"post","http://www.sandervandecruys.be/onlineExp/mooneyTD/img/tt/745tt.jpg","piano",3994]["218",0,5,"pre","http://www.sandervandecruys.be/onlineExp/mooneyTD/img/tt/556tt.jpg","ring",3145]["218",1,5,"pre","http://www.sandervandecruys.be/onlineExp/mooneyTD/img/tt/005tt.jpg","wc",4600]["218",2,5,"pre","http://www.sandervandecruys.be/onlineExp/mooneyTD/img/tt/661tt.jpg","pauw",2363]["218",3,5,"pre","http://www.sandervandecruys.be/onlineExp/mooneyTD/img/tt/533tt.jpg","vlinder",4709]["218",4,5,"pre","http://www.sandervandecruys.be/onlineExp/mooneyTD/img/tt/558tt.jpg","pad",2972]["218",5,5,"pre","http://www.sandervandecruys.be/onlineExp/mooneyTD/img/tt/729tt.jpg","uil",2646]["218",6,5,"pre","http://www.sandervandecruys.be/onlineExp/mooneyTD/img/tt/184tt.jpg","klem",3367]["218",7,5,"pre","http://www.sandervandecruys.be/onlineExp/mooneyTD/img/tt/691tt.jpg","kat",4235]["218",8,5,"pre","http://www.sandervandecruys.be/onlineExp/mooneyTD/img/tt/003tt.jpg","lotus",4341]["218",9,5,"pre","http://www.sandervandecruys.be/onlineExp/mooneyTD/img/tt/562tt.jpg","doos",3570]["218",0,5,"post","http://www.sandervandecruys.be/onlineExp/mooneyTD/img/tt/691tt.jpg","luipaard",7100]["218",1,5,"post","http://www.sandervandecruys.be/onlineExp/mooneyTD/img/tt/661tt.jpg","eend",1631]["218",2,5,"post","http://www.sandervandecruys.be/onlineExp/mooneyTD/img/tt/562tt.jpg","broodrooster",4647]["218",3,5,"post","http://www.sandervandecruys.be/onlineExp/mooneyTD/img/tt/556tt.jpg","uurwerk",3324]["218",4,5,"post","http://www.sandervandecruys.be/onlineExp/mooneyTD/img/tt/533tt.jpg","vliunder",2847]["218",5,5,"post","http://www.sandervandecruys.be/onlineExp/mooneyTD/img/tt/729tt.jpg","uil",2773]["218",6,5,"post","http://www.sandervandecruys.be/onlineExp/mooneyTD/img/tt/005tt.jpg","wc",1370]["218",7,5,"post","http://www.sandervandecruys.be/onlineExp/mooneyTD/img/tt/558tt.jpg","pad",3003]["218",8,5,"post","http://www.sandervandecruys.be/onlineExp/mooneyTD/img/tt/184tt.jpg","vork",2181]["218",9,5,"post","http://www.sandervandecruys.be/onlineExp/mooneyTD/img/tt/003tt.jpg","slang",2523]</text:p>
          </table:table-cell>
          <table:table-cell table:number-columns-repeated="253"/>
        </table:table-row>
        <table:table-row table:style-name="ro1">
          <table:table-cell office:value-type="date" office:date-value="2016-05-05T12:24:30" calcext:value-type="date">
            <text:p>5/5/2016 12:24:3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["219",0,0,"pre","http://www.sandervandecruys.be/onlineExp/mooneyTD/img/tt/062tt.jpg","wereld",9864]["219",1,0,"pre","http://www.sandervandecruys.be/onlineExp/mooneyTD/img/tt/683tt.jpg","aap",4988]["219",2,0,"pre","http://www.sandervandecruys.be/onlineExp/mooneyTD/img/tt/812tt.jpg","kever",4511]["219",3,0,"pre","http://www.sandervandecruys.be/onlineExp/mooneyTD/img/tt/721tt.jpg","gezicht",11485]["219",4,0,"pre","http://www.sandervandecruys.be/onlineExp/mooneyTD/img/tt/292tt.jpg","draak",7935]["219",5,0,"pre","http://www.sandervandecruys.be/onlineExp/mooneyTD/img/tt/015tt.jpg","haar",15855]["219",6,0,"pre","http://www.sandervandecruys.be/onlineExp/mooneyTD/img/tt/273tt.jpg","vis",5134]["219",7,0,"pre","http://www.sandervandecruys.be/onlineExp/mooneyTD/img/tt/873tt.jpg","olifant",12242]["219",8,0,"pre","http://www.sandervandecruys.be/onlineExp/mooneyTD/img/tt/573tt.jpg","auto",16217]["219",9,0,"pre","http://www.sandervandecruys.be/onlineExp/mooneyTD/img/tt/661tt.jpg","gans",5927]["219",0,0,"post","http://www.sandervandecruys.be/onlineExp/mooneyTD/img/tt/292tt.jpg","eekhoorn",7582]["219",1,0,"post","http://www.sandervandecruys.be/onlineExp/mooneyTD/img/tt/273tt.jpg","hagedis",7054]["219",2,0,"post","http://www.sandervandecruys.be/onlineExp/mooneyTD/img/tt/721tt.jpg","gezicht",11152]["219",3,0,"post","http://www.sandervandecruys.be/onlineExp/mooneyTD/img/tt/062tt.jpg","wereld",9740]["219",4,0,"post","http://www.sandervandecruys.be/onlineExp/mooneyTD/img/tt/015tt.jpg","leeuw",4275]["219",5,0,"post","http://www.sandervandecruys.be/onlineExp/mooneyTD/img/tt/873tt.jpg","olifant",5486]["219",6,0,"post","http://www.sandervandecruys.be/onlineExp/mooneyTD/img/tt/683tt.jpg","koala",4728]["219",7,0,"post","http://www.sandervandecruys.be/onlineExp/mooneyTD/img/tt/573tt.jpg","trein",8703]["219",8,0,"post","http://www.sandervandecruys.be/onlineExp/mooneyTD/img/tt/661tt.jpg","eend",3596]["219",9,0,"post","http://www.sandervandecruys.be/onlineExp/mooneyTD/img/tt/812tt.jpg","kever",3685]["219",0,1,"pre","http://www.sandervandecruys.be/onlineExp/mooneyTD/img/tt/039tt.jpg","bloem",7123]["219",1,1,"pre","http://www.sandervandecruys.be/onlineExp/mooneyTD/img/tt/863tt.jpg","blad",8041]["219",2,1,"pre","http://www.sandervandecruys.be/onlineExp/mooneyTD/img/tt/729tt.jpg","schoen",6931]["219",3,1,"pre","http://www.sandervandecruys.be/onlineExp/mooneyTD/img/tt/192tt.jpg","vogel",6323]["219",4,1,"pre","http://www.sandervandecruys.be/onlineExp/mooneyTD/img/tt/556tt.jpg","aansteker",10514]["219",5,1,"pre","http://www.sandervandecruys.be/onlineExp/mooneyTD/img/tt/001tt.jpg","bromer",6413]["219",6,1,"pre","http://www.sandervandecruys.be/onlineExp/mooneyTD/img/tt/874tt.jpg","wiel",3551]["219",7,1,"pre","http://www.sandervandecruys.be/onlineExp/mooneyTD/img/tt/429tt.jpg","laars",6391]["219",8,1,"pre","http://www.sandervandecruys.be/onlineExp/mooneyTD/img/tt/643tt.jpg","koffer",12842]["219",9,1,"pre","http://www.sandervandecruys.be/onlineExp/mooneyTD/img/tt/728tt.jpg","plaat",17712]["219",0,1,"post","http://www.sandervandecruys.be/onlineExp/mooneyTD/img/tt/874tt.jpg","kookplaat",6739]["219",1,1,"post","http://www.sandervandecruys.be/onlineExp/mooneyTD/img/tt/192tt.jpg","kat",2350]["219",2,1,"post","http://www.sandervandecruys.be/onlineExp/mooneyTD/img/tt/556tt.jpg","horloge",5336]["219",3,1,"post","http://www.sandervandecruys.be/onlineExp/mooneyTD/img/tt/728tt.jpg","plaat",13247]["219",4,1,"post","http://www.sandervandecruys.be/onlineExp/mooneyTD/img/tt/039tt.jpg","bloem",3088]["219",5,1,"post","http://www.sandervandecruys.be/onlineExp/mooneyTD/img/tt/001tt.jpg","brommer",4061]["219",6,1,"post","http://www.sandervandecruys.be/onlineExp/mooneyTD/img/tt/429tt.jpg","slang",3634]["219",7,1,"post","http://www.sandervandecruys.be/onlineExp/mooneyTD/img/tt/863tt.jpg","stoel",5149]["219",8,1,"post","http://www.sandervandecruys.be/onlineExp/mooneyTD/img/tt/729tt.jpg","slang",7279]["219",9,1,"post","http://www.sandervandecruys.be/onlineExp/mooneyTD/img/tt/643tt.jpg","boekentas",15991]["219",0,2,"pre","http://www.sandervandecruys.be/onlineExp/mooneyTD/img/tt/792tt.jpg","mais",7240]["219",1,2,"pre","http://www.sandervandecruys.be/onlineExp/mooneyTD/img/tt/859tt.jpg","sprinkhaan",10047]["219",2,2,"pre","http://www.sandervandecruys.be/onlineExp/mooneyTD/img/tt/823tt.jpg","koala",4366]["219",3,2,"pre","http://www.sandervandecruys.be/onlineExp/mooneyTD/img/tt/864tt.jpg","bloem",4748]["219",4,2,"pre","http://www.sandervandecruys.be/onlineExp/mooneyTD/img/tt/021tt.jpg","hand",3091]["219",5,2,"pre","http://www.sandervandecruys.be/onlineExp/mooneyTD/img/tt/127tt.jpg","traktor",8607]["219",6,2,"pre","http://www.sandervandecruys.be/onlineExp/mooneyTD/img/tt/400tt.jpg","tang",5067]["219",7,2,"pre","http://www.sandervandecruys.be/onlineExp/mooneyTD/img/tt/184tt.jpg","riek",5609]["219",8,2,"pre","http://www.sandervandecruys.be/onlineExp/mooneyTD/img/tt/691tt.jpg","krokodil",7447]["219",9,2,"pre","http://www.sandervandecruys.be/onlineExp/mooneyTD/img/tt/576tt.jpg","toeter",4548]["219",0,2,"post","http://www.sandervandecruys.be/onlineExp/mooneyTD/img/tt/021tt.jpg","hand",7663]["219",1,2,"post","http://www.sandervandecruys.be/onlineExp/mooneyTD/img/tt/859tt.jpg","kangeroe",8881]["219",2,2,"post","http://www.sandervandecruys.be/onlineExp/mooneyTD/img/tt/691tt.jpg","luipaard",5923]["219",3,2,"post","http://www.sandervandecruys.be/onlineExp/mooneyTD/img/tt/823tt.jpg","koala",3224]["219",4,2,"post","http://www.sandervandecruys.be/onlineExp/mooneyTD/img/tt/127tt.jpg","hut",6664]["219",5,2,"post","http://www.sandervandecruys.be/onlineExp/mooneyTD/img/tt/400tt.jpg","tang",3409]["219",6,2,"post","http://www.sandervandecruys.be/onlineExp/mooneyTD/img/tt/792tt.jpg","annanas",5734]["219",7,2,"post","http://www.sandervandecruys.be/onlineExp/mooneyTD/img/tt/184tt.jpg","vorken",6838]["219",8,2,"post","http://www.sandervandecruys.be/onlineExp/mooneyTD/img/tt/864tt.jpg","parasol",6435]["219",9,2,"post","http://www.sandervandecruys.be/onlineExp/mooneyTD/img/tt/576tt.jpg","toeter",4006]["219",0,3,"pre","http://www.sandervandecruys.be/onlineExp/mooneyTD/img/tt/404tt.jpg","orgidee",7364]["219",1,3,"pre","http://www.sandervandecruys.be/onlineExp/mooneyTD/img/tt/593tt.jpg","bij",3789]["219",2,3,"pre","http://www.sandervandecruys.be/onlineExp/mooneyTD/img/tt/872tt.jpg","vlinder",4987]["219",3,3,"pre","http://www.sandervandecruys.be/onlineExp/mooneyTD/img/tt/006tt.jpg","spinninweb",9482]["219",4,3,"pre","http://www.sandervandecruys.be/onlineExp/mooneyTD/img/tt/559tt.jpg","kikker",4058]["219",5,3,"pre","http://www.sandervandecruys.be/onlineExp/mooneyTD/img/tt/738tt.jpg","bloem",5425]["219",6,3,"pre","http://www.sandervandecruys.be/onlineExp/mooneyTD/img/tt/045tt.jpg","kikker",3722]["219",7,3,"pre","http://www.sandervandecruys.be/onlineExp/mooneyTD/img/tt/676tt.jpg","boerin",6198]["219",8,3,"pre","http://www.sandervandecruys.be/onlineExp/mooneyTD/img/tt/533tt.jpg","lieveheersbeestje",15635]["219",9,3,"pre","http://www.sandervandecruys.be/onlineExp/mooneyTD/img/tt/005tt.jpg","wc",3297]["219",0,3,"post","http://www.sandervandecruys.be/onlineExp/mooneyTD/img/tt/559tt.jpg","kikker",5243]["219",1,3,"post","http://www.sandervandecruys.be/onlineExp/mooneyTD/img/tt/872tt.jpg","vlinder",4448]["219",2,3,"post","http://www.sandervandecruys.be/onlineExp/mooneyTD/img/tt/533tt.jpg","vlinder",5680]["219",3,3,"post","http://www.sandervandecruys.be/onlineExp/mooneyTD/img/tt/676tt.jpg","huis",5727]["219",4,3,"post","http://www.sandervandecruys.be/onlineExp/mooneyTD/img/tt/006tt.jpg","spinnenweb",12127]["219",5,3,"post","http://www.sandervandecruys.be/onlineExp/mooneyTD/img/tt/045tt.jpg","salamander",5541]["219",6,3,"post","http://www.sandervandecruys.be/onlineExp/mooneyTD/img/tt/005tt.jpg","wc",1727]["219",7,3,"post","http://www.sandervandecruys.be/onlineExp/mooneyTD/img/tt/738tt.jpg","paprika",5033]["219",8,3,"post","http://www.sandervandecruys.be/onlineExp/mooneyTD/img/tt/593tt.jpg","man",5944]["219",9,3,"post","http://www.sandervandecruys.be/onlineExp/mooneyTD/img/tt/404tt.jpg","bloem",3550]["219",0,4,"pre","http://www.sandervandecruys.be/onlineExp/mooneyTD/img/tt/013tt.jpg","kikker",7149]["219",1,4,"pre","http://www.sandervandecruys.be/onlineExp/mooneyTD/img/tt/595tt.jpg","water",7570]["219",2,4,"pre","http://www.sandervandecruys.be/onlineExp/mooneyTD/img/tt/655tt.jpg","panda",5154]["219",3,4,"pre","http://www.sandervandecruys.be/onlineExp/mooneyTD/img/tt/558tt.jpg","bloem",7779]["219",4,4,"pre","http://www.sandervandecruys.be/onlineExp/mooneyTD/img/tt/560tt.jpg","kikker",13016]["219",5,4,"pre","http://www.sandervandecruys.be/onlineExp/mooneyTD/img/tt/608tt.jpg","vroew",4964]["219",6,4,"pre","http://www.sandervandecruys.be/onlineExp/mooneyTD/img/tt/562tt.jpg","traktor",9456]["219",7,4,"pre","http://www.sandervandecruys.be/onlineExp/mooneyTD/img/tt/853tt.jpg","mas",3920]["219",8,4,"pre","http://www.sandervandecruys.be/onlineExp/mooneyTD/img/tt/018tt.jpg","roos",2241]["219",9,4,"pre","http://www.sandervandecruys.be/onlineExp/mooneyTD/img/tt/025tt.jpg","schaap",3785]["219",0,4,"post","http://www.sandervandecruys.be/onlineExp/mooneyTD/img/tt/655tt.jpg","ezels",3111]["219",1,4,"post","http://www.sandervandecruys.be/onlineExp/mooneyTD/img/tt/853tt.jpg","wes",5539]["219",2,4,"post","http://www.sandervandecruys.be/onlineExp/mooneyTD/img/tt/558tt.jpg","kikker",7871]["219",3,4,"post","http://www.sandervandecruys.be/onlineExp/mooneyTD/img/tt/018tt.jpg","roos",3142]["219",4,4,"post","http://www.sandervandecruys.be/onlineExp/mooneyTD/img/tt/560tt.jpg","kikker",7284]["219",5,4,"post","http://www.sandervandecruys.be/onlineExp/mooneyTD/img/tt/608tt.jpg","vrouw",10045]["219",6,4,"post","http://www.sandervandecruys.be/onlineExp/mooneyTD/img/tt/562tt.jpg","wes",4507]["219",7,4,"post","http://www.sandervandecruys.be/onlineExp/mooneyTD/img/tt/595tt.jpg","walvis",6061]["219",8,4,"post","http://www.sandervandecruys.be/onlineExp/mooneyTD/img/tt/013tt.jpg","luipaard",6966]["219",9,4,"post","http://www.sandervandecruys.be/onlineExp/mooneyTD/img/tt/025tt.jpg","konijn",5575]["219",0,5,"pre","http://www.sandervandecruys.be/onlineExp/mooneyTD/img/tt/745tt.jpg","piano",6145]["219",1,5,"pre","http://www.sandervandecruys.be/onlineExp/mooneyTD/img/tt/007tt.jpg","piano",4108]["219",2,5,"pre","http://www.sandervandecruys.be/onlineExp/mooneyTD/img/tt/030tt.jpg","knopen",5715]["219",3,5,"pre","http://www.sandervandecruys.be/onlineExp/mooneyTD/img/tt/623tt.jpg","dumbo",11971]["219",4,5,"pre","http://www.sandervandecruys.be/onlineExp/mooneyTD/img/tt/609tt.jpg","jachtluipaard",9572]["219",5,5,"pre","http://www.sandervandecruys.be/onlineExp/mooneyTD/img/tt/871tt.jpg","boer",4119]["219",6,5,"pre","http://www.sandervandecruys.be/onlineExp/mooneyTD/img/tt/858tt.jpg","jager",4301]["219",7,5,"pre","http://www.sandervandecruys.be/onlineExp/mooneyTD/img/tt/003tt.jpg","kikker",2634]["219",8,5,"pre","http://www.sandervandecruys.be/onlineExp/mooneyTD/img/tt/148tt.jpg","kikker",2651]["219",9,5,"pre","http://www.sandervandecruys.be/onlineExp/mooneyTD/img/tt/017tt.jpg","bloem",6685]["219",0,5,"post","http://www.sandervandecruys.be/onlineExp/mooneyTD/img/tt/871tt.jpg","boer",2590]["219",1,5,"post","http://www.sandervandecruys.be/onlineExp/mooneyTD/img/tt/007tt.jpg","piano",4174]["219",2,5,"post","http://www.sandervandecruys.be/onlineExp/mooneyTD/img/tt/017tt.jpg","annanasen",10022]["219",3,5,"post","http://www.sandervandecruys.be/onlineExp/mooneyTD/img/tt/623tt.jpg","olifant",7653]["219",4,5,"post","http://www.sandervandecruys.be/onlineExp/mooneyTD/img/tt/148tt.jpg","kikker",2167]["219",5,5,"post","http://www.sandervandecruys.be/onlineExp/mooneyTD/img/tt/609tt.jpg","luipaard",4156]["219",6,5,"post","http://www.sandervandecruys.be/onlineExp/mooneyTD/img/tt/030tt.jpg","apelsien",14420]["219",7,5,"post","http://www.sandervandecruys.be/onlineExp/mooneyTD/img/tt/003tt.jpg","slang",4724]["219",8,5,"post","http://www.sandervandecruys.be/onlineExp/mooneyTD/img/tt/745tt.jpg","piano",2666]["219",9,5,"post","http://www.sandervandecruys.be/onlineExp/mooneyTD/img/tt/858tt.jpg","skiër",10908]</text:p>
          </table:table-cell>
          <table:table-cell table:number-columns-repeated="253"/>
        </table:table-row>
        <table:table-row table:style-name="ro1">
          <table:table-cell office:value-type="date" office:date-value="2016-05-07T12:40:50" calcext:value-type="date">
            <text:p>5/7/2016 12:40:5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["221",0,0,"pre","http://www.sandervandecruys.be/onlineExp/mooneyTD/img/tt/738tt.jpg","saxofoon",6694]["221",1,0,"pre","http://www.sandervandecruys.be/onlineExp/mooneyTD/img/tt/148tt.jpg","teddybeer",11020]["221",2,0,"pre","http://www.sandervandecruys.be/onlineExp/mooneyTD/img/tt/558tt.jpg","vis",2622]["221",3,0,"pre","http://www.sandervandecruys.be/onlineExp/mooneyTD/img/tt/691tt.jpg","",6096]["221",4,0,"pre","http://www.sandervandecruys.be/onlineExp/mooneyTD/img/tt/872tt.jpg","koraal",3999]["221",5,0,"pre","http://www.sandervandecruys.be/onlineExp/mooneyTD/img/tt/595tt.jpg","",1532]["221",6,0,"pre","http://www.sandervandecruys.be/onlineExp/mooneyTD/img/tt/623tt.jpg","hond",4335]["221",7,0,"pre","http://www.sandervandecruys.be/onlineExp/mooneyTD/img/tt/812tt.jpg","hagedis",4287]["221",8,0,"pre","http://www.sandervandecruys.be/onlineExp/mooneyTD/img/tt/792tt.jpg","plant",5520]["221",9,0,"pre","http://www.sandervandecruys.be/onlineExp/mooneyTD/img/tt/823tt.jpg","",3231]["221",0,0,"post","http://www.sandervandecruys.be/onlineExp/mooneyTD/img/tt/148tt.jpg","kikker",2896]["221",1,0,"post","http://www.sandervandecruys.be/onlineExp/mooneyTD/img/tt/792tt.jpg","ananas",9592]["221",2,0,"post","http://www.sandervandecruys.be/onlineExp/mooneyTD/img/tt/812tt.jpg","kikker",3852]["221",3,0,"post","http://www.sandervandecruys.be/onlineExp/mooneyTD/img/tt/872tt.jpg","",3324]["221",4,0,"post","http://www.sandervandecruys.be/onlineExp/mooneyTD/img/tt/691tt.jpg","leeuw",6591]["221",5,0,"post","http://www.sandervandecruys.be/onlineExp/mooneyTD/img/tt/558tt.jpg","vis",2886]["221",6,0,"post","http://www.sandervandecruys.be/onlineExp/mooneyTD/img/tt/738tt.jpg","groente (ik weet de naam niet)",31262]["221",7,0,"post","http://www.sandervandecruys.be/onlineExp/mooneyTD/img/tt/623tt.jpg","olifant",3277]["221",8,0,"post","http://www.sandervandecruys.be/onlineExp/mooneyTD/img/tt/595tt.jpg","walvis",3870]["221",9,0,"post","http://www.sandervandecruys.be/onlineExp/mooneyTD/img/tt/823tt.jpg","aap",9839]["221",0,1,"pre","http://www.sandervandecruys.be/onlineExp/mooneyTD/img/tt/871tt.jpg","mens",8084]["221",1,1,"pre","http://www.sandervandecruys.be/onlineExp/mooneyTD/img/tt/006tt.jpg","kwal",1666]["221",2,1,"pre","http://www.sandervandecruys.be/onlineExp/mooneyTD/img/tt/005tt.jpg","bril van een toilet",8907]["221",3,1,"pre","http://www.sandervandecruys.be/onlineExp/mooneyTD/img/tt/676tt.jpg","",1788]["221",4,1,"pre","http://www.sandervandecruys.be/onlineExp/mooneyTD/img/tt/404tt.jpg","bloem",2311]["221",5,1,"pre","http://www.sandervandecruys.be/onlineExp/mooneyTD/img/tt/025tt.jpg","hamster",3392]["221",6,1,"pre","http://www.sandervandecruys.be/onlineExp/mooneyTD/img/tt/007tt.jpg","piano",2500]["221",7,1,"pre","http://www.sandervandecruys.be/onlineExp/mooneyTD/img/tt/729tt.jpg","uil",2991]["221",8,1,"pre","http://www.sandervandecruys.be/onlineExp/mooneyTD/img/tt/873tt.jpg","olifant",2748]["221",9,1,"pre","http://www.sandervandecruys.be/onlineExp/mooneyTD/img/tt/573tt.jpg","trein",2544]["221",0,1,"post","http://www.sandervandecruys.be/onlineExp/mooneyTD/img/tt/873tt.jpg","olifant",3317]["221",1,1,"post","http://www.sandervandecruys.be/onlineExp/mooneyTD/img/tt/005tt.jpg","bril",2120]["221",2,1,"post","http://www.sandervandecruys.be/onlineExp/mooneyTD/img/tt/025tt.jpg","konijn",2376]["221",3,1,"post","http://www.sandervandecruys.be/onlineExp/mooneyTD/img/tt/871tt.jpg","tuinier",2886]["221",4,1,"post","http://www.sandervandecruys.be/onlineExp/mooneyTD/img/tt/006tt.jpg","kwal",2206]["221",5,1,"post","http://www.sandervandecruys.be/onlineExp/mooneyTD/img/tt/729tt.jpg","uil",2308]["221",6,1,"post","http://www.sandervandecruys.be/onlineExp/mooneyTD/img/tt/404tt.jpg","bloem",2269]["221",7,1,"post","http://www.sandervandecruys.be/onlineExp/mooneyTD/img/tt/007tt.jpg","piano",2420]["221",8,1,"post","http://www.sandervandecruys.be/onlineExp/mooneyTD/img/tt/676tt.jpg","huis",1712]["221",9,1,"post","http://www.sandervandecruys.be/onlineExp/mooneyTD/img/tt/573tt.jpg","metro",2729]["221",0,2,"pre","http://www.sandervandecruys.be/onlineExp/mooneyTD/img/tt/874tt.jpg","viool",2886]["221",1,2,"pre","http://www.sandervandecruys.be/onlineExp/mooneyTD/img/tt/559tt.jpg","kikker",1886]["221",2,2,"pre","http://www.sandervandecruys.be/onlineExp/mooneyTD/img/tt/643tt.jpg","",3308]["221",3,2,"pre","http://www.sandervandecruys.be/onlineExp/mooneyTD/img/tt/273tt.jpg","kikker",4495]["221",4,2,"pre","http://www.sandervandecruys.be/onlineExp/mooneyTD/img/tt/127tt.jpg","tafel",3551]["221",5,2,"pre","http://www.sandervandecruys.be/onlineExp/mooneyTD/img/tt/858tt.jpg","soldaat",5720]["221",6,2,"pre","http://www.sandervandecruys.be/onlineExp/mooneyTD/img/tt/400tt.jpg","",1800]["221",7,2,"pre","http://www.sandervandecruys.be/onlineExp/mooneyTD/img/tt/661tt.jpg","fazant",7508]["221",8,2,"pre","http://www.sandervandecruys.be/onlineExp/mooneyTD/img/tt/609tt.jpg","eend",2066]["221",9,2,"pre","http://www.sandervandecruys.be/onlineExp/mooneyTD/img/tt/683tt.jpg","",1764]["221",0,2,"post","http://www.sandervandecruys.be/onlineExp/mooneyTD/img/tt/609tt.jpg","tijger",3430]["221",1,2,"post","http://www.sandervandecruys.be/onlineExp/mooneyTD/img/tt/874tt.jpg","oven",2219]["221",2,2,"post","http://www.sandervandecruys.be/onlineExp/mooneyTD/img/tt/127tt.jpg","huis",1922]["221",3,2,"post","http://www.sandervandecruys.be/onlineExp/mooneyTD/img/tt/273tt.jpg","hagedis",3920]["221",4,2,"post","http://www.sandervandecruys.be/onlineExp/mooneyTD/img/tt/559tt.jpg","kikker",1858]["221",5,2,"post","http://www.sandervandecruys.be/onlineExp/mooneyTD/img/tt/858tt.jpg","skier",9488]["221",6,2,"post","http://www.sandervandecruys.be/onlineExp/mooneyTD/img/tt/643tt.jpg","boekentas",3952]["221",7,2,"post","http://www.sandervandecruys.be/onlineExp/mooneyTD/img/tt/661tt.jpg","eend",4787]["221",8,2,"post","http://www.sandervandecruys.be/onlineExp/mooneyTD/img/tt/400tt.jpg","",6540]["221",9,2,"post","http://www.sandervandecruys.be/onlineExp/mooneyTD/img/tt/683tt.jpg","koala",2225]["221",0,3,"pre","http://www.sandervandecruys.be/onlineExp/mooneyTD/img/tt/018tt.jpg","",2354]["221",1,3,"pre","http://www.sandervandecruys.be/onlineExp/mooneyTD/img/tt/853tt.jpg","vogel",3884]["221",2,3,"pre","http://www.sandervandecruys.be/onlineExp/mooneyTD/img/tt/533tt.jpg","bij",2174]["221",3,3,"pre","http://www.sandervandecruys.be/onlineExp/mooneyTD/img/tt/003tt.jpg","slang",1635]["221",4,3,"pre","http://www.sandervandecruys.be/onlineExp/mooneyTD/img/tt/608tt.jpg","",1802]["221",5,3,"pre","http://www.sandervandecruys.be/onlineExp/mooneyTD/img/tt/655tt.jpg","",2038]["221",6,3,"pre","http://www.sandervandecruys.be/onlineExp/mooneyTD/img/tt/062tt.jpg","panda",2264]["221",7,3,"pre","http://www.sandervandecruys.be/onlineExp/mooneyTD/img/tt/021tt.jpg","moeras",2912]["221",8,3,"pre","http://www.sandervandecruys.be/onlineExp/mooneyTD/img/tt/593tt.jpg","",2071]["221",9,3,"pre","http://www.sandervandecruys.be/onlineExp/mooneyTD/img/tt/184tt.jpg","handen",5979]["221",0,3,"post","http://www.sandervandecruys.be/onlineExp/mooneyTD/img/tt/593tt.jpg","roker",3286]["221",1,3,"post","http://www.sandervandecruys.be/onlineExp/mooneyTD/img/tt/533tt.jpg","vlinder",6536]["221",2,3,"post","http://www.sandervandecruys.be/onlineExp/mooneyTD/img/tt/018tt.jpg","bloerm",2221]["221",3,3,"post","http://www.sandervandecruys.be/onlineExp/mooneyTD/img/tt/853tt.jpg","",4452]["221",4,3,"post","http://www.sandervandecruys.be/onlineExp/mooneyTD/img/tt/062tt.jpg","hond",4835]["221",5,3,"post","http://www.sandervandecruys.be/onlineExp/mooneyTD/img/tt/184tt.jpg","vorken",2717]["221",6,3,"post","http://www.sandervandecruys.be/onlineExp/mooneyTD/img/tt/021tt.jpg","",3456]["221",7,3,"post","http://www.sandervandecruys.be/onlineExp/mooneyTD/img/tt/003tt.jpg","slang",1911]["221",8,3,"post","http://www.sandervandecruys.be/onlineExp/mooneyTD/img/tt/655tt.jpg","ezels",2229]["221",9,3,"post","http://www.sandervandecruys.be/onlineExp/mooneyTD/img/tt/608tt.jpg","",2524]["221",0,4,"pre","http://www.sandervandecruys.be/onlineExp/mooneyTD/img/tt/192tt.jpg","",1275]["221",1,4,"pre","http://www.sandervandecruys.be/onlineExp/mooneyTD/img/tt/863tt.jpg","stoel",2682]["221",2,4,"pre","http://www.sandervandecruys.be/onlineExp/mooneyTD/img/tt/001tt.jpg","brommer",3420]["221",3,4,"pre","http://www.sandervandecruys.be/onlineExp/mooneyTD/img/tt/745tt.jpg","piano",2033]["221",4,4,"pre","http://www.sandervandecruys.be/onlineExp/mooneyTD/img/tt/017tt.jpg","plant",2803]["221",5,4,"pre","http://www.sandervandecruys.be/onlineExp/mooneyTD/img/tt/045tt.jpg","aap",1977]["221",6,4,"pre","http://www.sandervandecruys.be/onlineExp/mooneyTD/img/tt/292tt.jpg","muis",1801]["221",7,4,"pre","http://www.sandervandecruys.be/onlineExp/mooneyTD/img/tt/429tt.jpg","krokodil",5831]["221",8,4,"pre","http://www.sandervandecruys.be/onlineExp/mooneyTD/img/tt/039tt.jpg","vlinder",5656]["221",9,4,"pre","http://www.sandervandecruys.be/onlineExp/mooneyTD/img/tt/728tt.jpg","oermens",4822]["221",0,4,"post","http://www.sandervandecruys.be/onlineExp/mooneyTD/img/tt/045tt.jpg","hagedizs",2734]["221",1,4,"post","http://www.sandervandecruys.be/onlineExp/mooneyTD/img/tt/429tt.jpg","slang",1825]["221",2,4,"post","http://www.sandervandecruys.be/onlineExp/mooneyTD/img/tt/001tt.jpg","brommer",2447]["221",3,4,"post","http://www.sandervandecruys.be/onlineExp/mooneyTD/img/tt/192tt.jpg","poes",3386]["221",4,4,"post","http://www.sandervandecruys.be/onlineExp/mooneyTD/img/tt/863tt.jpg","stoel",2159]["221",5,4,"post","http://www.sandervandecruys.be/onlineExp/mooneyTD/img/tt/745tt.jpg","piano",2164]["221",6,4,"post","http://www.sandervandecruys.be/onlineExp/mooneyTD/img/tt/728tt.jpg","uil",1848]["221",7,4,"post","http://www.sandervandecruys.be/onlineExp/mooneyTD/img/tt/039tt.jpg","ananas",7782]["221",8,4,"post","http://www.sandervandecruys.be/onlineExp/mooneyTD/img/tt/017tt.jpg","ananas",2363]["221",9,4,"post","http://www.sandervandecruys.be/onlineExp/mooneyTD/img/tt/292tt.jpg","muis",2421]["221",0,5,"pre","http://www.sandervandecruys.be/onlineExp/mooneyTD/img/tt/013tt.jpg","uil",2658]["221",1,5,"pre","http://www.sandervandecruys.be/onlineExp/mooneyTD/img/tt/562tt.jpg","piano",2596]["221",2,5,"pre","http://www.sandervandecruys.be/onlineExp/mooneyTD/img/tt/721tt.jpg","piano",2724]["221",3,5,"pre","http://www.sandervandecruys.be/onlineExp/mooneyTD/img/tt/864tt.jpg","stoel",2280]["221",4,5,"pre","http://www.sandervandecruys.be/onlineExp/mooneyTD/img/tt/576tt.jpg","",592]["221",5,5,"pre","http://www.sandervandecruys.be/onlineExp/mooneyTD/img/tt/556tt.jpg","medaille",7229]["221",6,5,"pre","http://www.sandervandecruys.be/onlineExp/mooneyTD/img/tt/859tt.jpg","rat",3587]["221",7,5,"pre","http://www.sandervandecruys.be/onlineExp/mooneyTD/img/tt/015tt.jpg","vogel",3901]["221",8,5,"pre","http://www.sandervandecruys.be/onlineExp/mooneyTD/img/tt/030tt.jpg","dvd's",2686]["221",9,5,"pre","http://www.sandervandecruys.be/onlineExp/mooneyTD/img/tt/560tt.jpg","plant",2863]["221",0,5,"post","http://www.sandervandecruys.be/onlineExp/mooneyTD/img/tt/576tt.jpg","",4352]["221",1,5,"post","http://www.sandervandecruys.be/onlineExp/mooneyTD/img/tt/015tt.jpg","leeuw",2269]["221",2,5,"post","http://www.sandervandecruys.be/onlineExp/mooneyTD/img/tt/013tt.jpg","tijger",2661]["221",3,5,"post","http://www.sandervandecruys.be/onlineExp/mooneyTD/img/tt/556tt.jpg","klok",2695]["221",4,5,"post","http://www.sandervandecruys.be/onlineExp/mooneyTD/img/tt/030tt.jpg","dvd's",3738]["221",5,5,"post","http://www.sandervandecruys.be/onlineExp/mooneyTD/img/tt/562tt.jpg","tooster",3352]["221",6,5,"post","http://www.sandervandecruys.be/onlineExp/mooneyTD/img/tt/864tt.jpg","parazol",2571]["221",7,5,"post","http://www.sandervandecruys.be/onlineExp/mooneyTD/img/tt/721tt.jpg","piano",4411]["221",8,5,"post","http://www.sandervandecruys.be/onlineExp/mooneyTD/img/tt/560tt.jpg","paddenstoel",3290]["221",9,5,"post","http://www.sandervandecruys.be/onlineExp/mooneyTD/img/tt/859tt.jpg","kangeroe",2523]</text:p>
          </table:table-cell>
          <table:table-cell table:number-columns-repeated="253"/>
        </table:table-row>
        <table:table-row table:style-name="ro1">
          <table:table-cell office:value-type="date" office:date-value="2016-05-12T16:59:42" calcext:value-type="date">
            <text:p>5/12/2016 16:59:4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"303",0,0,"pre","http://www.sandervandecruys.be/onlineExp/mooneyTD/img/tt/655tt.jpg","koe",2920]["303",1,0,"pre","http://www.sandervandecruys.be/onlineExp/mooneyTD/img/tt/853tt.jpg","paard",4118]["303",2,0,"pre","http://www.sandervandecruys.be/onlineExp/mooneyTD/img/tt/021tt.jpg","persoon",4317]["303",3,0,"pre","http://www.sandervandecruys.be/onlineExp/mooneyTD/img/tt/609tt.jpg","tijger",6077]["303",4,0,"pre","http://www.sandervandecruys.be/onlineExp/mooneyTD/img/tt/593tt.jpg","grot",6140]["303",5,0,"pre","http://www.sandervandecruys.be/onlineExp/mooneyTD/img/tt/017tt.jpg","spin",2944]["303",6,0,"pre","http://www.sandervandecruys.be/onlineExp/mooneyTD/img/tt/676tt.jpg","mensen",3358]["303",7,0,"pre","http://www.sandervandecruys.be/onlineExp/mooneyTD/img/tt/001tt.jpg","trein",2191]["303",8,0,"pre","http://www.sandervandecruys.be/onlineExp/mooneyTD/img/tt/003tt.jpg","dier",1982]["303",9,0,"pre","http://www.sandervandecruys.be/onlineExp/mooneyTD/img/tt/643tt.jpg","boekentas",4464]["303",0,0,"post","http://www.sandervandecruys.be/onlineExp/mooneyTD/img/tt/655tt.jpg","ezel",2571]["303",1,0,"post","http://www.sandervandecruys.be/onlineExp/mooneyTD/img/tt/001tt.jpg","bromer",3274]["303",2,0,"post","http://www.sandervandecruys.be/onlineExp/mooneyTD/img/tt/853tt.jpg","fluit",2188]["303",3,0,"post","http://www.sandervandecruys.be/onlineExp/mooneyTD/img/tt/609tt.jpg","jachtluipaard",5826]["303",4,0,"post","http://www.sandervandecruys.be/onlineExp/mooneyTD/img/tt/643tt.jpg","aktetas",5813]["303",5,0,"post","http://www.sandervandecruys.be/onlineExp/mooneyTD/img/tt/017tt.jpg","ananasen",2856]["303",6,0,"post","http://www.sandervandecruys.be/onlineExp/mooneyTD/img/tt/593tt.jpg","mrnrrt",1391]["303",7,0,"post","http://www.sandervandecruys.be/onlineExp/mooneyTD/img/tt/003tt.jpg","slang",4399]["303",8,0,"post","http://www.sandervandecruys.be/onlineExp/mooneyTD/img/tt/676tt.jpg","huis",1406]["303",9,0,"post","http://www.sandervandecruys.be/onlineExp/mooneyTD/img/tt/021tt.jpg","poes",1584]["303",0,1,"pre","http://www.sandervandecruys.be/onlineExp/mooneyTD/img/tt/562tt.jpg","kast",8131]["303",1,1,"pre","http://www.sandervandecruys.be/onlineExp/mooneyTD/img/tt/560tt.jpg","calimero",4737]["303",2,1,"pre","http://www.sandervandecruys.be/onlineExp/mooneyTD/img/tt/018tt.jpg","sla",5177]["303",3,1,"pre","http://www.sandervandecruys.be/onlineExp/mooneyTD/img/tt/045tt.jpg","drinken",3898]["303",4,1,"pre","http://www.sandervandecruys.be/onlineExp/mooneyTD/img/tt/729tt.jpg","aardbeien",4172]["303",5,1,"pre","http://www.sandervandecruys.be/onlineExp/mooneyTD/img/tt/661tt.jpg","weerwolf",3845]["303",6,1,"pre","http://www.sandervandecruys.be/onlineExp/mooneyTD/img/tt/148tt.jpg","aap",4725]["303",7,1,"pre","http://www.sandervandecruys.be/onlineExp/mooneyTD/img/tt/623tt.jpg","dier",6108]["303",8,1,"pre","http://www.sandervandecruys.be/onlineExp/mooneyTD/img/tt/400tt.jpg","vliegtuig",5635]["303",9,1,"pre","http://www.sandervandecruys.be/onlineExp/mooneyTD/img/tt/871tt.jpg","landbouw",4884]["303",0,1,"post","http://www.sandervandecruys.be/onlineExp/mooneyTD/img/tt/560tt.jpg","padestoel",4273]["303",1,1,"post","http://www.sandervandecruys.be/onlineExp/mooneyTD/img/tt/400tt.jpg","knijptang",3355]["303",2,1,"post","http://www.sandervandecruys.be/onlineExp/mooneyTD/img/tt/018tt.jpg","roos",1711]["303",3,1,"post","http://www.sandervandecruys.be/onlineExp/mooneyTD/img/tt/871tt.jpg","meneer",2647]["303",4,1,"post","http://www.sandervandecruys.be/onlineExp/mooneyTD/img/tt/661tt.jpg","geen idee",5867]["303",5,1,"post","http://www.sandervandecruys.be/onlineExp/mooneyTD/img/tt/148tt.jpg","pad",1646]["303",6,1,"post","http://www.sandervandecruys.be/onlineExp/mooneyTD/img/tt/623tt.jpg","olifant",1989]["303",7,1,"post","http://www.sandervandecruys.be/onlineExp/mooneyTD/img/tt/045tt.jpg","salamander",2983]["303",8,1,"post","http://www.sandervandecruys.be/onlineExp/mooneyTD/img/tt/562tt.jpg","broodrooster",4880]["303",9,1,"post","http://www.sandervandecruys.be/onlineExp/mooneyTD/img/tt/729tt.jpg","uilen",2283]["303",0,2,"pre","http://www.sandervandecruys.be/onlineExp/mooneyTD/img/tt/859tt.jpg","dinosarus",5205]["303",1,2,"pre","http://www.sandervandecruys.be/onlineExp/mooneyTD/img/tt/015tt.jpg","leeuw",1995]["303",2,2,"pre","http://www.sandervandecruys.be/onlineExp/mooneyTD/img/tt/062tt.jpg","hond",1868]["303",3,2,"pre","http://www.sandervandecruys.be/onlineExp/mooneyTD/img/tt/292tt.jpg","meneer",4248]["303",4,2,"pre","http://www.sandervandecruys.be/onlineExp/mooneyTD/img/tt/030tt.jpg","appelsienen",3716]["303",5,2,"pre","http://www.sandervandecruys.be/onlineExp/mooneyTD/img/tt/558tt.jpg","vrouw",3599]["303",6,2,"pre","http://www.sandervandecruys.be/onlineExp/mooneyTD/img/tt/721tt.jpg","kers",2585]["303",7,2,"pre","http://www.sandervandecruys.be/onlineExp/mooneyTD/img/tt/823tt.jpg","panda",1978]["303",8,2,"pre","http://www.sandervandecruys.be/onlineExp/mooneyTD/img/tt/874tt.jpg","kompas",3050]["303",9,2,"pre","http://www.sandervandecruys.be/onlineExp/mooneyTD/img/tt/025tt.jpg","konijn",1831]["303",0,2,"post","http://www.sandervandecruys.be/onlineExp/mooneyTD/img/tt/015tt.jpg","leeuw",1879]["303",1,2,"post","http://www.sandervandecruys.be/onlineExp/mooneyTD/img/tt/874tt.jpg","vuur",2135]["303",2,2,"post","http://www.sandervandecruys.be/onlineExp/mooneyTD/img/tt/292tt.jpg","kangroe",2666]["303",3,2,"post","http://www.sandervandecruys.be/onlineExp/mooneyTD/img/tt/030tt.jpg","ppelsien",1771]["303",4,2,"post","http://www.sandervandecruys.be/onlineExp/mooneyTD/img/tt/558tt.jpg","geen iddee",8311]["303",5,2,"post","http://www.sandervandecruys.be/onlineExp/mooneyTD/img/tt/062tt.jpg","koala",2170]["303",6,2,"post","http://www.sandervandecruys.be/onlineExp/mooneyTD/img/tt/859tt.jpg","krangroe",2367]["303",7,2,"post","http://www.sandervandecruys.be/onlineExp/mooneyTD/img/tt/025tt.jpg","konijn",5274]["303",8,2,"post","http://www.sandervandecruys.be/onlineExp/mooneyTD/img/tt/721tt.jpg","appelsien",2478]["303",9,2,"post","http://www.sandervandecruys.be/onlineExp/mooneyTD/img/tt/823tt.jpg","koala",4091]["303",0,3,"pre","http://www.sandervandecruys.be/onlineExp/mooneyTD/img/tt/812tt.jpg","fruit",4999]["303",1,3,"pre","http://www.sandervandecruys.be/onlineExp/mooneyTD/img/tt/127tt.jpg","huis",1733]["303",2,3,"pre","http://www.sandervandecruys.be/onlineExp/mooneyTD/img/tt/863tt.jpg","stoel",6543]["303",3,3,"pre","http://www.sandervandecruys.be/onlineExp/mooneyTD/img/tt/576tt.jpg","arm",1603]["303",4,3,"pre","http://www.sandervandecruys.be/onlineExp/mooneyTD/img/tt/728tt.jpg","meneer",4490]["303",5,3,"pre","http://www.sandervandecruys.be/onlineExp/mooneyTD/img/tt/006tt.jpg","net",1707]["303",6,3,"pre","http://www.sandervandecruys.be/onlineExp/mooneyTD/img/tt/184tt.jpg","vork",1557]["303",7,3,"pre","http://www.sandervandecruys.be/onlineExp/mooneyTD/img/tt/533tt.jpg","voet",3627]["303",8,3,"pre","http://www.sandervandecruys.be/onlineExp/mooneyTD/img/tt/007tt.jpg","landbouw",3781]["303",9,3,"pre","http://www.sandervandecruys.be/onlineExp/mooneyTD/img/tt/864tt.jpg","vogelverschriker",5507]["303",0,3,"post","http://www.sandervandecruys.be/onlineExp/mooneyTD/img/tt/864tt.jpg","paraplu",4017]["303",1,3,"post","http://www.sandervandecruys.be/onlineExp/mooneyTD/img/tt/728tt.jpg","kweetniet",3110]["303",2,3,"post","http://www.sandervandecruys.be/onlineExp/mooneyTD/img/tt/127tt.jpg","huis",867]["303",3,3,"post","http://www.sandervandecruys.be/onlineExp/mooneyTD/img/tt/533tt.jpg","vlinder",1847]["303",4,3,"post","http://www.sandervandecruys.be/onlineExp/mooneyTD/img/tt/812tt.jpg","kakerlak",1940]["303",5,3,"post","http://www.sandervandecruys.be/onlineExp/mooneyTD/img/tt/576tt.jpg","trompet",3347]["303",6,3,"post","http://www.sandervandecruys.be/onlineExp/mooneyTD/img/tt/007tt.jpg","piano",1862]["303",7,3,"post","http://www.sandervandecruys.be/onlineExp/mooneyTD/img/tt/863tt.jpg","stoel",1429]["303",8,3,"post","http://www.sandervandecruys.be/onlineExp/mooneyTD/img/tt/184tt.jpg","vorken",998]["303",9,3,"post","http://www.sandervandecruys.be/onlineExp/mooneyTD/img/tt/006tt.jpg","et",605]["303",0,4,"pre","http://www.sandervandecruys.be/onlineExp/mooneyTD/img/tt/691tt.jpg","luipaard",4077]["303",1,4,"pre","http://www.sandervandecruys.be/onlineExp/mooneyTD/img/tt/858tt.jpg","leger",3105]["303",2,4,"pre","http://www.sandervandecruys.be/onlineExp/mooneyTD/img/tt/429tt.jpg","krokodil",4000]["303",3,4,"pre","http://www.sandervandecruys.be/onlineExp/mooneyTD/img/tt/273tt.jpg","kikker",1620]["303",4,4,"pre","http://www.sandervandecruys.be/onlineExp/mooneyTD/img/tt/872tt.jpg","vlinder",2140]["303",5,4,"pre","http://www.sandervandecruys.be/onlineExp/mooneyTD/img/tt/745tt.jpg","machiner",4192]["303",6,4,"pre","http://www.sandervandecruys.be/onlineExp/mooneyTD/img/tt/608tt.jpg","mensen",2953]["303",7,4,"pre","http://www.sandervandecruys.be/onlineExp/mooneyTD/img/tt/556tt.jpg","parking",2786]["303",8,4,"pre","http://www.sandervandecruys.be/onlineExp/mooneyTD/img/tt/595tt.jpg","dolfijn",2249]["303",9,4,"pre","http://www.sandervandecruys.be/onlineExp/mooneyTD/img/tt/192tt.jpg","onbekend",2607]["303",0,4,"post","http://www.sandervandecruys.be/onlineExp/mooneyTD/img/tt/608tt.jpg","mensen",1894]["303",1,4,"post","http://www.sandervandecruys.be/onlineExp/mooneyTD/img/tt/429tt.jpg","slang",930]["303",2,4,"post","http://www.sandervandecruys.be/onlineExp/mooneyTD/img/tt/595tt.jpg","walvis",3544]["303",3,4,"post","http://www.sandervandecruys.be/onlineExp/mooneyTD/img/tt/691tt.jpg","luipaard",2240]["303",4,4,"post","http://www.sandervandecruys.be/onlineExp/mooneyTD/img/tt/872tt.jpg","vlinder",1496]["303",5,4,"post","http://www.sandervandecruys.be/onlineExp/mooneyTD/img/tt/556tt.jpg","horloge",3019]["303",6,4,"post","http://www.sandervandecruys.be/onlineExp/mooneyTD/img/tt/858tt.jpg","meneer",3367]["303",7,4,"post","http://www.sandervandecruys.be/onlineExp/mooneyTD/img/tt/192tt.jpg","poes",875]["303",8,4,"post","http://www.sandervandecruys.be/onlineExp/mooneyTD/img/tt/273tt.jpg","kikker",1680]["303",9,4,"post","http://www.sandervandecruys.be/onlineExp/mooneyTD/img/tt/745tt.jpg","piano",6920]["303",0,5,"pre","http://www.sandervandecruys.be/onlineExp/mooneyTD/img/tt/005tt.jpg","ring",2438]["303",1,5,"pre","http://www.sandervandecruys.be/onlineExp/mooneyTD/img/tt/792tt.jpg","ananas",2178]["303",2,5,"pre","http://www.sandervandecruys.be/onlineExp/mooneyTD/img/tt/683tt.jpg","koala",1928]["303",3,5,"pre","http://www.sandervandecruys.be/onlineExp/mooneyTD/img/tt/013tt.jpg","luipaard",2839]["303",4,5,"pre","http://www.sandervandecruys.be/onlineExp/mooneyTD/img/tt/573tt.jpg","trein",2333]["303",5,5,"pre","http://www.sandervandecruys.be/onlineExp/mooneyTD/img/tt/873tt.jpg","olifant",2599]["303",6,5,"pre","http://www.sandervandecruys.be/onlineExp/mooneyTD/img/tt/404tt.jpg","vlinde",2791]["303",7,5,"pre","http://www.sandervandecruys.be/onlineExp/mooneyTD/img/tt/559tt.jpg","kikker",1501]["303",8,5,"pre","http://www.sandervandecruys.be/onlineExp/mooneyTD/img/tt/738tt.jpg","hand",2001]["303",9,5,"pre","http://www.sandervandecruys.be/onlineExp/mooneyTD/img/tt/039tt.jpg","vlinder",1953]["303",0,5,"post","http://www.sandervandecruys.be/onlineExp/mooneyTD/img/tt/573tt.jpg","trein",2218]["303",1,5,"post","http://www.sandervandecruys.be/onlineExp/mooneyTD/img/tt/005tt.jpg","wc",2255]["303",2,5,"post","http://www.sandervandecruys.be/onlineExp/mooneyTD/img/tt/404tt.jpg","bloem",1640]["303",3,5,"post","http://www.sandervandecruys.be/onlineExp/mooneyTD/img/tt/039tt.jpg","bloem",3537]["303",4,5,"post","http://www.sandervandecruys.be/onlineExp/mooneyTD/img/tt/792tt.jpg","ananas",1448]["303",5,5,"post","http://www.sandervandecruys.be/onlineExp/mooneyTD/img/tt/683tt.jpg","koala",1099]["303",6,5,"post","http://www.sandervandecruys.be/onlineExp/mooneyTD/img/tt/738tt.jpg","aprika",2278]["303",7,5,"post","http://www.sandervandecruys.be/onlineExp/mooneyTD/img/tt/013tt.jpg","luipaaard",3070]["303",8,5,"post","http://www.sandervandecruys.be/onlineExp/mooneyTD/img/tt/559tt.jpg","kikker",1083]["303",9,5,"post","http://www.sandervandecruys.be/onlineExp/mooneyTD/img/tt/873tt.jpg","lifant",2115]</text:p>
          </table:table-cell>
          <table:table-cell table:number-columns-repeated="253"/>
        </table:table-row>
        <table:table-row table:style-name="ro1">
          <table:table-cell office:value-type="date" office:date-value="2016-05-14T11:40:40" calcext:value-type="date">
            <text:p>5/14/2016 11:40:4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["229",0,0,"pre","http://www.sandervandecruys.be/onlineExp/mooneyTD/img/tt/683tt.jpg","",5284]["229",1,0,"pre","http://www.sandervandecruys.be/onlineExp/mooneyTD/img/tt/404tt.jpg","een mens op een paardµ",34461]["229",2,0,"pre","http://www.sandervandecruys.be/onlineExp/mooneyTD/img/tt/021tt.jpg","",13856]["229",3,0,"pre","http://www.sandervandecruys.be/onlineExp/mooneyTD/img/tt/017tt.jpg","een skelet",12335]["229",4,0,"pre","http://www.sandervandecruys.be/onlineExp/mooneyTD/img/tt/661tt.jpg","",2100]["229",5,0,"pre","http://www.sandervandecruys.be/onlineExp/mooneyTD/img/tt/655tt.jpg","",941]["229",6,0,"pre","http://www.sandervandecruys.be/onlineExp/mooneyTD/img/tt/864tt.jpg","een tend",4241]["229",7,0,"pre","http://www.sandervandecruys.be/onlineExp/mooneyTD/img/tt/691tt.jpg","stenen",13000]["229",8,0,"pre","http://www.sandervandecruys.be/onlineExp/mooneyTD/img/tt/729tt.jpg","",643]["229",9,0,"pre","http://www.sandervandecruys.be/onlineExp/mooneyTD/img/tt/595tt.jpg","water",5441]["229",0,0,"post","http://www.sandervandecruys.be/onlineExp/mooneyTD/img/tt/864tt.jpg","tend",5446]["229",1,0,"post","http://www.sandervandecruys.be/onlineExp/mooneyTD/img/tt/655tt.jpg","ezel",7200]["229",2,0,"post","http://www.sandervandecruys.be/onlineExp/mooneyTD/img/tt/729tt.jpg","een boef",8982]["229",3,0,"post","http://www.sandervandecruys.be/onlineExp/mooneyTD/img/tt/017tt.jpg","een skelet",6906]["229",4,0,"post","http://www.sandervandecruys.be/onlineExp/mooneyTD/img/tt/691tt.jpg","poema",11208]["229",5,0,"post","http://www.sandervandecruys.be/onlineExp/mooneyTD/img/tt/661tt.jpg","gas",6549]["229",6,0,"post","http://www.sandervandecruys.be/onlineExp/mooneyTD/img/tt/595tt.jpg","walrus",7483]["229",7,0,"post","http://www.sandervandecruys.be/onlineExp/mooneyTD/img/tt/683tt.jpg","kowaala",6968]["229",8,0,"post","http://www.sandervandecruys.be/onlineExp/mooneyTD/img/tt/404tt.jpg","",2201]["229",9,0,"post","http://www.sandervandecruys.be/onlineExp/mooneyTD/img/tt/021tt.jpg","kat",3775]["229",0,1,"pre","http://www.sandervandecruys.be/onlineExp/mooneyTD/img/tt/721tt.jpg","",2729]["229",1,1,"pre","http://www.sandervandecruys.be/onlineExp/mooneyTD/img/tt/003tt.jpg","",366]["229",2,1,"pre","http://www.sandervandecruys.be/onlineExp/mooneyTD/img/tt/192tt.jpg","poema",4371]["229",3,1,"pre","http://www.sandervandecruys.be/onlineExp/mooneyTD/img/tt/127tt.jpg","hius",3553]["229",4,1,"pre","http://www.sandervandecruys.be/onlineExp/mooneyTD/img/tt/013tt.jpg","",1418]["229",5,1,"pre","http://www.sandervandecruys.be/onlineExp/mooneyTD/img/tt/559tt.jpg","verekijker",7484]["229",6,1,"pre","http://www.sandervandecruys.be/onlineExp/mooneyTD/img/tt/001tt.jpg","trijn",8121]["229",7,1,"pre","http://www.sandervandecruys.be/onlineExp/mooneyTD/img/tt/558tt.jpg","vis",4439]["229",8,1,"pre","http://www.sandervandecruys.be/onlineExp/mooneyTD/img/tt/823tt.jpg","",23]["229",9,1,"pre","http://www.sandervandecruys.be/onlineExp/mooneyTD/img/tt/400tt.jpg","tang",5861]["229",0,1,"post","http://www.sandervandecruys.be/onlineExp/mooneyTD/img/tt/400tt.jpg","tang",4878]["229",1,1,"post","http://www.sandervandecruys.be/onlineExp/mooneyTD/img/tt/721tt.jpg","sitroen",7129]["229",2,1,"post","http://www.sandervandecruys.be/onlineExp/mooneyTD/img/tt/003tt.jpg","kiker",3822]["229",3,1,"post","http://www.sandervandecruys.be/onlineExp/mooneyTD/img/tt/192tt.jpg","kat",5517]["229",4,1,"post","http://www.sandervandecruys.be/onlineExp/mooneyTD/img/tt/013tt.jpg","poema",20920]["229",5,1,"post","http://www.sandervandecruys.be/onlineExp/mooneyTD/img/tt/001tt.jpg","bromfiets",7662]["229",6,1,"post","http://www.sandervandecruys.be/onlineExp/mooneyTD/img/tt/823tt.jpg","kowaala",7200]["229",7,1,"post","http://www.sandervandecruys.be/onlineExp/mooneyTD/img/tt/558tt.jpg","ik stop ",16199]["229",8,1,"post","http://www.sandervandecruys.be/onlineExp/mooneyTD/img/tt/559tt.jpg","ik stop",10547]["229",9,1,"post","http://www.sandervandecruys.be/onlineExp/mooneyTD/img/tt/127tt.jpg","ik ga nu altijd enter doen",32223]["229",0,2,"pre","http://www.sandervandecruys.be/onlineExp/mooneyTD/img/tt/429tt.jpg","",480]["229",1,2,"pre","http://www.sandervandecruys.be/onlineExp/mooneyTD/img/tt/728tt.jpg","",267]["229",2,2,"pre","http://www.sandervandecruys.be/onlineExp/mooneyTD/img/tt/015tt.jpg","",127]["229",3,2,"pre","http://www.sandervandecruys.be/onlineExp/mooneyTD/img/tt/872tt.jpg","",800]["229",4,2,"pre","http://www.sandervandecruys.be/onlineExp/mooneyTD/img/tt/062tt.jpg","w",2737]["229",5,2,"pre","http://www.sandervandecruys.be/onlineExp/mooneyTD/img/tt/573tt.jpg","",2116]["229",6,2,"pre","http://www.sandervandecruys.be/onlineExp/mooneyTD/img/tt/562tt.jpg","",761]["229",7,2,"pre","http://www.sandervandecruys.be/onlineExp/mooneyTD/img/tt/873tt.jpg","",378]["229",8,2,"pre","http://www.sandervandecruys.be/onlineExp/mooneyTD/img/tt/863tt.jpg","",354]["229",9,2,"pre","http://www.sandervandecruys.be/onlineExp/mooneyTD/img/tt/273tt.jpg","",1128]["229",0,2,"post","http://www.sandervandecruys.be/onlineExp/mooneyTD/img/tt/562tt.jpg","",331]["229",1,2,"post","http://www.sandervandecruys.be/onlineExp/mooneyTD/img/tt/863tt.jpg","sorry",8689]["229",2,2,"post","http://www.sandervandecruys.be/onlineExp/mooneyTD/img/tt/573tt.jpg","",14]["229",3,2,"post","http://www.sandervandecruys.be/onlineExp/mooneyTD/img/tt/015tt.jpg","",92]["229",4,2,"post","http://www.sandervandecruys.be/onlineExp/mooneyTD/img/tt/273tt.jpg","",167]["229",5,2,"post","http://www.sandervandecruys.be/onlineExp/mooneyTD/img/tt/872tt.jpg","",0]["229",6,2,"post","http://www.sandervandecruys.be/onlineExp/mooneyTD/img/tt/728tt.jpg","",107]["229",7,2,"post","http://www.sandervandecruys.be/onlineExp/mooneyTD/img/tt/062tt.jpg","",267]["229",8,2,"post","http://www.sandervandecruys.be/onlineExp/mooneyTD/img/tt/873tt.jpg","",323]["229",9,2,"post","http://www.sandervandecruys.be/onlineExp/mooneyTD/img/tt/429tt.jpg","",2390]["229",0,3,"pre","http://www.sandervandecruys.be/onlineExp/mooneyTD/img/tt/018tt.jpg","",59]["229",1,3,"pre","http://www.sandervandecruys.be/onlineExp/mooneyTD/img/tt/643tt.jpg","",114]["229",2,3,"pre","http://www.sandervandecruys.be/onlineExp/mooneyTD/img/tt/745tt.jpg","",50]["229",3,3,"pre","http://www.sandervandecruys.be/onlineExp/mooneyTD/img/tt/025tt.jpg","",177]["229",4,3,"pre","http://www.sandervandecruys.be/onlineExp/mooneyTD/img/tt/576tt.jpg","",51]["229",5,3,"pre","http://www.sandervandecruys.be/onlineExp/mooneyTD/img/tt/007tt.jpg","",146]["229",6,3,"pre","http://www.sandervandecruys.be/onlineExp/mooneyTD/img/tt/812tt.jpg","",1187]["229",7,3,"pre","http://www.sandervandecruys.be/onlineExp/mooneyTD/img/tt/676tt.jpg","",95]["229",8,3,"pre","http://www.sandervandecruys.be/onlineExp/mooneyTD/img/tt/292tt.jpg","",415]["229",9,3,"pre","http://www.sandervandecruys.be/onlineExp/mooneyTD/img/tt/030tt.jpg","",183]["229",0,3,"post","http://www.sandervandecruys.be/onlineExp/mooneyTD/img/tt/030tt.jpg","",189]["229",1,3,"post","http://www.sandervandecruys.be/onlineExp/mooneyTD/img/tt/018tt.jpg","",127]["229",2,3,"post","http://www.sandervandecruys.be/onlineExp/mooneyTD/img/tt/025tt.jpg","",224]["229",3,3,"post","http://www.sandervandecruys.be/onlineExp/mooneyTD/img/tt/007tt.jpg","",147]["229",4,3,"post","http://www.sandervandecruys.be/onlineExp/mooneyTD/img/tt/576tt.jpg","",132]["229",5,3,"post","http://www.sandervandecruys.be/onlineExp/mooneyTD/img/tt/745tt.jpg","",53]["229",6,3,"post","http://www.sandervandecruys.be/onlineExp/mooneyTD/img/tt/812tt.jpg","",244]["229",7,3,"post","http://www.sandervandecruys.be/onlineExp/mooneyTD/img/tt/292tt.jpg","",184]["229",8,3,"post","http://www.sandervandecruys.be/onlineExp/mooneyTD/img/tt/676tt.jpg","",1626]["229",9,3,"post","http://www.sandervandecruys.be/onlineExp/mooneyTD/img/tt/643tt.jpg","",402]["229",0,4,"pre","http://www.sandervandecruys.be/onlineExp/mooneyTD/img/tt/593tt.jpg","",715]["229",1,4,"pre","http://www.sandervandecruys.be/onlineExp/mooneyTD/img/tt/858tt.jpg","",283]["229",2,4,"pre","http://www.sandervandecruys.be/onlineExp/mooneyTD/img/tt/608tt.jpg","",511]["229",3,4,"pre","http://www.sandervandecruys.be/onlineExp/mooneyTD/img/tt/738tt.jpg","",378]["229",4,4,"pre","http://www.sandervandecruys.be/onlineExp/mooneyTD/img/tt/623tt.jpg","ik weet ze wel",11630]["229",5,4,"pre","http://www.sandervandecruys.be/onlineExp/mooneyTD/img/tt/005tt.jpg","",223]["229",6,4,"pre","http://www.sandervandecruys.be/onlineExp/mooneyTD/img/tt/853tt.jpg","",176]["229",7,4,"pre","http://www.sandervandecruys.be/onlineExp/mooneyTD/img/tt/556tt.jpg","",356]["229",8,4,"pre","http://www.sandervandecruys.be/onlineExp/mooneyTD/img/tt/874tt.jpg","",76]["229",9,4,"pre","http://www.sandervandecruys.be/onlineExp/mooneyTD/img/tt/039tt.jpg","",178]["229",0,4,"post","http://www.sandervandecruys.be/onlineExp/mooneyTD/img/tt/853tt.jpg","",1103]["229",1,4,"post","http://www.sandervandecruys.be/onlineExp/mooneyTD/img/tt/556tt.jpg","",482]["229",2,4,"post","http://www.sandervandecruys.be/onlineExp/mooneyTD/img/tt/039tt.jpg","",145]["229",3,4,"post","http://www.sandervandecruys.be/onlineExp/mooneyTD/img/tt/608tt.jpg","",513]["229",4,4,"post","http://www.sandervandecruys.be/onlineExp/mooneyTD/img/tt/593tt.jpg","",81]["229",5,4,"post","http://www.sandervandecruys.be/onlineExp/mooneyTD/img/tt/858tt.jpg","",18]["229",6,4,"post","http://www.sandervandecruys.be/onlineExp/mooneyTD/img/tt/874tt.jpg","",258]["229",7,4,"post","http://www.sandervandecruys.be/onlineExp/mooneyTD/img/tt/623tt.jpg","",322]["229",8,4,"post","http://www.sandervandecruys.be/onlineExp/mooneyTD/img/tt/005tt.jpg","",98]["229",9,4,"post","http://www.sandervandecruys.be/onlineExp/mooneyTD/img/tt/738tt.jpg","",65]["229",0,5,"pre","http://www.sandervandecruys.be/onlineExp/mooneyTD/img/tt/533tt.jpg","",863]["229",1,5,"pre","http://www.sandervandecruys.be/onlineExp/mooneyTD/img/tt/148tt.jpg","",2545]["229",2,5,"pre","http://www.sandervandecruys.be/onlineExp/mooneyTD/img/tt/792tt.jpg","dag ik vont julie wel heel leak",28049]["229",3,5,"pre","http://www.sandervandecruys.be/onlineExp/mooneyTD/img/tt/871tt.jpg","",1048]["229",4,5,"pre","http://www.sandervandecruys.be/onlineExp/mooneyTD/img/tt/560tt.jpg","",193]["229",5,5,"pre","http://www.sandervandecruys.be/onlineExp/mooneyTD/img/tt/609tt.jpg","",259]["229",6,5,"pre","http://www.sandervandecruys.be/onlineExp/mooneyTD/img/tt/006tt.jpg","",55]["229",7,5,"pre","http://www.sandervandecruys.be/onlineExp/mooneyTD/img/tt/045tt.jpg","",134]["229",8,5,"pre","http://www.sandervandecruys.be/onlineExp/mooneyTD/img/tt/184tt.jpg","",39]["229",9,5,"pre","http://www.sandervandecruys.be/onlineExp/mooneyTD/img/tt/859tt.jpg","",86]["229",0,5,"post","http://www.sandervandecruys.be/onlineExp/mooneyTD/img/tt/871tt.jpg","",66]["229",1,5,"post","http://www.sandervandecruys.be/onlineExp/mooneyTD/img/tt/533tt.jpg","dag",5473]["229",2,5,"post","http://www.sandervandecruys.be/onlineExp/mooneyTD/img/tt/792tt.jpg","",315]["229",3,5,"post","http://www.sandervandecruys.be/onlineExp/mooneyTD/img/tt/560tt.jpg","",193]["229",4,5,"post","http://www.sandervandecruys.be/onlineExp/mooneyTD/img/tt/184tt.jpg","",132]["229",5,5,"post","http://www.sandervandecruys.be/onlineExp/mooneyTD/img/tt/609tt.jpg","",37]["229",6,5,"post","http://www.sandervandecruys.be/onlineExp/mooneyTD/img/tt/045tt.jpg","",162]["229",7,5,"post","http://www.sandervandecruys.be/onlineExp/mooneyTD/img/tt/006tt.jpg","",212]["229",8,5,"post","http://www.sandervandecruys.be/onlineExp/mooneyTD/img/tt/148tt.jpg","",71]["229",9,5,"post","http://www.sandervandecruys.be/onlineExp/mooneyTD/img/tt/859tt.jpg","",38]</text:p>
          </table:table-cell>
          <table:table-cell table:number-columns-repeated="253"/>
        </table:table-row>
        <table:table-row table:style-name="ro1">
          <table:table-cell office:value-type="date" office:date-value="2016-05-14T11:57:50" calcext:value-type="date">
            <text:p>5/14/2016 11:57:5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["228",0,0,"pre","http://www.sandervandecruys.be/onlineExp/mooneyTD/img/tt/558tt.jpg","verf",10351]["228",1,0,"pre","http://www.sandervandecruys.be/onlineExp/mooneyTD/img/tt/609tt.jpg","zwart",9160]["228",2,0,"pre","http://www.sandervandecruys.be/onlineExp/mooneyTD/img/tt/015tt.jpg","wit",3986]["228",3,0,"pre","http://www.sandervandecruys.be/onlineExp/mooneyTD/img/tt/562tt.jpg","",16089]["228",4,0,"pre","http://www.sandervandecruys.be/onlineExp/mooneyTD/img/tt/871tt.jpg","slordig",16032]["228",5,0,"pre","http://www.sandervandecruys.be/onlineExp/mooneyTD/img/tt/039tt.jpg","",22699]["228",6,0,"pre","http://www.sandervandecruys.be/onlineExp/mooneyTD/img/tt/006tt.jpg","geschilderd",30054]["228",7,0,"pre","http://www.sandervandecruys.be/onlineExp/mooneyTD/img/tt/559tt.jpg","",6933]["228",8,0,"pre","http://www.sandervandecruys.be/onlineExp/mooneyTD/img/tt/823tt.jpg","",17324]["228",9,0,"pre","http://www.sandervandecruys.be/onlineExp/mooneyTD/img/tt/812tt.jpg","",6161]["228",0,0,"post","http://www.sandervandecruys.be/onlineExp/mooneyTD/img/tt/812tt.jpg","oog",3600]["228",1,0,"post","http://www.sandervandecruys.be/onlineExp/mooneyTD/img/tt/823tt.jpg","",3383]["228",2,0,"post","http://www.sandervandecruys.be/onlineExp/mooneyTD/img/tt/609tt.jpg","panter",7210]["228",3,0,"post","http://www.sandervandecruys.be/onlineExp/mooneyTD/img/tt/015tt.jpg","leeuw",5265]["228",4,0,"post","http://www.sandervandecruys.be/onlineExp/mooneyTD/img/tt/006tt.jpg","kwal",4639]["228",5,0,"post","http://www.sandervandecruys.be/onlineExp/mooneyTD/img/tt/871tt.jpg","mens",5533]["228",6,0,"post","http://www.sandervandecruys.be/onlineExp/mooneyTD/img/tt/559tt.jpg","kikker",4352]["228",7,0,"post","http://www.sandervandecruys.be/onlineExp/mooneyTD/img/tt/562tt.jpg","brood",5218]["228",8,0,"post","http://www.sandervandecruys.be/onlineExp/mooneyTD/img/tt/039tt.jpg","bloem",8704]["228",9,0,"post","http://www.sandervandecruys.be/onlineExp/mooneyTD/img/tt/558tt.jpg","kikker",7502]["228",0,1,"pre","http://www.sandervandecruys.be/onlineExp/mooneyTD/img/tt/858tt.jpg","pad",5115]["228",1,1,"pre","http://www.sandervandecruys.be/onlineExp/mooneyTD/img/tt/062tt.jpg","zwijn",9208]["228",2,1,"pre","http://www.sandervandecruys.be/onlineExp/mooneyTD/img/tt/608tt.jpg","",2835]["228",3,1,"pre","http://www.sandervandecruys.be/onlineExp/mooneyTD/img/tt/721tt.jpg","hout",6716]["228",4,1,"pre","http://www.sandervandecruys.be/onlineExp/mooneyTD/img/tt/560tt.jpg","",1380]["228",5,1,"pre","http://www.sandervandecruys.be/onlineExp/mooneyTD/img/tt/292tt.jpg","",986]["228",6,1,"pre","http://www.sandervandecruys.be/onlineExp/mooneyTD/img/tt/728tt.jpg","hagedis",10346]["228",7,1,"pre","http://www.sandervandecruys.be/onlineExp/mooneyTD/img/tt/013tt.jpg","jachtluipaard",14739]["228",8,1,"pre","http://www.sandervandecruys.be/onlineExp/mooneyTD/img/tt/148tt.jpg","kikker",4652]["228",9,1,"pre","http://www.sandervandecruys.be/onlineExp/mooneyTD/img/tt/874tt.jpg","kabine",10553]["228",0,1,"post","http://www.sandervandecruys.be/onlineExp/mooneyTD/img/tt/560tt.jpg","",5164]["228",1,1,"post","http://www.sandervandecruys.be/onlineExp/mooneyTD/img/tt/013tt.jpg","mevrouw",9387]["228",2,1,"post","http://www.sandervandecruys.be/onlineExp/mooneyTD/img/tt/728tt.jpg","citroen",10276]["228",3,1,"post","http://www.sandervandecruys.be/onlineExp/mooneyTD/img/tt/292tt.jpg","eekhoorn",9408]["228",4,1,"post","http://www.sandervandecruys.be/onlineExp/mooneyTD/img/tt/721tt.jpg","citroen",6896]["228",5,1,"post","http://www.sandervandecruys.be/onlineExp/mooneyTD/img/tt/608tt.jpg","mevrouw",8944]["228",6,1,"post","http://www.sandervandecruys.be/onlineExp/mooneyTD/img/tt/062tt.jpg","hond",4295]["228",7,1,"post","http://www.sandervandecruys.be/onlineExp/mooneyTD/img/tt/858tt.jpg","kikker",7643]["228",8,1,"post","http://www.sandervandecruys.be/onlineExp/mooneyTD/img/tt/874tt.jpg","koffiezetter",26051]["228",9,1,"post","http://www.sandervandecruys.be/onlineExp/mooneyTD/img/tt/148tt.jpg","kikker",5596]["228",0,2,"pre","http://www.sandervandecruys.be/onlineExp/mooneyTD/img/tt/593tt.jpg","mens",7657]["228",1,2,"pre","http://www.sandervandecruys.be/onlineExp/mooneyTD/img/tt/661tt.jpg","pauw",6329]["228",2,2,"pre","http://www.sandervandecruys.be/onlineExp/mooneyTD/img/tt/533tt.jpg","vis",3704]["228",3,2,"pre","http://www.sandervandecruys.be/onlineExp/mooneyTD/img/tt/683tt.jpg","koala",6212]["228",4,2,"pre","http://www.sandervandecruys.be/onlineExp/mooneyTD/img/tt/676tt.jpg","",1714]["228",5,2,"pre","http://www.sandervandecruys.be/onlineExp/mooneyTD/img/tt/018tt.jpg","slang",5499]["228",6,2,"pre","http://www.sandervandecruys.be/onlineExp/mooneyTD/img/tt/021tt.jpg","",3205]["228",7,2,"pre","http://www.sandervandecruys.be/onlineExp/mooneyTD/img/tt/404tt.jpg","",989]["228",8,2,"pre","http://www.sandervandecruys.be/onlineExp/mooneyTD/img/tt/595tt.jpg","banaan",6707]["228",9,2,"pre","http://www.sandervandecruys.be/onlineExp/mooneyTD/img/tt/576tt.jpg","man",4245]["228",0,2,"post","http://www.sandervandecruys.be/onlineExp/mooneyTD/img/tt/595tt.jpg","",3389]["228",1,2,"post","http://www.sandervandecruys.be/onlineExp/mooneyTD/img/tt/018tt.jpg","",6498]["228",2,2,"post","http://www.sandervandecruys.be/onlineExp/mooneyTD/img/tt/661tt.jpg","eend",3784]["228",3,2,"post","http://www.sandervandecruys.be/onlineExp/mooneyTD/img/tt/021tt.jpg","kat",3292]["228",4,2,"post","http://www.sandervandecruys.be/onlineExp/mooneyTD/img/tt/404tt.jpg","bloem",4196]["228",5,2,"post","http://www.sandervandecruys.be/onlineExp/mooneyTD/img/tt/683tt.jpg","kowala",12263]["228",6,2,"post","http://www.sandervandecruys.be/onlineExp/mooneyTD/img/tt/576tt.jpg","trompet",6409]["228",7,2,"post","http://www.sandervandecruys.be/onlineExp/mooneyTD/img/tt/593tt.jpg","",1216]["228",8,2,"post","http://www.sandervandecruys.be/onlineExp/mooneyTD/img/tt/533tt.jpg","vlinder",5845]["228",9,2,"post","http://www.sandervandecruys.be/onlineExp/mooneyTD/img/tt/676tt.jpg","huis",3489]["228",0,3,"pre","http://www.sandervandecruys.be/onlineExp/mooneyTD/img/tt/005tt.jpg","",2226]["228",1,3,"pre","http://www.sandervandecruys.be/onlineExp/mooneyTD/img/tt/184tt.jpg","vogel",5857]["228",2,3,"pre","http://www.sandervandecruys.be/onlineExp/mooneyTD/img/tt/643tt.jpg","slee",4364]["228",3,3,"pre","http://www.sandervandecruys.be/onlineExp/mooneyTD/img/tt/573tt.jpg","bus",4201]["228",4,3,"pre","http://www.sandervandecruys.be/onlineExp/mooneyTD/img/tt/003tt.jpg","kikker",4315]["228",5,3,"pre","http://www.sandervandecruys.be/onlineExp/mooneyTD/img/tt/655tt.jpg","",960]["228",6,3,"pre","http://www.sandervandecruys.be/onlineExp/mooneyTD/img/tt/273tt.jpg","",878]["228",7,3,"pre","http://www.sandervandecruys.be/onlineExp/mooneyTD/img/tt/873tt.jpg","olifant",6969]["228",8,3,"pre","http://www.sandervandecruys.be/onlineExp/mooneyTD/img/tt/859tt.jpg","",833]["228",9,3,"pre","http://www.sandervandecruys.be/onlineExp/mooneyTD/img/tt/729tt.jpg","arend",5723]["228",0,3,"post","http://www.sandervandecruys.be/onlineExp/mooneyTD/img/tt/003tt.jpg","",5128]["228",1,3,"post","http://www.sandervandecruys.be/onlineExp/mooneyTD/img/tt/643tt.jpg","",3449]["228",2,3,"post","http://www.sandervandecruys.be/onlineExp/mooneyTD/img/tt/184tt.jpg","vorken",6798]["228",3,3,"post","http://www.sandervandecruys.be/onlineExp/mooneyTD/img/tt/273tt.jpg","hagedis",8345]["228",4,3,"post","http://www.sandervandecruys.be/onlineExp/mooneyTD/img/tt/655tt.jpg","ezels",5349]["228",5,3,"post","http://www.sandervandecruys.be/onlineExp/mooneyTD/img/tt/573tt.jpg","trein",4689]["228",6,3,"post","http://www.sandervandecruys.be/onlineExp/mooneyTD/img/tt/859tt.jpg","kangeroe",16138]["228",7,3,"post","http://www.sandervandecruys.be/onlineExp/mooneyTD/img/tt/729tt.jpg","uilen",5276]["228",8,3,"post","http://www.sandervandecruys.be/onlineExp/mooneyTD/img/tt/873tt.jpg","olifant",5658]["228",9,3,"post","http://www.sandervandecruys.be/onlineExp/mooneyTD/img/tt/005tt.jpg","toilet",5648]["228",0,4,"pre","http://www.sandervandecruys.be/onlineExp/mooneyTD/img/tt/025tt.jpg","leeuw",7681]["228",1,4,"pre","http://www.sandervandecruys.be/onlineExp/mooneyTD/img/tt/192tt.jpg","",1420]["228",2,4,"pre","http://www.sandervandecruys.be/onlineExp/mooneyTD/img/tt/045tt.jpg","",1278]["228",3,4,"pre","http://www.sandervandecruys.be/onlineExp/mooneyTD/img/tt/001tt.jpg","auto",8783]["228",4,4,"pre","http://www.sandervandecruys.be/onlineExp/mooneyTD/img/tt/863tt.jpg","",949]["228",5,4,"pre","http://www.sandervandecruys.be/onlineExp/mooneyTD/img/tt/691tt.jpg","",1340]["228",6,4,"pre","http://www.sandervandecruys.be/onlineExp/mooneyTD/img/tt/429tt.jpg","vogel",5652]["228",7,4,"pre","http://www.sandervandecruys.be/onlineExp/mooneyTD/img/tt/864tt.jpg","",981]["228",8,4,"pre","http://www.sandervandecruys.be/onlineExp/mooneyTD/img/tt/853tt.jpg","",866]["228",9,4,"pre","http://www.sandervandecruys.be/onlineExp/mooneyTD/img/tt/745tt.jpg","",868]["228",0,4,"post","http://www.sandervandecruys.be/onlineExp/mooneyTD/img/tt/745tt.jpg","",3172]["228",1,4,"post","http://www.sandervandecruys.be/onlineExp/mooneyTD/img/tt/429tt.jpg","slang",6062]["228",2,4,"post","http://www.sandervandecruys.be/onlineExp/mooneyTD/img/tt/192tt.jpg","",2029]["228",3,4,"post","http://www.sandervandecruys.be/onlineExp/mooneyTD/img/tt/864tt.jpg","parrasol",8629]["228",4,4,"post","http://www.sandervandecruys.be/onlineExp/mooneyTD/img/tt/853tt.jpg","fluitje",7997]["228",5,4,"post","http://www.sandervandecruys.be/onlineExp/mooneyTD/img/tt/863tt.jpg","",1580]["228",6,4,"post","http://www.sandervandecruys.be/onlineExp/mooneyTD/img/tt/025tt.jpg","",3042]["228",7,4,"post","http://www.sandervandecruys.be/onlineExp/mooneyTD/img/tt/691tt.jpg","panter",11421]["228",8,4,"post","http://www.sandervandecruys.be/onlineExp/mooneyTD/img/tt/001tt.jpg","motor",5040]["228",9,4,"post","http://www.sandervandecruys.be/onlineExp/mooneyTD/img/tt/045tt.jpg","hagedis",7390]["228",0,5,"pre","http://www.sandervandecruys.be/onlineExp/mooneyTD/img/tt/738tt.jpg","",19293]["228",1,5,"pre","http://www.sandervandecruys.be/onlineExp/mooneyTD/img/tt/030tt.jpg","",1123]["228",2,5,"pre","http://www.sandervandecruys.be/onlineExp/mooneyTD/img/tt/007tt.jpg","",730]["228",3,5,"pre","http://www.sandervandecruys.be/onlineExp/mooneyTD/img/tt/623tt.jpg","",770]["228",4,5,"pre","http://www.sandervandecruys.be/onlineExp/mooneyTD/img/tt/872tt.jpg","",838]["228",5,5,"pre","http://www.sandervandecruys.be/onlineExp/mooneyTD/img/tt/400tt.jpg","tang",4257]["228",6,5,"pre","http://www.sandervandecruys.be/onlineExp/mooneyTD/img/tt/017tt.jpg","",772]["228",7,5,"pre","http://www.sandervandecruys.be/onlineExp/mooneyTD/img/tt/127tt.jpg","huis",4954]["228",8,5,"pre","http://www.sandervandecruys.be/onlineExp/mooneyTD/img/tt/556tt.jpg","horloge",6204]["228",9,5,"pre","http://www.sandervandecruys.be/onlineExp/mooneyTD/img/tt/792tt.jpg","",820]["228",0,5,"post","http://www.sandervandecruys.be/onlineExp/mooneyTD/img/tt/017tt.jpg","olifant",9348]["228",1,5,"post","http://www.sandervandecruys.be/onlineExp/mooneyTD/img/tt/738tt.jpg","paprika",7110]["228",2,5,"post","http://www.sandervandecruys.be/onlineExp/mooneyTD/img/tt/872tt.jpg","vlinder",5469]["228",3,5,"post","http://www.sandervandecruys.be/onlineExp/mooneyTD/img/tt/007tt.jpg","piano",5454]["228",4,5,"post","http://www.sandervandecruys.be/onlineExp/mooneyTD/img/tt/127tt.jpg","huis",4195]["228",5,5,"post","http://www.sandervandecruys.be/onlineExp/mooneyTD/img/tt/030tt.jpg","pompelmoes",20418]["228",6,5,"post","http://www.sandervandecruys.be/onlineExp/mooneyTD/img/tt/556tt.jpg","horloge",6740]["228",7,5,"post","http://www.sandervandecruys.be/onlineExp/mooneyTD/img/tt/623tt.jpg","olifant",6662]["228",8,5,"post","http://www.sandervandecruys.be/onlineExp/mooneyTD/img/tt/792tt.jpg","ananas",8692]["228",9,5,"post","http://www.sandervandecruys.be/onlineExp/mooneyTD/img/tt/400tt.jpg","tang",5787]</text:p>
          </table:table-cell>
          <table:table-cell table:number-columns-repeated="253"/>
        </table:table-row>
        <table:table-row table:style-name="ro1">
          <table:table-cell office:value-type="date" office:date-value="2016-05-14T15:41:49" calcext:value-type="date">
            <text:p>5/14/2016 15:41:4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["230",0,0,"pre","http://www.sandervandecruys.be/onlineExp/mooneyTD/img/tt/013tt.jpg","",15525]["230",1,0,"pre","http://www.sandervandecruys.be/onlineExp/mooneyTD/img/tt/021tt.jpg","",4460]["230",2,0,"pre","http://www.sandervandecruys.be/onlineExp/mooneyTD/img/tt/045tt.jpg","",2369]["230",3,0,"pre","http://www.sandervandecruys.be/onlineExp/mooneyTD/img/tt/030tt.jpg","",2119]["230",4,0,"pre","http://www.sandervandecruys.be/onlineExp/mooneyTD/img/tt/593tt.jpg","",4475]["230",5,0,"pre","http://www.sandervandecruys.be/onlineExp/mooneyTD/img/tt/062tt.jpg","varken",8523]["230",6,0,"pre","http://www.sandervandecruys.be/onlineExp/mooneyTD/img/tt/738tt.jpg","",2692]["230",7,0,"pre","http://www.sandervandecruys.be/onlineExp/mooneyTD/img/tt/573tt.jpg","trijn",7286]["230",8,0,"pre","http://www.sandervandecruys.be/onlineExp/mooneyTD/img/tt/655tt.jpg","",2095]["230",9,0,"pre","http://www.sandervandecruys.be/onlineExp/mooneyTD/img/tt/864tt.jpg","",979]["230",0,0,"post","http://www.sandervandecruys.be/onlineExp/mooneyTD/img/tt/573tt.jpg","trein",8271]["230",1,0,"post","http://www.sandervandecruys.be/onlineExp/mooneyTD/img/tt/738tt.jpg","",1074]["230",2,0,"post","http://www.sandervandecruys.be/onlineExp/mooneyTD/img/tt/062tt.jpg","varken",5339]["230",3,0,"post","http://www.sandervandecruys.be/onlineExp/mooneyTD/img/tt/864tt.jpg","paraplu",18172]["230",4,0,"post","http://www.sandervandecruys.be/onlineExp/mooneyTD/img/tt/013tt.jpg","",3472]["230",5,0,"post","http://www.sandervandecruys.be/onlineExp/mooneyTD/img/tt/030tt.jpg","",791]["230",6,0,"post","http://www.sandervandecruys.be/onlineExp/mooneyTD/img/tt/021tt.jpg","",649]["230",7,0,"post","http://www.sandervandecruys.be/onlineExp/mooneyTD/img/tt/655tt.jpg","ezels",16663]["230",8,0,"post","http://www.sandervandecruys.be/onlineExp/mooneyTD/img/tt/593tt.jpg","",1760]["230",9,0,"post","http://www.sandervandecruys.be/onlineExp/mooneyTD/img/tt/045tt.jpg","",2361]["230",0,1,"pre","http://www.sandervandecruys.be/onlineExp/mooneyTD/img/tt/576tt.jpg","mens",5688]["230",1,1,"pre","http://www.sandervandecruys.be/onlineExp/mooneyTD/img/tt/792tt.jpg","majs",16599]["230",2,1,"pre","http://www.sandervandecruys.be/onlineExp/mooneyTD/img/tt/676tt.jpg","",991]["230",3,1,"pre","http://www.sandervandecruys.be/onlineExp/mooneyTD/img/tt/661tt.jpg","",613]["230",4,1,"pre","http://www.sandervandecruys.be/onlineExp/mooneyTD/img/tt/148tt.jpg","",706]["230",5,1,"pre","http://www.sandervandecruys.be/onlineExp/mooneyTD/img/tt/001tt.jpg","bromer",9090]["230",6,1,"pre","http://www.sandervandecruys.be/onlineExp/mooneyTD/img/tt/015tt.jpg","",265]["230",7,1,"pre","http://www.sandervandecruys.be/onlineExp/mooneyTD/img/tt/691tt.jpg","jagtluipaard",20508]["230",8,1,"pre","http://www.sandervandecruys.be/onlineExp/mooneyTD/img/tt/560tt.jpg","",616]["230",9,1,"pre","http://www.sandervandecruys.be/onlineExp/mooneyTD/img/tt/873tt.jpg","oolifant",11126]["230",0,1,"post","http://www.sandervandecruys.be/onlineExp/mooneyTD/img/tt/560tt.jpg","",1503]["230",1,1,"post","http://www.sandervandecruys.be/onlineExp/mooneyTD/img/tt/148tt.jpg","kiker",4708]["230",2,1,"post","http://www.sandervandecruys.be/onlineExp/mooneyTD/img/tt/792tt.jpg","anenas",9578]["230",3,1,"post","http://www.sandervandecruys.be/onlineExp/mooneyTD/img/tt/001tt.jpg","bromer",5309]["230",4,1,"post","http://www.sandervandecruys.be/onlineExp/mooneyTD/img/tt/015tt.jpg","leew",6339]["230",5,1,"post","http://www.sandervandecruys.be/onlineExp/mooneyTD/img/tt/873tt.jpg","olifant",6563]["230",6,1,"post","http://www.sandervandecruys.be/onlineExp/mooneyTD/img/tt/576tt.jpg","trompet",7817]["230",7,1,"post","http://www.sandervandecruys.be/onlineExp/mooneyTD/img/tt/691tt.jpg","jagtluipaard",14431]["230",8,1,"post","http://www.sandervandecruys.be/onlineExp/mooneyTD/img/tt/661tt.jpg","pauw",10878]["230",9,1,"post","http://www.sandervandecruys.be/onlineExp/mooneyTD/img/tt/676tt.jpg","huis",4995]["230",0,2,"pre","http://www.sandervandecruys.be/onlineExp/mooneyTD/img/tt/558tt.jpg","",688]["230",1,2,"pre","http://www.sandervandecruys.be/onlineExp/mooneyTD/img/tt/562tt.jpg","",655]["230",2,2,"pre","http://www.sandervandecruys.be/onlineExp/mooneyTD/img/tt/874tt.jpg","",653]["230",3,2,"pre","http://www.sandervandecruys.be/onlineExp/mooneyTD/img/tt/863tt.jpg","",620]["230",4,2,"pre","http://www.sandervandecruys.be/onlineExp/mooneyTD/img/tt/007tt.jpg","",328]["230",5,2,"pre","http://www.sandervandecruys.be/onlineExp/mooneyTD/img/tt/729tt.jpg","",542]["230",6,2,"pre","http://www.sandervandecruys.be/onlineExp/mooneyTD/img/tt/853tt.jpg","",538]["230",7,2,"pre","http://www.sandervandecruys.be/onlineExp/mooneyTD/img/tt/683tt.jpg","",294]["230",8,2,"pre","http://www.sandervandecruys.be/onlineExp/mooneyTD/img/tt/400tt.jpg","",3739]["230",9,2,"pre","http://www.sandervandecruys.be/onlineExp/mooneyTD/img/tt/292tt.jpg","",905]["230",0,2,"post","http://www.sandervandecruys.be/onlineExp/mooneyTD/img/tt/683tt.jpg","kowaala",14122]["230",1,2,"post","http://www.sandervandecruys.be/onlineExp/mooneyTD/img/tt/863tt.jpg","",435]["230",2,2,"post","http://www.sandervandecruys.be/onlineExp/mooneyTD/img/tt/558tt.jpg","",570]["230",3,2,"post","http://www.sandervandecruys.be/onlineExp/mooneyTD/img/tt/562tt.jpg","brootrooster",10374]["230",4,2,"post","http://www.sandervandecruys.be/onlineExp/mooneyTD/img/tt/400tt.jpg","tang",7092]["230",5,2,"post","http://www.sandervandecruys.be/onlineExp/mooneyTD/img/tt/874tt.jpg","vuur",8609]["230",6,2,"post","http://www.sandervandecruys.be/onlineExp/mooneyTD/img/tt/007tt.jpg","piejano",18635]["230",7,2,"post","http://www.sandervandecruys.be/onlineExp/mooneyTD/img/tt/853tt.jpg","",1958]["230",8,2,"post","http://www.sandervandecruys.be/onlineExp/mooneyTD/img/tt/292tt.jpg","uilen",7350]["230",9,2,"post","http://www.sandervandecruys.be/onlineExp/mooneyTD/img/tt/729tt.jpg","uilen",5744]["230",0,3,"pre","http://www.sandervandecruys.be/onlineExp/mooneyTD/img/tt/039tt.jpg","",2185]["230",1,3,"pre","http://www.sandervandecruys.be/onlineExp/mooneyTD/img/tt/823tt.jpg","kowaala",20926]["230",2,3,"pre","http://www.sandervandecruys.be/onlineExp/mooneyTD/img/tt/006tt.jpg","",436]["230",3,3,"pre","http://www.sandervandecruys.be/onlineExp/mooneyTD/img/tt/429tt.jpg","",493]["230",4,3,"pre","http://www.sandervandecruys.be/onlineExp/mooneyTD/img/tt/859tt.jpg","",2279]["230",5,3,"pre","http://www.sandervandecruys.be/onlineExp/mooneyTD/img/tt/127tt.jpg","",1615]["230",6,3,"pre","http://www.sandervandecruys.be/onlineExp/mooneyTD/img/tt/608tt.jpg","",1574]["230",7,3,"pre","http://www.sandervandecruys.be/onlineExp/mooneyTD/img/tt/404tt.jpg","",5356]["230",8,3,"pre","http://www.sandervandecruys.be/onlineExp/mooneyTD/img/tt/871tt.jpg","",579]["230",9,3,"pre","http://www.sandervandecruys.be/onlineExp/mooneyTD/img/tt/025tt.jpg","",447]["230",0,3,"post","http://www.sandervandecruys.be/onlineExp/mooneyTD/img/tt/859tt.jpg","kanggoeroe",40729]["230",1,3,"post","http://www.sandervandecruys.be/onlineExp/mooneyTD/img/tt/039tt.jpg","",1691]["230",2,3,"post","http://www.sandervandecruys.be/onlineExp/mooneyTD/img/tt/006tt.jpg","kwal",7347]["230",3,3,"post","http://www.sandervandecruys.be/onlineExp/mooneyTD/img/tt/127tt.jpg","hius",4462]["230",4,3,"post","http://www.sandervandecruys.be/onlineExp/mooneyTD/img/tt/404tt.jpg","bloem",11117]["230",5,3,"post","http://www.sandervandecruys.be/onlineExp/mooneyTD/img/tt/871tt.jpg","boer",6393]["230",6,3,"post","http://www.sandervandecruys.be/onlineExp/mooneyTD/img/tt/025tt.jpg","konijn",13851]["230",7,3,"post","http://www.sandervandecruys.be/onlineExp/mooneyTD/img/tt/429tt.jpg","slang",7226]["230",8,3,"post","http://www.sandervandecruys.be/onlineExp/mooneyTD/img/tt/823tt.jpg","kowaala",7167]["230",9,3,"post","http://www.sandervandecruys.be/onlineExp/mooneyTD/img/tt/608tt.jpg","mevrauw",12182]["230",0,4,"pre","http://www.sandervandecruys.be/onlineExp/mooneyTD/img/tt/595tt.jpg","",1784]["230",1,4,"pre","http://www.sandervandecruys.be/onlineExp/mooneyTD/img/tt/005tt.jpg","",387]["230",2,4,"pre","http://www.sandervandecruys.be/onlineExp/mooneyTD/img/tt/556tt.jpg","",474]["230",3,4,"pre","http://www.sandervandecruys.be/onlineExp/mooneyTD/img/tt/858tt.jpg","",564]["230",4,4,"pre","http://www.sandervandecruys.be/onlineExp/mooneyTD/img/tt/623tt.jpg","",640]["230",5,4,"pre","http://www.sandervandecruys.be/onlineExp/mooneyTD/img/tt/559tt.jpg","",158]["230",6,4,"pre","http://www.sandervandecruys.be/onlineExp/mooneyTD/img/tt/192tt.jpg","",1168]["230",7,4,"pre","http://www.sandervandecruys.be/onlineExp/mooneyTD/img/tt/812tt.jpg","",1403]["230",8,4,"pre","http://www.sandervandecruys.be/onlineExp/mooneyTD/img/tt/872tt.jpg","vlinder",11181]["230",9,4,"pre","http://www.sandervandecruys.be/onlineExp/mooneyTD/img/tt/003tt.jpg","",809]["230",0,4,"post","http://www.sandervandecruys.be/onlineExp/mooneyTD/img/tt/858tt.jpg","",428]["230",1,4,"post","http://www.sandervandecruys.be/onlineExp/mooneyTD/img/tt/812tt.jpg","",7125]["230",2,4,"post","http://www.sandervandecruys.be/onlineExp/mooneyTD/img/tt/872tt.jpg","vlinder",8681]["230",3,4,"post","http://www.sandervandecruys.be/onlineExp/mooneyTD/img/tt/623tt.jpg","olifant",9813]["230",4,4,"post","http://www.sandervandecruys.be/onlineExp/mooneyTD/img/tt/556tt.jpg","horloozje",17693]["230",5,4,"post","http://www.sandervandecruys.be/onlineExp/mooneyTD/img/tt/005tt.jpg","wc",4161]["230",6,4,"post","http://www.sandervandecruys.be/onlineExp/mooneyTD/img/tt/595tt.jpg","walrus",11129]["230",7,4,"post","http://www.sandervandecruys.be/onlineExp/mooneyTD/img/tt/192tt.jpg","kat",3396]["230",8,4,"post","http://www.sandervandecruys.be/onlineExp/mooneyTD/img/tt/559tt.jpg","",489]["230",9,4,"post","http://www.sandervandecruys.be/onlineExp/mooneyTD/img/tt/003tt.jpg","slang",7155]["230",0,5,"pre","http://www.sandervandecruys.be/onlineExp/mooneyTD/img/tt/745tt.jpg","nietjusmasjien",20703]["230",1,5,"pre","http://www.sandervandecruys.be/onlineExp/mooneyTD/img/tt/184tt.jpg","",975]["230",2,5,"pre","http://www.sandervandecruys.be/onlineExp/mooneyTD/img/tt/018tt.jpg","",806]["230",3,5,"pre","http://www.sandervandecruys.be/onlineExp/mooneyTD/img/tt/609tt.jpg","",777]["230",4,5,"pre","http://www.sandervandecruys.be/onlineExp/mooneyTD/img/tt/643tt.jpg","",91]["230",5,5,"pre","http://www.sandervandecruys.be/onlineExp/mooneyTD/img/tt/728tt.jpg","",314]["230",6,5,"pre","http://www.sandervandecruys.be/onlineExp/mooneyTD/img/tt/017tt.jpg","",335]["230",7,5,"pre","http://www.sandervandecruys.be/onlineExp/mooneyTD/img/tt/273tt.jpg","",533]["230",8,5,"pre","http://www.sandervandecruys.be/onlineExp/mooneyTD/img/tt/721tt.jpg","",320]["230",9,5,"pre","http://www.sandervandecruys.be/onlineExp/mooneyTD/img/tt/533tt.jpg","",2966]["230",0,5,"post","http://www.sandervandecruys.be/onlineExp/mooneyTD/img/tt/533tt.jpg","vlinder",5450]["230",1,5,"post","http://www.sandervandecruys.be/onlineExp/mooneyTD/img/tt/609tt.jpg","jagtluipaard",17108]["230",2,5,"post","http://www.sandervandecruys.be/onlineExp/mooneyTD/img/tt/017tt.jpg","",1224]["230",3,5,"post","http://www.sandervandecruys.be/onlineExp/mooneyTD/img/tt/018tt.jpg","bloem",6587]["230",4,5,"post","http://www.sandervandecruys.be/onlineExp/mooneyTD/img/tt/184tt.jpg","vorken",9883]["230",5,5,"post","http://www.sandervandecruys.be/onlineExp/mooneyTD/img/tt/728tt.jpg","uil",3814]["230",6,5,"post","http://www.sandervandecruys.be/onlineExp/mooneyTD/img/tt/745tt.jpg","nietjusmasjien",36053]["230",7,5,"post","http://www.sandervandecruys.be/onlineExp/mooneyTD/img/tt/273tt.jpg","",1167]["230",8,5,"post","http://www.sandervandecruys.be/onlineExp/mooneyTD/img/tt/721tt.jpg","",460]["230",9,5,"post","http://www.sandervandecruys.be/onlineExp/mooneyTD/img/tt/643tt.jpg","hanttas",12035]</text:p>
          </table:table-cell>
          <table:table-cell table:number-columns-repeated="253"/>
        </table:table-row>
        <table:table-row table:style-name="ro1">
          <table:table-cell office:value-type="date" office:date-value="2016-05-18T16:09:20" calcext:value-type="date">
            <text:p>5/18/2016 16:09:2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["223",0,0,"pre","http://www.sandervandecruys.be/onlineExp/mooneyTD/img/tt/273tt.jpg","vlekken",19472]["223",1,0,"pre","http://www.sandervandecruys.be/onlineExp/mooneyTD/img/tt/576tt.jpg","persoon",11881]["223",2,0,"pre","http://www.sandervandecruys.be/onlineExp/mooneyTD/img/tt/595tt.jpg","voorwerp",14560]["223",3,0,"pre","http://www.sandervandecruys.be/onlineExp/mooneyTD/img/tt/864tt.jpg","vliegtuig",7225]["223",4,0,"pre","http://www.sandervandecruys.be/onlineExp/mooneyTD/img/tt/853tt.jpg","muziekinstrument",18076]["223",5,0,"pre","http://www.sandervandecruys.be/onlineExp/mooneyTD/img/tt/676tt.jpg","hekken",26201]["223",6,0,"pre","http://www.sandervandecruys.be/onlineExp/mooneyTD/img/tt/573tt.jpg","skelet",8855]["223",7,0,"pre","http://www.sandervandecruys.be/onlineExp/mooneyTD/img/tt/858tt.jpg","persoon",14948]["223",8,0,"pre","http://www.sandervandecruys.be/onlineExp/mooneyTD/img/tt/025tt.jpg","voorwerp",30900]["223",9,0,"pre","http://www.sandervandecruys.be/onlineExp/mooneyTD/img/tt/013tt.jpg","man",6881]["223",0,0,"post","http://www.sandervandecruys.be/onlineExp/mooneyTD/img/tt/013tt.jpg","konijn",6842]["223",1,0,"post","http://www.sandervandecruys.be/onlineExp/mooneyTD/img/tt/853tt.jpg","trein",15437]["223",2,0,"post","http://www.sandervandecruys.be/onlineExp/mooneyTD/img/tt/595tt.jpg","trompet",5512]["223",3,0,"post","http://www.sandervandecruys.be/onlineExp/mooneyTD/img/tt/858tt.jpg","walvis",6175]["223",4,0,"post","http://www.sandervandecruys.be/onlineExp/mooneyTD/img/tt/273tt.jpg","kikker",3471]["223",5,0,"post","http://www.sandervandecruys.be/onlineExp/mooneyTD/img/tt/576tt.jpg","konijn",14186]["223",6,0,"post","http://www.sandervandecruys.be/onlineExp/mooneyTD/img/tt/676tt.jpg","trein",2231]["223",7,0,"post","http://www.sandervandecruys.be/onlineExp/mooneyTD/img/tt/864tt.jpg","fluitje",7760]["223",8,0,"post","http://www.sandervandecruys.be/onlineExp/mooneyTD/img/tt/573tt.jpg","trein",2244]["223",9,0,"post","http://www.sandervandecruys.be/onlineExp/mooneyTD/img/tt/025tt.jpg","konijn ",3160]["223",0,1,"pre","http://www.sandervandecruys.be/onlineExp/mooneyTD/img/tt/192tt.jpg","vogel",4160]["223",1,1,"pre","http://www.sandervandecruys.be/onlineExp/mooneyTD/img/tt/003tt.jpg","panda",4081]["223",2,1,"pre","http://www.sandervandecruys.be/onlineExp/mooneyTD/img/tt/030tt.jpg","kom",10022]["223",3,1,"pre","http://www.sandervandecruys.be/onlineExp/mooneyTD/img/tt/015tt.jpg","tijger",2913]["223",4,1,"pre","http://www.sandervandecruys.be/onlineExp/mooneyTD/img/tt/729tt.jpg","muis",5698]["223",5,1,"pre","http://www.sandervandecruys.be/onlineExp/mooneyTD/img/tt/643tt.jpg","tas",2327]["223",6,1,"pre","http://www.sandervandecruys.be/onlineExp/mooneyTD/img/tt/812tt.jpg","aapje",3856]["223",7,1,"pre","http://www.sandervandecruys.be/onlineExp/mooneyTD/img/tt/558tt.jpg","egel",3260]["223",8,1,"pre","http://www.sandervandecruys.be/onlineExp/mooneyTD/img/tt/062tt.jpg","haas",6384]["223",9,1,"pre","http://www.sandervandecruys.be/onlineExp/mooneyTD/img/tt/593tt.jpg","vrouw",4637]["223",0,1,"post","http://www.sandervandecruys.be/onlineExp/mooneyTD/img/tt/558tt.jpg","kat",3779]["223",1,1,"post","http://www.sandervandecruys.be/onlineExp/mooneyTD/img/tt/062tt.jpg","muis",28028]["223",2,1,"post","http://www.sandervandecruys.be/onlineExp/mooneyTD/img/tt/812tt.jpg","insect",4951]["223",3,1,"post","http://www.sandervandecruys.be/onlineExp/mooneyTD/img/tt/015tt.jpg","leeuw",2397]["223",4,1,"post","http://www.sandervandecruys.be/onlineExp/mooneyTD/img/tt/643tt.jpg","tas",1419]["223",5,1,"post","http://www.sandervandecruys.be/onlineExp/mooneyTD/img/tt/030tt.jpg","sinasappel",14998]["223",6,1,"post","http://www.sandervandecruys.be/onlineExp/mooneyTD/img/tt/593tt.jpg","man",2192]["223",7,1,"post","http://www.sandervandecruys.be/onlineExp/mooneyTD/img/tt/729tt.jpg","uilen",2173]["223",8,1,"post","http://www.sandervandecruys.be/onlineExp/mooneyTD/img/tt/003tt.jpg","slang",1828]["223",9,1,"post","http://www.sandervandecruys.be/onlineExp/mooneyTD/img/tt/192tt.jpg","kat",1668]["223",0,2,"pre","http://www.sandervandecruys.be/onlineExp/mooneyTD/img/tt/018tt.jpg","slak",4544]["223",1,2,"pre","http://www.sandervandecruys.be/onlineExp/mooneyTD/img/tt/562tt.jpg","tas",3988]["223",2,2,"pre","http://www.sandervandecruys.be/onlineExp/mooneyTD/img/tt/859tt.jpg","zee",2135]["223",3,2,"pre","http://www.sandervandecruys.be/onlineExp/mooneyTD/img/tt/873tt.jpg","olifant",3174]["223",4,2,"pre","http://www.sandervandecruys.be/onlineExp/mooneyTD/img/tt/045tt.jpg","kikker",2804]["223",5,2,"pre","http://www.sandervandecruys.be/onlineExp/mooneyTD/img/tt/184tt.jpg","sprinkhaan",11523]["223",6,2,"pre","http://www.sandervandecruys.be/onlineExp/mooneyTD/img/tt/609tt.jpg","jaguar",4533]["223",7,2,"pre","http://www.sandervandecruys.be/onlineExp/mooneyTD/img/tt/721tt.jpg","appelsien",8396]["223",8,2,"pre","http://www.sandervandecruys.be/onlineExp/mooneyTD/img/tt/039tt.jpg","koe",3393]["223",9,2,"pre","http://www.sandervandecruys.be/onlineExp/mooneyTD/img/tt/017tt.jpg","",4234]["223",0,2,"post","http://www.sandervandecruys.be/onlineExp/mooneyTD/img/tt/184tt.jpg","vorken",3006]["223",1,2,"post","http://www.sandervandecruys.be/onlineExp/mooneyTD/img/tt/609tt.jpg","tijger",10284]["223",2,2,"post","http://www.sandervandecruys.be/onlineExp/mooneyTD/img/tt/017tt.jpg","ananas",3900]["223",3,2,"post","http://www.sandervandecruys.be/onlineExp/mooneyTD/img/tt/018tt.jpg","roos",1525]["223",4,2,"post","http://www.sandervandecruys.be/onlineExp/mooneyTD/img/tt/562tt.jpg","broodrooster",7363]["223",5,2,"post","http://www.sandervandecruys.be/onlineExp/mooneyTD/img/tt/859tt.jpg","kangouroe",10610]["223",6,2,"post","http://www.sandervandecruys.be/onlineExp/mooneyTD/img/tt/039tt.jpg","",4045]["223",7,2,"post","http://www.sandervandecruys.be/onlineExp/mooneyTD/img/tt/873tt.jpg","olifant",3334]["223",8,2,"post","http://www.sandervandecruys.be/onlineExp/mooneyTD/img/tt/045tt.jpg","reptiel",29534]["223",9,2,"post","http://www.sandervandecruys.be/onlineExp/mooneyTD/img/tt/721tt.jpg","appelsien",6286]["223",0,3,"pre","http://www.sandervandecruys.be/onlineExp/mooneyTD/img/tt/691tt.jpg","tijger",4823]["223",1,3,"pre","http://www.sandervandecruys.be/onlineExp/mooneyTD/img/tt/608tt.jpg","gorilla",4154]["223",2,3,"pre","http://www.sandervandecruys.be/onlineExp/mooneyTD/img/tt/148tt.jpg","hond",8332]["223",3,3,"pre","http://www.sandervandecruys.be/onlineExp/mooneyTD/img/tt/792tt.jpg","ananas",4815]["223",4,3,"pre","http://www.sandervandecruys.be/onlineExp/mooneyTD/img/tt/006tt.jpg","spinnenweb",7631]["223",5,3,"pre","http://www.sandervandecruys.be/onlineExp/mooneyTD/img/tt/655tt.jpg","neushoorns",4829]["223",6,3,"pre","http://www.sandervandecruys.be/onlineExp/mooneyTD/img/tt/745tt.jpg","tas",4029]["223",7,3,"pre","http://www.sandervandecruys.be/onlineExp/mooneyTD/img/tt/404tt.jpg","",3747]["223",8,3,"pre","http://www.sandervandecruys.be/onlineExp/mooneyTD/img/tt/738tt.jpg","",1524]["223",9,3,"pre","http://www.sandervandecruys.be/onlineExp/mooneyTD/img/tt/683tt.jpg","koala",2889]["223",0,3,"post","http://www.sandervandecruys.be/onlineExp/mooneyTD/img/tt/738tt.jpg","paprika",3931]["223",1,3,"post","http://www.sandervandecruys.be/onlineExp/mooneyTD/img/tt/792tt.jpg","ananas",2347]["223",2,3,"post","http://www.sandervandecruys.be/onlineExp/mooneyTD/img/tt/655tt.jpg","ezel",3207]["223",3,3,"post","http://www.sandervandecruys.be/onlineExp/mooneyTD/img/tt/745tt.jpg","piano",3188]["223",4,3,"post","http://www.sandervandecruys.be/onlineExp/mooneyTD/img/tt/148tt.jpg","kikker",2034]["223",5,3,"post","http://www.sandervandecruys.be/onlineExp/mooneyTD/img/tt/404tt.jpg","kwal",5987]["223",6,3,"post","http://www.sandervandecruys.be/onlineExp/mooneyTD/img/tt/691tt.jpg","tijger",3387]["223",7,3,"post","http://www.sandervandecruys.be/onlineExp/mooneyTD/img/tt/006tt.jpg","kwal",1829]["223",8,3,"post","http://www.sandervandecruys.be/onlineExp/mooneyTD/img/tt/683tt.jpg","koala",1957]["223",9,3,"post","http://www.sandervandecruys.be/onlineExp/mooneyTD/img/tt/608tt.jpg","vrouw",2963]["223",0,4,"pre","http://www.sandervandecruys.be/onlineExp/mooneyTD/img/tt/559tt.jpg","kikker",2351]["223",1,4,"pre","http://www.sandervandecruys.be/onlineExp/mooneyTD/img/tt/021tt.jpg","panter",4583]["223",2,4,"pre","http://www.sandervandecruys.be/onlineExp/mooneyTD/img/tt/863tt.jpg","slang",4026]["223",3,4,"pre","http://www.sandervandecruys.be/onlineExp/mooneyTD/img/tt/005tt.jpg","wc",3280]["223",4,4,"pre","http://www.sandervandecruys.be/onlineExp/mooneyTD/img/tt/292tt.jpg","eekhoorn",5757]["223",5,4,"pre","http://www.sandervandecruys.be/onlineExp/mooneyTD/img/tt/874tt.jpg","",3215]["223",6,4,"pre","http://www.sandervandecruys.be/onlineExp/mooneyTD/img/tt/429tt.jpg","ketting",5727]["223",7,4,"pre","http://www.sandervandecruys.be/onlineExp/mooneyTD/img/tt/127tt.jpg","",1049]["223",8,4,"pre","http://www.sandervandecruys.be/onlineExp/mooneyTD/img/tt/728tt.jpg","uil",2696]["223",9,4,"pre","http://www.sandervandecruys.be/onlineExp/mooneyTD/img/tt/823tt.jpg","koala",2532]["223",0,4,"post","http://www.sandervandecruys.be/onlineExp/mooneyTD/img/tt/292tt.jpg","eekhoorn",4098]["223",1,4,"post","http://www.sandervandecruys.be/onlineExp/mooneyTD/img/tt/005tt.jpg","wc",864]["223",2,4,"post","http://www.sandervandecruys.be/onlineExp/mooneyTD/img/tt/127tt.jpg","huisje",4004]["223",3,4,"post","http://www.sandervandecruys.be/onlineExp/mooneyTD/img/tt/728tt.jpg","uil",1372]["223",4,4,"post","http://www.sandervandecruys.be/onlineExp/mooneyTD/img/tt/823tt.jpg","koala",2333]["223",5,4,"post","http://www.sandervandecruys.be/onlineExp/mooneyTD/img/tt/021tt.jpg","panter",7750]["223",6,4,"post","http://www.sandervandecruys.be/onlineExp/mooneyTD/img/tt/863tt.jpg","stoel",3150]["223",7,4,"post","http://www.sandervandecruys.be/onlineExp/mooneyTD/img/tt/429tt.jpg","slang",2176]["223",8,4,"post","http://www.sandervandecruys.be/onlineExp/mooneyTD/img/tt/874tt.jpg","vornuis",15376]["223",9,4,"post","http://www.sandervandecruys.be/onlineExp/mooneyTD/img/tt/559tt.jpg","kikker",3384]["223",0,5,"pre","http://www.sandervandecruys.be/onlineExp/mooneyTD/img/tt/533tt.jpg","spin",9017]["223",1,5,"pre","http://www.sandervandecruys.be/onlineExp/mooneyTD/img/tt/560tt.jpg","ei",3032]["223",2,5,"pre","http://www.sandervandecruys.be/onlineExp/mooneyTD/img/tt/556tt.jpg","halsketting",10731]["223",3,5,"pre","http://www.sandervandecruys.be/onlineExp/mooneyTD/img/tt/007tt.jpg","piano",5129]["223",4,5,"pre","http://www.sandervandecruys.be/onlineExp/mooneyTD/img/tt/623tt.jpg","olifant",4149]["223",5,5,"pre","http://www.sandervandecruys.be/onlineExp/mooneyTD/img/tt/400tt.jpg","kniptang",6657]["223",6,5,"pre","http://www.sandervandecruys.be/onlineExp/mooneyTD/img/tt/871tt.jpg","man",2516]["223",7,5,"pre","http://www.sandervandecruys.be/onlineExp/mooneyTD/img/tt/872tt.jpg","vlinder",3433]["223",8,5,"pre","http://www.sandervandecruys.be/onlineExp/mooneyTD/img/tt/001tt.jpg","moter",3024]["223",9,5,"pre","http://www.sandervandecruys.be/onlineExp/mooneyTD/img/tt/661tt.jpg","eend",4316]["223",0,5,"post","http://www.sandervandecruys.be/onlineExp/mooneyTD/img/tt/001tt.jpg","motor",6000]["223",1,5,"post","http://www.sandervandecruys.be/onlineExp/mooneyTD/img/tt/556tt.jpg","horloge",3733]["223",2,5,"post","http://www.sandervandecruys.be/onlineExp/mooneyTD/img/tt/872tt.jpg","vlinder",1970]["223",3,5,"post","http://www.sandervandecruys.be/onlineExp/mooneyTD/img/tt/661tt.jpg","eend",2907]["223",4,5,"post","http://www.sandervandecruys.be/onlineExp/mooneyTD/img/tt/560tt.jpg","paddenstoel / kikker",16042]["223",5,5,"post","http://www.sandervandecruys.be/onlineExp/mooneyTD/img/tt/623tt.jpg","olifant",3010]["223",6,5,"post","http://www.sandervandecruys.be/onlineExp/mooneyTD/img/tt/400tt.jpg","knijptang",5744]["223",7,5,"post","http://www.sandervandecruys.be/onlineExp/mooneyTD/img/tt/871tt.jpg","man",4533]["223",8,5,"post","http://www.sandervandecruys.be/onlineExp/mooneyTD/img/tt/533tt.jpg","vlinder",4516]["223",9,5,"post","http://www.sandervandecruys.be/onlineExp/mooneyTD/img/tt/007tt.jpg","piano",2991]</text:p>
          </table:table-cell>
          <table:table-cell table:number-columns-repeated="253"/>
        </table:table-row>
        <table:table-row table:style-name="ro1">
          <table:table-cell office:value-type="date" office:date-value="2016-05-18T17:05:48" calcext:value-type="date">
            <text:p>5/18/2016 17:05:4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["227",0,0,"pre","http://www.sandervandecruys.be/onlineExp/mooneyTD/img/tt/655tt.jpg","koe",6819]["227",1,0,"pre","http://www.sandervandecruys.be/onlineExp/mooneyTD/img/tt/017tt.jpg","",2558]["227",2,0,"pre","http://www.sandervandecruys.be/onlineExp/mooneyTD/img/tt/623tt.jpg","mens",4016]["227",3,0,"pre","http://www.sandervandecruys.be/onlineExp/mooneyTD/img/tt/005tt.jpg","wc",4444]["227",4,0,"pre","http://www.sandervandecruys.be/onlineExp/mooneyTD/img/tt/643tt.jpg","rugzak",6101]["227",5,0,"pre","http://www.sandervandecruys.be/onlineExp/mooneyTD/img/tt/560tt.jpg","ei",3869]["227",6,0,"pre","http://www.sandervandecruys.be/onlineExp/mooneyTD/img/tt/013tt.jpg","panter",6385]["227",7,0,"pre","http://www.sandervandecruys.be/onlineExp/mooneyTD/img/tt/025tt.jpg","konein",4353]["227",8,0,"pre","http://www.sandervandecruys.be/onlineExp/mooneyTD/img/tt/558tt.jpg","slang",4673]["227",9,0,"pre","http://www.sandervandecruys.be/onlineExp/mooneyTD/img/tt/007tt.jpg","piano",4465]["227",0,0,"post","http://www.sandervandecruys.be/onlineExp/mooneyTD/img/tt/007tt.jpg","piano",3567]["227",1,0,"post","http://www.sandervandecruys.be/onlineExp/mooneyTD/img/tt/643tt.jpg","rugzak",3688]["227",2,0,"post","http://www.sandervandecruys.be/onlineExp/mooneyTD/img/tt/558tt.jpg","luipaart",7620]["227",3,0,"post","http://www.sandervandecruys.be/onlineExp/mooneyTD/img/tt/655tt.jpg","eezel",4837]["227",4,0,"post","http://www.sandervandecruys.be/onlineExp/mooneyTD/img/tt/560tt.jpg","kikker",5215]["227",5,0,"post","http://www.sandervandecruys.be/onlineExp/mooneyTD/img/tt/025tt.jpg","konijn",2834]["227",6,0,"post","http://www.sandervandecruys.be/onlineExp/mooneyTD/img/tt/623tt.jpg","olifant",4168]["227",7,0,"post","http://www.sandervandecruys.be/onlineExp/mooneyTD/img/tt/005tt.jpg","wc",2081]["227",8,0,"post","http://www.sandervandecruys.be/onlineExp/mooneyTD/img/tt/017tt.jpg","anenas",3587]["227",9,0,"post","http://www.sandervandecruys.be/onlineExp/mooneyTD/img/tt/013tt.jpg","panter",8365]["227",0,1,"pre","http://www.sandervandecruys.be/onlineExp/mooneyTD/img/tt/148tt.jpg","aap",2620]["227",1,1,"pre","http://www.sandervandecruys.be/onlineExp/mooneyTD/img/tt/556tt.jpg","cdspeler",6254]["227",2,1,"pre","http://www.sandervandecruys.be/onlineExp/mooneyTD/img/tt/661tt.jpg","leeuw",3211]["227",3,1,"pre","http://www.sandervandecruys.be/onlineExp/mooneyTD/img/tt/721tt.jpg","rugzak",4363]["227",4,1,"pre","http://www.sandervandecruys.be/onlineExp/mooneyTD/img/tt/745tt.jpg","radio",6777]["227",5,1,"pre","http://www.sandervandecruys.be/onlineExp/mooneyTD/img/tt/812tt.jpg","granaat",4228]["227",6,1,"pre","http://www.sandervandecruys.be/onlineExp/mooneyTD/img/tt/559tt.jpg","tijger",5086]["227",7,1,"pre","http://www.sandervandecruys.be/onlineExp/mooneyTD/img/tt/609tt.jpg","panter",3261]["227",8,1,"pre","http://www.sandervandecruys.be/onlineExp/mooneyTD/img/tt/864tt.jpg","flamingo",6335]["227",9,1,"pre","http://www.sandervandecruys.be/onlineExp/mooneyTD/img/tt/853tt.jpg","pinguin",4575]["227",0,1,"post","http://www.sandervandecruys.be/onlineExp/mooneyTD/img/tt/745tt.jpg","piano",3097]["227",1,1,"post","http://www.sandervandecruys.be/onlineExp/mooneyTD/img/tt/661tt.jpg","eend",2358]["227",2,1,"post","http://www.sandervandecruys.be/onlineExp/mooneyTD/img/tt/864tt.jpg","paracol",3824]["227",3,1,"post","http://www.sandervandecruys.be/onlineExp/mooneyTD/img/tt/721tt.jpg","walkmen",5871]["227",4,1,"post","http://www.sandervandecruys.be/onlineExp/mooneyTD/img/tt/853tt.jpg","fluitje",3140]["227",5,1,"post","http://www.sandervandecruys.be/onlineExp/mooneyTD/img/tt/556tt.jpg","horloge",3330]["227",6,1,"post","http://www.sandervandecruys.be/onlineExp/mooneyTD/img/tt/559tt.jpg","luipaart",4580]["227",7,1,"post","http://www.sandervandecruys.be/onlineExp/mooneyTD/img/tt/609tt.jpg","luipaart",4936]["227",8,1,"post","http://www.sandervandecruys.be/onlineExp/mooneyTD/img/tt/148tt.jpg","kikker",2916]["227",9,1,"post","http://www.sandervandecruys.be/onlineExp/mooneyTD/img/tt/812tt.jpg","kever",2380]["227",0,2,"pre","http://www.sandervandecruys.be/onlineExp/mooneyTD/img/tt/001tt.jpg","motor",2859]["227",1,2,"pre","http://www.sandervandecruys.be/onlineExp/mooneyTD/img/tt/823tt.jpg","koala",4834]["227",2,2,"pre","http://www.sandervandecruys.be/onlineExp/mooneyTD/img/tt/533tt.jpg","panda",3739]["227",3,2,"pre","http://www.sandervandecruys.be/onlineExp/mooneyTD/img/tt/573tt.jpg","jeep",3097]["227",4,2,"pre","http://www.sandervandecruys.be/onlineExp/mooneyTD/img/tt/576tt.jpg","arm",3413]["227",5,2,"pre","http://www.sandervandecruys.be/onlineExp/mooneyTD/img/tt/021tt.jpg","ogen",4186]["227",6,2,"pre","http://www.sandervandecruys.be/onlineExp/mooneyTD/img/tt/859tt.jpg","water",5283]["227",7,2,"pre","http://www.sandervandecruys.be/onlineExp/mooneyTD/img/tt/863tt.jpg","voorkwartier",7081]["227",8,2,"pre","http://www.sandervandecruys.be/onlineExp/mooneyTD/img/tt/676tt.jpg","rooster",6460]["227",9,2,"pre","http://www.sandervandecruys.be/onlineExp/mooneyTD/img/tt/400tt.jpg","vogel",3663]["227",0,2,"post","http://www.sandervandecruys.be/onlineExp/mooneyTD/img/tt/021tt.jpg","kat",1857]["227",1,2,"post","http://www.sandervandecruys.be/onlineExp/mooneyTD/img/tt/400tt.jpg","combitang",7870]["227",2,2,"post","http://www.sandervandecruys.be/onlineExp/mooneyTD/img/tt/533tt.jpg","vlinders",3637]["227",3,2,"post","http://www.sandervandecruys.be/onlineExp/mooneyTD/img/tt/859tt.jpg","kangaroe",7200]["227",4,2,"post","http://www.sandervandecruys.be/onlineExp/mooneyTD/img/tt/863tt.jpg","stoel",2709]["227",5,2,"post","http://www.sandervandecruys.be/onlineExp/mooneyTD/img/tt/573tt.jpg","trein",2617]["227",6,2,"post","http://www.sandervandecruys.be/onlineExp/mooneyTD/img/tt/001tt.jpg","motor",3178]["227",7,2,"post","http://www.sandervandecruys.be/onlineExp/mooneyTD/img/tt/576tt.jpg","trompet",3785]["227",8,2,"post","http://www.sandervandecruys.be/onlineExp/mooneyTD/img/tt/676tt.jpg","auto",3400]["227",9,2,"post","http://www.sandervandecruys.be/onlineExp/mooneyTD/img/tt/823tt.jpg","koala",2925]["227",0,3,"pre","http://www.sandervandecruys.be/onlineExp/mooneyTD/img/tt/873tt.jpg","olifant",3755]["227",1,3,"pre","http://www.sandervandecruys.be/onlineExp/mooneyTD/img/tt/691tt.jpg","leeuwin",5081]["227",2,3,"pre","http://www.sandervandecruys.be/onlineExp/mooneyTD/img/tt/738tt.jpg","vingers",4138]["227",3,3,"pre","http://www.sandervandecruys.be/onlineExp/mooneyTD/img/tt/562tt.jpg","achteruitkijkspiegel",9664]["227",4,3,"pre","http://www.sandervandecruys.be/onlineExp/mooneyTD/img/tt/683tt.jpg","koala",3270]["227",5,3,"pre","http://www.sandervandecruys.be/onlineExp/mooneyTD/img/tt/003tt.jpg","slang",3351]["227",6,3,"pre","http://www.sandervandecruys.be/onlineExp/mooneyTD/img/tt/015tt.jpg","leeuw",3723]["227",7,3,"pre","http://www.sandervandecruys.be/onlineExp/mooneyTD/img/tt/792tt.jpg","vogel",6408]["227",8,3,"pre","http://www.sandervandecruys.be/onlineExp/mooneyTD/img/tt/728tt.jpg","kip",2394]["227",9,3,"pre","http://www.sandervandecruys.be/onlineExp/mooneyTD/img/tt/593tt.jpg","mense",5349]["227",0,3,"post","http://www.sandervandecruys.be/onlineExp/mooneyTD/img/tt/003tt.jpg","slang",3650]["227",1,3,"post","http://www.sandervandecruys.be/onlineExp/mooneyTD/img/tt/728tt.jpg","tijger",3742]["227",2,3,"post","http://www.sandervandecruys.be/onlineExp/mooneyTD/img/tt/738tt.jpg","paprika",2939]["227",3,3,"post","http://www.sandervandecruys.be/onlineExp/mooneyTD/img/tt/683tt.jpg","koama",3236]["227",4,3,"post","http://www.sandervandecruys.be/onlineExp/mooneyTD/img/tt/792tt.jpg","anenas",5748]["227",5,3,"post","http://www.sandervandecruys.be/onlineExp/mooneyTD/img/tt/593tt.jpg","persoon",6949]["227",6,3,"post","http://www.sandervandecruys.be/onlineExp/mooneyTD/img/tt/691tt.jpg","luipaart",12564]["227",7,3,"post","http://www.sandervandecruys.be/onlineExp/mooneyTD/img/tt/015tt.jpg","leeuw",3534]["227",8,3,"post","http://www.sandervandecruys.be/onlineExp/mooneyTD/img/tt/562tt.jpg","toaster",4860]["227",9,3,"post","http://www.sandervandecruys.be/onlineExp/mooneyTD/img/tt/873tt.jpg","olifant",5782]["227",0,4,"pre","http://www.sandervandecruys.be/onlineExp/mooneyTD/img/tt/608tt.jpg","mens",2690]["227",1,4,"pre","http://www.sandervandecruys.be/onlineExp/mooneyTD/img/tt/045tt.jpg","schildpad",5748]["227",2,4,"pre","http://www.sandervandecruys.be/onlineExp/mooneyTD/img/tt/018tt.jpg","klaproos",4309]["227",3,4,"pre","http://www.sandervandecruys.be/onlineExp/mooneyTD/img/tt/039tt.jpg","vlinder",3681]["227",4,4,"pre","http://www.sandervandecruys.be/onlineExp/mooneyTD/img/tt/184tt.jpg","iets",2973]["227",5,4,"pre","http://www.sandervandecruys.be/onlineExp/mooneyTD/img/tt/595tt.jpg","",2327]["227",6,4,"pre","http://www.sandervandecruys.be/onlineExp/mooneyTD/img/tt/874tt.jpg","wiel",5649]["227",7,4,"pre","http://www.sandervandecruys.be/onlineExp/mooneyTD/img/tt/127tt.jpg","tractor",3840]["227",8,4,"pre","http://www.sandervandecruys.be/onlineExp/mooneyTD/img/tt/871tt.jpg","rook",5342]["227",9,4,"pre","http://www.sandervandecruys.be/onlineExp/mooneyTD/img/tt/030tt.jpg","geld",3093]["227",0,4,"post","http://www.sandervandecruys.be/onlineExp/mooneyTD/img/tt/874tt.jpg","gasfornuis",7641]["227",1,4,"post","http://www.sandervandecruys.be/onlineExp/mooneyTD/img/tt/608tt.jpg","moslims",8795]["227",2,4,"post","http://www.sandervandecruys.be/onlineExp/mooneyTD/img/tt/030tt.jpg","apelsienen",5339]["227",3,4,"post","http://www.sandervandecruys.be/onlineExp/mooneyTD/img/tt/127tt.jpg","xalvis",3777]["227",4,4,"post","http://www.sandervandecruys.be/onlineExp/mooneyTD/img/tt/045tt.jpg","leguaan",4768]["227",5,4,"post","http://www.sandervandecruys.be/onlineExp/mooneyTD/img/tt/595tt.jpg","walvis",3016]["227",6,4,"post","http://www.sandervandecruys.be/onlineExp/mooneyTD/img/tt/039tt.jpg","bloem",2882]["227",7,4,"post","http://www.sandervandecruys.be/onlineExp/mooneyTD/img/tt/184tt.jpg","vorken ",11898]["227",8,4,"post","http://www.sandervandecruys.be/onlineExp/mooneyTD/img/tt/018tt.jpg","roos",1928]["227",9,4,"post","http://www.sandervandecruys.be/onlineExp/mooneyTD/img/tt/871tt.jpg","",2952]["227",0,5,"pre","http://www.sandervandecruys.be/onlineExp/mooneyTD/img/tt/062tt.jpg","voetbal ",3557]["227",1,5,"pre","http://www.sandervandecruys.be/onlineExp/mooneyTD/img/tt/192tt.jpg","",3631]["227",2,5,"pre","http://www.sandervandecruys.be/onlineExp/mooneyTD/img/tt/404tt.jpg","bloem",2040]["227",3,5,"pre","http://www.sandervandecruys.be/onlineExp/mooneyTD/img/tt/858tt.jpg","skater",3121]["227",4,5,"pre","http://www.sandervandecruys.be/onlineExp/mooneyTD/img/tt/872tt.jpg","krokodil",5449]["227",5,5,"pre","http://www.sandervandecruys.be/onlineExp/mooneyTD/img/tt/273tt.jpg","kikker",3442]["227",6,5,"pre","http://www.sandervandecruys.be/onlineExp/mooneyTD/img/tt/292tt.jpg","f",2969]["227",7,5,"pre","http://www.sandervandecruys.be/onlineExp/mooneyTD/img/tt/729tt.jpg","bloerm",4048]["227",8,5,"pre","http://www.sandervandecruys.be/onlineExp/mooneyTD/img/tt/429tt.jpg","mosel",3607]["227",9,5,"pre","http://www.sandervandecruys.be/onlineExp/mooneyTD/img/tt/006tt.jpg","kwal",6049]["227",0,5,"post","http://www.sandervandecruys.be/onlineExp/mooneyTD/img/tt/273tt.jpg","leguaan",4074]["227",1,5,"post","http://www.sandervandecruys.be/onlineExp/mooneyTD/img/tt/062tt.jpg","hond",2400]["227",2,5,"post","http://www.sandervandecruys.be/onlineExp/mooneyTD/img/tt/292tt.jpg","",1787]["227",3,5,"post","http://www.sandervandecruys.be/onlineExp/mooneyTD/img/tt/404tt.jpg","bloem",2759]["227",4,5,"post","http://www.sandervandecruys.be/onlineExp/mooneyTD/img/tt/858tt.jpg","skier",4668]["227",5,5,"post","http://www.sandervandecruys.be/onlineExp/mooneyTD/img/tt/729tt.jpg","vlinder",5281]["227",6,5,"post","http://www.sandervandecruys.be/onlineExp/mooneyTD/img/tt/006tt.jpg","kwal",5526]["227",7,5,"post","http://www.sandervandecruys.be/onlineExp/mooneyTD/img/tt/429tt.jpg","slang",2176]["227",8,5,"post","http://www.sandervandecruys.be/onlineExp/mooneyTD/img/tt/192tt.jpg","kat",1830]["227",9,5,"post","http://www.sandervandecruys.be/onlineExp/mooneyTD/img/tt/872tt.jpg","vliunder ",3843]</text:p>
          </table:table-cell>
          <table:table-cell table:number-columns-repeated="253"/>
        </table:table-row>
        <table:table-row table:style-name="ro1">
          <table:table-cell office:value-type="date" office:date-value="2016-05-21T15:36:45" calcext:value-type="date">
            <text:p>5/21/2016 15:36:4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["305",0,0,"pre","http://www.sandervandecruys.be/onlineExp/mooneyTD/img/tt/003tt.jpg","niks",2187]["305",1,0,"pre","http://www.sandervandecruys.be/onlineExp/mooneyTD/img/tt/623tt.jpg","",2439]["305",2,0,"pre","http://www.sandervandecruys.be/onlineExp/mooneyTD/img/tt/873tt.jpg","eiland",1970]["305",3,0,"pre","http://www.sandervandecruys.be/onlineExp/mooneyTD/img/tt/400tt.jpg","tang",2516]["305",4,0,"pre","http://www.sandervandecruys.be/onlineExp/mooneyTD/img/tt/608tt.jpg","picasso",2519]["305",5,0,"pre","http://www.sandervandecruys.be/onlineExp/mooneyTD/img/tt/738tt.jpg","hand",1288]["305",6,0,"pre","http://www.sandervandecruys.be/onlineExp/mooneyTD/img/tt/021tt.jpg","gezicht",3306]["305",7,0,"pre","http://www.sandervandecruys.be/onlineExp/mooneyTD/img/tt/729tt.jpg","",1467]["305",8,0,"pre","http://www.sandervandecruys.be/onlineExp/mooneyTD/img/tt/192tt.jpg","vogel",907]["305",9,0,"pre","http://www.sandervandecruys.be/onlineExp/mooneyTD/img/tt/823tt.jpg","",1051]["305",0,0,"post","http://www.sandervandecruys.be/onlineExp/mooneyTD/img/tt/738tt.jpg","olifant",1876]["305",1,0,"post","http://www.sandervandecruys.be/onlineExp/mooneyTD/img/tt/623tt.jpg","olifant",3555]["305",2,0,"post","http://www.sandervandecruys.be/onlineExp/mooneyTD/img/tt/003tt.jpg","gezicht",2931]["305",3,0,"post","http://www.sandervandecruys.be/onlineExp/mooneyTD/img/tt/021tt.jpg","",1804]["305",4,0,"post","http://www.sandervandecruys.be/onlineExp/mooneyTD/img/tt/729tt.jpg","",2304]["305",5,0,"post","http://www.sandervandecruys.be/onlineExp/mooneyTD/img/tt/873tt.jpg","olifant",2513]["305",6,0,"post","http://www.sandervandecruys.be/onlineExp/mooneyTD/img/tt/400tt.jpg","tang",1503]["305",7,0,"post","http://www.sandervandecruys.be/onlineExp/mooneyTD/img/tt/192tt.jpg","kat",1784]["305",8,0,"post","http://www.sandervandecruys.be/onlineExp/mooneyTD/img/tt/823tt.jpg","olifant",1915]["305",9,0,"post","http://www.sandervandecruys.be/onlineExp/mooneyTD/img/tt/608tt.jpg","",988]["305",0,1,"pre","http://www.sandervandecruys.be/onlineExp/mooneyTD/img/tt/273tt.jpg","mieren",2301]["305",1,1,"pre","http://www.sandervandecruys.be/onlineExp/mooneyTD/img/tt/643tt.jpg","boekentas",1965]["305",2,1,"pre","http://www.sandervandecruys.be/onlineExp/mooneyTD/img/tt/292tt.jpg","",1158]["305",3,1,"pre","http://www.sandervandecruys.be/onlineExp/mooneyTD/img/tt/872tt.jpg","",681]["305",4,1,"pre","http://www.sandervandecruys.be/onlineExp/mooneyTD/img/tt/683tt.jpg","",608]["305",5,1,"pre","http://www.sandervandecruys.be/onlineExp/mooneyTD/img/tt/812tt.jpg","",512]["305",6,1,"pre","http://www.sandervandecruys.be/onlineExp/mooneyTD/img/tt/045tt.jpg","vlinder",2361]["305",7,1,"pre","http://www.sandervandecruys.be/onlineExp/mooneyTD/img/tt/573tt.jpg","",546]["305",8,1,"pre","http://www.sandervandecruys.be/onlineExp/mooneyTD/img/tt/728tt.jpg","",2838]["305",9,1,"pre","http://www.sandervandecruys.be/onlineExp/mooneyTD/img/tt/859tt.jpg","veld",1340]["305",0,1,"post","http://www.sandervandecruys.be/onlineExp/mooneyTD/img/tt/573tt.jpg","trein",1162]["305",1,1,"post","http://www.sandervandecruys.be/onlineExp/mooneyTD/img/tt/859tt.jpg","hagedis",4581]["305",2,1,"post","http://www.sandervandecruys.be/onlineExp/mooneyTD/img/tt/292tt.jpg","kangoeroe",2712]["305",3,1,"post","http://www.sandervandecruys.be/onlineExp/mooneyTD/img/tt/045tt.jpg","hagedis",1867]["305",4,1,"post","http://www.sandervandecruys.be/onlineExp/mooneyTD/img/tt/728tt.jpg","uil",1568]["305",5,1,"post","http://www.sandervandecruys.be/onlineExp/mooneyTD/img/tt/683tt.jpg","kever",3230]["305",6,1,"post","http://www.sandervandecruys.be/onlineExp/mooneyTD/img/tt/872tt.jpg","vlinder",942]["305",7,1,"post","http://www.sandervandecruys.be/onlineExp/mooneyTD/img/tt/273tt.jpg","",1452]["305",8,1,"post","http://www.sandervandecruys.be/onlineExp/mooneyTD/img/tt/812tt.jpg","kever",991]["305",9,1,"post","http://www.sandervandecruys.be/onlineExp/mooneyTD/img/tt/643tt.jpg","boekentas",2086]["305",0,2,"pre","http://www.sandervandecruys.be/onlineExp/mooneyTD/img/tt/595tt.jpg","dolfijn",1751]["305",1,2,"pre","http://www.sandervandecruys.be/onlineExp/mooneyTD/img/tt/030tt.jpg","appelsien",2674]["305",2,2,"pre","http://www.sandervandecruys.be/onlineExp/mooneyTD/img/tt/556tt.jpg","horloge",1443]["305",3,2,"pre","http://www.sandervandecruys.be/onlineExp/mooneyTD/img/tt/792tt.jpg","tarwe",2246]["305",4,2,"pre","http://www.sandervandecruys.be/onlineExp/mooneyTD/img/tt/676tt.jpg","trein",1794]["305",5,2,"pre","http://www.sandervandecruys.be/onlineExp/mooneyTD/img/tt/017tt.jpg","ananas",2312]["305",6,2,"pre","http://www.sandervandecruys.be/onlineExp/mooneyTD/img/tt/745tt.jpg","zaag",2417]["305",7,2,"pre","http://www.sandervandecruys.be/onlineExp/mooneyTD/img/tt/853tt.jpg","boog",3461]["305",8,2,"pre","http://www.sandervandecruys.be/onlineExp/mooneyTD/img/tt/863tt.jpg","",1500]["305",9,2,"pre","http://www.sandervandecruys.be/onlineExp/mooneyTD/img/tt/871tt.jpg","veld",1391]["305",0,2,"post","http://www.sandervandecruys.be/onlineExp/mooneyTD/img/tt/745tt.jpg","piano",1415]["305",1,2,"post","http://www.sandervandecruys.be/onlineExp/mooneyTD/img/tt/676tt.jpg","",1665]["305",2,2,"post","http://www.sandervandecruys.be/onlineExp/mooneyTD/img/tt/792tt.jpg","ananas",1145]["305",3,2,"post","http://www.sandervandecruys.be/onlineExp/mooneyTD/img/tt/853tt.jpg","",1716]["305",4,2,"post","http://www.sandervandecruys.be/onlineExp/mooneyTD/img/tt/595tt.jpg","orka",798]["305",5,2,"post","http://www.sandervandecruys.be/onlineExp/mooneyTD/img/tt/030tt.jpg","appelsien",3936]["305",6,2,"post","http://www.sandervandecruys.be/onlineExp/mooneyTD/img/tt/863tt.jpg","stoel",2203]["305",7,2,"post","http://www.sandervandecruys.be/onlineExp/mooneyTD/img/tt/017tt.jpg","ananas",1768]["305",8,2,"post","http://www.sandervandecruys.be/onlineExp/mooneyTD/img/tt/556tt.jpg","horloge",2075]["305",9,2,"post","http://www.sandervandecruys.be/onlineExp/mooneyTD/img/tt/871tt.jpg","veld",1342]["305",0,3,"pre","http://www.sandervandecruys.be/onlineExp/mooneyTD/img/tt/655tt.jpg","panda",1410]["305",1,3,"pre","http://www.sandervandecruys.be/onlineExp/mooneyTD/img/tt/562tt.jpg","zaag",2244]["305",2,3,"pre","http://www.sandervandecruys.be/onlineExp/mooneyTD/img/tt/015tt.jpg","",1050]["305",3,3,"pre","http://www.sandervandecruys.be/onlineExp/mooneyTD/img/tt/691tt.jpg","",539]["305",4,3,"pre","http://www.sandervandecruys.be/onlineExp/mooneyTD/img/tt/018tt.jpg","roos",1350]["305",5,3,"pre","http://www.sandervandecruys.be/onlineExp/mooneyTD/img/tt/533tt.jpg","",782]["305",6,3,"pre","http://www.sandervandecruys.be/onlineExp/mooneyTD/img/tt/062tt.jpg","koe",1520]["305",7,3,"pre","http://www.sandervandecruys.be/onlineExp/mooneyTD/img/tt/404tt.jpg","bloem",1245]["305",8,3,"pre","http://www.sandervandecruys.be/onlineExp/mooneyTD/img/tt/148tt.jpg","kever",817]["305",9,3,"pre","http://www.sandervandecruys.be/onlineExp/mooneyTD/img/tt/429tt.jpg","vlinder",876]["305",0,3,"post","http://www.sandervandecruys.be/onlineExp/mooneyTD/img/tt/533tt.jpg","vlinder",1498]["305",1,3,"post","http://www.sandervandecruys.be/onlineExp/mooneyTD/img/tt/691tt.jpg","tijger",3590]["305",2,3,"post","http://www.sandervandecruys.be/onlineExp/mooneyTD/img/tt/562tt.jpg","broodrooster",3823]["305",3,3,"post","http://www.sandervandecruys.be/onlineExp/mooneyTD/img/tt/018tt.jpg","roos",575]["305",4,3,"post","http://www.sandervandecruys.be/onlineExp/mooneyTD/img/tt/429tt.jpg","kikker",3339]["305",5,3,"post","http://www.sandervandecruys.be/onlineExp/mooneyTD/img/tt/404tt.jpg","bloem",1550]["305",6,3,"post","http://www.sandervandecruys.be/onlineExp/mooneyTD/img/tt/655tt.jpg","koeien",884]["305",7,3,"post","http://www.sandervandecruys.be/onlineExp/mooneyTD/img/tt/015tt.jpg","leeuw",975]["305",8,3,"post","http://www.sandervandecruys.be/onlineExp/mooneyTD/img/tt/148tt.jpg","kikker",998]["305",9,3,"post","http://www.sandervandecruys.be/onlineExp/mooneyTD/img/tt/062tt.jpg","hond",1138]["305",0,4,"pre","http://www.sandervandecruys.be/onlineExp/mooneyTD/img/tt/039tt.jpg","bloeù",2215]["305",1,4,"pre","http://www.sandervandecruys.be/onlineExp/mooneyTD/img/tt/661tt.jpg","eend",1381]["305",2,4,"pre","http://www.sandervandecruys.be/onlineExp/mooneyTD/img/tt/560tt.jpg","kalimero",2758]["305",3,4,"pre","http://www.sandervandecruys.be/onlineExp/mooneyTD/img/tt/721tt.jpg","",1995]["305",4,4,"pre","http://www.sandervandecruys.be/onlineExp/mooneyTD/img/tt/184tt.jpg","vorken",1914]["305",5,4,"pre","http://www.sandervandecruys.be/onlineExp/mooneyTD/img/tt/593tt.jpg","leeuw",1049]["305",6,4,"pre","http://www.sandervandecruys.be/onlineExp/mooneyTD/img/tt/576tt.jpg","",1874]["305",7,4,"pre","http://www.sandervandecruys.be/onlineExp/mooneyTD/img/tt/007tt.jpg","piano",1200]["305",8,4,"pre","http://www.sandervandecruys.be/onlineExp/mooneyTD/img/tt/858tt.jpg","skiër",4268]["305",9,4,"pre","http://www.sandervandecruys.be/onlineExp/mooneyTD/img/tt/127tt.jpg","",799]["305",0,4,"post","http://www.sandervandecruys.be/onlineExp/mooneyTD/img/tt/039tt.jpg","Bloem",1777]["305",1,4,"post","http://www.sandervandecruys.be/onlineExp/mooneyTD/img/tt/007tt.jpg","Piano",2330]["305",2,4,"post","http://www.sandervandecruys.be/onlineExp/mooneyTD/img/tt/127tt.jpg","Skiër",3798]["305",3,4,"post","http://www.sandervandecruys.be/onlineExp/mooneyTD/img/tt/721tt.jpg","",3725]["305",4,4,"post","http://www.sandervandecruys.be/onlineExp/mooneyTD/img/tt/184tt.jpg","vorken",1057]["305",5,4,"post","http://www.sandervandecruys.be/onlineExp/mooneyTD/img/tt/858tt.jpg","skiër",2418]["305",6,4,"post","http://www.sandervandecruys.be/onlineExp/mooneyTD/img/tt/576tt.jpg","trompet",2014]["305",7,4,"post","http://www.sandervandecruys.be/onlineExp/mooneyTD/img/tt/593tt.jpg","mens aan muur",2336]["305",8,4,"post","http://www.sandervandecruys.be/onlineExp/mooneyTD/img/tt/560tt.jpg","",4993]["305",9,4,"post","http://www.sandervandecruys.be/onlineExp/mooneyTD/img/tt/661tt.jpg","eend",1463]["305",0,5,"pre","http://www.sandervandecruys.be/onlineExp/mooneyTD/img/tt/874tt.jpg","bootjes",2469]["305",1,5,"pre","http://www.sandervandecruys.be/onlineExp/mooneyTD/img/tt/025tt.jpg","kat",1402]["305",2,5,"pre","http://www.sandervandecruys.be/onlineExp/mooneyTD/img/tt/609tt.jpg","",411]["305",3,5,"pre","http://www.sandervandecruys.be/onlineExp/mooneyTD/img/tt/013tt.jpg","vlinder",1332]["305",4,5,"pre","http://www.sandervandecruys.be/onlineExp/mooneyTD/img/tt/559tt.jpg","kikker",915]["305",5,5,"pre","http://www.sandervandecruys.be/onlineExp/mooneyTD/img/tt/006tt.jpg","",728]["305",6,5,"pre","http://www.sandervandecruys.be/onlineExp/mooneyTD/img/tt/001tt.jpg","gebouw",2167]["305",7,5,"pre","http://www.sandervandecruys.be/onlineExp/mooneyTD/img/tt/005tt.jpg","plakband",2421]["305",8,5,"pre","http://www.sandervandecruys.be/onlineExp/mooneyTD/img/tt/558tt.jpg","egel",1712]["305",9,5,"pre","http://www.sandervandecruys.be/onlineExp/mooneyTD/img/tt/864tt.jpg","paraplu",3274]["305",0,5,"post","http://www.sandervandecruys.be/onlineExp/mooneyTD/img/tt/025tt.jpg","tijger",2127]["305",1,5,"post","http://www.sandervandecruys.be/onlineExp/mooneyTD/img/tt/001tt.jpg","gebouwen",2979]["305",2,5,"post","http://www.sandervandecruys.be/onlineExp/mooneyTD/img/tt/558tt.jpg","kikker",1485]["305",3,5,"post","http://www.sandervandecruys.be/onlineExp/mooneyTD/img/tt/005tt.jpg","toilet",977]["305",4,5,"post","http://www.sandervandecruys.be/onlineExp/mooneyTD/img/tt/874tt.jpg","gasvuur",1639]["305",5,5,"post","http://www.sandervandecruys.be/onlineExp/mooneyTD/img/tt/609tt.jpg","tijger",2246]["305",6,5,"post","http://www.sandervandecruys.be/onlineExp/mooneyTD/img/tt/013tt.jpg","tijger",1805]["305",7,5,"post","http://www.sandervandecruys.be/onlineExp/mooneyTD/img/tt/559tt.jpg","kikker",1409]["305",8,5,"post","http://www.sandervandecruys.be/onlineExp/mooneyTD/img/tt/006tt.jpg","zaadcel",3339]["305",9,5,"post","http://www.sandervandecruys.be/onlineExp/mooneyTD/img/tt/864tt.jpg","parasol aan zee",4742]</text:p>
          </table:table-cell>
          <table:table-cell table:number-columns-repeated="253"/>
        </table:table-row>
        <table:table-row table:style-name="ro1">
          <table:table-cell office:value-type="date" office:date-value="2016-05-21T16:01:48" calcext:value-type="date">
            <text:p>5/21/2016 16:01:4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["225",0,0,"pre","http://www.sandervandecruys.be/onlineExp/mooneyTD/img/tt/273tt.jpg","zebra",6068]["225",1,0,"pre","http://www.sandervandecruys.be/onlineExp/mooneyTD/img/tt/429tt.jpg","",3469]["225",2,0,"pre","http://www.sandervandecruys.be/onlineExp/mooneyTD/img/tt/859tt.jpg","kangoeroe",7149]["225",3,0,"pre","http://www.sandervandecruys.be/onlineExp/mooneyTD/img/tt/655tt.jpg","koe",2175]["225",4,0,"pre","http://www.sandervandecruys.be/onlineExp/mooneyTD/img/tt/691tt.jpg","",1937]["225",5,0,"pre","http://www.sandervandecruys.be/onlineExp/mooneyTD/img/tt/558tt.jpg","",1392]["225",6,0,"pre","http://www.sandervandecruys.be/onlineExp/mooneyTD/img/tt/864tt.jpg","flamingo",7409]["225",7,0,"pre","http://www.sandervandecruys.be/onlineExp/mooneyTD/img/tt/062tt.jpg","",1601]["225",8,0,"pre","http://www.sandervandecruys.be/onlineExp/mooneyTD/img/tt/728tt.jpg","",1362]["225",9,0,"pre","http://www.sandervandecruys.be/onlineExp/mooneyTD/img/tt/292tt.jpg","krab",7858]["225",0,0,"post","http://www.sandervandecruys.be/onlineExp/mooneyTD/img/tt/655tt.jpg","ezel",2832]["225",1,0,"post","http://www.sandervandecruys.be/onlineExp/mooneyTD/img/tt/859tt.jpg","kangoeroe",5495]["225",2,0,"post","http://www.sandervandecruys.be/onlineExp/mooneyTD/img/tt/273tt.jpg","kikker",2609]["225",3,0,"post","http://www.sandervandecruys.be/onlineExp/mooneyTD/img/tt/062tt.jpg","eekhoorn",5730]["225",4,0,"post","http://www.sandervandecruys.be/onlineExp/mooneyTD/img/tt/558tt.jpg","",1714]["225",5,0,"post","http://www.sandervandecruys.be/onlineExp/mooneyTD/img/tt/864tt.jpg","",3675]["225",6,0,"post","http://www.sandervandecruys.be/onlineExp/mooneyTD/img/tt/429tt.jpg","slang",3207]["225",7,0,"post","http://www.sandervandecruys.be/onlineExp/mooneyTD/img/tt/728tt.jpg","uil",2536]["225",8,0,"post","http://www.sandervandecruys.be/onlineExp/mooneyTD/img/tt/691tt.jpg","panther",3690]["225",9,0,"post","http://www.sandervandecruys.be/onlineExp/mooneyTD/img/tt/292tt.jpg","",1298]["225",0,1,"pre","http://www.sandervandecruys.be/onlineExp/mooneyTD/img/tt/400tt.jpg","vogel",3935]["225",1,1,"pre","http://www.sandervandecruys.be/onlineExp/mooneyTD/img/tt/863tt.jpg","",1041]["225",2,1,"pre","http://www.sandervandecruys.be/onlineExp/mooneyTD/img/tt/148tt.jpg","beer",3513]["225",3,1,"pre","http://www.sandervandecruys.be/onlineExp/mooneyTD/img/tt/003tt.jpg","kikker",6321]["225",4,1,"pre","http://www.sandervandecruys.be/onlineExp/mooneyTD/img/tt/559tt.jpg","kikker",3345]["225",5,1,"pre","http://www.sandervandecruys.be/onlineExp/mooneyTD/img/tt/593tt.jpg","leeuw",3316]["225",6,1,"pre","http://www.sandervandecruys.be/onlineExp/mooneyTD/img/tt/823tt.jpg","panda",2599]["225",7,1,"pre","http://www.sandervandecruys.be/onlineExp/mooneyTD/img/tt/127tt.jpg","",1734]["225",8,1,"pre","http://www.sandervandecruys.be/onlineExp/mooneyTD/img/tt/576tt.jpg","",1761]["225",9,1,"pre","http://www.sandervandecruys.be/onlineExp/mooneyTD/img/tt/853tt.jpg","",1196]["225",0,1,"post","http://www.sandervandecruys.be/onlineExp/mooneyTD/img/tt/576tt.jpg","tuba",9732]["225",1,1,"post","http://www.sandervandecruys.be/onlineExp/mooneyTD/img/tt/863tt.jpg","stoel",2667]["225",2,1,"post","http://www.sandervandecruys.be/onlineExp/mooneyTD/img/tt/853tt.jpg","fluitje",3805]["225",3,1,"post","http://www.sandervandecruys.be/onlineExp/mooneyTD/img/tt/400tt.jpg","nijptang",7325]["225",4,1,"post","http://www.sandervandecruys.be/onlineExp/mooneyTD/img/tt/148tt.jpg","kikker",8518]["225",5,1,"post","http://www.sandervandecruys.be/onlineExp/mooneyTD/img/tt/593tt.jpg","panda",7294]["225",6,1,"post","http://www.sandervandecruys.be/onlineExp/mooneyTD/img/tt/127tt.jpg","man",3814]["225",7,1,"post","http://www.sandervandecruys.be/onlineExp/mooneyTD/img/tt/823tt.jpg","koala",4085]["225",8,1,"post","http://www.sandervandecruys.be/onlineExp/mooneyTD/img/tt/003tt.jpg","slang",2252]["225",9,1,"post","http://www.sandervandecruys.be/onlineExp/mooneyTD/img/tt/559tt.jpg","kikker",1891]["225",0,2,"pre","http://www.sandervandecruys.be/onlineExp/mooneyTD/img/tt/013tt.jpg","",1824]["225",1,2,"pre","http://www.sandervandecruys.be/onlineExp/mooneyTD/img/tt/643tt.jpg","reiskoffer",5035]["225",2,2,"pre","http://www.sandervandecruys.be/onlineExp/mooneyTD/img/tt/021tt.jpg","mens",3065]["225",3,2,"pre","http://www.sandervandecruys.be/onlineExp/mooneyTD/img/tt/184tt.jpg","vork",3590]["225",4,2,"pre","http://www.sandervandecruys.be/onlineExp/mooneyTD/img/tt/017tt.jpg","",991]["225",5,2,"pre","http://www.sandervandecruys.be/onlineExp/mooneyTD/img/tt/792tt.jpg","plant",1782]["225",6,2,"pre","http://www.sandervandecruys.be/onlineExp/mooneyTD/img/tt/562tt.jpg","",1153]["225",7,2,"pre","http://www.sandervandecruys.be/onlineExp/mooneyTD/img/tt/738tt.jpg","hand",2333]["225",8,2,"pre","http://www.sandervandecruys.be/onlineExp/mooneyTD/img/tt/595tt.jpg","dolfijn",5685]["225",9,2,"pre","http://www.sandervandecruys.be/onlineExp/mooneyTD/img/tt/573tt.jpg","camion",3797]["225",0,2,"post","http://www.sandervandecruys.be/onlineExp/mooneyTD/img/tt/562tt.jpg","toast",4150]["225",1,2,"post","http://www.sandervandecruys.be/onlineExp/mooneyTD/img/tt/017tt.jpg","ananas",2638]["225",2,2,"post","http://www.sandervandecruys.be/onlineExp/mooneyTD/img/tt/021tt.jpg","katje",9855]["225",3,2,"post","http://www.sandervandecruys.be/onlineExp/mooneyTD/img/tt/643tt.jpg","reiskoffer",2442]["225",4,2,"post","http://www.sandervandecruys.be/onlineExp/mooneyTD/img/tt/573tt.jpg","goederentrein",8501]["225",5,2,"post","http://www.sandervandecruys.be/onlineExp/mooneyTD/img/tt/013tt.jpg","leeuw",5261]["225",6,2,"post","http://www.sandervandecruys.be/onlineExp/mooneyTD/img/tt/738tt.jpg","paprika",1794]["225",7,2,"post","http://www.sandervandecruys.be/onlineExp/mooneyTD/img/tt/792tt.jpg","plant en ananas",5661]["225",8,2,"post","http://www.sandervandecruys.be/onlineExp/mooneyTD/img/tt/595tt.jpg","walvis",6300]["225",9,2,"post","http://www.sandervandecruys.be/onlineExp/mooneyTD/img/tt/184tt.jpg","vorken",1915]["225",0,3,"pre","http://www.sandervandecruys.be/onlineExp/mooneyTD/img/tt/608tt.jpg","",2009]["225",1,3,"pre","http://www.sandervandecruys.be/onlineExp/mooneyTD/img/tt/006tt.jpg","plant",5034]["225",2,3,"pre","http://www.sandervandecruys.be/onlineExp/mooneyTD/img/tt/872tt.jpg","",1113]["225",3,3,"pre","http://www.sandervandecruys.be/onlineExp/mooneyTD/img/tt/192tt.jpg","oog",3139]["225",4,3,"pre","http://www.sandervandecruys.be/onlineExp/mooneyTD/img/tt/039tt.jpg","tanden",2273]["225",5,3,"pre","http://www.sandervandecruys.be/onlineExp/mooneyTD/img/tt/001tt.jpg","trein",3641]["225",6,3,"pre","http://www.sandervandecruys.be/onlineExp/mooneyTD/img/tt/745tt.jpg","piano",1555]["225",7,3,"pre","http://www.sandervandecruys.be/onlineExp/mooneyTD/img/tt/609tt.jpg","leeuw",3865]["225",8,3,"pre","http://www.sandervandecruys.be/onlineExp/mooneyTD/img/tt/874tt.jpg","kompas",4266]["225",9,3,"pre","http://www.sandervandecruys.be/onlineExp/mooneyTD/img/tt/015tt.jpg","beer",1429]["225",0,3,"post","http://www.sandervandecruys.be/onlineExp/mooneyTD/img/tt/874tt.jpg","gasbrander",3693]["225",1,3,"post","http://www.sandervandecruys.be/onlineExp/mooneyTD/img/tt/006tt.jpg","mens",2843]["225",2,3,"post","http://www.sandervandecruys.be/onlineExp/mooneyTD/img/tt/608tt.jpg","mesn",1838]["225",3,3,"post","http://www.sandervandecruys.be/onlineExp/mooneyTD/img/tt/192tt.jpg","kat",4219]["225",4,3,"post","http://www.sandervandecruys.be/onlineExp/mooneyTD/img/tt/015tt.jpg","leeuw",2693]["225",5,3,"post","http://www.sandervandecruys.be/onlineExp/mooneyTD/img/tt/872tt.jpg","leeuw",1304]["225",6,3,"post","http://www.sandervandecruys.be/onlineExp/mooneyTD/img/tt/039tt.jpg","bloem",3017]["225",7,3,"post","http://www.sandervandecruys.be/onlineExp/mooneyTD/img/tt/609tt.jpg","leeuw",1666]["225",8,3,"post","http://www.sandervandecruys.be/onlineExp/mooneyTD/img/tt/001tt.jpg","moto en gebouw",5676]["225",9,3,"post","http://www.sandervandecruys.be/onlineExp/mooneyTD/img/tt/745tt.jpg","piano",1370]["225",0,4,"pre","http://www.sandervandecruys.be/onlineExp/mooneyTD/img/tt/018tt.jpg","bloem",2712]["225",1,4,"pre","http://www.sandervandecruys.be/onlineExp/mooneyTD/img/tt/871tt.jpg","strand",6776]["225",2,4,"pre","http://www.sandervandecruys.be/onlineExp/mooneyTD/img/tt/812tt.jpg","paardruiter",5895]["225",3,4,"pre","http://www.sandervandecruys.be/onlineExp/mooneyTD/img/tt/873tt.jpg","olifant",2172]["225",4,4,"pre","http://www.sandervandecruys.be/onlineExp/mooneyTD/img/tt/661tt.jpg","grote vogel",8849]["225",5,4,"pre","http://www.sandervandecruys.be/onlineExp/mooneyTD/img/tt/007tt.jpg","pianoconcert",4961]["225",6,4,"pre","http://www.sandervandecruys.be/onlineExp/mooneyTD/img/tt/005tt.jpg","O",3150]["225",7,4,"pre","http://www.sandervandecruys.be/onlineExp/mooneyTD/img/tt/683tt.jpg","koala",2701]["225",8,4,"pre","http://www.sandervandecruys.be/onlineExp/mooneyTD/img/tt/623tt.jpg","olifant",2976]["225",9,4,"pre","http://www.sandervandecruys.be/onlineExp/mooneyTD/img/tt/404tt.jpg","bloem",1642]["225",0,4,"post","http://www.sandervandecruys.be/onlineExp/mooneyTD/img/tt/873tt.jpg","olifan",1637]["225",1,4,"post","http://www.sandervandecruys.be/onlineExp/mooneyTD/img/tt/661tt.jpg","grote vogel",10925]["225",2,4,"post","http://www.sandervandecruys.be/onlineExp/mooneyTD/img/tt/683tt.jpg","koala",1314]["225",3,4,"post","http://www.sandervandecruys.be/onlineExp/mooneyTD/img/tt/871tt.jpg","boer in akker",4417]["225",4,4,"post","http://www.sandervandecruys.be/onlineExp/mooneyTD/img/tt/623tt.jpg","olifant doet kunstje",7664]["225",5,4,"post","http://www.sandervandecruys.be/onlineExp/mooneyTD/img/tt/018tt.jpg","bloem",994]["225",6,4,"post","http://www.sandervandecruys.be/onlineExp/mooneyTD/img/tt/005tt.jpg","wc ^pt",3737]["225",7,4,"post","http://www.sandervandecruys.be/onlineExp/mooneyTD/img/tt/812tt.jpg","kever",4775]["225",8,4,"post","http://www.sandervandecruys.be/onlineExp/mooneyTD/img/tt/404tt.jpg","bloem",1119]["225",9,4,"post","http://www.sandervandecruys.be/onlineExp/mooneyTD/img/tt/007tt.jpg","pianoconcert",7384]["225",0,5,"pre","http://www.sandervandecruys.be/onlineExp/mooneyTD/img/tt/676tt.jpg","",3655]["225",1,5,"pre","http://www.sandervandecruys.be/onlineExp/mooneyTD/img/tt/721tt.jpg","sinaasappel",5106]["225",2,5,"pre","http://www.sandervandecruys.be/onlineExp/mooneyTD/img/tt/025tt.jpg","konijn",2179]["225",3,5,"pre","http://www.sandervandecruys.be/onlineExp/mooneyTD/img/tt/858tt.jpg","jager in de jungle",4872]["225",4,5,"pre","http://www.sandervandecruys.be/onlineExp/mooneyTD/img/tt/533tt.jpg","beer",2707]["225",5,5,"pre","http://www.sandervandecruys.be/onlineExp/mooneyTD/img/tt/560tt.jpg","aardbei",2805]["225",6,5,"pre","http://www.sandervandecruys.be/onlineExp/mooneyTD/img/tt/030tt.jpg","tomaat",2763]["225",7,5,"pre","http://www.sandervandecruys.be/onlineExp/mooneyTD/img/tt/045tt.jpg","kikker",2718]["225",8,5,"pre","http://www.sandervandecruys.be/onlineExp/mooneyTD/img/tt/556tt.jpg","dvd",4162]["225",9,5,"pre","http://www.sandervandecruys.be/onlineExp/mooneyTD/img/tt/729tt.jpg","kat",1867]["225",0,5,"post","http://www.sandervandecruys.be/onlineExp/mooneyTD/img/tt/556tt.jpg","horloge",4130]["225",1,5,"post","http://www.sandervandecruys.be/onlineExp/mooneyTD/img/tt/025tt.jpg","konijn",2906]["225",2,5,"post","http://www.sandervandecruys.be/onlineExp/mooneyTD/img/tt/729tt.jpg","uilen",1970]["225",3,5,"post","http://www.sandervandecruys.be/onlineExp/mooneyTD/img/tt/045tt.jpg","kameleon",2737]["225",4,5,"post","http://www.sandervandecruys.be/onlineExp/mooneyTD/img/tt/560tt.jpg","paddestoel en kikker",5173]["225",5,5,"post","http://www.sandervandecruys.be/onlineExp/mooneyTD/img/tt/533tt.jpg","skier",2551]["225",6,5,"post","http://www.sandervandecruys.be/onlineExp/mooneyTD/img/tt/721tt.jpg","sinaasappel",4326]["225",7,5,"post","http://www.sandervandecruys.be/onlineExp/mooneyTD/img/tt/858tt.jpg","skier",1346]["225",8,5,"post","http://www.sandervandecruys.be/onlineExp/mooneyTD/img/tt/676tt.jpg","huis met boom",3363]["225",9,5,"post","http://www.sandervandecruys.be/onlineExp/mooneyTD/img/tt/030tt.jpg","sinaasappel",4951]</text:p>
          </table:table-cell>
          <table:table-cell table:number-columns-repeated="253"/>
        </table:table-row>
        <table:table-row table:style-name="ro1">
          <table:table-cell office:value-type="date" office:date-value="2016-05-28T16:01:26" calcext:value-type="date">
            <text:p>5/28/2016 16:01:2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["226",0,0,"pre","http://www.sandervandecruys.be/onlineExp/mooneyTD/img/tt/823tt.jpg","?",8770]["226",1,0,"pre","http://www.sandervandecruys.be/onlineExp/mooneyTD/img/tt/573tt.jpg","gebouw",5868]["226",2,0,"pre","http://www.sandervandecruys.be/onlineExp/mooneyTD/img/tt/864tt.jpg","paraplu",5727]["226",3,0,"pre","http://www.sandervandecruys.be/onlineExp/mooneyTD/img/tt/273tt.jpg","tijger",6783]["226",4,0,"pre","http://www.sandervandecruys.be/onlineExp/mooneyTD/img/tt/859tt.jpg","strand",3646]["226",5,0,"pre","http://www.sandervandecruys.be/onlineExp/mooneyTD/img/tt/729tt.jpg","eekhoorn",3916]["226",6,0,"pre","http://www.sandervandecruys.be/onlineExp/mooneyTD/img/tt/127tt.jpg","auto",3041]["226",7,0,"pre","http://www.sandervandecruys.be/onlineExp/mooneyTD/img/tt/872tt.jpg","vlinder",3313]["226",8,0,"pre","http://www.sandervandecruys.be/onlineExp/mooneyTD/img/tt/593tt.jpg","mensen",5073]["226",9,0,"pre","http://www.sandervandecruys.be/onlineExp/mooneyTD/img/tt/721tt.jpg","appelsien",9073]["226",0,0,"post","http://www.sandervandecruys.be/onlineExp/mooneyTD/img/tt/872tt.jpg","vlinder",2885]["226",1,0,"post","http://www.sandervandecruys.be/onlineExp/mooneyTD/img/tt/273tt.jpg","hagedis",9230]["226",2,0,"post","http://www.sandervandecruys.be/onlineExp/mooneyTD/img/tt/729tt.jpg","uil",3048]["226",3,0,"post","http://www.sandervandecruys.be/onlineExp/mooneyTD/img/tt/823tt.jpg","koala",3524]["226",4,0,"post","http://www.sandervandecruys.be/onlineExp/mooneyTD/img/tt/859tt.jpg","kanggeroe",4316]["226",5,0,"post","http://www.sandervandecruys.be/onlineExp/mooneyTD/img/tt/593tt.jpg","meneer",9720]["226",6,0,"post","http://www.sandervandecruys.be/onlineExp/mooneyTD/img/tt/864tt.jpg","paraplu",3215]["226",7,0,"post","http://www.sandervandecruys.be/onlineExp/mooneyTD/img/tt/573tt.jpg","trein",5167]["226",8,0,"post","http://www.sandervandecruys.be/onlineExp/mooneyTD/img/tt/721tt.jpg","sinaasappel",10033]["226",9,0,"post","http://www.sandervandecruys.be/onlineExp/mooneyTD/img/tt/127tt.jpg","huisje",3392]["226",0,1,"pre","http://www.sandervandecruys.be/onlineExp/mooneyTD/img/tt/533tt.jpg","mensen",7046]["226",1,1,"pre","http://www.sandervandecruys.be/onlineExp/mooneyTD/img/tt/148tt.jpg","hond",3561]["226",2,1,"pre","http://www.sandervandecruys.be/onlineExp/mooneyTD/img/tt/013tt.jpg","motorhelm",7905]["226",3,1,"pre","http://www.sandervandecruys.be/onlineExp/mooneyTD/img/tt/576tt.jpg","bromer",3017]["226",4,1,"pre","http://www.sandervandecruys.be/onlineExp/mooneyTD/img/tt/429tt.jpg","vogel",3956]["226",5,1,"pre","http://www.sandervandecruys.be/onlineExp/mooneyTD/img/tt/184tt.jpg","specht",2743]["226",6,1,"pre","http://www.sandervandecruys.be/onlineExp/mooneyTD/img/tt/556tt.jpg","muis",4571]["226",7,1,"pre","http://www.sandervandecruys.be/onlineExp/mooneyTD/img/tt/661tt.jpg","pauw",7149]["226",8,1,"pre","http://www.sandervandecruys.be/onlineExp/mooneyTD/img/tt/595tt.jpg","dolfijn",4291]["226",9,1,"pre","http://www.sandervandecruys.be/onlineExp/mooneyTD/img/tt/792tt.jpg","anannas",5406]["226",0,1,"post","http://www.sandervandecruys.be/onlineExp/mooneyTD/img/tt/792tt.jpg","annanas",2891]["226",1,1,"post","http://www.sandervandecruys.be/onlineExp/mooneyTD/img/tt/576tt.jpg","?",6609]["226",2,1,"post","http://www.sandervandecruys.be/onlineExp/mooneyTD/img/tt/148tt.jpg","kikker",2218]["226",3,1,"post","http://www.sandervandecruys.be/onlineExp/mooneyTD/img/tt/556tt.jpg","tijger",4479]["226",4,1,"post","http://www.sandervandecruys.be/onlineExp/mooneyTD/img/tt/184tt.jpg","vork",2304]["226",5,1,"post","http://www.sandervandecruys.be/onlineExp/mooneyTD/img/tt/595tt.jpg","walvis",3625]["226",6,1,"post","http://www.sandervandecruys.be/onlineExp/mooneyTD/img/tt/661tt.jpg","eend",1732]["226",7,1,"post","http://www.sandervandecruys.be/onlineExp/mooneyTD/img/tt/533tt.jpg","vlinder",3997]["226",8,1,"post","http://www.sandervandecruys.be/onlineExp/mooneyTD/img/tt/429tt.jpg","vogel",4018]["226",9,1,"post","http://www.sandervandecruys.be/onlineExp/mooneyTD/img/tt/013tt.jpg","tijger",2150]["226",0,2,"pre","http://www.sandervandecruys.be/onlineExp/mooneyTD/img/tt/015tt.jpg","aap",6336]["226",1,2,"pre","http://www.sandervandecruys.be/onlineExp/mooneyTD/img/tt/643tt.jpg","koffer",3247]["226",2,2,"pre","http://www.sandervandecruys.be/onlineExp/mooneyTD/img/tt/001tt.jpg","fiets",2128]["226",3,2,"pre","http://www.sandervandecruys.be/onlineExp/mooneyTD/img/tt/728tt.jpg","vogel",3652]["226",4,2,"pre","http://www.sandervandecruys.be/onlineExp/mooneyTD/img/tt/062tt.jpg","panda",2591]["226",5,2,"pre","http://www.sandervandecruys.be/onlineExp/mooneyTD/img/tt/863tt.jpg","wiel",4047]["226",6,2,"pre","http://www.sandervandecruys.be/onlineExp/mooneyTD/img/tt/003tt.jpg","slang",2052]["226",7,2,"pre","http://www.sandervandecruys.be/onlineExp/mooneyTD/img/tt/873tt.jpg","olifant",3334]["226",8,2,"pre","http://www.sandervandecruys.be/onlineExp/mooneyTD/img/tt/871tt.jpg","boerderij",6650]["226",9,2,"pre","http://www.sandervandecruys.be/onlineExp/mooneyTD/img/tt/006tt.jpg","paddenstoel",4962]["226",0,2,"post","http://www.sandervandecruys.be/onlineExp/mooneyTD/img/tt/015tt.jpg","leeuw",2725]["226",1,2,"post","http://www.sandervandecruys.be/onlineExp/mooneyTD/img/tt/001tt.jpg","bromer",2281]["226",2,2,"post","http://www.sandervandecruys.be/onlineExp/mooneyTD/img/tt/728tt.jpg","vogel",2705]["226",3,2,"post","http://www.sandervandecruys.be/onlineExp/mooneyTD/img/tt/871tt.jpg","boerderij",3380]["226",4,2,"post","http://www.sandervandecruys.be/onlineExp/mooneyTD/img/tt/643tt.jpg","koffer",2216]["226",5,2,"post","http://www.sandervandecruys.be/onlineExp/mooneyTD/img/tt/006tt.jpg","kwal",3551]["226",6,2,"post","http://www.sandervandecruys.be/onlineExp/mooneyTD/img/tt/863tt.jpg","stoel",2968]["226",7,2,"post","http://www.sandervandecruys.be/onlineExp/mooneyTD/img/tt/873tt.jpg","olifant",2881]["226",8,2,"post","http://www.sandervandecruys.be/onlineExp/mooneyTD/img/tt/062tt.jpg","hond",3097]["226",9,2,"post","http://www.sandervandecruys.be/onlineExp/mooneyTD/img/tt/003tt.jpg","slang",1670]["226",0,3,"pre","http://www.sandervandecruys.be/onlineExp/mooneyTD/img/tt/045tt.jpg","slang",2751]["226",1,3,"pre","http://www.sandervandecruys.be/onlineExp/mooneyTD/img/tt/874tt.jpg","compass",3346]["226",2,3,"pre","http://www.sandervandecruys.be/onlineExp/mooneyTD/img/tt/025tt.jpg","konijn",2885]["226",3,3,"pre","http://www.sandervandecruys.be/onlineExp/mooneyTD/img/tt/039tt.jpg",",",2493]["226",4,3,"pre","http://www.sandervandecruys.be/onlineExp/mooneyTD/img/tt/558tt.jpg","slang",2187]["226",5,3,"pre","http://www.sandervandecruys.be/onlineExp/mooneyTD/img/tt/007tt.jpg","meetlat",4128]["226",6,3,"pre","http://www.sandervandecruys.be/onlineExp/mooneyTD/img/tt/623tt.jpg","flaminggo",5336]["226",7,3,"pre","http://www.sandervandecruys.be/onlineExp/mooneyTD/img/tt/745tt.jpg","zaag",3198]["226",8,3,"pre","http://www.sandervandecruys.be/onlineExp/mooneyTD/img/tt/192tt.jpg","vogel",3214]["226",9,3,"pre","http://www.sandervandecruys.be/onlineExp/mooneyTD/img/tt/018tt.jpg","roos",1742]["226",0,3,"post","http://www.sandervandecruys.be/onlineExp/mooneyTD/img/tt/874tt.jpg","fornuis",11938]["226",1,3,"post","http://www.sandervandecruys.be/onlineExp/mooneyTD/img/tt/007tt.jpg","piano",3022]["226",2,3,"post","http://www.sandervandecruys.be/onlineExp/mooneyTD/img/tt/025tt.jpg","konijn",1883]["226",3,3,"post","http://www.sandervandecruys.be/onlineExp/mooneyTD/img/tt/192tt.jpg","kat",2392]["226",4,3,"post","http://www.sandervandecruys.be/onlineExp/mooneyTD/img/tt/623tt.jpg","olifant",2627]["226",5,3,"post","http://www.sandervandecruys.be/onlineExp/mooneyTD/img/tt/745tt.jpg","piano",4357]["226",6,3,"post","http://www.sandervandecruys.be/onlineExp/mooneyTD/img/tt/045tt.jpg","hagedis",2833]["226",7,3,"post","http://www.sandervandecruys.be/onlineExp/mooneyTD/img/tt/558tt.jpg","hagedis",3849]["226",8,3,"post","http://www.sandervandecruys.be/onlineExp/mooneyTD/img/tt/039tt.jpg","roos",5305]["226",9,3,"post","http://www.sandervandecruys.be/onlineExp/mooneyTD/img/tt/018tt.jpg","roos",815]["226",0,4,"pre","http://www.sandervandecruys.be/onlineExp/mooneyTD/img/tt/683tt.jpg","koala",3092]["226",1,4,"pre","http://www.sandervandecruys.be/onlineExp/mooneyTD/img/tt/560tt.jpg","berg",5601]["226",2,4,"pre","http://www.sandervandecruys.be/onlineExp/mooneyTD/img/tt/030tt.jpg","mandarijn",3886]["226",3,4,"pre","http://www.sandervandecruys.be/onlineExp/mooneyTD/img/tt/655tt.jpg","koe",1583]["226",4,4,"pre","http://www.sandervandecruys.be/onlineExp/mooneyTD/img/tt/853tt.jpg","pistool",3333]["226",5,4,"pre","http://www.sandervandecruys.be/onlineExp/mooneyTD/img/tt/812tt.jpg","insect",2537]["226",6,4,"pre","http://www.sandervandecruys.be/onlineExp/mooneyTD/img/tt/738tt.jpg","hand",3559]["226",7,4,"pre","http://www.sandervandecruys.be/onlineExp/mooneyTD/img/tt/691tt.jpg","tijger",3424]["226",8,4,"pre","http://www.sandervandecruys.be/onlineExp/mooneyTD/img/tt/608tt.jpg","afalzak",5237]["226",9,4,"pre","http://www.sandervandecruys.be/onlineExp/mooneyTD/img/tt/021tt.jpg","vogel",2697]["226",0,4,"post","http://www.sandervandecruys.be/onlineExp/mooneyTD/img/tt/030tt.jpg","mandarijn",2569]["226",1,4,"post","http://www.sandervandecruys.be/onlineExp/mooneyTD/img/tt/812tt.jpg","insect",2521]["226",2,4,"post","http://www.sandervandecruys.be/onlineExp/mooneyTD/img/tt/608tt.jpg","armemensen",4215]["226",3,4,"post","http://www.sandervandecruys.be/onlineExp/mooneyTD/img/tt/021tt.jpg","kat",1697]["226",4,4,"post","http://www.sandervandecruys.be/onlineExp/mooneyTD/img/tt/853tt.jpg","fluitje",2746]["226",5,4,"post","http://www.sandervandecruys.be/onlineExp/mooneyTD/img/tt/655tt.jpg","paard",1886]["226",6,4,"post","http://www.sandervandecruys.be/onlineExp/mooneyTD/img/tt/560tt.jpg","paddenstoel",4444]["226",7,4,"post","http://www.sandervandecruys.be/onlineExp/mooneyTD/img/tt/738tt.jpg","paprika",2811]["226",8,4,"post","http://www.sandervandecruys.be/onlineExp/mooneyTD/img/tt/691tt.jpg","tijger",2450]["226",9,4,"post","http://www.sandervandecruys.be/onlineExp/mooneyTD/img/tt/683tt.jpg","koala",1981]["226",0,5,"pre","http://www.sandervandecruys.be/onlineExp/mooneyTD/img/tt/404tt.jpg","koe",3706]["226",1,5,"pre","http://www.sandervandecruys.be/onlineExp/mooneyTD/img/tt/400tt.jpg","schaar",2984]["226",2,5,"pre","http://www.sandervandecruys.be/onlineExp/mooneyTD/img/tt/005tt.jpg","toilet",5089]["226",3,5,"pre","http://www.sandervandecruys.be/onlineExp/mooneyTD/img/tt/858tt.jpg","vissers",4193]["226",4,5,"pre","http://www.sandervandecruys.be/onlineExp/mooneyTD/img/tt/559tt.jpg","kikker",2282]["226",5,5,"pre","http://www.sandervandecruys.be/onlineExp/mooneyTD/img/tt/676tt.jpg","huisje",2962]["226",6,5,"pre","http://www.sandervandecruys.be/onlineExp/mooneyTD/img/tt/292tt.jpg","muis",3292]["226",7,5,"pre","http://www.sandervandecruys.be/onlineExp/mooneyTD/img/tt/562tt.jpg","tooster",5038]["226",8,5,"pre","http://www.sandervandecruys.be/onlineExp/mooneyTD/img/tt/017tt.jpg","bloem",4109]["226",9,5,"pre","http://www.sandervandecruys.be/onlineExp/mooneyTD/img/tt/609tt.jpg","rijger",2595]["226",0,5,"post","http://www.sandervandecruys.be/onlineExp/mooneyTD/img/tt/400tt.jpg","tang",1646]["226",1,5,"post","http://www.sandervandecruys.be/onlineExp/mooneyTD/img/tt/017tt.jpg","anannas",7254]["226",2,5,"post","http://www.sandervandecruys.be/onlineExp/mooneyTD/img/tt/404tt.jpg","?",5149]["226",3,5,"post","http://www.sandervandecruys.be/onlineExp/mooneyTD/img/tt/005tt.jpg","toilet",2063]["226",4,5,"post","http://www.sandervandecruys.be/onlineExp/mooneyTD/img/tt/858tt.jpg","skieer",6801]["226",5,5,"post","http://www.sandervandecruys.be/onlineExp/mooneyTD/img/tt/292tt.jpg","eekhoorn",2605]["226",6,5,"post","http://www.sandervandecruys.be/onlineExp/mooneyTD/img/tt/559tt.jpg","pad",1789]["226",7,5,"post","http://www.sandervandecruys.be/onlineExp/mooneyTD/img/tt/676tt.jpg","huis",1450]["226",8,5,"post","http://www.sandervandecruys.be/onlineExp/mooneyTD/img/tt/609tt.jpg","tijger",2812]["226",9,5,"post","http://www.sandervandecruys.be/onlineExp/mooneyTD/img/tt/562tt.jpg","tooster",3346]</text:p>
          </table:table-cell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2P0"/>
    </number:currency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02:25:52.407094375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rmulierreacties_20_1" style:display-name="PageStyle_Formulierreacti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5T02:26:22.040445085</dc:date>
    <meta:editing-duration>PT1M47S</meta:editing-duration>
    <meta:editing-cycles>2</meta:editing-cycles>
    <meta:generator>LibreOffice/5.1.3.2$Linux_X86_64 LibreOffice_project/10m0$Build-2</meta:generator>
    <meta:document-statistic meta:table-count="1" meta:cell-count="240" meta:object-count="0"/>
  </office:meta>
</office:document-meta>
</file>